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45in"/>
    </style:style>
    <style:style style:name="co2" style:family="table-column">
      <style:table-column-properties fo:break-before="auto" style:column-width="0.8516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8165in"/>
    </style:style>
    <style:style style:name="co5" style:family="table-column">
      <style:table-column-properties fo:break-before="auto" style:column-width="0.99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>
        <table:iteration table:status="enable" table:steps="1" table:maximum-difference="100"/>
      </table:calculation-settings>
      <table:table table:name="Sheet1" table:style-name="ta1">
        <table:shapes>
          <draw:frame draw:z-index="0" draw:style-name="gr1" draw:text-style-name="P1" svg:width="6.3016in" svg:height="3.5469in" svg:x="5.0028in" svg:y="0.4421in">
            <draw:object draw:notify-on-update-of-ranges="Sheet1.B2:Sheet1.B102 Sheet1.C2:Sheet1.C102 Sheet1.B103:Sheet1.B203 Sheet1.C103:Sheet1.C203 Sheet1.B204:Sheet1.B304 Sheet1.C204:Sheet1.C304 Sheet1.B305:Sheet1.B405 Sheet1.C305:Sheet1.C405 Sheet1.B406:Sheet1.B506 Sheet1.C406:Sheet1.C506 Sheet1.B507:Sheet1.B607 Sheet1.C507:Sheet1.C607 Sheet1.B608:Sheet1.B708 Sheet1.C608:Sheet1.C708 Sheet1.B709:Sheet1.B809 Sheet1.C709:Sheet1.C809 Sheet1.B810:Sheet1.B910 Sheet1.C810:Sheet1.C910 Sheet1.B911:Sheet1.B1011 Sheet1.C911:Sheet1.C1011 Sheet1.B1012:Sheet1.B1112 Sheet1.C1012:Sheet1.C1112 Sheet1.B1113:Sheet1.B1213 Sheet1.C1113:Sheet1.C1213 Sheet1.B1214:Sheet1.B1314 Sheet1.C1214:Sheet1.C1314 Sheet1.B1315:Sheet1.B1415 Sheet1.C1315:Sheet1.C1415 Sheet1.B1416:Sheet1.B1516 Sheet1.C1416:Sheet1.C15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16in" svg:height="3.5469in" svg:x="4.872in" svg:y="4.3165in">
            <draw:object draw:notify-on-update-of-ranges="Sheet1.B2:Sheet1.B102 Sheet1.D2:Sheet1.D102 Sheet1.B103:Sheet1.B203 Sheet1.D103:Sheet1.D203 Sheet1.B204:Sheet1.B304 Sheet1.D204:Sheet1.D304 Sheet1.B305:Sheet1.B405 Sheet1.D305:Sheet1.D405 Sheet1.B406:Sheet1.B506 Sheet1.D406:Sheet1.D506 Sheet1.B507:Sheet1.B607 Sheet1.D507:Sheet1.D607 Sheet1.B608:Sheet1.B708 Sheet1.D608:Sheet1.D708 Sheet1.B709:Sheet1.B809 Sheet1.D709:Sheet1.D809 Sheet1.B810:Sheet1.B910 Sheet1.D810:Sheet1.D910 Sheet1.B911:Sheet1.B1011 Sheet1.D911:Sheet1.D1011 Sheet1.B1012:Sheet1.B1112 Sheet1.D1012:Sheet1.D1112 Sheet1.B1113:Sheet1.B1213 Sheet1.D1113:Sheet1.D1213 Sheet1.B1214:Sheet1.B1314 Sheet1.D1214:Sheet1.D1314 Sheet1.B1315:Sheet1.B1415 Sheet1.D1315:Sheet1.D1415 Sheet1.B1416:Sheet1.B1516 Sheet1.D1416:Sheet1.D15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Temperature</text:p>
          </table:table-cell>
          <table:table-cell office:value-type="string">
            <text:p><text:s/>Et</text:p>
          </table:table-cell>
          <table:table-cell office:value-type="string">
            <text:p><text:s/>tn0</text:p>
          </table:table-cell>
          <table:table-cell office:value-type="string">
            <text:p><text:s/>k</text:p>
          </table:table-cell>
          <table:table-cell office:value-type="string">
            <text:p><text:s/>chi2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461313">
            <text:p>0.0461313</text:p>
          </table:table-cell>
          <table:table-cell office:value-type="float" office:value="0.00000000216807">
            <text:p>2.16807E-009</text:p>
          </table:table-cell>
          <table:table-cell office:value-type="float" office:value="17566.6">
            <text:p>17566.6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569086">
            <text:p>0.0569086</text:p>
          </table:table-cell>
          <table:table-cell office:value-type="float" office:value="0.00000000284031">
            <text:p>2.84031E-009</text:p>
          </table:table-cell>
          <table:table-cell office:value-type="float" office:value="13408.7">
            <text:p>13408.7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67686">
            <text:p>0.067686</text:p>
          </table:table-cell>
          <table:table-cell office:value-type="float" office:value="0.00000000372094">
            <text:p>3.72094E-009</text:p>
          </table:table-cell>
          <table:table-cell office:value-type="float" office:value="10235.1">
            <text:p>10235.1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784634">
            <text:p>0.0784634</text:p>
          </table:table-cell>
          <table:table-cell office:value-type="float" office:value="0.00000000487453">
            <text:p>4.87453E-009</text:p>
          </table:table-cell>
          <table:table-cell office:value-type="float" office:value="7812.65">
            <text:p>7812.65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892408">
            <text:p>0.0892408</text:p>
          </table:table-cell>
          <table:table-cell office:value-type="float" office:value="0.0000000063856">
            <text:p>6.3856E-009</text:p>
          </table:table-cell>
          <table:table-cell office:value-type="float" office:value="5963.65">
            <text:p>5963.65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00018">
            <text:p>0.100018</text:p>
          </table:table-cell>
          <table:table-cell office:value-type="float" office:value="0.00000000836482">
            <text:p>8.36482E-009</text:p>
          </table:table-cell>
          <table:table-cell office:value-type="float" office:value="4552.33">
            <text:p>4552.33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10796">
            <text:p>0.110796</text:p>
          </table:table-cell>
          <table:table-cell office:value-type="float" office:value="0.0000000109571">
            <text:p>0.000000011</text:p>
          </table:table-cell>
          <table:table-cell office:value-type="float" office:value="3475.1">
            <text:p>3475.1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21573">
            <text:p>0.121573</text:p>
          </table:table-cell>
          <table:table-cell office:value-type="float" office:value="0.0000000143519">
            <text:p>1.43519E-008</text:p>
          </table:table-cell>
          <table:table-cell office:value-type="float" office:value="2652.86">
            <text:p>2652.86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3235">
            <text:p>0.13235</text:p>
          </table:table-cell>
          <table:table-cell office:value-type="float" office:value="0.0000000187972">
            <text:p>1.87972E-008</text:p>
          </table:table-cell>
          <table:table-cell office:value-type="float" office:value="2025.26">
            <text:p>2025.26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43128">
            <text:p>0.143128</text:p>
          </table:table-cell>
          <table:table-cell office:value-type="float" office:value="0.000000024617">
            <text:p>2.4617E-008</text:p>
          </table:table-cell>
          <table:table-cell office:value-type="float" office:value="1546.21">
            <text:p>1546.21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53905">
            <text:p>0.153905</text:p>
          </table:table-cell>
          <table:table-cell office:value-type="float" office:value="0.000000032235">
            <text:p>3.2235E-008</text:p>
          </table:table-cell>
          <table:table-cell office:value-type="float" office:value="1180.57">
            <text:p>1180.57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64682">
            <text:p>0.164682</text:p>
          </table:table-cell>
          <table:table-cell office:value-type="float" office:value="0.0000000422037">
            <text:p>4.22037E-008</text:p>
          </table:table-cell>
          <table:table-cell office:value-type="float" office:value="901.477">
            <text:p>901.477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7546">
            <text:p>0.17546</text:p>
          </table:table-cell>
          <table:table-cell office:value-type="float" office:value="0.0000000552438">
            <text:p>5.52438E-008</text:p>
          </table:table-cell>
          <table:table-cell office:value-type="float" office:value="688.45">
            <text:p>688.45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86237">
            <text:p>0.186237</text:p>
          </table:table-cell>
          <table:table-cell office:value-type="float" office:value="0.0000000722936">
            <text:p>7.22936E-008</text:p>
          </table:table-cell>
          <table:table-cell office:value-type="float" office:value="525.849">
            <text:p>525.849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97015">
            <text:p>0.197015</text:p>
          </table:table-cell>
          <table:table-cell office:value-type="float" office:value="0.0000000945721">
            <text:p>9.45721E-008</text:p>
          </table:table-cell>
          <table:table-cell office:value-type="float" office:value="401.739">
            <text:p>401.739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07792">
            <text:p>0.207792</text:p>
          </table:table-cell>
          <table:table-cell office:value-type="float" office:value="0.000000123659">
            <text:p>1.23659E-007</text:p>
          </table:table-cell>
          <table:table-cell office:value-type="float" office:value="307.007">
            <text:p>307.007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18569">
            <text:p>0.218569</text:p>
          </table:table-cell>
          <table:table-cell office:value-type="float" office:value="0.000000161595">
            <text:p>1.61595E-007</text:p>
          </table:table-cell>
          <table:table-cell office:value-type="float" office:value="234.699">
            <text:p>234.699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29347">
            <text:p>0.229347</text:p>
          </table:table-cell>
          <table:table-cell office:value-type="float" office:value="0.000000211004">
            <text:p>0.000000211</text:p>
          </table:table-cell>
          <table:table-cell office:value-type="float" office:value="179.508">
            <text:p>179.508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40124">
            <text:p>0.240124</text:p>
          </table:table-cell>
          <table:table-cell office:value-type="float" office:value="0.000000275239">
            <text:p>2.75239E-007</text:p>
          </table:table-cell>
          <table:table-cell office:value-type="float" office:value="137.381">
            <text:p>137.381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50901">
            <text:p>0.250901</text:p>
          </table:table-cell>
          <table:table-cell office:value-type="float" office:value="0.000000358555">
            <text:p>3.58555E-007</text:p>
          </table:table-cell>
          <table:table-cell office:value-type="float" office:value="105.226">
            <text:p>105.226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61679">
            <text:p>0.261679</text:p>
          </table:table-cell>
          <table:table-cell office:value-type="float" office:value="0.00000046629">
            <text:p>4.6629E-007</text:p>
          </table:table-cell>
          <table:table-cell office:value-type="float" office:value="80.6828">
            <text:p>80.6828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72456">
            <text:p>0.272456</text:p>
          </table:table-cell>
          <table:table-cell office:value-type="float" office:value="0.000000605057">
            <text:p>6.05057E-007</text:p>
          </table:table-cell>
          <table:table-cell office:value-type="float" office:value="61.9492">
            <text:p>61.9492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83234">
            <text:p>0.283234</text:p>
          </table:table-cell>
          <table:table-cell office:value-type="float" office:value="0.000000782893">
            <text:p>7.82893E-007</text:p>
          </table:table-cell>
          <table:table-cell office:value-type="float" office:value="47.6501">
            <text:p>47.6501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94011">
            <text:p>0.294011</text:p>
          </table:table-cell>
          <table:table-cell office:value-type="float" office:value="0.00000100933">
            <text:p>1.00933E-006</text:p>
          </table:table-cell>
          <table:table-cell office:value-type="float" office:value="36.7359">
            <text:p>36.7359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04788">
            <text:p>0.304788</text:p>
          </table:table-cell>
          <table:table-cell office:value-type="float" office:value="0.00000129528">
            <text:p>1.29528E-006</text:p>
          </table:table-cell>
          <table:table-cell office:value-type="float" office:value="28.4052">
            <text:p>28.4052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15566">
            <text:p>0.315566</text:p>
          </table:table-cell>
          <table:table-cell office:value-type="float" office:value="0.00000165266">
            <text:p>1.65266E-006</text:p>
          </table:table-cell>
          <table:table-cell office:value-type="float" office:value="22.0464">
            <text:p>22.0464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26343">
            <text:p>0.326343</text:p>
          </table:table-cell>
          <table:table-cell office:value-type="float" office:value="0.00000209355">
            <text:p>2.09355E-006</text:p>
          </table:table-cell>
          <table:table-cell office:value-type="float" office:value="17.1929">
            <text:p>17.1929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3712">
            <text:p>0.33712</text:p>
          </table:table-cell>
          <table:table-cell office:value-type="float" office:value="0.00000262887">
            <text:p>2.62887E-006</text:p>
          </table:table-cell>
          <table:table-cell office:value-type="float" office:value="13.4883">
            <text:p>13.4883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47898">
            <text:p>0.347898</text:p>
          </table:table-cell>
          <table:table-cell office:value-type="float" office:value="0.00000326637">
            <text:p>3.26637E-006</text:p>
          </table:table-cell>
          <table:table-cell office:value-type="float" office:value="10.6606">
            <text:p>10.6606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58675">
            <text:p>0.358675</text:p>
          </table:table-cell>
          <table:table-cell office:value-type="float" office:value="0.00000400828">
            <text:p>4.00828E-006</text:p>
          </table:table-cell>
          <table:table-cell office:value-type="float" office:value="8.50228">
            <text:p>8.50228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69453">
            <text:p>0.369453</text:p>
          </table:table-cell>
          <table:table-cell office:value-type="float" office:value="0.00000484895">
            <text:p>0.000004849</text:p>
          </table:table-cell>
          <table:table-cell office:value-type="float" office:value="6.85485">
            <text:p>6.85485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8023">
            <text:p>0.38023</text:p>
          </table:table-cell>
          <table:table-cell office:value-type="float" office:value="0.00000577316">
            <text:p>5.77316E-006</text:p>
          </table:table-cell>
          <table:table-cell office:value-type="float" office:value="5.5974">
            <text:p>5.5974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91007">
            <text:p>0.391007</text:p>
          </table:table-cell>
          <table:table-cell office:value-type="float" office:value="0.00000675604">
            <text:p>0.000006756</text:p>
          </table:table-cell>
          <table:table-cell office:value-type="float" office:value="4.6376">
            <text:p>4.6376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01785">
            <text:p>0.401785</text:p>
          </table:table-cell>
          <table:table-cell office:value-type="float" office:value="0.00000776511">
            <text:p>7.76511E-006</text:p>
          </table:table-cell>
          <table:table-cell office:value-type="float" office:value="3.905">
            <text:p>3.905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12562">
            <text:p>0.412562</text:p>
          </table:table-cell>
          <table:table-cell office:value-type="float" office:value="0.00000876426">
            <text:p>8.76426E-006</text:p>
          </table:table-cell>
          <table:table-cell office:value-type="float" office:value="3.34581">
            <text:p>3.34581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23339">
            <text:p>0.423339</text:p>
          </table:table-cell>
          <table:table-cell office:value-type="float" office:value="0.00000971877">
            <text:p>9.71877E-006</text:p>
          </table:table-cell>
          <table:table-cell office:value-type="float" office:value="2.919">
            <text:p>2.919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34117">
            <text:p>0.434117</text:p>
          </table:table-cell>
          <table:table-cell office:value-type="float" office:value="0.0000105999">
            <text:p>1.05999E-005</text:p>
          </table:table-cell>
          <table:table-cell office:value-type="float" office:value="2.59321">
            <text:p>2.59321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44894">
            <text:p>0.444894</text:p>
          </table:table-cell>
          <table:table-cell office:value-type="float" office:value="0.000011388">
            <text:p>0.000011388</text:p>
          </table:table-cell>
          <table:table-cell office:value-type="float" office:value="2.34455">
            <text:p>2.34455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55672">
            <text:p>0.455672</text:p>
          </table:table-cell>
          <table:table-cell office:value-type="float" office:value="0.0000120732">
            <text:p>1.20732E-005</text:p>
          </table:table-cell>
          <table:table-cell office:value-type="float" office:value="2.15474">
            <text:p>2.15474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66449">
            <text:p>0.466449</text:p>
          </table:table-cell>
          <table:table-cell office:value-type="float" office:value="0.0000126543">
            <text:p>1.26543E-005</text:p>
          </table:table-cell>
          <table:table-cell office:value-type="float" office:value="2.00987">
            <text:p>2.00987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77226">
            <text:p>0.477226</text:p>
          </table:table-cell>
          <table:table-cell office:value-type="float" office:value="0.000013137">
            <text:p>0.000013137</text:p>
          </table:table-cell>
          <table:table-cell office:value-type="float" office:value="1.89929">
            <text:p>1.89929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88004">
            <text:p>0.488004</text:p>
          </table:table-cell>
          <table:table-cell office:value-type="float" office:value="0.0000135309">
            <text:p>1.35309E-005</text:p>
          </table:table-cell>
          <table:table-cell office:value-type="float" office:value="1.81489">
            <text:p>1.81489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98781">
            <text:p>0.498781</text:p>
          </table:table-cell>
          <table:table-cell office:value-type="float" office:value="0.0000138478">
            <text:p>1.38478E-005</text:p>
          </table:table-cell>
          <table:table-cell office:value-type="float" office:value="1.75046">
            <text:p>1.75046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09558">
            <text:p>0.509558</text:p>
          </table:table-cell>
          <table:table-cell office:value-type="float" office:value="0.0000140999">
            <text:p>1.40999E-005</text:p>
          </table:table-cell>
          <table:table-cell office:value-type="float" office:value="1.70129">
            <text:p>1.70129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20336">
            <text:p>0.520336</text:p>
          </table:table-cell>
          <table:table-cell office:value-type="float" office:value="0.0000142985">
            <text:p>1.42985E-005</text:p>
          </table:table-cell>
          <table:table-cell office:value-type="float" office:value="1.66376">
            <text:p>1.66376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31113">
            <text:p>0.531113</text:p>
          </table:table-cell>
          <table:table-cell office:value-type="float" office:value="0.000014454">
            <text:p>0.000014454</text:p>
          </table:table-cell>
          <table:table-cell office:value-type="float" office:value="1.63511">
            <text:p>1.63511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41891">
            <text:p>0.541891</text:p>
          </table:table-cell>
          <table:table-cell office:value-type="float" office:value="0.0000145749">
            <text:p>1.45749E-005</text:p>
          </table:table-cell>
          <table:table-cell office:value-type="float" office:value="1.61325">
            <text:p>1.61325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52668">
            <text:p>0.552668</text:p>
          </table:table-cell>
          <table:table-cell office:value-type="float" office:value="0.0000146686">
            <text:p>1.46686E-005</text:p>
          </table:table-cell>
          <table:table-cell office:value-type="float" office:value="1.59656">
            <text:p>1.59656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63445">
            <text:p>0.563445</text:p>
          </table:table-cell>
          <table:table-cell office:value-type="float" office:value="0.0000147409">
            <text:p>1.47409E-005</text:p>
          </table:table-cell>
          <table:table-cell office:value-type="float" office:value="1.58383">
            <text:p>1.58383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74223">
            <text:p>0.574223</text:p>
          </table:table-cell>
          <table:table-cell office:value-type="float" office:value="0.0000147965">
            <text:p>1.47965E-005</text:p>
          </table:table-cell>
          <table:table-cell office:value-type="float" office:value="1.57411">
            <text:p>1.57411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85">
            <text:p>0.585</text:p>
          </table:table-cell>
          <table:table-cell office:value-type="float" office:value="0.0000148392">
            <text:p>1.48392E-005</text:p>
          </table:table-cell>
          <table:table-cell office:value-type="float" office:value="1.5667">
            <text:p>1.5667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95777">
            <text:p>0.595777</text:p>
          </table:table-cell>
          <table:table-cell office:value-type="float" office:value="0.000014872">
            <text:p>0.000014872</text:p>
          </table:table-cell>
          <table:table-cell office:value-type="float" office:value="1.56104">
            <text:p>1.56104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06555">
            <text:p>0.606555</text:p>
          </table:table-cell>
          <table:table-cell office:value-type="float" office:value="0.000014897">
            <text:p>0.000014897</text:p>
          </table:table-cell>
          <table:table-cell office:value-type="float" office:value="1.55674">
            <text:p>1.55674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17332">
            <text:p>0.617332</text:p>
          </table:table-cell>
          <table:table-cell office:value-type="float" office:value="0.0000149162">
            <text:p>1.49162E-005</text:p>
          </table:table-cell>
          <table:table-cell office:value-type="float" office:value="1.55346">
            <text:p>1.55346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28109">
            <text:p>0.628109</text:p>
          </table:table-cell>
          <table:table-cell office:value-type="float" office:value="0.0000149307">
            <text:p>1.49307E-005</text:p>
          </table:table-cell>
          <table:table-cell office:value-type="float" office:value="1.55097">
            <text:p>1.55097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38887">
            <text:p>0.638887</text:p>
          </table:table-cell>
          <table:table-cell office:value-type="float" office:value="0.0000149418">
            <text:p>1.49418E-005</text:p>
          </table:table-cell>
          <table:table-cell office:value-type="float" office:value="1.54909">
            <text:p>1.54909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49664">
            <text:p>0.649664</text:p>
          </table:table-cell>
          <table:table-cell office:value-type="float" office:value="0.0000149501">
            <text:p>1.49501E-005</text:p>
          </table:table-cell>
          <table:table-cell office:value-type="float" office:value="1.54767">
            <text:p>1.54767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60442">
            <text:p>0.660442</text:p>
          </table:table-cell>
          <table:table-cell office:value-type="float" office:value="0.0000149562">
            <text:p>1.49562E-005</text:p>
          </table:table-cell>
          <table:table-cell office:value-type="float" office:value="1.54662">
            <text:p>1.54662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71219">
            <text:p>0.671219</text:p>
          </table:table-cell>
          <table:table-cell office:value-type="float" office:value="0.0000149607">
            <text:p>1.49607E-005</text:p>
          </table:table-cell>
          <table:table-cell office:value-type="float" office:value="1.54585">
            <text:p>1.54585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81996">
            <text:p>0.681996</text:p>
          </table:table-cell>
          <table:table-cell office:value-type="float" office:value="0.0000149639">
            <text:p>1.49639E-005</text:p>
          </table:table-cell>
          <table:table-cell office:value-type="float" office:value="1.54532">
            <text:p>1.54532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92774">
            <text:p>0.692774</text:p>
          </table:table-cell>
          <table:table-cell office:value-type="float" office:value="0.0000149659">
            <text:p>1.49659E-005</text:p>
          </table:table-cell>
          <table:table-cell office:value-type="float" office:value="1.54497">
            <text:p>1.54497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03551">
            <text:p>0.703551</text:p>
          </table:table-cell>
          <table:table-cell office:value-type="float" office:value="0.000014967">
            <text:p>0.000014967</text:p>
          </table:table-cell>
          <table:table-cell office:value-type="float" office:value="1.54479">
            <text:p>1.54479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14328">
            <text:p>0.714328</text:p>
          </table:table-cell>
          <table:table-cell office:value-type="float" office:value="0.0000149671">
            <text:p>1.49671E-005</text:p>
          </table:table-cell>
          <table:table-cell office:value-type="float" office:value="1.54476">
            <text:p>1.54476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25106">
            <text:p>0.725106</text:p>
          </table:table-cell>
          <table:table-cell office:value-type="float" office:value="0.0000149664">
            <text:p>1.49664E-005</text:p>
          </table:table-cell>
          <table:table-cell office:value-type="float" office:value="1.54488">
            <text:p>1.54488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35883">
            <text:p>0.735883</text:p>
          </table:table-cell>
          <table:table-cell office:value-type="float" office:value="0.0000149648">
            <text:p>1.49648E-005</text:p>
          </table:table-cell>
          <table:table-cell office:value-type="float" office:value="1.54517">
            <text:p>1.54517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46661">
            <text:p>0.746661</text:p>
          </table:table-cell>
          <table:table-cell office:value-type="float" office:value="0.0000149621">
            <text:p>1.49621E-005</text:p>
          </table:table-cell>
          <table:table-cell office:value-type="float" office:value="1.54563">
            <text:p>1.54563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57438">
            <text:p>0.757438</text:p>
          </table:table-cell>
          <table:table-cell office:value-type="float" office:value="0.0000149581">
            <text:p>1.49581E-005</text:p>
          </table:table-cell>
          <table:table-cell office:value-type="float" office:value="1.5463">
            <text:p>1.5463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68215">
            <text:p>0.768215</text:p>
          </table:table-cell>
          <table:table-cell office:value-type="float" office:value="0.0000149526">
            <text:p>1.49526E-005</text:p>
          </table:table-cell>
          <table:table-cell office:value-type="float" office:value="1.54724">
            <text:p>1.54724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78993">
            <text:p>0.778993</text:p>
          </table:table-cell>
          <table:table-cell office:value-type="float" office:value="0.0000149451">
            <text:p>1.49451E-005</text:p>
          </table:table-cell>
          <table:table-cell office:value-type="float" office:value="1.54852">
            <text:p>1.54852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8977">
            <text:p>0.78977</text:p>
          </table:table-cell>
          <table:table-cell office:value-type="float" office:value="0.0000149351">
            <text:p>1.49351E-005</text:p>
          </table:table-cell>
          <table:table-cell office:value-type="float" office:value="1.55023">
            <text:p>1.55023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00547">
            <text:p>0.800547</text:p>
          </table:table-cell>
          <table:table-cell office:value-type="float" office:value="0.0000149218">
            <text:p>1.49218E-005</text:p>
          </table:table-cell>
          <table:table-cell office:value-type="float" office:value="1.55249">
            <text:p>1.55249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11325">
            <text:p>0.811325</text:p>
          </table:table-cell>
          <table:table-cell office:value-type="float" office:value="0.0000149043">
            <text:p>1.49043E-005</text:p>
          </table:table-cell>
          <table:table-cell office:value-type="float" office:value="1.55549">
            <text:p>1.55549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22102">
            <text:p>0.822102</text:p>
          </table:table-cell>
          <table:table-cell office:value-type="float" office:value="0.0000148813">
            <text:p>1.48813E-005</text:p>
          </table:table-cell>
          <table:table-cell office:value-type="float" office:value="1.55944">
            <text:p>1.55944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3288">
            <text:p>0.83288</text:p>
          </table:table-cell>
          <table:table-cell office:value-type="float" office:value="0.000014851">
            <text:p>0.000014851</text:p>
          </table:table-cell>
          <table:table-cell office:value-type="float" office:value="1.56467">
            <text:p>1.56467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43657">
            <text:p>0.843657</text:p>
          </table:table-cell>
          <table:table-cell office:value-type="float" office:value="0.0000148111">
            <text:p>1.48111E-005</text:p>
          </table:table-cell>
          <table:table-cell office:value-type="float" office:value="1.57158">
            <text:p>1.57158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54434">
            <text:p>0.854434</text:p>
          </table:table-cell>
          <table:table-cell office:value-type="float" office:value="0.0000147586">
            <text:p>1.47586E-005</text:p>
          </table:table-cell>
          <table:table-cell office:value-type="float" office:value="1.58073">
            <text:p>1.58073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65212">
            <text:p>0.865212</text:p>
          </table:table-cell>
          <table:table-cell office:value-type="float" office:value="0.0000146894">
            <text:p>1.46894E-005</text:p>
          </table:table-cell>
          <table:table-cell office:value-type="float" office:value="1.59288">
            <text:p>1.59288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75989">
            <text:p>0.875989</text:p>
          </table:table-cell>
          <table:table-cell office:value-type="float" office:value="0.0000145981">
            <text:p>1.45981E-005</text:p>
          </table:table-cell>
          <table:table-cell office:value-type="float" office:value="1.6091">
            <text:p>1.6091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86766">
            <text:p>0.886766</text:p>
          </table:table-cell>
          <table:table-cell office:value-type="float" office:value="0.0000144774">
            <text:p>1.44774E-005</text:p>
          </table:table-cell>
          <table:table-cell office:value-type="float" office:value="1.63085">
            <text:p>1.63085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97544">
            <text:p>0.897544</text:p>
          </table:table-cell>
          <table:table-cell office:value-type="float" office:value="0.0000143174">
            <text:p>1.43174E-005</text:p>
          </table:table-cell>
          <table:table-cell office:value-type="float" office:value="1.66025">
            <text:p>1.66025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08321">
            <text:p>0.908321</text:p>
          </table:table-cell>
          <table:table-cell office:value-type="float" office:value="0.0000141044">
            <text:p>1.41044E-005</text:p>
          </table:table-cell>
          <table:table-cell office:value-type="float" office:value="1.70042">
            <text:p>1.70042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19099">
            <text:p>0.919099</text:p>
          </table:table-cell>
          <table:table-cell office:value-type="float" office:value="0.0000138195">
            <text:p>1.38195E-005</text:p>
          </table:table-cell>
          <table:table-cell office:value-type="float" office:value="1.75609">
            <text:p>1.75609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29876">
            <text:p>0.929876</text:p>
          </table:table-cell>
          <table:table-cell office:value-type="float" office:value="0.0000134359">
            <text:p>1.34359E-005</text:p>
          </table:table-cell>
          <table:table-cell office:value-type="float" office:value="1.83479">
            <text:p>1.83479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40653">
            <text:p>0.940653</text:p>
          </table:table-cell>
          <table:table-cell office:value-type="float" office:value="0.0000129145">
            <text:p>1.29145E-005</text:p>
          </table:table-cell>
          <table:table-cell office:value-type="float" office:value="1.94923">
            <text:p>1.94923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51431">
            <text:p>0.951431</text:p>
          </table:table-cell>
          <table:table-cell office:value-type="float" office:value="0.0000121971">
            <text:p>1.21971E-005</text:p>
          </table:table-cell>
          <table:table-cell office:value-type="float" office:value="2.12269">
            <text:p>2.12269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62208">
            <text:p>0.962208</text:p>
          </table:table-cell>
          <table:table-cell office:value-type="float" office:value="0.000011193">
            <text:p>0.000011193</text:p>
          </table:table-cell>
          <table:table-cell office:value-type="float" office:value="2.40283">
            <text:p>2.40283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72985">
            <text:p>0.972985</text:p>
          </table:table-cell>
          <table:table-cell office:value-type="float" office:value="0.00000975328">
            <text:p>9.75328E-006</text:p>
          </table:table-cell>
          <table:table-cell office:value-type="float" office:value="2.90513">
            <text:p>2.90513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83763">
            <text:p>0.983763</text:p>
          </table:table-cell>
          <table:table-cell office:value-type="float" office:value="0.00000761621">
            <text:p>7.61621E-006</text:p>
          </table:table-cell>
          <table:table-cell office:value-type="float" office:value="4.00089">
            <text:p>4.00089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9454">
            <text:p>0.99454</text:p>
          </table:table-cell>
          <table:table-cell office:value-type="float" office:value="0.00000427507">
            <text:p>4.27507E-006</text:p>
          </table:table-cell>
          <table:table-cell office:value-type="float" office:value="7.90928">
            <text:p>7.90928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0532">
            <text:p>1.00532</text:p>
          </table:table-cell>
          <table:table-cell office:value-type="float" office:value="0.000000017226">
            <text:p>1.7226E-008</text:p>
          </table:table-cell>
          <table:table-cell office:value-type="float" office:value="2130.32">
            <text:p>2130.32</text:p>
          </table:table-cell>
          <table:table-cell office:value-type="float" office:value="0.00013024">
            <text:p>0.00013024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1609">
            <text:p>1.01609</text:p>
          </table:table-cell>
          <table:table-cell office:value-type="float" office:value="-0.000012519">
            <text:p>-0.000012519</text:p>
          </table:table-cell>
          <table:table-cell office:value-type="float" office:value="-4.04239">
            <text:p>-4.04239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2687">
            <text:p>1.02687</text:p>
          </table:table-cell>
          <table:table-cell office:value-type="float" office:value="-0.0000421176">
            <text:p>-4.21176E-005</text:p>
          </table:table-cell>
          <table:table-cell office:value-type="float" office:value="-1.90432">
            <text:p>-1.90432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3765">
            <text:p>1.03765</text:p>
          </table:table-cell>
          <table:table-cell office:value-type="float" office:value="-0.000305045">
            <text:p>-0.000305045</text:p>
          </table:table-cell>
          <table:table-cell office:value-type="float" office:value="-1.12486">
            <text:p>-1.12486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4843">
            <text:p>1.04843</text:p>
          </table:table-cell>
          <table:table-cell office:value-type="float" office:value="0.000142231">
            <text:p>0.000142231</text:p>
          </table:table-cell>
          <table:table-cell office:value-type="float" office:value="-0.732212">
            <text:p>-0.732212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592">
            <text:p>1.0592</text:p>
          </table:table-cell>
          <table:table-cell office:value-type="float" office:value="0.0000765489">
            <text:p>7.65489E-005</text:p>
          </table:table-cell>
          <table:table-cell office:value-type="float" office:value="-0.502438">
            <text:p>-0.502438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6998">
            <text:p>1.06998</text:p>
          </table:table-cell>
          <table:table-cell office:value-type="float" office:value="0.0000591476">
            <text:p>5.91476E-005</text:p>
          </table:table-cell>
          <table:table-cell office:value-type="float" office:value="-0.356054">
            <text:p>-0.356054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8076">
            <text:p>1.08076</text:p>
          </table:table-cell>
          <table:table-cell office:value-type="float" office:value="0.0000513101">
            <text:p>5.13101E-005</text:p>
          </table:table-cell>
          <table:table-cell office:value-type="float" office:value="-0.257693">
            <text:p>-0.257693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9154">
            <text:p>1.09154</text:p>
          </table:table-cell>
          <table:table-cell office:value-type="float" office:value="0.0000469763">
            <text:p>4.69763E-005</text:p>
          </table:table-cell>
          <table:table-cell office:value-type="float" office:value="-0.189212">
            <text:p>-0.189212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10231">
            <text:p>1.10231</text:p>
          </table:table-cell>
          <table:table-cell office:value-type="float" office:value="0.0000443061">
            <text:p>4.43061E-005</text:p>
          </table:table-cell>
          <table:table-cell office:value-type="float" office:value="-0.140348">
            <text:p>-0.140348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11309">
            <text:p>1.11309</text:p>
          </table:table-cell>
          <table:table-cell office:value-type="float" office:value="0.0000425499">
            <text:p>4.25499E-005</text:p>
          </table:table-cell>
          <table:table-cell office:value-type="float" office:value="-0.104867">
            <text:p>-0.104867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12387">
            <text:p>1.12387</text:p>
          </table:table-cell>
          <table:table-cell office:value-type="float" office:value="0.0000413448">
            <text:p>4.13448E-005</text:p>
          </table:table-cell>
          <table:table-cell office:value-type="float" office:value="-0.0787762">
            <text:p>-0.0787762</text:p>
          </table:table-cell>
          <table:table-cell office:value-type="float" office:value="0.000129399">
            <text:p>0.00012939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445656">
            <text:p>0.0445656</text:p>
          </table:table-cell>
          <table:table-cell office:value-type="float" office:value="0.0000000021707">
            <text:p>2.1707E-009</text:p>
          </table:table-cell>
          <table:table-cell office:value-type="float" office:value="16691.4">
            <text:p>16691.4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553743">
            <text:p>0.0553743</text:p>
          </table:table-cell>
          <table:table-cell office:value-type="float" office:value="0.00000000286305">
            <text:p>2.86305E-009</text:p>
          </table:table-cell>
          <table:table-cell office:value-type="float" office:value="12654.8">
            <text:p>12654.8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66183">
            <text:p>0.066183</text:p>
          </table:table-cell>
          <table:table-cell office:value-type="float" office:value="0.00000000377617">
            <text:p>3.77617E-009</text:p>
          </table:table-cell>
          <table:table-cell office:value-type="float" office:value="9594.45">
            <text:p>9594.45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769917">
            <text:p>0.0769917</text:p>
          </table:table-cell>
          <table:table-cell office:value-type="float" office:value="0.00000000498043">
            <text:p>0.000000005</text:p>
          </table:table-cell>
          <table:table-cell office:value-type="float" office:value="7274.3">
            <text:p>7274.3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878003">
            <text:p>0.0878003</text:p>
          </table:table-cell>
          <table:table-cell office:value-type="float" office:value="0.00000000656855">
            <text:p>6.56855E-009</text:p>
          </table:table-cell>
          <table:table-cell office:value-type="float" office:value="5515.3">
            <text:p>5515.3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98609">
            <text:p>0.098609</text:p>
          </table:table-cell>
          <table:table-cell office:value-type="float" office:value="0.00000000866278">
            <text:p>8.66278E-009</text:p>
          </table:table-cell>
          <table:table-cell office:value-type="float" office:value="4181.73">
            <text:p>4181.73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09418">
            <text:p>0.109418</text:p>
          </table:table-cell>
          <table:table-cell office:value-type="float" office:value="0.0000000114242">
            <text:p>1.14242E-008</text:p>
          </table:table-cell>
          <table:table-cell office:value-type="float" office:value="3170.7">
            <text:p>3170.7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20226">
            <text:p>0.120226</text:p>
          </table:table-cell>
          <table:table-cell office:value-type="float" office:value="0.0000000150649">
            <text:p>1.50649E-008</text:p>
          </table:table-cell>
          <table:table-cell office:value-type="float" office:value="2404.2">
            <text:p>2404.2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31035">
            <text:p>0.131035</text:p>
          </table:table-cell>
          <table:table-cell office:value-type="float" office:value="0.0000000198642">
            <text:p>1.98642E-008</text:p>
          </table:table-cell>
          <table:table-cell office:value-type="float" office:value="1823.09">
            <text:p>1823.09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41844">
            <text:p>0.141844</text:p>
          </table:table-cell>
          <table:table-cell office:value-type="float" office:value="0.0000000261898">
            <text:p>2.61898E-008</text:p>
          </table:table-cell>
          <table:table-cell office:value-type="float" office:value="1382.52">
            <text:p>1382.52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52652">
            <text:p>0.152652</text:p>
          </table:table-cell>
          <table:table-cell office:value-type="float" office:value="0.0000000345248">
            <text:p>3.45248E-008</text:p>
          </table:table-cell>
          <table:table-cell office:value-type="float" office:value="1048.51">
            <text:p>1048.51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63461">
            <text:p>0.163461</text:p>
          </table:table-cell>
          <table:table-cell office:value-type="float" office:value="0.0000000455042">
            <text:p>4.55042E-008</text:p>
          </table:table-cell>
          <table:table-cell office:value-type="float" office:value="795.281">
            <text:p>795.281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7427">
            <text:p>0.17427</text:p>
          </table:table-cell>
          <table:table-cell office:value-type="float" office:value="0.0000000599605">
            <text:p>0.00000006</text:p>
          </table:table-cell>
          <table:table-cell office:value-type="float" office:value="603.3">
            <text:p>603.3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85079">
            <text:p>0.185079</text:p>
          </table:table-cell>
          <table:table-cell office:value-type="float" office:value="0.0000000789843">
            <text:p>0.000000079</text:p>
          </table:table-cell>
          <table:table-cell office:value-type="float" office:value="457.751">
            <text:p>457.751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95887">
            <text:p>0.195887</text:p>
          </table:table-cell>
          <table:table-cell office:value-type="float" office:value="0.000000104">
            <text:p>0.000000104</text:p>
          </table:table-cell>
          <table:table-cell office:value-type="float" office:value="347.404">
            <text:p>347.404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06696">
            <text:p>0.206696</text:p>
          </table:table-cell>
          <table:table-cell office:value-type="float" office:value="0.000000136863">
            <text:p>1.36863E-007</text:p>
          </table:table-cell>
          <table:table-cell office:value-type="float" office:value="263.747">
            <text:p>263.747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17505">
            <text:p>0.217505</text:p>
          </table:table-cell>
          <table:table-cell office:value-type="float" office:value="0.000000179981">
            <text:p>0.00000018</text:p>
          </table:table-cell>
          <table:table-cell office:value-type="float" office:value="200.322">
            <text:p>200.322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28313">
            <text:p>0.228313</text:p>
          </table:table-cell>
          <table:table-cell office:value-type="float" office:value="0.000000236457">
            <text:p>2.36457E-007</text:p>
          </table:table-cell>
          <table:table-cell office:value-type="float" office:value="152.238">
            <text:p>152.238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39122">
            <text:p>0.239122</text:p>
          </table:table-cell>
          <table:table-cell office:value-type="float" office:value="0.000000310269">
            <text:p>3.10269E-007</text:p>
          </table:table-cell>
          <table:table-cell office:value-type="float" office:value="115.783">
            <text:p>115.783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49931">
            <text:p>0.249931</text:p>
          </table:table-cell>
          <table:table-cell office:value-type="float" office:value="0.000000406463">
            <text:p>4.06463E-007</text:p>
          </table:table-cell>
          <table:table-cell office:value-type="float" office:value="88.145">
            <text:p>88.145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60739">
            <text:p>0.260739</text:p>
          </table:table-cell>
          <table:table-cell office:value-type="float" office:value="0.000000531357">
            <text:p>5.31357E-007</text:p>
          </table:table-cell>
          <table:table-cell office:value-type="float" office:value="67.1917">
            <text:p>67.1917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71548">
            <text:p>0.271548</text:p>
          </table:table-cell>
          <table:table-cell office:value-type="float" office:value="0.000000692732">
            <text:p>6.92732E-007</text:p>
          </table:table-cell>
          <table:table-cell office:value-type="float" office:value="51.3061">
            <text:p>51.3061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82357">
            <text:p>0.282357</text:p>
          </table:table-cell>
          <table:table-cell office:value-type="float" office:value="0.000000899944">
            <text:p>8.99944E-007</text:p>
          </table:table-cell>
          <table:table-cell office:value-type="float" office:value="39.2626">
            <text:p>39.2626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93165">
            <text:p>0.293165</text:p>
          </table:table-cell>
          <table:table-cell office:value-type="float" office:value="0.00000116389">
            <text:p>1.16389E-006</text:p>
          </table:table-cell>
          <table:table-cell office:value-type="float" office:value="30.132">
            <text:p>30.132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03974">
            <text:p>0.303974</text:p>
          </table:table-cell>
          <table:table-cell office:value-type="float" office:value="0.00000149668">
            <text:p>1.49668E-006</text:p>
          </table:table-cell>
          <table:table-cell office:value-type="float" office:value="23.2097">
            <text:p>23.2097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14783">
            <text:p>0.314783</text:p>
          </table:table-cell>
          <table:table-cell office:value-type="float" office:value="0.00000191092">
            <text:p>1.91092E-006</text:p>
          </table:table-cell>
          <table:table-cell office:value-type="float" office:value="17.9616">
            <text:p>17.9616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25591">
            <text:p>0.325591</text:p>
          </table:table-cell>
          <table:table-cell office:value-type="float" office:value="0.00000241837">
            <text:p>2.41837E-006</text:p>
          </table:table-cell>
          <table:table-cell office:value-type="float" office:value="13.9829">
            <text:p>13.9829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364">
            <text:p>0.3364</text:p>
          </table:table-cell>
          <table:table-cell office:value-type="float" office:value="0.00000302798">
            <text:p>0.000003028</text:p>
          </table:table-cell>
          <table:table-cell office:value-type="float" office:value="10.9664">
            <text:p>10.9664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47209">
            <text:p>0.347209</text:p>
          </table:table-cell>
          <table:table-cell office:value-type="float" office:value="0.00000374338">
            <text:p>3.74338E-006</text:p>
          </table:table-cell>
          <table:table-cell office:value-type="float" office:value="8.67951">
            <text:p>8.67951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58018">
            <text:p>0.358018</text:p>
          </table:table-cell>
          <table:table-cell office:value-type="float" office:value="0.0000045602">
            <text:p>4.5602E-006</text:p>
          </table:table-cell>
          <table:table-cell office:value-type="float" office:value="6.94572">
            <text:p>6.94572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68826">
            <text:p>0.368826</text:p>
          </table:table-cell>
          <table:table-cell office:value-type="float" office:value="0.00000546413">
            <text:p>5.46413E-006</text:p>
          </table:table-cell>
          <table:table-cell office:value-type="float" office:value="5.63127">
            <text:p>5.63127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79635">
            <text:p>0.379635</text:p>
          </table:table-cell>
          <table:table-cell office:value-type="float" office:value="0.0000064305">
            <text:p>6.4305E-006</text:p>
          </table:table-cell>
          <table:table-cell office:value-type="float" office:value="4.63473">
            <text:p>4.63473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90444">
            <text:p>0.390444</text:p>
          </table:table-cell>
          <table:table-cell office:value-type="float" office:value="0.00000742622">
            <text:p>7.42622E-006</text:p>
          </table:table-cell>
          <table:table-cell office:value-type="float" office:value="3.87921">
            <text:p>3.87921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01252">
            <text:p>0.401252</text:p>
          </table:table-cell>
          <table:table-cell office:value-type="float" office:value="0.00000841397">
            <text:p>0.000008414</text:p>
          </table:table-cell>
          <table:table-cell office:value-type="float" office:value="3.30642">
            <text:p>3.30642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12061">
            <text:p>0.412061</text:p>
          </table:table-cell>
          <table:table-cell office:value-type="float" office:value="0.00000935757">
            <text:p>9.35757E-006</text:p>
          </table:table-cell>
          <table:table-cell office:value-type="float" office:value="2.87217">
            <text:p>2.87217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2287">
            <text:p>0.42287</text:p>
          </table:table-cell>
          <table:table-cell office:value-type="float" office:value="0.0000102271">
            <text:p>1.02271E-005</text:p>
          </table:table-cell>
          <table:table-cell office:value-type="float" office:value="2.54295">
            <text:p>2.54295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33678">
            <text:p>0.433678</text:p>
          </table:table-cell>
          <table:table-cell office:value-type="float" office:value="0.0000110022">
            <text:p>1.10022E-005</text:p>
          </table:table-cell>
          <table:table-cell office:value-type="float" office:value="2.29335">
            <text:p>2.29335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44487">
            <text:p>0.444487</text:p>
          </table:table-cell>
          <table:table-cell office:value-type="float" office:value="0.0000116729">
            <text:p>1.16729E-005</text:p>
          </table:table-cell>
          <table:table-cell office:value-type="float" office:value="2.10412">
            <text:p>2.10412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55296">
            <text:p>0.455296</text:p>
          </table:table-cell>
          <table:table-cell office:value-type="float" office:value="0.0000122385">
            <text:p>1.22385E-005</text:p>
          </table:table-cell>
          <table:table-cell office:value-type="float" office:value="1.96066">
            <text:p>1.96066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66104">
            <text:p>0.466104</text:p>
          </table:table-cell>
          <table:table-cell office:value-type="float" office:value="0.0000127053">
            <text:p>1.27053E-005</text:p>
          </table:table-cell>
          <table:table-cell office:value-type="float" office:value="1.85189">
            <text:p>1.85189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76913">
            <text:p>0.476913</text:p>
          </table:table-cell>
          <table:table-cell office:value-type="float" office:value="0.0000130836">
            <text:p>1.30836E-005</text:p>
          </table:table-cell>
          <table:table-cell office:value-type="float" office:value="1.76943">
            <text:p>1.76943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87722">
            <text:p>0.487722</text:p>
          </table:table-cell>
          <table:table-cell office:value-type="float" office:value="0.0000133857">
            <text:p>1.33857E-005</text:p>
          </table:table-cell>
          <table:table-cell office:value-type="float" office:value="1.70692">
            <text:p>1.70692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9853">
            <text:p>0.49853</text:p>
          </table:table-cell>
          <table:table-cell office:value-type="float" office:value="0.0000136243">
            <text:p>1.36243E-005</text:p>
          </table:table-cell>
          <table:table-cell office:value-type="float" office:value="1.65952">
            <text:p>1.65952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09339">
            <text:p>0.509339</text:p>
          </table:table-cell>
          <table:table-cell office:value-type="float" office:value="0.0000138109">
            <text:p>1.38109E-005</text:p>
          </table:table-cell>
          <table:table-cell office:value-type="float" office:value="1.62359">
            <text:p>1.62359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20148">
            <text:p>0.520148</text:p>
          </table:table-cell>
          <table:table-cell office:value-type="float" office:value="0.0000139558">
            <text:p>1.39558E-005</text:p>
          </table:table-cell>
          <table:table-cell office:value-type="float" office:value="1.59635">
            <text:p>1.59635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30957">
            <text:p>0.530957</text:p>
          </table:table-cell>
          <table:table-cell office:value-type="float" office:value="0.0000140677">
            <text:p>1.40677E-005</text:p>
          </table:table-cell>
          <table:table-cell office:value-type="float" office:value="1.5757">
            <text:p>1.5757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41765">
            <text:p>0.541765</text:p>
          </table:table-cell>
          <table:table-cell office:value-type="float" office:value="0.0000141537">
            <text:p>1.41537E-005</text:p>
          </table:table-cell>
          <table:table-cell office:value-type="float" office:value="1.56005">
            <text:p>1.56005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52574">
            <text:p>0.552574</text:p>
          </table:table-cell>
          <table:table-cell office:value-type="float" office:value="0.0000142196">
            <text:p>1.42196E-005</text:p>
          </table:table-cell>
          <table:table-cell office:value-type="float" office:value="1.54818">
            <text:p>1.54818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63383">
            <text:p>0.563383</text:p>
          </table:table-cell>
          <table:table-cell office:value-type="float" office:value="0.00001427">
            <text:p>0.00001427</text:p>
          </table:table-cell>
          <table:table-cell office:value-type="float" office:value="1.53918">
            <text:p>1.53918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74191">
            <text:p>0.574191</text:p>
          </table:table-cell>
          <table:table-cell office:value-type="float" office:value="0.0000143084">
            <text:p>1.43084E-005</text:p>
          </table:table-cell>
          <table:table-cell office:value-type="float" office:value="1.53236">
            <text:p>1.53236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85">
            <text:p>0.585</text:p>
          </table:table-cell>
          <table:table-cell office:value-type="float" office:value="0.0000143377">
            <text:p>1.43377E-005</text:p>
          </table:table-cell>
          <table:table-cell office:value-type="float" office:value="1.5272">
            <text:p>1.5272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95809">
            <text:p>0.595809</text:p>
          </table:table-cell>
          <table:table-cell office:value-type="float" office:value="0.0000143599">
            <text:p>1.43599E-005</text:p>
          </table:table-cell>
          <table:table-cell office:value-type="float" office:value="1.52329">
            <text:p>1.52329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06617">
            <text:p>0.606617</text:p>
          </table:table-cell>
          <table:table-cell office:value-type="float" office:value="0.0000143768">
            <text:p>1.43768E-005</text:p>
          </table:table-cell>
          <table:table-cell office:value-type="float" office:value="1.52033">
            <text:p>1.52033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17426">
            <text:p>0.617426</text:p>
          </table:table-cell>
          <table:table-cell office:value-type="float" office:value="0.0000143895">
            <text:p>1.43895E-005</text:p>
          </table:table-cell>
          <table:table-cell office:value-type="float" office:value="1.51809">
            <text:p>1.51809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28235">
            <text:p>0.628235</text:p>
          </table:table-cell>
          <table:table-cell office:value-type="float" office:value="0.0000143992">
            <text:p>1.43992E-005</text:p>
          </table:table-cell>
          <table:table-cell office:value-type="float" office:value="1.5164">
            <text:p>1.5164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39043">
            <text:p>0.639043</text:p>
          </table:table-cell>
          <table:table-cell office:value-type="float" office:value="0.0000144064">
            <text:p>1.44064E-005</text:p>
          </table:table-cell>
          <table:table-cell office:value-type="float" office:value="1.51513">
            <text:p>1.51513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49852">
            <text:p>0.649852</text:p>
          </table:table-cell>
          <table:table-cell office:value-type="float" office:value="0.0000144119">
            <text:p>1.44119E-005</text:p>
          </table:table-cell>
          <table:table-cell office:value-type="float" office:value="1.51419">
            <text:p>1.51419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60661">
            <text:p>0.660661</text:p>
          </table:table-cell>
          <table:table-cell office:value-type="float" office:value="0.0000144159">
            <text:p>1.44159E-005</text:p>
          </table:table-cell>
          <table:table-cell office:value-type="float" office:value="1.51349">
            <text:p>1.51349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7147">
            <text:p>0.67147</text:p>
          </table:table-cell>
          <table:table-cell office:value-type="float" office:value="0.0000144187">
            <text:p>1.44187E-005</text:p>
          </table:table-cell>
          <table:table-cell office:value-type="float" office:value="1.51299">
            <text:p>1.51299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82278">
            <text:p>0.682278</text:p>
          </table:table-cell>
          <table:table-cell office:value-type="float" office:value="0.0000144207">
            <text:p>1.44207E-005</text:p>
          </table:table-cell>
          <table:table-cell office:value-type="float" office:value="1.51264">
            <text:p>1.51264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93087">
            <text:p>0.693087</text:p>
          </table:table-cell>
          <table:table-cell office:value-type="float" office:value="0.0000144219">
            <text:p>1.44219E-005</text:p>
          </table:table-cell>
          <table:table-cell office:value-type="float" office:value="1.51243">
            <text:p>1.51243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03896">
            <text:p>0.703896</text:p>
          </table:table-cell>
          <table:table-cell office:value-type="float" office:value="0.0000144225">
            <text:p>1.44225E-005</text:p>
          </table:table-cell>
          <table:table-cell office:value-type="float" office:value="1.51233">
            <text:p>1.51233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14704">
            <text:p>0.714704</text:p>
          </table:table-cell>
          <table:table-cell office:value-type="float" office:value="0.0000144225">
            <text:p>1.44225E-005</text:p>
          </table:table-cell>
          <table:table-cell office:value-type="float" office:value="1.51234">
            <text:p>1.51234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25513">
            <text:p>0.725513</text:p>
          </table:table-cell>
          <table:table-cell office:value-type="float" office:value="0.0000144218">
            <text:p>1.44218E-005</text:p>
          </table:table-cell>
          <table:table-cell office:value-type="float" office:value="1.51245">
            <text:p>1.51245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36322">
            <text:p>0.736322</text:p>
          </table:table-cell>
          <table:table-cell office:value-type="float" office:value="0.0000144205">
            <text:p>1.44205E-005</text:p>
          </table:table-cell>
          <table:table-cell office:value-type="float" office:value="1.51268">
            <text:p>1.51268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4713">
            <text:p>0.74713</text:p>
          </table:table-cell>
          <table:table-cell office:value-type="float" office:value="0.0000144184">
            <text:p>1.44184E-005</text:p>
          </table:table-cell>
          <table:table-cell office:value-type="float" office:value="1.51304">
            <text:p>1.51304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57939">
            <text:p>0.757939</text:p>
          </table:table-cell>
          <table:table-cell office:value-type="float" office:value="0.0000144154">
            <text:p>1.44154E-005</text:p>
          </table:table-cell>
          <table:table-cell office:value-type="float" office:value="1.51357">
            <text:p>1.51357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68748">
            <text:p>0.768748</text:p>
          </table:table-cell>
          <table:table-cell office:value-type="float" office:value="0.0000144112">
            <text:p>1.44112E-005</text:p>
          </table:table-cell>
          <table:table-cell office:value-type="float" office:value="1.5143">
            <text:p>1.5143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79556">
            <text:p>0.779556</text:p>
          </table:table-cell>
          <table:table-cell office:value-type="float" office:value="0.0000144056">
            <text:p>1.44056E-005</text:p>
          </table:table-cell>
          <table:table-cell office:value-type="float" office:value="1.51528">
            <text:p>1.51528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90365">
            <text:p>0.790365</text:p>
          </table:table-cell>
          <table:table-cell office:value-type="float" office:value="0.000014398">
            <text:p>0.000014398</text:p>
          </table:table-cell>
          <table:table-cell office:value-type="float" office:value="1.51661">
            <text:p>1.51661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01174">
            <text:p>0.801174</text:p>
          </table:table-cell>
          <table:table-cell office:value-type="float" office:value="0.0000143879">
            <text:p>1.43879E-005</text:p>
          </table:table-cell>
          <table:table-cell office:value-type="float" office:value="1.51837">
            <text:p>1.51837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11982">
            <text:p>0.811982</text:p>
          </table:table-cell>
          <table:table-cell office:value-type="float" office:value="0.0000143745">
            <text:p>1.43745E-005</text:p>
          </table:table-cell>
          <table:table-cell office:value-type="float" office:value="1.52072">
            <text:p>1.52072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22791">
            <text:p>0.822791</text:p>
          </table:table-cell>
          <table:table-cell office:value-type="float" office:value="0.0000143568">
            <text:p>1.43568E-005</text:p>
          </table:table-cell>
          <table:table-cell office:value-type="float" office:value="1.52383">
            <text:p>1.52383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336">
            <text:p>0.8336</text:p>
          </table:table-cell>
          <table:table-cell office:value-type="float" office:value="0.0000143333">
            <text:p>1.43333E-005</text:p>
          </table:table-cell>
          <table:table-cell office:value-type="float" office:value="1.52796">
            <text:p>1.52796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44409">
            <text:p>0.844409</text:p>
          </table:table-cell>
          <table:table-cell office:value-type="float" office:value="0.0000143023">
            <text:p>1.43023E-005</text:p>
          </table:table-cell>
          <table:table-cell office:value-type="float" office:value="1.53345">
            <text:p>1.53345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55217">
            <text:p>0.855217</text:p>
          </table:table-cell>
          <table:table-cell office:value-type="float" office:value="0.0000142611">
            <text:p>1.42611E-005</text:p>
          </table:table-cell>
          <table:table-cell office:value-type="float" office:value="1.54076">
            <text:p>1.54076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66026">
            <text:p>0.866026</text:p>
          </table:table-cell>
          <table:table-cell office:value-type="float" office:value="0.0000142066">
            <text:p>1.42066E-005</text:p>
          </table:table-cell>
          <table:table-cell office:value-type="float" office:value="1.55051">
            <text:p>1.55051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76835">
            <text:p>0.876835</text:p>
          </table:table-cell>
          <table:table-cell office:value-type="float" office:value="0.0000141343">
            <text:p>1.41343E-005</text:p>
          </table:table-cell>
          <table:table-cell office:value-type="float" office:value="1.56356">
            <text:p>1.56356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87643">
            <text:p>0.887643</text:p>
          </table:table-cell>
          <table:table-cell office:value-type="float" office:value="0.0000140382">
            <text:p>1.40382E-005</text:p>
          </table:table-cell>
          <table:table-cell office:value-type="float" office:value="1.58111">
            <text:p>1.58111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98452">
            <text:p>0.898452</text:p>
          </table:table-cell>
          <table:table-cell office:value-type="float" office:value="0.0000139101">
            <text:p>1.39101E-005</text:p>
          </table:table-cell>
          <table:table-cell office:value-type="float" office:value="1.60488">
            <text:p>1.60488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09261">
            <text:p>0.909261</text:p>
          </table:table-cell>
          <table:table-cell office:value-type="float" office:value="0.0000137389">
            <text:p>1.37389E-005</text:p>
          </table:table-cell>
          <table:table-cell office:value-type="float" office:value="1.63735">
            <text:p>1.63735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20069">
            <text:p>0.920069</text:p>
          </table:table-cell>
          <table:table-cell office:value-type="float" office:value="0.0000135089">
            <text:p>1.35089E-005</text:p>
          </table:table-cell>
          <table:table-cell office:value-type="float" office:value="1.68223">
            <text:p>1.68223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30878">
            <text:p>0.930878</text:p>
          </table:table-cell>
          <table:table-cell office:value-type="float" office:value="0.0000131984">
            <text:p>1.31984E-005</text:p>
          </table:table-cell>
          <table:table-cell office:value-type="float" office:value="1.74535">
            <text:p>1.74535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41687">
            <text:p>0.941687</text:p>
          </table:table-cell>
          <table:table-cell office:value-type="float" office:value="0.0000127755">
            <text:p>1.27755E-005</text:p>
          </table:table-cell>
          <table:table-cell office:value-type="float" office:value="1.83622">
            <text:p>1.83622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52495">
            <text:p>0.952495</text:p>
          </table:table-cell>
          <table:table-cell office:value-type="float" office:value="0.0000121934">
            <text:p>1.21934E-005</text:p>
          </table:table-cell>
          <table:table-cell office:value-type="float" office:value="1.97163">
            <text:p>1.97163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63304">
            <text:p>0.963304</text:p>
          </table:table-cell>
          <table:table-cell office:value-type="float" office:value="0.0000113799">
            <text:p>1.13799E-005</text:p>
          </table:table-cell>
          <table:table-cell office:value-type="float" office:value="2.18405">
            <text:p>2.18405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74113">
            <text:p>0.974113</text:p>
          </table:table-cell>
          <table:table-cell office:value-type="float" office:value="0.0000102187">
            <text:p>1.02187E-005</text:p>
          </table:table-cell>
          <table:table-cell office:value-type="float" office:value="2.54586">
            <text:p>2.54586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84921">
            <text:p>0.984921</text:p>
          </table:table-cell>
          <table:table-cell office:value-type="float" office:value="0.00000851028">
            <text:p>8.51028E-006</text:p>
          </table:table-cell>
          <table:table-cell office:value-type="float" office:value="3.25769">
            <text:p>3.25769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9573">
            <text:p>0.99573</text:p>
          </table:table-cell>
          <table:table-cell office:value-type="float" office:value="0.00000588111">
            <text:p>5.88111E-006</text:p>
          </table:table-cell>
          <table:table-cell office:value-type="float" office:value="5.1611">
            <text:p>5.1611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0654">
            <text:p>1.00654</text:p>
          </table:table-cell>
          <table:table-cell office:value-type="float" office:value="0.00000154149">
            <text:p>1.54149E-006</text:p>
          </table:table-cell>
          <table:table-cell office:value-type="float" office:value="22.5059">
            <text:p>22.5059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1735">
            <text:p>1.01735</text:p>
          </table:table-cell>
          <table:table-cell office:value-type="float" office:value="-0.00000652148">
            <text:p>-6.52148E-006</text:p>
          </table:table-cell>
          <table:table-cell office:value-type="float" office:value="-6.55612">
            <text:p>-6.55612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2816">
            <text:p>1.02816</text:p>
          </table:table-cell>
          <table:table-cell office:value-type="float" office:value="-0.0000254227">
            <text:p>-2.54227E-005</text:p>
          </table:table-cell>
          <table:table-cell office:value-type="float" office:value="-2.42527">
            <text:p>-2.42527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3896">
            <text:p>1.03896</text:p>
          </table:table-cell>
          <table:table-cell office:value-type="float" office:value="-0.000111661">
            <text:p>-0.000111661</text:p>
          </table:table-cell>
          <table:table-cell office:value-type="float" office:value="-1.3245">
            <text:p>-1.3245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4977">
            <text:p>1.04977</text:p>
          </table:table-cell>
          <table:table-cell office:value-type="float" office:value="0.00021128">
            <text:p>0.00021128</text:p>
          </table:table-cell>
          <table:table-cell office:value-type="float" office:value="-0.828502">
            <text:p>-0.828502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6058">
            <text:p>1.06058</text:p>
          </table:table-cell>
          <table:table-cell office:value-type="float" office:value="0.0000813469">
            <text:p>8.13469E-005</text:p>
          </table:table-cell>
          <table:table-cell office:value-type="float" office:value="-0.554573">
            <text:p>-0.554573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7139">
            <text:p>1.07139</text:p>
          </table:table-cell>
          <table:table-cell office:value-type="float" office:value="0.0000590289">
            <text:p>5.90289E-005</text:p>
          </table:table-cell>
          <table:table-cell office:value-type="float" office:value="-0.386164">
            <text:p>-0.386164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822">
            <text:p>1.0822</text:p>
          </table:table-cell>
          <table:table-cell office:value-type="float" office:value="0.0000500279">
            <text:p>5.00279E-005</text:p>
          </table:table-cell>
          <table:table-cell office:value-type="float" office:value="-0.275723">
            <text:p>-0.275723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9301">
            <text:p>1.09301</text:p>
          </table:table-cell>
          <table:table-cell office:value-type="float" office:value="0.000045304">
            <text:p>0.000045304</text:p>
          </table:table-cell>
          <table:table-cell office:value-type="float" office:value="-0.2002">
            <text:p>-0.2002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10382">
            <text:p>1.10382</text:p>
          </table:table-cell>
          <table:table-cell office:value-type="float" office:value="0.0000424818">
            <text:p>4.24818E-005</text:p>
          </table:table-cell>
          <table:table-cell office:value-type="float" office:value="-0.147067">
            <text:p>-0.147067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11463">
            <text:p>1.11463</text:p>
          </table:table-cell>
          <table:table-cell office:value-type="float" office:value="0.0000406637">
            <text:p>4.06637E-005</text:p>
          </table:table-cell>
          <table:table-cell office:value-type="float" office:value="-0.108933">
            <text:p>-0.108933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12543">
            <text:p>1.12543</text:p>
          </table:table-cell>
          <table:table-cell office:value-type="float" office:value="0.0000394351">
            <text:p>3.94351E-005</text:p>
          </table:table-cell>
          <table:table-cell office:value-type="float" office:value="-0.0811709">
            <text:p>-0.0811709</text:p>
          </table:table-cell>
          <table:table-cell office:value-type="float" office:value="0.000086778">
            <text:p>0.000086778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430147">
            <text:p>0.0430147</text:p>
          </table:table-cell>
          <table:table-cell office:value-type="float" office:value="0.0000000021181">
            <text:p>2.1181E-009</text:p>
          </table:table-cell>
          <table:table-cell office:value-type="float" office:value="16507.6">
            <text:p>16507.6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538544">
            <text:p>0.0538544</text:p>
          </table:table-cell>
          <table:table-cell office:value-type="float" office:value="0.00000000281347">
            <text:p>2.81347E-009</text:p>
          </table:table-cell>
          <table:table-cell office:value-type="float" office:value="12427.4">
            <text:p>12427.4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646941">
            <text:p>0.0646941</text:p>
          </table:table-cell>
          <table:table-cell office:value-type="float" office:value="0.00000000373707">
            <text:p>3.73707E-009</text:p>
          </table:table-cell>
          <table:table-cell office:value-type="float" office:value="9355.79">
            <text:p>9355.79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755338">
            <text:p>0.0755338</text:p>
          </table:table-cell>
          <table:table-cell office:value-type="float" office:value="0.00000000496375">
            <text:p>0.000000005</text:p>
          </table:table-cell>
          <table:table-cell office:value-type="float" office:value="7043.47">
            <text:p>7043.47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863735">
            <text:p>0.0863735</text:p>
          </table:table-cell>
          <table:table-cell office:value-type="float" office:value="0.00000000659289">
            <text:p>6.59289E-009</text:p>
          </table:table-cell>
          <table:table-cell office:value-type="float" office:value="5302.74">
            <text:p>5302.74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972133">
            <text:p>0.0972133</text:p>
          </table:table-cell>
          <table:table-cell office:value-type="float" office:value="0.00000000875638">
            <text:p>8.75638E-009</text:p>
          </table:table-cell>
          <table:table-cell office:value-type="float" office:value="3992.32">
            <text:p>3992.32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08053">
            <text:p>0.108053</text:p>
          </table:table-cell>
          <table:table-cell office:value-type="float" office:value="0.0000000116292">
            <text:p>1.16292E-008</text:p>
          </table:table-cell>
          <table:table-cell office:value-type="float" office:value="3005.82">
            <text:p>3005.82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18893">
            <text:p>0.118893</text:p>
          </table:table-cell>
          <table:table-cell office:value-type="float" office:value="0.0000000154435">
            <text:p>1.54435E-008</text:p>
          </table:table-cell>
          <table:table-cell office:value-type="float" office:value="2263.19">
            <text:p>2263.19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29732">
            <text:p>0.129732</text:p>
          </table:table-cell>
          <table:table-cell office:value-type="float" office:value="0.000000020507">
            <text:p>2.0507E-008</text:p>
          </table:table-cell>
          <table:table-cell office:value-type="float" office:value="1704.13">
            <text:p>1704.13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40572">
            <text:p>0.140572</text:p>
          </table:table-cell>
          <table:table-cell office:value-type="float" office:value="0.0000000272272">
            <text:p>2.72272E-008</text:p>
          </table:table-cell>
          <table:table-cell office:value-type="float" office:value="1283.26">
            <text:p>1283.26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51412">
            <text:p>0.151412</text:p>
          </table:table-cell>
          <table:table-cell office:value-type="float" office:value="0.0000000361439">
            <text:p>3.61439E-008</text:p>
          </table:table-cell>
          <table:table-cell office:value-type="float" office:value="966.438">
            <text:p>966.438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62251">
            <text:p>0.162251</text:p>
          </table:table-cell>
          <table:table-cell office:value-type="float" office:value="0.0000000479703">
            <text:p>0.000000048</text:p>
          </table:table-cell>
          <table:table-cell office:value-type="float" office:value="727.93">
            <text:p>727.93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73091">
            <text:p>0.173091</text:p>
          </table:table-cell>
          <table:table-cell office:value-type="float" office:value="0.0000000636481">
            <text:p>6.36481E-008</text:p>
          </table:table-cell>
          <table:table-cell office:value-type="float" office:value="548.38">
            <text:p>548.38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83931">
            <text:p>0.183931</text:p>
          </table:table-cell>
          <table:table-cell office:value-type="float" office:value="0.0000000844177">
            <text:p>8.44177E-008</text:p>
          </table:table-cell>
          <table:table-cell office:value-type="float" office:value="413.214">
            <text:p>413.214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94771">
            <text:p>0.194771</text:p>
          </table:table-cell>
          <table:table-cell office:value-type="float" office:value="0.000000111908">
            <text:p>1.11908E-007</text:p>
          </table:table-cell>
          <table:table-cell office:value-type="float" office:value="311.461">
            <text:p>311.461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0561">
            <text:p>0.20561</text:p>
          </table:table-cell>
          <table:table-cell office:value-type="float" office:value="0.000000148253">
            <text:p>1.48253E-007</text:p>
          </table:table-cell>
          <table:table-cell office:value-type="float" office:value="234.86">
            <text:p>234.86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1645">
            <text:p>0.21645</text:p>
          </table:table-cell>
          <table:table-cell office:value-type="float" office:value="0.000000196229">
            <text:p>1.96229E-007</text:p>
          </table:table-cell>
          <table:table-cell office:value-type="float" office:value="177.195">
            <text:p>177.195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2729">
            <text:p>0.22729</text:p>
          </table:table-cell>
          <table:table-cell office:value-type="float" office:value="0.000000259429">
            <text:p>2.59429E-007</text:p>
          </table:table-cell>
          <table:table-cell office:value-type="float" office:value="133.785">
            <text:p>133.785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38129">
            <text:p>0.238129</text:p>
          </table:table-cell>
          <table:table-cell office:value-type="float" office:value="0.000000342461">
            <text:p>3.42461E-007</text:p>
          </table:table-cell>
          <table:table-cell office:value-type="float" office:value="101.105">
            <text:p>101.105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48969">
            <text:p>0.248969</text:p>
          </table:table-cell>
          <table:table-cell office:value-type="float" office:value="0.000000451166">
            <text:p>4.51166E-007</text:p>
          </table:table-cell>
          <table:table-cell office:value-type="float" office:value="76.5036">
            <text:p>76.5036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59809">
            <text:p>0.259809</text:p>
          </table:table-cell>
          <table:table-cell office:value-type="float" office:value="0.000000592825">
            <text:p>5.92825E-007</text:p>
          </table:table-cell>
          <table:table-cell office:value-type="float" office:value="57.9836">
            <text:p>57.9836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70649">
            <text:p>0.270649</text:p>
          </table:table-cell>
          <table:table-cell office:value-type="float" office:value="0.000000776324">
            <text:p>7.76324E-007</text:p>
          </table:table-cell>
          <table:table-cell office:value-type="float" office:value="44.0417">
            <text:p>44.0417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81488">
            <text:p>0.281488</text:p>
          </table:table-cell>
          <table:table-cell office:value-type="float" office:value="0.00000101218">
            <text:p>1.01218E-006</text:p>
          </table:table-cell>
          <table:table-cell office:value-type="float" office:value="33.5462">
            <text:p>33.5462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92328">
            <text:p>0.292328</text:p>
          </table:table-cell>
          <table:table-cell office:value-type="float" office:value="0.00000131232">
            <text:p>1.31232E-006</text:p>
          </table:table-cell>
          <table:table-cell office:value-type="float" office:value="25.6451">
            <text:p>25.6451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03168">
            <text:p>0.303168</text:p>
          </table:table-cell>
          <table:table-cell office:value-type="float" office:value="0.00000168946">
            <text:p>1.68946E-006</text:p>
          </table:table-cell>
          <table:table-cell office:value-type="float" office:value="19.6972">
            <text:p>19.6972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14007">
            <text:p>0.314007</text:p>
          </table:table-cell>
          <table:table-cell office:value-type="float" office:value="0.00000215586">
            <text:p>2.15586E-006</text:p>
          </table:table-cell>
          <table:table-cell office:value-type="float" office:value="15.2195">
            <text:p>15.2195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24847">
            <text:p>0.324847</text:p>
          </table:table-cell>
          <table:table-cell office:value-type="float" office:value="0.00000272144">
            <text:p>2.72144E-006</text:p>
          </table:table-cell>
          <table:table-cell office:value-type="float" office:value="11.8487">
            <text:p>11.8487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35687">
            <text:p>0.335687</text:p>
          </table:table-cell>
          <table:table-cell office:value-type="float" office:value="0.00000339118">
            <text:p>3.39118E-006</text:p>
          </table:table-cell>
          <table:table-cell office:value-type="float" office:value="9.31117">
            <text:p>9.31117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46526">
            <text:p>0.346526</text:p>
          </table:table-cell>
          <table:table-cell office:value-type="float" office:value="0.00000416229">
            <text:p>4.16229E-006</text:p>
          </table:table-cell>
          <table:table-cell office:value-type="float" office:value="7.40089">
            <text:p>7.40089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57366">
            <text:p>0.357366</text:p>
          </table:table-cell>
          <table:table-cell office:value-type="float" office:value="0.00000502195">
            <text:p>0.000005022</text:p>
          </table:table-cell>
          <table:table-cell office:value-type="float" office:value="5.96283">
            <text:p>5.96283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68206">
            <text:p>0.368206</text:p>
          </table:table-cell>
          <table:table-cell office:value-type="float" office:value="0.00000594651">
            <text:p>5.94651E-006</text:p>
          </table:table-cell>
          <table:table-cell office:value-type="float" office:value="4.88025">
            <text:p>4.88025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79046">
            <text:p>0.379046</text:p>
          </table:table-cell>
          <table:table-cell office:value-type="float" office:value="0.00000690326">
            <text:p>6.90326E-006</text:p>
          </table:table-cell>
          <table:table-cell office:value-type="float" office:value="4.06528">
            <text:p>4.06528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89885">
            <text:p>0.389885</text:p>
          </table:table-cell>
          <table:table-cell office:value-type="float" office:value="0.00000785462">
            <text:p>7.85462E-006</text:p>
          </table:table-cell>
          <table:table-cell office:value-type="float" office:value="3.45177">
            <text:p>3.45177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00725">
            <text:p>0.400725</text:p>
          </table:table-cell>
          <table:table-cell office:value-type="float" office:value="0.00000876384">
            <text:p>8.76384E-006</text:p>
          </table:table-cell>
          <table:table-cell office:value-type="float" office:value="2.98992">
            <text:p>2.98992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11565">
            <text:p>0.411565</text:p>
          </table:table-cell>
          <table:table-cell office:value-type="float" office:value="0.00000960043">
            <text:p>9.60043E-006</text:p>
          </table:table-cell>
          <table:table-cell office:value-type="float" office:value="2.64223">
            <text:p>2.64223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22404">
            <text:p>0.422404</text:p>
          </table:table-cell>
          <table:table-cell office:value-type="float" office:value="0.0000103438">
            <text:p>1.03438E-005</text:p>
          </table:table-cell>
          <table:table-cell office:value-type="float" office:value="2.38049">
            <text:p>2.38049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33244">
            <text:p>0.433244</text:p>
          </table:table-cell>
          <table:table-cell office:value-type="float" office:value="0.000010984">
            <text:p>0.000010984</text:p>
          </table:table-cell>
          <table:table-cell office:value-type="float" office:value="2.18345">
            <text:p>2.18345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44084">
            <text:p>0.444084</text:p>
          </table:table-cell>
          <table:table-cell office:value-type="float" office:value="0.0000115208">
            <text:p>1.15208E-005</text:p>
          </table:table-cell>
          <table:table-cell office:value-type="float" office:value="2.03512">
            <text:p>2.03512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54924">
            <text:p>0.454924</text:p>
          </table:table-cell>
          <table:table-cell office:value-type="float" office:value="0.0000119608">
            <text:p>1.19608E-005</text:p>
          </table:table-cell>
          <table:table-cell office:value-type="float" office:value="1.92346">
            <text:p>1.92346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65763">
            <text:p>0.465763</text:p>
          </table:table-cell>
          <table:table-cell office:value-type="float" office:value="0.0000123149">
            <text:p>1.23149E-005</text:p>
          </table:table-cell>
          <table:table-cell office:value-type="float" office:value="1.8394">
            <text:p>1.8394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76603">
            <text:p>0.476603</text:p>
          </table:table-cell>
          <table:table-cell office:value-type="float" office:value="0.0000125957">
            <text:p>1.25957E-005</text:p>
          </table:table-cell>
          <table:table-cell office:value-type="float" office:value="1.77612">
            <text:p>1.77612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87443">
            <text:p>0.487443</text:p>
          </table:table-cell>
          <table:table-cell office:value-type="float" office:value="0.0000128156">
            <text:p>1.28156E-005</text:p>
          </table:table-cell>
          <table:table-cell office:value-type="float" office:value="1.72848">
            <text:p>1.72848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98282">
            <text:p>0.498282</text:p>
          </table:table-cell>
          <table:table-cell office:value-type="float" office:value="0.0000129863">
            <text:p>1.29863E-005</text:p>
          </table:table-cell>
          <table:table-cell office:value-type="float" office:value="1.69262">
            <text:p>1.69262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09122">
            <text:p>0.509122</text:p>
          </table:table-cell>
          <table:table-cell office:value-type="float" office:value="0.0000131178">
            <text:p>1.31178E-005</text:p>
          </table:table-cell>
          <table:table-cell office:value-type="float" office:value="1.66562">
            <text:p>1.66562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19962">
            <text:p>0.519962</text:p>
          </table:table-cell>
          <table:table-cell office:value-type="float" office:value="0.0000132186">
            <text:p>1.32186E-005</text:p>
          </table:table-cell>
          <table:table-cell office:value-type="float" office:value="1.6453">
            <text:p>1.6453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30801">
            <text:p>0.530801</text:p>
          </table:table-cell>
          <table:table-cell office:value-type="float" office:value="0.0000132954">
            <text:p>1.32954E-005</text:p>
          </table:table-cell>
          <table:table-cell office:value-type="float" office:value="1.63">
            <text:p>1.63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41641">
            <text:p>0.541641</text:p>
          </table:table-cell>
          <table:table-cell office:value-type="float" office:value="0.0000133539">
            <text:p>1.33539E-005</text:p>
          </table:table-cell>
          <table:table-cell office:value-type="float" office:value="1.61848">
            <text:p>1.61848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52481">
            <text:p>0.552481</text:p>
          </table:table-cell>
          <table:table-cell office:value-type="float" office:value="0.0000133983">
            <text:p>1.33983E-005</text:p>
          </table:table-cell>
          <table:table-cell office:value-type="float" office:value="1.60981">
            <text:p>1.60981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63321">
            <text:p>0.563321</text:p>
          </table:table-cell>
          <table:table-cell office:value-type="float" office:value="0.0000134319">
            <text:p>1.34319E-005</text:p>
          </table:table-cell>
          <table:table-cell office:value-type="float" office:value="1.60329">
            <text:p>1.60329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7416">
            <text:p>0.57416</text:p>
          </table:table-cell>
          <table:table-cell office:value-type="float" office:value="0.0000134572">
            <text:p>1.34572E-005</text:p>
          </table:table-cell>
          <table:table-cell office:value-type="float" office:value="1.59838">
            <text:p>1.59838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85">
            <text:p>0.585</text:p>
          </table:table-cell>
          <table:table-cell office:value-type="float" office:value="0.0000134764">
            <text:p>1.34764E-005</text:p>
          </table:table-cell>
          <table:table-cell office:value-type="float" office:value="1.59468">
            <text:p>1.59468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9584">
            <text:p>0.59584</text:p>
          </table:table-cell>
          <table:table-cell office:value-type="float" office:value="0.0000134908">
            <text:p>1.34908E-005</text:p>
          </table:table-cell>
          <table:table-cell office:value-type="float" office:value="1.59191">
            <text:p>1.59191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06679">
            <text:p>0.606679</text:p>
          </table:table-cell>
          <table:table-cell office:value-type="float" office:value="0.0000135017">
            <text:p>1.35017E-005</text:p>
          </table:table-cell>
          <table:table-cell office:value-type="float" office:value="1.58982">
            <text:p>1.58982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17519">
            <text:p>0.617519</text:p>
          </table:table-cell>
          <table:table-cell office:value-type="float" office:value="0.0000135099">
            <text:p>1.35099E-005</text:p>
          </table:table-cell>
          <table:table-cell office:value-type="float" office:value="1.58825">
            <text:p>1.58825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28359">
            <text:p>0.628359</text:p>
          </table:table-cell>
          <table:table-cell office:value-type="float" office:value="0.000013516">
            <text:p>0.000013516</text:p>
          </table:table-cell>
          <table:table-cell office:value-type="float" office:value="1.58708">
            <text:p>1.58708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39199">
            <text:p>0.639199</text:p>
          </table:table-cell>
          <table:table-cell office:value-type="float" office:value="0.0000135206">
            <text:p>1.35206E-005</text:p>
          </table:table-cell>
          <table:table-cell office:value-type="float" office:value="1.58621">
            <text:p>1.58621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50038">
            <text:p>0.650038</text:p>
          </table:table-cell>
          <table:table-cell office:value-type="float" office:value="0.0000135239">
            <text:p>1.35239E-005</text:p>
          </table:table-cell>
          <table:table-cell office:value-type="float" office:value="1.58556">
            <text:p>1.58556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60878">
            <text:p>0.660878</text:p>
          </table:table-cell>
          <table:table-cell office:value-type="float" office:value="0.0000135264">
            <text:p>1.35264E-005</text:p>
          </table:table-cell>
          <table:table-cell office:value-type="float" office:value="1.5851">
            <text:p>1.5851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71718">
            <text:p>0.671718</text:p>
          </table:table-cell>
          <table:table-cell office:value-type="float" office:value="0.0000135281">
            <text:p>1.35281E-005</text:p>
          </table:table-cell>
          <table:table-cell office:value-type="float" office:value="1.58476">
            <text:p>1.58476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82557">
            <text:p>0.682557</text:p>
          </table:table-cell>
          <table:table-cell office:value-type="float" office:value="0.0000135293">
            <text:p>1.35293E-005</text:p>
          </table:table-cell>
          <table:table-cell office:value-type="float" office:value="1.58454">
            <text:p>1.58454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93397">
            <text:p>0.693397</text:p>
          </table:table-cell>
          <table:table-cell office:value-type="float" office:value="0.0000135299">
            <text:p>1.35299E-005</text:p>
          </table:table-cell>
          <table:table-cell office:value-type="float" office:value="1.58442">
            <text:p>1.58442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04237">
            <text:p>0.704237</text:p>
          </table:table-cell>
          <table:table-cell office:value-type="float" office:value="0.0000135302">
            <text:p>1.35302E-005</text:p>
          </table:table-cell>
          <table:table-cell office:value-type="float" office:value="1.58437">
            <text:p>1.58437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15076">
            <text:p>0.715076</text:p>
          </table:table-cell>
          <table:table-cell office:value-type="float" office:value="0.00001353">
            <text:p>0.00001353</text:p>
          </table:table-cell>
          <table:table-cell office:value-type="float" office:value="1.58441">
            <text:p>1.58441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25916">
            <text:p>0.725916</text:p>
          </table:table-cell>
          <table:table-cell office:value-type="float" office:value="0.0000135294">
            <text:p>1.35294E-005</text:p>
          </table:table-cell>
          <table:table-cell office:value-type="float" office:value="1.58452">
            <text:p>1.58452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36756">
            <text:p>0.736756</text:p>
          </table:table-cell>
          <table:table-cell office:value-type="float" office:value="0.0000135283">
            <text:p>1.35283E-005</text:p>
          </table:table-cell>
          <table:table-cell office:value-type="float" office:value="1.58473">
            <text:p>1.58473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47596">
            <text:p>0.747596</text:p>
          </table:table-cell>
          <table:table-cell office:value-type="float" office:value="0.0000135266">
            <text:p>1.35266E-005</text:p>
          </table:table-cell>
          <table:table-cell office:value-type="float" office:value="1.58505">
            <text:p>1.58505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58435">
            <text:p>0.758435</text:p>
          </table:table-cell>
          <table:table-cell office:value-type="float" office:value="0.0000135243">
            <text:p>1.35243E-005</text:p>
          </table:table-cell>
          <table:table-cell office:value-type="float" office:value="1.5855">
            <text:p>1.5855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69275">
            <text:p>0.769275</text:p>
          </table:table-cell>
          <table:table-cell office:value-type="float" office:value="0.000013521">
            <text:p>0.000013521</text:p>
          </table:table-cell>
          <table:table-cell office:value-type="float" office:value="1.58612">
            <text:p>1.58612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80115">
            <text:p>0.780115</text:p>
          </table:table-cell>
          <table:table-cell office:value-type="float" office:value="0.0000135166">
            <text:p>1.35166E-005</text:p>
          </table:table-cell>
          <table:table-cell office:value-type="float" office:value="1.58696">
            <text:p>1.58696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90954">
            <text:p>0.790954</text:p>
          </table:table-cell>
          <table:table-cell office:value-type="float" office:value="0.0000135107">
            <text:p>1.35107E-005</text:p>
          </table:table-cell>
          <table:table-cell office:value-type="float" office:value="1.5881">
            <text:p>1.5881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01794">
            <text:p>0.801794</text:p>
          </table:table-cell>
          <table:table-cell office:value-type="float" office:value="0.0000135028">
            <text:p>1.35028E-005</text:p>
          </table:table-cell>
          <table:table-cell office:value-type="float" office:value="1.58962">
            <text:p>1.58962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12634">
            <text:p>0.812634</text:p>
          </table:table-cell>
          <table:table-cell office:value-type="float" office:value="0.0000134922">
            <text:p>1.34922E-005</text:p>
          </table:table-cell>
          <table:table-cell office:value-type="float" office:value="1.59165">
            <text:p>1.59165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23474">
            <text:p>0.823474</text:p>
          </table:table-cell>
          <table:table-cell office:value-type="float" office:value="0.0000134781">
            <text:p>1.34781E-005</text:p>
          </table:table-cell>
          <table:table-cell office:value-type="float" office:value="1.59436">
            <text:p>1.59436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34313">
            <text:p>0.834313</text:p>
          </table:table-cell>
          <table:table-cell office:value-type="float" office:value="0.0000134593">
            <text:p>1.34593E-005</text:p>
          </table:table-cell>
          <table:table-cell office:value-type="float" office:value="1.59797">
            <text:p>1.59797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45153">
            <text:p>0.845153</text:p>
          </table:table-cell>
          <table:table-cell office:value-type="float" office:value="0.0000134343">
            <text:p>1.34343E-005</text:p>
          </table:table-cell>
          <table:table-cell office:value-type="float" office:value="1.60281">
            <text:p>1.60281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55993">
            <text:p>0.855993</text:p>
          </table:table-cell>
          <table:table-cell office:value-type="float" office:value="0.000013401">
            <text:p>0.000013401</text:p>
          </table:table-cell>
          <table:table-cell office:value-type="float" office:value="1.60928">
            <text:p>1.60928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66832">
            <text:p>0.866832</text:p>
          </table:table-cell>
          <table:table-cell office:value-type="float" office:value="0.0000133566">
            <text:p>1.33566E-005</text:p>
          </table:table-cell>
          <table:table-cell office:value-type="float" office:value="1.61796">
            <text:p>1.61796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77672">
            <text:p>0.877672</text:p>
          </table:table-cell>
          <table:table-cell office:value-type="float" office:value="0.0000132973">
            <text:p>1.32973E-005</text:p>
          </table:table-cell>
          <table:table-cell office:value-type="float" office:value="1.62963">
            <text:p>1.62963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88512">
            <text:p>0.888512</text:p>
          </table:table-cell>
          <table:table-cell office:value-type="float" office:value="0.000013218">
            <text:p>0.000013218</text:p>
          </table:table-cell>
          <table:table-cell office:value-type="float" office:value="1.64541">
            <text:p>1.64541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99351">
            <text:p>0.899351</text:p>
          </table:table-cell>
          <table:table-cell office:value-type="float" office:value="0.0000131118">
            <text:p>1.31118E-005</text:p>
          </table:table-cell>
          <table:table-cell office:value-type="float" office:value="1.66684">
            <text:p>1.66684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10191">
            <text:p>0.910191</text:p>
          </table:table-cell>
          <table:table-cell office:value-type="float" office:value="0.0000129691">
            <text:p>1.29691E-005</text:p>
          </table:table-cell>
          <table:table-cell office:value-type="float" office:value="1.69619">
            <text:p>1.69619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21031">
            <text:p>0.921031</text:p>
          </table:table-cell>
          <table:table-cell office:value-type="float" office:value="0.0000127766">
            <text:p>1.27766E-005</text:p>
          </table:table-cell>
          <table:table-cell office:value-type="float" office:value="1.73681">
            <text:p>1.73681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31871">
            <text:p>0.931871</text:p>
          </table:table-cell>
          <table:table-cell office:value-type="float" office:value="0.0000125156">
            <text:p>1.25156E-005</text:p>
          </table:table-cell>
          <table:table-cell office:value-type="float" office:value="1.79388">
            <text:p>1.79388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4271">
            <text:p>0.94271</text:p>
          </table:table-cell>
          <table:table-cell office:value-type="float" office:value="0.0000121592">
            <text:p>1.21592E-005</text:p>
          </table:table-cell>
          <table:table-cell office:value-type="float" office:value="1.87576">
            <text:p>1.87576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5355">
            <text:p>0.95355</text:p>
          </table:table-cell>
          <table:table-cell office:value-type="float" office:value="0.000011668">
            <text:p>0.000011668</text:p>
          </table:table-cell>
          <table:table-cell office:value-type="float" office:value="1.99682">
            <text:p>1.99682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6439">
            <text:p>0.96439</text:p>
          </table:table-cell>
          <table:table-cell office:value-type="float" office:value="0.0000109818">
            <text:p>1.09818E-005</text:p>
          </table:table-cell>
          <table:table-cell office:value-type="float" office:value="2.18407">
            <text:p>2.18407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75229">
            <text:p>0.975229</text:p>
          </table:table-cell>
          <table:table-cell office:value-type="float" office:value="0.0000100053">
            <text:p>1.00053E-005</text:p>
          </table:table-cell>
          <table:table-cell office:value-type="float" office:value="2.49485">
            <text:p>2.49485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86069">
            <text:p>0.986069</text:p>
          </table:table-cell>
          <table:table-cell office:value-type="float" office:value="0.00000857804">
            <text:p>0.000008578</text:p>
          </table:table-cell>
          <table:table-cell office:value-type="float" office:value="3.07634">
            <text:p>3.07634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96909">
            <text:p>0.996909</text:p>
          </table:table-cell>
          <table:table-cell office:value-type="float" office:value="0.000006409">
            <text:p>0.000006409</text:p>
          </table:table-cell>
          <table:table-cell office:value-type="float" office:value="4.45592">
            <text:p>4.45592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0775">
            <text:p>1.00775</text:p>
          </table:table-cell>
          <table:table-cell office:value-type="float" office:value="0.0000029087">
            <text:p>2.9087E-006</text:p>
          </table:table-cell>
          <table:table-cell office:value-type="float" office:value="11.0215">
            <text:p>11.0215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1859">
            <text:p>1.01859</text:p>
          </table:table-cell>
          <table:table-cell office:value-type="float" office:value="0.00000000878081">
            <text:p>8.78081E-009</text:p>
          </table:table-cell>
          <table:table-cell office:value-type="float" office:value="3641.41">
            <text:p>3641.41</text:p>
          </table:table-cell>
          <table:table-cell office:value-type="float" office:value="0.0000893822">
            <text:p>8.93822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2943">
            <text:p>1.02943</text:p>
          </table:table-cell>
          <table:table-cell office:value-type="float" office:value="-0.0000166645">
            <text:p>-1.66645E-005</text:p>
          </table:table-cell>
          <table:table-cell office:value-type="float" office:value="-3.09829">
            <text:p>-3.09829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4027">
            <text:p>1.04027</text:p>
          </table:table-cell>
          <table:table-cell office:value-type="float" office:value="-0.0000611286">
            <text:p>-6.11286E-005</text:p>
          </table:table-cell>
          <table:table-cell office:value-type="float" office:value="-1.57202">
            <text:p>-1.57202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5111">
            <text:p>1.05111</text:p>
          </table:table-cell>
          <table:table-cell office:value-type="float" office:value="0.000702459">
            <text:p>0.000702459</text:p>
          </table:table-cell>
          <table:table-cell office:value-type="float" office:value="-0.950222">
            <text:p>-0.950222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6195">
            <text:p>1.06195</text:p>
          </table:table-cell>
          <table:table-cell office:value-type="float" office:value="0.0000927316">
            <text:p>9.27316E-005</text:p>
          </table:table-cell>
          <table:table-cell office:value-type="float" office:value="-0.622923">
            <text:p>-0.622923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7279">
            <text:p>1.07279</text:p>
          </table:table-cell>
          <table:table-cell office:value-type="float" office:value="0.0000610646">
            <text:p>6.10646E-005</text:p>
          </table:table-cell>
          <table:table-cell office:value-type="float" office:value="-0.427377">
            <text:p>-0.427377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8363">
            <text:p>1.08363</text:p>
          </table:table-cell>
          <table:table-cell office:value-type="float" office:value="0.0000500678">
            <text:p>5.00678E-005</text:p>
          </table:table-cell>
          <table:table-cell office:value-type="float" office:value="-0.301607">
            <text:p>-0.301607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9447">
            <text:p>1.09447</text:p>
          </table:table-cell>
          <table:table-cell office:value-type="float" office:value="0.0000446486">
            <text:p>4.46486E-005</text:p>
          </table:table-cell>
          <table:table-cell office:value-type="float" office:value="-0.216841">
            <text:p>-0.216841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10531">
            <text:p>1.10531</text:p>
          </table:table-cell>
          <table:table-cell office:value-type="float" office:value="0.0000415232">
            <text:p>4.15232E-005</text:p>
          </table:table-cell>
          <table:table-cell office:value-type="float" office:value="-0.157894">
            <text:p>-0.157894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11615">
            <text:p>1.11615</text:p>
          </table:table-cell>
          <table:table-cell office:value-type="float" office:value="0.0000395556">
            <text:p>3.95556E-005</text:p>
          </table:table-cell>
          <table:table-cell office:value-type="float" office:value="-0.116003">
            <text:p>-0.116003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12699">
            <text:p>1.12699</text:p>
          </table:table-cell>
          <table:table-cell office:value-type="float" office:value="0.0000382477">
            <text:p>3.82477E-005</text:p>
          </table:table-cell>
          <table:table-cell office:value-type="float" office:value="-0.0857745">
            <text:p>-0.0857745</text:p>
          </table:table-cell>
          <table:table-cell office:value-type="float" office:value="0.0000857815">
            <text:p>8.57815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407171">
            <text:p>0.0407171</text:p>
          </table:table-cell>
          <table:table-cell office:value-type="float" office:value="0.00000000206896">
            <text:p>2.06896E-009</text:p>
          </table:table-cell>
          <table:table-cell office:value-type="float" office:value="15895.5">
            <text:p>15895.5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516028">
            <text:p>0.0516028</text:p>
          </table:table-cell>
          <table:table-cell office:value-type="float" office:value="0.00000000277913">
            <text:p>2.77913E-009</text:p>
          </table:table-cell>
          <table:table-cell office:value-type="float" office:value="11833.3">
            <text:p>11833.3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624884">
            <text:p>0.0624884</text:p>
          </table:table-cell>
          <table:table-cell office:value-type="float" office:value="0.00000000373299">
            <text:p>3.73299E-009</text:p>
          </table:table-cell>
          <table:table-cell office:value-type="float" office:value="8809.42">
            <text:p>8809.42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733741">
            <text:p>0.0733741</text:p>
          </table:table-cell>
          <table:table-cell office:value-type="float" office:value="0.0000000050141">
            <text:p>0.000000005</text:p>
          </table:table-cell>
          <table:table-cell office:value-type="float" office:value="6558.34">
            <text:p>6558.34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842598">
            <text:p>0.0842598</text:p>
          </table:table-cell>
          <table:table-cell office:value-type="float" office:value="0.00000000673463">
            <text:p>6.73463E-009</text:p>
          </table:table-cell>
          <table:table-cell office:value-type="float" office:value="4882.59">
            <text:p>4882.59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951454">
            <text:p>0.0951454</text:p>
          </table:table-cell>
          <table:table-cell office:value-type="float" office:value="0.00000000904512">
            <text:p>0.000000009</text:p>
          </table:table-cell>
          <table:table-cell office:value-type="float" office:value="3635.13">
            <text:p>3635.13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106031">
            <text:p>0.106031</text:p>
          </table:table-cell>
          <table:table-cell office:value-type="float" office:value="0.0000000121475">
            <text:p>1.21475E-008</text:p>
          </table:table-cell>
          <table:table-cell office:value-type="float" office:value="2706.49">
            <text:p>2706.49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116917">
            <text:p>0.116917</text:p>
          </table:table-cell>
          <table:table-cell office:value-type="float" office:value="0.0000000163126">
            <text:p>1.63126E-008</text:p>
          </table:table-cell>
          <table:table-cell office:value-type="float" office:value="2015.19">
            <text:p>2015.19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127802">
            <text:p>0.127802</text:p>
          </table:table-cell>
          <table:table-cell office:value-type="float" office:value="0.0000000219032">
            <text:p>2.19032E-008</text:p>
          </table:table-cell>
          <table:table-cell office:value-type="float" office:value="1500.57">
            <text:p>1500.57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138688">
            <text:p>0.138688</text:p>
          </table:table-cell>
          <table:table-cell office:value-type="float" office:value="0.0000000294054">
            <text:p>2.94054E-008</text:p>
          </table:table-cell>
          <table:table-cell office:value-type="float" office:value="1117.48">
            <text:p>1117.48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149574">
            <text:p>0.149574</text:p>
          </table:table-cell>
          <table:table-cell office:value-type="float" office:value="0.0000000394689">
            <text:p>3.94689E-008</text:p>
          </table:table-cell>
          <table:table-cell office:value-type="float" office:value="832.293">
            <text:p>832.293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160459">
            <text:p>0.160459</text:p>
          </table:table-cell>
          <table:table-cell office:value-type="float" office:value="0.0000000529619">
            <text:p>0.000000053</text:p>
          </table:table-cell>
          <table:table-cell office:value-type="float" office:value="619.997">
            <text:p>619.997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171345">
            <text:p>0.171345</text:p>
          </table:table-cell>
          <table:table-cell office:value-type="float" office:value="0.0000000710411">
            <text:p>0.000000071</text:p>
          </table:table-cell>
          <table:table-cell office:value-type="float" office:value="461.96">
            <text:p>461.96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182231">
            <text:p>0.182231</text:p>
          </table:table-cell>
          <table:table-cell office:value-type="float" office:value="0.0000000952445">
            <text:p>9.52445E-008</text:p>
          </table:table-cell>
          <table:table-cell office:value-type="float" office:value="344.313">
            <text:p>344.313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193116">
            <text:p>0.193116</text:p>
          </table:table-cell>
          <table:table-cell office:value-type="float" office:value="0.000000127609">
            <text:p>1.27609E-007</text:p>
          </table:table-cell>
          <table:table-cell office:value-type="float" office:value="256.734">
            <text:p>256.734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204002">
            <text:p>0.204002</text:p>
          </table:table-cell>
          <table:table-cell office:value-type="float" office:value="0.000000170818">
            <text:p>1.70818E-007</text:p>
          </table:table-cell>
          <table:table-cell office:value-type="float" office:value="191.539">
            <text:p>191.539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214888">
            <text:p>0.214888</text:p>
          </table:table-cell>
          <table:table-cell office:value-type="float" office:value="0.000000228388">
            <text:p>2.28388E-007</text:p>
          </table:table-cell>
          <table:table-cell office:value-type="float" office:value="143.006">
            <text:p>143.006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225773">
            <text:p>0.225773</text:p>
          </table:table-cell>
          <table:table-cell office:value-type="float" office:value="0.000000304876">
            <text:p>3.04876E-007</text:p>
          </table:table-cell>
          <table:table-cell office:value-type="float" office:value="106.877">
            <text:p>106.877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236659">
            <text:p>0.236659</text:p>
          </table:table-cell>
          <table:table-cell office:value-type="float" office:value="0.00000040613">
            <text:p>4.0613E-007</text:p>
          </table:table-cell>
          <table:table-cell office:value-type="float" office:value="79.9819">
            <text:p>79.9819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247545">
            <text:p>0.247545</text:p>
          </table:table-cell>
          <table:table-cell office:value-type="float" office:value="0.000000539515">
            <text:p>5.39515E-007</text:p>
          </table:table-cell>
          <table:table-cell office:value-type="float" office:value="59.9606">
            <text:p>59.9606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25843">
            <text:p>0.25843</text:p>
          </table:table-cell>
          <table:table-cell office:value-type="float" office:value="0.000000714108">
            <text:p>7.14108E-007</text:p>
          </table:table-cell>
          <table:table-cell office:value-type="float" office:value="45.0563">
            <text:p>45.0563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269316">
            <text:p>0.269316</text:p>
          </table:table-cell>
          <table:table-cell office:value-type="float" office:value="0.000000940734">
            <text:p>9.40734E-007</text:p>
          </table:table-cell>
          <table:table-cell office:value-type="float" office:value="33.9612">
            <text:p>33.9612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280202">
            <text:p>0.280202</text:p>
          </table:table-cell>
          <table:table-cell office:value-type="float" office:value="0.00000123172">
            <text:p>1.23172E-006</text:p>
          </table:table-cell>
          <table:table-cell office:value-type="float" office:value="25.7018">
            <text:p>25.7018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291087">
            <text:p>0.291087</text:p>
          </table:table-cell>
          <table:table-cell office:value-type="float" office:value="0.00000160019">
            <text:p>1.60019E-006</text:p>
          </table:table-cell>
          <table:table-cell office:value-type="float" office:value="19.5533">
            <text:p>19.5533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301973">
            <text:p>0.301973</text:p>
          </table:table-cell>
          <table:table-cell office:value-type="float" office:value="0.00000205863">
            <text:p>2.05863E-006</text:p>
          </table:table-cell>
          <table:table-cell office:value-type="float" office:value="14.9762">
            <text:p>14.9762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312859">
            <text:p>0.312859</text:p>
          </table:table-cell>
          <table:table-cell office:value-type="float" office:value="0.0000026167">
            <text:p>2.6167E-006</text:p>
          </table:table-cell>
          <table:table-cell office:value-type="float" office:value="11.5689">
            <text:p>11.5689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323744">
            <text:p>0.323744</text:p>
          </table:table-cell>
          <table:table-cell office:value-type="float" office:value="0.00000327826">
            <text:p>3.27826E-006</text:p>
          </table:table-cell>
          <table:table-cell office:value-type="float" office:value="9.0325">
            <text:p>9.0325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33463">
            <text:p>0.33463</text:p>
          </table:table-cell>
          <table:table-cell office:value-type="float" office:value="0.0000040383">
            <text:p>4.0383E-006</text:p>
          </table:table-cell>
          <table:table-cell office:value-type="float" office:value="7.14431">
            <text:p>7.14431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345516">
            <text:p>0.345516</text:p>
          </table:table-cell>
          <table:table-cell office:value-type="float" office:value="0.00000488063">
            <text:p>4.88063E-006</text:p>
          </table:table-cell>
          <table:table-cell office:value-type="float" office:value="5.73871">
            <text:p>5.73871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356401">
            <text:p>0.356401</text:p>
          </table:table-cell>
          <table:table-cell office:value-type="float" office:value="0.00000577779">
            <text:p>5.77779E-006</text:p>
          </table:table-cell>
          <table:table-cell office:value-type="float" office:value="4.69235">
            <text:p>4.69235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367287">
            <text:p>0.367287</text:p>
          </table:table-cell>
          <table:table-cell office:value-type="float" office:value="0.00000669375">
            <text:p>6.69375E-006</text:p>
          </table:table-cell>
          <table:table-cell office:value-type="float" office:value="3.91341">
            <text:p>3.91341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378173">
            <text:p>0.378173</text:p>
          </table:table-cell>
          <table:table-cell office:value-type="float" office:value="0.00000758942">
            <text:p>7.58942E-006</text:p>
          </table:table-cell>
          <table:table-cell office:value-type="float" office:value="3.33356">
            <text:p>3.33356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389058">
            <text:p>0.389058</text:p>
          </table:table-cell>
          <table:table-cell office:value-type="float" office:value="0.00000842901">
            <text:p>0.000008429</text:p>
          </table:table-cell>
          <table:table-cell office:value-type="float" office:value="2.9019">
            <text:p>2.9019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399944">
            <text:p>0.399944</text:p>
          </table:table-cell>
          <table:table-cell office:value-type="float" office:value="0.00000918547">
            <text:p>9.18547E-006</text:p>
          </table:table-cell>
          <table:table-cell office:value-type="float" office:value="2.58057">
            <text:p>2.58057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410829">
            <text:p>0.410829</text:p>
          </table:table-cell>
          <table:table-cell office:value-type="float" office:value="0.00000984305">
            <text:p>9.84305E-006</text:p>
          </table:table-cell>
          <table:table-cell office:value-type="float" office:value="2.34136">
            <text:p>2.34136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421715">
            <text:p>0.421715</text:p>
          </table:table-cell>
          <table:table-cell office:value-type="float" office:value="0.0000103972">
            <text:p>1.03972E-005</text:p>
          </table:table-cell>
          <table:table-cell office:value-type="float" office:value="2.16329">
            <text:p>2.16329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432601">
            <text:p>0.432601</text:p>
          </table:table-cell>
          <table:table-cell office:value-type="float" office:value="0.0000108519">
            <text:p>1.08519E-005</text:p>
          </table:table-cell>
          <table:table-cell office:value-type="float" office:value="2.03073">
            <text:p>2.03073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443486">
            <text:p>0.443486</text:p>
          </table:table-cell>
          <table:table-cell office:value-type="float" office:value="0.0000112171">
            <text:p>1.12171E-005</text:p>
          </table:table-cell>
          <table:table-cell office:value-type="float" office:value="1.93205">
            <text:p>1.93205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454372">
            <text:p>0.454372</text:p>
          </table:table-cell>
          <table:table-cell office:value-type="float" office:value="0.0000115054">
            <text:p>1.15054E-005</text:p>
          </table:table-cell>
          <table:table-cell office:value-type="float" office:value="1.85859">
            <text:p>1.85859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465258">
            <text:p>0.465258</text:p>
          </table:table-cell>
          <table:table-cell office:value-type="float" office:value="0.0000117298">
            <text:p>1.17298E-005</text:p>
          </table:table-cell>
          <table:table-cell office:value-type="float" office:value="1.8039">
            <text:p>1.8039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476143">
            <text:p>0.476143</text:p>
          </table:table-cell>
          <table:table-cell office:value-type="float" office:value="0.0000119026">
            <text:p>1.19026E-005</text:p>
          </table:table-cell>
          <table:table-cell office:value-type="float" office:value="1.76319">
            <text:p>1.76319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487029">
            <text:p>0.487029</text:p>
          </table:table-cell>
          <table:table-cell office:value-type="float" office:value="0.0000120346">
            <text:p>1.20346E-005</text:p>
          </table:table-cell>
          <table:table-cell office:value-type="float" office:value="1.73289">
            <text:p>1.73289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497915">
            <text:p>0.497915</text:p>
          </table:table-cell>
          <table:table-cell office:value-type="float" office:value="0.0000121348">
            <text:p>1.21348E-005</text:p>
          </table:table-cell>
          <table:table-cell office:value-type="float" office:value="1.71033">
            <text:p>1.71033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5088">
            <text:p>0.5088</text:p>
          </table:table-cell>
          <table:table-cell office:value-type="float" office:value="0.0000122104">
            <text:p>1.22104E-005</text:p>
          </table:table-cell>
          <table:table-cell office:value-type="float" office:value="1.69353">
            <text:p>1.69353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519686">
            <text:p>0.519686</text:p>
          </table:table-cell>
          <table:table-cell office:value-type="float" office:value="0.0000122673">
            <text:p>1.22673E-005</text:p>
          </table:table-cell>
          <table:table-cell office:value-type="float" office:value="1.68103">
            <text:p>1.68103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530572">
            <text:p>0.530572</text:p>
          </table:table-cell>
          <table:table-cell office:value-type="float" office:value="0.0000123101">
            <text:p>1.23101E-005</text:p>
          </table:table-cell>
          <table:table-cell office:value-type="float" office:value="1.67173">
            <text:p>1.67173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541457">
            <text:p>0.541457</text:p>
          </table:table-cell>
          <table:table-cell office:value-type="float" office:value="0.0000123421">
            <text:p>1.23421E-005</text:p>
          </table:table-cell>
          <table:table-cell office:value-type="float" office:value="1.6648">
            <text:p>1.6648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552343">
            <text:p>0.552343</text:p>
          </table:table-cell>
          <table:table-cell office:value-type="float" office:value="0.000012366">
            <text:p>0.000012366</text:p>
          </table:table-cell>
          <table:table-cell office:value-type="float" office:value="1.65964">
            <text:p>1.65964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563229">
            <text:p>0.563229</text:p>
          </table:table-cell>
          <table:table-cell office:value-type="float" office:value="0.0000123839">
            <text:p>1.23839E-005</text:p>
          </table:table-cell>
          <table:table-cell office:value-type="float" office:value="1.65581">
            <text:p>1.65581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574114">
            <text:p>0.574114</text:p>
          </table:table-cell>
          <table:table-cell office:value-type="float" office:value="0.0000123972">
            <text:p>1.23972E-005</text:p>
          </table:table-cell>
          <table:table-cell office:value-type="float" office:value="1.65295">
            <text:p>1.65295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585">
            <text:p>0.585</text:p>
          </table:table-cell>
          <table:table-cell office:value-type="float" office:value="0.0000124071">
            <text:p>1.24071E-005</text:p>
          </table:table-cell>
          <table:table-cell office:value-type="float" office:value="1.65083">
            <text:p>1.65083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595886">
            <text:p>0.595886</text:p>
          </table:table-cell>
          <table:table-cell office:value-type="float" office:value="0.0000124145">
            <text:p>1.24145E-005</text:p>
          </table:table-cell>
          <table:table-cell office:value-type="float" office:value="1.64925">
            <text:p>1.64925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606771">
            <text:p>0.606771</text:p>
          </table:table-cell>
          <table:table-cell office:value-type="float" office:value="0.00001242">
            <text:p>0.00001242</text:p>
          </table:table-cell>
          <table:table-cell office:value-type="float" office:value="1.64807">
            <text:p>1.64807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617657">
            <text:p>0.617657</text:p>
          </table:table-cell>
          <table:table-cell office:value-type="float" office:value="0.0000124241">
            <text:p>1.24241E-005</text:p>
          </table:table-cell>
          <table:table-cell office:value-type="float" office:value="1.6472">
            <text:p>1.6472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628543">
            <text:p>0.628543</text:p>
          </table:table-cell>
          <table:table-cell office:value-type="float" office:value="0.0000124271">
            <text:p>1.24271E-005</text:p>
          </table:table-cell>
          <table:table-cell office:value-type="float" office:value="1.64656">
            <text:p>1.64656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639428">
            <text:p>0.639428</text:p>
          </table:table-cell>
          <table:table-cell office:value-type="float" office:value="0.0000124294">
            <text:p>1.24294E-005</text:p>
          </table:table-cell>
          <table:table-cell office:value-type="float" office:value="1.64609">
            <text:p>1.64609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650314">
            <text:p>0.650314</text:p>
          </table:table-cell>
          <table:table-cell office:value-type="float" office:value="0.000012431">
            <text:p>0.000012431</text:p>
          </table:table-cell>
          <table:table-cell office:value-type="float" office:value="1.64574">
            <text:p>1.64574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6612">
            <text:p>0.6612</text:p>
          </table:table-cell>
          <table:table-cell office:value-type="float" office:value="0.0000124321">
            <text:p>1.24321E-005</text:p>
          </table:table-cell>
          <table:table-cell office:value-type="float" office:value="1.6455">
            <text:p>1.6455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672085">
            <text:p>0.672085</text:p>
          </table:table-cell>
          <table:table-cell office:value-type="float" office:value="0.0000124329">
            <text:p>1.24329E-005</text:p>
          </table:table-cell>
          <table:table-cell office:value-type="float" office:value="1.64533">
            <text:p>1.64533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682971">
            <text:p>0.682971</text:p>
          </table:table-cell>
          <table:table-cell office:value-type="float" office:value="0.0000124334">
            <text:p>1.24334E-005</text:p>
          </table:table-cell>
          <table:table-cell office:value-type="float" office:value="1.64523">
            <text:p>1.64523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693857">
            <text:p>0.693857</text:p>
          </table:table-cell>
          <table:table-cell office:value-type="float" office:value="0.0000124337">
            <text:p>1.24337E-005</text:p>
          </table:table-cell>
          <table:table-cell office:value-type="float" office:value="1.64517">
            <text:p>1.64517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704742">
            <text:p>0.704742</text:p>
          </table:table-cell>
          <table:table-cell office:value-type="float" office:value="0.0000124337">
            <text:p>1.24337E-005</text:p>
          </table:table-cell>
          <table:table-cell office:value-type="float" office:value="1.64517">
            <text:p>1.64517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715628">
            <text:p>0.715628</text:p>
          </table:table-cell>
          <table:table-cell office:value-type="float" office:value="0.0000124335">
            <text:p>1.24335E-005</text:p>
          </table:table-cell>
          <table:table-cell office:value-type="float" office:value="1.64521">
            <text:p>1.64521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726514">
            <text:p>0.726514</text:p>
          </table:table-cell>
          <table:table-cell office:value-type="float" office:value="0.000012433">
            <text:p>0.000012433</text:p>
          </table:table-cell>
          <table:table-cell office:value-type="float" office:value="1.64531">
            <text:p>1.64531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737399">
            <text:p>0.737399</text:p>
          </table:table-cell>
          <table:table-cell office:value-type="float" office:value="0.0000124323">
            <text:p>1.24323E-005</text:p>
          </table:table-cell>
          <table:table-cell office:value-type="float" office:value="1.64547">
            <text:p>1.64547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748285">
            <text:p>0.748285</text:p>
          </table:table-cell>
          <table:table-cell office:value-type="float" office:value="0.0000124312">
            <text:p>1.24312E-005</text:p>
          </table:table-cell>
          <table:table-cell office:value-type="float" office:value="1.6457">
            <text:p>1.6457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759171">
            <text:p>0.759171</text:p>
          </table:table-cell>
          <table:table-cell office:value-type="float" office:value="0.0000124296">
            <text:p>1.24296E-005</text:p>
          </table:table-cell>
          <table:table-cell office:value-type="float" office:value="1.64603">
            <text:p>1.64603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770056">
            <text:p>0.770056</text:p>
          </table:table-cell>
          <table:table-cell office:value-type="float" office:value="0.0000124275">
            <text:p>1.24275E-005</text:p>
          </table:table-cell>
          <table:table-cell office:value-type="float" office:value="1.64649">
            <text:p>1.64649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780942">
            <text:p>0.780942</text:p>
          </table:table-cell>
          <table:table-cell office:value-type="float" office:value="0.0000124246">
            <text:p>1.24246E-005</text:p>
          </table:table-cell>
          <table:table-cell office:value-type="float" office:value="1.6471">
            <text:p>1.6471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791827">
            <text:p>0.791827</text:p>
          </table:table-cell>
          <table:table-cell office:value-type="float" office:value="0.0000124207">
            <text:p>1.24207E-005</text:p>
          </table:table-cell>
          <table:table-cell office:value-type="float" office:value="1.64794">
            <text:p>1.64794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802713">
            <text:p>0.802713</text:p>
          </table:table-cell>
          <table:table-cell office:value-type="float" office:value="0.0000124154">
            <text:p>1.24154E-005</text:p>
          </table:table-cell>
          <table:table-cell office:value-type="float" office:value="1.64907">
            <text:p>1.64907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813599">
            <text:p>0.813599</text:p>
          </table:table-cell>
          <table:table-cell office:value-type="float" office:value="0.0000124082">
            <text:p>1.24082E-005</text:p>
          </table:table-cell>
          <table:table-cell office:value-type="float" office:value="1.65059">
            <text:p>1.65059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824484">
            <text:p>0.824484</text:p>
          </table:table-cell>
          <table:table-cell office:value-type="float" office:value="0.0000123986">
            <text:p>1.23986E-005</text:p>
          </table:table-cell>
          <table:table-cell office:value-type="float" office:value="1.65265">
            <text:p>1.65265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83537">
            <text:p>0.83537</text:p>
          </table:table-cell>
          <table:table-cell office:value-type="float" office:value="0.0000123857">
            <text:p>1.23857E-005</text:p>
          </table:table-cell>
          <table:table-cell office:value-type="float" office:value="1.65542">
            <text:p>1.65542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846256">
            <text:p>0.846256</text:p>
          </table:table-cell>
          <table:table-cell office:value-type="float" office:value="0.0000123683">
            <text:p>1.23683E-005</text:p>
          </table:table-cell>
          <table:table-cell office:value-type="float" office:value="1.65915">
            <text:p>1.65915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857141">
            <text:p>0.857141</text:p>
          </table:table-cell>
          <table:table-cell office:value-type="float" office:value="0.0000123449">
            <text:p>1.23449E-005</text:p>
          </table:table-cell>
          <table:table-cell office:value-type="float" office:value="1.6642">
            <text:p>1.6642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868027">
            <text:p>0.868027</text:p>
          </table:table-cell>
          <table:table-cell office:value-type="float" office:value="0.0000123133">
            <text:p>1.23133E-005</text:p>
          </table:table-cell>
          <table:table-cell office:value-type="float" office:value="1.67103">
            <text:p>1.67103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878913">
            <text:p>0.878913</text:p>
          </table:table-cell>
          <table:table-cell office:value-type="float" office:value="0.0000122708">
            <text:p>1.22708E-005</text:p>
          </table:table-cell>
          <table:table-cell office:value-type="float" office:value="1.68029">
            <text:p>1.68029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889798">
            <text:p>0.889798</text:p>
          </table:table-cell>
          <table:table-cell office:value-type="float" office:value="0.0000122133">
            <text:p>1.22133E-005</text:p>
          </table:table-cell>
          <table:table-cell office:value-type="float" office:value="1.69289">
            <text:p>1.69289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900684">
            <text:p>0.900684</text:p>
          </table:table-cell>
          <table:table-cell office:value-type="float" office:value="0.0000121357">
            <text:p>1.21357E-005</text:p>
          </table:table-cell>
          <table:table-cell office:value-type="float" office:value="1.71012">
            <text:p>1.71012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91157">
            <text:p>0.91157</text:p>
          </table:table-cell>
          <table:table-cell office:value-type="float" office:value="0.0000120304">
            <text:p>1.20304E-005</text:p>
          </table:table-cell>
          <table:table-cell office:value-type="float" office:value="1.73383">
            <text:p>1.73383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922455">
            <text:p>0.922455</text:p>
          </table:table-cell>
          <table:table-cell office:value-type="float" office:value="0.0000118874">
            <text:p>1.18874E-005</text:p>
          </table:table-cell>
          <table:table-cell office:value-type="float" office:value="1.76673">
            <text:p>1.76673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933341">
            <text:p>0.933341</text:p>
          </table:table-cell>
          <table:table-cell office:value-type="float" office:value="0.0000116921">
            <text:p>1.16921E-005</text:p>
          </table:table-cell>
          <table:table-cell office:value-type="float" office:value="1.81295">
            <text:p>1.81295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944227">
            <text:p>0.944227</text:p>
          </table:table-cell>
          <table:table-cell office:value-type="float" office:value="0.0000114239">
            <text:p>1.14239E-005</text:p>
          </table:table-cell>
          <table:table-cell office:value-type="float" office:value="1.87898">
            <text:p>1.87898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955112">
            <text:p>0.955112</text:p>
          </table:table-cell>
          <table:table-cell office:value-type="float" office:value="0.0000110528">
            <text:p>1.10528E-005</text:p>
          </table:table-cell>
          <table:table-cell office:value-type="float" office:value="1.97563">
            <text:p>1.97563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965998">
            <text:p>0.965998</text:p>
          </table:table-cell>
          <table:table-cell office:value-type="float" office:value="0.0000105337">
            <text:p>1.05337E-005</text:p>
          </table:table-cell>
          <table:table-cell office:value-type="float" office:value="2.12228">
            <text:p>2.12228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976884">
            <text:p>0.976884</text:p>
          </table:table-cell>
          <table:table-cell office:value-type="float" office:value="0.00000979617">
            <text:p>9.79617E-006</text:p>
          </table:table-cell>
          <table:table-cell office:value-type="float" office:value="2.35735">
            <text:p>2.35735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987769">
            <text:p>0.987769</text:p>
          </table:table-cell>
          <table:table-cell office:value-type="float" office:value="0.0000087253">
            <text:p>8.7253E-006</text:p>
          </table:table-cell>
          <table:table-cell office:value-type="float" office:value="2.7694">
            <text:p>2.7694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998655">
            <text:p>0.998655</text:p>
          </table:table-cell>
          <table:table-cell office:value-type="float" office:value="0.00000712007">
            <text:p>7.12007E-006</text:p>
          </table:table-cell>
          <table:table-cell office:value-type="float" office:value="3.61922">
            <text:p>3.61922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00954">
            <text:p>1.00954</text:p>
          </table:table-cell>
          <table:table-cell office:value-type="float" office:value="0.00000459516">
            <text:p>4.59516E-006</text:p>
          </table:table-cell>
          <table:table-cell office:value-type="float" office:value="6.15735">
            <text:p>6.15735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02043">
            <text:p>1.02043</text:p>
          </table:table-cell>
          <table:table-cell office:value-type="float" office:value="0.000000306586">
            <text:p>3.06586E-007</text:p>
          </table:table-cell>
          <table:table-cell office:value-type="float" office:value="106.276">
            <text:p>106.276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03131">
            <text:p>1.03131</text:p>
          </table:table-cell>
          <table:table-cell office:value-type="float" office:value="-0.00000802369">
            <text:p>-8.02369E-006</text:p>
          </table:table-cell>
          <table:table-cell office:value-type="float" office:value="-5.09901">
            <text:p>-5.09901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0422">
            <text:p>1.0422</text:p>
          </table:table-cell>
          <table:table-cell office:value-type="float" office:value="-0.0000294251">
            <text:p>-2.94251E-005</text:p>
          </table:table-cell>
          <table:table-cell office:value-type="float" office:value="-2.11772">
            <text:p>-2.11772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05308">
            <text:p>1.05308</text:p>
          </table:table-cell>
          <table:table-cell office:value-type="float" office:value="-0.000176705">
            <text:p>-0.000176705</text:p>
          </table:table-cell>
          <table:table-cell office:value-type="float" office:value="-1.18613">
            <text:p>-1.18613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06397">
            <text:p>1.06397</text:p>
          </table:table-cell>
          <table:table-cell office:value-type="float" office:value="0.000129257">
            <text:p>0.000129257</text:p>
          </table:table-cell>
          <table:table-cell office:value-type="float" office:value="-0.745552">
            <text:p>-0.745552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07485">
            <text:p>1.07485</text:p>
          </table:table-cell>
          <table:table-cell office:value-type="float" office:value="0.0000654352">
            <text:p>6.54352E-005</text:p>
          </table:table-cell>
          <table:table-cell office:value-type="float" office:value="-0.497378">
            <text:p>-0.497378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08574">
            <text:p>1.08574</text:p>
          </table:table-cell>
          <table:table-cell office:value-type="float" office:value="0.0000501125">
            <text:p>5.01125E-005</text:p>
          </table:table-cell>
          <table:table-cell office:value-type="float" office:value="-0.343693">
            <text:p>-0.343693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09663">
            <text:p>1.09663</text:p>
          </table:table-cell>
          <table:table-cell office:value-type="float" office:value="0.0000434399">
            <text:p>4.34399E-005</text:p>
          </table:table-cell>
          <table:table-cell office:value-type="float" office:value="-0.24288">
            <text:p>-0.24288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10751">
            <text:p>1.10751</text:p>
          </table:table-cell>
          <table:table-cell office:value-type="float" office:value="0.0000398285">
            <text:p>3.98285E-005</text:p>
          </table:table-cell>
          <table:table-cell office:value-type="float" office:value="-0.174229">
            <text:p>-0.174229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1184">
            <text:p>1.1184</text:p>
          </table:table-cell>
          <table:table-cell office:value-type="float" office:value="0.0000376427">
            <text:p>3.76427E-005</text:p>
          </table:table-cell>
          <table:table-cell office:value-type="float" office:value="-0.126281">
            <text:p>-0.126281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12928">
            <text:p>1.12928</text:p>
          </table:table-cell>
          <table:table-cell office:value-type="float" office:value="0.0000362294">
            <text:p>3.62294E-005</text:p>
          </table:table-cell>
          <table:table-cell office:value-type="float" office:value="-0.0921968">
            <text:p>-0.0921968</text:p>
          </table:table-cell>
          <table:table-cell office:value-type="float" office:value="0.0000739436">
            <text:p>7.39436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392051">
            <text:p>0.0392051</text:p>
          </table:table-cell>
          <table:table-cell office:value-type="float" office:value="0.00000000196943">
            <text:p>0.000000002</text:p>
          </table:table-cell>
          <table:table-cell office:value-type="float" office:value="16376.8">
            <text:p>16376.8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50121">
            <text:p>0.050121</text:p>
          </table:table-cell>
          <table:table-cell office:value-type="float" office:value="0.0000000026664">
            <text:p>2.6664E-009</text:p>
          </table:table-cell>
          <table:table-cell office:value-type="float" office:value="12095.8">
            <text:p>12095.8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610369">
            <text:p>0.0610369</text:p>
          </table:table-cell>
          <table:table-cell office:value-type="float" office:value="0.00000000360996">
            <text:p>3.60996E-009</text:p>
          </table:table-cell>
          <table:table-cell office:value-type="float" office:value="8934">
            <text:p>8934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719528">
            <text:p>0.0719528</text:p>
          </table:table-cell>
          <table:table-cell office:value-type="float" office:value="0.00000000488726">
            <text:p>4.88726E-009</text:p>
          </table:table-cell>
          <table:table-cell office:value-type="float" office:value="6598.81">
            <text:p>6598.81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828687">
            <text:p>0.0828687</text:p>
          </table:table-cell>
          <table:table-cell office:value-type="float" office:value="0.00000000661624">
            <text:p>6.61624E-009</text:p>
          </table:table-cell>
          <table:table-cell office:value-type="float" office:value="4874.12">
            <text:p>4874.12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937846">
            <text:p>0.0937846</text:p>
          </table:table-cell>
          <table:table-cell office:value-type="float" office:value="0.00000000895641">
            <text:p>0.000000009</text:p>
          </table:table-cell>
          <table:table-cell office:value-type="float" office:value="3600.33">
            <text:p>3600.33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04701">
            <text:p>0.104701</text:p>
          </table:table-cell>
          <table:table-cell office:value-type="float" office:value="0.0000000121234">
            <text:p>1.21234E-008</text:p>
          </table:table-cell>
          <table:table-cell office:value-type="float" office:value="2659.55">
            <text:p>2659.55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15616">
            <text:p>0.115616</text:p>
          </table:table-cell>
          <table:table-cell office:value-type="float" office:value="0.0000000164086">
            <text:p>1.64086E-008</text:p>
          </table:table-cell>
          <table:table-cell office:value-type="float" office:value="1964.73">
            <text:p>1964.73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26532">
            <text:p>0.126532</text:p>
          </table:table-cell>
          <table:table-cell office:value-type="float" office:value="0.0000000222056">
            <text:p>2.22056E-008</text:p>
          </table:table-cell>
          <table:table-cell office:value-type="float" office:value="1451.56">
            <text:p>1451.56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37448">
            <text:p>0.137448</text:p>
          </table:table-cell>
          <table:table-cell office:value-type="float" office:value="0.0000000300451">
            <text:p>0.00000003</text:p>
          </table:table-cell>
          <table:table-cell office:value-type="float" office:value="1072.55">
            <text:p>1072.55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48364">
            <text:p>0.148364</text:p>
          </table:table-cell>
          <table:table-cell office:value-type="float" office:value="0.0000000406424">
            <text:p>4.06424E-008</text:p>
          </table:table-cell>
          <table:table-cell office:value-type="float" office:value="792.628">
            <text:p>792.628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5928">
            <text:p>0.15928</text:p>
          </table:table-cell>
          <table:table-cell office:value-type="float" office:value="0.0000000549594">
            <text:p>0.000000055</text:p>
          </table:table-cell>
          <table:table-cell office:value-type="float" office:value="585.887">
            <text:p>585.887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70196">
            <text:p>0.170196</text:p>
          </table:table-cell>
          <table:table-cell office:value-type="float" office:value="0.0000000742866">
            <text:p>7.42866E-008</text:p>
          </table:table-cell>
          <table:table-cell office:value-type="float" office:value="433.197">
            <text:p>433.197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81112">
            <text:p>0.181112</text:p>
          </table:table-cell>
          <table:table-cell office:value-type="float" office:value="0.00000010035">
            <text:p>1.0035E-007</text:p>
          </table:table-cell>
          <table:table-cell office:value-type="float" office:value="320.425">
            <text:p>320.425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92028">
            <text:p>0.192028</text:p>
          </table:table-cell>
          <table:table-cell office:value-type="float" office:value="0.000000135448">
            <text:p>1.35448E-007</text:p>
          </table:table-cell>
          <table:table-cell office:value-type="float" office:value="237.135">
            <text:p>237.135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02944">
            <text:p>0.202944</text:p>
          </table:table-cell>
          <table:table-cell office:value-type="float" office:value="0.000000182622">
            <text:p>1.82622E-007</text:p>
          </table:table-cell>
          <table:table-cell office:value-type="float" office:value="175.621">
            <text:p>175.621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1386">
            <text:p>0.21386</text:p>
          </table:table-cell>
          <table:table-cell office:value-type="float" office:value="0.000000245866">
            <text:p>2.45866E-007</text:p>
          </table:table-cell>
          <table:table-cell office:value-type="float" office:value="130.189">
            <text:p>130.189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24775">
            <text:p>0.224775</text:p>
          </table:table-cell>
          <table:table-cell office:value-type="float" office:value="0.000000330365">
            <text:p>3.30365E-007</text:p>
          </table:table-cell>
          <table:table-cell office:value-type="float" office:value="96.6344">
            <text:p>96.6344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35691">
            <text:p>0.235691</text:p>
          </table:table-cell>
          <table:table-cell office:value-type="float" office:value="0.000000442745">
            <text:p>4.42745E-007</text:p>
          </table:table-cell>
          <table:table-cell office:value-type="float" office:value="71.8522">
            <text:p>71.8522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46607">
            <text:p>0.246607</text:p>
          </table:table-cell>
          <table:table-cell office:value-type="float" office:value="0.000000591303">
            <text:p>5.91303E-007</text:p>
          </table:table-cell>
          <table:table-cell office:value-type="float" office:value="53.549">
            <text:p>53.549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57523">
            <text:p>0.257523</text:p>
          </table:table-cell>
          <table:table-cell office:value-type="float" office:value="0.000000786114">
            <text:p>7.86114E-007</text:p>
          </table:table-cell>
          <table:table-cell office:value-type="float" office:value="40.0309">
            <text:p>40.0309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68439">
            <text:p>0.268439</text:p>
          </table:table-cell>
          <table:table-cell office:value-type="float" office:value="0.00000103891">
            <text:p>1.03891E-006</text:p>
          </table:table-cell>
          <table:table-cell office:value-type="float" office:value="30.0469">
            <text:p>30.0469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79355">
            <text:p>0.279355</text:p>
          </table:table-cell>
          <table:table-cell office:value-type="float" office:value="0.00000136251">
            <text:p>1.36251E-006</text:p>
          </table:table-cell>
          <table:table-cell office:value-type="float" office:value="22.6732">
            <text:p>22.6732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90271">
            <text:p>0.290271</text:p>
          </table:table-cell>
          <table:table-cell office:value-type="float" office:value="0.00000176961">
            <text:p>1.76961E-006</text:p>
          </table:table-cell>
          <table:table-cell office:value-type="float" office:value="17.2271">
            <text:p>17.2271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01187">
            <text:p>0.301187</text:p>
          </table:table-cell>
          <table:table-cell office:value-type="float" office:value="0.00000227069">
            <text:p>2.27069E-006</text:p>
          </table:table-cell>
          <table:table-cell office:value-type="float" office:value="13.2049">
            <text:p>13.2049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12103">
            <text:p>0.312103</text:p>
          </table:table-cell>
          <table:table-cell office:value-type="float" office:value="0.00000287113">
            <text:p>2.87113E-006</text:p>
          </table:table-cell>
          <table:table-cell office:value-type="float" office:value="10.2343">
            <text:p>10.2343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23018">
            <text:p>0.323018</text:p>
          </table:table-cell>
          <table:table-cell office:value-type="float" office:value="0.00000356794">
            <text:p>3.56794E-006</text:p>
          </table:table-cell>
          <table:table-cell office:value-type="float" office:value="8.04023">
            <text:p>8.04023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33934">
            <text:p>0.333934</text:p>
          </table:table-cell>
          <table:table-cell office:value-type="float" office:value="0.00000434715">
            <text:p>4.34715E-006</text:p>
          </table:table-cell>
          <table:table-cell office:value-type="float" office:value="6.4198">
            <text:p>6.4198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4485">
            <text:p>0.34485</text:p>
          </table:table-cell>
          <table:table-cell office:value-type="float" office:value="0.00000518317">
            <text:p>5.18317E-006</text:p>
          </table:table-cell>
          <table:table-cell office:value-type="float" office:value="5.22302">
            <text:p>5.22302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55766">
            <text:p>0.355766</text:p>
          </table:table-cell>
          <table:table-cell office:value-type="float" office:value="0.00000604126">
            <text:p>6.04126E-006</text:p>
          </table:table-cell>
          <table:table-cell office:value-type="float" office:value="4.33911">
            <text:p>4.33911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66682">
            <text:p>0.366682</text:p>
          </table:table-cell>
          <table:table-cell office:value-type="float" office:value="0.00000688283">
            <text:p>6.88283E-006</text:p>
          </table:table-cell>
          <table:table-cell office:value-type="float" office:value="3.68629">
            <text:p>3.68629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77598">
            <text:p>0.377598</text:p>
          </table:table-cell>
          <table:table-cell office:value-type="float" office:value="0.00000767218">
            <text:p>7.67218E-006</text:p>
          </table:table-cell>
          <table:table-cell office:value-type="float" office:value="3.20414">
            <text:p>3.20414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88514">
            <text:p>0.388514</text:p>
          </table:table-cell>
          <table:table-cell office:value-type="float" office:value="0.00000838216">
            <text:p>8.38216E-006</text:p>
          </table:table-cell>
          <table:table-cell office:value-type="float" office:value="2.84805">
            <text:p>2.84805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9943">
            <text:p>0.39943</text:p>
          </table:table-cell>
          <table:table-cell office:value-type="float" office:value="0.00000899708">
            <text:p>8.99708E-006</text:p>
          </table:table-cell>
          <table:table-cell office:value-type="float" office:value="2.58505">
            <text:p>2.58505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10346">
            <text:p>0.410346</text:p>
          </table:table-cell>
          <table:table-cell office:value-type="float" office:value="0.00000951248">
            <text:p>9.51248E-006</text:p>
          </table:table-cell>
          <table:table-cell office:value-type="float" office:value="2.3908">
            <text:p>2.3908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21262">
            <text:p>0.421262</text:p>
          </table:table-cell>
          <table:table-cell office:value-type="float" office:value="0.00000993272">
            <text:p>9.93272E-006</text:p>
          </table:table-cell>
          <table:table-cell office:value-type="float" office:value="2.24734">
            <text:p>2.24734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32177">
            <text:p>0.432177</text:p>
          </table:table-cell>
          <table:table-cell office:value-type="float" office:value="0.0000102677">
            <text:p>1.02677E-005</text:p>
          </table:table-cell>
          <table:table-cell office:value-type="float" office:value="2.14139">
            <text:p>2.14139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43093">
            <text:p>0.443093</text:p>
          </table:table-cell>
          <table:table-cell office:value-type="float" office:value="0.00001053">
            <text:p>0.00001053</text:p>
          </table:table-cell>
          <table:table-cell office:value-type="float" office:value="2.06314">
            <text:p>2.06314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54009">
            <text:p>0.454009</text:p>
          </table:table-cell>
          <table:table-cell office:value-type="float" office:value="0.0000107325">
            <text:p>1.07325E-005</text:p>
          </table:table-cell>
          <table:table-cell office:value-type="float" office:value="2.00534">
            <text:p>2.00534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64925">
            <text:p>0.464925</text:p>
          </table:table-cell>
          <table:table-cell office:value-type="float" office:value="0.0000108872">
            <text:p>1.08872E-005</text:p>
          </table:table-cell>
          <table:table-cell office:value-type="float" office:value="1.96265">
            <text:p>1.96265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75841">
            <text:p>0.475841</text:p>
          </table:table-cell>
          <table:table-cell office:value-type="float" office:value="0.0000110043">
            <text:p>1.10043E-005</text:p>
          </table:table-cell>
          <table:table-cell office:value-type="float" office:value="1.93113">
            <text:p>1.93113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86757">
            <text:p>0.486757</text:p>
          </table:table-cell>
          <table:table-cell office:value-type="float" office:value="0.0000110924">
            <text:p>1.10924E-005</text:p>
          </table:table-cell>
          <table:table-cell office:value-type="float" office:value="1.90785">
            <text:p>1.90785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97673">
            <text:p>0.497673</text:p>
          </table:table-cell>
          <table:table-cell office:value-type="float" office:value="0.0000111584">
            <text:p>1.11584E-005</text:p>
          </table:table-cell>
          <table:table-cell office:value-type="float" office:value="1.89065">
            <text:p>1.89065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08589">
            <text:p>0.508589</text:p>
          </table:table-cell>
          <table:table-cell office:value-type="float" office:value="0.0000112076">
            <text:p>1.12076E-005</text:p>
          </table:table-cell>
          <table:table-cell office:value-type="float" office:value="1.87795">
            <text:p>1.87795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19505">
            <text:p>0.519505</text:p>
          </table:table-cell>
          <table:table-cell office:value-type="float" office:value="0.0000112443">
            <text:p>1.12443E-005</text:p>
          </table:table-cell>
          <table:table-cell office:value-type="float" office:value="1.86857">
            <text:p>1.86857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30421">
            <text:p>0.530421</text:p>
          </table:table-cell>
          <table:table-cell office:value-type="float" office:value="0.0000112715">
            <text:p>1.12715E-005</text:p>
          </table:table-cell>
          <table:table-cell office:value-type="float" office:value="1.86164">
            <text:p>1.86164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41336">
            <text:p>0.541336</text:p>
          </table:table-cell>
          <table:table-cell office:value-type="float" office:value="0.0000112917">
            <text:p>1.12917E-005</text:p>
          </table:table-cell>
          <table:table-cell office:value-type="float" office:value="1.85652">
            <text:p>1.85652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52252">
            <text:p>0.552252</text:p>
          </table:table-cell>
          <table:table-cell office:value-type="float" office:value="0.0000113066">
            <text:p>1.13066E-005</text:p>
          </table:table-cell>
          <table:table-cell office:value-type="float" office:value="1.85275">
            <text:p>1.85275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63168">
            <text:p>0.563168</text:p>
          </table:table-cell>
          <table:table-cell office:value-type="float" office:value="0.0000113177">
            <text:p>1.13177E-005</text:p>
          </table:table-cell>
          <table:table-cell office:value-type="float" office:value="1.84996">
            <text:p>1.84996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74084">
            <text:p>0.574084</text:p>
          </table:table-cell>
          <table:table-cell office:value-type="float" office:value="0.0000113259">
            <text:p>1.13259E-005</text:p>
          </table:table-cell>
          <table:table-cell office:value-type="float" office:value="1.8479">
            <text:p>1.8479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85">
            <text:p>0.585</text:p>
          </table:table-cell>
          <table:table-cell office:value-type="float" office:value="0.0000113319">
            <text:p>1.13319E-005</text:p>
          </table:table-cell>
          <table:table-cell office:value-type="float" office:value="1.84638">
            <text:p>1.84638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95916">
            <text:p>0.595916</text:p>
          </table:table-cell>
          <table:table-cell office:value-type="float" office:value="0.0000113364">
            <text:p>1.13364E-005</text:p>
          </table:table-cell>
          <table:table-cell office:value-type="float" office:value="1.84526">
            <text:p>1.84526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06832">
            <text:p>0.606832</text:p>
          </table:table-cell>
          <table:table-cell office:value-type="float" office:value="0.0000113397">
            <text:p>1.13397E-005</text:p>
          </table:table-cell>
          <table:table-cell office:value-type="float" office:value="1.84443">
            <text:p>1.84443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17748">
            <text:p>0.617748</text:p>
          </table:table-cell>
          <table:table-cell office:value-type="float" office:value="0.0000113421">
            <text:p>1.13421E-005</text:p>
          </table:table-cell>
          <table:table-cell office:value-type="float" office:value="1.84382">
            <text:p>1.84382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28664">
            <text:p>0.628664</text:p>
          </table:table-cell>
          <table:table-cell office:value-type="float" office:value="0.0000113439">
            <text:p>1.13439E-005</text:p>
          </table:table-cell>
          <table:table-cell office:value-type="float" office:value="1.84338">
            <text:p>1.84338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39579">
            <text:p>0.639579</text:p>
          </table:table-cell>
          <table:table-cell office:value-type="float" office:value="0.0000113452">
            <text:p>1.13452E-005</text:p>
          </table:table-cell>
          <table:table-cell office:value-type="float" office:value="1.84305">
            <text:p>1.84305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50495">
            <text:p>0.650495</text:p>
          </table:table-cell>
          <table:table-cell office:value-type="float" office:value="0.0000113461">
            <text:p>1.13461E-005</text:p>
          </table:table-cell>
          <table:table-cell office:value-type="float" office:value="1.84282">
            <text:p>1.84282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61411">
            <text:p>0.661411</text:p>
          </table:table-cell>
          <table:table-cell office:value-type="float" office:value="0.0000113468">
            <text:p>1.13468E-005</text:p>
          </table:table-cell>
          <table:table-cell office:value-type="float" office:value="1.84266">
            <text:p>1.84266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72327">
            <text:p>0.672327</text:p>
          </table:table-cell>
          <table:table-cell office:value-type="float" office:value="0.0000113472">
            <text:p>1.13472E-005</text:p>
          </table:table-cell>
          <table:table-cell office:value-type="float" office:value="1.84255">
            <text:p>1.84255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83243">
            <text:p>0.683243</text:p>
          </table:table-cell>
          <table:table-cell office:value-type="float" office:value="0.0000113474">
            <text:p>1.13474E-005</text:p>
          </table:table-cell>
          <table:table-cell office:value-type="float" office:value="1.84249">
            <text:p>1.84249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94159">
            <text:p>0.694159</text:p>
          </table:table-cell>
          <table:table-cell office:value-type="float" office:value="0.0000113475">
            <text:p>1.13475E-005</text:p>
          </table:table-cell>
          <table:table-cell office:value-type="float" office:value="1.84247">
            <text:p>1.84247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05075">
            <text:p>0.705075</text:p>
          </table:table-cell>
          <table:table-cell office:value-type="float" office:value="0.0000113475">
            <text:p>1.13475E-005</text:p>
          </table:table-cell>
          <table:table-cell office:value-type="float" office:value="1.84248">
            <text:p>1.84248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15991">
            <text:p>0.715991</text:p>
          </table:table-cell>
          <table:table-cell office:value-type="float" office:value="0.0000113472">
            <text:p>1.13472E-005</text:p>
          </table:table-cell>
          <table:table-cell office:value-type="float" office:value="1.84254">
            <text:p>1.84254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26907">
            <text:p>0.726907</text:p>
          </table:table-cell>
          <table:table-cell office:value-type="float" office:value="0.0000113469">
            <text:p>1.13469E-005</text:p>
          </table:table-cell>
          <table:table-cell office:value-type="float" office:value="1.84264">
            <text:p>1.84264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37823">
            <text:p>0.737823</text:p>
          </table:table-cell>
          <table:table-cell office:value-type="float" office:value="0.0000113463">
            <text:p>1.13463E-005</text:p>
          </table:table-cell>
          <table:table-cell office:value-type="float" office:value="1.84278">
            <text:p>1.84278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48738">
            <text:p>0.748738</text:p>
          </table:table-cell>
          <table:table-cell office:value-type="float" office:value="0.0000113454">
            <text:p>1.13454E-005</text:p>
          </table:table-cell>
          <table:table-cell office:value-type="float" office:value="1.843">
            <text:p>1.843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59654">
            <text:p>0.759654</text:p>
          </table:table-cell>
          <table:table-cell office:value-type="float" office:value="0.0000113442">
            <text:p>1.13442E-005</text:p>
          </table:table-cell>
          <table:table-cell office:value-type="float" office:value="1.8433">
            <text:p>1.8433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7057">
            <text:p>0.77057</text:p>
          </table:table-cell>
          <table:table-cell office:value-type="float" office:value="0.0000113425">
            <text:p>1.13425E-005</text:p>
          </table:table-cell>
          <table:table-cell office:value-type="float" office:value="1.84372">
            <text:p>1.84372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81486">
            <text:p>0.781486</text:p>
          </table:table-cell>
          <table:table-cell office:value-type="float" office:value="0.0000113402">
            <text:p>1.13402E-005</text:p>
          </table:table-cell>
          <table:table-cell office:value-type="float" office:value="1.84429">
            <text:p>1.84429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92402">
            <text:p>0.792402</text:p>
          </table:table-cell>
          <table:table-cell office:value-type="float" office:value="0.0000113371">
            <text:p>1.13371E-005</text:p>
          </table:table-cell>
          <table:table-cell office:value-type="float" office:value="1.84507">
            <text:p>1.84507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03318">
            <text:p>0.803318</text:p>
          </table:table-cell>
          <table:table-cell office:value-type="float" office:value="0.0000113329">
            <text:p>1.13329E-005</text:p>
          </table:table-cell>
          <table:table-cell office:value-type="float" office:value="1.84613">
            <text:p>1.84613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14234">
            <text:p>0.814234</text:p>
          </table:table-cell>
          <table:table-cell office:value-type="float" office:value="0.0000113272">
            <text:p>1.13272E-005</text:p>
          </table:table-cell>
          <table:table-cell office:value-type="float" office:value="1.84756">
            <text:p>1.84756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2515">
            <text:p>0.82515</text:p>
          </table:table-cell>
          <table:table-cell office:value-type="float" office:value="0.0000113195">
            <text:p>1.13195E-005</text:p>
          </table:table-cell>
          <table:table-cell office:value-type="float" office:value="1.84951">
            <text:p>1.84951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36066">
            <text:p>0.836066</text:p>
          </table:table-cell>
          <table:table-cell office:value-type="float" office:value="0.000011309">
            <text:p>0.000011309</text:p>
          </table:table-cell>
          <table:table-cell office:value-type="float" office:value="1.85216">
            <text:p>1.85216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46982">
            <text:p>0.846982</text:p>
          </table:table-cell>
          <table:table-cell office:value-type="float" office:value="0.0000112947">
            <text:p>1.12947E-005</text:p>
          </table:table-cell>
          <table:table-cell office:value-type="float" office:value="1.85576">
            <text:p>1.85576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57897">
            <text:p>0.857897</text:p>
          </table:table-cell>
          <table:table-cell office:value-type="float" office:value="0.0000112754">
            <text:p>1.12754E-005</text:p>
          </table:table-cell>
          <table:table-cell office:value-type="float" office:value="1.86065">
            <text:p>1.86065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68813">
            <text:p>0.868813</text:p>
          </table:table-cell>
          <table:table-cell office:value-type="float" office:value="0.0000112492">
            <text:p>1.12492E-005</text:p>
          </table:table-cell>
          <table:table-cell office:value-type="float" office:value="1.86732">
            <text:p>1.86732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79729">
            <text:p>0.879729</text:p>
          </table:table-cell>
          <table:table-cell office:value-type="float" office:value="0.0000112136">
            <text:p>1.12136E-005</text:p>
          </table:table-cell>
          <table:table-cell office:value-type="float" office:value="1.87642">
            <text:p>1.87642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90645">
            <text:p>0.890645</text:p>
          </table:table-cell>
          <table:table-cell office:value-type="float" office:value="0.0000111652">
            <text:p>1.11652E-005</text:p>
          </table:table-cell>
          <table:table-cell office:value-type="float" office:value="1.88889">
            <text:p>1.88889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01561">
            <text:p>0.901561</text:p>
          </table:table-cell>
          <table:table-cell office:value-type="float" office:value="0.0000110993">
            <text:p>1.10993E-005</text:p>
          </table:table-cell>
          <table:table-cell office:value-type="float" office:value="1.90604">
            <text:p>1.90604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12477">
            <text:p>0.912477</text:p>
          </table:table-cell>
          <table:table-cell office:value-type="float" office:value="0.0000110094">
            <text:p>1.10094E-005</text:p>
          </table:table-cell>
          <table:table-cell office:value-type="float" office:value="1.92976">
            <text:p>1.92976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23393">
            <text:p>0.923393</text:p>
          </table:table-cell>
          <table:table-cell office:value-type="float" office:value="0.0000108865">
            <text:p>1.08865E-005</text:p>
          </table:table-cell>
          <table:table-cell office:value-type="float" office:value="1.96284">
            <text:p>1.96284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34309">
            <text:p>0.934309</text:p>
          </table:table-cell>
          <table:table-cell office:value-type="float" office:value="0.0000107178">
            <text:p>1.07178E-005</text:p>
          </table:table-cell>
          <table:table-cell office:value-type="float" office:value="2.00947">
            <text:p>2.00947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45225">
            <text:p>0.945225</text:p>
          </table:table-cell>
          <table:table-cell office:value-type="float" office:value="0.0000104851">
            <text:p>1.04851E-005</text:p>
          </table:table-cell>
          <table:table-cell office:value-type="float" office:value="2.07626">
            <text:p>2.07626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5614">
            <text:p>0.95614</text:p>
          </table:table-cell>
          <table:table-cell office:value-type="float" office:value="0.0000101619">
            <text:p>1.01619E-005</text:p>
          </table:table-cell>
          <table:table-cell office:value-type="float" office:value="2.1741">
            <text:p>2.1741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67056">
            <text:p>0.967056</text:p>
          </table:table-cell>
          <table:table-cell office:value-type="float" office:value="0.00000970868">
            <text:p>9.70868E-006</text:p>
          </table:table-cell>
          <table:table-cell office:value-type="float" office:value="2.32228">
            <text:p>2.32228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77972">
            <text:p>0.977972</text:p>
          </table:table-cell>
          <table:table-cell office:value-type="float" office:value="0.00000906454">
            <text:p>9.06454E-006</text:p>
          </table:table-cell>
          <table:table-cell office:value-type="float" office:value="2.55837">
            <text:p>2.55837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88888">
            <text:p>0.988888</text:p>
          </table:table-cell>
          <table:table-cell office:value-type="float" office:value="0.00000813138">
            <text:p>8.13138E-006</text:p>
          </table:table-cell>
          <table:table-cell office:value-type="float" office:value="2.96673">
            <text:p>2.96673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99804">
            <text:p>0.999804</text:p>
          </table:table-cell>
          <table:table-cell office:value-type="float" office:value="0.00000674131">
            <text:p>6.74131E-006</text:p>
          </table:table-cell>
          <table:table-cell office:value-type="float" office:value="3.78467">
            <text:p>3.78467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1072">
            <text:p>1.01072</text:p>
          </table:table-cell>
          <table:table-cell office:value-type="float" office:value="0.00000458229">
            <text:p>4.58229E-006</text:p>
          </table:table-cell>
          <table:table-cell office:value-type="float" office:value="6.03904">
            <text:p>6.03904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2164">
            <text:p>1.02164</text:p>
          </table:table-cell>
          <table:table-cell office:value-type="float" office:value="0.00000100136">
            <text:p>1.00136E-006</text:p>
          </table:table-cell>
          <table:table-cell office:value-type="float" office:value="31.2112">
            <text:p>31.2112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3255">
            <text:p>1.03255</text:p>
          </table:table-cell>
          <table:table-cell office:value-type="float" office:value="-0.00000563782">
            <text:p>-5.63782E-006</text:p>
          </table:table-cell>
          <table:table-cell office:value-type="float" office:value="-6.72118">
            <text:p>-6.72118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4347">
            <text:p>1.04347</text:p>
          </table:table-cell>
          <table:table-cell office:value-type="float" office:value="-0.0000209372">
            <text:p>-2.09372E-005</text:p>
          </table:table-cell>
          <table:table-cell office:value-type="float" office:value="-2.54056">
            <text:p>-2.54056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5438">
            <text:p>1.05438</text:p>
          </table:table-cell>
          <table:table-cell office:value-type="float" office:value="-0.0000850829">
            <text:p>-8.50829E-005</text:p>
          </table:table-cell>
          <table:table-cell office:value-type="float" office:value="-1.3791">
            <text:p>-1.3791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653">
            <text:p>1.0653</text:p>
          </table:table-cell>
          <table:table-cell office:value-type="float" office:value="0.000217682">
            <text:p>0.000217682</text:p>
          </table:table-cell>
          <table:table-cell office:value-type="float" office:value="-0.851825">
            <text:p>-0.851825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7622">
            <text:p>1.07622</text:p>
          </table:table-cell>
          <table:table-cell office:value-type="float" office:value="0.0000735192">
            <text:p>7.35192E-005</text:p>
          </table:table-cell>
          <table:table-cell office:value-type="float" office:value="-0.561272">
            <text:p>-0.561272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8713">
            <text:p>1.08713</text:p>
          </table:table-cell>
          <table:table-cell office:value-type="float" office:value="0.0000523577">
            <text:p>5.23577E-005</text:p>
          </table:table-cell>
          <table:table-cell office:value-type="float" office:value="-0.38395">
            <text:p>-0.38395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9805">
            <text:p>1.09805</text:p>
          </table:table-cell>
          <table:table-cell office:value-type="float" office:value="0.0000441194">
            <text:p>4.41194E-005</text:p>
          </table:table-cell>
          <table:table-cell office:value-type="float" office:value="-0.268917">
            <text:p>-0.268917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10896">
            <text:p>1.10896</text:p>
          </table:table-cell>
          <table:table-cell office:value-type="float" office:value="0.0000398855">
            <text:p>3.98855E-005</text:p>
          </table:table-cell>
          <table:table-cell office:value-type="float" office:value="-0.191311">
            <text:p>-0.191311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11988">
            <text:p>1.11988</text:p>
          </table:table-cell>
          <table:table-cell office:value-type="float" office:value="0.0000373997">
            <text:p>3.73997E-005</text:p>
          </table:table-cell>
          <table:table-cell office:value-type="float" office:value="-0.13756">
            <text:p>-0.13756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13079">
            <text:p>1.13079</text:p>
          </table:table-cell>
          <table:table-cell office:value-type="float" office:value="0.000035825">
            <text:p>0.000035825</text:p>
          </table:table-cell>
          <table:table-cell office:value-type="float" office:value="-0.0996513">
            <text:p>-0.0996513</text:p>
          </table:table-cell>
          <table:table-cell office:value-type="float" office:value="0.0000858508">
            <text:p>8.58508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377095">
            <text:p>0.0377095</text:p>
          </table:table-cell>
          <table:table-cell office:value-type="float" office:value="0.00000000199106">
            <text:p>0.000000002</text:p>
          </table:table-cell>
          <table:table-cell office:value-type="float" office:value="15205.4">
            <text:p>15205.4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486553">
            <text:p>0.0486553</text:p>
          </table:table-cell>
          <table:table-cell office:value-type="float" office:value="0.00000000271809">
            <text:p>2.71809E-009</text:p>
          </table:table-cell>
          <table:table-cell office:value-type="float" office:value="11138.1">
            <text:p>11138.1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596011">
            <text:p>0.0596011</text:p>
          </table:table-cell>
          <table:table-cell office:value-type="float" office:value="0.0000000037105">
            <text:p>3.7105E-009</text:p>
          </table:table-cell>
          <table:table-cell office:value-type="float" office:value="8158.81">
            <text:p>8158.81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705469">
            <text:p>0.0705469</text:p>
          </table:table-cell>
          <table:table-cell office:value-type="float" office:value="0.00000000506508">
            <text:p>5.06508E-009</text:p>
          </table:table-cell>
          <table:table-cell office:value-type="float" office:value="5976.59">
            <text:p>5976.59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814928">
            <text:p>0.0814928</text:p>
          </table:table-cell>
          <table:table-cell office:value-type="float" office:value="0.00000000691386">
            <text:p>6.91386E-009</text:p>
          </table:table-cell>
          <table:table-cell office:value-type="float" office:value="4378.17">
            <text:p>4378.17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924386">
            <text:p>0.0924386</text:p>
          </table:table-cell>
          <table:table-cell office:value-type="float" office:value="0.00000000943687">
            <text:p>9.43687E-009</text:p>
          </table:table-cell>
          <table:table-cell office:value-type="float" office:value="3207.37">
            <text:p>3207.37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03384">
            <text:p>0.103384</text:p>
          </table:table-cell>
          <table:table-cell office:value-type="float" office:value="0.0000000128795">
            <text:p>1.28795E-008</text:p>
          </table:table-cell>
          <table:table-cell office:value-type="float" office:value="2349.78">
            <text:p>2349.78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1433">
            <text:p>0.11433</text:p>
          </table:table-cell>
          <table:table-cell office:value-type="float" office:value="0.000000017576">
            <text:p>1.7576E-008</text:p>
          </table:table-cell>
          <table:table-cell office:value-type="float" office:value="1721.63">
            <text:p>1721.63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25276">
            <text:p>0.125276</text:p>
          </table:table-cell>
          <table:table-cell office:value-type="float" office:value="0.0000000239814">
            <text:p>0.000000024</text:p>
          </table:table-cell>
          <table:table-cell office:value-type="float" office:value="1261.52">
            <text:p>1261.52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36222">
            <text:p>0.136222</text:p>
          </table:table-cell>
          <table:table-cell office:value-type="float" office:value="0.0000000327142">
            <text:p>3.27142E-008</text:p>
          </table:table-cell>
          <table:table-cell office:value-type="float" office:value="924.499">
            <text:p>924.499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47168">
            <text:p>0.147168</text:p>
          </table:table-cell>
          <table:table-cell office:value-type="float" office:value="0.0000000446141">
            <text:p>4.46141E-008</text:p>
          </table:table-cell>
          <table:table-cell office:value-type="float" office:value="677.642">
            <text:p>677.642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58113">
            <text:p>0.158113</text:p>
          </table:table-cell>
          <table:table-cell office:value-type="float" office:value="0.0000000608185">
            <text:p>6.08185E-008</text:p>
          </table:table-cell>
          <table:table-cell office:value-type="float" office:value="496.825">
            <text:p>496.825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69059">
            <text:p>0.169059</text:p>
          </table:table-cell>
          <table:table-cell office:value-type="float" office:value="0.000000082864">
            <text:p>8.2864E-008</text:p>
          </table:table-cell>
          <table:table-cell office:value-type="float" office:value="364.381">
            <text:p>364.381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80005">
            <text:p>0.180005</text:p>
          </table:table-cell>
          <table:table-cell office:value-type="float" office:value="0.000000112818">
            <text:p>1.12818E-007</text:p>
          </table:table-cell>
          <table:table-cell office:value-type="float" office:value="267.37">
            <text:p>267.37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90951">
            <text:p>0.190951</text:p>
          </table:table-cell>
          <table:table-cell office:value-type="float" office:value="0.000000153448">
            <text:p>1.53448E-007</text:p>
          </table:table-cell>
          <table:table-cell office:value-type="float" office:value="196.311">
            <text:p>196.311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01897">
            <text:p>0.201897</text:p>
          </table:table-cell>
          <table:table-cell office:value-type="float" office:value="0.000000208429">
            <text:p>2.08429E-007</text:p>
          </table:table-cell>
          <table:table-cell office:value-type="float" office:value="144.263">
            <text:p>144.263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12842">
            <text:p>0.212842</text:p>
          </table:table-cell>
          <table:table-cell office:value-type="float" office:value="0.000000282597">
            <text:p>2.82597E-007</text:p>
          </table:table-cell>
          <table:table-cell office:value-type="float" office:value="106.138">
            <text:p>106.138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23788">
            <text:p>0.223788</text:p>
          </table:table-cell>
          <table:table-cell office:value-type="float" office:value="0.000000382221">
            <text:p>3.82221E-007</text:p>
          </table:table-cell>
          <table:table-cell office:value-type="float" office:value="78.2133">
            <text:p>78.2133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34734">
            <text:p>0.234734</text:p>
          </table:table-cell>
          <table:table-cell office:value-type="float" office:value="0.000000515274">
            <text:p>5.15274E-007</text:p>
          </table:table-cell>
          <table:table-cell office:value-type="float" office:value="57.7589">
            <text:p>57.7589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4568">
            <text:p>0.24568</text:p>
          </table:table-cell>
          <table:table-cell office:value-type="float" office:value="0.000000691624">
            <text:p>6.91624E-007</text:p>
          </table:table-cell>
          <table:table-cell office:value-type="float" office:value="42.7766">
            <text:p>42.7766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56626">
            <text:p>0.256626</text:p>
          </table:table-cell>
          <table:table-cell office:value-type="float" office:value="0.000000923009">
            <text:p>0.000000923</text:p>
          </table:table-cell>
          <table:table-cell office:value-type="float" office:value="31.8025">
            <text:p>31.8025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67572">
            <text:p>0.267572</text:p>
          </table:table-cell>
          <table:table-cell office:value-type="float" office:value="0.00000122261">
            <text:p>1.22261E-006</text:p>
          </table:table-cell>
          <table:table-cell office:value-type="float" office:value="23.7642">
            <text:p>23.7642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78517">
            <text:p>0.278517</text:p>
          </table:table-cell>
          <table:table-cell office:value-type="float" office:value="0.00000160396">
            <text:p>0.000001604</text:p>
          </table:table-cell>
          <table:table-cell office:value-type="float" office:value="17.8763">
            <text:p>17.8763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89463">
            <text:p>0.289463</text:p>
          </table:table-cell>
          <table:table-cell office:value-type="float" office:value="0.00000207894">
            <text:p>2.07894E-006</text:p>
          </table:table-cell>
          <table:table-cell office:value-type="float" office:value="13.5636">
            <text:p>13.5636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00409">
            <text:p>0.300409</text:p>
          </table:table-cell>
          <table:table-cell office:value-type="float" office:value="0.00000265478">
            <text:p>2.65478E-006</text:p>
          </table:table-cell>
          <table:table-cell office:value-type="float" office:value="10.4047">
            <text:p>10.4047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11355">
            <text:p>0.311355</text:p>
          </table:table-cell>
          <table:table-cell office:value-type="float" office:value="0.00000333048">
            <text:p>3.33048E-006</text:p>
          </table:table-cell>
          <table:table-cell office:value-type="float" office:value="8.09086">
            <text:p>8.09086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22301">
            <text:p>0.322301</text:p>
          </table:table-cell>
          <table:table-cell office:value-type="float" office:value="0.00000409368">
            <text:p>4.09368E-006</text:p>
          </table:table-cell>
          <table:table-cell office:value-type="float" office:value="6.39603">
            <text:p>6.39603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33246">
            <text:p>0.333246</text:p>
          </table:table-cell>
          <table:table-cell office:value-type="float" office:value="0.0000049194">
            <text:p>4.9194E-006</text:p>
          </table:table-cell>
          <table:table-cell office:value-type="float" office:value="5.15461">
            <text:p>5.15461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44192">
            <text:p>0.344192</text:p>
          </table:table-cell>
          <table:table-cell office:value-type="float" office:value="0.00000577221">
            <text:p>5.77221E-006</text:p>
          </table:table-cell>
          <table:table-cell office:value-type="float" office:value="4.2453">
            <text:p>4.2453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55138">
            <text:p>0.355138</text:p>
          </table:table-cell>
          <table:table-cell office:value-type="float" office:value="0.00000661176">
            <text:p>6.61176E-006</text:p>
          </table:table-cell>
          <table:table-cell office:value-type="float" office:value="3.57926">
            <text:p>3.57926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66084">
            <text:p>0.366084</text:p>
          </table:table-cell>
          <table:table-cell office:value-type="float" office:value="0.00000740015">
            <text:p>7.40015E-006</text:p>
          </table:table-cell>
          <table:table-cell office:value-type="float" office:value="3.0914">
            <text:p>3.0914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7703">
            <text:p>0.37703</text:p>
          </table:table-cell>
          <table:table-cell office:value-type="float" office:value="0.00000810834">
            <text:p>8.10834E-006</text:p>
          </table:table-cell>
          <table:table-cell office:value-type="float" office:value="2.73405">
            <text:p>2.73405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87975">
            <text:p>0.387975</text:p>
          </table:table-cell>
          <table:table-cell office:value-type="float" office:value="0.00000871956">
            <text:p>8.71956E-006</text:p>
          </table:table-cell>
          <table:table-cell office:value-type="float" office:value="2.4723">
            <text:p>2.4723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98921">
            <text:p>0.398921</text:p>
          </table:table-cell>
          <table:table-cell office:value-type="float" office:value="0.00000922914">
            <text:p>9.22914E-006</text:p>
          </table:table-cell>
          <table:table-cell office:value-type="float" office:value="2.28058">
            <text:p>2.28058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09867">
            <text:p>0.409867</text:p>
          </table:table-cell>
          <table:table-cell office:value-type="float" office:value="0.00000964188">
            <text:p>9.64188E-006</text:p>
          </table:table-cell>
          <table:table-cell office:value-type="float" office:value="2.14015">
            <text:p>2.14015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20813">
            <text:p>0.420813</text:p>
          </table:table-cell>
          <table:table-cell office:value-type="float" office:value="0.00000996842">
            <text:p>9.96842E-006</text:p>
          </table:table-cell>
          <table:table-cell office:value-type="float" office:value="2.03729">
            <text:p>2.03729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31759">
            <text:p>0.431759</text:p>
          </table:table-cell>
          <table:table-cell office:value-type="float" office:value="0.000010222">
            <text:p>0.000010222</text:p>
          </table:table-cell>
          <table:table-cell office:value-type="float" office:value="1.96194">
            <text:p>1.96194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42704">
            <text:p>0.442704</text:p>
          </table:table-cell>
          <table:table-cell office:value-type="float" office:value="0.0000104161">
            <text:p>1.04161E-005</text:p>
          </table:table-cell>
          <table:table-cell office:value-type="float" office:value="1.90675">
            <text:p>1.90675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5365">
            <text:p>0.45365</text:p>
          </table:table-cell>
          <table:table-cell office:value-type="float" office:value="0.000010563">
            <text:p>0.000010563</text:p>
          </table:table-cell>
          <table:table-cell office:value-type="float" office:value="1.86633">
            <text:p>1.86633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64596">
            <text:p>0.464596</text:p>
          </table:table-cell>
          <table:table-cell office:value-type="float" office:value="0.0000106732">
            <text:p>1.06732E-005</text:p>
          </table:table-cell>
          <table:table-cell office:value-type="float" office:value="1.83672">
            <text:p>1.83672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75542">
            <text:p>0.475542</text:p>
          </table:table-cell>
          <table:table-cell office:value-type="float" office:value="0.0000107555">
            <text:p>1.07555E-005</text:p>
          </table:table-cell>
          <table:table-cell office:value-type="float" office:value="1.81503">
            <text:p>1.81503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86488">
            <text:p>0.486488</text:p>
          </table:table-cell>
          <table:table-cell office:value-type="float" office:value="0.0000108165">
            <text:p>1.08165E-005</text:p>
          </table:table-cell>
          <table:table-cell office:value-type="float" office:value="1.79915">
            <text:p>1.79915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97434">
            <text:p>0.497434</text:p>
          </table:table-cell>
          <table:table-cell office:value-type="float" office:value="0.0000108616">
            <text:p>1.08616E-005</text:p>
          </table:table-cell>
          <table:table-cell office:value-type="float" office:value="1.78751">
            <text:p>1.78751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08379">
            <text:p>0.508379</text:p>
          </table:table-cell>
          <table:table-cell office:value-type="float" office:value="0.000010895">
            <text:p>0.000010895</text:p>
          </table:table-cell>
          <table:table-cell office:value-type="float" office:value="1.77899">
            <text:p>1.77899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19325">
            <text:p>0.519325</text:p>
          </table:table-cell>
          <table:table-cell office:value-type="float" office:value="0.0000109195">
            <text:p>1.09195E-005</text:p>
          </table:table-cell>
          <table:table-cell office:value-type="float" office:value="1.77275">
            <text:p>1.77275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30271">
            <text:p>0.530271</text:p>
          </table:table-cell>
          <table:table-cell office:value-type="float" office:value="0.0000109375">
            <text:p>1.09375E-005</text:p>
          </table:table-cell>
          <table:table-cell office:value-type="float" office:value="1.76817">
            <text:p>1.76817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41217">
            <text:p>0.541217</text:p>
          </table:table-cell>
          <table:table-cell office:value-type="float" office:value="0.0000109508">
            <text:p>1.09508E-005</text:p>
          </table:table-cell>
          <table:table-cell office:value-type="float" office:value="1.76482">
            <text:p>1.76482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52163">
            <text:p>0.552163</text:p>
          </table:table-cell>
          <table:table-cell office:value-type="float" office:value="0.0000109605">
            <text:p>1.09605E-005</text:p>
          </table:table-cell>
          <table:table-cell office:value-type="float" office:value="1.76237">
            <text:p>1.76237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63108">
            <text:p>0.563108</text:p>
          </table:table-cell>
          <table:table-cell office:value-type="float" office:value="0.0000109676">
            <text:p>1.09676E-005</text:p>
          </table:table-cell>
          <table:table-cell office:value-type="float" office:value="1.76058">
            <text:p>1.76058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74054">
            <text:p>0.574054</text:p>
          </table:table-cell>
          <table:table-cell office:value-type="float" office:value="0.0000109729">
            <text:p>1.09729E-005</text:p>
          </table:table-cell>
          <table:table-cell office:value-type="float" office:value="1.75926">
            <text:p>1.75926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85">
            <text:p>0.585</text:p>
          </table:table-cell>
          <table:table-cell office:value-type="float" office:value="0.0000109767">
            <text:p>1.09767E-005</text:p>
          </table:table-cell>
          <table:table-cell office:value-type="float" office:value="1.7583">
            <text:p>1.7583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95946">
            <text:p>0.595946</text:p>
          </table:table-cell>
          <table:table-cell office:value-type="float" office:value="0.0000109795">
            <text:p>1.09795E-005</text:p>
          </table:table-cell>
          <table:table-cell office:value-type="float" office:value="1.75759">
            <text:p>1.75759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06892">
            <text:p>0.606892</text:p>
          </table:table-cell>
          <table:table-cell office:value-type="float" office:value="0.0000109815">
            <text:p>1.09815E-005</text:p>
          </table:table-cell>
          <table:table-cell office:value-type="float" office:value="1.75708">
            <text:p>1.75708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17837">
            <text:p>0.617837</text:p>
          </table:table-cell>
          <table:table-cell office:value-type="float" office:value="0.000010983">
            <text:p>0.000010983</text:p>
          </table:table-cell>
          <table:table-cell office:value-type="float" office:value="1.7567">
            <text:p>1.7567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28783">
            <text:p>0.628783</text:p>
          </table:table-cell>
          <table:table-cell office:value-type="float" office:value="0.0000109841">
            <text:p>1.09841E-005</text:p>
          </table:table-cell>
          <table:table-cell office:value-type="float" office:value="1.75643">
            <text:p>1.75643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39729">
            <text:p>0.639729</text:p>
          </table:table-cell>
          <table:table-cell office:value-type="float" office:value="0.0000109849">
            <text:p>1.09849E-005</text:p>
          </table:table-cell>
          <table:table-cell office:value-type="float" office:value="1.75624">
            <text:p>1.75624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50675">
            <text:p>0.650675</text:p>
          </table:table-cell>
          <table:table-cell office:value-type="float" office:value="0.0000109855">
            <text:p>1.09855E-005</text:p>
          </table:table-cell>
          <table:table-cell office:value-type="float" office:value="1.7561">
            <text:p>1.7561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61621">
            <text:p>0.661621</text:p>
          </table:table-cell>
          <table:table-cell office:value-type="float" office:value="0.0000109858">
            <text:p>1.09858E-005</text:p>
          </table:table-cell>
          <table:table-cell office:value-type="float" office:value="1.756">
            <text:p>1.756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72566">
            <text:p>0.672566</text:p>
          </table:table-cell>
          <table:table-cell office:value-type="float" office:value="0.0000109861">
            <text:p>1.09861E-005</text:p>
          </table:table-cell>
          <table:table-cell office:value-type="float" office:value="1.75594">
            <text:p>1.75594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83512">
            <text:p>0.683512</text:p>
          </table:table-cell>
          <table:table-cell office:value-type="float" office:value="0.0000109862">
            <text:p>1.09862E-005</text:p>
          </table:table-cell>
          <table:table-cell office:value-type="float" office:value="1.7559">
            <text:p>1.7559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94458">
            <text:p>0.694458</text:p>
          </table:table-cell>
          <table:table-cell office:value-type="float" office:value="0.0000109863">
            <text:p>1.09863E-005</text:p>
          </table:table-cell>
          <table:table-cell office:value-type="float" office:value="1.75589">
            <text:p>1.75589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05404">
            <text:p>0.705404</text:p>
          </table:table-cell>
          <table:table-cell office:value-type="float" office:value="0.0000109862">
            <text:p>1.09862E-005</text:p>
          </table:table-cell>
          <table:table-cell office:value-type="float" office:value="1.75591">
            <text:p>1.75591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1635">
            <text:p>0.71635</text:p>
          </table:table-cell>
          <table:table-cell office:value-type="float" office:value="0.000010986">
            <text:p>0.000010986</text:p>
          </table:table-cell>
          <table:table-cell office:value-type="float" office:value="1.75595">
            <text:p>1.75595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27296">
            <text:p>0.727296</text:p>
          </table:table-cell>
          <table:table-cell office:value-type="float" office:value="0.0000109858">
            <text:p>1.09858E-005</text:p>
          </table:table-cell>
          <table:table-cell office:value-type="float" office:value="1.75602">
            <text:p>1.75602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38241">
            <text:p>0.738241</text:p>
          </table:table-cell>
          <table:table-cell office:value-type="float" office:value="0.0000109854">
            <text:p>1.09854E-005</text:p>
          </table:table-cell>
          <table:table-cell office:value-type="float" office:value="1.75612">
            <text:p>1.75612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49187">
            <text:p>0.749187</text:p>
          </table:table-cell>
          <table:table-cell office:value-type="float" office:value="0.0000109848">
            <text:p>1.09848E-005</text:p>
          </table:table-cell>
          <table:table-cell office:value-type="float" office:value="1.75627">
            <text:p>1.75627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60133">
            <text:p>0.760133</text:p>
          </table:table-cell>
          <table:table-cell office:value-type="float" office:value="0.0000109839">
            <text:p>1.09839E-005</text:p>
          </table:table-cell>
          <table:table-cell office:value-type="float" office:value="1.75648">
            <text:p>1.75648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71079">
            <text:p>0.771079</text:p>
          </table:table-cell>
          <table:table-cell office:value-type="float" office:value="0.0000109828">
            <text:p>1.09828E-005</text:p>
          </table:table-cell>
          <table:table-cell office:value-type="float" office:value="1.75677">
            <text:p>1.75677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82025">
            <text:p>0.782025</text:p>
          </table:table-cell>
          <table:table-cell office:value-type="float" office:value="0.0000109812">
            <text:p>1.09812E-005</text:p>
          </table:table-cell>
          <table:table-cell office:value-type="float" office:value="1.75717">
            <text:p>1.75717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9297">
            <text:p>0.79297</text:p>
          </table:table-cell>
          <table:table-cell office:value-type="float" office:value="0.000010979">
            <text:p>0.000010979</text:p>
          </table:table-cell>
          <table:table-cell office:value-type="float" office:value="1.75771">
            <text:p>1.75771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03916">
            <text:p>0.803916</text:p>
          </table:table-cell>
          <table:table-cell office:value-type="float" office:value="0.000010976">
            <text:p>0.000010976</text:p>
          </table:table-cell>
          <table:table-cell office:value-type="float" office:value="1.75846">
            <text:p>1.75846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14862">
            <text:p>0.814862</text:p>
          </table:table-cell>
          <table:table-cell office:value-type="float" office:value="0.0000109719">
            <text:p>1.09719E-005</text:p>
          </table:table-cell>
          <table:table-cell office:value-type="float" office:value="1.75949">
            <text:p>1.75949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25808">
            <text:p>0.825808</text:p>
          </table:table-cell>
          <table:table-cell office:value-type="float" office:value="0.0000109664">
            <text:p>1.09664E-005</text:p>
          </table:table-cell>
          <table:table-cell office:value-type="float" office:value="1.76089">
            <text:p>1.76089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36754">
            <text:p>0.836754</text:p>
          </table:table-cell>
          <table:table-cell office:value-type="float" office:value="0.0000109587">
            <text:p>1.09587E-005</text:p>
          </table:table-cell>
          <table:table-cell office:value-type="float" office:value="1.76282">
            <text:p>1.76282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47699">
            <text:p>0.847699</text:p>
          </table:table-cell>
          <table:table-cell office:value-type="float" office:value="0.0000109483">
            <text:p>1.09483E-005</text:p>
          </table:table-cell>
          <table:table-cell office:value-type="float" office:value="1.76544">
            <text:p>1.76544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58645">
            <text:p>0.858645</text:p>
          </table:table-cell>
          <table:table-cell office:value-type="float" office:value="0.0000109341">
            <text:p>1.09341E-005</text:p>
          </table:table-cell>
          <table:table-cell office:value-type="float" office:value="1.76905">
            <text:p>1.76905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69591">
            <text:p>0.869591</text:p>
          </table:table-cell>
          <table:table-cell office:value-type="float" office:value="0.0000109146">
            <text:p>1.09146E-005</text:p>
          </table:table-cell>
          <table:table-cell office:value-type="float" office:value="1.77399">
            <text:p>1.77399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80537">
            <text:p>0.880537</text:p>
          </table:table-cell>
          <table:table-cell office:value-type="float" office:value="0.0000108879">
            <text:p>1.08879E-005</text:p>
          </table:table-cell>
          <table:table-cell office:value-type="float" office:value="1.78078">
            <text:p>1.78078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91483">
            <text:p>0.891483</text:p>
          </table:table-cell>
          <table:table-cell office:value-type="float" office:value="0.0000108514">
            <text:p>1.08514E-005</text:p>
          </table:table-cell>
          <table:table-cell office:value-type="float" office:value="1.79014">
            <text:p>1.79014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02428">
            <text:p>0.902428</text:p>
          </table:table-cell>
          <table:table-cell office:value-type="float" office:value="0.0000108013">
            <text:p>1.08013E-005</text:p>
          </table:table-cell>
          <table:table-cell office:value-type="float" office:value="1.80308">
            <text:p>1.80308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13374">
            <text:p>0.913374</text:p>
          </table:table-cell>
          <table:table-cell office:value-type="float" office:value="0.0000107325">
            <text:p>1.07325E-005</text:p>
          </table:table-cell>
          <table:table-cell office:value-type="float" office:value="1.82104">
            <text:p>1.82104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2432">
            <text:p>0.92432</text:p>
          </table:table-cell>
          <table:table-cell office:value-type="float" office:value="0.0000106378">
            <text:p>1.06378E-005</text:p>
          </table:table-cell>
          <table:table-cell office:value-type="float" office:value="1.84615">
            <text:p>1.84615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35266">
            <text:p>0.935266</text:p>
          </table:table-cell>
          <table:table-cell office:value-type="float" office:value="0.0000105071">
            <text:p>1.05071E-005</text:p>
          </table:table-cell>
          <table:table-cell office:value-type="float" office:value="1.88158">
            <text:p>1.88158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46212">
            <text:p>0.946212</text:p>
          </table:table-cell>
          <table:table-cell office:value-type="float" office:value="0.0000103257">
            <text:p>1.03257E-005</text:p>
          </table:table-cell>
          <table:table-cell office:value-type="float" office:value="1.9322">
            <text:p>1.9322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57158">
            <text:p>0.957158</text:p>
          </table:table-cell>
          <table:table-cell office:value-type="float" office:value="0.0000100726">
            <text:p>1.00726E-005</text:p>
          </table:table-cell>
          <table:table-cell office:value-type="float" office:value="2.00587">
            <text:p>2.00587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68103">
            <text:p>0.968103</text:p>
          </table:table-cell>
          <table:table-cell office:value-type="float" office:value="0.00000971657">
            <text:p>9.71657E-006</text:p>
          </table:table-cell>
          <table:table-cell office:value-type="float" office:value="2.11601">
            <text:p>2.11601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79049">
            <text:p>0.979049</text:p>
          </table:table-cell>
          <table:table-cell office:value-type="float" office:value="0.00000920972">
            <text:p>9.20972E-006</text:p>
          </table:table-cell>
          <table:table-cell office:value-type="float" office:value="2.2875">
            <text:p>2.2875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89995">
            <text:p>0.989995</text:p>
          </table:table-cell>
          <table:table-cell office:value-type="float" office:value="0.000008476">
            <text:p>0.000008476</text:p>
          </table:table-cell>
          <table:table-cell office:value-type="float" office:value="2.57208">
            <text:p>2.57208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0094">
            <text:p>1.00094</text:p>
          </table:table-cell>
          <table:table-cell office:value-type="float" office:value="0.00000738767">
            <text:p>7.38767E-006</text:p>
          </table:table-cell>
          <table:table-cell office:value-type="float" office:value="3.09831">
            <text:p>3.09831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1189">
            <text:p>1.01189</text:p>
          </table:table-cell>
          <table:table-cell office:value-type="float" office:value="0.00000571356">
            <text:p>5.71356E-006</text:p>
          </table:table-cell>
          <table:table-cell office:value-type="float" office:value="4.29914">
            <text:p>4.29914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2283">
            <text:p>1.02283</text:p>
          </table:table-cell>
          <table:table-cell office:value-type="float" office:value="0.00000298877">
            <text:p>2.98877E-006</text:p>
          </table:table-cell>
          <table:table-cell office:value-type="float" office:value="9.13023">
            <text:p>9.13023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3378">
            <text:p>1.03378</text:p>
          </table:table-cell>
          <table:table-cell office:value-type="float" office:value="0.00000000772316">
            <text:p>7.72316E-009</text:p>
          </table:table-cell>
          <table:table-cell office:value-type="float" office:value="3671.05">
            <text:p>3671.05</text:p>
          </table:table-cell>
          <table:table-cell office:value-type="float" office:value="0.0000605906">
            <text:p>6.05906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4472">
            <text:p>1.04472</text:p>
          </table:table-cell>
          <table:table-cell office:value-type="float" office:value="-0.0000122413">
            <text:p>-1.22413E-005</text:p>
          </table:table-cell>
          <table:table-cell office:value-type="float" office:value="-3.47335">
            <text:p>-3.47335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5567">
            <text:p>1.05567</text:p>
          </table:table-cell>
          <table:table-cell office:value-type="float" office:value="-0.0000456231">
            <text:p>-4.56231E-005</text:p>
          </table:table-cell>
          <table:table-cell office:value-type="float" office:value="-1.66363">
            <text:p>-1.66363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6662">
            <text:p>1.06662</text:p>
          </table:table-cell>
          <table:table-cell office:value-type="float" office:value="0.00108636">
            <text:p>0.00108636</text:p>
          </table:table-cell>
          <table:table-cell office:value-type="float" office:value="-0.97213">
            <text:p>-0.97213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7756">
            <text:p>1.07756</text:p>
          </table:table-cell>
          <table:table-cell office:value-type="float" office:value="0.000079716">
            <text:p>0.000079716</text:p>
          </table:table-cell>
          <table:table-cell office:value-type="float" office:value="-0.62019">
            <text:p>-0.62019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8851">
            <text:p>1.08851</text:p>
          </table:table-cell>
          <table:table-cell office:value-type="float" office:value="0.0000517598">
            <text:p>5.17598E-005</text:p>
          </table:table-cell>
          <table:table-cell office:value-type="float" office:value="-0.415049">
            <text:p>-0.415049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9945">
            <text:p>1.09945</text:p>
          </table:table-cell>
          <table:table-cell office:value-type="float" office:value="0.0000424005">
            <text:p>4.24005E-005</text:p>
          </table:table-cell>
          <table:table-cell office:value-type="float" office:value="-0.285929">
            <text:p>-0.285929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1104">
            <text:p>1.1104</text:p>
          </table:table-cell>
          <table:table-cell office:value-type="float" office:value="0.000037879">
            <text:p>0.000037879</text:p>
          </table:table-cell>
          <table:table-cell office:value-type="float" office:value="-0.200692">
            <text:p>-0.200692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12134">
            <text:p>1.12134</text:p>
          </table:table-cell>
          <table:table-cell office:value-type="float" office:value="0.0000353142">
            <text:p>3.53142E-005</text:p>
          </table:table-cell>
          <table:table-cell office:value-type="float" office:value="-0.14264">
            <text:p>-0.14264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13229">
            <text:p>1.13229</text:p>
          </table:table-cell>
          <table:table-cell office:value-type="float" office:value="0.0000337257">
            <text:p>3.37257E-005</text:p>
          </table:table-cell>
          <table:table-cell office:value-type="float" office:value="-0.102257">
            <text:p>-0.102257</text:p>
          </table:table-cell>
          <table:table-cell office:value-type="float" office:value="0.0000583753">
            <text:p>5.83753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362307">
            <text:p>0.0362307</text:p>
          </table:table-cell>
          <table:table-cell office:value-type="float" office:value="0.00000000176028">
            <text:p>1.76028E-009</text:p>
          </table:table-cell>
          <table:table-cell office:value-type="float" office:value="17554.9">
            <text:p>17554.9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472061">
            <text:p>0.0472061</text:p>
          </table:table-cell>
          <table:table-cell office:value-type="float" office:value="0.00000000242398">
            <text:p>2.42398E-009</text:p>
          </table:table-cell>
          <table:table-cell office:value-type="float" office:value="12747.9">
            <text:p>12747.9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581815">
            <text:p>0.0581815</text:p>
          </table:table-cell>
          <table:table-cell office:value-type="float" office:value="0.00000000333784">
            <text:p>3.33784E-009</text:p>
          </table:table-cell>
          <table:table-cell office:value-type="float" office:value="9257.44">
            <text:p>9257.44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691569">
            <text:p>0.0691569</text:p>
          </table:table-cell>
          <table:table-cell office:value-type="float" office:value="0.00000000459606">
            <text:p>4.59606E-009</text:p>
          </table:table-cell>
          <table:table-cell office:value-type="float" office:value="6722.84">
            <text:p>6722.84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801322">
            <text:p>0.0801322</text:p>
          </table:table-cell>
          <table:table-cell office:value-type="float" office:value="0.00000000632826">
            <text:p>6.32826E-009</text:p>
          </table:table-cell>
          <table:table-cell office:value-type="float" office:value="4882.36">
            <text:p>4882.36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911076">
            <text:p>0.0911076</text:p>
          </table:table-cell>
          <table:table-cell office:value-type="float" office:value="0.00000000871268">
            <text:p>8.71268E-009</text:p>
          </table:table-cell>
          <table:table-cell office:value-type="float" office:value="3545.92">
            <text:p>3545.92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02083">
            <text:p>0.102083</text:p>
          </table:table-cell>
          <table:table-cell office:value-type="float" office:value="0.0000000119944">
            <text:p>0.000000012</text:p>
          </table:table-cell>
          <table:table-cell office:value-type="float" office:value="2575.47">
            <text:p>2575.47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13058">
            <text:p>0.113058</text:p>
          </table:table-cell>
          <table:table-cell office:value-type="float" office:value="0.0000000165099">
            <text:p>1.65099E-008</text:p>
          </table:table-cell>
          <table:table-cell office:value-type="float" office:value="1870.79">
            <text:p>1870.79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24034">
            <text:p>0.124034</text:p>
          </table:table-cell>
          <table:table-cell office:value-type="float" office:value="0.0000000227213">
            <text:p>2.27213E-008</text:p>
          </table:table-cell>
          <table:table-cell office:value-type="float" office:value="1359.1">
            <text:p>1359.1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35009">
            <text:p>0.135009</text:p>
          </table:table-cell>
          <table:table-cell office:value-type="float" office:value="0.0000000312617">
            <text:p>3.12617E-008</text:p>
          </table:table-cell>
          <table:table-cell office:value-type="float" office:value="987.533">
            <text:p>987.533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45985">
            <text:p>0.145985</text:p>
          </table:table-cell>
          <table:table-cell office:value-type="float" office:value="0.0000000429972">
            <text:p>0.000000043</text:p>
          </table:table-cell>
          <table:table-cell office:value-type="float" office:value="717.725">
            <text:p>717.725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5696">
            <text:p>0.15696</text:p>
          </table:table-cell>
          <table:table-cell office:value-type="float" office:value="0.0000000591102">
            <text:p>5.91102E-008</text:p>
          </table:table-cell>
          <table:table-cell office:value-type="float" office:value="521.806">
            <text:p>521.806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67935">
            <text:p>0.167935</text:p>
          </table:table-cell>
          <table:table-cell office:value-type="float" office:value="0.0000000812084">
            <text:p>8.12084E-008</text:p>
          </table:table-cell>
          <table:table-cell office:value-type="float" office:value="379.542">
            <text:p>379.542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78911">
            <text:p>0.178911</text:p>
          </table:table-cell>
          <table:table-cell office:value-type="float" office:value="0.000000111468">
            <text:p>1.11468E-007</text:p>
          </table:table-cell>
          <table:table-cell office:value-type="float" office:value="276.238">
            <text:p>276.238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89886">
            <text:p>0.189886</text:p>
          </table:table-cell>
          <table:table-cell office:value-type="float" office:value="0.000000152816">
            <text:p>1.52816E-007</text:p>
          </table:table-cell>
          <table:table-cell office:value-type="float" office:value="201.225">
            <text:p>201.225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00861">
            <text:p>0.200861</text:p>
          </table:table-cell>
          <table:table-cell office:value-type="float" office:value="0.000000209152">
            <text:p>2.09152E-007</text:p>
          </table:table-cell>
          <table:table-cell office:value-type="float" office:value="146.755">
            <text:p>146.755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11837">
            <text:p>0.211837</text:p>
          </table:table-cell>
          <table:table-cell office:value-type="float" office:value="0.000000285608">
            <text:p>2.85608E-007</text:p>
          </table:table-cell>
          <table:table-cell office:value-type="float" office:value="107.202">
            <text:p>107.202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22812">
            <text:p>0.222812</text:p>
          </table:table-cell>
          <table:table-cell office:value-type="float" office:value="0.000000388815">
            <text:p>3.88815E-007</text:p>
          </table:table-cell>
          <table:table-cell office:value-type="float" office:value="78.4805">
            <text:p>78.4805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33788">
            <text:p>0.233788</text:p>
          </table:table-cell>
          <table:table-cell office:value-type="float" office:value="0.000000527133">
            <text:p>5.27133E-007</text:p>
          </table:table-cell>
          <table:table-cell office:value-type="float" office:value="57.625">
            <text:p>57.625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44763">
            <text:p>0.244763</text:p>
          </table:table-cell>
          <table:table-cell office:value-type="float" office:value="0.000000710729">
            <text:p>7.10729E-007</text:p>
          </table:table-cell>
          <table:table-cell office:value-type="float" office:value="42.4809">
            <text:p>42.4809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55738">
            <text:p>0.255738</text:p>
          </table:table-cell>
          <table:table-cell office:value-type="float" office:value="0.000000951329">
            <text:p>9.51329E-007</text:p>
          </table:table-cell>
          <table:table-cell office:value-type="float" office:value="31.4842">
            <text:p>31.4842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66714">
            <text:p>0.266714</text:p>
          </table:table-cell>
          <table:table-cell office:value-type="float" office:value="0.0000012614">
            <text:p>1.2614E-006</text:p>
          </table:table-cell>
          <table:table-cell office:value-type="float" office:value="23.4991">
            <text:p>23.4991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77689">
            <text:p>0.277689</text:p>
          </table:table-cell>
          <table:table-cell office:value-type="float" office:value="0.00000165251">
            <text:p>1.65251E-006</text:p>
          </table:table-cell>
          <table:table-cell office:value-type="float" office:value="17.7007">
            <text:p>17.7007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88665">
            <text:p>0.288665</text:p>
          </table:table-cell>
          <table:table-cell office:value-type="float" office:value="0.00000213268">
            <text:p>2.13268E-006</text:p>
          </table:table-cell>
          <table:table-cell office:value-type="float" office:value="13.4903">
            <text:p>13.4903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9964">
            <text:p>0.29964</text:p>
          </table:table-cell>
          <table:table-cell office:value-type="float" office:value="0.00000270299">
            <text:p>0.000002703</text:p>
          </table:table-cell>
          <table:table-cell office:value-type="float" office:value="10.433">
            <text:p>10.433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10615">
            <text:p>0.310615</text:p>
          </table:table-cell>
          <table:table-cell office:value-type="float" office:value="0.00000335434">
            <text:p>3.35434E-006</text:p>
          </table:table-cell>
          <table:table-cell office:value-type="float" office:value="8.2129">
            <text:p>8.2129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21591">
            <text:p>0.321591</text:p>
          </table:table-cell>
          <table:table-cell office:value-type="float" office:value="0.00000406577">
            <text:p>4.06577E-006</text:p>
          </table:table-cell>
          <table:table-cell office:value-type="float" office:value="6.60082">
            <text:p>6.60082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32566">
            <text:p>0.332566</text:p>
          </table:table-cell>
          <table:table-cell office:value-type="float" office:value="0.00000480593">
            <text:p>4.80593E-006</text:p>
          </table:table-cell>
          <table:table-cell office:value-type="float" office:value="5.43022">
            <text:p>5.43022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43542">
            <text:p>0.343542</text:p>
          </table:table-cell>
          <table:table-cell office:value-type="float" office:value="0.00000553801">
            <text:p>0.000005538</text:p>
          </table:table-cell>
          <table:table-cell office:value-type="float" office:value="4.5802">
            <text:p>4.5802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54517">
            <text:p>0.354517</text:p>
          </table:table-cell>
          <table:table-cell office:value-type="float" office:value="0.00000622676">
            <text:p>6.22676E-006</text:p>
          </table:table-cell>
          <table:table-cell office:value-type="float" office:value="3.96296">
            <text:p>3.96296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65492">
            <text:p>0.365492</text:p>
          </table:table-cell>
          <table:table-cell office:value-type="float" office:value="0.00000684492">
            <text:p>6.84492E-006</text:p>
          </table:table-cell>
          <table:table-cell office:value-type="float" office:value="3.51476">
            <text:p>3.51476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76468">
            <text:p>0.376468</text:p>
          </table:table-cell>
          <table:table-cell office:value-type="float" office:value="0.00000737668">
            <text:p>7.37668E-006</text:p>
          </table:table-cell>
          <table:table-cell office:value-type="float" office:value="3.18931">
            <text:p>3.18931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87443">
            <text:p>0.387443</text:p>
          </table:table-cell>
          <table:table-cell office:value-type="float" office:value="0.00000781769">
            <text:p>7.81769E-006</text:p>
          </table:table-cell>
          <table:table-cell office:value-type="float" office:value="2.95298">
            <text:p>2.95298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98418">
            <text:p>0.398418</text:p>
          </table:table-cell>
          <table:table-cell office:value-type="float" office:value="0.00000817247">
            <text:p>8.17247E-006</text:p>
          </table:table-cell>
          <table:table-cell office:value-type="float" office:value="2.78138">
            <text:p>2.78138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09394">
            <text:p>0.409394</text:p>
          </table:table-cell>
          <table:table-cell office:value-type="float" office:value="0.00000845096">
            <text:p>0.000008451</text:p>
          </table:table-cell>
          <table:table-cell office:value-type="float" office:value="2.65677">
            <text:p>2.65677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20369">
            <text:p>0.420369</text:p>
          </table:table-cell>
          <table:table-cell office:value-type="float" office:value="0.00000866538">
            <text:p>8.66538E-006</text:p>
          </table:table-cell>
          <table:table-cell office:value-type="float" office:value="2.56628">
            <text:p>2.56628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31345">
            <text:p>0.431345</text:p>
          </table:table-cell>
          <table:table-cell office:value-type="float" office:value="0.00000882802">
            <text:p>0.000008828</text:p>
          </table:table-cell>
          <table:table-cell office:value-type="float" office:value="2.50058">
            <text:p>2.50058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4232">
            <text:p>0.44232</text:p>
          </table:table-cell>
          <table:table-cell office:value-type="float" office:value="0.00000895001">
            <text:p>0.00000895</text:p>
          </table:table-cell>
          <table:table-cell office:value-type="float" office:value="2.45287">
            <text:p>2.45287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53295">
            <text:p>0.453295</text:p>
          </table:table-cell>
          <table:table-cell office:value-type="float" office:value="0.00000904072">
            <text:p>9.04072E-006</text:p>
          </table:table-cell>
          <table:table-cell office:value-type="float" office:value="2.41822">
            <text:p>2.41822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64271">
            <text:p>0.464271</text:p>
          </table:table-cell>
          <table:table-cell office:value-type="float" office:value="0.00000910775">
            <text:p>9.10775E-006</text:p>
          </table:table-cell>
          <table:table-cell office:value-type="float" office:value="2.39307">
            <text:p>2.39307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75246">
            <text:p>0.475246</text:p>
          </table:table-cell>
          <table:table-cell office:value-type="float" office:value="0.00000915705">
            <text:p>9.15705E-006</text:p>
          </table:table-cell>
          <table:table-cell office:value-type="float" office:value="2.3748">
            <text:p>2.3748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86222">
            <text:p>0.486222</text:p>
          </table:table-cell>
          <table:table-cell office:value-type="float" office:value="0.00000919318">
            <text:p>9.19318E-006</text:p>
          </table:table-cell>
          <table:table-cell office:value-type="float" office:value="2.36153">
            <text:p>2.36153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97197">
            <text:p>0.497197</text:p>
          </table:table-cell>
          <table:table-cell office:value-type="float" office:value="0.0000092196">
            <text:p>9.2196E-006</text:p>
          </table:table-cell>
          <table:table-cell office:value-type="float" office:value="2.3519">
            <text:p>2.3519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08172">
            <text:p>0.508172</text:p>
          </table:table-cell>
          <table:table-cell office:value-type="float" office:value="0.00000923888">
            <text:p>9.23888E-006</text:p>
          </table:table-cell>
          <table:table-cell office:value-type="float" office:value="2.34491">
            <text:p>2.34491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19148">
            <text:p>0.519148</text:p>
          </table:table-cell>
          <table:table-cell office:value-type="float" office:value="0.00000925293">
            <text:p>9.25293E-006</text:p>
          </table:table-cell>
          <table:table-cell office:value-type="float" office:value="2.33983">
            <text:p>2.33983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30123">
            <text:p>0.530123</text:p>
          </table:table-cell>
          <table:table-cell office:value-type="float" office:value="0.00000926315">
            <text:p>9.26315E-006</text:p>
          </table:table-cell>
          <table:table-cell office:value-type="float" office:value="2.33614">
            <text:p>2.33614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41098">
            <text:p>0.541098</text:p>
          </table:table-cell>
          <table:table-cell office:value-type="float" office:value="0.00000927059">
            <text:p>9.27059E-006</text:p>
          </table:table-cell>
          <table:table-cell office:value-type="float" office:value="2.33346">
            <text:p>2.33346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52074">
            <text:p>0.552074</text:p>
          </table:table-cell>
          <table:table-cell office:value-type="float" office:value="0.000009276">
            <text:p>0.000009276</text:p>
          </table:table-cell>
          <table:table-cell office:value-type="float" office:value="2.33152">
            <text:p>2.33152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63049">
            <text:p>0.563049</text:p>
          </table:table-cell>
          <table:table-cell office:value-type="float" office:value="0.00000927993">
            <text:p>9.27993E-006</text:p>
          </table:table-cell>
          <table:table-cell office:value-type="float" office:value="2.33011">
            <text:p>2.33011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74025">
            <text:p>0.574025</text:p>
          </table:table-cell>
          <table:table-cell office:value-type="float" office:value="0.00000928279">
            <text:p>9.28279E-006</text:p>
          </table:table-cell>
          <table:table-cell office:value-type="float" office:value="2.32908">
            <text:p>2.32908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85">
            <text:p>0.585</text:p>
          </table:table-cell>
          <table:table-cell office:value-type="float" office:value="0.00000928486">
            <text:p>9.28486E-006</text:p>
          </table:table-cell>
          <table:table-cell office:value-type="float" office:value="2.32834">
            <text:p>2.32834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95975">
            <text:p>0.595975</text:p>
          </table:table-cell>
          <table:table-cell office:value-type="float" office:value="0.00000928636">
            <text:p>9.28636E-006</text:p>
          </table:table-cell>
          <table:table-cell office:value-type="float" office:value="2.3278">
            <text:p>2.3278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06951">
            <text:p>0.606951</text:p>
          </table:table-cell>
          <table:table-cell office:value-type="float" office:value="0.00000928745">
            <text:p>9.28745E-006</text:p>
          </table:table-cell>
          <table:table-cell office:value-type="float" office:value="2.32741">
            <text:p>2.32741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17926">
            <text:p>0.617926</text:p>
          </table:table-cell>
          <table:table-cell office:value-type="float" office:value="0.00000928824">
            <text:p>9.28824E-006</text:p>
          </table:table-cell>
          <table:table-cell office:value-type="float" office:value="2.32713">
            <text:p>2.32713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28902">
            <text:p>0.628902</text:p>
          </table:table-cell>
          <table:table-cell office:value-type="float" office:value="0.0000092888">
            <text:p>9.2888E-006</text:p>
          </table:table-cell>
          <table:table-cell office:value-type="float" office:value="2.32693">
            <text:p>2.32693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39877">
            <text:p>0.639877</text:p>
          </table:table-cell>
          <table:table-cell office:value-type="float" office:value="0.0000092892">
            <text:p>9.2892E-006</text:p>
          </table:table-cell>
          <table:table-cell office:value-type="float" office:value="2.32679">
            <text:p>2.32679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50852">
            <text:p>0.650852</text:p>
          </table:table-cell>
          <table:table-cell office:value-type="float" office:value="0.00000928947">
            <text:p>9.28947E-006</text:p>
          </table:table-cell>
          <table:table-cell office:value-type="float" office:value="2.32669">
            <text:p>2.32669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61828">
            <text:p>0.661828</text:p>
          </table:table-cell>
          <table:table-cell office:value-type="float" office:value="0.00000928966">
            <text:p>9.28966E-006</text:p>
          </table:table-cell>
          <table:table-cell office:value-type="float" office:value="2.32662">
            <text:p>2.32662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72803">
            <text:p>0.672803</text:p>
          </table:table-cell>
          <table:table-cell office:value-type="float" office:value="0.00000928976">
            <text:p>9.28976E-006</text:p>
          </table:table-cell>
          <table:table-cell office:value-type="float" office:value="2.32658">
            <text:p>2.32658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83778">
            <text:p>0.683778</text:p>
          </table:table-cell>
          <table:table-cell office:value-type="float" office:value="0.0000092898">
            <text:p>9.2898E-006</text:p>
          </table:table-cell>
          <table:table-cell office:value-type="float" office:value="2.32657">
            <text:p>2.32657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94754">
            <text:p>0.694754</text:p>
          </table:table-cell>
          <table:table-cell office:value-type="float" office:value="0.00000928978">
            <text:p>9.28978E-006</text:p>
          </table:table-cell>
          <table:table-cell office:value-type="float" office:value="2.32658">
            <text:p>2.32658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05729">
            <text:p>0.705729</text:p>
          </table:table-cell>
          <table:table-cell office:value-type="float" office:value="0.0000092897">
            <text:p>9.2897E-006</text:p>
          </table:table-cell>
          <table:table-cell office:value-type="float" office:value="2.32661">
            <text:p>2.32661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16705">
            <text:p>0.716705</text:p>
          </table:table-cell>
          <table:table-cell office:value-type="float" office:value="0.00000928955">
            <text:p>9.28955E-006</text:p>
          </table:table-cell>
          <table:table-cell office:value-type="float" office:value="2.32666">
            <text:p>2.32666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2768">
            <text:p>0.72768</text:p>
          </table:table-cell>
          <table:table-cell office:value-type="float" office:value="0.00000928931">
            <text:p>9.28931E-006</text:p>
          </table:table-cell>
          <table:table-cell office:value-type="float" office:value="2.32675">
            <text:p>2.32675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38655">
            <text:p>0.738655</text:p>
          </table:table-cell>
          <table:table-cell office:value-type="float" office:value="0.00000928897">
            <text:p>0.000009289</text:p>
          </table:table-cell>
          <table:table-cell office:value-type="float" office:value="2.32687">
            <text:p>2.32687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49631">
            <text:p>0.749631</text:p>
          </table:table-cell>
          <table:table-cell office:value-type="float" office:value="0.00000928847">
            <text:p>9.28847E-006</text:p>
          </table:table-cell>
          <table:table-cell office:value-type="float" office:value="2.32705">
            <text:p>2.32705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60606">
            <text:p>0.760606</text:p>
          </table:table-cell>
          <table:table-cell office:value-type="float" office:value="0.00000928778">
            <text:p>9.28778E-006</text:p>
          </table:table-cell>
          <table:table-cell office:value-type="float" office:value="2.3273">
            <text:p>2.3273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71582">
            <text:p>0.771582</text:p>
          </table:table-cell>
          <table:table-cell office:value-type="float" office:value="0.00000928681">
            <text:p>9.28681E-006</text:p>
          </table:table-cell>
          <table:table-cell office:value-type="float" office:value="2.32764">
            <text:p>2.32764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82557">
            <text:p>0.782557</text:p>
          </table:table-cell>
          <table:table-cell office:value-type="float" office:value="0.00000928548">
            <text:p>9.28548E-006</text:p>
          </table:table-cell>
          <table:table-cell office:value-type="float" office:value="2.32812">
            <text:p>2.32812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93532">
            <text:p>0.793532</text:p>
          </table:table-cell>
          <table:table-cell office:value-type="float" office:value="0.00000928364">
            <text:p>9.28364E-006</text:p>
          </table:table-cell>
          <table:table-cell office:value-type="float" office:value="2.32878">
            <text:p>2.32878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04508">
            <text:p>0.804508</text:p>
          </table:table-cell>
          <table:table-cell office:value-type="float" office:value="0.0000092811">
            <text:p>9.2811E-006</text:p>
          </table:table-cell>
          <table:table-cell office:value-type="float" office:value="2.32969">
            <text:p>2.32969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15483">
            <text:p>0.815483</text:p>
          </table:table-cell>
          <table:table-cell office:value-type="float" office:value="0.00000927761">
            <text:p>9.27761E-006</text:p>
          </table:table-cell>
          <table:table-cell office:value-type="float" office:value="2.33094">
            <text:p>2.33094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26458">
            <text:p>0.826458</text:p>
          </table:table-cell>
          <table:table-cell office:value-type="float" office:value="0.00000927279">
            <text:p>9.27279E-006</text:p>
          </table:table-cell>
          <table:table-cell office:value-type="float" office:value="2.33267">
            <text:p>2.33267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37434">
            <text:p>0.837434</text:p>
          </table:table-cell>
          <table:table-cell office:value-type="float" office:value="0.00000926614">
            <text:p>9.26614E-006</text:p>
          </table:table-cell>
          <table:table-cell office:value-type="float" office:value="2.33506">
            <text:p>2.33506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48409">
            <text:p>0.848409</text:p>
          </table:table-cell>
          <table:table-cell office:value-type="float" office:value="0.00000925699">
            <text:p>0.000009257</text:p>
          </table:table-cell>
          <table:table-cell office:value-type="float" office:value="2.33836">
            <text:p>2.33836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59385">
            <text:p>0.859385</text:p>
          </table:table-cell>
          <table:table-cell office:value-type="float" office:value="0.00000924437">
            <text:p>9.24437E-006</text:p>
          </table:table-cell>
          <table:table-cell office:value-type="float" office:value="2.34292">
            <text:p>2.34292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7036">
            <text:p>0.87036</text:p>
          </table:table-cell>
          <table:table-cell office:value-type="float" office:value="0.00000922696">
            <text:p>0.000009227</text:p>
          </table:table-cell>
          <table:table-cell office:value-type="float" office:value="2.34923">
            <text:p>2.34923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81335">
            <text:p>0.881335</text:p>
          </table:table-cell>
          <table:table-cell office:value-type="float" office:value="0.00000920295">
            <text:p>0.000009203</text:p>
          </table:table-cell>
          <table:table-cell office:value-type="float" office:value="2.35797">
            <text:p>2.35797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92311">
            <text:p>0.892311</text:p>
          </table:table-cell>
          <table:table-cell office:value-type="float" office:value="0.00000916978">
            <text:p>9.16978E-006</text:p>
          </table:table-cell>
          <table:table-cell office:value-type="float" office:value="2.37011">
            <text:p>2.37011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03286">
            <text:p>0.903286</text:p>
          </table:table-cell>
          <table:table-cell office:value-type="float" office:value="0.00000912395">
            <text:p>0.000009124</text:p>
          </table:table-cell>
          <table:table-cell office:value-type="float" office:value="2.38704">
            <text:p>2.38704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14262">
            <text:p>0.914262</text:p>
          </table:table-cell>
          <table:table-cell office:value-type="float" office:value="0.00000906051">
            <text:p>9.06051E-006</text:p>
          </table:table-cell>
          <table:table-cell office:value-type="float" office:value="2.41075">
            <text:p>2.41075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25237">
            <text:p>0.925237</text:p>
          </table:table-cell>
          <table:table-cell office:value-type="float" office:value="0.00000897254">
            <text:p>8.97254E-006</text:p>
          </table:table-cell>
          <table:table-cell office:value-type="float" office:value="2.44419">
            <text:p>2.44419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36212">
            <text:p>0.936212</text:p>
          </table:table-cell>
          <table:table-cell office:value-type="float" office:value="0.00000885023">
            <text:p>8.85023E-006</text:p>
          </table:table-cell>
          <table:table-cell office:value-type="float" office:value="2.49179">
            <text:p>2.49179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47188">
            <text:p>0.947188</text:p>
          </table:table-cell>
          <table:table-cell office:value-type="float" office:value="0.00000867953">
            <text:p>8.67953E-006</text:p>
          </table:table-cell>
          <table:table-cell office:value-type="float" office:value="2.56047">
            <text:p>2.56047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58163">
            <text:p>0.958163</text:p>
          </table:table-cell>
          <table:table-cell office:value-type="float" office:value="0.00000844009">
            <text:p>8.44009E-006</text:p>
          </table:table-cell>
          <table:table-cell office:value-type="float" office:value="2.66148">
            <text:p>2.66148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69139">
            <text:p>0.969139</text:p>
          </table:table-cell>
          <table:table-cell office:value-type="float" office:value="0.00000810177">
            <text:p>8.10177E-006</text:p>
          </table:table-cell>
          <table:table-cell office:value-type="float" office:value="2.81437">
            <text:p>2.81437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80114">
            <text:p>0.980114</text:p>
          </table:table-cell>
          <table:table-cell office:value-type="float" office:value="0.00000761882">
            <text:p>7.61882E-006</text:p>
          </table:table-cell>
          <table:table-cell office:value-type="float" office:value="3.05616">
            <text:p>3.05616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91089">
            <text:p>0.991089</text:p>
          </table:table-cell>
          <table:table-cell office:value-type="float" office:value="0.00000691923">
            <text:p>6.91923E-006</text:p>
          </table:table-cell>
          <table:table-cell office:value-type="float" office:value="3.46627">
            <text:p>3.46627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0206">
            <text:p>1.00206</text:p>
          </table:table-cell>
          <table:table-cell office:value-type="float" office:value="0.00000588403">
            <text:p>0.000005884</text:p>
          </table:table-cell>
          <table:table-cell office:value-type="float" office:value="4.25205">
            <text:p>4.25205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1304">
            <text:p>1.01304</text:p>
          </table:table-cell>
          <table:table-cell office:value-type="float" office:value="0.00000430288">
            <text:p>4.30288E-006</text:p>
          </table:table-cell>
          <table:table-cell office:value-type="float" office:value="6.18198">
            <text:p>6.18198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2402">
            <text:p>1.02402</text:p>
          </table:table-cell>
          <table:table-cell office:value-type="float" office:value="0.0000017671">
            <text:p>1.7671E-006</text:p>
          </table:table-cell>
          <table:table-cell office:value-type="float" office:value="16.4881">
            <text:p>16.4881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3499">
            <text:p>1.03499</text:p>
          </table:table-cell>
          <table:table-cell office:value-type="float" office:value="0.00000000374068">
            <text:p>3.74068E-009</text:p>
          </table:table-cell>
          <table:table-cell office:value-type="float" office:value="7440.79">
            <text:p>7440.79</text:p>
          </table:table-cell>
          <table:table-cell office:value-type="float" office:value="0.000101095">
            <text:p>0.00010109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4597">
            <text:p>1.04597</text:p>
          </table:table-cell>
          <table:table-cell office:value-type="float" office:value="-0.0000114504">
            <text:p>-1.14504E-005</text:p>
          </table:table-cell>
          <table:table-cell office:value-type="float" office:value="-3.69888">
            <text:p>-3.69888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5694">
            <text:p>1.05694</text:p>
          </table:table-cell>
          <table:table-cell office:value-type="float" office:value="-0.0000354741">
            <text:p>-3.54741E-005</text:p>
          </table:table-cell>
          <table:table-cell office:value-type="float" office:value="-1.87115">
            <text:p>-1.87115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6792">
            <text:p>1.06792</text:p>
          </table:table-cell>
          <table:table-cell office:value-type="float" office:value="-0.000272384">
            <text:p>-0.000272384</text:p>
          </table:table-cell>
          <table:table-cell office:value-type="float" office:value="-1.11345">
            <text:p>-1.11345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7889">
            <text:p>1.07889</text:p>
          </table:table-cell>
          <table:table-cell office:value-type="float" office:value="0.000108367">
            <text:p>0.000108367</text:p>
          </table:table-cell>
          <table:table-cell office:value-type="float" office:value="-0.714828">
            <text:p>-0.714828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8987">
            <text:p>1.08987</text:p>
          </table:table-cell>
          <table:table-cell office:value-type="float" office:value="0.0000592897">
            <text:p>5.92897E-005</text:p>
          </table:table-cell>
          <table:table-cell office:value-type="float" office:value="-0.478777">
            <text:p>-0.478777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10084">
            <text:p>1.10084</text:p>
          </table:table-cell>
          <table:table-cell office:value-type="float" office:value="0.000046063">
            <text:p>0.000046063</text:p>
          </table:table-cell>
          <table:table-cell office:value-type="float" office:value="-0.32911">
            <text:p>-0.32911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11182">
            <text:p>1.11182</text:p>
          </table:table-cell>
          <table:table-cell office:value-type="float" office:value="0.0000401375">
            <text:p>4.01375E-005</text:p>
          </table:table-cell>
          <table:table-cell office:value-type="float" office:value="-0.230067">
            <text:p>-0.230067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12279">
            <text:p>1.12279</text:p>
          </table:table-cell>
          <table:table-cell office:value-type="float" office:value="0.0000369062">
            <text:p>3.69062E-005</text:p>
          </table:table-cell>
          <table:table-cell office:value-type="float" office:value="-0.162656">
            <text:p>-0.162656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13377">
            <text:p>1.13377</text:p>
          </table:table-cell>
          <table:table-cell office:value-type="float" office:value="0.0000349541">
            <text:p>3.49541E-005</text:p>
          </table:table-cell>
          <table:table-cell office:value-type="float" office:value="-0.115892">
            <text:p>-0.115892</text:p>
          </table:table-cell>
          <table:table-cell office:value-type="float" office:value="0.0000967856">
            <text:p>9.67856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340451">
            <text:p>0.0340451</text:p>
          </table:table-cell>
          <table:table-cell office:value-type="float" office:value="0.00000000183654">
            <text:p>1.83654E-009</text:p>
          </table:table-cell>
          <table:table-cell office:value-type="float" office:value="14966.7">
            <text:p>14966.7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450642">
            <text:p>0.0450642</text:p>
          </table:table-cell>
          <table:table-cell office:value-type="float" office:value="0.00000000256427">
            <text:p>2.56427E-009</text:p>
          </table:table-cell>
          <table:table-cell office:value-type="float" office:value="10719">
            <text:p>10719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560833">
            <text:p>0.0560833</text:p>
          </table:table-cell>
          <table:table-cell office:value-type="float" office:value="0.00000000358024">
            <text:p>3.58024E-009</text:p>
          </table:table-cell>
          <table:table-cell office:value-type="float" office:value="7676.93">
            <text:p>7676.93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671024">
            <text:p>0.0671024</text:p>
          </table:table-cell>
          <table:table-cell office:value-type="float" office:value="0.00000000499851">
            <text:p>0.000000005</text:p>
          </table:table-cell>
          <table:table-cell office:value-type="float" office:value="5498.4">
            <text:p>5498.4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781215">
            <text:p>0.0781215</text:p>
          </table:table-cell>
          <table:table-cell office:value-type="float" office:value="0.0000000069782">
            <text:p>0.000000007</text:p>
          </table:table-cell>
          <table:table-cell office:value-type="float" office:value="3938.24">
            <text:p>3938.24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891406">
            <text:p>0.0891406</text:p>
          </table:table-cell>
          <table:table-cell office:value-type="float" office:value="0.0000000097411">
            <text:p>9.7411E-009</text:p>
          </table:table-cell>
          <table:table-cell office:value-type="float" office:value="2820.94">
            <text:p>2820.94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10016">
            <text:p>0.10016</text:p>
          </table:table-cell>
          <table:table-cell office:value-type="float" office:value="0.0000000135963">
            <text:p>1.35963E-008</text:p>
          </table:table-cell>
          <table:table-cell office:value-type="float" office:value="2020.79">
            <text:p>2020.79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111179">
            <text:p>0.111179</text:p>
          </table:table-cell>
          <table:table-cell office:value-type="float" office:value="0.000000018974">
            <text:p>0.000000019</text:p>
          </table:table-cell>
          <table:table-cell office:value-type="float" office:value="1447.76">
            <text:p>1447.76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122198">
            <text:p>0.122198</text:p>
          </table:table-cell>
          <table:table-cell office:value-type="float" office:value="0.0000000264725">
            <text:p>2.64725E-008</text:p>
          </table:table-cell>
          <table:table-cell office:value-type="float" office:value="1037.39">
            <text:p>1037.39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133217">
            <text:p>0.133217</text:p>
          </table:table-cell>
          <table:table-cell office:value-type="float" office:value="0.0000000369223">
            <text:p>3.69223E-008</text:p>
          </table:table-cell>
          <table:table-cell office:value-type="float" office:value="743.504">
            <text:p>743.504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144236">
            <text:p>0.144236</text:p>
          </table:table-cell>
          <table:table-cell office:value-type="float" office:value="0.0000000514736">
            <text:p>5.14736E-008</text:p>
          </table:table-cell>
          <table:table-cell office:value-type="float" office:value="533.037">
            <text:p>533.037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155255">
            <text:p>0.155255</text:p>
          </table:table-cell>
          <table:table-cell office:value-type="float" office:value="0.0000000717139">
            <text:p>7.17139E-008</text:p>
          </table:table-cell>
          <table:table-cell office:value-type="float" office:value="382.312">
            <text:p>382.312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166274">
            <text:p>0.166274</text:p>
          </table:table-cell>
          <table:table-cell office:value-type="float" office:value="0.0000000998247">
            <text:p>9.98247E-008</text:p>
          </table:table-cell>
          <table:table-cell office:value-type="float" office:value="274.371">
            <text:p>274.371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177293">
            <text:p>0.177293</text:p>
          </table:table-cell>
          <table:table-cell office:value-type="float" office:value="0.000000138784">
            <text:p>1.38784E-007</text:p>
          </table:table-cell>
          <table:table-cell office:value-type="float" office:value="197.069">
            <text:p>197.069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188312">
            <text:p>0.188312</text:p>
          </table:table-cell>
          <table:table-cell office:value-type="float" office:value="0.000000192621">
            <text:p>1.92621E-007</text:p>
          </table:table-cell>
          <table:table-cell office:value-type="float" office:value="141.709">
            <text:p>141.709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199332">
            <text:p>0.199332</text:p>
          </table:table-cell>
          <table:table-cell office:value-type="float" office:value="0.000000266717">
            <text:p>2.66717E-007</text:p>
          </table:table-cell>
          <table:table-cell office:value-type="float" office:value="102.064">
            <text:p>102.064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210351">
            <text:p>0.210351</text:p>
          </table:table-cell>
          <table:table-cell office:value-type="float" office:value="0.00000036813">
            <text:p>3.6813E-007</text:p>
          </table:table-cell>
          <table:table-cell office:value-type="float" office:value="73.6715">
            <text:p>73.6715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22137">
            <text:p>0.22137</text:p>
          </table:table-cell>
          <table:table-cell office:value-type="float" office:value="0.00000050588">
            <text:p>5.0588E-007</text:p>
          </table:table-cell>
          <table:table-cell office:value-type="float" office:value="53.3386">
            <text:p>53.3386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232389">
            <text:p>0.232389</text:p>
          </table:table-cell>
          <table:table-cell office:value-type="float" office:value="0.00000069107">
            <text:p>6.9107E-007</text:p>
          </table:table-cell>
          <table:table-cell office:value-type="float" office:value="38.7772">
            <text:p>38.7772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243408">
            <text:p>0.243408</text:p>
          </table:table-cell>
          <table:table-cell office:value-type="float" office:value="0.000000936616">
            <text:p>9.36616E-007</text:p>
          </table:table-cell>
          <table:table-cell office:value-type="float" office:value="28.3491">
            <text:p>28.3491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254427">
            <text:p>0.254427</text:p>
          </table:table-cell>
          <table:table-cell office:value-type="float" office:value="0.00000125629">
            <text:p>1.25629E-006</text:p>
          </table:table-cell>
          <table:table-cell office:value-type="float" office:value="20.881">
            <text:p>20.881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265446">
            <text:p>0.265446</text:p>
          </table:table-cell>
          <table:table-cell office:value-type="float" office:value="0.00000166269">
            <text:p>1.66269E-006</text:p>
          </table:table-cell>
          <table:table-cell office:value-type="float" office:value="15.5328">
            <text:p>15.5328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276465">
            <text:p>0.276465</text:p>
          </table:table-cell>
          <table:table-cell office:value-type="float" office:value="0.00000216403">
            <text:p>0.000002164</text:p>
          </table:table-cell>
          <table:table-cell office:value-type="float" office:value="11.7026">
            <text:p>11.7026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287484">
            <text:p>0.287484</text:p>
          </table:table-cell>
          <table:table-cell office:value-type="float" office:value="0.00000276001">
            <text:p>0.00000276</text:p>
          </table:table-cell>
          <table:table-cell office:value-type="float" office:value="8.95969">
            <text:p>8.95969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298503">
            <text:p>0.298503</text:p>
          </table:table-cell>
          <table:table-cell office:value-type="float" office:value="0.0000034381">
            <text:p>3.4381E-006</text:p>
          </table:table-cell>
          <table:table-cell office:value-type="float" office:value="6.99535">
            <text:p>6.99535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309523">
            <text:p>0.309523</text:p>
          </table:table-cell>
          <table:table-cell office:value-type="float" office:value="0.00000417219">
            <text:p>4.17219E-006</text:p>
          </table:table-cell>
          <table:table-cell office:value-type="float" office:value="5.58858">
            <text:p>5.58858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320542">
            <text:p>0.320542</text:p>
          </table:table-cell>
          <table:table-cell office:value-type="float" office:value="0.00000492531">
            <text:p>4.92531E-006</text:p>
          </table:table-cell>
          <table:table-cell office:value-type="float" office:value="4.58113">
            <text:p>4.58113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331561">
            <text:p>0.331561</text:p>
          </table:table-cell>
          <table:table-cell office:value-type="float" office:value="0.00000565654">
            <text:p>5.65654E-006</text:p>
          </table:table-cell>
          <table:table-cell office:value-type="float" office:value="3.85965">
            <text:p>3.85965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34258">
            <text:p>0.34258</text:p>
          </table:table-cell>
          <table:table-cell office:value-type="float" office:value="0.00000632951">
            <text:p>6.32951E-006</text:p>
          </table:table-cell>
          <table:table-cell office:value-type="float" office:value="3.34296">
            <text:p>3.34296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353599">
            <text:p>0.353599</text:p>
          </table:table-cell>
          <table:table-cell office:value-type="float" office:value="0.00000691902">
            <text:p>0.000006919</text:p>
          </table:table-cell>
          <table:table-cell office:value-type="float" office:value="2.97294">
            <text:p>2.97294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364618">
            <text:p>0.364618</text:p>
          </table:table-cell>
          <table:table-cell office:value-type="float" office:value="0.00000741349">
            <text:p>7.41349E-006</text:p>
          </table:table-cell>
          <table:table-cell office:value-type="float" office:value="2.70794">
            <text:p>2.70794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375637">
            <text:p>0.375637</text:p>
          </table:table-cell>
          <table:table-cell office:value-type="float" office:value="0.00000781338">
            <text:p>7.81338E-006</text:p>
          </table:table-cell>
          <table:table-cell office:value-type="float" office:value="2.51817">
            <text:p>2.51817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386656">
            <text:p>0.386656</text:p>
          </table:table-cell>
          <table:table-cell office:value-type="float" office:value="0.00000812734">
            <text:p>8.12734E-006</text:p>
          </table:table-cell>
          <table:table-cell office:value-type="float" office:value="2.38226">
            <text:p>2.38226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397675">
            <text:p>0.397675</text:p>
          </table:table-cell>
          <table:table-cell office:value-type="float" office:value="0.00000836815">
            <text:p>8.36815E-006</text:p>
          </table:table-cell>
          <table:table-cell office:value-type="float" office:value="2.28493">
            <text:p>2.28493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408694">
            <text:p>0.408694</text:p>
          </table:table-cell>
          <table:table-cell office:value-type="float" office:value="0.00000854956">
            <text:p>8.54956E-006</text:p>
          </table:table-cell>
          <table:table-cell office:value-type="float" office:value="2.21523">
            <text:p>2.21523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419714">
            <text:p>0.419714</text:p>
          </table:table-cell>
          <table:table-cell office:value-type="float" office:value="0.00000868438">
            <text:p>8.68438E-006</text:p>
          </table:table-cell>
          <table:table-cell office:value-type="float" office:value="2.16532">
            <text:p>2.16532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430733">
            <text:p>0.430733</text:p>
          </table:table-cell>
          <table:table-cell office:value-type="float" office:value="0.00000878358">
            <text:p>8.78358E-006</text:p>
          </table:table-cell>
          <table:table-cell office:value-type="float" office:value="2.12957">
            <text:p>2.12957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441752">
            <text:p>0.441752</text:p>
          </table:table-cell>
          <table:table-cell office:value-type="float" office:value="0.00000885602">
            <text:p>0.000008856</text:p>
          </table:table-cell>
          <table:table-cell office:value-type="float" office:value="2.10397">
            <text:p>2.10397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452771">
            <text:p>0.452771</text:p>
          </table:table-cell>
          <table:table-cell office:value-type="float" office:value="0.00000890864">
            <text:p>8.90864E-006</text:p>
          </table:table-cell>
          <table:table-cell office:value-type="float" office:value="2.08563">
            <text:p>2.08563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46379">
            <text:p>0.46379</text:p>
          </table:table-cell>
          <table:table-cell office:value-type="float" office:value="0.00000894671">
            <text:p>8.94671E-006</text:p>
          </table:table-cell>
          <table:table-cell office:value-type="float" office:value="2.0725">
            <text:p>2.0725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474809">
            <text:p>0.474809</text:p>
          </table:table-cell>
          <table:table-cell office:value-type="float" office:value="0.00000897418">
            <text:p>8.97418E-006</text:p>
          </table:table-cell>
          <table:table-cell office:value-type="float" office:value="2.0631">
            <text:p>2.0631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485828">
            <text:p>0.485828</text:p>
          </table:table-cell>
          <table:table-cell office:value-type="float" office:value="0.00000899395">
            <text:p>0.000008994</text:p>
          </table:table-cell>
          <table:table-cell office:value-type="float" office:value="2.05637">
            <text:p>2.05637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496847">
            <text:p>0.496847</text:p>
          </table:table-cell>
          <table:table-cell office:value-type="float" office:value="0.00000900816">
            <text:p>9.00816E-006</text:p>
          </table:table-cell>
          <table:table-cell office:value-type="float" office:value="2.05155">
            <text:p>2.05155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507866">
            <text:p>0.507866</text:p>
          </table:table-cell>
          <table:table-cell office:value-type="float" office:value="0.00000901837">
            <text:p>9.01837E-006</text:p>
          </table:table-cell>
          <table:table-cell office:value-type="float" office:value="2.04809">
            <text:p>2.04809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518885">
            <text:p>0.518885</text:p>
          </table:table-cell>
          <table:table-cell office:value-type="float" office:value="0.00000902569">
            <text:p>9.02569E-006</text:p>
          </table:table-cell>
          <table:table-cell office:value-type="float" office:value="2.04562">
            <text:p>2.04562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529905">
            <text:p>0.529905</text:p>
          </table:table-cell>
          <table:table-cell office:value-type="float" office:value="0.00000903094">
            <text:p>9.03094E-006</text:p>
          </table:table-cell>
          <table:table-cell office:value-type="float" office:value="2.04385">
            <text:p>2.04385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540924">
            <text:p>0.540924</text:p>
          </table:table-cell>
          <table:table-cell office:value-type="float" office:value="0.00000903471">
            <text:p>9.03471E-006</text:p>
          </table:table-cell>
          <table:table-cell office:value-type="float" office:value="2.04258">
            <text:p>2.04258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551943">
            <text:p>0.551943</text:p>
          </table:table-cell>
          <table:table-cell office:value-type="float" office:value="0.00000903741">
            <text:p>9.03741E-006</text:p>
          </table:table-cell>
          <table:table-cell office:value-type="float" office:value="2.04167">
            <text:p>2.04167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562962">
            <text:p>0.562962</text:p>
          </table:table-cell>
          <table:table-cell office:value-type="float" office:value="0.00000903934">
            <text:p>9.03934E-006</text:p>
          </table:table-cell>
          <table:table-cell office:value-type="float" office:value="2.04102">
            <text:p>2.04102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573981">
            <text:p>0.573981</text:p>
          </table:table-cell>
          <table:table-cell office:value-type="float" office:value="0.00000904072">
            <text:p>9.04072E-006</text:p>
          </table:table-cell>
          <table:table-cell office:value-type="float" office:value="2.04056">
            <text:p>2.04056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585">
            <text:p>0.585</text:p>
          </table:table-cell>
          <table:table-cell office:value-type="float" office:value="0.00000904171">
            <text:p>9.04171E-006</text:p>
          </table:table-cell>
          <table:table-cell office:value-type="float" office:value="2.04022">
            <text:p>2.04022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596019">
            <text:p>0.596019</text:p>
          </table:table-cell>
          <table:table-cell office:value-type="float" office:value="0.00000904242">
            <text:p>9.04242E-006</text:p>
          </table:table-cell>
          <table:table-cell office:value-type="float" office:value="2.03998">
            <text:p>2.03998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607038">
            <text:p>0.607038</text:p>
          </table:table-cell>
          <table:table-cell office:value-type="float" office:value="0.00000904293">
            <text:p>9.04293E-006</text:p>
          </table:table-cell>
          <table:table-cell office:value-type="float" office:value="2.03981">
            <text:p>2.03981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618057">
            <text:p>0.618057</text:p>
          </table:table-cell>
          <table:table-cell office:value-type="float" office:value="0.00000904329">
            <text:p>9.04329E-006</text:p>
          </table:table-cell>
          <table:table-cell office:value-type="float" office:value="2.03969">
            <text:p>2.03969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629076">
            <text:p>0.629076</text:p>
          </table:table-cell>
          <table:table-cell office:value-type="float" office:value="0.00000904354">
            <text:p>9.04354E-006</text:p>
          </table:table-cell>
          <table:table-cell office:value-type="float" office:value="2.03961">
            <text:p>2.03961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640095">
            <text:p>0.640095</text:p>
          </table:table-cell>
          <table:table-cell office:value-type="float" office:value="0.00000904372">
            <text:p>9.04372E-006</text:p>
          </table:table-cell>
          <table:table-cell office:value-type="float" office:value="2.03955">
            <text:p>2.03955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651115">
            <text:p>0.651115</text:p>
          </table:table-cell>
          <table:table-cell office:value-type="float" office:value="0.00000904384">
            <text:p>9.04384E-006</text:p>
          </table:table-cell>
          <table:table-cell office:value-type="float" office:value="2.03951">
            <text:p>2.03951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662134">
            <text:p>0.662134</text:p>
          </table:table-cell>
          <table:table-cell office:value-type="float" office:value="0.00000904392">
            <text:p>9.04392E-006</text:p>
          </table:table-cell>
          <table:table-cell office:value-type="float" office:value="2.03948">
            <text:p>2.03948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673153">
            <text:p>0.673153</text:p>
          </table:table-cell>
          <table:table-cell office:value-type="float" office:value="0.00000904396">
            <text:p>0.000009044</text:p>
          </table:table-cell>
          <table:table-cell office:value-type="float" office:value="2.03947">
            <text:p>2.03947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684172">
            <text:p>0.684172</text:p>
          </table:table-cell>
          <table:table-cell office:value-type="float" office:value="0.00000904397">
            <text:p>0.000009044</text:p>
          </table:table-cell>
          <table:table-cell office:value-type="float" office:value="2.03946">
            <text:p>2.03946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695191">
            <text:p>0.695191</text:p>
          </table:table-cell>
          <table:table-cell office:value-type="float" office:value="0.00000904396">
            <text:p>0.000009044</text:p>
          </table:table-cell>
          <table:table-cell office:value-type="float" office:value="2.03947">
            <text:p>2.03947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70621">
            <text:p>0.70621</text:p>
          </table:table-cell>
          <table:table-cell office:value-type="float" office:value="0.00000904392">
            <text:p>9.04392E-006</text:p>
          </table:table-cell>
          <table:table-cell office:value-type="float" office:value="2.03948">
            <text:p>2.03948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717229">
            <text:p>0.717229</text:p>
          </table:table-cell>
          <table:table-cell office:value-type="float" office:value="0.00000904384">
            <text:p>9.04384E-006</text:p>
          </table:table-cell>
          <table:table-cell office:value-type="float" office:value="2.03951">
            <text:p>2.03951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728248">
            <text:p>0.728248</text:p>
          </table:table-cell>
          <table:table-cell office:value-type="float" office:value="0.00000904372">
            <text:p>9.04372E-006</text:p>
          </table:table-cell>
          <table:table-cell office:value-type="float" office:value="2.03955">
            <text:p>2.03955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739267">
            <text:p>0.739267</text:p>
          </table:table-cell>
          <table:table-cell office:value-type="float" office:value="0.00000904354">
            <text:p>9.04354E-006</text:p>
          </table:table-cell>
          <table:table-cell office:value-type="float" office:value="2.03961">
            <text:p>2.03961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750286">
            <text:p>0.750286</text:p>
          </table:table-cell>
          <table:table-cell office:value-type="float" office:value="0.00000904328">
            <text:p>9.04328E-006</text:p>
          </table:table-cell>
          <table:table-cell office:value-type="float" office:value="2.03969">
            <text:p>2.03969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761306">
            <text:p>0.761306</text:p>
          </table:table-cell>
          <table:table-cell office:value-type="float" office:value="0.00000904292">
            <text:p>9.04292E-006</text:p>
          </table:table-cell>
          <table:table-cell office:value-type="float" office:value="2.03982">
            <text:p>2.03982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772325">
            <text:p>0.772325</text:p>
          </table:table-cell>
          <table:table-cell office:value-type="float" office:value="0.00000904241">
            <text:p>9.04241E-006</text:p>
          </table:table-cell>
          <table:table-cell office:value-type="float" office:value="2.03999">
            <text:p>2.03999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783344">
            <text:p>0.783344</text:p>
          </table:table-cell>
          <table:table-cell office:value-type="float" office:value="0.0000090417">
            <text:p>9.0417E-006</text:p>
          </table:table-cell>
          <table:table-cell office:value-type="float" office:value="2.04023">
            <text:p>2.04023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794363">
            <text:p>0.794363</text:p>
          </table:table-cell>
          <table:table-cell office:value-type="float" office:value="0.0000090407">
            <text:p>9.0407E-006</text:p>
          </table:table-cell>
          <table:table-cell office:value-type="float" office:value="2.04056">
            <text:p>2.04056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805382">
            <text:p>0.805382</text:p>
          </table:table-cell>
          <table:table-cell office:value-type="float" office:value="0.00000903931">
            <text:p>9.03931E-006</text:p>
          </table:table-cell>
          <table:table-cell office:value-type="float" office:value="2.04103">
            <text:p>2.04103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816401">
            <text:p>0.816401</text:p>
          </table:table-cell>
          <table:table-cell office:value-type="float" office:value="0.00000903736">
            <text:p>9.03736E-006</text:p>
          </table:table-cell>
          <table:table-cell office:value-type="float" office:value="2.04169">
            <text:p>2.04169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82742">
            <text:p>0.82742</text:p>
          </table:table-cell>
          <table:table-cell office:value-type="float" office:value="0.00000903464">
            <text:p>9.03464E-006</text:p>
          </table:table-cell>
          <table:table-cell office:value-type="float" office:value="2.0426">
            <text:p>2.0426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838439">
            <text:p>0.838439</text:p>
          </table:table-cell>
          <table:table-cell office:value-type="float" office:value="0.00000903085">
            <text:p>9.03085E-006</text:p>
          </table:table-cell>
          <table:table-cell office:value-type="float" office:value="2.04388">
            <text:p>2.04388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849458">
            <text:p>0.849458</text:p>
          </table:table-cell>
          <table:table-cell office:value-type="float" office:value="0.00000902554">
            <text:p>9.02554E-006</text:p>
          </table:table-cell>
          <table:table-cell office:value-type="float" office:value="2.04567">
            <text:p>2.04567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860477">
            <text:p>0.860477</text:p>
          </table:table-cell>
          <table:table-cell office:value-type="float" office:value="0.00000901813">
            <text:p>9.01813E-006</text:p>
          </table:table-cell>
          <table:table-cell office:value-type="float" office:value="2.04817">
            <text:p>2.04817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871497">
            <text:p>0.871497</text:p>
          </table:table-cell>
          <table:table-cell office:value-type="float" office:value="0.00000900776">
            <text:p>9.00776E-006</text:p>
          </table:table-cell>
          <table:table-cell office:value-type="float" office:value="2.05168">
            <text:p>2.05168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882516">
            <text:p>0.882516</text:p>
          </table:table-cell>
          <table:table-cell office:value-type="float" office:value="0.00000899327">
            <text:p>8.99327E-006</text:p>
          </table:table-cell>
          <table:table-cell office:value-type="float" office:value="2.0566">
            <text:p>2.0566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893535">
            <text:p>0.893535</text:p>
          </table:table-cell>
          <table:table-cell office:value-type="float" office:value="0.000008973">
            <text:p>0.000008973</text:p>
          </table:table-cell>
          <table:table-cell office:value-type="float" office:value="2.0635">
            <text:p>2.0635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904554">
            <text:p>0.904554</text:p>
          </table:table-cell>
          <table:table-cell office:value-type="float" office:value="0.00000894462">
            <text:p>8.94462E-006</text:p>
          </table:table-cell>
          <table:table-cell office:value-type="float" office:value="2.07322">
            <text:p>2.07322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915573">
            <text:p>0.915573</text:p>
          </table:table-cell>
          <table:table-cell office:value-type="float" office:value="0.00000890484">
            <text:p>8.90484E-006</text:p>
          </table:table-cell>
          <table:table-cell office:value-type="float" office:value="2.08695">
            <text:p>2.08695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926592">
            <text:p>0.926592</text:p>
          </table:table-cell>
          <table:table-cell office:value-type="float" office:value="0.00000884901">
            <text:p>0.000008849</text:p>
          </table:table-cell>
          <table:table-cell office:value-type="float" office:value="2.10643">
            <text:p>2.10643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937611">
            <text:p>0.937611</text:p>
          </table:table-cell>
          <table:table-cell office:value-type="float" office:value="0.00000877049">
            <text:p>8.77049E-006</text:p>
          </table:table-cell>
          <table:table-cell office:value-type="float" office:value="2.13424">
            <text:p>2.13424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94863">
            <text:p>0.94863</text:p>
          </table:table-cell>
          <table:table-cell office:value-type="float" office:value="0.00000865973">
            <text:p>8.65973E-006</text:p>
          </table:table-cell>
          <table:table-cell office:value-type="float" office:value="2.17433">
            <text:p>2.17433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959649">
            <text:p>0.959649</text:p>
          </table:table-cell>
          <table:table-cell office:value-type="float" office:value="0.00000850286">
            <text:p>8.50286E-006</text:p>
          </table:table-cell>
          <table:table-cell office:value-type="float" office:value="2.23289">
            <text:p>2.23289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970668">
            <text:p>0.970668</text:p>
          </table:table-cell>
          <table:table-cell office:value-type="float" office:value="0.00000827939">
            <text:p>8.27939E-006</text:p>
          </table:table-cell>
          <table:table-cell office:value-type="float" office:value="2.32015">
            <text:p>2.32015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981688">
            <text:p>0.981688</text:p>
          </table:table-cell>
          <table:table-cell office:value-type="float" office:value="0.00000795839">
            <text:p>7.95839E-006</text:p>
          </table:table-cell>
          <table:table-cell office:value-type="float" office:value="2.45407">
            <text:p>2.45407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992707">
            <text:p>0.992707</text:p>
          </table:table-cell>
          <table:table-cell office:value-type="float" office:value="0.00000749178">
            <text:p>7.49178E-006</text:p>
          </table:table-cell>
          <table:table-cell office:value-type="float" office:value="2.6692">
            <text:p>2.6692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00373">
            <text:p>1.00373</text:p>
          </table:table-cell>
          <table:table-cell office:value-type="float" office:value="0.00000680164">
            <text:p>6.80164E-006</text:p>
          </table:table-cell>
          <table:table-cell office:value-type="float" office:value="3.0415">
            <text:p>3.0415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01474">
            <text:p>1.01474</text:p>
          </table:table-cell>
          <table:table-cell office:value-type="float" office:value="0.00000575423">
            <text:p>5.75423E-006</text:p>
          </table:table-cell>
          <table:table-cell office:value-type="float" office:value="3.77715">
            <text:p>3.77715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02576">
            <text:p>1.02576</text:p>
          </table:table-cell>
          <table:table-cell office:value-type="float" office:value="0.0000041007">
            <text:p>4.1007E-006</text:p>
          </table:table-cell>
          <table:table-cell office:value-type="float" office:value="5.70345">
            <text:p>5.70345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03678">
            <text:p>1.03678</text:p>
          </table:table-cell>
          <table:table-cell office:value-type="float" office:value="0.00000132081">
            <text:p>1.32081E-006</text:p>
          </table:table-cell>
          <table:table-cell office:value-type="float" office:value="19.8121">
            <text:p>19.8121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0478">
            <text:p>1.0478</text:p>
          </table:table-cell>
          <table:table-cell office:value-type="float" office:value="-0.00000388658">
            <text:p>-3.88658E-006</text:p>
          </table:table-cell>
          <table:table-cell office:value-type="float" office:value="-8.07276">
            <text:p>-8.07276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05882">
            <text:p>1.05882</text:p>
          </table:table-cell>
          <table:table-cell office:value-type="float" office:value="-0.0000159598">
            <text:p>-1.59598E-005</text:p>
          </table:table-cell>
          <table:table-cell office:value-type="float" office:value="-2.72238">
            <text:p>-2.72238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06984">
            <text:p>1.06984</text:p>
          </table:table-cell>
          <table:table-cell office:value-type="float" office:value="-0.0000664168">
            <text:p>-6.64168E-005</text:p>
          </table:table-cell>
          <table:table-cell office:value-type="float" office:value="-1.41388">
            <text:p>-1.41388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08086">
            <text:p>1.08086</text:p>
          </table:table-cell>
          <table:table-cell office:value-type="float" office:value="0.00017856">
            <text:p>0.00017856</text:p>
          </table:table-cell>
          <table:table-cell office:value-type="float" office:value="-0.846053">
            <text:p>-0.846053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09188">
            <text:p>1.09188</text:p>
          </table:table-cell>
          <table:table-cell office:value-type="float" office:value="0.0000600279">
            <text:p>6.00279E-005</text:p>
          </table:table-cell>
          <table:table-cell office:value-type="float" office:value="-0.542066">
            <text:p>-0.542066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1029">
            <text:p>1.1029</text:p>
          </table:table-cell>
          <table:table-cell office:value-type="float" office:value="0.0000430161">
            <text:p>4.30161E-005</text:p>
          </table:table-cell>
          <table:table-cell office:value-type="float" office:value="-0.360965">
            <text:p>-0.360965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11392">
            <text:p>1.11392</text:p>
          </table:table-cell>
          <table:table-cell office:value-type="float" office:value="0.000036464">
            <text:p>0.000036464</text:p>
          </table:table-cell>
          <table:table-cell office:value-type="float" office:value="-0.246138">
            <text:p>-0.246138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12494">
            <text:p>1.12494</text:p>
          </table:table-cell>
          <table:table-cell office:value-type="float" office:value="0.0000331363">
            <text:p>3.31363E-005</text:p>
          </table:table-cell>
          <table:table-cell office:value-type="float" office:value="-0.170432">
            <text:p>-0.170432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13595">
            <text:p>1.13595</text:p>
          </table:table-cell>
          <table:table-cell office:value-type="float" office:value="0.0000312099">
            <text:p>3.12099E-005</text:p>
          </table:table-cell>
          <table:table-cell office:value-type="float" office:value="-0.119226">
            <text:p>-0.119226</text:p>
          </table:table-cell>
          <table:table-cell office:value-type="float" office:value="0.0000442237">
            <text:p>4.42237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326105">
            <text:p>0.0326105</text:p>
          </table:table-cell>
          <table:table-cell office:value-type="float" office:value="0.00000000164674">
            <text:p>1.64674E-009</text:p>
          </table:table-cell>
          <table:table-cell office:value-type="float" office:value="16106.7">
            <text:p>16106.7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436583">
            <text:p>0.0436583</text:p>
          </table:table-cell>
          <table:table-cell office:value-type="float" office:value="0.00000000232199">
            <text:p>2.32199E-009</text:p>
          </table:table-cell>
          <table:table-cell office:value-type="float" office:value="11422.5">
            <text:p>11422.5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547061">
            <text:p>0.0547061</text:p>
          </table:table-cell>
          <table:table-cell office:value-type="float" office:value="0.000000003274">
            <text:p>3.274E-009</text:p>
          </table:table-cell>
          <table:table-cell office:value-type="float" office:value="8100.8">
            <text:p>8100.8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657539">
            <text:p>0.0657539</text:p>
          </table:table-cell>
          <table:table-cell office:value-type="float" office:value="0.00000000461611">
            <text:p>4.61611E-009</text:p>
          </table:table-cell>
          <table:table-cell office:value-type="float" office:value="5745.25">
            <text:p>5745.25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768017">
            <text:p>0.0768017</text:p>
          </table:table-cell>
          <table:table-cell office:value-type="float" office:value="0.00000000650792">
            <text:p>6.50792E-009</text:p>
          </table:table-cell>
          <table:table-cell office:value-type="float" office:value="4074.85">
            <text:p>4074.85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878495">
            <text:p>0.0878495</text:p>
          </table:table-cell>
          <table:table-cell office:value-type="float" office:value="0.00000000917413">
            <text:p>9.17413E-009</text:p>
          </table:table-cell>
          <table:table-cell office:value-type="float" office:value="2890.32">
            <text:p>2890.32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988973">
            <text:p>0.0988973</text:p>
          </table:table-cell>
          <table:table-cell office:value-type="float" office:value="0.0000000129308">
            <text:p>1.29308E-008</text:p>
          </table:table-cell>
          <table:table-cell office:value-type="float" office:value="2050.33">
            <text:p>2050.33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109945">
            <text:p>0.109945</text:p>
          </table:table-cell>
          <table:table-cell office:value-type="float" office:value="0.0000000182222">
            <text:p>1.82222E-008</text:p>
          </table:table-cell>
          <table:table-cell office:value-type="float" office:value="1454.66">
            <text:p>1454.66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120993">
            <text:p>0.120993</text:p>
          </table:table-cell>
          <table:table-cell office:value-type="float" office:value="0.0000000256716">
            <text:p>2.56716E-008</text:p>
          </table:table-cell>
          <table:table-cell office:value-type="float" office:value="1032.25">
            <text:p>1032.25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132041">
            <text:p>0.132041</text:p>
          </table:table-cell>
          <table:table-cell office:value-type="float" office:value="0.0000000361522">
            <text:p>3.61522E-008</text:p>
          </table:table-cell>
          <table:table-cell office:value-type="float" office:value="732.713">
            <text:p>732.713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143088">
            <text:p>0.143088</text:p>
          </table:table-cell>
          <table:table-cell office:value-type="float" office:value="0.0000000508832">
            <text:p>5.08832E-008</text:p>
          </table:table-cell>
          <table:table-cell office:value-type="float" office:value="520.298">
            <text:p>520.298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154136">
            <text:p>0.154136</text:p>
          </table:table-cell>
          <table:table-cell office:value-type="float" office:value="0.0000000715609">
            <text:p>7.15609E-008</text:p>
          </table:table-cell>
          <table:table-cell office:value-type="float" office:value="369.667">
            <text:p>369.667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165184">
            <text:p>0.165184</text:p>
          </table:table-cell>
          <table:table-cell office:value-type="float" office:value="0.000000100532">
            <text:p>1.00532E-007</text:p>
          </table:table-cell>
          <table:table-cell office:value-type="float" office:value="262.851">
            <text:p>262.851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176232">
            <text:p>0.176232</text:p>
          </table:table-cell>
          <table:table-cell office:value-type="float" office:value="0.000000141015">
            <text:p>0.000000141</text:p>
          </table:table-cell>
          <table:table-cell office:value-type="float" office:value="187.103">
            <text:p>187.103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18728">
            <text:p>0.18728</text:p>
          </table:table-cell>
          <table:table-cell office:value-type="float" office:value="0.000000197378">
            <text:p>1.97378E-007</text:p>
          </table:table-cell>
          <table:table-cell office:value-type="float" office:value="133.388">
            <text:p>133.388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198327">
            <text:p>0.198327</text:p>
          </table:table-cell>
          <table:table-cell office:value-type="float" office:value="0.000000275453">
            <text:p>2.75453E-007</text:p>
          </table:table-cell>
          <table:table-cell office:value-type="float" office:value="95.2971">
            <text:p>95.2971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209375">
            <text:p>0.209375</text:p>
          </table:table-cell>
          <table:table-cell office:value-type="float" office:value="0.000000382841">
            <text:p>3.82841E-007</text:p>
          </table:table-cell>
          <table:table-cell office:value-type="float" office:value="68.2855">
            <text:p>68.2855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220423">
            <text:p>0.220423</text:p>
          </table:table-cell>
          <table:table-cell office:value-type="float" office:value="0.000000529123">
            <text:p>5.29123E-007</text:p>
          </table:table-cell>
          <table:table-cell office:value-type="float" office:value="49.1307">
            <text:p>49.1307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231471">
            <text:p>0.231471</text:p>
          </table:table-cell>
          <table:table-cell office:value-type="float" office:value="0.000000725778">
            <text:p>7.25778E-007</text:p>
          </table:table-cell>
          <table:table-cell office:value-type="float" office:value="35.5474">
            <text:p>35.5474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242519">
            <text:p>0.242519</text:p>
          </table:table-cell>
          <table:table-cell office:value-type="float" office:value="0.00000098552">
            <text:p>9.8552E-007</text:p>
          </table:table-cell>
          <table:table-cell office:value-type="float" office:value="25.915">
            <text:p>25.915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253566">
            <text:p>0.253566</text:p>
          </table:table-cell>
          <table:table-cell office:value-type="float" office:value="0.00000132069">
            <text:p>1.32069E-006</text:p>
          </table:table-cell>
          <table:table-cell office:value-type="float" office:value="19.0844">
            <text:p>19.0844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264614">
            <text:p>0.264614</text:p>
          </table:table-cell>
          <table:table-cell office:value-type="float" office:value="0.00000174044">
            <text:p>1.74044E-006</text:p>
          </table:table-cell>
          <table:table-cell office:value-type="float" office:value="14.2406">
            <text:p>14.2406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275662">
            <text:p>0.275662</text:p>
          </table:table-cell>
          <table:table-cell office:value-type="float" office:value="0.00000224683">
            <text:p>2.24683E-006</text:p>
          </table:table-cell>
          <table:table-cell office:value-type="float" office:value="10.8057">
            <text:p>10.8057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28671">
            <text:p>0.28671</text:p>
          </table:table-cell>
          <table:table-cell office:value-type="float" office:value="0.00000283091">
            <text:p>2.83091E-006</text:p>
          </table:table-cell>
          <table:table-cell office:value-type="float" office:value="8.36988">
            <text:p>8.36988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297757">
            <text:p>0.297757</text:p>
          </table:table-cell>
          <table:table-cell office:value-type="float" office:value="0.00000347073">
            <text:p>3.47073E-006</text:p>
          </table:table-cell>
          <table:table-cell office:value-type="float" office:value="6.64257">
            <text:p>6.64257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308805">
            <text:p>0.308805</text:p>
          </table:table-cell>
          <table:table-cell office:value-type="float" office:value="0.00000413317">
            <text:p>4.13317E-006</text:p>
          </table:table-cell>
          <table:table-cell office:value-type="float" office:value="5.41767">
            <text:p>5.41767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319853">
            <text:p>0.319853</text:p>
          </table:table-cell>
          <table:table-cell office:value-type="float" office:value="0.00000478015">
            <text:p>4.78015E-006</text:p>
          </table:table-cell>
          <table:table-cell office:value-type="float" office:value="4.54906">
            <text:p>4.54906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330901">
            <text:p>0.330901</text:p>
          </table:table-cell>
          <table:table-cell office:value-type="float" office:value="0.00000537701">
            <text:p>0.000005377</text:p>
          </table:table-cell>
          <table:table-cell office:value-type="float" office:value="3.9331">
            <text:p>3.9331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341949">
            <text:p>0.341949</text:p>
          </table:table-cell>
          <table:table-cell office:value-type="float" office:value="0.00000589936">
            <text:p>5.89936E-006</text:p>
          </table:table-cell>
          <table:table-cell office:value-type="float" office:value="3.4963">
            <text:p>3.4963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352996">
            <text:p>0.352996</text:p>
          </table:table-cell>
          <table:table-cell office:value-type="float" office:value="0.00000633584">
            <text:p>6.33584E-006</text:p>
          </table:table-cell>
          <table:table-cell office:value-type="float" office:value="3.18655">
            <text:p>3.18655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364044">
            <text:p>0.364044</text:p>
          </table:table-cell>
          <table:table-cell office:value-type="float" office:value="0.00000668666">
            <text:p>6.68666E-006</text:p>
          </table:table-cell>
          <table:table-cell office:value-type="float" office:value="2.9669">
            <text:p>2.9669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375092">
            <text:p>0.375092</text:p>
          </table:table-cell>
          <table:table-cell office:value-type="float" office:value="0.00000695995">
            <text:p>0.00000696</text:p>
          </table:table-cell>
          <table:table-cell office:value-type="float" office:value="2.81114">
            <text:p>2.81114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38614">
            <text:p>0.38614</text:p>
          </table:table-cell>
          <table:table-cell office:value-type="float" office:value="0.00000716769">
            <text:p>7.16769E-006</text:p>
          </table:table-cell>
          <table:table-cell office:value-type="float" office:value="2.70068">
            <text:p>2.70068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397188">
            <text:p>0.397188</text:p>
          </table:table-cell>
          <table:table-cell office:value-type="float" office:value="0.00000732268">
            <text:p>7.32268E-006</text:p>
          </table:table-cell>
          <table:table-cell office:value-type="float" office:value="2.62235">
            <text:p>2.62235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408235">
            <text:p>0.408235</text:p>
          </table:table-cell>
          <table:table-cell office:value-type="float" office:value="0.00000743671">
            <text:p>7.43671E-006</text:p>
          </table:table-cell>
          <table:table-cell office:value-type="float" office:value="2.56681">
            <text:p>2.56681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419283">
            <text:p>0.419283</text:p>
          </table:table-cell>
          <table:table-cell office:value-type="float" office:value="0.00000751975">
            <text:p>7.51975E-006</text:p>
          </table:table-cell>
          <table:table-cell office:value-type="float" office:value="2.52742">
            <text:p>2.52742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430331">
            <text:p>0.430331</text:p>
          </table:table-cell>
          <table:table-cell office:value-type="float" office:value="0.00000757977">
            <text:p>7.57977E-006</text:p>
          </table:table-cell>
          <table:table-cell office:value-type="float" office:value="2.49949">
            <text:p>2.49949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441379">
            <text:p>0.441379</text:p>
          </table:table-cell>
          <table:table-cell office:value-type="float" office:value="0.00000762292">
            <text:p>7.62292E-006</text:p>
          </table:table-cell>
          <table:table-cell office:value-type="float" office:value="2.47968">
            <text:p>2.47968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452427">
            <text:p>0.452427</text:p>
          </table:table-cell>
          <table:table-cell office:value-type="float" office:value="0.00000765382">
            <text:p>7.65382E-006</text:p>
          </table:table-cell>
          <table:table-cell office:value-type="float" office:value="2.46563">
            <text:p>2.46563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463474">
            <text:p>0.463474</text:p>
          </table:table-cell>
          <table:table-cell office:value-type="float" office:value="0.00000767588">
            <text:p>7.67588E-006</text:p>
          </table:table-cell>
          <table:table-cell office:value-type="float" office:value="2.45567">
            <text:p>2.45567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474522">
            <text:p>0.474522</text:p>
          </table:table-cell>
          <table:table-cell office:value-type="float" office:value="0.0000076916">
            <text:p>7.6916E-006</text:p>
          </table:table-cell>
          <table:table-cell office:value-type="float" office:value="2.44861">
            <text:p>2.44861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48557">
            <text:p>0.48557</text:p>
          </table:table-cell>
          <table:table-cell office:value-type="float" office:value="0.00000770279">
            <text:p>7.70279E-006</text:p>
          </table:table-cell>
          <table:table-cell office:value-type="float" office:value="2.4436">
            <text:p>2.4436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496618">
            <text:p>0.496618</text:p>
          </table:table-cell>
          <table:table-cell office:value-type="float" office:value="0.00000771074">
            <text:p>7.71074E-006</text:p>
          </table:table-cell>
          <table:table-cell office:value-type="float" office:value="2.44005">
            <text:p>2.44005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507665">
            <text:p>0.507665</text:p>
          </table:table-cell>
          <table:table-cell office:value-type="float" office:value="0.00000771639">
            <text:p>7.71639E-006</text:p>
          </table:table-cell>
          <table:table-cell office:value-type="float" office:value="2.43753">
            <text:p>2.43753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518713">
            <text:p>0.518713</text:p>
          </table:table-cell>
          <table:table-cell office:value-type="float" office:value="0.0000077204">
            <text:p>7.7204E-006</text:p>
          </table:table-cell>
          <table:table-cell office:value-type="float" office:value="2.43574">
            <text:p>2.43574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529761">
            <text:p>0.529761</text:p>
          </table:table-cell>
          <table:table-cell office:value-type="float" office:value="0.00000772325">
            <text:p>7.72325E-006</text:p>
          </table:table-cell>
          <table:table-cell office:value-type="float" office:value="2.43448">
            <text:p>2.43448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540809">
            <text:p>0.540809</text:p>
          </table:table-cell>
          <table:table-cell office:value-type="float" office:value="0.00000772527">
            <text:p>7.72527E-006</text:p>
          </table:table-cell>
          <table:table-cell office:value-type="float" office:value="2.43358">
            <text:p>2.43358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551857">
            <text:p>0.551857</text:p>
          </table:table-cell>
          <table:table-cell office:value-type="float" office:value="0.0000077267">
            <text:p>7.7267E-006</text:p>
          </table:table-cell>
          <table:table-cell office:value-type="float" office:value="2.43294">
            <text:p>2.43294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562904">
            <text:p>0.562904</text:p>
          </table:table-cell>
          <table:table-cell office:value-type="float" office:value="0.00000772772">
            <text:p>7.72772E-006</text:p>
          </table:table-cell>
          <table:table-cell office:value-type="float" office:value="2.43249">
            <text:p>2.43249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573952">
            <text:p>0.573952</text:p>
          </table:table-cell>
          <table:table-cell office:value-type="float" office:value="0.00000772844">
            <text:p>7.72844E-006</text:p>
          </table:table-cell>
          <table:table-cell office:value-type="float" office:value="2.43217">
            <text:p>2.43217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585">
            <text:p>0.585</text:p>
          </table:table-cell>
          <table:table-cell office:value-type="float" office:value="0.00000772895">
            <text:p>0.000007729</text:p>
          </table:table-cell>
          <table:table-cell office:value-type="float" office:value="2.43194">
            <text:p>2.43194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596048">
            <text:p>0.596048</text:p>
          </table:table-cell>
          <table:table-cell office:value-type="float" office:value="0.00000772931">
            <text:p>7.72931E-006</text:p>
          </table:table-cell>
          <table:table-cell office:value-type="float" office:value="2.43178">
            <text:p>2.43178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607096">
            <text:p>0.607096</text:p>
          </table:table-cell>
          <table:table-cell office:value-type="float" office:value="0.00000772956">
            <text:p>7.72956E-006</text:p>
          </table:table-cell>
          <table:table-cell office:value-type="float" office:value="2.43167">
            <text:p>2.43167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618143">
            <text:p>0.618143</text:p>
          </table:table-cell>
          <table:table-cell office:value-type="float" office:value="0.00000772974">
            <text:p>7.72974E-006</text:p>
          </table:table-cell>
          <table:table-cell office:value-type="float" office:value="2.43159">
            <text:p>2.43159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629191">
            <text:p>0.629191</text:p>
          </table:table-cell>
          <table:table-cell office:value-type="float" office:value="0.00000772987">
            <text:p>7.72987E-006</text:p>
          </table:table-cell>
          <table:table-cell office:value-type="float" office:value="2.43153">
            <text:p>2.43153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640239">
            <text:p>0.640239</text:p>
          </table:table-cell>
          <table:table-cell office:value-type="float" office:value="0.00000772995">
            <text:p>0.00000773</text:p>
          </table:table-cell>
          <table:table-cell office:value-type="float" office:value="2.4315">
            <text:p>2.4315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651287">
            <text:p>0.651287</text:p>
          </table:table-cell>
          <table:table-cell office:value-type="float" office:value="0.00000773001">
            <text:p>0.00000773</text:p>
          </table:table-cell>
          <table:table-cell office:value-type="float" office:value="2.43147">
            <text:p>2.43147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662335">
            <text:p>0.662335</text:p>
          </table:table-cell>
          <table:table-cell office:value-type="float" office:value="0.00000773005">
            <text:p>7.73005E-006</text:p>
          </table:table-cell>
          <table:table-cell office:value-type="float" office:value="2.43146">
            <text:p>2.43146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673382">
            <text:p>0.673382</text:p>
          </table:table-cell>
          <table:table-cell office:value-type="float" office:value="0.00000773006">
            <text:p>7.73006E-006</text:p>
          </table:table-cell>
          <table:table-cell office:value-type="float" office:value="2.43145">
            <text:p>2.43145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68443">
            <text:p>0.68443</text:p>
          </table:table-cell>
          <table:table-cell office:value-type="float" office:value="0.00000773006">
            <text:p>7.73006E-006</text:p>
          </table:table-cell>
          <table:table-cell office:value-type="float" office:value="2.43145">
            <text:p>2.43145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695478">
            <text:p>0.695478</text:p>
          </table:table-cell>
          <table:table-cell office:value-type="float" office:value="0.00000773004">
            <text:p>0.00000773</text:p>
          </table:table-cell>
          <table:table-cell office:value-type="float" office:value="2.43146">
            <text:p>2.43146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706526">
            <text:p>0.706526</text:p>
          </table:table-cell>
          <table:table-cell office:value-type="float" office:value="0.00000773001">
            <text:p>0.00000773</text:p>
          </table:table-cell>
          <table:table-cell office:value-type="float" office:value="2.43147">
            <text:p>2.43147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717573">
            <text:p>0.717573</text:p>
          </table:table-cell>
          <table:table-cell office:value-type="float" office:value="0.00000772995">
            <text:p>0.00000773</text:p>
          </table:table-cell>
          <table:table-cell office:value-type="float" office:value="2.4315">
            <text:p>2.4315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728621">
            <text:p>0.728621</text:p>
          </table:table-cell>
          <table:table-cell office:value-type="float" office:value="0.00000772986">
            <text:p>7.72986E-006</text:p>
          </table:table-cell>
          <table:table-cell office:value-type="float" office:value="2.43154">
            <text:p>2.43154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739669">
            <text:p>0.739669</text:p>
          </table:table-cell>
          <table:table-cell office:value-type="float" office:value="0.00000772973">
            <text:p>7.72973E-006</text:p>
          </table:table-cell>
          <table:table-cell office:value-type="float" office:value="2.43159">
            <text:p>2.43159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750717">
            <text:p>0.750717</text:p>
          </table:table-cell>
          <table:table-cell office:value-type="float" office:value="0.00000772955">
            <text:p>7.72955E-006</text:p>
          </table:table-cell>
          <table:table-cell office:value-type="float" office:value="2.43168">
            <text:p>2.43168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761765">
            <text:p>0.761765</text:p>
          </table:table-cell>
          <table:table-cell office:value-type="float" office:value="0.00000772929">
            <text:p>7.72929E-006</text:p>
          </table:table-cell>
          <table:table-cell office:value-type="float" office:value="2.43179">
            <text:p>2.43179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772812">
            <text:p>0.772812</text:p>
          </table:table-cell>
          <table:table-cell office:value-type="float" office:value="0.00000772892">
            <text:p>7.72892E-006</text:p>
          </table:table-cell>
          <table:table-cell office:value-type="float" office:value="2.43195">
            <text:p>2.43195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78386">
            <text:p>0.78386</text:p>
          </table:table-cell>
          <table:table-cell office:value-type="float" office:value="0.0000077284">
            <text:p>7.7284E-006</text:p>
          </table:table-cell>
          <table:table-cell office:value-type="float" office:value="2.43219">
            <text:p>2.43219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794908">
            <text:p>0.794908</text:p>
          </table:table-cell>
          <table:table-cell office:value-type="float" office:value="0.00000772767">
            <text:p>7.72767E-006</text:p>
          </table:table-cell>
          <table:table-cell office:value-type="float" office:value="2.43251">
            <text:p>2.43251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805956">
            <text:p>0.805956</text:p>
          </table:table-cell>
          <table:table-cell office:value-type="float" office:value="0.00000772663">
            <text:p>7.72663E-006</text:p>
          </table:table-cell>
          <table:table-cell office:value-type="float" office:value="2.43297">
            <text:p>2.43297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817004">
            <text:p>0.817004</text:p>
          </table:table-cell>
          <table:table-cell office:value-type="float" office:value="0.00000772516">
            <text:p>7.72516E-006</text:p>
          </table:table-cell>
          <table:table-cell office:value-type="float" office:value="2.43362">
            <text:p>2.43362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828051">
            <text:p>0.828051</text:p>
          </table:table-cell>
          <table:table-cell office:value-type="float" office:value="0.0000077231">
            <text:p>7.7231E-006</text:p>
          </table:table-cell>
          <table:table-cell office:value-type="float" office:value="2.43454">
            <text:p>2.43454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839099">
            <text:p>0.839099</text:p>
          </table:table-cell>
          <table:table-cell office:value-type="float" office:value="0.00000772018">
            <text:p>7.72018E-006</text:p>
          </table:table-cell>
          <table:table-cell office:value-type="float" office:value="2.43584">
            <text:p>2.43584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850147">
            <text:p>0.850147</text:p>
          </table:table-cell>
          <table:table-cell office:value-type="float" office:value="0.00000771607">
            <text:p>7.71607E-006</text:p>
          </table:table-cell>
          <table:table-cell office:value-type="float" office:value="2.43767">
            <text:p>2.43767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861195">
            <text:p>0.861195</text:p>
          </table:table-cell>
          <table:table-cell office:value-type="float" office:value="0.00000771028">
            <text:p>7.71028E-006</text:p>
          </table:table-cell>
          <table:table-cell office:value-type="float" office:value="2.44025">
            <text:p>2.44025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872243">
            <text:p>0.872243</text:p>
          </table:table-cell>
          <table:table-cell office:value-type="float" office:value="0.00000770209">
            <text:p>7.70209E-006</text:p>
          </table:table-cell>
          <table:table-cell office:value-type="float" office:value="2.44391">
            <text:p>2.44391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88329">
            <text:p>0.88329</text:p>
          </table:table-cell>
          <table:table-cell office:value-type="float" office:value="0.00000769054">
            <text:p>7.69054E-006</text:p>
          </table:table-cell>
          <table:table-cell office:value-type="float" office:value="2.44908">
            <text:p>2.44908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894338">
            <text:p>0.894338</text:p>
          </table:table-cell>
          <table:table-cell office:value-type="float" office:value="0.00000767422">
            <text:p>7.67422E-006</text:p>
          </table:table-cell>
          <table:table-cell office:value-type="float" office:value="2.45642">
            <text:p>2.45642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905386">
            <text:p>0.905386</text:p>
          </table:table-cell>
          <table:table-cell office:value-type="float" office:value="0.00000765117">
            <text:p>7.65117E-006</text:p>
          </table:table-cell>
          <table:table-cell office:value-type="float" office:value="2.46683">
            <text:p>2.46683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916434">
            <text:p>0.916434</text:p>
          </table:table-cell>
          <table:table-cell office:value-type="float" office:value="0.00000761856">
            <text:p>7.61856E-006</text:p>
          </table:table-cell>
          <table:table-cell office:value-type="float" office:value="2.48167">
            <text:p>2.48167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927481">
            <text:p>0.927481</text:p>
          </table:table-cell>
          <table:table-cell office:value-type="float" office:value="0.00000757238">
            <text:p>7.57238E-006</text:p>
          </table:table-cell>
          <table:table-cell office:value-type="float" office:value="2.5029">
            <text:p>2.5029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938529">
            <text:p>0.938529</text:p>
          </table:table-cell>
          <table:table-cell office:value-type="float" office:value="0.00000750688">
            <text:p>7.50688E-006</text:p>
          </table:table-cell>
          <table:table-cell office:value-type="float" office:value="2.53347">
            <text:p>2.53347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949577">
            <text:p>0.949577</text:p>
          </table:table-cell>
          <table:table-cell office:value-type="float" office:value="0.00000741374">
            <text:p>7.41374E-006</text:p>
          </table:table-cell>
          <table:table-cell office:value-type="float" office:value="2.57786">
            <text:p>2.57786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960625">
            <text:p>0.960625</text:p>
          </table:table-cell>
          <table:table-cell office:value-type="float" office:value="0.00000728083">
            <text:p>7.28083E-006</text:p>
          </table:table-cell>
          <table:table-cell office:value-type="float" office:value="2.64317">
            <text:p>2.64317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971673">
            <text:p>0.971673</text:p>
          </table:table-cell>
          <table:table-cell office:value-type="float" office:value="0.00000709024">
            <text:p>7.09024E-006</text:p>
          </table:table-cell>
          <table:table-cell office:value-type="float" office:value="2.7411">
            <text:p>2.7411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98272">
            <text:p>0.98272</text:p>
          </table:table-cell>
          <table:table-cell office:value-type="float" office:value="0.00000681497">
            <text:p>0.000006815</text:p>
          </table:table-cell>
          <table:table-cell office:value-type="float" office:value="2.89221">
            <text:p>2.89221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993768">
            <text:p>0.993768</text:p>
          </table:table-cell>
          <table:table-cell office:value-type="float" office:value="0.00000641326">
            <text:p>6.41326E-006</text:p>
          </table:table-cell>
          <table:table-cell office:value-type="float" office:value="3.13601">
            <text:p>3.13601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00482">
            <text:p>1.00482</text:p>
          </table:table-cell>
          <table:table-cell office:value-type="float" office:value="0.00000581813">
            <text:p>5.81813E-006</text:p>
          </table:table-cell>
          <table:table-cell office:value-type="float" office:value="3.55908">
            <text:p>3.55908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01586">
            <text:p>1.01586</text:p>
          </table:table-cell>
          <table:table-cell office:value-type="float" office:value="0.00000491644">
            <text:p>4.91644E-006</text:p>
          </table:table-cell>
          <table:table-cell office:value-type="float" office:value="4.39523">
            <text:p>4.39523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02691">
            <text:p>1.02691</text:p>
          </table:table-cell>
          <table:table-cell office:value-type="float" office:value="0.00000350272">
            <text:p>3.50272E-006</text:p>
          </table:table-cell>
          <table:table-cell office:value-type="float" office:value="6.57277">
            <text:p>6.57277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03796">
            <text:p>1.03796</text:p>
          </table:table-cell>
          <table:table-cell office:value-type="float" office:value="0.00000116283">
            <text:p>1.16283E-006</text:p>
          </table:table-cell>
          <table:table-cell office:value-type="float" office:value="21.8109">
            <text:p>21.8109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04901">
            <text:p>1.04901</text:p>
          </table:table-cell>
          <table:table-cell office:value-type="float" office:value="-0.00000308031">
            <text:p>-3.08031E-006</text:p>
          </table:table-cell>
          <table:table-cell office:value-type="float" office:value="-9.61125">
            <text:p>-9.61125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06005">
            <text:p>1.06005</text:p>
          </table:table-cell>
          <table:table-cell office:value-type="float" office:value="-0.0000122215">
            <text:p>-1.22215E-005</text:p>
          </table:table-cell>
          <table:table-cell office:value-type="float" office:value="-3.17037">
            <text:p>-3.17037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0711">
            <text:p>1.0711</text:p>
          </table:table-cell>
          <table:table-cell office:value-type="float" office:value="-0.0000421036">
            <text:p>-4.21036E-005</text:p>
          </table:table-cell>
          <table:table-cell office:value-type="float" office:value="-1.63">
            <text:p>-1.63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08215">
            <text:p>1.08215</text:p>
          </table:table-cell>
          <table:table-cell office:value-type="float" office:value="0.000810474">
            <text:p>0.000810474</text:p>
          </table:table-cell>
          <table:table-cell office:value-type="float" office:value="-0.967272">
            <text:p>-0.967272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0932">
            <text:p>1.0932</text:p>
          </table:table-cell>
          <table:table-cell office:value-type="float" office:value="0.0000688584">
            <text:p>6.88584E-005</text:p>
          </table:table-cell>
          <table:table-cell office:value-type="float" office:value="-0.614784">
            <text:p>-0.614784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10425">
            <text:p>1.10425</text:p>
          </table:table-cell>
          <table:table-cell office:value-type="float" office:value="0.0000446627">
            <text:p>4.46627E-005</text:p>
          </table:table-cell>
          <table:table-cell office:value-type="float" office:value="-0.406097">
            <text:p>-0.406097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11529">
            <text:p>1.11529</text:p>
          </table:table-cell>
          <table:table-cell office:value-type="float" office:value="0.0000365682">
            <text:p>3.65682E-005</text:p>
          </table:table-cell>
          <table:table-cell office:value-type="float" office:value="-0.274634">
            <text:p>-0.274634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12634">
            <text:p>1.12634</text:p>
          </table:table-cell>
          <table:table-cell office:value-type="float" office:value="0.0000326891">
            <text:p>3.26891E-005</text:p>
          </table:table-cell>
          <table:table-cell office:value-type="float" office:value="-0.188557">
            <text:p>-0.188557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13739">
            <text:p>1.13739</text:p>
          </table:table-cell>
          <table:table-cell office:value-type="float" office:value="0.0000305156">
            <text:p>3.05156E-005</text:p>
          </table:table-cell>
          <table:table-cell office:value-type="float" office:value="-0.130763">
            <text:p>-0.130763</text:p>
          </table:table-cell>
          <table:table-cell office:value-type="float" office:value="0.0000611913">
            <text:p>6.11913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311946">
            <text:p>0.0311946</text:p>
          </table:table-cell>
          <table:table-cell office:value-type="float" office:value="0.00000000167478">
            <text:p>1.67478E-009</text:p>
          </table:table-cell>
          <table:table-cell office:value-type="float" office:value="14143">
            <text:p>14143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422707">
            <text:p>0.0422707</text:p>
          </table:table-cell>
          <table:table-cell office:value-type="float" office:value="0.00000000238614">
            <text:p>2.38614E-009</text:p>
          </table:table-cell>
          <table:table-cell office:value-type="float" office:value="9926.4">
            <text:p>9926.4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533468">
            <text:p>0.0533468</text:p>
          </table:table-cell>
          <table:table-cell office:value-type="float" office:value="0.0000000033995">
            <text:p>3.3995E-009</text:p>
          </table:table-cell>
          <table:table-cell office:value-type="float" office:value="6967.13">
            <text:p>6967.13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644229">
            <text:p>0.0644229</text:p>
          </table:table-cell>
          <table:table-cell office:value-type="float" office:value="0.00000000484293">
            <text:p>4.84293E-009</text:p>
          </table:table-cell>
          <table:table-cell office:value-type="float" office:value="4890.28">
            <text:p>4890.28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75499">
            <text:p>0.075499</text:p>
          </table:table-cell>
          <table:table-cell office:value-type="float" office:value="0.0000000068987">
            <text:p>6.8987E-009</text:p>
          </table:table-cell>
          <table:table-cell office:value-type="float" office:value="3432.71">
            <text:p>3432.71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865751">
            <text:p>0.0865751</text:p>
          </table:table-cell>
          <table:table-cell office:value-type="float" office:value="0.00000000982595">
            <text:p>9.82595E-009</text:p>
          </table:table-cell>
          <table:table-cell office:value-type="float" office:value="2409.77">
            <text:p>2409.77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976512">
            <text:p>0.0976512</text:p>
          </table:table-cell>
          <table:table-cell office:value-type="float" office:value="0.000000013993">
            <text:p>0.000000014</text:p>
          </table:table-cell>
          <table:table-cell office:value-type="float" office:value="1691.86">
            <text:p>1691.86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108727">
            <text:p>0.108727</text:p>
          </table:table-cell>
          <table:table-cell office:value-type="float" office:value="0.0000000199225">
            <text:p>1.99225E-008</text:p>
          </table:table-cell>
          <table:table-cell office:value-type="float" office:value="1188.02">
            <text:p>1188.02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119803">
            <text:p>0.119803</text:p>
          </table:table-cell>
          <table:table-cell office:value-type="float" office:value="0.000000028355">
            <text:p>2.8355E-008</text:p>
          </table:table-cell>
          <table:table-cell office:value-type="float" office:value="834.412">
            <text:p>834.412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13088">
            <text:p>0.13088</text:p>
          </table:table-cell>
          <table:table-cell office:value-type="float" office:value="0.0000000403375">
            <text:p>4.03375E-008</text:p>
          </table:table-cell>
          <table:table-cell office:value-type="float" office:value="586.248">
            <text:p>586.248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141956">
            <text:p>0.141956</text:p>
          </table:table-cell>
          <table:table-cell office:value-type="float" office:value="0.0000000573447">
            <text:p>5.73447E-008</text:p>
          </table:table-cell>
          <table:table-cell office:value-type="float" office:value="412.083">
            <text:p>412.083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153032">
            <text:p>0.153032</text:p>
          </table:table-cell>
          <table:table-cell office:value-type="float" office:value="0.0000000814441">
            <text:p>8.14441E-008</text:p>
          </table:table-cell>
          <table:table-cell office:value-type="float" office:value="289.852">
            <text:p>289.852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164108">
            <text:p>0.164108</text:p>
          </table:table-cell>
          <table:table-cell office:value-type="float" office:value="0.000000115514">
            <text:p>1.15514E-007</text:p>
          </table:table-cell>
          <table:table-cell office:value-type="float" office:value="204.068">
            <text:p>204.068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175184">
            <text:p>0.175184</text:p>
          </table:table-cell>
          <table:table-cell office:value-type="float" office:value="0.000000163521">
            <text:p>1.63521E-007</text:p>
          </table:table-cell>
          <table:table-cell office:value-type="float" office:value="143.863">
            <text:p>143.863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18626">
            <text:p>0.18626</text:p>
          </table:table-cell>
          <table:table-cell office:value-type="float" office:value="0.000000230854">
            <text:p>2.30854E-007</text:p>
          </table:table-cell>
          <table:table-cell office:value-type="float" office:value="101.611">
            <text:p>101.611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197336">
            <text:p>0.197336</text:p>
          </table:table-cell>
          <table:table-cell office:value-type="float" office:value="0.000000324682">
            <text:p>3.24682E-007</text:p>
          </table:table-cell>
          <table:table-cell office:value-type="float" office:value="71.9579">
            <text:p>71.9579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208412">
            <text:p>0.208412</text:p>
          </table:table-cell>
          <table:table-cell office:value-type="float" office:value="0.000000454259">
            <text:p>4.54259E-007</text:p>
          </table:table-cell>
          <table:table-cell office:value-type="float" office:value="51.1468">
            <text:p>51.1468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219488">
            <text:p>0.219488</text:p>
          </table:table-cell>
          <table:table-cell office:value-type="float" office:value="0.000000630989">
            <text:p>0.000000631</text:p>
          </table:table-cell>
          <table:table-cell office:value-type="float" office:value="36.5413">
            <text:p>36.5413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230565">
            <text:p>0.230565</text:p>
          </table:table-cell>
          <table:table-cell office:value-type="float" office:value="0.000000867985">
            <text:p>0.000000868</text:p>
          </table:table-cell>
          <table:table-cell office:value-type="float" office:value="26.291">
            <text:p>26.291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241641">
            <text:p>0.241641</text:p>
          </table:table-cell>
          <table:table-cell office:value-type="float" office:value="0.00000117868">
            <text:p>1.17868E-006</text:p>
          </table:table-cell>
          <table:table-cell office:value-type="float" office:value="19.0971">
            <text:p>19.0971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252717">
            <text:p>0.252717</text:p>
          </table:table-cell>
          <table:table-cell office:value-type="float" office:value="0.00000157413">
            <text:p>1.57413E-006</text:p>
          </table:table-cell>
          <table:table-cell office:value-type="float" office:value="14.0484">
            <text:p>14.0484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263793">
            <text:p>0.263793</text:p>
          </table:table-cell>
          <table:table-cell office:value-type="float" office:value="0.00000205893">
            <text:p>2.05893E-006</text:p>
          </table:table-cell>
          <table:table-cell office:value-type="float" office:value="10.5051">
            <text:p>10.5051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274869">
            <text:p>0.274869</text:p>
          </table:table-cell>
          <table:table-cell office:value-type="float" office:value="0.00000262665">
            <text:p>2.62665E-006</text:p>
          </table:table-cell>
          <table:table-cell office:value-type="float" office:value="8.01837">
            <text:p>8.01837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285945">
            <text:p>0.285945</text:p>
          </table:table-cell>
          <table:table-cell office:value-type="float" office:value="0.00000325693">
            <text:p>3.25693E-006</text:p>
          </table:table-cell>
          <table:table-cell office:value-type="float" office:value="6.27315">
            <text:p>6.27315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297021">
            <text:p>0.297021</text:p>
          </table:table-cell>
          <table:table-cell office:value-type="float" office:value="0.00000391648">
            <text:p>3.91648E-006</text:p>
          </table:table-cell>
          <table:table-cell office:value-type="float" office:value="5.04833">
            <text:p>5.04833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308097">
            <text:p>0.308097</text:p>
          </table:table-cell>
          <table:table-cell office:value-type="float" office:value="0.0000045653">
            <text:p>4.5653E-006</text:p>
          </table:table-cell>
          <table:table-cell office:value-type="float" office:value="4.18874">
            <text:p>4.18874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319173">
            <text:p>0.319173</text:p>
          </table:table-cell>
          <table:table-cell office:value-type="float" office:value="0.00000516593">
            <text:p>5.16593E-006</text:p>
          </table:table-cell>
          <table:table-cell office:value-type="float" office:value="3.58546">
            <text:p>3.58546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330249">
            <text:p>0.330249</text:p>
          </table:table-cell>
          <table:table-cell office:value-type="float" office:value="0.00000569143">
            <text:p>5.69143E-006</text:p>
          </table:table-cell>
          <table:table-cell office:value-type="float" office:value="3.16207">
            <text:p>3.16207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341326">
            <text:p>0.341326</text:p>
          </table:table-cell>
          <table:table-cell office:value-type="float" office:value="0.00000612899">
            <text:p>0.000006129</text:p>
          </table:table-cell>
          <table:table-cell office:value-type="float" office:value="2.86493">
            <text:p>2.86493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352402">
            <text:p>0.352402</text:p>
          </table:table-cell>
          <table:table-cell office:value-type="float" office:value="0.00000647855">
            <text:p>6.47855E-006</text:p>
          </table:table-cell>
          <table:table-cell office:value-type="float" office:value="2.65639">
            <text:p>2.65639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363478">
            <text:p>0.363478</text:p>
          </table:table-cell>
          <table:table-cell office:value-type="float" office:value="0.00000674868">
            <text:p>6.74868E-006</text:p>
          </table:table-cell>
          <table:table-cell office:value-type="float" office:value="2.51004">
            <text:p>2.51004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374554">
            <text:p>0.374554</text:p>
          </table:table-cell>
          <table:table-cell office:value-type="float" office:value="0.00000695212">
            <text:p>6.95212E-006</text:p>
          </table:table-cell>
          <table:table-cell office:value-type="float" office:value="2.40733">
            <text:p>2.40733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38563">
            <text:p>0.38563</text:p>
          </table:table-cell>
          <table:table-cell office:value-type="float" office:value="0.00000710238">
            <text:p>7.10238E-006</text:p>
          </table:table-cell>
          <table:table-cell office:value-type="float" office:value="2.33524">
            <text:p>2.33524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396706">
            <text:p>0.396706</text:p>
          </table:table-cell>
          <table:table-cell office:value-type="float" office:value="0.00000721177">
            <text:p>7.21177E-006</text:p>
          </table:table-cell>
          <table:table-cell office:value-type="float" office:value="2.28465">
            <text:p>2.28465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407782">
            <text:p>0.407782</text:p>
          </table:table-cell>
          <table:table-cell office:value-type="float" office:value="0.00000729057">
            <text:p>7.29057E-006</text:p>
          </table:table-cell>
          <table:table-cell office:value-type="float" office:value="2.24915">
            <text:p>2.24915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418858">
            <text:p>0.418858</text:p>
          </table:table-cell>
          <table:table-cell office:value-type="float" office:value="0.00000734692">
            <text:p>7.34692E-006</text:p>
          </table:table-cell>
          <table:table-cell office:value-type="float" office:value="2.22423">
            <text:p>2.22423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429934">
            <text:p>0.429934</text:p>
          </table:table-cell>
          <table:table-cell office:value-type="float" office:value="0.00000738699">
            <text:p>0.000007387</text:p>
          </table:table-cell>
          <table:table-cell office:value-type="float" office:value="2.20674">
            <text:p>2.20674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441011">
            <text:p>0.441011</text:p>
          </table:table-cell>
          <table:table-cell office:value-type="float" office:value="0.00000741537">
            <text:p>7.41537E-006</text:p>
          </table:table-cell>
          <table:table-cell office:value-type="float" office:value="2.19447">
            <text:p>2.19447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452087">
            <text:p>0.452087</text:p>
          </table:table-cell>
          <table:table-cell office:value-type="float" office:value="0.00000743542">
            <text:p>7.43542E-006</text:p>
          </table:table-cell>
          <table:table-cell office:value-type="float" office:value="2.18585">
            <text:p>2.18585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463163">
            <text:p>0.463163</text:p>
          </table:table-cell>
          <table:table-cell office:value-type="float" office:value="0.00000744955">
            <text:p>7.44955E-006</text:p>
          </table:table-cell>
          <table:table-cell office:value-type="float" office:value="2.17981">
            <text:p>2.17981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474239">
            <text:p>0.474239</text:p>
          </table:table-cell>
          <table:table-cell office:value-type="float" office:value="0.0000074595">
            <text:p>7.4595E-006</text:p>
          </table:table-cell>
          <table:table-cell office:value-type="float" office:value="2.17556">
            <text:p>2.17556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485315">
            <text:p>0.485315</text:p>
          </table:table-cell>
          <table:table-cell office:value-type="float" office:value="0.0000074665">
            <text:p>7.4665E-006</text:p>
          </table:table-cell>
          <table:table-cell office:value-type="float" office:value="2.17259">
            <text:p>2.17259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496391">
            <text:p>0.496391</text:p>
          </table:table-cell>
          <table:table-cell office:value-type="float" office:value="0.00000747143">
            <text:p>7.47143E-006</text:p>
          </table:table-cell>
          <table:table-cell office:value-type="float" office:value="2.1705">
            <text:p>2.1705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507467">
            <text:p>0.507467</text:p>
          </table:table-cell>
          <table:table-cell office:value-type="float" office:value="0.00000747488">
            <text:p>7.47488E-006</text:p>
          </table:table-cell>
          <table:table-cell office:value-type="float" office:value="2.16903">
            <text:p>2.16903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518543">
            <text:p>0.518543</text:p>
          </table:table-cell>
          <table:table-cell office:value-type="float" office:value="0.00000747731">
            <text:p>7.47731E-006</text:p>
          </table:table-cell>
          <table:table-cell office:value-type="float" office:value="2.168">
            <text:p>2.168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529619">
            <text:p>0.529619</text:p>
          </table:table-cell>
          <table:table-cell office:value-type="float" office:value="0.00000747902">
            <text:p>0.000007479</text:p>
          </table:table-cell>
          <table:table-cell office:value-type="float" office:value="2.16728">
            <text:p>2.16728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540696">
            <text:p>0.540696</text:p>
          </table:table-cell>
          <table:table-cell office:value-type="float" office:value="0.00000748021">
            <text:p>7.48021E-006</text:p>
          </table:table-cell>
          <table:table-cell office:value-type="float" office:value="2.16677">
            <text:p>2.16677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551772">
            <text:p>0.551772</text:p>
          </table:table-cell>
          <table:table-cell office:value-type="float" office:value="0.00000748105">
            <text:p>7.48105E-006</text:p>
          </table:table-cell>
          <table:table-cell office:value-type="float" office:value="2.16642">
            <text:p>2.16642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562848">
            <text:p>0.562848</text:p>
          </table:table-cell>
          <table:table-cell office:value-type="float" office:value="0.00000748164">
            <text:p>7.48164E-006</text:p>
          </table:table-cell>
          <table:table-cell office:value-type="float" office:value="2.16617">
            <text:p>2.16617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573924">
            <text:p>0.573924</text:p>
          </table:table-cell>
          <table:table-cell office:value-type="float" office:value="0.00000748206">
            <text:p>7.48206E-006</text:p>
          </table:table-cell>
          <table:table-cell office:value-type="float" office:value="2.16599">
            <text:p>2.16599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585">
            <text:p>0.585</text:p>
          </table:table-cell>
          <table:table-cell office:value-type="float" office:value="0.00000748235">
            <text:p>7.48235E-006</text:p>
          </table:table-cell>
          <table:table-cell office:value-type="float" office:value="2.16587">
            <text:p>2.16587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596076">
            <text:p>0.596076</text:p>
          </table:table-cell>
          <table:table-cell office:value-type="float" office:value="0.00000748255">
            <text:p>7.48255E-006</text:p>
          </table:table-cell>
          <table:table-cell office:value-type="float" office:value="2.16578">
            <text:p>2.16578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607152">
            <text:p>0.607152</text:p>
          </table:table-cell>
          <table:table-cell office:value-type="float" office:value="0.00000748269">
            <text:p>7.48269E-006</text:p>
          </table:table-cell>
          <table:table-cell office:value-type="float" office:value="2.16572">
            <text:p>2.16572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618228">
            <text:p>0.618228</text:p>
          </table:table-cell>
          <table:table-cell office:value-type="float" office:value="0.00000748279">
            <text:p>7.48279E-006</text:p>
          </table:table-cell>
          <table:table-cell office:value-type="float" office:value="2.16568">
            <text:p>2.16568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629304">
            <text:p>0.629304</text:p>
          </table:table-cell>
          <table:table-cell office:value-type="float" office:value="0.00000748286">
            <text:p>7.48286E-006</text:p>
          </table:table-cell>
          <table:table-cell office:value-type="float" office:value="2.16565">
            <text:p>2.16565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640381">
            <text:p>0.640381</text:p>
          </table:table-cell>
          <table:table-cell office:value-type="float" office:value="0.00000748291">
            <text:p>7.48291E-006</text:p>
          </table:table-cell>
          <table:table-cell office:value-type="float" office:value="2.16563">
            <text:p>2.16563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651457">
            <text:p>0.651457</text:p>
          </table:table-cell>
          <table:table-cell office:value-type="float" office:value="0.00000748294">
            <text:p>7.48294E-006</text:p>
          </table:table-cell>
          <table:table-cell office:value-type="float" office:value="2.16562">
            <text:p>2.16562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662533">
            <text:p>0.662533</text:p>
          </table:table-cell>
          <table:table-cell office:value-type="float" office:value="0.00000748295">
            <text:p>0.000007483</text:p>
          </table:table-cell>
          <table:table-cell office:value-type="float" office:value="2.16561">
            <text:p>2.16561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673609">
            <text:p>0.673609</text:p>
          </table:table-cell>
          <table:table-cell office:value-type="float" office:value="0.00000748296">
            <text:p>0.000007483</text:p>
          </table:table-cell>
          <table:table-cell office:value-type="float" office:value="2.16561">
            <text:p>2.16561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684685">
            <text:p>0.684685</text:p>
          </table:table-cell>
          <table:table-cell office:value-type="float" office:value="0.00000748296">
            <text:p>0.000007483</text:p>
          </table:table-cell>
          <table:table-cell office:value-type="float" office:value="2.16561">
            <text:p>2.16561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695761">
            <text:p>0.695761</text:p>
          </table:table-cell>
          <table:table-cell office:value-type="float" office:value="0.00000748295">
            <text:p>0.000007483</text:p>
          </table:table-cell>
          <table:table-cell office:value-type="float" office:value="2.16561">
            <text:p>2.16561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706837">
            <text:p>0.706837</text:p>
          </table:table-cell>
          <table:table-cell office:value-type="float" office:value="0.00000748293">
            <text:p>7.48293E-006</text:p>
          </table:table-cell>
          <table:table-cell office:value-type="float" office:value="2.16562">
            <text:p>2.16562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717913">
            <text:p>0.717913</text:p>
          </table:table-cell>
          <table:table-cell office:value-type="float" office:value="0.0000074829">
            <text:p>7.4829E-006</text:p>
          </table:table-cell>
          <table:table-cell office:value-type="float" office:value="2.16564">
            <text:p>2.16564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728989">
            <text:p>0.728989</text:p>
          </table:table-cell>
          <table:table-cell office:value-type="float" office:value="0.00000748285">
            <text:p>7.48285E-006</text:p>
          </table:table-cell>
          <table:table-cell office:value-type="float" office:value="2.16566">
            <text:p>2.16566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740066">
            <text:p>0.740066</text:p>
          </table:table-cell>
          <table:table-cell office:value-type="float" office:value="0.00000748277">
            <text:p>7.48277E-006</text:p>
          </table:table-cell>
          <table:table-cell office:value-type="float" office:value="2.16569">
            <text:p>2.16569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751142">
            <text:p>0.751142</text:p>
          </table:table-cell>
          <table:table-cell office:value-type="float" office:value="0.00000748266">
            <text:p>7.48266E-006</text:p>
          </table:table-cell>
          <table:table-cell office:value-type="float" office:value="2.16574">
            <text:p>2.16574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762218">
            <text:p>0.762218</text:p>
          </table:table-cell>
          <table:table-cell office:value-type="float" office:value="0.00000748251">
            <text:p>7.48251E-006</text:p>
          </table:table-cell>
          <table:table-cell office:value-type="float" office:value="2.1658">
            <text:p>2.1658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773294">
            <text:p>0.773294</text:p>
          </table:table-cell>
          <table:table-cell office:value-type="float" office:value="0.00000748229">
            <text:p>7.48229E-006</text:p>
          </table:table-cell>
          <table:table-cell office:value-type="float" office:value="2.1659">
            <text:p>2.1659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78437">
            <text:p>0.78437</text:p>
          </table:table-cell>
          <table:table-cell office:value-type="float" office:value="0.00000748197">
            <text:p>0.000007482</text:p>
          </table:table-cell>
          <table:table-cell office:value-type="float" office:value="2.16603">
            <text:p>2.16603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795446">
            <text:p>0.795446</text:p>
          </table:table-cell>
          <table:table-cell office:value-type="float" office:value="0.00000748152">
            <text:p>7.48152E-006</text:p>
          </table:table-cell>
          <table:table-cell office:value-type="float" office:value="2.16622">
            <text:p>2.16622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806522">
            <text:p>0.806522</text:p>
          </table:table-cell>
          <table:table-cell office:value-type="float" office:value="0.00000748087">
            <text:p>7.48087E-006</text:p>
          </table:table-cell>
          <table:table-cell office:value-type="float" office:value="2.16649">
            <text:p>2.16649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817598">
            <text:p>0.817598</text:p>
          </table:table-cell>
          <table:table-cell office:value-type="float" office:value="0.00000747996">
            <text:p>0.00000748</text:p>
          </table:table-cell>
          <table:table-cell office:value-type="float" office:value="2.16688">
            <text:p>2.16688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828674">
            <text:p>0.828674</text:p>
          </table:table-cell>
          <table:table-cell office:value-type="float" office:value="0.00000747865">
            <text:p>7.47865E-006</text:p>
          </table:table-cell>
          <table:table-cell office:value-type="float" office:value="2.16744">
            <text:p>2.16744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839751">
            <text:p>0.839751</text:p>
          </table:table-cell>
          <table:table-cell office:value-type="float" office:value="0.00000747679">
            <text:p>7.47679E-006</text:p>
          </table:table-cell>
          <table:table-cell office:value-type="float" office:value="2.16822">
            <text:p>2.16822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850827">
            <text:p>0.850827</text:p>
          </table:table-cell>
          <table:table-cell office:value-type="float" office:value="0.00000747413">
            <text:p>7.47413E-006</text:p>
          </table:table-cell>
          <table:table-cell office:value-type="float" office:value="2.16935">
            <text:p>2.16935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861903">
            <text:p>0.861903</text:p>
          </table:table-cell>
          <table:table-cell office:value-type="float" office:value="0.00000747035">
            <text:p>7.47035E-006</text:p>
          </table:table-cell>
          <table:table-cell office:value-type="float" office:value="2.17096">
            <text:p>2.17096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872979">
            <text:p>0.872979</text:p>
          </table:table-cell>
          <table:table-cell office:value-type="float" office:value="0.00000746495">
            <text:p>0.000007465</text:p>
          </table:table-cell>
          <table:table-cell office:value-type="float" office:value="2.17325">
            <text:p>2.17325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884055">
            <text:p>0.884055</text:p>
          </table:table-cell>
          <table:table-cell office:value-type="float" office:value="0.00000745725">
            <text:p>7.45725E-006</text:p>
          </table:table-cell>
          <table:table-cell office:value-type="float" office:value="2.17652">
            <text:p>2.17652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895131">
            <text:p>0.895131</text:p>
          </table:table-cell>
          <table:table-cell office:value-type="float" office:value="0.00000744627">
            <text:p>7.44627E-006</text:p>
          </table:table-cell>
          <table:table-cell office:value-type="float" office:value="2.18121">
            <text:p>2.18121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906207">
            <text:p>0.906207</text:p>
          </table:table-cell>
          <table:table-cell office:value-type="float" office:value="0.00000743061">
            <text:p>7.43061E-006</text:p>
          </table:table-cell>
          <table:table-cell office:value-type="float" office:value="2.18791">
            <text:p>2.18791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917283">
            <text:p>0.917283</text:p>
          </table:table-cell>
          <table:table-cell office:value-type="float" office:value="0.00000740823">
            <text:p>7.40823E-006</text:p>
          </table:table-cell>
          <table:table-cell office:value-type="float" office:value="2.19754">
            <text:p>2.19754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928359">
            <text:p>0.928359</text:p>
          </table:table-cell>
          <table:table-cell office:value-type="float" office:value="0.00000737624">
            <text:p>7.37624E-006</text:p>
          </table:table-cell>
          <table:table-cell office:value-type="float" office:value="2.21141">
            <text:p>2.21141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939435">
            <text:p>0.939435</text:p>
          </table:table-cell>
          <table:table-cell office:value-type="float" office:value="0.00000733043">
            <text:p>7.33043E-006</text:p>
          </table:table-cell>
          <table:table-cell office:value-type="float" office:value="2.23148">
            <text:p>2.23148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950512">
            <text:p>0.950512</text:p>
          </table:table-cell>
          <table:table-cell office:value-type="float" office:value="0.00000726472">
            <text:p>7.26472E-006</text:p>
          </table:table-cell>
          <table:table-cell office:value-type="float" office:value="2.26071">
            <text:p>2.26071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961588">
            <text:p>0.961588</text:p>
          </table:table-cell>
          <table:table-cell office:value-type="float" office:value="0.00000717018">
            <text:p>7.17018E-006</text:p>
          </table:table-cell>
          <table:table-cell office:value-type="float" office:value="2.3037">
            <text:p>2.3037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972664">
            <text:p>0.972664</text:p>
          </table:table-cell>
          <table:table-cell office:value-type="float" office:value="0.00000703356">
            <text:p>7.03356E-006</text:p>
          </table:table-cell>
          <table:table-cell office:value-type="float" office:value="2.36787">
            <text:p>2.36787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98374">
            <text:p>0.98374</text:p>
          </table:table-cell>
          <table:table-cell office:value-type="float" office:value="0.00000683495">
            <text:p>0.000006835</text:p>
          </table:table-cell>
          <table:table-cell office:value-type="float" office:value="2.46574">
            <text:p>2.46574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994816">
            <text:p>0.994816</text:p>
          </table:table-cell>
          <table:table-cell office:value-type="float" office:value="0.00000654364">
            <text:p>6.54364E-006</text:p>
          </table:table-cell>
          <table:table-cell office:value-type="float" office:value="2.62003">
            <text:p>2.62003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00589">
            <text:p>1.00589</text:p>
          </table:table-cell>
          <table:table-cell office:value-type="float" office:value="0.0000061107">
            <text:p>6.1107E-006</text:p>
          </table:table-cell>
          <table:table-cell office:value-type="float" office:value="2.8765">
            <text:p>2.8765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01697">
            <text:p>1.01697</text:p>
          </table:table-cell>
          <table:table-cell office:value-type="float" office:value="0.00000545465">
            <text:p>5.45465E-006</text:p>
          </table:table-cell>
          <table:table-cell office:value-type="float" office:value="3.34274">
            <text:p>3.34274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02804">
            <text:p>1.02804</text:p>
          </table:table-cell>
          <table:table-cell office:value-type="float" office:value="0.00000443049">
            <text:p>4.43049E-006</text:p>
          </table:table-cell>
          <table:table-cell office:value-type="float" office:value="4.34662">
            <text:p>4.34662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03912">
            <text:p>1.03912</text:p>
          </table:table-cell>
          <table:table-cell office:value-type="float" office:value="0.00000275514">
            <text:p>2.75514E-006</text:p>
          </table:table-cell>
          <table:table-cell office:value-type="float" office:value="7.59779">
            <text:p>7.59779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0502">
            <text:p>1.0502</text:p>
          </table:table-cell>
          <table:table-cell office:value-type="float" office:value="0.0000000126084">
            <text:p>1.26084E-008</text:p>
          </table:table-cell>
          <table:table-cell office:value-type="float" office:value="1855.23">
            <text:p>1855.23</text:p>
          </table:table-cell>
          <table:table-cell office:value-type="float" office:value="0.0000384497">
            <text:p>3.8449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06127">
            <text:p>1.06127</text:p>
          </table:table-cell>
          <table:table-cell office:value-type="float" office:value="-0.00000624125">
            <text:p>-6.24125E-006</text:p>
          </table:table-cell>
          <table:table-cell office:value-type="float" office:value="-4.79542">
            <text:p>-4.79542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07235">
            <text:p>1.07235</text:p>
          </table:table-cell>
          <table:table-cell office:value-type="float" office:value="-0.0000230644">
            <text:p>-2.30644E-005</text:p>
          </table:table-cell>
          <table:table-cell office:value-type="float" office:value="-2.02704">
            <text:p>-2.02704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08342">
            <text:p>1.08342</text:p>
          </table:table-cell>
          <table:table-cell office:value-type="float" office:value="-0.000211152">
            <text:p>-0.000211152</text:p>
          </table:table-cell>
          <table:table-cell office:value-type="float" office:value="-1.11219">
            <text:p>-1.11219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0945">
            <text:p>1.0945</text:p>
          </table:table-cell>
          <table:table-cell office:value-type="float" office:value="0.0000733126">
            <text:p>7.33126E-005</text:p>
          </table:table-cell>
          <table:table-cell office:value-type="float" office:value="-0.676889">
            <text:p>-0.676889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10558">
            <text:p>1.10558</text:p>
          </table:table-cell>
          <table:table-cell office:value-type="float" office:value="0.0000418925">
            <text:p>4.18925E-005</text:p>
          </table:table-cell>
          <table:table-cell office:value-type="float" office:value="-0.434549">
            <text:p>-0.434549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11665">
            <text:p>1.11665</text:p>
          </table:table-cell>
          <table:table-cell office:value-type="float" office:value="0.0000332584">
            <text:p>3.32584E-005</text:p>
          </table:table-cell>
          <table:table-cell office:value-type="float" office:value="-0.287755">
            <text:p>-0.287755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12773">
            <text:p>1.12773</text:p>
          </table:table-cell>
          <table:table-cell office:value-type="float" office:value="0.000029399">
            <text:p>0.000029399</text:p>
          </table:table-cell>
          <table:table-cell office:value-type="float" office:value="-0.194254">
            <text:p>-0.194254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13881">
            <text:p>1.13881</text:p>
          </table:table-cell>
          <table:table-cell office:value-type="float" office:value="0.000027315">
            <text:p>0.000027315</text:p>
          </table:table-cell>
          <table:table-cell office:value-type="float" office:value="-0.132779">
            <text:p>-0.132779</text:p>
          </table:table-cell>
          <table:table-cell office:value-type="float" office:value="0.0000382147">
            <text:p>3.82147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297978">
            <text:p>0.0297978</text:p>
          </table:table-cell>
          <table:table-cell office:value-type="float" office:value="0.00000000157911">
            <text:p>1.57911E-009</text:p>
          </table:table-cell>
          <table:table-cell office:value-type="float" office:value="13679.5">
            <text:p>13679.5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409018">
            <text:p>0.0409018</text:p>
          </table:table-cell>
          <table:table-cell office:value-type="float" office:value="0.00000000227458">
            <text:p>2.27458E-009</text:p>
          </table:table-cell>
          <table:table-cell office:value-type="float" office:value="9496.61">
            <text:p>9496.61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520059">
            <text:p>0.0520059</text:p>
          </table:table-cell>
          <table:table-cell office:value-type="float" office:value="0.00000000327619">
            <text:p>3.27619E-009</text:p>
          </table:table-cell>
          <table:table-cell office:value-type="float" office:value="6592.96">
            <text:p>6592.96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631099">
            <text:p>0.0631099</text:p>
          </table:table-cell>
          <table:table-cell office:value-type="float" office:value="0.00000000471855">
            <text:p>4.71855E-009</text:p>
          </table:table-cell>
          <table:table-cell office:value-type="float" office:value="4577.33">
            <text:p>4577.33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74214">
            <text:p>0.074214</text:p>
          </table:table-cell>
          <table:table-cell office:value-type="float" office:value="0.00000000679527">
            <text:p>6.79527E-009</text:p>
          </table:table-cell>
          <table:table-cell office:value-type="float" office:value="3178.13">
            <text:p>3178.13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85318">
            <text:p>0.085318</text:p>
          </table:table-cell>
          <table:table-cell office:value-type="float" office:value="0.00000000978466">
            <text:p>9.78466E-009</text:p>
          </table:table-cell>
          <table:table-cell office:value-type="float" office:value="2206.85">
            <text:p>2206.85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964221">
            <text:p>0.0964221</text:p>
          </table:table-cell>
          <table:table-cell office:value-type="float" office:value="0.0000000140864">
            <text:p>1.40864E-008</text:p>
          </table:table-cell>
          <table:table-cell office:value-type="float" office:value="1532.61">
            <text:p>1532.61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07526">
            <text:p>0.107526</text:p>
          </table:table-cell>
          <table:table-cell office:value-type="float" office:value="0.0000000202736">
            <text:p>2.02736E-008</text:p>
          </table:table-cell>
          <table:table-cell office:value-type="float" office:value="1064.58">
            <text:p>1064.58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1863">
            <text:p>0.11863</text:p>
          </table:table-cell>
          <table:table-cell office:value-type="float" office:value="0.0000000291666">
            <text:p>2.91666E-008</text:p>
          </table:table-cell>
          <table:table-cell office:value-type="float" office:value="739.678">
            <text:p>739.678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29734">
            <text:p>0.129734</text:p>
          </table:table-cell>
          <table:table-cell office:value-type="float" office:value="0.000000041936">
            <text:p>4.1936E-008</text:p>
          </table:table-cell>
          <table:table-cell office:value-type="float" office:value="514.143">
            <text:p>514.143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40838">
            <text:p>0.140838</text:p>
          </table:table-cell>
          <table:table-cell office:value-type="float" office:value="0.0000000602455">
            <text:p>6.02455E-008</text:p>
          </table:table-cell>
          <table:table-cell office:value-type="float" office:value="357.583">
            <text:p>357.583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51942">
            <text:p>0.151942</text:p>
          </table:table-cell>
          <table:table-cell office:value-type="float" office:value="0.0000000864454">
            <text:p>8.64454E-008</text:p>
          </table:table-cell>
          <table:table-cell office:value-type="float" office:value="248.904">
            <text:p>248.904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63046">
            <text:p>0.163046</text:p>
          </table:table-cell>
          <table:table-cell office:value-type="float" office:value="0.000000123827">
            <text:p>1.23827E-007</text:p>
          </table:table-cell>
          <table:table-cell office:value-type="float" office:value="173.462">
            <text:p>173.462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7415">
            <text:p>0.17415</text:p>
          </table:table-cell>
          <table:table-cell office:value-type="float" office:value="0.000000176941">
            <text:p>1.76941E-007</text:p>
          </table:table-cell>
          <table:table-cell office:value-type="float" office:value="121.092">
            <text:p>121.092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85254">
            <text:p>0.185254</text:p>
          </table:table-cell>
          <table:table-cell office:value-type="float" office:value="0.000000251966">
            <text:p>0.000000252</text:p>
          </table:table-cell>
          <table:table-cell office:value-type="float" office:value="84.7379">
            <text:p>84.7379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96358">
            <text:p>0.196358</text:p>
          </table:table-cell>
          <table:table-cell office:value-type="float" office:value="0.000000357062">
            <text:p>3.57062E-007</text:p>
          </table:table-cell>
          <table:table-cell office:value-type="float" office:value="59.5022">
            <text:p>59.5022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07463">
            <text:p>0.207463</text:p>
          </table:table-cell>
          <table:table-cell office:value-type="float" office:value="0.00000050258">
            <text:p>5.0258E-007</text:p>
          </table:table-cell>
          <table:table-cell office:value-type="float" office:value="41.9843">
            <text:p>41.9843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18567">
            <text:p>0.218567</text:p>
          </table:table-cell>
          <table:table-cell office:value-type="float" office:value="0.000000700856">
            <text:p>7.00856E-007</text:p>
          </table:table-cell>
          <table:table-cell office:value-type="float" office:value="29.8238">
            <text:p>29.8238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29671">
            <text:p>0.229671</text:p>
          </table:table-cell>
          <table:table-cell office:value-type="float" office:value="0.000000965181">
            <text:p>9.65181E-007</text:p>
          </table:table-cell>
          <table:table-cell office:value-type="float" office:value="21.3824">
            <text:p>21.3824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40775">
            <text:p>0.240775</text:p>
          </table:table-cell>
          <table:table-cell office:value-type="float" office:value="0.00000130749">
            <text:p>1.30749E-006</text:p>
          </table:table-cell>
          <table:table-cell office:value-type="float" office:value="15.5225">
            <text:p>15.5225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51879">
            <text:p>0.251879</text:p>
          </table:table-cell>
          <table:table-cell office:value-type="float" office:value="0.00000173451">
            <text:p>1.73451E-006</text:p>
          </table:table-cell>
          <table:table-cell office:value-type="float" office:value="11.4548">
            <text:p>11.4548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62983">
            <text:p>0.262983</text:p>
          </table:table-cell>
          <table:table-cell office:value-type="float" office:value="0.00000224304">
            <text:p>0.000002243</text:p>
          </table:table-cell>
          <table:table-cell office:value-type="float" office:value="8.63113">
            <text:p>8.63113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74087">
            <text:p>0.274087</text:p>
          </table:table-cell>
          <table:table-cell office:value-type="float" office:value="0.0000028162">
            <text:p>2.8162E-006</text:p>
          </table:table-cell>
          <table:table-cell office:value-type="float" office:value="6.671">
            <text:p>6.671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85191">
            <text:p>0.285191</text:p>
          </table:table-cell>
          <table:table-cell office:value-type="float" office:value="0.00000342344">
            <text:p>3.42344E-006</text:p>
          </table:table-cell>
          <table:table-cell office:value-type="float" office:value="5.31033">
            <text:p>5.31033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96295">
            <text:p>0.296295</text:p>
          </table:table-cell>
          <table:table-cell office:value-type="float" office:value="0.00000402607">
            <text:p>4.02607E-006</text:p>
          </table:table-cell>
          <table:table-cell office:value-type="float" office:value="4.36579">
            <text:p>4.36579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07399">
            <text:p>0.307399</text:p>
          </table:table-cell>
          <table:table-cell office:value-type="float" office:value="0.00000458651">
            <text:p>4.58651E-006</text:p>
          </table:table-cell>
          <table:table-cell office:value-type="float" office:value="3.71012">
            <text:p>3.71012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18503">
            <text:p>0.318503</text:p>
          </table:table-cell>
          <table:table-cell office:value-type="float" office:value="0.00000507713">
            <text:p>5.07713E-006</text:p>
          </table:table-cell>
          <table:table-cell office:value-type="float" office:value="3.25497">
            <text:p>3.25497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29607">
            <text:p>0.329607</text:p>
          </table:table-cell>
          <table:table-cell office:value-type="float" office:value="0.00000548437">
            <text:p>5.48437E-006</text:p>
          </table:table-cell>
          <table:table-cell office:value-type="float" office:value="2.93902">
            <text:p>2.93902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40711">
            <text:p>0.340711</text:p>
          </table:table-cell>
          <table:table-cell office:value-type="float" office:value="0.00000580774">
            <text:p>5.80774E-006</text:p>
          </table:table-cell>
          <table:table-cell office:value-type="float" office:value="2.7197">
            <text:p>2.7197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51815">
            <text:p>0.351815</text:p>
          </table:table-cell>
          <table:table-cell office:value-type="float" office:value="0.0000060556">
            <text:p>6.0556E-006</text:p>
          </table:table-cell>
          <table:table-cell office:value-type="float" office:value="2.56745">
            <text:p>2.56745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62919">
            <text:p>0.362919</text:p>
          </table:table-cell>
          <table:table-cell office:value-type="float" office:value="0.00000624048">
            <text:p>6.24048E-006</text:p>
          </table:table-cell>
          <table:table-cell office:value-type="float" office:value="2.46176">
            <text:p>2.46176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74023">
            <text:p>0.374023</text:p>
          </table:table-cell>
          <table:table-cell office:value-type="float" office:value="0.0000063756">
            <text:p>6.3756E-006</text:p>
          </table:table-cell>
          <table:table-cell office:value-type="float" office:value="2.3884">
            <text:p>2.3884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85127">
            <text:p>0.385127</text:p>
          </table:table-cell>
          <table:table-cell office:value-type="float" office:value="0.00000647288">
            <text:p>6.47288E-006</text:p>
          </table:table-cell>
          <table:table-cell office:value-type="float" office:value="2.33747">
            <text:p>2.33747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96231">
            <text:p>0.396231</text:p>
          </table:table-cell>
          <table:table-cell office:value-type="float" office:value="0.00000654218">
            <text:p>6.54218E-006</text:p>
          </table:table-cell>
          <table:table-cell office:value-type="float" office:value="2.30212">
            <text:p>2.30212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07335">
            <text:p>0.407335</text:p>
          </table:table-cell>
          <table:table-cell office:value-type="float" office:value="0.00000659117">
            <text:p>6.59117E-006</text:p>
          </table:table-cell>
          <table:table-cell office:value-type="float" office:value="2.27757">
            <text:p>2.27757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18439">
            <text:p>0.418439</text:p>
          </table:table-cell>
          <table:table-cell office:value-type="float" office:value="0.0000066256">
            <text:p>6.6256E-006</text:p>
          </table:table-cell>
          <table:table-cell office:value-type="float" office:value="2.26054">
            <text:p>2.26054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29543">
            <text:p>0.429543</text:p>
          </table:table-cell>
          <table:table-cell office:value-type="float" office:value="0.00000664972">
            <text:p>6.64972E-006</text:p>
          </table:table-cell>
          <table:table-cell office:value-type="float" office:value="2.24871">
            <text:p>2.24871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40647">
            <text:p>0.440647</text:p>
          </table:table-cell>
          <table:table-cell office:value-type="float" office:value="0.00000666657">
            <text:p>6.66657E-006</text:p>
          </table:table-cell>
          <table:table-cell office:value-type="float" office:value="2.2405">
            <text:p>2.2405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51751">
            <text:p>0.451751</text:p>
          </table:table-cell>
          <table:table-cell office:value-type="float" office:value="0.00000667831">
            <text:p>6.67831E-006</text:p>
          </table:table-cell>
          <table:table-cell office:value-type="float" office:value="2.23481">
            <text:p>2.23481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62856">
            <text:p>0.462856</text:p>
          </table:table-cell>
          <table:table-cell office:value-type="float" office:value="0.00000668649">
            <text:p>6.68649E-006</text:p>
          </table:table-cell>
          <table:table-cell office:value-type="float" office:value="2.23085">
            <text:p>2.23085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7396">
            <text:p>0.47396</text:p>
          </table:table-cell>
          <table:table-cell office:value-type="float" office:value="0.00000669218">
            <text:p>6.69218E-006</text:p>
          </table:table-cell>
          <table:table-cell office:value-type="float" office:value="2.2281">
            <text:p>2.2281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85064">
            <text:p>0.485064</text:p>
          </table:table-cell>
          <table:table-cell office:value-type="float" office:value="0.00000669613">
            <text:p>6.69613E-006</text:p>
          </table:table-cell>
          <table:table-cell office:value-type="float" office:value="2.2262">
            <text:p>2.2262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96168">
            <text:p>0.496168</text:p>
          </table:table-cell>
          <table:table-cell office:value-type="float" office:value="0.00000669888">
            <text:p>6.69888E-006</text:p>
          </table:table-cell>
          <table:table-cell office:value-type="float" office:value="2.22487">
            <text:p>2.22487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07272">
            <text:p>0.507272</text:p>
          </table:table-cell>
          <table:table-cell office:value-type="float" office:value="0.00000670079">
            <text:p>6.70079E-006</text:p>
          </table:table-cell>
          <table:table-cell office:value-type="float" office:value="2.22396">
            <text:p>2.22396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18376">
            <text:p>0.518376</text:p>
          </table:table-cell>
          <table:table-cell office:value-type="float" office:value="0.00000670211">
            <text:p>6.70211E-006</text:p>
          </table:table-cell>
          <table:table-cell office:value-type="float" office:value="2.22332">
            <text:p>2.22332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2948">
            <text:p>0.52948</text:p>
          </table:table-cell>
          <table:table-cell office:value-type="float" office:value="0.00000670303">
            <text:p>0.000006703</text:p>
          </table:table-cell>
          <table:table-cell office:value-type="float" office:value="2.22288">
            <text:p>2.22288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40584">
            <text:p>0.540584</text:p>
          </table:table-cell>
          <table:table-cell office:value-type="float" office:value="0.00000670367">
            <text:p>6.70367E-006</text:p>
          </table:table-cell>
          <table:table-cell office:value-type="float" office:value="2.22257">
            <text:p>2.22257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51688">
            <text:p>0.551688</text:p>
          </table:table-cell>
          <table:table-cell office:value-type="float" office:value="0.00000670411">
            <text:p>6.70411E-006</text:p>
          </table:table-cell>
          <table:table-cell office:value-type="float" office:value="2.22236">
            <text:p>2.22236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62792">
            <text:p>0.562792</text:p>
          </table:table-cell>
          <table:table-cell office:value-type="float" office:value="0.00000670442">
            <text:p>6.70442E-006</text:p>
          </table:table-cell>
          <table:table-cell office:value-type="float" office:value="2.22221">
            <text:p>2.22221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73896">
            <text:p>0.573896</text:p>
          </table:table-cell>
          <table:table-cell office:value-type="float" office:value="0.00000670464">
            <text:p>6.70464E-006</text:p>
          </table:table-cell>
          <table:table-cell office:value-type="float" office:value="2.2221">
            <text:p>2.2221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85">
            <text:p>0.585</text:p>
          </table:table-cell>
          <table:table-cell office:value-type="float" office:value="0.00000670478">
            <text:p>6.70478E-006</text:p>
          </table:table-cell>
          <table:table-cell office:value-type="float" office:value="2.22203">
            <text:p>2.22203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96104">
            <text:p>0.596104</text:p>
          </table:table-cell>
          <table:table-cell office:value-type="float" office:value="0.00000670489">
            <text:p>6.70489E-006</text:p>
          </table:table-cell>
          <table:table-cell office:value-type="float" office:value="2.22198">
            <text:p>2.22198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07208">
            <text:p>0.607208</text:p>
          </table:table-cell>
          <table:table-cell office:value-type="float" office:value="0.00000670496">
            <text:p>0.000006705</text:p>
          </table:table-cell>
          <table:table-cell office:value-type="float" office:value="2.22195">
            <text:p>2.22195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18312">
            <text:p>0.618312</text:p>
          </table:table-cell>
          <table:table-cell office:value-type="float" office:value="0.00000670501">
            <text:p>0.000006705</text:p>
          </table:table-cell>
          <table:table-cell office:value-type="float" office:value="2.22193">
            <text:p>2.22193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29416">
            <text:p>0.629416</text:p>
          </table:table-cell>
          <table:table-cell office:value-type="float" office:value="0.00000670504">
            <text:p>0.000006705</text:p>
          </table:table-cell>
          <table:table-cell office:value-type="float" office:value="2.22191">
            <text:p>2.22191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4052">
            <text:p>0.64052</text:p>
          </table:table-cell>
          <table:table-cell office:value-type="float" office:value="0.00000670506">
            <text:p>6.70506E-006</text:p>
          </table:table-cell>
          <table:table-cell office:value-type="float" office:value="2.2219">
            <text:p>2.2219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51624">
            <text:p>0.651624</text:p>
          </table:table-cell>
          <table:table-cell office:value-type="float" office:value="0.00000670508">
            <text:p>6.70508E-006</text:p>
          </table:table-cell>
          <table:table-cell office:value-type="float" office:value="2.22189">
            <text:p>2.22189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62728">
            <text:p>0.662728</text:p>
          </table:table-cell>
          <table:table-cell office:value-type="float" office:value="0.00000670508">
            <text:p>6.70508E-006</text:p>
          </table:table-cell>
          <table:table-cell office:value-type="float" office:value="2.22189">
            <text:p>2.22189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73832">
            <text:p>0.673832</text:p>
          </table:table-cell>
          <table:table-cell office:value-type="float" office:value="0.00000670509">
            <text:p>6.70509E-006</text:p>
          </table:table-cell>
          <table:table-cell office:value-type="float" office:value="2.22189">
            <text:p>2.22189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84936">
            <text:p>0.684936</text:p>
          </table:table-cell>
          <table:table-cell office:value-type="float" office:value="0.00000670509">
            <text:p>6.70509E-006</text:p>
          </table:table-cell>
          <table:table-cell office:value-type="float" office:value="2.22189">
            <text:p>2.22189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9604">
            <text:p>0.69604</text:p>
          </table:table-cell>
          <table:table-cell office:value-type="float" office:value="0.00000670508">
            <text:p>6.70508E-006</text:p>
          </table:table-cell>
          <table:table-cell office:value-type="float" office:value="2.22189">
            <text:p>2.22189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07144">
            <text:p>0.707144</text:p>
          </table:table-cell>
          <table:table-cell office:value-type="float" office:value="0.00000670507">
            <text:p>6.70507E-006</text:p>
          </table:table-cell>
          <table:table-cell office:value-type="float" office:value="2.2219">
            <text:p>2.2219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18249">
            <text:p>0.718249</text:p>
          </table:table-cell>
          <table:table-cell office:value-type="float" office:value="0.00000670504">
            <text:p>0.000006705</text:p>
          </table:table-cell>
          <table:table-cell office:value-type="float" office:value="2.22191">
            <text:p>2.22191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29353">
            <text:p>0.729353</text:p>
          </table:table-cell>
          <table:table-cell office:value-type="float" office:value="0.00000670501">
            <text:p>0.000006705</text:p>
          </table:table-cell>
          <table:table-cell office:value-type="float" office:value="2.22192">
            <text:p>2.22192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40457">
            <text:p>0.740457</text:p>
          </table:table-cell>
          <table:table-cell office:value-type="float" office:value="0.00000670497">
            <text:p>0.000006705</text:p>
          </table:table-cell>
          <table:table-cell office:value-type="float" office:value="2.22195">
            <text:p>2.22195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51561">
            <text:p>0.751561</text:p>
          </table:table-cell>
          <table:table-cell office:value-type="float" office:value="0.0000067049">
            <text:p>6.7049E-006</text:p>
          </table:table-cell>
          <table:table-cell office:value-type="float" office:value="2.22198">
            <text:p>2.22198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62665">
            <text:p>0.762665</text:p>
          </table:table-cell>
          <table:table-cell office:value-type="float" office:value="0.0000067048">
            <text:p>6.7048E-006</text:p>
          </table:table-cell>
          <table:table-cell office:value-type="float" office:value="2.22202">
            <text:p>2.22202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73769">
            <text:p>0.773769</text:p>
          </table:table-cell>
          <table:table-cell office:value-type="float" office:value="0.00000670466">
            <text:p>6.70466E-006</text:p>
          </table:table-cell>
          <table:table-cell office:value-type="float" office:value="2.22209">
            <text:p>2.22209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84873">
            <text:p>0.784873</text:p>
          </table:table-cell>
          <table:table-cell office:value-type="float" office:value="0.00000670446">
            <text:p>6.70446E-006</text:p>
          </table:table-cell>
          <table:table-cell office:value-type="float" office:value="2.22219">
            <text:p>2.22219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95977">
            <text:p>0.795977</text:p>
          </table:table-cell>
          <table:table-cell office:value-type="float" office:value="0.00000670417">
            <text:p>6.70417E-006</text:p>
          </table:table-cell>
          <table:table-cell office:value-type="float" office:value="2.22233">
            <text:p>2.22233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07081">
            <text:p>0.807081</text:p>
          </table:table-cell>
          <table:table-cell office:value-type="float" office:value="0.00000670376">
            <text:p>6.70376E-006</text:p>
          </table:table-cell>
          <table:table-cell office:value-type="float" office:value="2.22253">
            <text:p>2.22253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18185">
            <text:p>0.818185</text:p>
          </table:table-cell>
          <table:table-cell office:value-type="float" office:value="0.00000670315">
            <text:p>6.70315E-006</text:p>
          </table:table-cell>
          <table:table-cell office:value-type="float" office:value="2.22282">
            <text:p>2.22282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29289">
            <text:p>0.829289</text:p>
          </table:table-cell>
          <table:table-cell office:value-type="float" office:value="0.00000670229">
            <text:p>6.70229E-006</text:p>
          </table:table-cell>
          <table:table-cell office:value-type="float" office:value="2.22324">
            <text:p>2.22324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40393">
            <text:p>0.840393</text:p>
          </table:table-cell>
          <table:table-cell office:value-type="float" office:value="0.00000670104">
            <text:p>0.000006701</text:p>
          </table:table-cell>
          <table:table-cell office:value-type="float" office:value="2.22384">
            <text:p>2.22384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51497">
            <text:p>0.851497</text:p>
          </table:table-cell>
          <table:table-cell office:value-type="float" office:value="0.00000669923">
            <text:p>6.69923E-006</text:p>
          </table:table-cell>
          <table:table-cell office:value-type="float" office:value="2.2247">
            <text:p>2.2247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62601">
            <text:p>0.862601</text:p>
          </table:table-cell>
          <table:table-cell office:value-type="float" office:value="0.00000669664">
            <text:p>6.69664E-006</text:p>
          </table:table-cell>
          <table:table-cell office:value-type="float" office:value="2.22595">
            <text:p>2.22595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73705">
            <text:p>0.873705</text:p>
          </table:table-cell>
          <table:table-cell office:value-type="float" office:value="0.0000066929">
            <text:p>6.6929E-006</text:p>
          </table:table-cell>
          <table:table-cell office:value-type="float" office:value="2.22776">
            <text:p>2.22776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84809">
            <text:p>0.884809</text:p>
          </table:table-cell>
          <table:table-cell office:value-type="float" office:value="0.00000668751">
            <text:p>6.68751E-006</text:p>
          </table:table-cell>
          <table:table-cell office:value-type="float" office:value="2.23036">
            <text:p>2.23036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95913">
            <text:p>0.895913</text:p>
          </table:table-cell>
          <table:table-cell office:value-type="float" office:value="0.00000667973">
            <text:p>6.67973E-006</text:p>
          </table:table-cell>
          <table:table-cell office:value-type="float" office:value="2.23412">
            <text:p>2.23412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07017">
            <text:p>0.907017</text:p>
          </table:table-cell>
          <table:table-cell office:value-type="float" office:value="0.00000666852">
            <text:p>6.66852E-006</text:p>
          </table:table-cell>
          <table:table-cell office:value-type="float" office:value="2.23956">
            <text:p>2.23956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18121">
            <text:p>0.918121</text:p>
          </table:table-cell>
          <table:table-cell office:value-type="float" office:value="0.00000665233">
            <text:p>6.65233E-006</text:p>
          </table:table-cell>
          <table:table-cell office:value-type="float" office:value="2.24744">
            <text:p>2.24744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29225">
            <text:p>0.929225</text:p>
          </table:table-cell>
          <table:table-cell office:value-type="float" office:value="0.00000662896">
            <text:p>0.000006629</text:p>
          </table:table-cell>
          <table:table-cell office:value-type="float" office:value="2.25889">
            <text:p>2.25889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40329">
            <text:p>0.940329</text:p>
          </table:table-cell>
          <table:table-cell office:value-type="float" office:value="0.00000659515">
            <text:p>6.59515E-006</text:p>
          </table:table-cell>
          <table:table-cell office:value-type="float" office:value="2.27559">
            <text:p>2.27559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51433">
            <text:p>0.951433</text:p>
          </table:table-cell>
          <table:table-cell office:value-type="float" office:value="0.00000654619">
            <text:p>6.54619E-006</text:p>
          </table:table-cell>
          <table:table-cell office:value-type="float" office:value="2.30009">
            <text:p>2.30009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62537">
            <text:p>0.962537</text:p>
          </table:table-cell>
          <table:table-cell office:value-type="float" office:value="0.00000647509">
            <text:p>6.47509E-006</text:p>
          </table:table-cell>
          <table:table-cell office:value-type="float" office:value="2.33633">
            <text:p>2.33633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73642">
            <text:p>0.973642</text:p>
          </table:table-cell>
          <table:table-cell office:value-type="float" office:value="0.00000637147">
            <text:p>6.37147E-006</text:p>
          </table:table-cell>
          <table:table-cell office:value-type="float" office:value="2.39059">
            <text:p>2.39059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84746">
            <text:p>0.984746</text:p>
          </table:table-cell>
          <table:table-cell office:value-type="float" office:value="0.00000621968">
            <text:p>6.21968E-006</text:p>
          </table:table-cell>
          <table:table-cell office:value-type="float" office:value="2.47333">
            <text:p>2.47333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9585">
            <text:p>0.99585</text:p>
          </table:table-cell>
          <table:table-cell office:value-type="float" office:value="0.00000599563">
            <text:p>5.99563E-006</text:p>
          </table:table-cell>
          <table:table-cell office:value-type="float" office:value="2.60313">
            <text:p>2.60313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0695">
            <text:p>1.00695</text:p>
          </table:table-cell>
          <table:table-cell office:value-type="float" office:value="0.00000566115">
            <text:p>5.66115E-006</text:p>
          </table:table-cell>
          <table:table-cell office:value-type="float" office:value="2.81602">
            <text:p>2.81602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1806">
            <text:p>1.01806</text:p>
          </table:table-cell>
          <table:table-cell office:value-type="float" office:value="0.0000051533">
            <text:p>5.1533E-006</text:p>
          </table:table-cell>
          <table:table-cell office:value-type="float" office:value="3.19208">
            <text:p>3.19208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2916">
            <text:p>1.02916</text:p>
          </table:table-cell>
          <table:table-cell office:value-type="float" office:value="0.0000043621">
            <text:p>4.3621E-006</text:p>
          </table:table-cell>
          <table:table-cell office:value-type="float" office:value="3.95244">
            <text:p>3.95244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4027">
            <text:p>1.04027</text:p>
          </table:table-cell>
          <table:table-cell office:value-type="float" office:value="0.00000307857">
            <text:p>3.07857E-006</text:p>
          </table:table-cell>
          <table:table-cell office:value-type="float" office:value="6.01723">
            <text:p>6.01723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5137">
            <text:p>1.05137</text:p>
          </table:table-cell>
          <table:table-cell office:value-type="float" office:value="0.000000853253">
            <text:p>8.53253E-007</text:p>
          </table:table-cell>
          <table:table-cell office:value-type="float" office:value="24.3184">
            <text:p>24.3184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6247">
            <text:p>1.06247</text:p>
          </table:table-cell>
          <table:table-cell office:value-type="float" office:value="-0.000003489">
            <text:p>-0.000003489</text:p>
          </table:table-cell>
          <table:table-cell office:value-type="float" office:value="-7.19175">
            <text:p>-7.19175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7358">
            <text:p>1.07358</text:p>
          </table:table-cell>
          <table:table-cell office:value-type="float" office:value="-0.0000143178">
            <text:p>-1.43178E-005</text:p>
          </table:table-cell>
          <table:table-cell office:value-type="float" office:value="-2.50882">
            <text:p>-2.50882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8468">
            <text:p>1.08468</text:p>
          </table:table-cell>
          <table:table-cell office:value-type="float" office:value="-0.0000733495">
            <text:p>-7.33495E-005</text:p>
          </table:table-cell>
          <table:table-cell office:value-type="float" office:value="-1.29452">
            <text:p>-1.29452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9579">
            <text:p>1.09579</text:p>
          </table:table-cell>
          <table:table-cell office:value-type="float" office:value="0.0000910434">
            <text:p>9.10434E-005</text:p>
          </table:table-cell>
          <table:table-cell office:value-type="float" office:value="-0.762717">
            <text:p>-0.762717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10689">
            <text:p>1.10689</text:p>
          </table:table-cell>
          <table:table-cell office:value-type="float" office:value="0.0000414768">
            <text:p>4.14768E-005</text:p>
          </table:table-cell>
          <table:table-cell office:value-type="float" office:value="-0.479153">
            <text:p>-0.479153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11799">
            <text:p>1.11799</text:p>
          </table:table-cell>
          <table:table-cell office:value-type="float" office:value="0.0000314014">
            <text:p>3.14014E-005</text:p>
          </table:table-cell>
          <table:table-cell office:value-type="float" office:value="-0.312035">
            <text:p>-0.312035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1291">
            <text:p>1.1291</text:p>
          </table:table-cell>
          <table:table-cell office:value-type="float" office:value="0.0000272658">
            <text:p>2.72658E-005</text:p>
          </table:table-cell>
          <table:table-cell office:value-type="float" office:value="-0.207686">
            <text:p>-0.207686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1402">
            <text:p>1.1402</text:p>
          </table:table-cell>
          <table:table-cell office:value-type="float" office:value="0.0000251246">
            <text:p>2.51246E-005</text:p>
          </table:table-cell>
          <table:table-cell office:value-type="float" office:value="-0.140163">
            <text:p>-0.140163</text:p>
          </table:table-cell>
          <table:table-cell office:value-type="float" office:value="0.0000247033">
            <text:p>2.47033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277399">
            <text:p>0.0277399</text:p>
          </table:table-cell>
          <table:table-cell office:value-type="float" office:value="0.00000000138749">
            <text:p>1.38749E-009</text:p>
          </table:table-cell>
          <table:table-cell office:value-type="float" office:value="14285.1">
            <text:p>14285.1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388851">
            <text:p>0.0388851</text:p>
          </table:table-cell>
          <table:table-cell office:value-type="float" office:value="0.00000000203405">
            <text:p>0.000000002</text:p>
          </table:table-cell>
          <table:table-cell office:value-type="float" office:value="9744.05">
            <text:p>9744.05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500303">
            <text:p>0.0500303</text:p>
          </table:table-cell>
          <table:table-cell office:value-type="float" office:value="0.00000000298173">
            <text:p>0.000000003</text:p>
          </table:table-cell>
          <table:table-cell office:value-type="float" office:value="6646.79">
            <text:p>6646.79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611755">
            <text:p>0.0611755</text:p>
          </table:table-cell>
          <table:table-cell office:value-type="float" office:value="0.00000000437058">
            <text:p>4.37058E-009</text:p>
          </table:table-cell>
          <table:table-cell office:value-type="float" office:value="4534.3">
            <text:p>4534.3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723207">
            <text:p>0.0723207</text:p>
          </table:table-cell>
          <table:table-cell office:value-type="float" office:value="0.00000000640559">
            <text:p>6.40559E-009</text:p>
          </table:table-cell>
          <table:table-cell office:value-type="float" office:value="3093.47">
            <text:p>3093.47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83466">
            <text:p>0.083466</text:p>
          </table:table-cell>
          <table:table-cell office:value-type="float" office:value="0.00000000938649">
            <text:p>9.38649E-009</text:p>
          </table:table-cell>
          <table:table-cell office:value-type="float" office:value="2110.75">
            <text:p>2110.75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946112">
            <text:p>0.0946112</text:p>
          </table:table-cell>
          <table:table-cell office:value-type="float" office:value="0.0000000137511">
            <text:p>1.37511E-008</text:p>
          </table:table-cell>
          <table:table-cell office:value-type="float" office:value="1440.48">
            <text:p>1440.48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05756">
            <text:p>0.105756</text:p>
          </table:table-cell>
          <table:table-cell office:value-type="float" office:value="0.0000000201376">
            <text:p>2.01376E-008</text:p>
          </table:table-cell>
          <table:table-cell office:value-type="float" office:value="983.324">
            <text:p>983.324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16902">
            <text:p>0.116902</text:p>
          </table:table-cell>
          <table:table-cell office:value-type="float" office:value="0.0000000294742">
            <text:p>2.94742E-008</text:p>
          </table:table-cell>
          <table:table-cell office:value-type="float" office:value="671.518">
            <text:p>671.518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28047">
            <text:p>0.128047</text:p>
          </table:table-cell>
          <table:table-cell office:value-type="float" office:value="0.0000000431052">
            <text:p>4.31052E-008</text:p>
          </table:table-cell>
          <table:table-cell office:value-type="float" office:value="458.85">
            <text:p>458.85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39192">
            <text:p>0.139192</text:p>
          </table:table-cell>
          <table:table-cell office:value-type="float" office:value="0.0000000629669">
            <text:p>0.000000063</text:p>
          </table:table-cell>
          <table:table-cell office:value-type="float" office:value="313.799">
            <text:p>313.799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50337">
            <text:p>0.150337</text:p>
          </table:table-cell>
          <table:table-cell office:value-type="float" office:value="0.0000000918248">
            <text:p>9.18248E-008</text:p>
          </table:table-cell>
          <table:table-cell office:value-type="float" office:value="214.867">
            <text:p>214.867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61482">
            <text:p>0.161482</text:p>
          </table:table-cell>
          <table:table-cell office:value-type="float" office:value="0.00000013358">
            <text:p>1.3358E-007</text:p>
          </table:table-cell>
          <table:table-cell office:value-type="float" office:value="147.39">
            <text:p>147.39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72628">
            <text:p>0.172628</text:p>
          </table:table-cell>
          <table:table-cell office:value-type="float" office:value="0.000000193636">
            <text:p>1.93636E-007</text:p>
          </table:table-cell>
          <table:table-cell office:value-type="float" office:value="101.367">
            <text:p>101.367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83773">
            <text:p>0.183773</text:p>
          </table:table-cell>
          <table:table-cell office:value-type="float" office:value="0.000000279273">
            <text:p>2.79273E-007</text:p>
          </table:table-cell>
          <table:table-cell office:value-type="float" office:value="69.9768">
            <text:p>69.9768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94918">
            <text:p>0.194918</text:p>
          </table:table-cell>
          <table:table-cell office:value-type="float" office:value="0.0000003999">
            <text:p>3.999E-007</text:p>
          </table:table-cell>
          <table:table-cell office:value-type="float" office:value="48.5672">
            <text:p>48.5672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206063">
            <text:p>0.206063</text:p>
          </table:table-cell>
          <table:table-cell office:value-type="float" office:value="0.000000566913">
            <text:p>5.66913E-007</text:p>
          </table:table-cell>
          <table:table-cell office:value-type="float" office:value="33.9646">
            <text:p>33.9646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217208">
            <text:p>0.217208</text:p>
          </table:table-cell>
          <table:table-cell office:value-type="float" office:value="0.000000792719">
            <text:p>7.92719E-007</text:p>
          </table:table-cell>
          <table:table-cell office:value-type="float" office:value="24.005">
            <text:p>24.005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228354">
            <text:p>0.228354</text:p>
          </table:table-cell>
          <table:table-cell office:value-type="float" office:value="0.0000010884">
            <text:p>1.0884E-006</text:p>
          </table:table-cell>
          <table:table-cell office:value-type="float" office:value="17.212">
            <text:p>17.212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239499">
            <text:p>0.239499</text:p>
          </table:table-cell>
          <table:table-cell office:value-type="float" office:value="0.00000145977">
            <text:p>1.45977E-006</text:p>
          </table:table-cell>
          <table:table-cell office:value-type="float" office:value="12.5788">
            <text:p>12.5788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250644">
            <text:p>0.250644</text:p>
          </table:table-cell>
          <table:table-cell office:value-type="float" office:value="0.00000190254">
            <text:p>1.90254E-006</text:p>
          </table:table-cell>
          <table:table-cell office:value-type="float" office:value="9.41867">
            <text:p>9.41867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261789">
            <text:p>0.261789</text:p>
          </table:table-cell>
          <table:table-cell office:value-type="float" office:value="0.00000239878">
            <text:p>2.39878E-006</text:p>
          </table:table-cell>
          <table:table-cell office:value-type="float" office:value="7.26332">
            <text:p>7.26332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272934">
            <text:p>0.272934</text:p>
          </table:table-cell>
          <table:table-cell office:value-type="float" office:value="0.00000291788">
            <text:p>2.91788E-006</text:p>
          </table:table-cell>
          <table:table-cell office:value-type="float" office:value="5.79326">
            <text:p>5.79326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28408">
            <text:p>0.28408</text:p>
          </table:table-cell>
          <table:table-cell office:value-type="float" office:value="0.00000342312">
            <text:p>3.42312E-006</text:p>
          </table:table-cell>
          <table:table-cell office:value-type="float" office:value="4.79061">
            <text:p>4.79061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295225">
            <text:p>0.295225</text:p>
          </table:table-cell>
          <table:table-cell office:value-type="float" office:value="0.00000388152">
            <text:p>3.88152E-006</text:p>
          </table:table-cell>
          <table:table-cell office:value-type="float" office:value="4.10674">
            <text:p>4.10674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30637">
            <text:p>0.30637</text:p>
          </table:table-cell>
          <table:table-cell office:value-type="float" office:value="0.00000427168">
            <text:p>4.27168E-006</text:p>
          </table:table-cell>
          <table:table-cell office:value-type="float" office:value="3.64031">
            <text:p>3.64031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317515">
            <text:p>0.317515</text:p>
          </table:table-cell>
          <table:table-cell office:value-type="float" office:value="0.00000458609">
            <text:p>4.58609E-006</text:p>
          </table:table-cell>
          <table:table-cell office:value-type="float" office:value="3.32218">
            <text:p>3.32218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32866">
            <text:p>0.32866</text:p>
          </table:table-cell>
          <table:table-cell office:value-type="float" office:value="0.0000048285">
            <text:p>4.8285E-006</text:p>
          </table:table-cell>
          <table:table-cell office:value-type="float" office:value="3.1052">
            <text:p>3.1052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339806">
            <text:p>0.339806</text:p>
          </table:table-cell>
          <table:table-cell office:value-type="float" office:value="0.00000500907">
            <text:p>5.00907E-006</text:p>
          </table:table-cell>
          <table:table-cell office:value-type="float" office:value="2.9572">
            <text:p>2.9572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350951">
            <text:p>0.350951</text:p>
          </table:table-cell>
          <table:table-cell office:value-type="float" office:value="0.00000514019">
            <text:p>5.14019E-006</text:p>
          </table:table-cell>
          <table:table-cell office:value-type="float" office:value="2.85626">
            <text:p>2.85626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362096">
            <text:p>0.362096</text:p>
          </table:table-cell>
          <table:table-cell office:value-type="float" office:value="0.00000523362">
            <text:p>5.23362E-006</text:p>
          </table:table-cell>
          <table:table-cell office:value-type="float" office:value="2.78742">
            <text:p>2.78742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373241">
            <text:p>0.373241</text:p>
          </table:table-cell>
          <table:table-cell office:value-type="float" office:value="0.00000529932">
            <text:p>5.29932E-006</text:p>
          </table:table-cell>
          <table:table-cell office:value-type="float" office:value="2.74046">
            <text:p>2.74046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384386">
            <text:p>0.384386</text:p>
          </table:table-cell>
          <table:table-cell office:value-type="float" office:value="0.00000534509">
            <text:p>5.34509E-006</text:p>
          </table:table-cell>
          <table:table-cell office:value-type="float" office:value="2.70843">
            <text:p>2.70843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395532">
            <text:p>0.395532</text:p>
          </table:table-cell>
          <table:table-cell office:value-type="float" office:value="0.00000537676">
            <text:p>5.37676E-006</text:p>
          </table:table-cell>
          <table:table-cell office:value-type="float" office:value="2.68659">
            <text:p>2.68659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406677">
            <text:p>0.406677</text:p>
          </table:table-cell>
          <table:table-cell office:value-type="float" office:value="0.00000539858">
            <text:p>5.39858E-006</text:p>
          </table:table-cell>
          <table:table-cell office:value-type="float" office:value="2.67169">
            <text:p>2.67169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417822">
            <text:p>0.417822</text:p>
          </table:table-cell>
          <table:table-cell office:value-type="float" office:value="0.00000541356">
            <text:p>5.41356E-006</text:p>
          </table:table-cell>
          <table:table-cell office:value-type="float" office:value="2.66153">
            <text:p>2.66153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428967">
            <text:p>0.428967</text:p>
          </table:table-cell>
          <table:table-cell office:value-type="float" office:value="0.00000542383">
            <text:p>5.42383E-006</text:p>
          </table:table-cell>
          <table:table-cell office:value-type="float" office:value="2.6546">
            <text:p>2.6546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440112">
            <text:p>0.440112</text:p>
          </table:table-cell>
          <table:table-cell office:value-type="float" office:value="0.00000543085">
            <text:p>5.43085E-006</text:p>
          </table:table-cell>
          <table:table-cell office:value-type="float" office:value="2.64987">
            <text:p>2.64987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451258">
            <text:p>0.451258</text:p>
          </table:table-cell>
          <table:table-cell office:value-type="float" office:value="0.00000543565">
            <text:p>5.43565E-006</text:p>
          </table:table-cell>
          <table:table-cell office:value-type="float" office:value="2.64665">
            <text:p>2.64665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462403">
            <text:p>0.462403</text:p>
          </table:table-cell>
          <table:table-cell office:value-type="float" office:value="0.00000543893">
            <text:p>5.43893E-006</text:p>
          </table:table-cell>
          <table:table-cell office:value-type="float" office:value="2.64445">
            <text:p>2.64445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473548">
            <text:p>0.473548</text:p>
          </table:table-cell>
          <table:table-cell office:value-type="float" office:value="0.00000544117">
            <text:p>5.44117E-006</text:p>
          </table:table-cell>
          <table:table-cell office:value-type="float" office:value="2.64295">
            <text:p>2.64295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484693">
            <text:p>0.484693</text:p>
          </table:table-cell>
          <table:table-cell office:value-type="float" office:value="0.0000054427">
            <text:p>5.4427E-006</text:p>
          </table:table-cell>
          <table:table-cell office:value-type="float" office:value="2.64193">
            <text:p>2.64193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495838">
            <text:p>0.495838</text:p>
          </table:table-cell>
          <table:table-cell office:value-type="float" office:value="0.00000544375">
            <text:p>5.44375E-006</text:p>
          </table:table-cell>
          <table:table-cell office:value-type="float" office:value="2.64123">
            <text:p>2.64123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506984">
            <text:p>0.506984</text:p>
          </table:table-cell>
          <table:table-cell office:value-type="float" office:value="0.00000544446">
            <text:p>5.44446E-006</text:p>
          </table:table-cell>
          <table:table-cell office:value-type="float" office:value="2.64075">
            <text:p>2.64075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518129">
            <text:p>0.518129</text:p>
          </table:table-cell>
          <table:table-cell office:value-type="float" office:value="0.00000544494">
            <text:p>5.44494E-006</text:p>
          </table:table-cell>
          <table:table-cell office:value-type="float" office:value="2.64043">
            <text:p>2.64043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529274">
            <text:p>0.529274</text:p>
          </table:table-cell>
          <table:table-cell office:value-type="float" office:value="0.00000544527">
            <text:p>5.44527E-006</text:p>
          </table:table-cell>
          <table:table-cell office:value-type="float" office:value="2.64021">
            <text:p>2.64021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540419">
            <text:p>0.540419</text:p>
          </table:table-cell>
          <table:table-cell office:value-type="float" office:value="0.0000054455">
            <text:p>5.4455E-006</text:p>
          </table:table-cell>
          <table:table-cell office:value-type="float" office:value="2.64006">
            <text:p>2.64006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551564">
            <text:p>0.551564</text:p>
          </table:table-cell>
          <table:table-cell office:value-type="float" office:value="0.00000544565">
            <text:p>5.44565E-006</text:p>
          </table:table-cell>
          <table:table-cell office:value-type="float" office:value="2.63995">
            <text:p>2.63995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56271">
            <text:p>0.56271</text:p>
          </table:table-cell>
          <table:table-cell office:value-type="float" office:value="0.00000544576">
            <text:p>5.44576E-006</text:p>
          </table:table-cell>
          <table:table-cell office:value-type="float" office:value="2.63988">
            <text:p>2.63988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573855">
            <text:p>0.573855</text:p>
          </table:table-cell>
          <table:table-cell office:value-type="float" office:value="0.00000544583">
            <text:p>5.44583E-006</text:p>
          </table:table-cell>
          <table:table-cell office:value-type="float" office:value="2.63983">
            <text:p>2.63983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585">
            <text:p>0.585</text:p>
          </table:table-cell>
          <table:table-cell office:value-type="float" office:value="0.00000544588">
            <text:p>5.44588E-006</text:p>
          </table:table-cell>
          <table:table-cell office:value-type="float" office:value="2.6398">
            <text:p>2.6398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596145">
            <text:p>0.596145</text:p>
          </table:table-cell>
          <table:table-cell office:value-type="float" office:value="0.00000544591">
            <text:p>5.44591E-006</text:p>
          </table:table-cell>
          <table:table-cell office:value-type="float" office:value="2.63978">
            <text:p>2.63978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60729">
            <text:p>0.60729</text:p>
          </table:table-cell>
          <table:table-cell office:value-type="float" office:value="0.00000544593">
            <text:p>5.44593E-006</text:p>
          </table:table-cell>
          <table:table-cell office:value-type="float" office:value="2.63976">
            <text:p>2.63976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618436">
            <text:p>0.618436</text:p>
          </table:table-cell>
          <table:table-cell office:value-type="float" office:value="0.00000544595">
            <text:p>0.000005446</text:p>
          </table:table-cell>
          <table:table-cell office:value-type="float" office:value="2.63975">
            <text:p>2.63975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629581">
            <text:p>0.629581</text:p>
          </table:table-cell>
          <table:table-cell office:value-type="float" office:value="0.00000544596">
            <text:p>0.000005446</text:p>
          </table:table-cell>
          <table:table-cell office:value-type="float" office:value="2.63975">
            <text:p>2.63975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640726">
            <text:p>0.640726</text:p>
          </table:table-cell>
          <table:table-cell office:value-type="float" office:value="0.00000544597">
            <text:p>0.000005446</text:p>
          </table:table-cell>
          <table:table-cell office:value-type="float" office:value="2.63974">
            <text:p>2.63974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651871">
            <text:p>0.651871</text:p>
          </table:table-cell>
          <table:table-cell office:value-type="float" office:value="0.00000544597">
            <text:p>0.000005446</text:p>
          </table:table-cell>
          <table:table-cell office:value-type="float" office:value="2.63974">
            <text:p>2.63974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663016">
            <text:p>0.663016</text:p>
          </table:table-cell>
          <table:table-cell office:value-type="float" office:value="0.00000544597">
            <text:p>0.000005446</text:p>
          </table:table-cell>
          <table:table-cell office:value-type="float" office:value="2.63974">
            <text:p>2.63974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674162">
            <text:p>0.674162</text:p>
          </table:table-cell>
          <table:table-cell office:value-type="float" office:value="0.00000544597">
            <text:p>0.000005446</text:p>
          </table:table-cell>
          <table:table-cell office:value-type="float" office:value="2.63974">
            <text:p>2.63974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685307">
            <text:p>0.685307</text:p>
          </table:table-cell>
          <table:table-cell office:value-type="float" office:value="0.00000544597">
            <text:p>0.000005446</text:p>
          </table:table-cell>
          <table:table-cell office:value-type="float" office:value="2.63974">
            <text:p>2.63974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696452">
            <text:p>0.696452</text:p>
          </table:table-cell>
          <table:table-cell office:value-type="float" office:value="0.00000544597">
            <text:p>0.000005446</text:p>
          </table:table-cell>
          <table:table-cell office:value-type="float" office:value="2.63974">
            <text:p>2.63974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707597">
            <text:p>0.707597</text:p>
          </table:table-cell>
          <table:table-cell office:value-type="float" office:value="0.00000544596">
            <text:p>0.000005446</text:p>
          </table:table-cell>
          <table:table-cell office:value-type="float" office:value="2.63975">
            <text:p>2.63975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718742">
            <text:p>0.718742</text:p>
          </table:table-cell>
          <table:table-cell office:value-type="float" office:value="0.00000544595">
            <text:p>0.000005446</text:p>
          </table:table-cell>
          <table:table-cell office:value-type="float" office:value="2.63975">
            <text:p>2.63975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729888">
            <text:p>0.729888</text:p>
          </table:table-cell>
          <table:table-cell office:value-type="float" office:value="0.00000544593">
            <text:p>5.44593E-006</text:p>
          </table:table-cell>
          <table:table-cell office:value-type="float" office:value="2.63976">
            <text:p>2.63976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741033">
            <text:p>0.741033</text:p>
          </table:table-cell>
          <table:table-cell office:value-type="float" office:value="0.00000544591">
            <text:p>5.44591E-006</text:p>
          </table:table-cell>
          <table:table-cell office:value-type="float" office:value="2.63978">
            <text:p>2.63978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752178">
            <text:p>0.752178</text:p>
          </table:table-cell>
          <table:table-cell office:value-type="float" office:value="0.00000544588">
            <text:p>5.44588E-006</text:p>
          </table:table-cell>
          <table:table-cell office:value-type="float" office:value="2.6398">
            <text:p>2.6398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763323">
            <text:p>0.763323</text:p>
          </table:table-cell>
          <table:table-cell office:value-type="float" office:value="0.00000544583">
            <text:p>5.44583E-006</text:p>
          </table:table-cell>
          <table:table-cell office:value-type="float" office:value="2.63984">
            <text:p>2.63984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774468">
            <text:p>0.774468</text:p>
          </table:table-cell>
          <table:table-cell office:value-type="float" office:value="0.00000544575">
            <text:p>5.44575E-006</text:p>
          </table:table-cell>
          <table:table-cell office:value-type="float" office:value="2.63989">
            <text:p>2.63989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785614">
            <text:p>0.785614</text:p>
          </table:table-cell>
          <table:table-cell office:value-type="float" office:value="0.00000544565">
            <text:p>5.44565E-006</text:p>
          </table:table-cell>
          <table:table-cell office:value-type="float" office:value="2.63996">
            <text:p>2.63996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796759">
            <text:p>0.796759</text:p>
          </table:table-cell>
          <table:table-cell office:value-type="float" office:value="0.00000544549">
            <text:p>5.44549E-006</text:p>
          </table:table-cell>
          <table:table-cell office:value-type="float" office:value="2.64006">
            <text:p>2.64006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807904">
            <text:p>0.807904</text:p>
          </table:table-cell>
          <table:table-cell office:value-type="float" office:value="0.00000544526">
            <text:p>5.44526E-006</text:p>
          </table:table-cell>
          <table:table-cell office:value-type="float" office:value="2.64022">
            <text:p>2.64022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819049">
            <text:p>0.819049</text:p>
          </table:table-cell>
          <table:table-cell office:value-type="float" office:value="0.00000544492">
            <text:p>5.44492E-006</text:p>
          </table:table-cell>
          <table:table-cell office:value-type="float" office:value="2.64044">
            <text:p>2.64044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830194">
            <text:p>0.830194</text:p>
          </table:table-cell>
          <table:table-cell office:value-type="float" office:value="0.00000544442">
            <text:p>5.44442E-006</text:p>
          </table:table-cell>
          <table:table-cell office:value-type="float" office:value="2.64078">
            <text:p>2.64078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84134">
            <text:p>0.84134</text:p>
          </table:table-cell>
          <table:table-cell office:value-type="float" office:value="0.00000544369">
            <text:p>5.44369E-006</text:p>
          </table:table-cell>
          <table:table-cell office:value-type="float" office:value="2.64126">
            <text:p>2.64126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852485">
            <text:p>0.852485</text:p>
          </table:table-cell>
          <table:table-cell office:value-type="float" office:value="0.00000544263">
            <text:p>5.44263E-006</text:p>
          </table:table-cell>
          <table:table-cell office:value-type="float" office:value="2.64198">
            <text:p>2.64198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86363">
            <text:p>0.86363</text:p>
          </table:table-cell>
          <table:table-cell office:value-type="float" office:value="0.00000544106">
            <text:p>5.44106E-006</text:p>
          </table:table-cell>
          <table:table-cell office:value-type="float" office:value="2.64302">
            <text:p>2.64302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874775">
            <text:p>0.874775</text:p>
          </table:table-cell>
          <table:table-cell office:value-type="float" office:value="0.00000543876">
            <text:p>5.43876E-006</text:p>
          </table:table-cell>
          <table:table-cell office:value-type="float" office:value="2.64456">
            <text:p>2.64456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88592">
            <text:p>0.88592</text:p>
          </table:table-cell>
          <table:table-cell office:value-type="float" office:value="0.0000054354">
            <text:p>5.4354E-006</text:p>
          </table:table-cell>
          <table:table-cell office:value-type="float" office:value="2.64682">
            <text:p>2.64682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897066">
            <text:p>0.897066</text:p>
          </table:table-cell>
          <table:table-cell office:value-type="float" office:value="0.00000543045">
            <text:p>5.43045E-006</text:p>
          </table:table-cell>
          <table:table-cell office:value-type="float" office:value="2.65014">
            <text:p>2.65014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908211">
            <text:p>0.908211</text:p>
          </table:table-cell>
          <table:table-cell office:value-type="float" office:value="0.0000054232">
            <text:p>5.4232E-006</text:p>
          </table:table-cell>
          <table:table-cell office:value-type="float" office:value="2.65502">
            <text:p>2.65502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919356">
            <text:p>0.919356</text:p>
          </table:table-cell>
          <table:table-cell office:value-type="float" office:value="0.00000541256">
            <text:p>5.41256E-006</text:p>
          </table:table-cell>
          <table:table-cell office:value-type="float" office:value="2.66221">
            <text:p>2.66221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930501">
            <text:p>0.930501</text:p>
          </table:table-cell>
          <table:table-cell office:value-type="float" office:value="0.00000539693">
            <text:p>5.39693E-006</text:p>
          </table:table-cell>
          <table:table-cell office:value-type="float" office:value="2.67282">
            <text:p>2.67282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941646">
            <text:p>0.941646</text:p>
          </table:table-cell>
          <table:table-cell office:value-type="float" office:value="0.00000537394">
            <text:p>5.37394E-006</text:p>
          </table:table-cell>
          <table:table-cell office:value-type="float" office:value="2.68852">
            <text:p>2.68852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952792">
            <text:p>0.952792</text:p>
          </table:table-cell>
          <table:table-cell office:value-type="float" office:value="0.00000534011">
            <text:p>5.34011E-006</text:p>
          </table:table-cell>
          <table:table-cell office:value-type="float" office:value="2.71189">
            <text:p>2.71189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963937">
            <text:p>0.963937</text:p>
          </table:table-cell>
          <table:table-cell office:value-type="float" office:value="0.00000529023">
            <text:p>5.29023E-006</text:p>
          </table:table-cell>
          <table:table-cell office:value-type="float" office:value="2.74689">
            <text:p>2.74689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975082">
            <text:p>0.975082</text:p>
          </table:table-cell>
          <table:table-cell office:value-type="float" office:value="0.00000521646">
            <text:p>5.21646E-006</text:p>
          </table:table-cell>
          <table:table-cell office:value-type="float" office:value="2.79988">
            <text:p>2.79988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986227">
            <text:p>0.986227</text:p>
          </table:table-cell>
          <table:table-cell office:value-type="float" office:value="0.00000510694">
            <text:p>5.10694E-006</text:p>
          </table:table-cell>
          <table:table-cell office:value-type="float" office:value="2.88137">
            <text:p>2.88137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997372">
            <text:p>0.997372</text:p>
          </table:table-cell>
          <table:table-cell office:value-type="float" office:value="0.00000494336">
            <text:p>4.94336E-006</text:p>
          </table:table-cell>
          <table:table-cell office:value-type="float" office:value="3.00981">
            <text:p>3.00981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00852">
            <text:p>1.00852</text:p>
          </table:table-cell>
          <table:table-cell office:value-type="float" office:value="0.00000469684">
            <text:p>4.69684E-006</text:p>
          </table:table-cell>
          <table:table-cell office:value-type="float" office:value="3.22026">
            <text:p>3.22026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01966">
            <text:p>1.01966</text:p>
          </table:table-cell>
          <table:table-cell office:value-type="float" office:value="0.00000432028">
            <text:p>4.32028E-006</text:p>
          </table:table-cell>
          <table:table-cell office:value-type="float" office:value="3.58811">
            <text:p>3.58811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03081">
            <text:p>1.03081</text:p>
          </table:table-cell>
          <table:table-cell office:value-type="float" office:value="0.00000373299">
            <text:p>0.000003733</text:p>
          </table:table-cell>
          <table:table-cell office:value-type="float" office:value="4.30994">
            <text:p>4.30994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04195">
            <text:p>1.04195</text:p>
          </table:table-cell>
          <table:table-cell office:value-type="float" office:value="0.00000278674">
            <text:p>2.78674E-006</text:p>
          </table:table-cell>
          <table:table-cell office:value-type="float" office:value="6.11295">
            <text:p>6.11295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0531">
            <text:p>1.0531</text:p>
          </table:table-cell>
          <table:table-cell office:value-type="float" office:value="0.00000117917">
            <text:p>1.17917E-006</text:p>
          </table:table-cell>
          <table:table-cell office:value-type="float" office:value="15.8101">
            <text:p>15.8101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06424">
            <text:p>1.06424</text:p>
          </table:table-cell>
          <table:table-cell office:value-type="float" office:value="-0.0000018144">
            <text:p>-1.8144E-006</text:p>
          </table:table-cell>
          <table:table-cell office:value-type="float" office:value="-11.9248">
            <text:p>-11.9248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07539">
            <text:p>1.07539</text:p>
          </table:table-cell>
          <table:table-cell office:value-type="float" office:value="-0.00000847673">
            <text:p>-8.47673E-006</text:p>
          </table:table-cell>
          <table:table-cell office:value-type="float" office:value="-3.33839">
            <text:p>-3.33839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08653">
            <text:p>1.08653</text:p>
          </table:table-cell>
          <table:table-cell office:value-type="float" office:value="-0.0000317677">
            <text:p>-3.17677E-005</text:p>
          </table:table-cell>
          <table:table-cell office:value-type="float" office:value="-1.62396">
            <text:p>-1.62396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09768">
            <text:p>1.09768</text:p>
          </table:table-cell>
          <table:table-cell office:value-type="float" office:value="0.000269393">
            <text:p>0.000269393</text:p>
          </table:table-cell>
          <table:table-cell office:value-type="float" office:value="-0.92642">
            <text:p>-0.92642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10882">
            <text:p>1.10882</text:p>
          </table:table-cell>
          <table:table-cell office:value-type="float" office:value="0.0000459307">
            <text:p>4.59307E-005</text:p>
          </table:table-cell>
          <table:table-cell office:value-type="float" office:value="-0.568438">
            <text:p>-0.568438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11997">
            <text:p>1.11997</text:p>
          </table:table-cell>
          <table:table-cell office:value-type="float" office:value="0.0000311108">
            <text:p>3.11108E-005</text:p>
          </table:table-cell>
          <table:table-cell office:value-type="float" office:value="-0.362861">
            <text:p>-0.362861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13111">
            <text:p>1.13111</text:p>
          </table:table-cell>
          <table:table-cell office:value-type="float" office:value="0.0000259832">
            <text:p>2.59832E-005</text:p>
          </table:table-cell>
          <table:table-cell office:value-type="float" office:value="-0.237127">
            <text:p>-0.237127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14226">
            <text:p>1.14226</text:p>
          </table:table-cell>
          <table:table-cell office:value-type="float" office:value="0.0000235203">
            <text:p>2.35203E-005</text:p>
          </table:table-cell>
          <table:table-cell office:value-type="float" office:value="-0.157242">
            <text:p>-0.157242</text:p>
          </table:table-cell>
          <table:table-cell office:value-type="float" office:value="0.0000258311">
            <text:p>2.5831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263938">
            <text:p>0.0263938</text:p>
          </table:table-cell>
          <table:table-cell office:value-type="float" office:value="0.00000000145468">
            <text:p>1.45468E-009</text:p>
          </table:table-cell>
          <table:table-cell office:value-type="float" office:value="12215.9">
            <text:p>12215.9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375659">
            <text:p>0.0375659</text:p>
          </table:table-cell>
          <table:table-cell office:value-type="float" office:value="0.0000000021596">
            <text:p>2.1596E-009</text:p>
          </table:table-cell>
          <table:table-cell office:value-type="float" office:value="8228.18">
            <text:p>8228.18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48738">
            <text:p>0.048738</text:p>
          </table:table-cell>
          <table:table-cell office:value-type="float" office:value="0.00000000320591">
            <text:p>3.20591E-009</text:p>
          </table:table-cell>
          <table:table-cell office:value-type="float" office:value="5542.43">
            <text:p>5542.43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599102">
            <text:p>0.0599102</text:p>
          </table:table-cell>
          <table:table-cell office:value-type="float" office:value="0.00000000475871">
            <text:p>4.75871E-009</text:p>
          </table:table-cell>
          <table:table-cell office:value-type="float" office:value="3733.57">
            <text:p>3733.57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710823">
            <text:p>0.0710823</text:p>
          </table:table-cell>
          <table:table-cell office:value-type="float" office:value="0.00000000706262">
            <text:p>7.06262E-009</text:p>
          </table:table-cell>
          <table:table-cell office:value-type="float" office:value="2515.31">
            <text:p>2515.31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822544">
            <text:p>0.0822544</text:p>
          </table:table-cell>
          <table:table-cell office:value-type="float" office:value="0.0000000104798">
            <text:p>1.04798E-008</text:p>
          </table:table-cell>
          <table:table-cell office:value-type="float" office:value="1694.81">
            <text:p>1694.81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934265">
            <text:p>0.0934265</text:p>
          </table:table-cell>
          <table:table-cell office:value-type="float" office:value="0.0000000155456">
            <text:p>1.55456E-008</text:p>
          </table:table-cell>
          <table:table-cell office:value-type="float" office:value="1142.2">
            <text:p>1142.2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04599">
            <text:p>0.104599</text:p>
          </table:table-cell>
          <table:table-cell office:value-type="float" office:value="0.0000000230496">
            <text:p>0.000000023</text:p>
          </table:table-cell>
          <table:table-cell office:value-type="float" office:value="770.02">
            <text:p>770.02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15771">
            <text:p>0.115771</text:p>
          </table:table-cell>
          <table:table-cell office:value-type="float" office:value="0.000000034153">
            <text:p>3.4153E-008</text:p>
          </table:table-cell>
          <table:table-cell office:value-type="float" office:value="519.356">
            <text:p>519.356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26943">
            <text:p>0.126943</text:p>
          </table:table-cell>
          <table:table-cell office:value-type="float" office:value="0.0000000505549">
            <text:p>5.05549E-008</text:p>
          </table:table-cell>
          <table:table-cell office:value-type="float" office:value="350.533">
            <text:p>350.533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38115">
            <text:p>0.138115</text:p>
          </table:table-cell>
          <table:table-cell office:value-type="float" office:value="0.000000074724">
            <text:p>7.4724E-008</text:p>
          </table:table-cell>
          <table:table-cell office:value-type="float" office:value="236.832">
            <text:p>236.832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49287">
            <text:p>0.149287</text:p>
          </table:table-cell>
          <table:table-cell office:value-type="float" office:value="0.00000011021">
            <text:p>1.1021E-007</text:p>
          </table:table-cell>
          <table:table-cell office:value-type="float" office:value="160.254">
            <text:p>160.254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60459">
            <text:p>0.160459</text:p>
          </table:table-cell>
          <table:table-cell office:value-type="float" office:value="0.000000162035">
            <text:p>0.000000162</text:p>
          </table:table-cell>
          <table:table-cell office:value-type="float" office:value="108.678">
            <text:p>108.678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71631">
            <text:p>0.171631</text:p>
          </table:table-cell>
          <table:table-cell office:value-type="float" office:value="0.000000237139">
            <text:p>2.37139E-007</text:p>
          </table:table-cell>
          <table:table-cell office:value-type="float" office:value="73.9421">
            <text:p>73.9421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82804">
            <text:p>0.182804</text:p>
          </table:table-cell>
          <table:table-cell office:value-type="float" office:value="0.000000344765">
            <text:p>3.44765E-007</text:p>
          </table:table-cell>
          <table:table-cell office:value-type="float" office:value="50.5474">
            <text:p>50.5474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93976">
            <text:p>0.193976</text:p>
          </table:table-cell>
          <table:table-cell office:value-type="float" office:value="0.000000496541">
            <text:p>4.96541E-007</text:p>
          </table:table-cell>
          <table:table-cell office:value-type="float" office:value="34.7911">
            <text:p>34.7911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205148">
            <text:p>0.205148</text:p>
          </table:table-cell>
          <table:table-cell office:value-type="float" office:value="0.000000705811">
            <text:p>7.05811E-007</text:p>
          </table:table-cell>
          <table:table-cell office:value-type="float" office:value="24.1792">
            <text:p>24.1792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21632">
            <text:p>0.21632</text:p>
          </table:table-cell>
          <table:table-cell office:value-type="float" office:value="0.000000985564">
            <text:p>9.85564E-007</text:p>
          </table:table-cell>
          <table:table-cell office:value-type="float" office:value="17.032">
            <text:p>17.032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227492">
            <text:p>0.227492</text:p>
          </table:table-cell>
          <table:table-cell office:value-type="float" office:value="0.00000134446">
            <text:p>1.34446E-006</text:p>
          </table:table-cell>
          <table:table-cell office:value-type="float" office:value="12.2185">
            <text:p>12.2185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238664">
            <text:p>0.238664</text:p>
          </table:table-cell>
          <table:table-cell office:value-type="float" office:value="0.00000178136">
            <text:p>1.78136E-006</text:p>
          </table:table-cell>
          <table:table-cell office:value-type="float" office:value="8.97652">
            <text:p>8.97652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249836">
            <text:p>0.249836</text:p>
          </table:table-cell>
          <table:table-cell office:value-type="float" office:value="0.00000228046">
            <text:p>2.28046E-006</text:p>
          </table:table-cell>
          <table:table-cell office:value-type="float" office:value="6.79306">
            <text:p>6.79306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261008">
            <text:p>0.261008</text:p>
          </table:table-cell>
          <table:table-cell office:value-type="float" office:value="0.00000281087">
            <text:p>2.81087E-006</text:p>
          </table:table-cell>
          <table:table-cell office:value-type="float" office:value="5.32251">
            <text:p>5.32251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272181">
            <text:p>0.272181</text:p>
          </table:table-cell>
          <table:table-cell office:value-type="float" office:value="0.00000333298">
            <text:p>0.000003333</text:p>
          </table:table-cell>
          <table:table-cell office:value-type="float" office:value="4.33209">
            <text:p>4.33209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283353">
            <text:p>0.283353</text:p>
          </table:table-cell>
          <table:table-cell office:value-type="float" office:value="0.00000380956">
            <text:p>3.80956E-006</text:p>
          </table:table-cell>
          <table:table-cell office:value-type="float" office:value="3.66504">
            <text:p>3.66504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294525">
            <text:p>0.294525</text:p>
          </table:table-cell>
          <table:table-cell office:value-type="float" office:value="0.00000421552">
            <text:p>4.21552E-006</text:p>
          </table:table-cell>
          <table:table-cell office:value-type="float" office:value="3.21578">
            <text:p>3.21578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305697">
            <text:p>0.305697</text:p>
          </table:table-cell>
          <table:table-cell office:value-type="float" office:value="0.00000454147">
            <text:p>4.54147E-006</text:p>
          </table:table-cell>
          <table:table-cell office:value-type="float" office:value="2.91321">
            <text:p>2.91321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316869">
            <text:p>0.316869</text:p>
          </table:table-cell>
          <table:table-cell office:value-type="float" office:value="0.00000479097">
            <text:p>0.000004791</text:p>
          </table:table-cell>
          <table:table-cell office:value-type="float" office:value="2.70942">
            <text:p>2.70942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328041">
            <text:p>0.328041</text:p>
          </table:table-cell>
          <table:table-cell office:value-type="float" office:value="0.00000497504">
            <text:p>0.000004975</text:p>
          </table:table-cell>
          <table:table-cell office:value-type="float" office:value="2.57218">
            <text:p>2.57218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339213">
            <text:p>0.339213</text:p>
          </table:table-cell>
          <table:table-cell office:value-type="float" office:value="0.0000051072">
            <text:p>5.1072E-006</text:p>
          </table:table-cell>
          <table:table-cell office:value-type="float" office:value="2.47974">
            <text:p>2.47974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350385">
            <text:p>0.350385</text:p>
          </table:table-cell>
          <table:table-cell office:value-type="float" office:value="0.00000520024">
            <text:p>5.20024E-006</text:p>
          </table:table-cell>
          <table:table-cell office:value-type="float" office:value="2.41748">
            <text:p>2.41748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361558">
            <text:p>0.361558</text:p>
          </table:table-cell>
          <table:table-cell office:value-type="float" office:value="0.00000526484">
            <text:p>5.26484E-006</text:p>
          </table:table-cell>
          <table:table-cell office:value-type="float" office:value="2.37555">
            <text:p>2.37555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37273">
            <text:p>0.37273</text:p>
          </table:table-cell>
          <table:table-cell office:value-type="float" office:value="0.00000530925">
            <text:p>5.30925E-006</text:p>
          </table:table-cell>
          <table:table-cell office:value-type="float" office:value="2.34731">
            <text:p>2.34731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383902">
            <text:p>0.383902</text:p>
          </table:table-cell>
          <table:table-cell office:value-type="float" office:value="0.00000533959">
            <text:p>5.33959E-006</text:p>
          </table:table-cell>
          <table:table-cell office:value-type="float" office:value="2.32829">
            <text:p>2.32829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395074">
            <text:p>0.395074</text:p>
          </table:table-cell>
          <table:table-cell office:value-type="float" office:value="0.00000536022">
            <text:p>5.36022E-006</text:p>
          </table:table-cell>
          <table:table-cell office:value-type="float" office:value="2.31548">
            <text:p>2.31548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406246">
            <text:p>0.406246</text:p>
          </table:table-cell>
          <table:table-cell office:value-type="float" office:value="0.00000537421">
            <text:p>5.37421E-006</text:p>
          </table:table-cell>
          <table:table-cell office:value-type="float" office:value="2.30686">
            <text:p>2.30686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417418">
            <text:p>0.417418</text:p>
          </table:table-cell>
          <table:table-cell office:value-type="float" office:value="0.00000538367">
            <text:p>5.38367E-006</text:p>
          </table:table-cell>
          <table:table-cell office:value-type="float" office:value="2.30105">
            <text:p>2.30105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42859">
            <text:p>0.42859</text:p>
          </table:table-cell>
          <table:table-cell office:value-type="float" office:value="0.00000539006">
            <text:p>5.39006E-006</text:p>
          </table:table-cell>
          <table:table-cell office:value-type="float" office:value="2.29713">
            <text:p>2.29713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439762">
            <text:p>0.439762</text:p>
          </table:table-cell>
          <table:table-cell office:value-type="float" office:value="0.00000539437">
            <text:p>5.39437E-006</text:p>
          </table:table-cell>
          <table:table-cell office:value-type="float" office:value="2.2945">
            <text:p>2.2945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450935">
            <text:p>0.450935</text:p>
          </table:table-cell>
          <table:table-cell office:value-type="float" office:value="0.00000539728">
            <text:p>5.39728E-006</text:p>
          </table:table-cell>
          <table:table-cell office:value-type="float" office:value="2.29272">
            <text:p>2.29272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462107">
            <text:p>0.462107</text:p>
          </table:table-cell>
          <table:table-cell office:value-type="float" office:value="0.00000539924">
            <text:p>5.39924E-006</text:p>
          </table:table-cell>
          <table:table-cell office:value-type="float" office:value="2.29153">
            <text:p>2.29153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473279">
            <text:p>0.473279</text:p>
          </table:table-cell>
          <table:table-cell office:value-type="float" office:value="0.00000540056">
            <text:p>5.40056E-006</text:p>
          </table:table-cell>
          <table:table-cell office:value-type="float" office:value="2.29072">
            <text:p>2.29072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484451">
            <text:p>0.484451</text:p>
          </table:table-cell>
          <table:table-cell office:value-type="float" office:value="0.00000540145">
            <text:p>5.40145E-006</text:p>
          </table:table-cell>
          <table:table-cell office:value-type="float" office:value="2.29018">
            <text:p>2.29018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495623">
            <text:p>0.495623</text:p>
          </table:table-cell>
          <table:table-cell office:value-type="float" office:value="0.00000540205">
            <text:p>5.40205E-006</text:p>
          </table:table-cell>
          <table:table-cell office:value-type="float" office:value="2.28981">
            <text:p>2.28981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506795">
            <text:p>0.506795</text:p>
          </table:table-cell>
          <table:table-cell office:value-type="float" office:value="0.00000540245">
            <text:p>5.40245E-006</text:p>
          </table:table-cell>
          <table:table-cell office:value-type="float" office:value="2.28957">
            <text:p>2.28957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517967">
            <text:p>0.517967</text:p>
          </table:table-cell>
          <table:table-cell office:value-type="float" office:value="0.00000540272">
            <text:p>5.40272E-006</text:p>
          </table:table-cell>
          <table:table-cell office:value-type="float" office:value="2.2894">
            <text:p>2.2894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529139">
            <text:p>0.529139</text:p>
          </table:table-cell>
          <table:table-cell office:value-type="float" office:value="0.00000540291">
            <text:p>5.40291E-006</text:p>
          </table:table-cell>
          <table:table-cell office:value-type="float" office:value="2.28929">
            <text:p>2.28929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540312">
            <text:p>0.540312</text:p>
          </table:table-cell>
          <table:table-cell office:value-type="float" office:value="0.00000540303">
            <text:p>0.000005403</text:p>
          </table:table-cell>
          <table:table-cell office:value-type="float" office:value="2.28922">
            <text:p>2.28922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551484">
            <text:p>0.551484</text:p>
          </table:table-cell>
          <table:table-cell office:value-type="float" office:value="0.00000540311">
            <text:p>5.40311E-006</text:p>
          </table:table-cell>
          <table:table-cell office:value-type="float" office:value="2.28917">
            <text:p>2.28917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562656">
            <text:p>0.562656</text:p>
          </table:table-cell>
          <table:table-cell office:value-type="float" office:value="0.00000540317">
            <text:p>5.40317E-006</text:p>
          </table:table-cell>
          <table:table-cell office:value-type="float" office:value="2.28913">
            <text:p>2.28913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573828">
            <text:p>0.573828</text:p>
          </table:table-cell>
          <table:table-cell office:value-type="float" office:value="0.00000540321">
            <text:p>5.40321E-006</text:p>
          </table:table-cell>
          <table:table-cell office:value-type="float" office:value="2.28911">
            <text:p>2.28911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585">
            <text:p>0.585</text:p>
          </table:table-cell>
          <table:table-cell office:value-type="float" office:value="0.00000540323">
            <text:p>5.40323E-006</text:p>
          </table:table-cell>
          <table:table-cell office:value-type="float" office:value="2.28909">
            <text:p>2.28909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596172">
            <text:p>0.596172</text:p>
          </table:table-cell>
          <table:table-cell office:value-type="float" office:value="0.00000540325">
            <text:p>5.40325E-006</text:p>
          </table:table-cell>
          <table:table-cell office:value-type="float" office:value="2.28908">
            <text:p>2.28908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607344">
            <text:p>0.607344</text:p>
          </table:table-cell>
          <table:table-cell office:value-type="float" office:value="0.00000540326">
            <text:p>5.40326E-006</text:p>
          </table:table-cell>
          <table:table-cell office:value-type="float" office:value="2.28908">
            <text:p>2.28908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618516">
            <text:p>0.618516</text:p>
          </table:table-cell>
          <table:table-cell office:value-type="float" office:value="0.00000540327">
            <text:p>5.40327E-006</text:p>
          </table:table-cell>
          <table:table-cell office:value-type="float" office:value="2.28907">
            <text:p>2.28907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629688">
            <text:p>0.629688</text:p>
          </table:table-cell>
          <table:table-cell office:value-type="float" office:value="0.00000540327">
            <text:p>5.40327E-006</text:p>
          </table:table-cell>
          <table:table-cell office:value-type="float" office:value="2.28907">
            <text:p>2.28907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640861">
            <text:p>0.640861</text:p>
          </table:table-cell>
          <table:table-cell office:value-type="float" office:value="0.00000540328">
            <text:p>5.40328E-006</text:p>
          </table:table-cell>
          <table:table-cell office:value-type="float" office:value="2.28907">
            <text:p>2.28907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652033">
            <text:p>0.652033</text:p>
          </table:table-cell>
          <table:table-cell office:value-type="float" office:value="0.00000540328">
            <text:p>5.40328E-006</text:p>
          </table:table-cell>
          <table:table-cell office:value-type="float" office:value="2.28907">
            <text:p>2.28907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663205">
            <text:p>0.663205</text:p>
          </table:table-cell>
          <table:table-cell office:value-type="float" office:value="0.00000540328">
            <text:p>5.40328E-006</text:p>
          </table:table-cell>
          <table:table-cell office:value-type="float" office:value="2.28906">
            <text:p>2.28906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674377">
            <text:p>0.674377</text:p>
          </table:table-cell>
          <table:table-cell office:value-type="float" office:value="0.00000540328">
            <text:p>5.40328E-006</text:p>
          </table:table-cell>
          <table:table-cell office:value-type="float" office:value="2.28906">
            <text:p>2.28906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685549">
            <text:p>0.685549</text:p>
          </table:table-cell>
          <table:table-cell office:value-type="float" office:value="0.00000540328">
            <text:p>5.40328E-006</text:p>
          </table:table-cell>
          <table:table-cell office:value-type="float" office:value="2.28907">
            <text:p>2.28907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696721">
            <text:p>0.696721</text:p>
          </table:table-cell>
          <table:table-cell office:value-type="float" office:value="0.00000540328">
            <text:p>5.40328E-006</text:p>
          </table:table-cell>
          <table:table-cell office:value-type="float" office:value="2.28907">
            <text:p>2.28907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707893">
            <text:p>0.707893</text:p>
          </table:table-cell>
          <table:table-cell office:value-type="float" office:value="0.00000540327">
            <text:p>5.40327E-006</text:p>
          </table:table-cell>
          <table:table-cell office:value-type="float" office:value="2.28907">
            <text:p>2.28907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719065">
            <text:p>0.719065</text:p>
          </table:table-cell>
          <table:table-cell office:value-type="float" office:value="0.00000540327">
            <text:p>5.40327E-006</text:p>
          </table:table-cell>
          <table:table-cell office:value-type="float" office:value="2.28907">
            <text:p>2.28907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730238">
            <text:p>0.730238</text:p>
          </table:table-cell>
          <table:table-cell office:value-type="float" office:value="0.00000540326">
            <text:p>5.40326E-006</text:p>
          </table:table-cell>
          <table:table-cell office:value-type="float" office:value="2.28908">
            <text:p>2.28908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74141">
            <text:p>0.74141</text:p>
          </table:table-cell>
          <table:table-cell office:value-type="float" office:value="0.00000540325">
            <text:p>5.40325E-006</text:p>
          </table:table-cell>
          <table:table-cell office:value-type="float" office:value="2.28908">
            <text:p>2.28908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752582">
            <text:p>0.752582</text:p>
          </table:table-cell>
          <table:table-cell office:value-type="float" office:value="0.00000540323">
            <text:p>5.40323E-006</text:p>
          </table:table-cell>
          <table:table-cell office:value-type="float" office:value="2.2891">
            <text:p>2.2891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763754">
            <text:p>0.763754</text:p>
          </table:table-cell>
          <table:table-cell office:value-type="float" office:value="0.0000054032">
            <text:p>5.4032E-006</text:p>
          </table:table-cell>
          <table:table-cell office:value-type="float" office:value="2.28911">
            <text:p>2.28911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774926">
            <text:p>0.774926</text:p>
          </table:table-cell>
          <table:table-cell office:value-type="float" office:value="0.00000540316">
            <text:p>5.40316E-006</text:p>
          </table:table-cell>
          <table:table-cell office:value-type="float" office:value="2.28914">
            <text:p>2.28914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786098">
            <text:p>0.786098</text:p>
          </table:table-cell>
          <table:table-cell office:value-type="float" office:value="0.0000054031">
            <text:p>5.4031E-006</text:p>
          </table:table-cell>
          <table:table-cell office:value-type="float" office:value="2.28917">
            <text:p>2.28917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79727">
            <text:p>0.79727</text:p>
          </table:table-cell>
          <table:table-cell office:value-type="float" office:value="0.00000540301">
            <text:p>0.000005403</text:p>
          </table:table-cell>
          <table:table-cell office:value-type="float" office:value="2.28923">
            <text:p>2.28923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808442">
            <text:p>0.808442</text:p>
          </table:table-cell>
          <table:table-cell office:value-type="float" office:value="0.00000540288">
            <text:p>5.40288E-006</text:p>
          </table:table-cell>
          <table:table-cell office:value-type="float" office:value="2.28931">
            <text:p>2.28931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819615">
            <text:p>0.819615</text:p>
          </table:table-cell>
          <table:table-cell office:value-type="float" office:value="0.00000540268">
            <text:p>5.40268E-006</text:p>
          </table:table-cell>
          <table:table-cell office:value-type="float" office:value="2.28943">
            <text:p>2.28943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830787">
            <text:p>0.830787</text:p>
          </table:table-cell>
          <table:table-cell office:value-type="float" office:value="0.00000540238">
            <text:p>5.40238E-006</text:p>
          </table:table-cell>
          <table:table-cell office:value-type="float" office:value="2.28961">
            <text:p>2.28961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841959">
            <text:p>0.841959</text:p>
          </table:table-cell>
          <table:table-cell office:value-type="float" office:value="0.00000540195">
            <text:p>0.000005402</text:p>
          </table:table-cell>
          <table:table-cell office:value-type="float" office:value="2.28988">
            <text:p>2.28988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853131">
            <text:p>0.853131</text:p>
          </table:table-cell>
          <table:table-cell office:value-type="float" office:value="0.0000054013">
            <text:p>5.4013E-006</text:p>
          </table:table-cell>
          <table:table-cell office:value-type="float" office:value="2.29027">
            <text:p>2.29027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864303">
            <text:p>0.864303</text:p>
          </table:table-cell>
          <table:table-cell office:value-type="float" office:value="0.00000540034">
            <text:p>5.40034E-006</text:p>
          </table:table-cell>
          <table:table-cell office:value-type="float" office:value="2.29086">
            <text:p>2.29086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875475">
            <text:p>0.875475</text:p>
          </table:table-cell>
          <table:table-cell office:value-type="float" office:value="0.00000539891">
            <text:p>5.39891E-006</text:p>
          </table:table-cell>
          <table:table-cell office:value-type="float" office:value="2.29173">
            <text:p>2.29173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886647">
            <text:p>0.886647</text:p>
          </table:table-cell>
          <table:table-cell office:value-type="float" office:value="0.00000539679">
            <text:p>5.39679E-006</text:p>
          </table:table-cell>
          <table:table-cell office:value-type="float" office:value="2.29302">
            <text:p>2.29302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897819">
            <text:p>0.897819</text:p>
          </table:table-cell>
          <table:table-cell office:value-type="float" office:value="0.00000539363">
            <text:p>5.39363E-006</text:p>
          </table:table-cell>
          <table:table-cell office:value-type="float" office:value="2.29495">
            <text:p>2.29495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908992">
            <text:p>0.908992</text:p>
          </table:table-cell>
          <table:table-cell office:value-type="float" office:value="0.00000538895">
            <text:p>0.000005389</text:p>
          </table:table-cell>
          <table:table-cell office:value-type="float" office:value="2.29781">
            <text:p>2.29781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920164">
            <text:p>0.920164</text:p>
          </table:table-cell>
          <table:table-cell office:value-type="float" office:value="0.00000538199">
            <text:p>0.000005382</text:p>
          </table:table-cell>
          <table:table-cell office:value-type="float" office:value="2.30208">
            <text:p>2.30208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931336">
            <text:p>0.931336</text:p>
          </table:table-cell>
          <table:table-cell office:value-type="float" office:value="0.00000537164">
            <text:p>5.37164E-006</text:p>
          </table:table-cell>
          <table:table-cell office:value-type="float" office:value="2.30844">
            <text:p>2.30844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942508">
            <text:p>0.942508</text:p>
          </table:table-cell>
          <table:table-cell office:value-type="float" office:value="0.00000535624">
            <text:p>5.35624E-006</text:p>
          </table:table-cell>
          <table:table-cell office:value-type="float" office:value="2.31795">
            <text:p>2.31795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95368">
            <text:p>0.95368</text:p>
          </table:table-cell>
          <table:table-cell office:value-type="float" office:value="0.0000053333">
            <text:p>5.3333E-006</text:p>
          </table:table-cell>
          <table:table-cell office:value-type="float" office:value="2.33222">
            <text:p>2.33222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964852">
            <text:p>0.964852</text:p>
          </table:table-cell>
          <table:table-cell office:value-type="float" office:value="0.00000529909">
            <text:p>5.29909E-006</text:p>
          </table:table-cell>
          <table:table-cell office:value-type="float" office:value="2.35373">
            <text:p>2.35373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976024">
            <text:p>0.976024</text:p>
          </table:table-cell>
          <table:table-cell office:value-type="float" office:value="0.00000524794">
            <text:p>5.24794E-006</text:p>
          </table:table-cell>
          <table:table-cell office:value-type="float" office:value="2.38642">
            <text:p>2.38642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987196">
            <text:p>0.987196</text:p>
          </table:table-cell>
          <table:table-cell office:value-type="float" office:value="0.00000517122">
            <text:p>5.17122E-006</text:p>
          </table:table-cell>
          <table:table-cell office:value-type="float" office:value="2.43666">
            <text:p>2.43666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998369">
            <text:p>0.998369</text:p>
          </table:table-cell>
          <table:table-cell office:value-type="float" office:value="0.00000505556">
            <text:p>5.05556E-006</text:p>
          </table:table-cell>
          <table:table-cell office:value-type="float" office:value="2.51529">
            <text:p>2.51529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00954">
            <text:p>1.00954</text:p>
          </table:table-cell>
          <table:table-cell office:value-type="float" office:value="0.00000487985">
            <text:p>4.87985E-006</text:p>
          </table:table-cell>
          <table:table-cell office:value-type="float" office:value="2.64186">
            <text:p>2.64186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02071">
            <text:p>1.02071</text:p>
          </table:table-cell>
          <table:table-cell office:value-type="float" office:value="0.00000460983">
            <text:p>4.60983E-006</text:p>
          </table:table-cell>
          <table:table-cell office:value-type="float" office:value="2.85518">
            <text:p>2.85518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03188">
            <text:p>1.03188</text:p>
          </table:table-cell>
          <table:table-cell office:value-type="float" office:value="0.00000418736">
            <text:p>4.18736E-006</text:p>
          </table:table-cell>
          <table:table-cell office:value-type="float" office:value="3.24414">
            <text:p>3.24414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04306">
            <text:p>1.04306</text:p>
          </table:table-cell>
          <table:table-cell office:value-type="float" office:value="0.00000350756">
            <text:p>3.50756E-006</text:p>
          </table:table-cell>
          <table:table-cell office:value-type="float" office:value="4.0667">
            <text:p>4.0667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05423">
            <text:p>1.05423</text:p>
          </table:table-cell>
          <table:table-cell office:value-type="float" office:value="0.00000236261">
            <text:p>2.36261E-006</text:p>
          </table:table-cell>
          <table:table-cell office:value-type="float" office:value="6.52207">
            <text:p>6.52207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0654">
            <text:p>1.0654</text:p>
          </table:table-cell>
          <table:table-cell office:value-type="float" office:value="0.000000277691">
            <text:p>2.77691E-007</text:p>
          </table:table-cell>
          <table:table-cell office:value-type="float" office:value="62.9982">
            <text:p>62.9982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07657">
            <text:p>1.07657</text:p>
          </table:table-cell>
          <table:table-cell office:value-type="float" office:value="-0.00000412038">
            <text:p>-4.12038E-006</text:p>
          </table:table-cell>
          <table:table-cell office:value-type="float" office:value="-5.31313">
            <text:p>-5.31313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08775">
            <text:p>1.08775</text:p>
          </table:table-cell>
          <table:table-cell office:value-type="float" office:value="-0.0000171595">
            <text:p>-1.71595E-005</text:p>
          </table:table-cell>
          <table:table-cell office:value-type="float" office:value="-2.03568">
            <text:p>-2.03568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09892">
            <text:p>1.09892</text:p>
          </table:table-cell>
          <table:table-cell office:value-type="float" office:value="-0.000284261">
            <text:p>-0.000284261</text:p>
          </table:table-cell>
          <table:table-cell office:value-type="float" office:value="-1.06252">
            <text:p>-1.06252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11009">
            <text:p>1.11009</text:p>
          </table:table-cell>
          <table:table-cell office:value-type="float" office:value="0.0000469441">
            <text:p>4.69441E-005</text:p>
          </table:table-cell>
          <table:table-cell office:value-type="float" office:value="-0.621428">
            <text:p>-0.621428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12126">
            <text:p>1.12126</text:p>
          </table:table-cell>
          <table:table-cell office:value-type="float" office:value="0.0000288715">
            <text:p>2.88715E-005</text:p>
          </table:table-cell>
          <table:table-cell office:value-type="float" office:value="-0.384455">
            <text:p>-0.384455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13243">
            <text:p>1.13243</text:p>
          </table:table-cell>
          <table:table-cell office:value-type="float" office:value="0.0000235534">
            <text:p>2.35534E-005</text:p>
          </table:table-cell>
          <table:table-cell office:value-type="float" office:value="-0.24547">
            <text:p>-0.24547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14361">
            <text:p>1.14361</text:p>
          </table:table-cell>
          <table:table-cell office:value-type="float" office:value="0.0000211501">
            <text:p>2.11501E-005</text:p>
          </table:table-cell>
          <table:table-cell office:value-type="float" office:value="-0.159731">
            <text:p>-0.159731</text:p>
          </table:table-cell>
          <table:table-cell office:value-type="float" office:value="0.0000138441">
            <text:p>1.38441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25069">
            <text:p>0.025069</text:p>
          </table:table-cell>
          <table:table-cell office:value-type="float" office:value="0.00000000122913">
            <text:p>1.22913E-009</text:p>
          </table:table-cell>
          <table:table-cell office:value-type="float" office:value="14623.2">
            <text:p>14623.2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362676">
            <text:p>0.0362676</text:p>
          </table:table-cell>
          <table:table-cell office:value-type="float" office:value="0.00000000184933">
            <text:p>1.84933E-009</text:p>
          </table:table-cell>
          <table:table-cell office:value-type="float" office:value="9718.75">
            <text:p>9718.75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474662">
            <text:p>0.0474662</text:p>
          </table:table-cell>
          <table:table-cell office:value-type="float" office:value="0.00000000278228">
            <text:p>2.78228E-009</text:p>
          </table:table-cell>
          <table:table-cell office:value-type="float" office:value="6459.53">
            <text:p>6459.53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586649">
            <text:p>0.0586649</text:p>
          </table:table-cell>
          <table:table-cell office:value-type="float" office:value="0.00000000418543">
            <text:p>4.18543E-009</text:p>
          </table:table-cell>
          <table:table-cell office:value-type="float" office:value="4293.67">
            <text:p>4293.67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698635">
            <text:p>0.0698635</text:p>
          </table:table-cell>
          <table:table-cell office:value-type="float" office:value="0.00000000629518">
            <text:p>6.29518E-009</text:p>
          </table:table-cell>
          <table:table-cell office:value-type="float" office:value="2854.37">
            <text:p>2854.37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810621">
            <text:p>0.0810621</text:p>
          </table:table-cell>
          <table:table-cell office:value-type="float" office:value="0.00000000946604">
            <text:p>9.46604E-009</text:p>
          </table:table-cell>
          <table:table-cell office:value-type="float" office:value="1897.9">
            <text:p>1897.9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922607">
            <text:p>0.0922607</text:p>
          </table:table-cell>
          <table:table-cell office:value-type="float" office:value="0.0000000142288">
            <text:p>1.42288E-008</text:p>
          </table:table-cell>
          <table:table-cell office:value-type="float" office:value="1262.29">
            <text:p>1262.29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03459">
            <text:p>0.103459</text:p>
          </table:table-cell>
          <table:table-cell office:value-type="float" office:value="0.000000021376">
            <text:p>2.1376E-008</text:p>
          </table:table-cell>
          <table:table-cell office:value-type="float" office:value="839.9">
            <text:p>839.9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14658">
            <text:p>0.114658</text:p>
          </table:table-cell>
          <table:table-cell office:value-type="float" office:value="0.0000000320864">
            <text:p>3.20864E-008</text:p>
          </table:table-cell>
          <table:table-cell office:value-type="float" office:value="559.208">
            <text:p>559.208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25857">
            <text:p>0.125857</text:p>
          </table:table-cell>
          <table:table-cell office:value-type="float" office:value="0.0000000481031">
            <text:p>4.81031E-008</text:p>
          </table:table-cell>
          <table:table-cell office:value-type="float" office:value="372.677">
            <text:p>372.677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37055">
            <text:p>0.137055</text:p>
          </table:table-cell>
          <table:table-cell office:value-type="float" office:value="0.0000000719805">
            <text:p>0.000000072</text:p>
          </table:table-cell>
          <table:table-cell office:value-type="float" office:value="248.721">
            <text:p>248.721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48254">
            <text:p>0.148254</text:p>
          </table:table-cell>
          <table:table-cell office:value-type="float" office:value="0.000000107412">
            <text:p>1.07412E-007</text:p>
          </table:table-cell>
          <table:table-cell office:value-type="float" office:value="166.347">
            <text:p>166.347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59452">
            <text:p>0.159452</text:p>
          </table:table-cell>
          <table:table-cell office:value-type="float" office:value="0.000000159626">
            <text:p>1.59626E-007</text:p>
          </table:table-cell>
          <table:table-cell office:value-type="float" office:value="111.607">
            <text:p>111.607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70651">
            <text:p>0.170651</text:p>
          </table:table-cell>
          <table:table-cell office:value-type="float" office:value="0.0000002358">
            <text:p>2.358E-007</text:p>
          </table:table-cell>
          <table:table-cell office:value-type="float" office:value="75.2299">
            <text:p>75.2299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8185">
            <text:p>0.18185</text:p>
          </table:table-cell>
          <table:table-cell office:value-type="float" office:value="0.000000345302">
            <text:p>3.45302E-007</text:p>
          </table:table-cell>
          <table:table-cell office:value-type="float" office:value="51.056">
            <text:p>51.056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93048">
            <text:p>0.193048</text:p>
          </table:table-cell>
          <table:table-cell office:value-type="float" office:value="0.000000499425">
            <text:p>4.99425E-007</text:p>
          </table:table-cell>
          <table:table-cell office:value-type="float" office:value="34.9915">
            <text:p>34.9915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204247">
            <text:p>0.204247</text:p>
          </table:table-cell>
          <table:table-cell office:value-type="float" office:value="0.000000710026">
            <text:p>0.00000071</text:p>
          </table:table-cell>
          <table:table-cell office:value-type="float" office:value="24.316">
            <text:p>24.316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215446">
            <text:p>0.215446</text:p>
          </table:table-cell>
          <table:table-cell office:value-type="float" office:value="0.000000986459">
            <text:p>9.86459E-007</text:p>
          </table:table-cell>
          <table:table-cell office:value-type="float" office:value="17.2218">
            <text:p>17.2218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226644">
            <text:p>0.226644</text:p>
          </table:table-cell>
          <table:table-cell office:value-type="float" office:value="0.00000133076">
            <text:p>1.33076E-006</text:p>
          </table:table-cell>
          <table:table-cell office:value-type="float" office:value="12.5074">
            <text:p>12.5074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237843">
            <text:p>0.237843</text:p>
          </table:table-cell>
          <table:table-cell office:value-type="float" office:value="0.00000173262">
            <text:p>1.73262E-006</text:p>
          </table:table-cell>
          <table:table-cell office:value-type="float" office:value="9.3745">
            <text:p>9.3745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249041">
            <text:p>0.249041</text:p>
          </table:table-cell>
          <table:table-cell office:value-type="float" office:value="0.00000216761">
            <text:p>2.16761E-006</text:p>
          </table:table-cell>
          <table:table-cell office:value-type="float" office:value="7.29257">
            <text:p>7.29257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26024">
            <text:p>0.26024</text:p>
          </table:table-cell>
          <table:table-cell office:value-type="float" office:value="0.00000260166">
            <text:p>2.60166E-006</text:p>
          </table:table-cell>
          <table:table-cell office:value-type="float" office:value="5.90906">
            <text:p>5.90906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271439">
            <text:p>0.271439</text:p>
          </table:table-cell>
          <table:table-cell office:value-type="float" office:value="0.00000300101">
            <text:p>0.000003001</text:p>
          </table:table-cell>
          <table:table-cell office:value-type="float" office:value="4.98966">
            <text:p>4.98966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282637">
            <text:p>0.282637</text:p>
          </table:table-cell>
          <table:table-cell office:value-type="float" office:value="0.0000033419">
            <text:p>3.3419E-006</text:p>
          </table:table-cell>
          <table:table-cell office:value-type="float" office:value="4.37869">
            <text:p>4.37869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293836">
            <text:p>0.293836</text:p>
          </table:table-cell>
          <table:table-cell office:value-type="float" office:value="0.00000361477">
            <text:p>3.61477E-006</text:p>
          </table:table-cell>
          <table:table-cell office:value-type="float" office:value="3.97267">
            <text:p>3.97267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305034">
            <text:p>0.305034</text:p>
          </table:table-cell>
          <table:table-cell office:value-type="float" office:value="0.00000382215">
            <text:p>3.82215E-006</text:p>
          </table:table-cell>
          <table:table-cell office:value-type="float" office:value="3.70286">
            <text:p>3.70286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316233">
            <text:p>0.316233</text:p>
          </table:table-cell>
          <table:table-cell office:value-type="float" office:value="0.00000397365">
            <text:p>3.97365E-006</text:p>
          </table:table-cell>
          <table:table-cell office:value-type="float" office:value="3.52356">
            <text:p>3.52356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327432">
            <text:p>0.327432</text:p>
          </table:table-cell>
          <table:table-cell office:value-type="float" office:value="0.00000408115">
            <text:p>4.08115E-006</text:p>
          </table:table-cell>
          <table:table-cell office:value-type="float" office:value="3.4044">
            <text:p>3.4044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33863">
            <text:p>0.33863</text:p>
          </table:table-cell>
          <table:table-cell office:value-type="float" office:value="0.00000415586">
            <text:p>4.15586E-006</text:p>
          </table:table-cell>
          <table:table-cell office:value-type="float" office:value="3.32522">
            <text:p>3.32522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349829">
            <text:p>0.349829</text:p>
          </table:table-cell>
          <table:table-cell office:value-type="float" office:value="0.00000420704">
            <text:p>0.000004207</text:p>
          </table:table-cell>
          <table:table-cell office:value-type="float" office:value="3.2726">
            <text:p>3.2726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361028">
            <text:p>0.361028</text:p>
          </table:table-cell>
          <table:table-cell office:value-type="float" office:value="0.00000424176">
            <text:p>4.24176E-006</text:p>
          </table:table-cell>
          <table:table-cell office:value-type="float" office:value="3.23764">
            <text:p>3.23764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372226">
            <text:p>0.372226</text:p>
          </table:table-cell>
          <table:table-cell office:value-type="float" office:value="0.00000426515">
            <text:p>4.26515E-006</text:p>
          </table:table-cell>
          <table:table-cell office:value-type="float" office:value="3.2144">
            <text:p>3.2144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383425">
            <text:p>0.383425</text:p>
          </table:table-cell>
          <table:table-cell office:value-type="float" office:value="0.00000428083">
            <text:p>4.28083E-006</text:p>
          </table:table-cell>
          <table:table-cell office:value-type="float" office:value="3.19896">
            <text:p>3.19896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394623">
            <text:p>0.394623</text:p>
          </table:table-cell>
          <table:table-cell office:value-type="float" office:value="0.00000429132">
            <text:p>4.29132E-006</text:p>
          </table:table-cell>
          <table:table-cell office:value-type="float" office:value="3.1887">
            <text:p>3.1887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405822">
            <text:p>0.405822</text:p>
          </table:table-cell>
          <table:table-cell office:value-type="float" office:value="0.00000429832">
            <text:p>4.29832E-006</text:p>
          </table:table-cell>
          <table:table-cell office:value-type="float" office:value="3.18188">
            <text:p>3.18188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417021">
            <text:p>0.417021</text:p>
          </table:table-cell>
          <table:table-cell office:value-type="float" office:value="0.00000430298">
            <text:p>0.000004303</text:p>
          </table:table-cell>
          <table:table-cell office:value-type="float" office:value="3.17735">
            <text:p>3.17735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428219">
            <text:p>0.428219</text:p>
          </table:table-cell>
          <table:table-cell office:value-type="float" office:value="0.00000430608">
            <text:p>4.30608E-006</text:p>
          </table:table-cell>
          <table:table-cell office:value-type="float" office:value="3.17433">
            <text:p>3.17433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439418">
            <text:p>0.439418</text:p>
          </table:table-cell>
          <table:table-cell office:value-type="float" office:value="0.00000430815">
            <text:p>4.30815E-006</text:p>
          </table:table-cell>
          <table:table-cell office:value-type="float" office:value="3.17233">
            <text:p>3.17233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450617">
            <text:p>0.450617</text:p>
          </table:table-cell>
          <table:table-cell office:value-type="float" office:value="0.00000430952">
            <text:p>4.30952E-006</text:p>
          </table:table-cell>
          <table:table-cell office:value-type="float" office:value="3.171">
            <text:p>3.171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461815">
            <text:p>0.461815</text:p>
          </table:table-cell>
          <table:table-cell office:value-type="float" office:value="0.00000431044">
            <text:p>4.31044E-006</text:p>
          </table:table-cell>
          <table:table-cell office:value-type="float" office:value="3.17012">
            <text:p>3.17012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473014">
            <text:p>0.473014</text:p>
          </table:table-cell>
          <table:table-cell office:value-type="float" office:value="0.00000431104">
            <text:p>0.000004311</text:p>
          </table:table-cell>
          <table:table-cell office:value-type="float" office:value="3.16953">
            <text:p>3.16953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484212">
            <text:p>0.484212</text:p>
          </table:table-cell>
          <table:table-cell office:value-type="float" office:value="0.00000431145">
            <text:p>4.31145E-006</text:p>
          </table:table-cell>
          <table:table-cell office:value-type="float" office:value="3.16914">
            <text:p>3.16914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495411">
            <text:p>0.495411</text:p>
          </table:table-cell>
          <table:table-cell office:value-type="float" office:value="0.00000431172">
            <text:p>4.31172E-006</text:p>
          </table:table-cell>
          <table:table-cell office:value-type="float" office:value="3.16888">
            <text:p>3.16888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50661">
            <text:p>0.50661</text:p>
          </table:table-cell>
          <table:table-cell office:value-type="float" office:value="0.00000431189">
            <text:p>4.31189E-006</text:p>
          </table:table-cell>
          <table:table-cell office:value-type="float" office:value="3.16871">
            <text:p>3.16871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517808">
            <text:p>0.517808</text:p>
          </table:table-cell>
          <table:table-cell office:value-type="float" office:value="0.00000431201">
            <text:p>0.000004312</text:p>
          </table:table-cell>
          <table:table-cell office:value-type="float" office:value="3.1686">
            <text:p>3.1686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529007">
            <text:p>0.529007</text:p>
          </table:table-cell>
          <table:table-cell office:value-type="float" office:value="0.00000431209">
            <text:p>4.31209E-006</text:p>
          </table:table-cell>
          <table:table-cell office:value-type="float" office:value="3.16852">
            <text:p>3.16852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540206">
            <text:p>0.540206</text:p>
          </table:table-cell>
          <table:table-cell office:value-type="float" office:value="0.00000431214">
            <text:p>4.31214E-006</text:p>
          </table:table-cell>
          <table:table-cell office:value-type="float" office:value="3.16847">
            <text:p>3.16847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551404">
            <text:p>0.551404</text:p>
          </table:table-cell>
          <table:table-cell office:value-type="float" office:value="0.00000431218">
            <text:p>4.31218E-006</text:p>
          </table:table-cell>
          <table:table-cell office:value-type="float" office:value="3.16844">
            <text:p>3.16844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562603">
            <text:p>0.562603</text:p>
          </table:table-cell>
          <table:table-cell office:value-type="float" office:value="0.0000043122">
            <text:p>4.3122E-006</text:p>
          </table:table-cell>
          <table:table-cell office:value-type="float" office:value="3.16841">
            <text:p>3.16841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573801">
            <text:p>0.573801</text:p>
          </table:table-cell>
          <table:table-cell office:value-type="float" office:value="0.00000431222">
            <text:p>4.31222E-006</text:p>
          </table:table-cell>
          <table:table-cell office:value-type="float" office:value="3.1684">
            <text:p>3.1684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585">
            <text:p>0.585</text:p>
          </table:table-cell>
          <table:table-cell office:value-type="float" office:value="0.00000431223">
            <text:p>4.31223E-006</text:p>
          </table:table-cell>
          <table:table-cell office:value-type="float" office:value="3.16839">
            <text:p>3.16839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596199">
            <text:p>0.596199</text:p>
          </table:table-cell>
          <table:table-cell office:value-type="float" office:value="0.00000431223">
            <text:p>4.31223E-006</text:p>
          </table:table-cell>
          <table:table-cell office:value-type="float" office:value="3.16838">
            <text:p>3.16838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607397">
            <text:p>0.607397</text:p>
          </table:table-cell>
          <table:table-cell office:value-type="float" office:value="0.00000431224">
            <text:p>4.31224E-006</text:p>
          </table:table-cell>
          <table:table-cell office:value-type="float" office:value="3.16838">
            <text:p>3.16838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618596">
            <text:p>0.618596</text:p>
          </table:table-cell>
          <table:table-cell office:value-type="float" office:value="0.00000431224">
            <text:p>4.31224E-006</text:p>
          </table:table-cell>
          <table:table-cell office:value-type="float" office:value="3.16838">
            <text:p>3.16838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629794">
            <text:p>0.629794</text:p>
          </table:table-cell>
          <table:table-cell office:value-type="float" office:value="0.00000431224">
            <text:p>4.31224E-006</text:p>
          </table:table-cell>
          <table:table-cell office:value-type="float" office:value="3.16837">
            <text:p>3.16837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640993">
            <text:p>0.640993</text:p>
          </table:table-cell>
          <table:table-cell office:value-type="float" office:value="0.00000431224">
            <text:p>4.31224E-006</text:p>
          </table:table-cell>
          <table:table-cell office:value-type="float" office:value="3.16837">
            <text:p>3.16837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652192">
            <text:p>0.652192</text:p>
          </table:table-cell>
          <table:table-cell office:value-type="float" office:value="0.00000431224">
            <text:p>4.31224E-006</text:p>
          </table:table-cell>
          <table:table-cell office:value-type="float" office:value="3.16837">
            <text:p>3.16837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66339">
            <text:p>0.66339</text:p>
          </table:table-cell>
          <table:table-cell office:value-type="float" office:value="0.00000431224">
            <text:p>4.31224E-006</text:p>
          </table:table-cell>
          <table:table-cell office:value-type="float" office:value="3.16837">
            <text:p>3.16837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674589">
            <text:p>0.674589</text:p>
          </table:table-cell>
          <table:table-cell office:value-type="float" office:value="0.00000431224">
            <text:p>4.31224E-006</text:p>
          </table:table-cell>
          <table:table-cell office:value-type="float" office:value="3.16837">
            <text:p>3.16837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685788">
            <text:p>0.685788</text:p>
          </table:table-cell>
          <table:table-cell office:value-type="float" office:value="0.00000431224">
            <text:p>4.31224E-006</text:p>
          </table:table-cell>
          <table:table-cell office:value-type="float" office:value="3.16837">
            <text:p>3.16837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696986">
            <text:p>0.696986</text:p>
          </table:table-cell>
          <table:table-cell office:value-type="float" office:value="0.00000431224">
            <text:p>4.31224E-006</text:p>
          </table:table-cell>
          <table:table-cell office:value-type="float" office:value="3.16837">
            <text:p>3.16837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708185">
            <text:p>0.708185</text:p>
          </table:table-cell>
          <table:table-cell office:value-type="float" office:value="0.00000431224">
            <text:p>4.31224E-006</text:p>
          </table:table-cell>
          <table:table-cell office:value-type="float" office:value="3.16838">
            <text:p>3.16838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719383">
            <text:p>0.719383</text:p>
          </table:table-cell>
          <table:table-cell office:value-type="float" office:value="0.00000431224">
            <text:p>4.31224E-006</text:p>
          </table:table-cell>
          <table:table-cell office:value-type="float" office:value="3.16838">
            <text:p>3.16838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730582">
            <text:p>0.730582</text:p>
          </table:table-cell>
          <table:table-cell office:value-type="float" office:value="0.00000431223">
            <text:p>4.31223E-006</text:p>
          </table:table-cell>
          <table:table-cell office:value-type="float" office:value="3.16839">
            <text:p>3.16839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741781">
            <text:p>0.741781</text:p>
          </table:table-cell>
          <table:table-cell office:value-type="float" office:value="0.00000431222">
            <text:p>4.31222E-006</text:p>
          </table:table-cell>
          <table:table-cell office:value-type="float" office:value="3.16839">
            <text:p>3.16839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752979">
            <text:p>0.752979</text:p>
          </table:table-cell>
          <table:table-cell office:value-type="float" office:value="0.00000431221">
            <text:p>4.31221E-006</text:p>
          </table:table-cell>
          <table:table-cell office:value-type="float" office:value="3.16841">
            <text:p>3.16841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764178">
            <text:p>0.764178</text:p>
          </table:table-cell>
          <table:table-cell office:value-type="float" office:value="0.00000431219">
            <text:p>4.31219E-006</text:p>
          </table:table-cell>
          <table:table-cell office:value-type="float" office:value="3.16842">
            <text:p>3.16842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775377">
            <text:p>0.775377</text:p>
          </table:table-cell>
          <table:table-cell office:value-type="float" office:value="0.00000431216">
            <text:p>4.31216E-006</text:p>
          </table:table-cell>
          <table:table-cell office:value-type="float" office:value="3.16845">
            <text:p>3.16845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786575">
            <text:p>0.786575</text:p>
          </table:table-cell>
          <table:table-cell office:value-type="float" office:value="0.00000431212">
            <text:p>4.31212E-006</text:p>
          </table:table-cell>
          <table:table-cell office:value-type="float" office:value="3.16849">
            <text:p>3.16849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797774">
            <text:p>0.797774</text:p>
          </table:table-cell>
          <table:table-cell office:value-type="float" office:value="0.00000431206">
            <text:p>4.31206E-006</text:p>
          </table:table-cell>
          <table:table-cell office:value-type="float" office:value="3.16855">
            <text:p>3.16855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808972">
            <text:p>0.808972</text:p>
          </table:table-cell>
          <table:table-cell office:value-type="float" office:value="0.00000431196">
            <text:p>0.000004312</text:p>
          </table:table-cell>
          <table:table-cell office:value-type="float" office:value="3.16865">
            <text:p>3.16865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820171">
            <text:p>0.820171</text:p>
          </table:table-cell>
          <table:table-cell office:value-type="float" office:value="0.00000431181">
            <text:p>4.31181E-006</text:p>
          </table:table-cell>
          <table:table-cell office:value-type="float" office:value="3.16879">
            <text:p>3.16879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83137">
            <text:p>0.83137</text:p>
          </table:table-cell>
          <table:table-cell office:value-type="float" office:value="0.0000043116">
            <text:p>4.3116E-006</text:p>
          </table:table-cell>
          <table:table-cell office:value-type="float" office:value="3.169">
            <text:p>3.169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842568">
            <text:p>0.842568</text:p>
          </table:table-cell>
          <table:table-cell office:value-type="float" office:value="0.00000431127">
            <text:p>4.31127E-006</text:p>
          </table:table-cell>
          <table:table-cell office:value-type="float" office:value="3.16932">
            <text:p>3.16932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853767">
            <text:p>0.853767</text:p>
          </table:table-cell>
          <table:table-cell office:value-type="float" office:value="0.00000431077">
            <text:p>4.31077E-006</text:p>
          </table:table-cell>
          <table:table-cell office:value-type="float" office:value="3.16979">
            <text:p>3.16979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864966">
            <text:p>0.864966</text:p>
          </table:table-cell>
          <table:table-cell office:value-type="float" office:value="0.00000431003">
            <text:p>0.00000431</text:p>
          </table:table-cell>
          <table:table-cell office:value-type="float" office:value="3.17051">
            <text:p>3.17051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876164">
            <text:p>0.876164</text:p>
          </table:table-cell>
          <table:table-cell office:value-type="float" office:value="0.00000430891">
            <text:p>4.30891E-006</text:p>
          </table:table-cell>
          <table:table-cell office:value-type="float" office:value="3.1716">
            <text:p>3.1716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887363">
            <text:p>0.887363</text:p>
          </table:table-cell>
          <table:table-cell office:value-type="float" office:value="0.00000430722">
            <text:p>4.30722E-006</text:p>
          </table:table-cell>
          <table:table-cell office:value-type="float" office:value="3.17323">
            <text:p>3.17323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898561">
            <text:p>0.898561</text:p>
          </table:table-cell>
          <table:table-cell office:value-type="float" office:value="0.00000430469">
            <text:p>4.30469E-006</text:p>
          </table:table-cell>
          <table:table-cell office:value-type="float" office:value="3.17569">
            <text:p>3.17569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90976">
            <text:p>0.90976</text:p>
          </table:table-cell>
          <table:table-cell office:value-type="float" office:value="0.00000430087">
            <text:p>4.30087E-006</text:p>
          </table:table-cell>
          <table:table-cell office:value-type="float" office:value="3.1794">
            <text:p>3.1794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920959">
            <text:p>0.920959</text:p>
          </table:table-cell>
          <table:table-cell office:value-type="float" office:value="0.00000429511">
            <text:p>4.29511E-006</text:p>
          </table:table-cell>
          <table:table-cell office:value-type="float" office:value="3.185">
            <text:p>3.185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932157">
            <text:p>0.932157</text:p>
          </table:table-cell>
          <table:table-cell office:value-type="float" office:value="0.00000428645">
            <text:p>4.28645E-006</text:p>
          </table:table-cell>
          <table:table-cell office:value-type="float" office:value="3.19346">
            <text:p>3.19346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943356">
            <text:p>0.943356</text:p>
          </table:table-cell>
          <table:table-cell office:value-type="float" office:value="0.00000427339">
            <text:p>4.27339E-006</text:p>
          </table:table-cell>
          <table:table-cell office:value-type="float" office:value="3.20627">
            <text:p>3.20627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954554">
            <text:p>0.954554</text:p>
          </table:table-cell>
          <table:table-cell office:value-type="float" office:value="0.00000425369">
            <text:p>4.25369E-006</text:p>
          </table:table-cell>
          <table:table-cell office:value-type="float" office:value="3.22575">
            <text:p>3.22575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965753">
            <text:p>0.965753</text:p>
          </table:table-cell>
          <table:table-cell office:value-type="float" office:value="0.00000422394">
            <text:p>4.22394E-006</text:p>
          </table:table-cell>
          <table:table-cell office:value-type="float" office:value="3.25552">
            <text:p>3.25552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976952">
            <text:p>0.976952</text:p>
          </table:table-cell>
          <table:table-cell office:value-type="float" office:value="0.00000417892">
            <text:p>4.17892E-006</text:p>
          </table:table-cell>
          <table:table-cell office:value-type="float" office:value="3.30135">
            <text:p>3.30135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98815">
            <text:p>0.98815</text:p>
          </table:table-cell>
          <table:table-cell office:value-type="float" office:value="0.00000411063">
            <text:p>4.11063E-006</text:p>
          </table:table-cell>
          <table:table-cell office:value-type="float" office:value="3.37282">
            <text:p>3.37282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999349">
            <text:p>0.999349</text:p>
          </table:table-cell>
          <table:table-cell office:value-type="float" office:value="0.00000400658">
            <text:p>4.00658E-006</text:p>
          </table:table-cell>
          <table:table-cell office:value-type="float" office:value="3.48638">
            <text:p>3.48638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01055">
            <text:p>1.01055</text:p>
          </table:table-cell>
          <table:table-cell office:value-type="float" office:value="0.00000384702">
            <text:p>0.000003847</text:p>
          </table:table-cell>
          <table:table-cell office:value-type="float" office:value="3.67246">
            <text:p>3.67246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02175">
            <text:p>1.02175</text:p>
          </table:table-cell>
          <table:table-cell office:value-type="float" office:value="0.00000359992">
            <text:p>3.59992E-006</text:p>
          </table:table-cell>
          <table:table-cell office:value-type="float" office:value="3.99318">
            <text:p>3.99318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03294">
            <text:p>1.03294</text:p>
          </table:table-cell>
          <table:table-cell office:value-type="float" office:value="0.00000321136">
            <text:p>3.21136E-006</text:p>
          </table:table-cell>
          <table:table-cell office:value-type="float" office:value="4.59733">
            <text:p>4.59733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04414">
            <text:p>1.04414</text:p>
          </table:table-cell>
          <table:table-cell office:value-type="float" office:value="0.00000258539">
            <text:p>2.58539E-006</text:p>
          </table:table-cell>
          <table:table-cell office:value-type="float" office:value="5.95255">
            <text:p>5.95255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05534">
            <text:p>1.05534</text:p>
          </table:table-cell>
          <table:table-cell office:value-type="float" office:value="0.00000153656">
            <text:p>1.53656E-006</text:p>
          </table:table-cell>
          <table:table-cell office:value-type="float" office:value="10.6982">
            <text:p>10.6982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06654">
            <text:p>1.06654</text:p>
          </table:table-cell>
          <table:table-cell office:value-type="float" office:value="0.00000000323304">
            <text:p>3.23304E-009</text:p>
          </table:table-cell>
          <table:table-cell office:value-type="float" office:value="5391.81">
            <text:p>5391.81</text:p>
          </table:table-cell>
          <table:table-cell office:value-type="float" office:value="0.0000306604">
            <text:p>3.06604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07774">
            <text:p>1.07774</text:p>
          </table:table-cell>
          <table:table-cell office:value-type="float" office:value="-0.00000414583">
            <text:p>-4.14583E-006</text:p>
          </table:table-cell>
          <table:table-cell office:value-type="float" office:value="-5.33569">
            <text:p>-5.33569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08894">
            <text:p>1.08894</text:p>
          </table:table-cell>
          <table:table-cell office:value-type="float" office:value="-0.000014201">
            <text:p>-0.000014201</text:p>
          </table:table-cell>
          <table:table-cell office:value-type="float" office:value="-2.26576">
            <text:p>-2.26576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10014">
            <text:p>1.10014</text:p>
          </table:table-cell>
          <table:table-cell office:value-type="float" office:value="-0.0000838535">
            <text:p>-8.38535E-005</text:p>
          </table:table-cell>
          <table:table-cell office:value-type="float" office:value="-1.21436">
            <text:p>-1.21436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11134">
            <text:p>1.11134</text:p>
          </table:table-cell>
          <table:table-cell office:value-type="float" office:value="0.0000630818">
            <text:p>6.30818E-005</text:p>
          </table:table-cell>
          <table:table-cell office:value-type="float" office:value="-0.715052">
            <text:p>-0.715052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12253">
            <text:p>1.12253</text:p>
          </table:table-cell>
          <table:table-cell office:value-type="float" office:value="0.0000321981">
            <text:p>3.21981E-005</text:p>
          </table:table-cell>
          <table:table-cell office:value-type="float" office:value="-0.441736">
            <text:p>-0.441736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13373">
            <text:p>1.13373</text:p>
          </table:table-cell>
          <table:table-cell office:value-type="float" office:value="0.0000249804">
            <text:p>2.49804E-005</text:p>
          </table:table-cell>
          <table:table-cell office:value-type="float" office:value="-0.280434">
            <text:p>-0.280434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14493">
            <text:p>1.14493</text:p>
          </table:table-cell>
          <table:table-cell office:value-type="float" office:value="0.0000219471">
            <text:p>2.19471E-005</text:p>
          </table:table-cell>
          <table:table-cell office:value-type="float" office:value="-0.180985">
            <text:p>-0.180985</text:p>
          </table:table-cell>
          <table:table-cell office:value-type="float" office:value="0.0000299892">
            <text:p>2.99892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237662">
            <text:p>0.0237662</text:p>
          </table:table-cell>
          <table:table-cell office:value-type="float" office:value="0.0000000012536">
            <text:p>1.2536E-009</text:p>
          </table:table-cell>
          <table:table-cell office:value-type="float" office:value="13257">
            <text:p>13257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349909">
            <text:p>0.0349909</text:p>
          </table:table-cell>
          <table:table-cell office:value-type="float" office:value="0.00000000191319">
            <text:p>1.91319E-009</text:p>
          </table:table-cell>
          <table:table-cell office:value-type="float" office:value="8686.19">
            <text:p>8686.19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462156">
            <text:p>0.0462156</text:p>
          </table:table-cell>
          <table:table-cell office:value-type="float" office:value="0.00000000291959">
            <text:p>2.91959E-009</text:p>
          </table:table-cell>
          <table:table-cell office:value-type="float" office:value="5691.67">
            <text:p>5691.67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574403">
            <text:p>0.0574403</text:p>
          </table:table-cell>
          <table:table-cell office:value-type="float" office:value="0.00000000445482">
            <text:p>4.45482E-009</text:p>
          </table:table-cell>
          <table:table-cell office:value-type="float" office:value="3729.85">
            <text:p>3729.85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686649">
            <text:p>0.0686649</text:p>
          </table:table-cell>
          <table:table-cell office:value-type="float" office:value="0.000000006796">
            <text:p>6.796E-009</text:p>
          </table:table-cell>
          <table:table-cell office:value-type="float" office:value="2444.59">
            <text:p>2444.59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798896">
            <text:p>0.0798896</text:p>
          </table:table-cell>
          <table:table-cell office:value-type="float" office:value="0.0000000103645">
            <text:p>1.03645E-008</text:p>
          </table:table-cell>
          <table:table-cell office:value-type="float" office:value="1602.58">
            <text:p>1602.58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911143">
            <text:p>0.0911143</text:p>
          </table:table-cell>
          <table:table-cell office:value-type="float" office:value="0.0000000157996">
            <text:p>1.57996E-008</text:p>
          </table:table-cell>
          <table:table-cell office:value-type="float" office:value="1050.94">
            <text:p>1050.94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02339">
            <text:p>0.102339</text:p>
          </table:table-cell>
          <table:table-cell office:value-type="float" office:value="0.0000000240683">
            <text:p>2.40683E-008</text:p>
          </table:table-cell>
          <table:table-cell office:value-type="float" office:value="689.546">
            <text:p>689.546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13564">
            <text:p>0.113564</text:p>
          </table:table-cell>
          <table:table-cell office:value-type="float" office:value="0.0000000366259">
            <text:p>3.66259E-008</text:p>
          </table:table-cell>
          <table:table-cell office:value-type="float" office:value="452.784">
            <text:p>452.784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24788">
            <text:p>0.124788</text:p>
          </table:table-cell>
          <table:table-cell office:value-type="float" office:value="0.0000000556471">
            <text:p>5.56471E-008</text:p>
          </table:table-cell>
          <table:table-cell office:value-type="float" office:value="297.672">
            <text:p>297.672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36013">
            <text:p>0.136013</text:p>
          </table:table-cell>
          <table:table-cell office:value-type="float" office:value="0.000000084344">
            <text:p>8.4344E-008</text:p>
          </table:table-cell>
          <table:table-cell office:value-type="float" office:value="196.053">
            <text:p>196.053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47238">
            <text:p>0.147238</text:p>
          </table:table-cell>
          <table:table-cell office:value-type="float" office:value="0.000000127379">
            <text:p>1.27379E-007</text:p>
          </table:table-cell>
          <table:table-cell office:value-type="float" office:value="129.479">
            <text:p>129.479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58462">
            <text:p>0.158462</text:p>
          </table:table-cell>
          <table:table-cell office:value-type="float" office:value="0.000000191337">
            <text:p>1.91337E-007</text:p>
          </table:table-cell>
          <table:table-cell office:value-type="float" office:value="85.864">
            <text:p>85.864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69687">
            <text:p>0.169687</text:p>
          </table:table-cell>
          <table:table-cell office:value-type="float" office:value="0.000000285129">
            <text:p>2.85129E-007</text:p>
          </table:table-cell>
          <table:table-cell office:value-type="float" office:value="57.2902">
            <text:p>57.2902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80912">
            <text:p>0.180912</text:p>
          </table:table-cell>
          <table:table-cell office:value-type="float" office:value="0.000000420016">
            <text:p>0.00000042</text:p>
          </table:table-cell>
          <table:table-cell office:value-type="float" office:value="38.5705">
            <text:p>38.5705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92136">
            <text:p>0.192136</text:p>
          </table:table-cell>
          <table:table-cell office:value-type="float" office:value="0.000000608653">
            <text:p>6.08653E-007</text:p>
          </table:table-cell>
          <table:table-cell office:value-type="float" office:value="26.3066">
            <text:p>26.3066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03361">
            <text:p>0.203361</text:p>
          </table:table-cell>
          <table:table-cell office:value-type="float" office:value="0.0000008624">
            <text:p>8.624E-007</text:p>
          </table:table-cell>
          <table:table-cell office:value-type="float" office:value="18.2721">
            <text:p>18.2721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14586">
            <text:p>0.214586</text:p>
          </table:table-cell>
          <table:table-cell office:value-type="float" office:value="0.00000118645">
            <text:p>1.18645E-006</text:p>
          </table:table-cell>
          <table:table-cell office:value-type="float" office:value="13.0084">
            <text:p>13.0084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2581">
            <text:p>0.22581</text:p>
          </table:table-cell>
          <table:table-cell office:value-type="float" office:value="0.00000157389">
            <text:p>1.57389E-006</text:p>
          </table:table-cell>
          <table:table-cell office:value-type="float" office:value="9.55996">
            <text:p>9.55996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37035">
            <text:p>0.237035</text:p>
          </table:table-cell>
          <table:table-cell office:value-type="float" office:value="0.00000200226">
            <text:p>2.00226E-006</text:p>
          </table:table-cell>
          <table:table-cell office:value-type="float" office:value="7.30077">
            <text:p>7.30077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4826">
            <text:p>0.24826</text:p>
          </table:table-cell>
          <table:table-cell office:value-type="float" office:value="0.00000243674">
            <text:p>2.43674E-006</text:p>
          </table:table-cell>
          <table:table-cell office:value-type="float" office:value="5.82069">
            <text:p>5.82069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59484">
            <text:p>0.259484</text:p>
          </table:table-cell>
          <table:table-cell office:value-type="float" office:value="0.00000284056">
            <text:p>2.84056E-006</text:p>
          </table:table-cell>
          <table:table-cell office:value-type="float" office:value="4.85104">
            <text:p>4.85104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70709">
            <text:p>0.270709</text:p>
          </table:table-cell>
          <table:table-cell office:value-type="float" office:value="0.00000318653">
            <text:p>3.18653E-006</text:p>
          </table:table-cell>
          <table:table-cell office:value-type="float" office:value="4.21579">
            <text:p>4.21579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81934">
            <text:p>0.281934</text:p>
          </table:table-cell>
          <table:table-cell office:value-type="float" office:value="0.00000346283">
            <text:p>3.46283E-006</text:p>
          </table:table-cell>
          <table:table-cell office:value-type="float" office:value="3.79962">
            <text:p>3.79962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93158">
            <text:p>0.293158</text:p>
          </table:table-cell>
          <table:table-cell office:value-type="float" office:value="0.00000367139">
            <text:p>3.67139E-006</text:p>
          </table:table-cell>
          <table:table-cell office:value-type="float" office:value="3.52697">
            <text:p>3.52697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04383">
            <text:p>0.304383</text:p>
          </table:table-cell>
          <table:table-cell office:value-type="float" office:value="0.0000038222">
            <text:p>3.8222E-006</text:p>
          </table:table-cell>
          <table:table-cell office:value-type="float" office:value="3.34834">
            <text:p>3.34834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15608">
            <text:p>0.315608</text:p>
          </table:table-cell>
          <table:table-cell office:value-type="float" office:value="0.00000392791">
            <text:p>3.92791E-006</text:p>
          </table:table-cell>
          <table:table-cell office:value-type="float" office:value="3.23132">
            <text:p>3.23132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26832">
            <text:p>0.326832</text:p>
          </table:table-cell>
          <table:table-cell office:value-type="float" office:value="0.00000400039">
            <text:p>4.00039E-006</text:p>
          </table:table-cell>
          <table:table-cell office:value-type="float" office:value="3.15466">
            <text:p>3.15466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38057">
            <text:p>0.338057</text:p>
          </table:table-cell>
          <table:table-cell office:value-type="float" office:value="0.00000404935">
            <text:p>4.04935E-006</text:p>
          </table:table-cell>
          <table:table-cell office:value-type="float" office:value="3.10443">
            <text:p>3.10443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49282">
            <text:p>0.349282</text:p>
          </table:table-cell>
          <table:table-cell office:value-type="float" office:value="0.00000408207">
            <text:p>4.08207E-006</text:p>
          </table:table-cell>
          <table:table-cell office:value-type="float" office:value="3.07152">
            <text:p>3.07152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60506">
            <text:p>0.360506</text:p>
          </table:table-cell>
          <table:table-cell office:value-type="float" office:value="0.0000041038">
            <text:p>4.1038E-006</text:p>
          </table:table-cell>
          <table:table-cell office:value-type="float" office:value="3.04997">
            <text:p>3.04997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71731">
            <text:p>0.371731</text:p>
          </table:table-cell>
          <table:table-cell office:value-type="float" office:value="0.00000411816">
            <text:p>4.11816E-006</text:p>
          </table:table-cell>
          <table:table-cell office:value-type="float" office:value="3.03584">
            <text:p>3.03584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82956">
            <text:p>0.382956</text:p>
          </table:table-cell>
          <table:table-cell office:value-type="float" office:value="0.00000412762">
            <text:p>4.12762E-006</text:p>
          </table:table-cell>
          <table:table-cell office:value-type="float" office:value="3.02659">
            <text:p>3.02659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94181">
            <text:p>0.394181</text:p>
          </table:table-cell>
          <table:table-cell office:value-type="float" office:value="0.00000413385">
            <text:p>4.13385E-006</text:p>
          </table:table-cell>
          <table:table-cell office:value-type="float" office:value="3.02053">
            <text:p>3.02053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05405">
            <text:p>0.405405</text:p>
          </table:table-cell>
          <table:table-cell office:value-type="float" office:value="0.00000413793">
            <text:p>4.13793E-006</text:p>
          </table:table-cell>
          <table:table-cell office:value-type="float" office:value="3.01656">
            <text:p>3.01656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1663">
            <text:p>0.41663</text:p>
          </table:table-cell>
          <table:table-cell office:value-type="float" office:value="0.00000414062">
            <text:p>4.14062E-006</text:p>
          </table:table-cell>
          <table:table-cell office:value-type="float" office:value="3.01396">
            <text:p>3.01396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27855">
            <text:p>0.427855</text:p>
          </table:table-cell>
          <table:table-cell office:value-type="float" office:value="0.00000414237">
            <text:p>4.14237E-006</text:p>
          </table:table-cell>
          <table:table-cell office:value-type="float" office:value="3.01225">
            <text:p>3.01225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39079">
            <text:p>0.439079</text:p>
          </table:table-cell>
          <table:table-cell office:value-type="float" office:value="0.00000414353">
            <text:p>4.14353E-006</text:p>
          </table:table-cell>
          <table:table-cell office:value-type="float" office:value="3.01114">
            <text:p>3.01114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50304">
            <text:p>0.450304</text:p>
          </table:table-cell>
          <table:table-cell office:value-type="float" office:value="0.00000414428">
            <text:p>4.14428E-006</text:p>
          </table:table-cell>
          <table:table-cell office:value-type="float" office:value="3.01041">
            <text:p>3.01041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61529">
            <text:p>0.461529</text:p>
          </table:table-cell>
          <table:table-cell office:value-type="float" office:value="0.00000414478">
            <text:p>4.14478E-006</text:p>
          </table:table-cell>
          <table:table-cell office:value-type="float" office:value="3.00993">
            <text:p>3.00993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72753">
            <text:p>0.472753</text:p>
          </table:table-cell>
          <table:table-cell office:value-type="float" office:value="0.0000041451">
            <text:p>4.1451E-006</text:p>
          </table:table-cell>
          <table:table-cell office:value-type="float" office:value="3.00961">
            <text:p>3.00961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83978">
            <text:p>0.483978</text:p>
          </table:table-cell>
          <table:table-cell office:value-type="float" office:value="0.00000414532">
            <text:p>4.14532E-006</text:p>
          </table:table-cell>
          <table:table-cell office:value-type="float" office:value="3.00941">
            <text:p>3.00941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95203">
            <text:p>0.495203</text:p>
          </table:table-cell>
          <table:table-cell office:value-type="float" office:value="0.00000414546">
            <text:p>4.14546E-006</text:p>
          </table:table-cell>
          <table:table-cell office:value-type="float" office:value="3.00927">
            <text:p>3.00927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06427">
            <text:p>0.506427</text:p>
          </table:table-cell>
          <table:table-cell office:value-type="float" office:value="0.00000414555">
            <text:p>4.14555E-006</text:p>
          </table:table-cell>
          <table:table-cell office:value-type="float" office:value="3.00918">
            <text:p>3.00918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17652">
            <text:p>0.517652</text:p>
          </table:table-cell>
          <table:table-cell office:value-type="float" office:value="0.00000414561">
            <text:p>4.14561E-006</text:p>
          </table:table-cell>
          <table:table-cell office:value-type="float" office:value="3.00913">
            <text:p>3.00913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28877">
            <text:p>0.528877</text:p>
          </table:table-cell>
          <table:table-cell office:value-type="float" office:value="0.00000414565">
            <text:p>4.14565E-006</text:p>
          </table:table-cell>
          <table:table-cell office:value-type="float" office:value="3.00909">
            <text:p>3.00909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40101">
            <text:p>0.540101</text:p>
          </table:table-cell>
          <table:table-cell office:value-type="float" office:value="0.00000414567">
            <text:p>4.14567E-006</text:p>
          </table:table-cell>
          <table:table-cell office:value-type="float" office:value="3.00906">
            <text:p>3.00906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51326">
            <text:p>0.551326</text:p>
          </table:table-cell>
          <table:table-cell office:value-type="float" office:value="0.00000414569">
            <text:p>4.14569E-006</text:p>
          </table:table-cell>
          <table:table-cell office:value-type="float" office:value="3.00905">
            <text:p>3.00905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62551">
            <text:p>0.562551</text:p>
          </table:table-cell>
          <table:table-cell office:value-type="float" office:value="0.0000041457">
            <text:p>4.1457E-006</text:p>
          </table:table-cell>
          <table:table-cell office:value-type="float" office:value="3.00904">
            <text:p>3.00904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73775">
            <text:p>0.573775</text:p>
          </table:table-cell>
          <table:table-cell office:value-type="float" office:value="0.00000414571">
            <text:p>4.14571E-006</text:p>
          </table:table-cell>
          <table:table-cell office:value-type="float" office:value="3.00903">
            <text:p>3.00903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85">
            <text:p>0.585</text:p>
          </table:table-cell>
          <table:table-cell office:value-type="float" office:value="0.00000414571">
            <text:p>4.14571E-006</text:p>
          </table:table-cell>
          <table:table-cell office:value-type="float" office:value="3.00902">
            <text:p>3.00902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96225">
            <text:p>0.596225</text:p>
          </table:table-cell>
          <table:table-cell office:value-type="float" office:value="0.00000414571">
            <text:p>4.14571E-006</text:p>
          </table:table-cell>
          <table:table-cell office:value-type="float" office:value="3.00902">
            <text:p>3.00902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07449">
            <text:p>0.607449</text:p>
          </table:table-cell>
          <table:table-cell office:value-type="float" office:value="0.00000414572">
            <text:p>4.14572E-006</text:p>
          </table:table-cell>
          <table:table-cell office:value-type="float" office:value="3.00902">
            <text:p>3.00902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18674">
            <text:p>0.618674</text:p>
          </table:table-cell>
          <table:table-cell office:value-type="float" office:value="0.00000414572">
            <text:p>4.14572E-006</text:p>
          </table:table-cell>
          <table:table-cell office:value-type="float" office:value="3.00902">
            <text:p>3.00902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29899">
            <text:p>0.629899</text:p>
          </table:table-cell>
          <table:table-cell office:value-type="float" office:value="0.00000414572">
            <text:p>4.14572E-006</text:p>
          </table:table-cell>
          <table:table-cell office:value-type="float" office:value="3.00902">
            <text:p>3.00902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41123">
            <text:p>0.641123</text:p>
          </table:table-cell>
          <table:table-cell office:value-type="float" office:value="0.00000414572">
            <text:p>4.14572E-006</text:p>
          </table:table-cell>
          <table:table-cell office:value-type="float" office:value="3.00902">
            <text:p>3.00902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52348">
            <text:p>0.652348</text:p>
          </table:table-cell>
          <table:table-cell office:value-type="float" office:value="0.00000414572">
            <text:p>4.14572E-006</text:p>
          </table:table-cell>
          <table:table-cell office:value-type="float" office:value="3.00902">
            <text:p>3.00902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63573">
            <text:p>0.663573</text:p>
          </table:table-cell>
          <table:table-cell office:value-type="float" office:value="0.00000414572">
            <text:p>4.14572E-006</text:p>
          </table:table-cell>
          <table:table-cell office:value-type="float" office:value="3.00902">
            <text:p>3.00902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74797">
            <text:p>0.674797</text:p>
          </table:table-cell>
          <table:table-cell office:value-type="float" office:value="0.00000414572">
            <text:p>4.14572E-006</text:p>
          </table:table-cell>
          <table:table-cell office:value-type="float" office:value="3.00902">
            <text:p>3.00902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86022">
            <text:p>0.686022</text:p>
          </table:table-cell>
          <table:table-cell office:value-type="float" office:value="0.00000414572">
            <text:p>4.14572E-006</text:p>
          </table:table-cell>
          <table:table-cell office:value-type="float" office:value="3.00902">
            <text:p>3.00902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97247">
            <text:p>0.697247</text:p>
          </table:table-cell>
          <table:table-cell office:value-type="float" office:value="0.00000414572">
            <text:p>4.14572E-006</text:p>
          </table:table-cell>
          <table:table-cell office:value-type="float" office:value="3.00902">
            <text:p>3.00902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08471">
            <text:p>0.708471</text:p>
          </table:table-cell>
          <table:table-cell office:value-type="float" office:value="0.00000414572">
            <text:p>4.14572E-006</text:p>
          </table:table-cell>
          <table:table-cell office:value-type="float" office:value="3.00902">
            <text:p>3.00902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19696">
            <text:p>0.719696</text:p>
          </table:table-cell>
          <table:table-cell office:value-type="float" office:value="0.00000414571">
            <text:p>4.14571E-006</text:p>
          </table:table-cell>
          <table:table-cell office:value-type="float" office:value="3.00902">
            <text:p>3.00902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30921">
            <text:p>0.730921</text:p>
          </table:table-cell>
          <table:table-cell office:value-type="float" office:value="0.00000414571">
            <text:p>4.14571E-006</text:p>
          </table:table-cell>
          <table:table-cell office:value-type="float" office:value="3.00902">
            <text:p>3.00902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42145">
            <text:p>0.742145</text:p>
          </table:table-cell>
          <table:table-cell office:value-type="float" office:value="0.00000414571">
            <text:p>4.14571E-006</text:p>
          </table:table-cell>
          <table:table-cell office:value-type="float" office:value="3.00903">
            <text:p>3.00903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5337">
            <text:p>0.75337</text:p>
          </table:table-cell>
          <table:table-cell office:value-type="float" office:value="0.0000041457">
            <text:p>4.1457E-006</text:p>
          </table:table-cell>
          <table:table-cell office:value-type="float" office:value="3.00903">
            <text:p>3.00903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64595">
            <text:p>0.764595</text:p>
          </table:table-cell>
          <table:table-cell office:value-type="float" office:value="0.00000414569">
            <text:p>4.14569E-006</text:p>
          </table:table-cell>
          <table:table-cell office:value-type="float" office:value="3.00904">
            <text:p>3.00904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75819">
            <text:p>0.775819</text:p>
          </table:table-cell>
          <table:table-cell office:value-type="float" office:value="0.00000414567">
            <text:p>4.14567E-006</text:p>
          </table:table-cell>
          <table:table-cell office:value-type="float" office:value="3.00906">
            <text:p>3.00906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87044">
            <text:p>0.787044</text:p>
          </table:table-cell>
          <table:table-cell office:value-type="float" office:value="0.00000414565">
            <text:p>4.14565E-006</text:p>
          </table:table-cell>
          <table:table-cell office:value-type="float" office:value="3.00908">
            <text:p>3.00908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98269">
            <text:p>0.798269</text:p>
          </table:table-cell>
          <table:table-cell office:value-type="float" office:value="0.00000414561">
            <text:p>4.14561E-006</text:p>
          </table:table-cell>
          <table:table-cell office:value-type="float" office:value="3.00912">
            <text:p>3.00912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09494">
            <text:p>0.809494</text:p>
          </table:table-cell>
          <table:table-cell office:value-type="float" office:value="0.00000414556">
            <text:p>4.14556E-006</text:p>
          </table:table-cell>
          <table:table-cell office:value-type="float" office:value="3.00917">
            <text:p>3.00917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20718">
            <text:p>0.820718</text:p>
          </table:table-cell>
          <table:table-cell office:value-type="float" office:value="0.00000414547">
            <text:p>4.14547E-006</text:p>
          </table:table-cell>
          <table:table-cell office:value-type="float" office:value="3.00926">
            <text:p>3.00926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31943">
            <text:p>0.831943</text:p>
          </table:table-cell>
          <table:table-cell office:value-type="float" office:value="0.00000414534">
            <text:p>4.14534E-006</text:p>
          </table:table-cell>
          <table:table-cell office:value-type="float" office:value="3.00938">
            <text:p>3.00938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43168">
            <text:p>0.843168</text:p>
          </table:table-cell>
          <table:table-cell office:value-type="float" office:value="0.00000414514">
            <text:p>4.14514E-006</text:p>
          </table:table-cell>
          <table:table-cell office:value-type="float" office:value="3.00958">
            <text:p>3.00958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54392">
            <text:p>0.854392</text:p>
          </table:table-cell>
          <table:table-cell office:value-type="float" office:value="0.00000414484">
            <text:p>4.14484E-006</text:p>
          </table:table-cell>
          <table:table-cell office:value-type="float" office:value="3.00987">
            <text:p>3.00987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65617">
            <text:p>0.865617</text:p>
          </table:table-cell>
          <table:table-cell office:value-type="float" office:value="0.00000414437">
            <text:p>4.14437E-006</text:p>
          </table:table-cell>
          <table:table-cell office:value-type="float" office:value="3.01032">
            <text:p>3.01032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76842">
            <text:p>0.876842</text:p>
          </table:table-cell>
          <table:table-cell office:value-type="float" office:value="0.00000414366">
            <text:p>4.14366E-006</text:p>
          </table:table-cell>
          <table:table-cell office:value-type="float" office:value="3.01101">
            <text:p>3.01101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88066">
            <text:p>0.888066</text:p>
          </table:table-cell>
          <table:table-cell office:value-type="float" office:value="0.00000414258">
            <text:p>4.14258E-006</text:p>
          </table:table-cell>
          <table:table-cell office:value-type="float" office:value="3.01206">
            <text:p>3.01206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99291">
            <text:p>0.899291</text:p>
          </table:table-cell>
          <table:table-cell office:value-type="float" office:value="0.00000414092">
            <text:p>4.14092E-006</text:p>
          </table:table-cell>
          <table:table-cell office:value-type="float" office:value="3.01366">
            <text:p>3.01366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910516">
            <text:p>0.910516</text:p>
          </table:table-cell>
          <table:table-cell office:value-type="float" office:value="0.0000041384">
            <text:p>4.1384E-006</text:p>
          </table:table-cell>
          <table:table-cell office:value-type="float" office:value="3.01611">
            <text:p>3.01611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92174">
            <text:p>0.92174</text:p>
          </table:table-cell>
          <table:table-cell office:value-type="float" office:value="0.00000413454">
            <text:p>4.13454E-006</text:p>
          </table:table-cell>
          <table:table-cell office:value-type="float" office:value="3.01986">
            <text:p>3.01986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932965">
            <text:p>0.932965</text:p>
          </table:table-cell>
          <table:table-cell office:value-type="float" office:value="0.00000412864">
            <text:p>4.12864E-006</text:p>
          </table:table-cell>
          <table:table-cell office:value-type="float" office:value="3.0256">
            <text:p>3.0256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94419">
            <text:p>0.94419</text:p>
          </table:table-cell>
          <table:table-cell office:value-type="float" office:value="0.00000411963">
            <text:p>4.11963E-006</text:p>
          </table:table-cell>
          <table:table-cell office:value-type="float" office:value="3.03441">
            <text:p>3.03441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955414">
            <text:p>0.955414</text:p>
          </table:table-cell>
          <table:table-cell office:value-type="float" office:value="0.00000410585">
            <text:p>4.10585E-006</text:p>
          </table:table-cell>
          <table:table-cell office:value-type="float" office:value="3.04794">
            <text:p>3.04794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966639">
            <text:p>0.966639</text:p>
          </table:table-cell>
          <table:table-cell office:value-type="float" office:value="0.00000408476">
            <text:p>4.08476E-006</text:p>
          </table:table-cell>
          <table:table-cell office:value-type="float" office:value="3.06884">
            <text:p>3.06884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977864">
            <text:p>0.977864</text:p>
          </table:table-cell>
          <table:table-cell office:value-type="float" office:value="0.00000405243">
            <text:p>4.05243E-006</text:p>
          </table:table-cell>
          <table:table-cell office:value-type="float" office:value="3.1013">
            <text:p>3.1013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989088">
            <text:p>0.989088</text:p>
          </table:table-cell>
          <table:table-cell office:value-type="float" office:value="0.00000400276">
            <text:p>4.00276E-006</text:p>
          </table:table-cell>
          <table:table-cell office:value-type="float" office:value="3.1522">
            <text:p>3.1522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0031">
            <text:p>1.00031</text:p>
          </table:table-cell>
          <table:table-cell office:value-type="float" office:value="0.00000392619">
            <text:p>3.92619E-006</text:p>
          </table:table-cell>
          <table:table-cell office:value-type="float" office:value="3.23318">
            <text:p>3.23318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1154">
            <text:p>1.01154</text:p>
          </table:table-cell>
          <table:table-cell office:value-type="float" office:value="0.00000380749">
            <text:p>3.80749E-006</text:p>
          </table:table-cell>
          <table:table-cell office:value-type="float" office:value="3.36515">
            <text:p>3.36515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2276">
            <text:p>1.02276</text:p>
          </table:table-cell>
          <table:table-cell office:value-type="float" office:value="0.00000362197">
            <text:p>0.000003622</text:p>
          </table:table-cell>
          <table:table-cell office:value-type="float" office:value="3.58874">
            <text:p>3.58874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3399">
            <text:p>1.03399</text:p>
          </table:table-cell>
          <table:table-cell office:value-type="float" office:value="0.00000332819">
            <text:p>3.32819E-006</text:p>
          </table:table-cell>
          <table:table-cell office:value-type="float" office:value="3.99378">
            <text:p>3.99378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4521">
            <text:p>1.04521</text:p>
          </table:table-cell>
          <table:table-cell office:value-type="float" office:value="0.00000285326">
            <text:p>2.85326E-006</text:p>
          </table:table-cell>
          <table:table-cell office:value-type="float" office:value="4.82501">
            <text:p>4.82501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5644">
            <text:p>1.05644</text:p>
          </table:table-cell>
          <table:table-cell office:value-type="float" office:value="0.0000020591">
            <text:p>2.0591E-006</text:p>
          </table:table-cell>
          <table:table-cell office:value-type="float" office:value="7.07161">
            <text:p>7.07161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6766">
            <text:p>1.06766</text:p>
          </table:table-cell>
          <table:table-cell office:value-type="float" office:value="0.000000653175">
            <text:p>6.53175E-007</text:p>
          </table:table-cell>
          <table:table-cell office:value-type="float" office:value="24.4453">
            <text:p>24.4453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7889">
            <text:p>1.07889</text:p>
          </table:table-cell>
          <table:table-cell office:value-type="float" office:value="-0.0000021068">
            <text:p>-2.1068E-006</text:p>
          </table:table-cell>
          <table:table-cell office:value-type="float" office:value="-8.88886">
            <text:p>-8.88886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9011">
            <text:p>1.09011</text:p>
          </table:table-cell>
          <table:table-cell office:value-type="float" office:value="-0.00000881876">
            <text:p>-8.81876E-006</text:p>
          </table:table-cell>
          <table:table-cell office:value-type="float" office:value="-2.88465">
            <text:p>-2.88465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10134">
            <text:p>1.10134</text:p>
          </table:table-cell>
          <table:table-cell office:value-type="float" office:value="-0.0000395461">
            <text:p>-3.95461E-005</text:p>
          </table:table-cell>
          <table:table-cell office:value-type="float" office:value="-1.42028">
            <text:p>-1.42028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11256">
            <text:p>1.11256</text:p>
          </table:table-cell>
          <table:table-cell office:value-type="float" office:value="0.0000831906">
            <text:p>8.31906E-005</text:p>
          </table:table-cell>
          <table:table-cell office:value-type="float" office:value="-0.800215">
            <text:p>-0.800215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12378">
            <text:p>1.12378</text:p>
          </table:table-cell>
          <table:table-cell office:value-type="float" office:value="0.0000319748">
            <text:p>3.19748E-005</text:p>
          </table:table-cell>
          <table:table-cell office:value-type="float" office:value="-0.480207">
            <text:p>-0.480207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13501">
            <text:p>1.13501</text:p>
          </table:table-cell>
          <table:table-cell office:value-type="float" office:value="0.000023682">
            <text:p>0.000023682</text:p>
          </table:table-cell>
          <table:table-cell office:value-type="float" office:value="-0.298189">
            <text:p>-0.298189</text:p>
          </table:table-cell>
          <table:table-cell office:value-type="float" office:value="0.0000218305">
            <text:p>2.18305E-0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14623">
            <text:p>1.14623</text:p>
          </table:table-cell>
          <table:table-cell office:value-type="float" office:value="0.000020491">
            <text:p>0.000020491</text:p>
          </table:table-cell>
          <table:table-cell office:value-type="float" office:value="-0.188899">
            <text:p>-0.188899</text:p>
          </table:table-cell>
          <table:table-cell office:value-type="float" office:value="0.0000218305">
            <text:p>2.18305E-005</text:p>
          </table:table-cell>
        </table:table-row>
        <table:table-row table:style-name="ro1" table:number-rows-repeated="104705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6">00/00/0000</text:date>, <text:time style:data-style-name="N2" text:time-value="0000-00-00T14:12: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6T14:15:10</dc:date>
    <meta:generator>LibreOffice/4.0.4.2$MacOSX_x86 LibreOffice_project/9e9821abd0ffdbc09cd8c52eaa574fa09eb08f2</meta:generator>
    <meta:editing-duration>PT8M10S</meta:editing-duration>
    <meta:editing-cycles>3</meta:editing-cycles>
    <meta:document-statistic meta:table-count="1" meta:cell-count="75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pline-resolution="80" chart:right-angled-axes="true"/>
    </style:style>
    <style:style style:name="ch5" style:family="chart" style:data-style-name="N0">
      <style:chart-properties chart:display-label="true" chart:logarithmic="false" chart:minimum="0" chart:maximum="1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0.00002" chart:maximum="0.00002" chart:interval-major="0.000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svg:stroke-color="#004586" draw:fill-color="#004586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.007cm" svg:height="9.01cm" xlink:href=".." xlink:type="simple" chart:class="chart:scatter" chart:style-name="ch1">
        <chart:title svg:x="7.029cm" svg:y="0.315cm" chart:style-name="ch2">
          <text:p>tn0 vs Et</text:p>
        </chart:title>
        <chart:legend chart:legend-position="end" svg:x="13.103cm" svg:y="0.855cm" style:legend-expansion="high" chart:style-name="ch3"/>
        <chart:plot-area chart:style-name="ch4" table:cell-range-address="Sheet1.B2:Sheet1.C102 Sheet1.C103:Sheet1.C1516" svg:x="1.318cm" svg:y="1.644cm" svg:width="11.145cm" svg:height="6.218cm">
          <chartooo:coordinate-region svg:x="2.973cm" svg:y="1.834cm" svg:width="9.243cm" svg:height="5.838cm"/>
          <chart:axis chart:dimension="x" chart:name="primary-x" chart:style-name="ch5">
            <chart:title svg:x="6.688cm" svg:y="8.043cm" chart:style-name="ch6">
              <text:p>Et</text:p>
            </chart:title>
          </chart:axis>
          <chart:axis chart:dimension="y" chart:name="primary-y" chart:style-name="ch7">
            <chart:title svg:x="0.451cm" svg:y="5.033cm" chart:style-name="ch8">
              <text:p>tn0</text:p>
            </chart:title>
            <chart:grid chart:style-name="ch9" chart:class="major"/>
          </chart:axis>
          <chart:series chart:style-name="ch10" chart:values-cell-range-address="Sheet1.C2:Sheet1.C102" chart:class="chart:scatter">
            <chart:domain table:cell-range-address="Sheet1.B2:Sheet1.B102"/>
            <chart:data-point chart:repeated="101"/>
          </chart:series>
          <chart:series chart:style-name="ch11" chart:values-cell-range-address="Sheet1.C103:Sheet1.C203" chart:class="chart:scatter">
            <chart:domain table:cell-range-address="Sheet1.B103:Sheet1.B203"/>
            <chart:data-point chart:repeated="101"/>
          </chart:series>
          <chart:series chart:style-name="ch12" chart:values-cell-range-address="Sheet1.C204:Sheet1.C304" chart:class="chart:scatter">
            <chart:domain table:cell-range-address="Sheet1.B204:Sheet1.B304"/>
            <chart:data-point chart:repeated="101"/>
          </chart:series>
          <chart:series chart:style-name="ch13" chart:values-cell-range-address="Sheet1.C305:Sheet1.C405" chart:class="chart:scatter">
            <chart:domain table:cell-range-address="Sheet1.B305:Sheet1.B405"/>
            <chart:data-point chart:repeated="101"/>
          </chart:series>
          <chart:series chart:style-name="ch14" chart:values-cell-range-address="Sheet1.C406:Sheet1.C506" chart:class="chart:scatter">
            <chart:domain table:cell-range-address="Sheet1.B406:Sheet1.B506"/>
            <chart:data-point chart:repeated="101"/>
          </chart:series>
          <chart:series chart:style-name="ch15" chart:values-cell-range-address="Sheet1.C507:Sheet1.C607" chart:class="chart:scatter">
            <chart:domain table:cell-range-address="Sheet1.B507:Sheet1.B607"/>
            <chart:data-point chart:repeated="101"/>
          </chart:series>
          <chart:series chart:style-name="ch16" chart:values-cell-range-address="Sheet1.C608:Sheet1.C708" chart:class="chart:scatter">
            <chart:domain table:cell-range-address="Sheet1.B608:Sheet1.B708"/>
            <chart:data-point chart:repeated="101"/>
          </chart:series>
          <chart:series chart:style-name="ch17" chart:values-cell-range-address="Sheet1.C709:Sheet1.C809" chart:class="chart:scatter">
            <chart:domain table:cell-range-address="Sheet1.B709:Sheet1.B809"/>
            <chart:data-point chart:repeated="101"/>
          </chart:series>
          <chart:series chart:style-name="ch18" chart:values-cell-range-address="Sheet1.C810:Sheet1.C910" chart:class="chart:scatter">
            <chart:domain table:cell-range-address="Sheet1.B810:Sheet1.B910"/>
            <chart:data-point chart:repeated="101"/>
          </chart:series>
          <chart:series chart:style-name="ch19" chart:values-cell-range-address="Sheet1.C911:Sheet1.C1011" chart:class="chart:scatter">
            <chart:domain table:cell-range-address="Sheet1.B911:Sheet1.B1011"/>
            <chart:data-point chart:repeated="101"/>
          </chart:series>
          <chart:series chart:style-name="ch20" chart:values-cell-range-address="Sheet1.C1012:Sheet1.C1112" chart:class="chart:scatter">
            <chart:domain table:cell-range-address="Sheet1.B1012:Sheet1.B1112"/>
            <chart:data-point chart:repeated="101"/>
          </chart:series>
          <chart:series chart:style-name="ch21" chart:values-cell-range-address="Sheet1.C1113:Sheet1.C1213" chart:class="chart:scatter">
            <chart:domain table:cell-range-address="Sheet1.B1113:Sheet1.B1213"/>
            <chart:data-point chart:repeated="101"/>
          </chart:series>
          <chart:series chart:style-name="ch22" chart:values-cell-range-address="Sheet1.C1214:Sheet1.C1314" chart:class="chart:scatter">
            <chart:domain table:cell-range-address="Sheet1.B1214:Sheet1.B1314"/>
            <chart:data-point chart:repeated="101"/>
          </chart:series>
          <chart:series chart:style-name="ch11" chart:values-cell-range-address="Sheet1.C1315:Sheet1.C1415" chart:class="chart:scatter">
            <chart:domain table:cell-range-address="Sheet1.B1315:Sheet1.B1415"/>
            <chart:data-point chart:repeated="101"/>
          </chart:series>
          <chart:series chart:style-name="ch12" chart:values-cell-range-address="Sheet1.C1416:Sheet1.C1516" chart:class="chart:scatter">
            <chart:domain table:cell-range-address="Sheet1.B1416:Sheet1.B1516"/>
            <chart:data-point chart:repeated="10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61313">
                <text:p>0.0461313</text:p>
                <draw:g>
                  <svg:desc>Sheet1.B2:Sheet1.B102</svg:desc>
                </draw:g>
              </table:table-cell>
              <table:table-cell office:value-type="float" office:value="0.00000000216807">
                <text:p>0.00000000216807</text:p>
                <draw:g>
                  <svg:desc>Sheet1.C2:Sheet1.C102</svg:desc>
                </draw:g>
              </table:table-cell>
              <table:table-cell office:value-type="float" office:value="0.0445656">
                <text:p>0.0445656</text:p>
                <draw:g>
                  <svg:desc>Sheet1.B103:Sheet1.B203</svg:desc>
                </draw:g>
              </table:table-cell>
              <table:table-cell office:value-type="float" office:value="0.0000000021707">
                <text:p>0.0000000021707</text:p>
                <draw:g>
                  <svg:desc>Sheet1.C103:Sheet1.C203</svg:desc>
                </draw:g>
              </table:table-cell>
              <table:table-cell office:value-type="float" office:value="0.0430147">
                <text:p>0.0430147</text:p>
                <draw:g>
                  <svg:desc>Sheet1.B204:Sheet1.B304</svg:desc>
                </draw:g>
              </table:table-cell>
              <table:table-cell office:value-type="float" office:value="0.0000000021181">
                <text:p>0.0000000021181</text:p>
                <draw:g>
                  <svg:desc>Sheet1.C204:Sheet1.C304</svg:desc>
                </draw:g>
              </table:table-cell>
              <table:table-cell office:value-type="float" office:value="0.0407171">
                <text:p>0.0407171</text:p>
                <draw:g>
                  <svg:desc>Sheet1.B305:Sheet1.B405</svg:desc>
                </draw:g>
              </table:table-cell>
              <table:table-cell office:value-type="float" office:value="0.00000000206896">
                <text:p>0.00000000206896</text:p>
                <draw:g>
                  <svg:desc>Sheet1.C305:Sheet1.C405</svg:desc>
                </draw:g>
              </table:table-cell>
              <table:table-cell office:value-type="float" office:value="0.0392051">
                <text:p>0.0392051</text:p>
                <draw:g>
                  <svg:desc>Sheet1.B406:Sheet1.B506</svg:desc>
                </draw:g>
              </table:table-cell>
              <table:table-cell office:value-type="float" office:value="0.00000000196943">
                <text:p>0.00000000196943</text:p>
                <draw:g>
                  <svg:desc>Sheet1.C406:Sheet1.C506</svg:desc>
                </draw:g>
              </table:table-cell>
              <table:table-cell office:value-type="float" office:value="0.0377095">
                <text:p>0.0377095</text:p>
                <draw:g>
                  <svg:desc>Sheet1.B507:Sheet1.B607</svg:desc>
                </draw:g>
              </table:table-cell>
              <table:table-cell office:value-type="float" office:value="0.00000000199106">
                <text:p>0.00000000199106</text:p>
                <draw:g>
                  <svg:desc>Sheet1.C507:Sheet1.C607</svg:desc>
                </draw:g>
              </table:table-cell>
              <table:table-cell office:value-type="float" office:value="0.0362307">
                <text:p>0.0362307</text:p>
                <draw:g>
                  <svg:desc>Sheet1.B608:Sheet1.B708</svg:desc>
                </draw:g>
              </table:table-cell>
              <table:table-cell office:value-type="float" office:value="0.00000000176028">
                <text:p>0.00000000176028</text:p>
                <draw:g>
                  <svg:desc>Sheet1.C608:Sheet1.C708</svg:desc>
                </draw:g>
              </table:table-cell>
              <table:table-cell office:value-type="float" office:value="0.0340451">
                <text:p>0.0340451</text:p>
                <draw:g>
                  <svg:desc>Sheet1.B709:Sheet1.B809</svg:desc>
                </draw:g>
              </table:table-cell>
              <table:table-cell office:value-type="float" office:value="0.00000000183654">
                <text:p>0.00000000183654</text:p>
                <draw:g>
                  <svg:desc>Sheet1.C709:Sheet1.C809</svg:desc>
                </draw:g>
              </table:table-cell>
              <table:table-cell office:value-type="float" office:value="0.0326105">
                <text:p>0.0326105</text:p>
                <draw:g>
                  <svg:desc>Sheet1.B810:Sheet1.B910</svg:desc>
                </draw:g>
              </table:table-cell>
              <table:table-cell office:value-type="float" office:value="0.00000000164674">
                <text:p>0.00000000164674</text:p>
                <draw:g>
                  <svg:desc>Sheet1.C810:Sheet1.C910</svg:desc>
                </draw:g>
              </table:table-cell>
              <table:table-cell office:value-type="float" office:value="0.0311946">
                <text:p>0.0311946</text:p>
                <draw:g>
                  <svg:desc>Sheet1.B911:Sheet1.B1011</svg:desc>
                </draw:g>
              </table:table-cell>
              <table:table-cell office:value-type="float" office:value="0.00000000167478">
                <text:p>0.00000000167478</text:p>
                <draw:g>
                  <svg:desc>Sheet1.C911:Sheet1.C1011</svg:desc>
                </draw:g>
              </table:table-cell>
              <table:table-cell office:value-type="float" office:value="0.0297978">
                <text:p>0.0297978</text:p>
                <draw:g>
                  <svg:desc>Sheet1.B1012:Sheet1.B1112</svg:desc>
                </draw:g>
              </table:table-cell>
              <table:table-cell office:value-type="float" office:value="0.00000000157911">
                <text:p>0.00000000157911</text:p>
                <draw:g>
                  <svg:desc>Sheet1.C1012:Sheet1.C1112</svg:desc>
                </draw:g>
              </table:table-cell>
              <table:table-cell office:value-type="float" office:value="0.0277399">
                <text:p>0.0277399</text:p>
                <draw:g>
                  <svg:desc>Sheet1.B1113:Sheet1.B1213</svg:desc>
                </draw:g>
              </table:table-cell>
              <table:table-cell office:value-type="float" office:value="0.00000000138749">
                <text:p>0.00000000138749</text:p>
                <draw:g>
                  <svg:desc>Sheet1.C1113:Sheet1.C1213</svg:desc>
                </draw:g>
              </table:table-cell>
              <table:table-cell office:value-type="float" office:value="0.0263938">
                <text:p>0.0263938</text:p>
                <draw:g>
                  <svg:desc>Sheet1.B1214:Sheet1.B1314</svg:desc>
                </draw:g>
              </table:table-cell>
              <table:table-cell office:value-type="float" office:value="0.00000000145468">
                <text:p>0.00000000145468</text:p>
                <draw:g>
                  <svg:desc>Sheet1.C1214:Sheet1.C1314</svg:desc>
                </draw:g>
              </table:table-cell>
              <table:table-cell office:value-type="float" office:value="0.025069">
                <text:p>0.025069</text:p>
                <draw:g>
                  <svg:desc>Sheet1.B1315:Sheet1.B1415</svg:desc>
                </draw:g>
              </table:table-cell>
              <table:table-cell office:value-type="float" office:value="0.00000000122913">
                <text:p>0.00000000122913</text:p>
                <draw:g>
                  <svg:desc>Sheet1.C1315:Sheet1.C1415</svg:desc>
                </draw:g>
              </table:table-cell>
              <table:table-cell office:value-type="float" office:value="0.0237662">
                <text:p>0.0237662</text:p>
                <draw:g>
                  <svg:desc>Sheet1.B1416:Sheet1.B1516</svg:desc>
                </draw:g>
              </table:table-cell>
              <table:table-cell office:value-type="float" office:value="0.0000000012536">
                <text:p>0.0000000012536</text:p>
                <draw:g>
                  <svg:desc>Sheet1.C1416:Sheet1.C15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69086">
                <text:p>0.0569086</text:p>
              </table:table-cell>
              <table:table-cell office:value-type="float" office:value="0.00000000284031">
                <text:p>0.00000000284031</text:p>
              </table:table-cell>
              <table:table-cell office:value-type="float" office:value="0.0553743">
                <text:p>0.0553743</text:p>
              </table:table-cell>
              <table:table-cell office:value-type="float" office:value="0.00000000286305">
                <text:p>0.00000000286305</text:p>
              </table:table-cell>
              <table:table-cell office:value-type="float" office:value="0.0538544">
                <text:p>0.0538544</text:p>
              </table:table-cell>
              <table:table-cell office:value-type="float" office:value="0.00000000281347">
                <text:p>0.00000000281347</text:p>
              </table:table-cell>
              <table:table-cell office:value-type="float" office:value="0.0516028">
                <text:p>0.0516028</text:p>
              </table:table-cell>
              <table:table-cell office:value-type="float" office:value="0.00000000277913">
                <text:p>0.00000000277913</text:p>
              </table:table-cell>
              <table:table-cell office:value-type="float" office:value="0.050121">
                <text:p>0.050121</text:p>
              </table:table-cell>
              <table:table-cell office:value-type="float" office:value="0.0000000026664">
                <text:p>0.0000000026664</text:p>
              </table:table-cell>
              <table:table-cell office:value-type="float" office:value="0.0486553">
                <text:p>0.0486553</text:p>
              </table:table-cell>
              <table:table-cell office:value-type="float" office:value="0.00000000271809">
                <text:p>0.00000000271809</text:p>
              </table:table-cell>
              <table:table-cell office:value-type="float" office:value="0.0472061">
                <text:p>0.0472061</text:p>
              </table:table-cell>
              <table:table-cell office:value-type="float" office:value="0.00000000242398">
                <text:p>0.00000000242398</text:p>
              </table:table-cell>
              <table:table-cell office:value-type="float" office:value="0.0450642">
                <text:p>0.0450642</text:p>
              </table:table-cell>
              <table:table-cell office:value-type="float" office:value="0.00000000256427">
                <text:p>0.00000000256427</text:p>
              </table:table-cell>
              <table:table-cell office:value-type="float" office:value="0.0436583">
                <text:p>0.0436583</text:p>
              </table:table-cell>
              <table:table-cell office:value-type="float" office:value="0.00000000232199">
                <text:p>0.00000000232199</text:p>
              </table:table-cell>
              <table:table-cell office:value-type="float" office:value="0.0422707">
                <text:p>0.0422707</text:p>
              </table:table-cell>
              <table:table-cell office:value-type="float" office:value="0.00000000238614">
                <text:p>0.00000000238614</text:p>
              </table:table-cell>
              <table:table-cell office:value-type="float" office:value="0.0409018">
                <text:p>0.0409018</text:p>
              </table:table-cell>
              <table:table-cell office:value-type="float" office:value="0.00000000227458">
                <text:p>0.00000000227458</text:p>
              </table:table-cell>
              <table:table-cell office:value-type="float" office:value="0.0388851">
                <text:p>0.0388851</text:p>
              </table:table-cell>
              <table:table-cell office:value-type="float" office:value="0.00000000203405">
                <text:p>0.00000000203405</text:p>
              </table:table-cell>
              <table:table-cell office:value-type="float" office:value="0.0375659">
                <text:p>0.0375659</text:p>
              </table:table-cell>
              <table:table-cell office:value-type="float" office:value="0.0000000021596">
                <text:p>0.0000000021596</text:p>
              </table:table-cell>
              <table:table-cell office:value-type="float" office:value="0.0362676">
                <text:p>0.0362676</text:p>
              </table:table-cell>
              <table:table-cell office:value-type="float" office:value="0.00000000184933">
                <text:p>0.00000000184933</text:p>
              </table:table-cell>
              <table:table-cell office:value-type="float" office:value="0.0349909">
                <text:p>0.0349909</text:p>
              </table:table-cell>
              <table:table-cell office:value-type="float" office:value="0.00000000191319">
                <text:p>0.000000001913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7686">
                <text:p>0.067686</text:p>
              </table:table-cell>
              <table:table-cell office:value-type="float" office:value="0.00000000372094">
                <text:p>0.00000000372094</text:p>
              </table:table-cell>
              <table:table-cell office:value-type="float" office:value="0.066183">
                <text:p>0.066183</text:p>
              </table:table-cell>
              <table:table-cell office:value-type="float" office:value="0.00000000377617">
                <text:p>0.00000000377617</text:p>
              </table:table-cell>
              <table:table-cell office:value-type="float" office:value="0.0646941">
                <text:p>0.0646941</text:p>
              </table:table-cell>
              <table:table-cell office:value-type="float" office:value="0.00000000373707">
                <text:p>0.00000000373707</text:p>
              </table:table-cell>
              <table:table-cell office:value-type="float" office:value="0.0624884">
                <text:p>0.0624884</text:p>
              </table:table-cell>
              <table:table-cell office:value-type="float" office:value="0.00000000373299">
                <text:p>0.00000000373299</text:p>
              </table:table-cell>
              <table:table-cell office:value-type="float" office:value="0.0610369">
                <text:p>0.0610369</text:p>
              </table:table-cell>
              <table:table-cell office:value-type="float" office:value="0.00000000360996">
                <text:p>0.00000000360996</text:p>
              </table:table-cell>
              <table:table-cell office:value-type="float" office:value="0.0596011">
                <text:p>0.0596011</text:p>
              </table:table-cell>
              <table:table-cell office:value-type="float" office:value="0.0000000037105">
                <text:p>0.0000000037105</text:p>
              </table:table-cell>
              <table:table-cell office:value-type="float" office:value="0.0581815">
                <text:p>0.0581815</text:p>
              </table:table-cell>
              <table:table-cell office:value-type="float" office:value="0.00000000333784">
                <text:p>0.00000000333784</text:p>
              </table:table-cell>
              <table:table-cell office:value-type="float" office:value="0.0560833">
                <text:p>0.0560833</text:p>
              </table:table-cell>
              <table:table-cell office:value-type="float" office:value="0.00000000358024">
                <text:p>0.00000000358024</text:p>
              </table:table-cell>
              <table:table-cell office:value-type="float" office:value="0.0547061">
                <text:p>0.0547061</text:p>
              </table:table-cell>
              <table:table-cell office:value-type="float" office:value="0.000000003274">
                <text:p>0.000000003274</text:p>
              </table:table-cell>
              <table:table-cell office:value-type="float" office:value="0.0533468">
                <text:p>0.0533468</text:p>
              </table:table-cell>
              <table:table-cell office:value-type="float" office:value="0.0000000033995">
                <text:p>0.0000000033995</text:p>
              </table:table-cell>
              <table:table-cell office:value-type="float" office:value="0.0520059">
                <text:p>0.0520059</text:p>
              </table:table-cell>
              <table:table-cell office:value-type="float" office:value="0.00000000327619">
                <text:p>0.00000000327619</text:p>
              </table:table-cell>
              <table:table-cell office:value-type="float" office:value="0.0500303">
                <text:p>0.0500303</text:p>
              </table:table-cell>
              <table:table-cell office:value-type="float" office:value="0.00000000298173">
                <text:p>0.00000000298173</text:p>
              </table:table-cell>
              <table:table-cell office:value-type="float" office:value="0.048738">
                <text:p>0.048738</text:p>
              </table:table-cell>
              <table:table-cell office:value-type="float" office:value="0.00000000320591">
                <text:p>0.00000000320591</text:p>
              </table:table-cell>
              <table:table-cell office:value-type="float" office:value="0.0474662">
                <text:p>0.0474662</text:p>
              </table:table-cell>
              <table:table-cell office:value-type="float" office:value="0.00000000278228">
                <text:p>0.00000000278228</text:p>
              </table:table-cell>
              <table:table-cell office:value-type="float" office:value="0.0462156">
                <text:p>0.0462156</text:p>
              </table:table-cell>
              <table:table-cell office:value-type="float" office:value="0.00000000291959">
                <text:p>0.000000002919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84634">
                <text:p>0.0784634</text:p>
              </table:table-cell>
              <table:table-cell office:value-type="float" office:value="0.00000000487453">
                <text:p>0.00000000487453</text:p>
              </table:table-cell>
              <table:table-cell office:value-type="float" office:value="0.0769917">
                <text:p>0.0769917</text:p>
              </table:table-cell>
              <table:table-cell office:value-type="float" office:value="0.00000000498043">
                <text:p>0.00000000498043</text:p>
              </table:table-cell>
              <table:table-cell office:value-type="float" office:value="0.0755338">
                <text:p>0.0755338</text:p>
              </table:table-cell>
              <table:table-cell office:value-type="float" office:value="0.00000000496375">
                <text:p>0.00000000496375</text:p>
              </table:table-cell>
              <table:table-cell office:value-type="float" office:value="0.0733741">
                <text:p>0.0733741</text:p>
              </table:table-cell>
              <table:table-cell office:value-type="float" office:value="0.0000000050141">
                <text:p>0.0000000050141</text:p>
              </table:table-cell>
              <table:table-cell office:value-type="float" office:value="0.0719528">
                <text:p>0.0719528</text:p>
              </table:table-cell>
              <table:table-cell office:value-type="float" office:value="0.00000000488726">
                <text:p>0.00000000488726</text:p>
              </table:table-cell>
              <table:table-cell office:value-type="float" office:value="0.0705469">
                <text:p>0.0705469</text:p>
              </table:table-cell>
              <table:table-cell office:value-type="float" office:value="0.00000000506508">
                <text:p>0.00000000506508</text:p>
              </table:table-cell>
              <table:table-cell office:value-type="float" office:value="0.0691569">
                <text:p>0.0691569</text:p>
              </table:table-cell>
              <table:table-cell office:value-type="float" office:value="0.00000000459606">
                <text:p>0.00000000459606</text:p>
              </table:table-cell>
              <table:table-cell office:value-type="float" office:value="0.0671024">
                <text:p>0.0671024</text:p>
              </table:table-cell>
              <table:table-cell office:value-type="float" office:value="0.00000000499851">
                <text:p>0.00000000499851</text:p>
              </table:table-cell>
              <table:table-cell office:value-type="float" office:value="0.0657539">
                <text:p>0.0657539</text:p>
              </table:table-cell>
              <table:table-cell office:value-type="float" office:value="0.00000000461611">
                <text:p>0.00000000461611</text:p>
              </table:table-cell>
              <table:table-cell office:value-type="float" office:value="0.0644229">
                <text:p>0.0644229</text:p>
              </table:table-cell>
              <table:table-cell office:value-type="float" office:value="0.00000000484293">
                <text:p>0.00000000484293</text:p>
              </table:table-cell>
              <table:table-cell office:value-type="float" office:value="0.0631099">
                <text:p>0.0631099</text:p>
              </table:table-cell>
              <table:table-cell office:value-type="float" office:value="0.00000000471855">
                <text:p>0.00000000471855</text:p>
              </table:table-cell>
              <table:table-cell office:value-type="float" office:value="0.0611755">
                <text:p>0.0611755</text:p>
              </table:table-cell>
              <table:table-cell office:value-type="float" office:value="0.00000000437058">
                <text:p>0.00000000437058</text:p>
              </table:table-cell>
              <table:table-cell office:value-type="float" office:value="0.0599102">
                <text:p>0.0599102</text:p>
              </table:table-cell>
              <table:table-cell office:value-type="float" office:value="0.00000000475871">
                <text:p>0.00000000475871</text:p>
              </table:table-cell>
              <table:table-cell office:value-type="float" office:value="0.0586649">
                <text:p>0.0586649</text:p>
              </table:table-cell>
              <table:table-cell office:value-type="float" office:value="0.00000000418543">
                <text:p>0.00000000418543</text:p>
              </table:table-cell>
              <table:table-cell office:value-type="float" office:value="0.0574403">
                <text:p>0.0574403</text:p>
              </table:table-cell>
              <table:table-cell office:value-type="float" office:value="0.00000000445482">
                <text:p>0.000000004454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92408">
                <text:p>0.0892408</text:p>
              </table:table-cell>
              <table:table-cell office:value-type="float" office:value="0.0000000063856">
                <text:p>0.0000000063856</text:p>
              </table:table-cell>
              <table:table-cell office:value-type="float" office:value="0.0878003">
                <text:p>0.0878003</text:p>
              </table:table-cell>
              <table:table-cell office:value-type="float" office:value="0.00000000656855">
                <text:p>0.00000000656855</text:p>
              </table:table-cell>
              <table:table-cell office:value-type="float" office:value="0.0863735">
                <text:p>0.0863735</text:p>
              </table:table-cell>
              <table:table-cell office:value-type="float" office:value="0.00000000659289">
                <text:p>0.00000000659289</text:p>
              </table:table-cell>
              <table:table-cell office:value-type="float" office:value="0.0842598">
                <text:p>0.0842598</text:p>
              </table:table-cell>
              <table:table-cell office:value-type="float" office:value="0.00000000673463">
                <text:p>0.00000000673463</text:p>
              </table:table-cell>
              <table:table-cell office:value-type="float" office:value="0.0828687">
                <text:p>0.0828687</text:p>
              </table:table-cell>
              <table:table-cell office:value-type="float" office:value="0.00000000661624">
                <text:p>0.00000000661624</text:p>
              </table:table-cell>
              <table:table-cell office:value-type="float" office:value="0.0814928">
                <text:p>0.0814928</text:p>
              </table:table-cell>
              <table:table-cell office:value-type="float" office:value="0.00000000691386">
                <text:p>0.00000000691386</text:p>
              </table:table-cell>
              <table:table-cell office:value-type="float" office:value="0.0801322">
                <text:p>0.0801322</text:p>
              </table:table-cell>
              <table:table-cell office:value-type="float" office:value="0.00000000632826">
                <text:p>0.00000000632826</text:p>
              </table:table-cell>
              <table:table-cell office:value-type="float" office:value="0.0781215">
                <text:p>0.0781215</text:p>
              </table:table-cell>
              <table:table-cell office:value-type="float" office:value="0.0000000069782">
                <text:p>0.0000000069782</text:p>
              </table:table-cell>
              <table:table-cell office:value-type="float" office:value="0.0768017">
                <text:p>0.0768017</text:p>
              </table:table-cell>
              <table:table-cell office:value-type="float" office:value="0.00000000650792">
                <text:p>0.00000000650792</text:p>
              </table:table-cell>
              <table:table-cell office:value-type="float" office:value="0.075499">
                <text:p>0.075499</text:p>
              </table:table-cell>
              <table:table-cell office:value-type="float" office:value="0.0000000068987">
                <text:p>0.0000000068987</text:p>
              </table:table-cell>
              <table:table-cell office:value-type="float" office:value="0.074214">
                <text:p>0.074214</text:p>
              </table:table-cell>
              <table:table-cell office:value-type="float" office:value="0.00000000679527">
                <text:p>0.00000000679527</text:p>
              </table:table-cell>
              <table:table-cell office:value-type="float" office:value="0.0723207">
                <text:p>0.0723207</text:p>
              </table:table-cell>
              <table:table-cell office:value-type="float" office:value="0.00000000640559">
                <text:p>0.00000000640559</text:p>
              </table:table-cell>
              <table:table-cell office:value-type="float" office:value="0.0710823">
                <text:p>0.0710823</text:p>
              </table:table-cell>
              <table:table-cell office:value-type="float" office:value="0.00000000706262">
                <text:p>0.00000000706262</text:p>
              </table:table-cell>
              <table:table-cell office:value-type="float" office:value="0.0698635">
                <text:p>0.0698635</text:p>
              </table:table-cell>
              <table:table-cell office:value-type="float" office:value="0.00000000629518">
                <text:p>0.00000000629518</text:p>
              </table:table-cell>
              <table:table-cell office:value-type="float" office:value="0.0686649">
                <text:p>0.0686649</text:p>
              </table:table-cell>
              <table:table-cell office:value-type="float" office:value="0.000000006796">
                <text:p>0.000000006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0018">
                <text:p>0.100018</text:p>
              </table:table-cell>
              <table:table-cell office:value-type="float" office:value="0.00000000836482">
                <text:p>0.00000000836482</text:p>
              </table:table-cell>
              <table:table-cell office:value-type="float" office:value="0.098609">
                <text:p>0.098609</text:p>
              </table:table-cell>
              <table:table-cell office:value-type="float" office:value="0.00000000866278">
                <text:p>0.00000000866278</text:p>
              </table:table-cell>
              <table:table-cell office:value-type="float" office:value="0.0972133">
                <text:p>0.0972133</text:p>
              </table:table-cell>
              <table:table-cell office:value-type="float" office:value="0.00000000875638">
                <text:p>0.00000000875638</text:p>
              </table:table-cell>
              <table:table-cell office:value-type="float" office:value="0.0951454">
                <text:p>0.0951454</text:p>
              </table:table-cell>
              <table:table-cell office:value-type="float" office:value="0.00000000904512">
                <text:p>0.00000000904512</text:p>
              </table:table-cell>
              <table:table-cell office:value-type="float" office:value="0.0937846">
                <text:p>0.0937846</text:p>
              </table:table-cell>
              <table:table-cell office:value-type="float" office:value="0.00000000895641">
                <text:p>0.00000000895641</text:p>
              </table:table-cell>
              <table:table-cell office:value-type="float" office:value="0.0924386">
                <text:p>0.0924386</text:p>
              </table:table-cell>
              <table:table-cell office:value-type="float" office:value="0.00000000943687">
                <text:p>0.00000000943687</text:p>
              </table:table-cell>
              <table:table-cell office:value-type="float" office:value="0.0911076">
                <text:p>0.0911076</text:p>
              </table:table-cell>
              <table:table-cell office:value-type="float" office:value="0.00000000871268">
                <text:p>0.00000000871268</text:p>
              </table:table-cell>
              <table:table-cell office:value-type="float" office:value="0.0891406">
                <text:p>0.0891406</text:p>
              </table:table-cell>
              <table:table-cell office:value-type="float" office:value="0.0000000097411">
                <text:p>0.0000000097411</text:p>
              </table:table-cell>
              <table:table-cell office:value-type="float" office:value="0.0878495">
                <text:p>0.0878495</text:p>
              </table:table-cell>
              <table:table-cell office:value-type="float" office:value="0.00000000917413">
                <text:p>0.00000000917413</text:p>
              </table:table-cell>
              <table:table-cell office:value-type="float" office:value="0.0865751">
                <text:p>0.0865751</text:p>
              </table:table-cell>
              <table:table-cell office:value-type="float" office:value="0.00000000982595">
                <text:p>0.00000000982595</text:p>
              </table:table-cell>
              <table:table-cell office:value-type="float" office:value="0.085318">
                <text:p>0.085318</text:p>
              </table:table-cell>
              <table:table-cell office:value-type="float" office:value="0.00000000978466">
                <text:p>0.00000000978466</text:p>
              </table:table-cell>
              <table:table-cell office:value-type="float" office:value="0.083466">
                <text:p>0.083466</text:p>
              </table:table-cell>
              <table:table-cell office:value-type="float" office:value="0.00000000938649">
                <text:p>0.00000000938649</text:p>
              </table:table-cell>
              <table:table-cell office:value-type="float" office:value="0.0822544">
                <text:p>0.0822544</text:p>
              </table:table-cell>
              <table:table-cell office:value-type="float" office:value="0.0000000104798">
                <text:p>0.0000000104798</text:p>
              </table:table-cell>
              <table:table-cell office:value-type="float" office:value="0.0810621">
                <text:p>0.0810621</text:p>
              </table:table-cell>
              <table:table-cell office:value-type="float" office:value="0.00000000946604">
                <text:p>0.00000000946604</text:p>
              </table:table-cell>
              <table:table-cell office:value-type="float" office:value="0.0798896">
                <text:p>0.0798896</text:p>
              </table:table-cell>
              <table:table-cell office:value-type="float" office:value="0.0000000103645">
                <text:p>0.00000001036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0796">
                <text:p>0.110796</text:p>
              </table:table-cell>
              <table:table-cell office:value-type="float" office:value="0.0000000109571">
                <text:p>0.0000000109571</text:p>
              </table:table-cell>
              <table:table-cell office:value-type="float" office:value="0.109418">
                <text:p>0.109418</text:p>
              </table:table-cell>
              <table:table-cell office:value-type="float" office:value="0.0000000114242">
                <text:p>0.0000000114242</text:p>
              </table:table-cell>
              <table:table-cell office:value-type="float" office:value="0.108053">
                <text:p>0.108053</text:p>
              </table:table-cell>
              <table:table-cell office:value-type="float" office:value="0.0000000116292">
                <text:p>0.0000000116292</text:p>
              </table:table-cell>
              <table:table-cell office:value-type="float" office:value="0.106031">
                <text:p>0.106031</text:p>
              </table:table-cell>
              <table:table-cell office:value-type="float" office:value="0.0000000121475">
                <text:p>0.0000000121475</text:p>
              </table:table-cell>
              <table:table-cell office:value-type="float" office:value="0.104701">
                <text:p>0.104701</text:p>
              </table:table-cell>
              <table:table-cell office:value-type="float" office:value="0.0000000121234">
                <text:p>0.0000000121234</text:p>
              </table:table-cell>
              <table:table-cell office:value-type="float" office:value="0.103384">
                <text:p>0.103384</text:p>
              </table:table-cell>
              <table:table-cell office:value-type="float" office:value="0.0000000128795">
                <text:p>0.0000000128795</text:p>
              </table:table-cell>
              <table:table-cell office:value-type="float" office:value="0.102083">
                <text:p>0.102083</text:p>
              </table:table-cell>
              <table:table-cell office:value-type="float" office:value="0.0000000119944">
                <text:p>0.0000000119944</text:p>
              </table:table-cell>
              <table:table-cell office:value-type="float" office:value="0.10016">
                <text:p>0.10016</text:p>
              </table:table-cell>
              <table:table-cell office:value-type="float" office:value="0.0000000135963">
                <text:p>0.0000000135963</text:p>
              </table:table-cell>
              <table:table-cell office:value-type="float" office:value="0.0988973">
                <text:p>0.0988973</text:p>
              </table:table-cell>
              <table:table-cell office:value-type="float" office:value="0.0000000129308">
                <text:p>0.0000000129308</text:p>
              </table:table-cell>
              <table:table-cell office:value-type="float" office:value="0.0976512">
                <text:p>0.0976512</text:p>
              </table:table-cell>
              <table:table-cell office:value-type="float" office:value="0.000000013993">
                <text:p>0.000000013993</text:p>
              </table:table-cell>
              <table:table-cell office:value-type="float" office:value="0.0964221">
                <text:p>0.0964221</text:p>
              </table:table-cell>
              <table:table-cell office:value-type="float" office:value="0.0000000140864">
                <text:p>0.0000000140864</text:p>
              </table:table-cell>
              <table:table-cell office:value-type="float" office:value="0.0946112">
                <text:p>0.0946112</text:p>
              </table:table-cell>
              <table:table-cell office:value-type="float" office:value="0.0000000137511">
                <text:p>0.0000000137511</text:p>
              </table:table-cell>
              <table:table-cell office:value-type="float" office:value="0.0934265">
                <text:p>0.0934265</text:p>
              </table:table-cell>
              <table:table-cell office:value-type="float" office:value="0.0000000155456">
                <text:p>0.0000000155456</text:p>
              </table:table-cell>
              <table:table-cell office:value-type="float" office:value="0.0922607">
                <text:p>0.0922607</text:p>
              </table:table-cell>
              <table:table-cell office:value-type="float" office:value="0.0000000142288">
                <text:p>0.0000000142288</text:p>
              </table:table-cell>
              <table:table-cell office:value-type="float" office:value="0.0911143">
                <text:p>0.0911143</text:p>
              </table:table-cell>
              <table:table-cell office:value-type="float" office:value="0.0000000157996">
                <text:p>0.00000001579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1573">
                <text:p>0.121573</text:p>
              </table:table-cell>
              <table:table-cell office:value-type="float" office:value="0.0000000143519">
                <text:p>0.0000000143519</text:p>
              </table:table-cell>
              <table:table-cell office:value-type="float" office:value="0.120226">
                <text:p>0.120226</text:p>
              </table:table-cell>
              <table:table-cell office:value-type="float" office:value="0.0000000150649">
                <text:p>0.0000000150649</text:p>
              </table:table-cell>
              <table:table-cell office:value-type="float" office:value="0.118893">
                <text:p>0.118893</text:p>
              </table:table-cell>
              <table:table-cell office:value-type="float" office:value="0.0000000154435">
                <text:p>0.0000000154435</text:p>
              </table:table-cell>
              <table:table-cell office:value-type="float" office:value="0.116917">
                <text:p>0.116917</text:p>
              </table:table-cell>
              <table:table-cell office:value-type="float" office:value="0.0000000163126">
                <text:p>0.0000000163126</text:p>
              </table:table-cell>
              <table:table-cell office:value-type="float" office:value="0.115616">
                <text:p>0.115616</text:p>
              </table:table-cell>
              <table:table-cell office:value-type="float" office:value="0.0000000164086">
                <text:p>0.0000000164086</text:p>
              </table:table-cell>
              <table:table-cell office:value-type="float" office:value="0.11433">
                <text:p>0.11433</text:p>
              </table:table-cell>
              <table:table-cell office:value-type="float" office:value="0.000000017576">
                <text:p>0.000000017576</text:p>
              </table:table-cell>
              <table:table-cell office:value-type="float" office:value="0.113058">
                <text:p>0.113058</text:p>
              </table:table-cell>
              <table:table-cell office:value-type="float" office:value="0.0000000165099">
                <text:p>0.0000000165099</text:p>
              </table:table-cell>
              <table:table-cell office:value-type="float" office:value="0.111179">
                <text:p>0.111179</text:p>
              </table:table-cell>
              <table:table-cell office:value-type="float" office:value="0.000000018974">
                <text:p>0.000000018974</text:p>
              </table:table-cell>
              <table:table-cell office:value-type="float" office:value="0.109945">
                <text:p>0.109945</text:p>
              </table:table-cell>
              <table:table-cell office:value-type="float" office:value="0.0000000182222">
                <text:p>0.0000000182222</text:p>
              </table:table-cell>
              <table:table-cell office:value-type="float" office:value="0.108727">
                <text:p>0.108727</text:p>
              </table:table-cell>
              <table:table-cell office:value-type="float" office:value="0.0000000199225">
                <text:p>0.0000000199225</text:p>
              </table:table-cell>
              <table:table-cell office:value-type="float" office:value="0.107526">
                <text:p>0.107526</text:p>
              </table:table-cell>
              <table:table-cell office:value-type="float" office:value="0.0000000202736">
                <text:p>0.0000000202736</text:p>
              </table:table-cell>
              <table:table-cell office:value-type="float" office:value="0.105756">
                <text:p>0.105756</text:p>
              </table:table-cell>
              <table:table-cell office:value-type="float" office:value="0.0000000201376">
                <text:p>0.0000000201376</text:p>
              </table:table-cell>
              <table:table-cell office:value-type="float" office:value="0.104599">
                <text:p>0.104599</text:p>
              </table:table-cell>
              <table:table-cell office:value-type="float" office:value="0.0000000230496">
                <text:p>0.0000000230496</text:p>
              </table:table-cell>
              <table:table-cell office:value-type="float" office:value="0.103459">
                <text:p>0.103459</text:p>
              </table:table-cell>
              <table:table-cell office:value-type="float" office:value="0.000000021376">
                <text:p>0.000000021376</text:p>
              </table:table-cell>
              <table:table-cell office:value-type="float" office:value="0.102339">
                <text:p>0.102339</text:p>
              </table:table-cell>
              <table:table-cell office:value-type="float" office:value="0.0000000240683">
                <text:p>0.00000002406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235">
                <text:p>0.13235</text:p>
              </table:table-cell>
              <table:table-cell office:value-type="float" office:value="0.0000000187972">
                <text:p>0.0000000187972</text:p>
              </table:table-cell>
              <table:table-cell office:value-type="float" office:value="0.131035">
                <text:p>0.131035</text:p>
              </table:table-cell>
              <table:table-cell office:value-type="float" office:value="0.0000000198642">
                <text:p>0.0000000198642</text:p>
              </table:table-cell>
              <table:table-cell office:value-type="float" office:value="0.129732">
                <text:p>0.129732</text:p>
              </table:table-cell>
              <table:table-cell office:value-type="float" office:value="0.000000020507">
                <text:p>0.000000020507</text:p>
              </table:table-cell>
              <table:table-cell office:value-type="float" office:value="0.127802">
                <text:p>0.127802</text:p>
              </table:table-cell>
              <table:table-cell office:value-type="float" office:value="0.0000000219032">
                <text:p>0.0000000219032</text:p>
              </table:table-cell>
              <table:table-cell office:value-type="float" office:value="0.126532">
                <text:p>0.126532</text:p>
              </table:table-cell>
              <table:table-cell office:value-type="float" office:value="0.0000000222056">
                <text:p>0.0000000222056</text:p>
              </table:table-cell>
              <table:table-cell office:value-type="float" office:value="0.125276">
                <text:p>0.125276</text:p>
              </table:table-cell>
              <table:table-cell office:value-type="float" office:value="0.0000000239814">
                <text:p>0.0000000239814</text:p>
              </table:table-cell>
              <table:table-cell office:value-type="float" office:value="0.124034">
                <text:p>0.124034</text:p>
              </table:table-cell>
              <table:table-cell office:value-type="float" office:value="0.0000000227213">
                <text:p>0.0000000227213</text:p>
              </table:table-cell>
              <table:table-cell office:value-type="float" office:value="0.122198">
                <text:p>0.122198</text:p>
              </table:table-cell>
              <table:table-cell office:value-type="float" office:value="0.0000000264725">
                <text:p>0.0000000264725</text:p>
              </table:table-cell>
              <table:table-cell office:value-type="float" office:value="0.120993">
                <text:p>0.120993</text:p>
              </table:table-cell>
              <table:table-cell office:value-type="float" office:value="0.0000000256716">
                <text:p>0.0000000256716</text:p>
              </table:table-cell>
              <table:table-cell office:value-type="float" office:value="0.119803">
                <text:p>0.119803</text:p>
              </table:table-cell>
              <table:table-cell office:value-type="float" office:value="0.000000028355">
                <text:p>0.000000028355</text:p>
              </table:table-cell>
              <table:table-cell office:value-type="float" office:value="0.11863">
                <text:p>0.11863</text:p>
              </table:table-cell>
              <table:table-cell office:value-type="float" office:value="0.0000000291666">
                <text:p>0.0000000291666</text:p>
              </table:table-cell>
              <table:table-cell office:value-type="float" office:value="0.116902">
                <text:p>0.116902</text:p>
              </table:table-cell>
              <table:table-cell office:value-type="float" office:value="0.0000000294742">
                <text:p>0.0000000294742</text:p>
              </table:table-cell>
              <table:table-cell office:value-type="float" office:value="0.115771">
                <text:p>0.115771</text:p>
              </table:table-cell>
              <table:table-cell office:value-type="float" office:value="0.000000034153">
                <text:p>0.000000034153</text:p>
              </table:table-cell>
              <table:table-cell office:value-type="float" office:value="0.114658">
                <text:p>0.114658</text:p>
              </table:table-cell>
              <table:table-cell office:value-type="float" office:value="0.0000000320864">
                <text:p>0.0000000320864</text:p>
              </table:table-cell>
              <table:table-cell office:value-type="float" office:value="0.113564">
                <text:p>0.113564</text:p>
              </table:table-cell>
              <table:table-cell office:value-type="float" office:value="0.0000000366259">
                <text:p>0.00000003662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3128">
                <text:p>0.143128</text:p>
              </table:table-cell>
              <table:table-cell office:value-type="float" office:value="0.000000024617">
                <text:p>0.000000024617</text:p>
              </table:table-cell>
              <table:table-cell office:value-type="float" office:value="0.141844">
                <text:p>0.141844</text:p>
              </table:table-cell>
              <table:table-cell office:value-type="float" office:value="0.0000000261898">
                <text:p>0.0000000261898</text:p>
              </table:table-cell>
              <table:table-cell office:value-type="float" office:value="0.140572">
                <text:p>0.140572</text:p>
              </table:table-cell>
              <table:table-cell office:value-type="float" office:value="0.0000000272272">
                <text:p>0.0000000272272</text:p>
              </table:table-cell>
              <table:table-cell office:value-type="float" office:value="0.138688">
                <text:p>0.138688</text:p>
              </table:table-cell>
              <table:table-cell office:value-type="float" office:value="0.0000000294054">
                <text:p>0.0000000294054</text:p>
              </table:table-cell>
              <table:table-cell office:value-type="float" office:value="0.137448">
                <text:p>0.137448</text:p>
              </table:table-cell>
              <table:table-cell office:value-type="float" office:value="0.0000000300451">
                <text:p>0.0000000300451</text:p>
              </table:table-cell>
              <table:table-cell office:value-type="float" office:value="0.136222">
                <text:p>0.136222</text:p>
              </table:table-cell>
              <table:table-cell office:value-type="float" office:value="0.0000000327142">
                <text:p>0.0000000327142</text:p>
              </table:table-cell>
              <table:table-cell office:value-type="float" office:value="0.135009">
                <text:p>0.135009</text:p>
              </table:table-cell>
              <table:table-cell office:value-type="float" office:value="0.0000000312617">
                <text:p>0.0000000312617</text:p>
              </table:table-cell>
              <table:table-cell office:value-type="float" office:value="0.133217">
                <text:p>0.133217</text:p>
              </table:table-cell>
              <table:table-cell office:value-type="float" office:value="0.0000000369223">
                <text:p>0.0000000369223</text:p>
              </table:table-cell>
              <table:table-cell office:value-type="float" office:value="0.132041">
                <text:p>0.132041</text:p>
              </table:table-cell>
              <table:table-cell office:value-type="float" office:value="0.0000000361522">
                <text:p>0.0000000361522</text:p>
              </table:table-cell>
              <table:table-cell office:value-type="float" office:value="0.13088">
                <text:p>0.13088</text:p>
              </table:table-cell>
              <table:table-cell office:value-type="float" office:value="0.0000000403375">
                <text:p>0.0000000403375</text:p>
              </table:table-cell>
              <table:table-cell office:value-type="float" office:value="0.129734">
                <text:p>0.129734</text:p>
              </table:table-cell>
              <table:table-cell office:value-type="float" office:value="0.000000041936">
                <text:p>0.000000041936</text:p>
              </table:table-cell>
              <table:table-cell office:value-type="float" office:value="0.128047">
                <text:p>0.128047</text:p>
              </table:table-cell>
              <table:table-cell office:value-type="float" office:value="0.0000000431052">
                <text:p>0.0000000431052</text:p>
              </table:table-cell>
              <table:table-cell office:value-type="float" office:value="0.126943">
                <text:p>0.126943</text:p>
              </table:table-cell>
              <table:table-cell office:value-type="float" office:value="0.0000000505549">
                <text:p>0.0000000505549</text:p>
              </table:table-cell>
              <table:table-cell office:value-type="float" office:value="0.125857">
                <text:p>0.125857</text:p>
              </table:table-cell>
              <table:table-cell office:value-type="float" office:value="0.0000000481031">
                <text:p>0.0000000481031</text:p>
              </table:table-cell>
              <table:table-cell office:value-type="float" office:value="0.124788">
                <text:p>0.124788</text:p>
              </table:table-cell>
              <table:table-cell office:value-type="float" office:value="0.0000000556471">
                <text:p>0.00000005564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3905">
                <text:p>0.153905</text:p>
              </table:table-cell>
              <table:table-cell office:value-type="float" office:value="0.000000032235">
                <text:p>0.000000032235</text:p>
              </table:table-cell>
              <table:table-cell office:value-type="float" office:value="0.152652">
                <text:p>0.152652</text:p>
              </table:table-cell>
              <table:table-cell office:value-type="float" office:value="0.0000000345248">
                <text:p>0.0000000345248</text:p>
              </table:table-cell>
              <table:table-cell office:value-type="float" office:value="0.151412">
                <text:p>0.151412</text:p>
              </table:table-cell>
              <table:table-cell office:value-type="float" office:value="0.0000000361439">
                <text:p>0.0000000361439</text:p>
              </table:table-cell>
              <table:table-cell office:value-type="float" office:value="0.149574">
                <text:p>0.149574</text:p>
              </table:table-cell>
              <table:table-cell office:value-type="float" office:value="0.0000000394689">
                <text:p>0.0000000394689</text:p>
              </table:table-cell>
              <table:table-cell office:value-type="float" office:value="0.148364">
                <text:p>0.148364</text:p>
              </table:table-cell>
              <table:table-cell office:value-type="float" office:value="0.0000000406424">
                <text:p>0.0000000406424</text:p>
              </table:table-cell>
              <table:table-cell office:value-type="float" office:value="0.147168">
                <text:p>0.147168</text:p>
              </table:table-cell>
              <table:table-cell office:value-type="float" office:value="0.0000000446141">
                <text:p>0.0000000446141</text:p>
              </table:table-cell>
              <table:table-cell office:value-type="float" office:value="0.145985">
                <text:p>0.145985</text:p>
              </table:table-cell>
              <table:table-cell office:value-type="float" office:value="0.0000000429972">
                <text:p>0.0000000429972</text:p>
              </table:table-cell>
              <table:table-cell office:value-type="float" office:value="0.144236">
                <text:p>0.144236</text:p>
              </table:table-cell>
              <table:table-cell office:value-type="float" office:value="0.0000000514736">
                <text:p>0.0000000514736</text:p>
              </table:table-cell>
              <table:table-cell office:value-type="float" office:value="0.143088">
                <text:p>0.143088</text:p>
              </table:table-cell>
              <table:table-cell office:value-type="float" office:value="0.0000000508832">
                <text:p>0.0000000508832</text:p>
              </table:table-cell>
              <table:table-cell office:value-type="float" office:value="0.141956">
                <text:p>0.141956</text:p>
              </table:table-cell>
              <table:table-cell office:value-type="float" office:value="0.0000000573447">
                <text:p>0.0000000573447</text:p>
              </table:table-cell>
              <table:table-cell office:value-type="float" office:value="0.140838">
                <text:p>0.140838</text:p>
              </table:table-cell>
              <table:table-cell office:value-type="float" office:value="0.0000000602455">
                <text:p>0.0000000602455</text:p>
              </table:table-cell>
              <table:table-cell office:value-type="float" office:value="0.139192">
                <text:p>0.139192</text:p>
              </table:table-cell>
              <table:table-cell office:value-type="float" office:value="0.0000000629669">
                <text:p>0.0000000629669</text:p>
              </table:table-cell>
              <table:table-cell office:value-type="float" office:value="0.138115">
                <text:p>0.138115</text:p>
              </table:table-cell>
              <table:table-cell office:value-type="float" office:value="0.000000074724">
                <text:p>0.000000074724</text:p>
              </table:table-cell>
              <table:table-cell office:value-type="float" office:value="0.137055">
                <text:p>0.137055</text:p>
              </table:table-cell>
              <table:table-cell office:value-type="float" office:value="0.0000000719805">
                <text:p>0.0000000719805</text:p>
              </table:table-cell>
              <table:table-cell office:value-type="float" office:value="0.136013">
                <text:p>0.136013</text:p>
              </table:table-cell>
              <table:table-cell office:value-type="float" office:value="0.000000084344">
                <text:p>0.0000000843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4682">
                <text:p>0.164682</text:p>
              </table:table-cell>
              <table:table-cell office:value-type="float" office:value="0.0000000422037">
                <text:p>0.0000000422037</text:p>
              </table:table-cell>
              <table:table-cell office:value-type="float" office:value="0.163461">
                <text:p>0.163461</text:p>
              </table:table-cell>
              <table:table-cell office:value-type="float" office:value="0.0000000455042">
                <text:p>0.0000000455042</text:p>
              </table:table-cell>
              <table:table-cell office:value-type="float" office:value="0.162251">
                <text:p>0.162251</text:p>
              </table:table-cell>
              <table:table-cell office:value-type="float" office:value="0.0000000479703">
                <text:p>0.0000000479703</text:p>
              </table:table-cell>
              <table:table-cell office:value-type="float" office:value="0.160459">
                <text:p>0.160459</text:p>
              </table:table-cell>
              <table:table-cell office:value-type="float" office:value="0.0000000529619">
                <text:p>0.0000000529619</text:p>
              </table:table-cell>
              <table:table-cell office:value-type="float" office:value="0.15928">
                <text:p>0.15928</text:p>
              </table:table-cell>
              <table:table-cell office:value-type="float" office:value="0.0000000549594">
                <text:p>0.0000000549594</text:p>
              </table:table-cell>
              <table:table-cell office:value-type="float" office:value="0.158113">
                <text:p>0.158113</text:p>
              </table:table-cell>
              <table:table-cell office:value-type="float" office:value="0.0000000608185">
                <text:p>0.0000000608185</text:p>
              </table:table-cell>
              <table:table-cell office:value-type="float" office:value="0.15696">
                <text:p>0.15696</text:p>
              </table:table-cell>
              <table:table-cell office:value-type="float" office:value="0.0000000591102">
                <text:p>0.0000000591102</text:p>
              </table:table-cell>
              <table:table-cell office:value-type="float" office:value="0.155255">
                <text:p>0.155255</text:p>
              </table:table-cell>
              <table:table-cell office:value-type="float" office:value="0.0000000717139">
                <text:p>0.0000000717139</text:p>
              </table:table-cell>
              <table:table-cell office:value-type="float" office:value="0.154136">
                <text:p>0.154136</text:p>
              </table:table-cell>
              <table:table-cell office:value-type="float" office:value="0.0000000715609">
                <text:p>0.0000000715609</text:p>
              </table:table-cell>
              <table:table-cell office:value-type="float" office:value="0.153032">
                <text:p>0.153032</text:p>
              </table:table-cell>
              <table:table-cell office:value-type="float" office:value="0.0000000814441">
                <text:p>0.0000000814441</text:p>
              </table:table-cell>
              <table:table-cell office:value-type="float" office:value="0.151942">
                <text:p>0.151942</text:p>
              </table:table-cell>
              <table:table-cell office:value-type="float" office:value="0.0000000864454">
                <text:p>0.0000000864454</text:p>
              </table:table-cell>
              <table:table-cell office:value-type="float" office:value="0.150337">
                <text:p>0.150337</text:p>
              </table:table-cell>
              <table:table-cell office:value-type="float" office:value="0.0000000918248">
                <text:p>0.0000000918248</text:p>
              </table:table-cell>
              <table:table-cell office:value-type="float" office:value="0.149287">
                <text:p>0.149287</text:p>
              </table:table-cell>
              <table:table-cell office:value-type="float" office:value="0.00000011021">
                <text:p>0.00000011021</text:p>
              </table:table-cell>
              <table:table-cell office:value-type="float" office:value="0.148254">
                <text:p>0.148254</text:p>
              </table:table-cell>
              <table:table-cell office:value-type="float" office:value="0.000000107412">
                <text:p>0.000000107412</text:p>
              </table:table-cell>
              <table:table-cell office:value-type="float" office:value="0.147238">
                <text:p>0.147238</text:p>
              </table:table-cell>
              <table:table-cell office:value-type="float" office:value="0.000000127379">
                <text:p>0.0000001273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546">
                <text:p>0.17546</text:p>
              </table:table-cell>
              <table:table-cell office:value-type="float" office:value="0.0000000552438">
                <text:p>0.0000000552438</text:p>
              </table:table-cell>
              <table:table-cell office:value-type="float" office:value="0.17427">
                <text:p>0.17427</text:p>
              </table:table-cell>
              <table:table-cell office:value-type="float" office:value="0.0000000599605">
                <text:p>0.0000000599605</text:p>
              </table:table-cell>
              <table:table-cell office:value-type="float" office:value="0.173091">
                <text:p>0.173091</text:p>
              </table:table-cell>
              <table:table-cell office:value-type="float" office:value="0.0000000636481">
                <text:p>0.0000000636481</text:p>
              </table:table-cell>
              <table:table-cell office:value-type="float" office:value="0.171345">
                <text:p>0.171345</text:p>
              </table:table-cell>
              <table:table-cell office:value-type="float" office:value="0.0000000710411">
                <text:p>0.0000000710411</text:p>
              </table:table-cell>
              <table:table-cell office:value-type="float" office:value="0.170196">
                <text:p>0.170196</text:p>
              </table:table-cell>
              <table:table-cell office:value-type="float" office:value="0.0000000742866">
                <text:p>0.0000000742866</text:p>
              </table:table-cell>
              <table:table-cell office:value-type="float" office:value="0.169059">
                <text:p>0.169059</text:p>
              </table:table-cell>
              <table:table-cell office:value-type="float" office:value="0.000000082864">
                <text:p>0.000000082864</text:p>
              </table:table-cell>
              <table:table-cell office:value-type="float" office:value="0.167935">
                <text:p>0.167935</text:p>
              </table:table-cell>
              <table:table-cell office:value-type="float" office:value="0.0000000812084">
                <text:p>0.0000000812084</text:p>
              </table:table-cell>
              <table:table-cell office:value-type="float" office:value="0.166274">
                <text:p>0.166274</text:p>
              </table:table-cell>
              <table:table-cell office:value-type="float" office:value="0.0000000998247">
                <text:p>0.0000000998247</text:p>
              </table:table-cell>
              <table:table-cell office:value-type="float" office:value="0.165184">
                <text:p>0.165184</text:p>
              </table:table-cell>
              <table:table-cell office:value-type="float" office:value="0.000000100532">
                <text:p>0.000000100532</text:p>
              </table:table-cell>
              <table:table-cell office:value-type="float" office:value="0.164108">
                <text:p>0.164108</text:p>
              </table:table-cell>
              <table:table-cell office:value-type="float" office:value="0.000000115514">
                <text:p>0.000000115514</text:p>
              </table:table-cell>
              <table:table-cell office:value-type="float" office:value="0.163046">
                <text:p>0.163046</text:p>
              </table:table-cell>
              <table:table-cell office:value-type="float" office:value="0.000000123827">
                <text:p>0.000000123827</text:p>
              </table:table-cell>
              <table:table-cell office:value-type="float" office:value="0.161482">
                <text:p>0.161482</text:p>
              </table:table-cell>
              <table:table-cell office:value-type="float" office:value="0.00000013358">
                <text:p>0.00000013358</text:p>
              </table:table-cell>
              <table:table-cell office:value-type="float" office:value="0.160459">
                <text:p>0.160459</text:p>
              </table:table-cell>
              <table:table-cell office:value-type="float" office:value="0.000000162035">
                <text:p>0.000000162035</text:p>
              </table:table-cell>
              <table:table-cell office:value-type="float" office:value="0.159452">
                <text:p>0.159452</text:p>
              </table:table-cell>
              <table:table-cell office:value-type="float" office:value="0.000000159626">
                <text:p>0.000000159626</text:p>
              </table:table-cell>
              <table:table-cell office:value-type="float" office:value="0.158462">
                <text:p>0.158462</text:p>
              </table:table-cell>
              <table:table-cell office:value-type="float" office:value="0.000000191337">
                <text:p>0.0000001913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6237">
                <text:p>0.186237</text:p>
              </table:table-cell>
              <table:table-cell office:value-type="float" office:value="0.0000000722936">
                <text:p>0.0000000722936</text:p>
              </table:table-cell>
              <table:table-cell office:value-type="float" office:value="0.185079">
                <text:p>0.185079</text:p>
              </table:table-cell>
              <table:table-cell office:value-type="float" office:value="0.0000000789843">
                <text:p>0.0000000789843</text:p>
              </table:table-cell>
              <table:table-cell office:value-type="float" office:value="0.183931">
                <text:p>0.183931</text:p>
              </table:table-cell>
              <table:table-cell office:value-type="float" office:value="0.0000000844177">
                <text:p>0.0000000844177</text:p>
              </table:table-cell>
              <table:table-cell office:value-type="float" office:value="0.182231">
                <text:p>0.182231</text:p>
              </table:table-cell>
              <table:table-cell office:value-type="float" office:value="0.0000000952445">
                <text:p>0.0000000952445</text:p>
              </table:table-cell>
              <table:table-cell office:value-type="float" office:value="0.181112">
                <text:p>0.181112</text:p>
              </table:table-cell>
              <table:table-cell office:value-type="float" office:value="0.00000010035">
                <text:p>0.00000010035</text:p>
              </table:table-cell>
              <table:table-cell office:value-type="float" office:value="0.180005">
                <text:p>0.180005</text:p>
              </table:table-cell>
              <table:table-cell office:value-type="float" office:value="0.000000112818">
                <text:p>0.000000112818</text:p>
              </table:table-cell>
              <table:table-cell office:value-type="float" office:value="0.178911">
                <text:p>0.178911</text:p>
              </table:table-cell>
              <table:table-cell office:value-type="float" office:value="0.000000111468">
                <text:p>0.000000111468</text:p>
              </table:table-cell>
              <table:table-cell office:value-type="float" office:value="0.177293">
                <text:p>0.177293</text:p>
              </table:table-cell>
              <table:table-cell office:value-type="float" office:value="0.000000138784">
                <text:p>0.000000138784</text:p>
              </table:table-cell>
              <table:table-cell office:value-type="float" office:value="0.176232">
                <text:p>0.176232</text:p>
              </table:table-cell>
              <table:table-cell office:value-type="float" office:value="0.000000141015">
                <text:p>0.000000141015</text:p>
              </table:table-cell>
              <table:table-cell office:value-type="float" office:value="0.175184">
                <text:p>0.175184</text:p>
              </table:table-cell>
              <table:table-cell office:value-type="float" office:value="0.000000163521">
                <text:p>0.000000163521</text:p>
              </table:table-cell>
              <table:table-cell office:value-type="float" office:value="0.17415">
                <text:p>0.17415</text:p>
              </table:table-cell>
              <table:table-cell office:value-type="float" office:value="0.000000176941">
                <text:p>0.000000176941</text:p>
              </table:table-cell>
              <table:table-cell office:value-type="float" office:value="0.172628">
                <text:p>0.172628</text:p>
              </table:table-cell>
              <table:table-cell office:value-type="float" office:value="0.000000193636">
                <text:p>0.000000193636</text:p>
              </table:table-cell>
              <table:table-cell office:value-type="float" office:value="0.171631">
                <text:p>0.171631</text:p>
              </table:table-cell>
              <table:table-cell office:value-type="float" office:value="0.000000237139">
                <text:p>0.000000237139</text:p>
              </table:table-cell>
              <table:table-cell office:value-type="float" office:value="0.170651">
                <text:p>0.170651</text:p>
              </table:table-cell>
              <table:table-cell office:value-type="float" office:value="0.0000002358">
                <text:p>0.0000002358</text:p>
              </table:table-cell>
              <table:table-cell office:value-type="float" office:value="0.169687">
                <text:p>0.169687</text:p>
              </table:table-cell>
              <table:table-cell office:value-type="float" office:value="0.000000285129">
                <text:p>0.0000002851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7015">
                <text:p>0.197015</text:p>
              </table:table-cell>
              <table:table-cell office:value-type="float" office:value="0.0000000945721">
                <text:p>0.0000000945721</text:p>
              </table:table-cell>
              <table:table-cell office:value-type="float" office:value="0.195887">
                <text:p>0.195887</text:p>
              </table:table-cell>
              <table:table-cell office:value-type="float" office:value="0.000000104">
                <text:p>0.000000104</text:p>
              </table:table-cell>
              <table:table-cell office:value-type="float" office:value="0.194771">
                <text:p>0.194771</text:p>
              </table:table-cell>
              <table:table-cell office:value-type="float" office:value="0.000000111908">
                <text:p>0.000000111908</text:p>
              </table:table-cell>
              <table:table-cell office:value-type="float" office:value="0.193116">
                <text:p>0.193116</text:p>
              </table:table-cell>
              <table:table-cell office:value-type="float" office:value="0.000000127609">
                <text:p>0.000000127609</text:p>
              </table:table-cell>
              <table:table-cell office:value-type="float" office:value="0.192028">
                <text:p>0.192028</text:p>
              </table:table-cell>
              <table:table-cell office:value-type="float" office:value="0.000000135448">
                <text:p>0.000000135448</text:p>
              </table:table-cell>
              <table:table-cell office:value-type="float" office:value="0.190951">
                <text:p>0.190951</text:p>
              </table:table-cell>
              <table:table-cell office:value-type="float" office:value="0.000000153448">
                <text:p>0.000000153448</text:p>
              </table:table-cell>
              <table:table-cell office:value-type="float" office:value="0.189886">
                <text:p>0.189886</text:p>
              </table:table-cell>
              <table:table-cell office:value-type="float" office:value="0.000000152816">
                <text:p>0.000000152816</text:p>
              </table:table-cell>
              <table:table-cell office:value-type="float" office:value="0.188312">
                <text:p>0.188312</text:p>
              </table:table-cell>
              <table:table-cell office:value-type="float" office:value="0.000000192621">
                <text:p>0.000000192621</text:p>
              </table:table-cell>
              <table:table-cell office:value-type="float" office:value="0.18728">
                <text:p>0.18728</text:p>
              </table:table-cell>
              <table:table-cell office:value-type="float" office:value="0.000000197378">
                <text:p>0.000000197378</text:p>
              </table:table-cell>
              <table:table-cell office:value-type="float" office:value="0.18626">
                <text:p>0.18626</text:p>
              </table:table-cell>
              <table:table-cell office:value-type="float" office:value="0.000000230854">
                <text:p>0.000000230854</text:p>
              </table:table-cell>
              <table:table-cell office:value-type="float" office:value="0.185254">
                <text:p>0.185254</text:p>
              </table:table-cell>
              <table:table-cell office:value-type="float" office:value="0.000000251966">
                <text:p>0.000000251966</text:p>
              </table:table-cell>
              <table:table-cell office:value-type="float" office:value="0.183773">
                <text:p>0.183773</text:p>
              </table:table-cell>
              <table:table-cell office:value-type="float" office:value="0.000000279273">
                <text:p>0.000000279273</text:p>
              </table:table-cell>
              <table:table-cell office:value-type="float" office:value="0.182804">
                <text:p>0.182804</text:p>
              </table:table-cell>
              <table:table-cell office:value-type="float" office:value="0.000000344765">
                <text:p>0.000000344765</text:p>
              </table:table-cell>
              <table:table-cell office:value-type="float" office:value="0.18185">
                <text:p>0.18185</text:p>
              </table:table-cell>
              <table:table-cell office:value-type="float" office:value="0.000000345302">
                <text:p>0.000000345302</text:p>
              </table:table-cell>
              <table:table-cell office:value-type="float" office:value="0.180912">
                <text:p>0.180912</text:p>
              </table:table-cell>
              <table:table-cell office:value-type="float" office:value="0.000000420016">
                <text:p>0.0000004200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7792">
                <text:p>0.207792</text:p>
              </table:table-cell>
              <table:table-cell office:value-type="float" office:value="0.000000123659">
                <text:p>0.000000123659</text:p>
              </table:table-cell>
              <table:table-cell office:value-type="float" office:value="0.206696">
                <text:p>0.206696</text:p>
              </table:table-cell>
              <table:table-cell office:value-type="float" office:value="0.000000136863">
                <text:p>0.000000136863</text:p>
              </table:table-cell>
              <table:table-cell office:value-type="float" office:value="0.20561">
                <text:p>0.20561</text:p>
              </table:table-cell>
              <table:table-cell office:value-type="float" office:value="0.000000148253">
                <text:p>0.000000148253</text:p>
              </table:table-cell>
              <table:table-cell office:value-type="float" office:value="0.204002">
                <text:p>0.204002</text:p>
              </table:table-cell>
              <table:table-cell office:value-type="float" office:value="0.000000170818">
                <text:p>0.000000170818</text:p>
              </table:table-cell>
              <table:table-cell office:value-type="float" office:value="0.202944">
                <text:p>0.202944</text:p>
              </table:table-cell>
              <table:table-cell office:value-type="float" office:value="0.000000182622">
                <text:p>0.000000182622</text:p>
              </table:table-cell>
              <table:table-cell office:value-type="float" office:value="0.201897">
                <text:p>0.201897</text:p>
              </table:table-cell>
              <table:table-cell office:value-type="float" office:value="0.000000208429">
                <text:p>0.000000208429</text:p>
              </table:table-cell>
              <table:table-cell office:value-type="float" office:value="0.200861">
                <text:p>0.200861</text:p>
              </table:table-cell>
              <table:table-cell office:value-type="float" office:value="0.000000209152">
                <text:p>0.000000209152</text:p>
              </table:table-cell>
              <table:table-cell office:value-type="float" office:value="0.199332">
                <text:p>0.199332</text:p>
              </table:table-cell>
              <table:table-cell office:value-type="float" office:value="0.000000266717">
                <text:p>0.000000266717</text:p>
              </table:table-cell>
              <table:table-cell office:value-type="float" office:value="0.198327">
                <text:p>0.198327</text:p>
              </table:table-cell>
              <table:table-cell office:value-type="float" office:value="0.000000275453">
                <text:p>0.000000275453</text:p>
              </table:table-cell>
              <table:table-cell office:value-type="float" office:value="0.197336">
                <text:p>0.197336</text:p>
              </table:table-cell>
              <table:table-cell office:value-type="float" office:value="0.000000324682">
                <text:p>0.000000324682</text:p>
              </table:table-cell>
              <table:table-cell office:value-type="float" office:value="0.196358">
                <text:p>0.196358</text:p>
              </table:table-cell>
              <table:table-cell office:value-type="float" office:value="0.000000357062">
                <text:p>0.000000357062</text:p>
              </table:table-cell>
              <table:table-cell office:value-type="float" office:value="0.194918">
                <text:p>0.194918</text:p>
              </table:table-cell>
              <table:table-cell office:value-type="float" office:value="0.0000003999">
                <text:p>0.0000003999</text:p>
              </table:table-cell>
              <table:table-cell office:value-type="float" office:value="0.193976">
                <text:p>0.193976</text:p>
              </table:table-cell>
              <table:table-cell office:value-type="float" office:value="0.000000496541">
                <text:p>0.000000496541</text:p>
              </table:table-cell>
              <table:table-cell office:value-type="float" office:value="0.193048">
                <text:p>0.193048</text:p>
              </table:table-cell>
              <table:table-cell office:value-type="float" office:value="0.000000499425">
                <text:p>0.000000499425</text:p>
              </table:table-cell>
              <table:table-cell office:value-type="float" office:value="0.192136">
                <text:p>0.192136</text:p>
              </table:table-cell>
              <table:table-cell office:value-type="float" office:value="0.000000608653">
                <text:p>0.0000006086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8569">
                <text:p>0.218569</text:p>
              </table:table-cell>
              <table:table-cell office:value-type="float" office:value="0.000000161595">
                <text:p>0.000000161595</text:p>
              </table:table-cell>
              <table:table-cell office:value-type="float" office:value="0.217505">
                <text:p>0.217505</text:p>
              </table:table-cell>
              <table:table-cell office:value-type="float" office:value="0.000000179981">
                <text:p>0.000000179981</text:p>
              </table:table-cell>
              <table:table-cell office:value-type="float" office:value="0.21645">
                <text:p>0.21645</text:p>
              </table:table-cell>
              <table:table-cell office:value-type="float" office:value="0.000000196229">
                <text:p>0.000000196229</text:p>
              </table:table-cell>
              <table:table-cell office:value-type="float" office:value="0.214888">
                <text:p>0.214888</text:p>
              </table:table-cell>
              <table:table-cell office:value-type="float" office:value="0.000000228388">
                <text:p>0.000000228388</text:p>
              </table:table-cell>
              <table:table-cell office:value-type="float" office:value="0.21386">
                <text:p>0.21386</text:p>
              </table:table-cell>
              <table:table-cell office:value-type="float" office:value="0.000000245866">
                <text:p>0.000000245866</text:p>
              </table:table-cell>
              <table:table-cell office:value-type="float" office:value="0.212842">
                <text:p>0.212842</text:p>
              </table:table-cell>
              <table:table-cell office:value-type="float" office:value="0.000000282597">
                <text:p>0.000000282597</text:p>
              </table:table-cell>
              <table:table-cell office:value-type="float" office:value="0.211837">
                <text:p>0.211837</text:p>
              </table:table-cell>
              <table:table-cell office:value-type="float" office:value="0.000000285608">
                <text:p>0.000000285608</text:p>
              </table:table-cell>
              <table:table-cell office:value-type="float" office:value="0.210351">
                <text:p>0.210351</text:p>
              </table:table-cell>
              <table:table-cell office:value-type="float" office:value="0.00000036813">
                <text:p>0.00000036813</text:p>
              </table:table-cell>
              <table:table-cell office:value-type="float" office:value="0.209375">
                <text:p>0.209375</text:p>
              </table:table-cell>
              <table:table-cell office:value-type="float" office:value="0.000000382841">
                <text:p>0.000000382841</text:p>
              </table:table-cell>
              <table:table-cell office:value-type="float" office:value="0.208412">
                <text:p>0.208412</text:p>
              </table:table-cell>
              <table:table-cell office:value-type="float" office:value="0.000000454259">
                <text:p>0.000000454259</text:p>
              </table:table-cell>
              <table:table-cell office:value-type="float" office:value="0.207463">
                <text:p>0.207463</text:p>
              </table:table-cell>
              <table:table-cell office:value-type="float" office:value="0.00000050258">
                <text:p>0.00000050258</text:p>
              </table:table-cell>
              <table:table-cell office:value-type="float" office:value="0.206063">
                <text:p>0.206063</text:p>
              </table:table-cell>
              <table:table-cell office:value-type="float" office:value="0.000000566913">
                <text:p>0.000000566913</text:p>
              </table:table-cell>
              <table:table-cell office:value-type="float" office:value="0.205148">
                <text:p>0.205148</text:p>
              </table:table-cell>
              <table:table-cell office:value-type="float" office:value="0.000000705811">
                <text:p>0.000000705811</text:p>
              </table:table-cell>
              <table:table-cell office:value-type="float" office:value="0.204247">
                <text:p>0.204247</text:p>
              </table:table-cell>
              <table:table-cell office:value-type="float" office:value="0.000000710026">
                <text:p>0.000000710026</text:p>
              </table:table-cell>
              <table:table-cell office:value-type="float" office:value="0.203361">
                <text:p>0.203361</text:p>
              </table:table-cell>
              <table:table-cell office:value-type="float" office:value="0.0000008624">
                <text:p>0.00000086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9347">
                <text:p>0.229347</text:p>
              </table:table-cell>
              <table:table-cell office:value-type="float" office:value="0.000000211004">
                <text:p>0.000000211004</text:p>
              </table:table-cell>
              <table:table-cell office:value-type="float" office:value="0.228313">
                <text:p>0.228313</text:p>
              </table:table-cell>
              <table:table-cell office:value-type="float" office:value="0.000000236457">
                <text:p>0.000000236457</text:p>
              </table:table-cell>
              <table:table-cell office:value-type="float" office:value="0.22729">
                <text:p>0.22729</text:p>
              </table:table-cell>
              <table:table-cell office:value-type="float" office:value="0.000000259429">
                <text:p>0.000000259429</text:p>
              </table:table-cell>
              <table:table-cell office:value-type="float" office:value="0.225773">
                <text:p>0.225773</text:p>
              </table:table-cell>
              <table:table-cell office:value-type="float" office:value="0.000000304876">
                <text:p>0.000000304876</text:p>
              </table:table-cell>
              <table:table-cell office:value-type="float" office:value="0.224775">
                <text:p>0.224775</text:p>
              </table:table-cell>
              <table:table-cell office:value-type="float" office:value="0.000000330365">
                <text:p>0.000000330365</text:p>
              </table:table-cell>
              <table:table-cell office:value-type="float" office:value="0.223788">
                <text:p>0.223788</text:p>
              </table:table-cell>
              <table:table-cell office:value-type="float" office:value="0.000000382221">
                <text:p>0.000000382221</text:p>
              </table:table-cell>
              <table:table-cell office:value-type="float" office:value="0.222812">
                <text:p>0.222812</text:p>
              </table:table-cell>
              <table:table-cell office:value-type="float" office:value="0.000000388815">
                <text:p>0.000000388815</text:p>
              </table:table-cell>
              <table:table-cell office:value-type="float" office:value="0.22137">
                <text:p>0.22137</text:p>
              </table:table-cell>
              <table:table-cell office:value-type="float" office:value="0.00000050588">
                <text:p>0.00000050588</text:p>
              </table:table-cell>
              <table:table-cell office:value-type="float" office:value="0.220423">
                <text:p>0.220423</text:p>
              </table:table-cell>
              <table:table-cell office:value-type="float" office:value="0.000000529123">
                <text:p>0.000000529123</text:p>
              </table:table-cell>
              <table:table-cell office:value-type="float" office:value="0.219488">
                <text:p>0.219488</text:p>
              </table:table-cell>
              <table:table-cell office:value-type="float" office:value="0.000000630989">
                <text:p>0.000000630989</text:p>
              </table:table-cell>
              <table:table-cell office:value-type="float" office:value="0.218567">
                <text:p>0.218567</text:p>
              </table:table-cell>
              <table:table-cell office:value-type="float" office:value="0.000000700856">
                <text:p>0.000000700856</text:p>
              </table:table-cell>
              <table:table-cell office:value-type="float" office:value="0.217208">
                <text:p>0.217208</text:p>
              </table:table-cell>
              <table:table-cell office:value-type="float" office:value="0.000000792719">
                <text:p>0.000000792719</text:p>
              </table:table-cell>
              <table:table-cell office:value-type="float" office:value="0.21632">
                <text:p>0.21632</text:p>
              </table:table-cell>
              <table:table-cell office:value-type="float" office:value="0.000000985564">
                <text:p>0.000000985564</text:p>
              </table:table-cell>
              <table:table-cell office:value-type="float" office:value="0.215446">
                <text:p>0.215446</text:p>
              </table:table-cell>
              <table:table-cell office:value-type="float" office:value="0.000000986459">
                <text:p>0.000000986459</text:p>
              </table:table-cell>
              <table:table-cell office:value-type="float" office:value="0.214586">
                <text:p>0.214586</text:p>
              </table:table-cell>
              <table:table-cell office:value-type="float" office:value="0.00000118645">
                <text:p>0.000001186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0124">
                <text:p>0.240124</text:p>
              </table:table-cell>
              <table:table-cell office:value-type="float" office:value="0.000000275239">
                <text:p>0.000000275239</text:p>
              </table:table-cell>
              <table:table-cell office:value-type="float" office:value="0.239122">
                <text:p>0.239122</text:p>
              </table:table-cell>
              <table:table-cell office:value-type="float" office:value="0.000000310269">
                <text:p>0.000000310269</text:p>
              </table:table-cell>
              <table:table-cell office:value-type="float" office:value="0.238129">
                <text:p>0.238129</text:p>
              </table:table-cell>
              <table:table-cell office:value-type="float" office:value="0.000000342461">
                <text:p>0.000000342461</text:p>
              </table:table-cell>
              <table:table-cell office:value-type="float" office:value="0.236659">
                <text:p>0.236659</text:p>
              </table:table-cell>
              <table:table-cell office:value-type="float" office:value="0.00000040613">
                <text:p>0.00000040613</text:p>
              </table:table-cell>
              <table:table-cell office:value-type="float" office:value="0.235691">
                <text:p>0.235691</text:p>
              </table:table-cell>
              <table:table-cell office:value-type="float" office:value="0.000000442745">
                <text:p>0.000000442745</text:p>
              </table:table-cell>
              <table:table-cell office:value-type="float" office:value="0.234734">
                <text:p>0.234734</text:p>
              </table:table-cell>
              <table:table-cell office:value-type="float" office:value="0.000000515274">
                <text:p>0.000000515274</text:p>
              </table:table-cell>
              <table:table-cell office:value-type="float" office:value="0.233788">
                <text:p>0.233788</text:p>
              </table:table-cell>
              <table:table-cell office:value-type="float" office:value="0.000000527133">
                <text:p>0.000000527133</text:p>
              </table:table-cell>
              <table:table-cell office:value-type="float" office:value="0.232389">
                <text:p>0.232389</text:p>
              </table:table-cell>
              <table:table-cell office:value-type="float" office:value="0.00000069107">
                <text:p>0.00000069107</text:p>
              </table:table-cell>
              <table:table-cell office:value-type="float" office:value="0.231471">
                <text:p>0.231471</text:p>
              </table:table-cell>
              <table:table-cell office:value-type="float" office:value="0.000000725778">
                <text:p>0.000000725778</text:p>
              </table:table-cell>
              <table:table-cell office:value-type="float" office:value="0.230565">
                <text:p>0.230565</text:p>
              </table:table-cell>
              <table:table-cell office:value-type="float" office:value="0.000000867985">
                <text:p>0.000000867985</text:p>
              </table:table-cell>
              <table:table-cell office:value-type="float" office:value="0.229671">
                <text:p>0.229671</text:p>
              </table:table-cell>
              <table:table-cell office:value-type="float" office:value="0.000000965181">
                <text:p>0.000000965181</text:p>
              </table:table-cell>
              <table:table-cell office:value-type="float" office:value="0.228354">
                <text:p>0.228354</text:p>
              </table:table-cell>
              <table:table-cell office:value-type="float" office:value="0.0000010884">
                <text:p>0.0000010884</text:p>
              </table:table-cell>
              <table:table-cell office:value-type="float" office:value="0.227492">
                <text:p>0.227492</text:p>
              </table:table-cell>
              <table:table-cell office:value-type="float" office:value="0.00000134446">
                <text:p>0.00000134446</text:p>
              </table:table-cell>
              <table:table-cell office:value-type="float" office:value="0.226644">
                <text:p>0.226644</text:p>
              </table:table-cell>
              <table:table-cell office:value-type="float" office:value="0.00000133076">
                <text:p>0.00000133076</text:p>
              </table:table-cell>
              <table:table-cell office:value-type="float" office:value="0.22581">
                <text:p>0.22581</text:p>
              </table:table-cell>
              <table:table-cell office:value-type="float" office:value="0.00000157389">
                <text:p>0.000001573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0901">
                <text:p>0.250901</text:p>
              </table:table-cell>
              <table:table-cell office:value-type="float" office:value="0.000000358555">
                <text:p>0.000000358555</text:p>
              </table:table-cell>
              <table:table-cell office:value-type="float" office:value="0.249931">
                <text:p>0.249931</text:p>
              </table:table-cell>
              <table:table-cell office:value-type="float" office:value="0.000000406463">
                <text:p>0.000000406463</text:p>
              </table:table-cell>
              <table:table-cell office:value-type="float" office:value="0.248969">
                <text:p>0.248969</text:p>
              </table:table-cell>
              <table:table-cell office:value-type="float" office:value="0.000000451166">
                <text:p>0.000000451166</text:p>
              </table:table-cell>
              <table:table-cell office:value-type="float" office:value="0.247545">
                <text:p>0.247545</text:p>
              </table:table-cell>
              <table:table-cell office:value-type="float" office:value="0.000000539515">
                <text:p>0.000000539515</text:p>
              </table:table-cell>
              <table:table-cell office:value-type="float" office:value="0.246607">
                <text:p>0.246607</text:p>
              </table:table-cell>
              <table:table-cell office:value-type="float" office:value="0.000000591303">
                <text:p>0.000000591303</text:p>
              </table:table-cell>
              <table:table-cell office:value-type="float" office:value="0.24568">
                <text:p>0.24568</text:p>
              </table:table-cell>
              <table:table-cell office:value-type="float" office:value="0.000000691624">
                <text:p>0.000000691624</text:p>
              </table:table-cell>
              <table:table-cell office:value-type="float" office:value="0.244763">
                <text:p>0.244763</text:p>
              </table:table-cell>
              <table:table-cell office:value-type="float" office:value="0.000000710729">
                <text:p>0.000000710729</text:p>
              </table:table-cell>
              <table:table-cell office:value-type="float" office:value="0.243408">
                <text:p>0.243408</text:p>
              </table:table-cell>
              <table:table-cell office:value-type="float" office:value="0.000000936616">
                <text:p>0.000000936616</text:p>
              </table:table-cell>
              <table:table-cell office:value-type="float" office:value="0.242519">
                <text:p>0.242519</text:p>
              </table:table-cell>
              <table:table-cell office:value-type="float" office:value="0.00000098552">
                <text:p>0.00000098552</text:p>
              </table:table-cell>
              <table:table-cell office:value-type="float" office:value="0.241641">
                <text:p>0.241641</text:p>
              </table:table-cell>
              <table:table-cell office:value-type="float" office:value="0.00000117868">
                <text:p>0.00000117868</text:p>
              </table:table-cell>
              <table:table-cell office:value-type="float" office:value="0.240775">
                <text:p>0.240775</text:p>
              </table:table-cell>
              <table:table-cell office:value-type="float" office:value="0.00000130749">
                <text:p>0.00000130749</text:p>
              </table:table-cell>
              <table:table-cell office:value-type="float" office:value="0.239499">
                <text:p>0.239499</text:p>
              </table:table-cell>
              <table:table-cell office:value-type="float" office:value="0.00000145977">
                <text:p>0.00000145977</text:p>
              </table:table-cell>
              <table:table-cell office:value-type="float" office:value="0.238664">
                <text:p>0.238664</text:p>
              </table:table-cell>
              <table:table-cell office:value-type="float" office:value="0.00000178136">
                <text:p>0.00000178136</text:p>
              </table:table-cell>
              <table:table-cell office:value-type="float" office:value="0.237843">
                <text:p>0.237843</text:p>
              </table:table-cell>
              <table:table-cell office:value-type="float" office:value="0.00000173262">
                <text:p>0.00000173262</text:p>
              </table:table-cell>
              <table:table-cell office:value-type="float" office:value="0.237035">
                <text:p>0.237035</text:p>
              </table:table-cell>
              <table:table-cell office:value-type="float" office:value="0.00000200226">
                <text:p>0.000002002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1679">
                <text:p>0.261679</text:p>
              </table:table-cell>
              <table:table-cell office:value-type="float" office:value="0.00000046629">
                <text:p>0.00000046629</text:p>
              </table:table-cell>
              <table:table-cell office:value-type="float" office:value="0.260739">
                <text:p>0.260739</text:p>
              </table:table-cell>
              <table:table-cell office:value-type="float" office:value="0.000000531357">
                <text:p>0.000000531357</text:p>
              </table:table-cell>
              <table:table-cell office:value-type="float" office:value="0.259809">
                <text:p>0.259809</text:p>
              </table:table-cell>
              <table:table-cell office:value-type="float" office:value="0.000000592825">
                <text:p>0.000000592825</text:p>
              </table:table-cell>
              <table:table-cell office:value-type="float" office:value="0.25843">
                <text:p>0.25843</text:p>
              </table:table-cell>
              <table:table-cell office:value-type="float" office:value="0.000000714108">
                <text:p>0.000000714108</text:p>
              </table:table-cell>
              <table:table-cell office:value-type="float" office:value="0.257523">
                <text:p>0.257523</text:p>
              </table:table-cell>
              <table:table-cell office:value-type="float" office:value="0.000000786114">
                <text:p>0.000000786114</text:p>
              </table:table-cell>
              <table:table-cell office:value-type="float" office:value="0.256626">
                <text:p>0.256626</text:p>
              </table:table-cell>
              <table:table-cell office:value-type="float" office:value="0.000000923009">
                <text:p>0.000000923009</text:p>
              </table:table-cell>
              <table:table-cell office:value-type="float" office:value="0.255738">
                <text:p>0.255738</text:p>
              </table:table-cell>
              <table:table-cell office:value-type="float" office:value="0.000000951329">
                <text:p>0.000000951329</text:p>
              </table:table-cell>
              <table:table-cell office:value-type="float" office:value="0.254427">
                <text:p>0.254427</text:p>
              </table:table-cell>
              <table:table-cell office:value-type="float" office:value="0.00000125629">
                <text:p>0.00000125629</text:p>
              </table:table-cell>
              <table:table-cell office:value-type="float" office:value="0.253566">
                <text:p>0.253566</text:p>
              </table:table-cell>
              <table:table-cell office:value-type="float" office:value="0.00000132069">
                <text:p>0.00000132069</text:p>
              </table:table-cell>
              <table:table-cell office:value-type="float" office:value="0.252717">
                <text:p>0.252717</text:p>
              </table:table-cell>
              <table:table-cell office:value-type="float" office:value="0.00000157413">
                <text:p>0.00000157413</text:p>
              </table:table-cell>
              <table:table-cell office:value-type="float" office:value="0.251879">
                <text:p>0.251879</text:p>
              </table:table-cell>
              <table:table-cell office:value-type="float" office:value="0.00000173451">
                <text:p>0.00000173451</text:p>
              </table:table-cell>
              <table:table-cell office:value-type="float" office:value="0.250644">
                <text:p>0.250644</text:p>
              </table:table-cell>
              <table:table-cell office:value-type="float" office:value="0.00000190254">
                <text:p>0.00000190254</text:p>
              </table:table-cell>
              <table:table-cell office:value-type="float" office:value="0.249836">
                <text:p>0.249836</text:p>
              </table:table-cell>
              <table:table-cell office:value-type="float" office:value="0.00000228046">
                <text:p>0.00000228046</text:p>
              </table:table-cell>
              <table:table-cell office:value-type="float" office:value="0.249041">
                <text:p>0.249041</text:p>
              </table:table-cell>
              <table:table-cell office:value-type="float" office:value="0.00000216761">
                <text:p>0.00000216761</text:p>
              </table:table-cell>
              <table:table-cell office:value-type="float" office:value="0.24826">
                <text:p>0.24826</text:p>
              </table:table-cell>
              <table:table-cell office:value-type="float" office:value="0.00000243674">
                <text:p>0.000002436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2456">
                <text:p>0.272456</text:p>
              </table:table-cell>
              <table:table-cell office:value-type="float" office:value="0.000000605057">
                <text:p>0.000000605057</text:p>
              </table:table-cell>
              <table:table-cell office:value-type="float" office:value="0.271548">
                <text:p>0.271548</text:p>
              </table:table-cell>
              <table:table-cell office:value-type="float" office:value="0.000000692732">
                <text:p>0.000000692732</text:p>
              </table:table-cell>
              <table:table-cell office:value-type="float" office:value="0.270649">
                <text:p>0.270649</text:p>
              </table:table-cell>
              <table:table-cell office:value-type="float" office:value="0.000000776324">
                <text:p>0.000000776324</text:p>
              </table:table-cell>
              <table:table-cell office:value-type="float" office:value="0.269316">
                <text:p>0.269316</text:p>
              </table:table-cell>
              <table:table-cell office:value-type="float" office:value="0.000000940734">
                <text:p>0.000000940734</text:p>
              </table:table-cell>
              <table:table-cell office:value-type="float" office:value="0.268439">
                <text:p>0.268439</text:p>
              </table:table-cell>
              <table:table-cell office:value-type="float" office:value="0.00000103891">
                <text:p>0.00000103891</text:p>
              </table:table-cell>
              <table:table-cell office:value-type="float" office:value="0.267572">
                <text:p>0.267572</text:p>
              </table:table-cell>
              <table:table-cell office:value-type="float" office:value="0.00000122261">
                <text:p>0.00000122261</text:p>
              </table:table-cell>
              <table:table-cell office:value-type="float" office:value="0.266714">
                <text:p>0.266714</text:p>
              </table:table-cell>
              <table:table-cell office:value-type="float" office:value="0.0000012614">
                <text:p>0.0000012614</text:p>
              </table:table-cell>
              <table:table-cell office:value-type="float" office:value="0.265446">
                <text:p>0.265446</text:p>
              </table:table-cell>
              <table:table-cell office:value-type="float" office:value="0.00000166269">
                <text:p>0.00000166269</text:p>
              </table:table-cell>
              <table:table-cell office:value-type="float" office:value="0.264614">
                <text:p>0.264614</text:p>
              </table:table-cell>
              <table:table-cell office:value-type="float" office:value="0.00000174044">
                <text:p>0.00000174044</text:p>
              </table:table-cell>
              <table:table-cell office:value-type="float" office:value="0.263793">
                <text:p>0.263793</text:p>
              </table:table-cell>
              <table:table-cell office:value-type="float" office:value="0.00000205893">
                <text:p>0.00000205893</text:p>
              </table:table-cell>
              <table:table-cell office:value-type="float" office:value="0.262983">
                <text:p>0.262983</text:p>
              </table:table-cell>
              <table:table-cell office:value-type="float" office:value="0.00000224304">
                <text:p>0.00000224304</text:p>
              </table:table-cell>
              <table:table-cell office:value-type="float" office:value="0.261789">
                <text:p>0.261789</text:p>
              </table:table-cell>
              <table:table-cell office:value-type="float" office:value="0.00000239878">
                <text:p>0.00000239878</text:p>
              </table:table-cell>
              <table:table-cell office:value-type="float" office:value="0.261008">
                <text:p>0.261008</text:p>
              </table:table-cell>
              <table:table-cell office:value-type="float" office:value="0.00000281087">
                <text:p>0.00000281087</text:p>
              </table:table-cell>
              <table:table-cell office:value-type="float" office:value="0.26024">
                <text:p>0.26024</text:p>
              </table:table-cell>
              <table:table-cell office:value-type="float" office:value="0.00000260166">
                <text:p>0.00000260166</text:p>
              </table:table-cell>
              <table:table-cell office:value-type="float" office:value="0.259484">
                <text:p>0.259484</text:p>
              </table:table-cell>
              <table:table-cell office:value-type="float" office:value="0.00000284056">
                <text:p>0.000002840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3234">
                <text:p>0.283234</text:p>
              </table:table-cell>
              <table:table-cell office:value-type="float" office:value="0.000000782893">
                <text:p>0.000000782893</text:p>
              </table:table-cell>
              <table:table-cell office:value-type="float" office:value="0.282357">
                <text:p>0.282357</text:p>
              </table:table-cell>
              <table:table-cell office:value-type="float" office:value="0.000000899944">
                <text:p>0.000000899944</text:p>
              </table:table-cell>
              <table:table-cell office:value-type="float" office:value="0.281488">
                <text:p>0.281488</text:p>
              </table:table-cell>
              <table:table-cell office:value-type="float" office:value="0.00000101218">
                <text:p>0.00000101218</text:p>
              </table:table-cell>
              <table:table-cell office:value-type="float" office:value="0.280202">
                <text:p>0.280202</text:p>
              </table:table-cell>
              <table:table-cell office:value-type="float" office:value="0.00000123172">
                <text:p>0.00000123172</text:p>
              </table:table-cell>
              <table:table-cell office:value-type="float" office:value="0.279355">
                <text:p>0.279355</text:p>
              </table:table-cell>
              <table:table-cell office:value-type="float" office:value="0.00000136251">
                <text:p>0.00000136251</text:p>
              </table:table-cell>
              <table:table-cell office:value-type="float" office:value="0.278517">
                <text:p>0.278517</text:p>
              </table:table-cell>
              <table:table-cell office:value-type="float" office:value="0.00000160396">
                <text:p>0.00000160396</text:p>
              </table:table-cell>
              <table:table-cell office:value-type="float" office:value="0.277689">
                <text:p>0.277689</text:p>
              </table:table-cell>
              <table:table-cell office:value-type="float" office:value="0.00000165251">
                <text:p>0.00000165251</text:p>
              </table:table-cell>
              <table:table-cell office:value-type="float" office:value="0.276465">
                <text:p>0.276465</text:p>
              </table:table-cell>
              <table:table-cell office:value-type="float" office:value="0.00000216403">
                <text:p>0.00000216403</text:p>
              </table:table-cell>
              <table:table-cell office:value-type="float" office:value="0.275662">
                <text:p>0.275662</text:p>
              </table:table-cell>
              <table:table-cell office:value-type="float" office:value="0.00000224683">
                <text:p>0.00000224683</text:p>
              </table:table-cell>
              <table:table-cell office:value-type="float" office:value="0.274869">
                <text:p>0.274869</text:p>
              </table:table-cell>
              <table:table-cell office:value-type="float" office:value="0.00000262665">
                <text:p>0.00000262665</text:p>
              </table:table-cell>
              <table:table-cell office:value-type="float" office:value="0.274087">
                <text:p>0.274087</text:p>
              </table:table-cell>
              <table:table-cell office:value-type="float" office:value="0.0000028162">
                <text:p>0.0000028162</text:p>
              </table:table-cell>
              <table:table-cell office:value-type="float" office:value="0.272934">
                <text:p>0.272934</text:p>
              </table:table-cell>
              <table:table-cell office:value-type="float" office:value="0.00000291788">
                <text:p>0.00000291788</text:p>
              </table:table-cell>
              <table:table-cell office:value-type="float" office:value="0.272181">
                <text:p>0.272181</text:p>
              </table:table-cell>
              <table:table-cell office:value-type="float" office:value="0.00000333298">
                <text:p>0.00000333298</text:p>
              </table:table-cell>
              <table:table-cell office:value-type="float" office:value="0.271439">
                <text:p>0.271439</text:p>
              </table:table-cell>
              <table:table-cell office:value-type="float" office:value="0.00000300101">
                <text:p>0.00000300101</text:p>
              </table:table-cell>
              <table:table-cell office:value-type="float" office:value="0.270709">
                <text:p>0.270709</text:p>
              </table:table-cell>
              <table:table-cell office:value-type="float" office:value="0.00000318653">
                <text:p>0.000003186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4011">
                <text:p>0.294011</text:p>
              </table:table-cell>
              <table:table-cell office:value-type="float" office:value="0.00000100933">
                <text:p>0.00000100933</text:p>
              </table:table-cell>
              <table:table-cell office:value-type="float" office:value="0.293165">
                <text:p>0.293165</text:p>
              </table:table-cell>
              <table:table-cell office:value-type="float" office:value="0.00000116389">
                <text:p>0.00000116389</text:p>
              </table:table-cell>
              <table:table-cell office:value-type="float" office:value="0.292328">
                <text:p>0.292328</text:p>
              </table:table-cell>
              <table:table-cell office:value-type="float" office:value="0.00000131232">
                <text:p>0.00000131232</text:p>
              </table:table-cell>
              <table:table-cell office:value-type="float" office:value="0.291087">
                <text:p>0.291087</text:p>
              </table:table-cell>
              <table:table-cell office:value-type="float" office:value="0.00000160019">
                <text:p>0.00000160019</text:p>
              </table:table-cell>
              <table:table-cell office:value-type="float" office:value="0.290271">
                <text:p>0.290271</text:p>
              </table:table-cell>
              <table:table-cell office:value-type="float" office:value="0.00000176961">
                <text:p>0.00000176961</text:p>
              </table:table-cell>
              <table:table-cell office:value-type="float" office:value="0.289463">
                <text:p>0.289463</text:p>
              </table:table-cell>
              <table:table-cell office:value-type="float" office:value="0.00000207894">
                <text:p>0.00000207894</text:p>
              </table:table-cell>
              <table:table-cell office:value-type="float" office:value="0.288665">
                <text:p>0.288665</text:p>
              </table:table-cell>
              <table:table-cell office:value-type="float" office:value="0.00000213268">
                <text:p>0.00000213268</text:p>
              </table:table-cell>
              <table:table-cell office:value-type="float" office:value="0.287484">
                <text:p>0.287484</text:p>
              </table:table-cell>
              <table:table-cell office:value-type="float" office:value="0.00000276001">
                <text:p>0.00000276001</text:p>
              </table:table-cell>
              <table:table-cell office:value-type="float" office:value="0.28671">
                <text:p>0.28671</text:p>
              </table:table-cell>
              <table:table-cell office:value-type="float" office:value="0.00000283091">
                <text:p>0.00000283091</text:p>
              </table:table-cell>
              <table:table-cell office:value-type="float" office:value="0.285945">
                <text:p>0.285945</text:p>
              </table:table-cell>
              <table:table-cell office:value-type="float" office:value="0.00000325693">
                <text:p>0.00000325693</text:p>
              </table:table-cell>
              <table:table-cell office:value-type="float" office:value="0.285191">
                <text:p>0.285191</text:p>
              </table:table-cell>
              <table:table-cell office:value-type="float" office:value="0.00000342344">
                <text:p>0.00000342344</text:p>
              </table:table-cell>
              <table:table-cell office:value-type="float" office:value="0.28408">
                <text:p>0.28408</text:p>
              </table:table-cell>
              <table:table-cell office:value-type="float" office:value="0.00000342312">
                <text:p>0.00000342312</text:p>
              </table:table-cell>
              <table:table-cell office:value-type="float" office:value="0.283353">
                <text:p>0.283353</text:p>
              </table:table-cell>
              <table:table-cell office:value-type="float" office:value="0.00000380956">
                <text:p>0.00000380956</text:p>
              </table:table-cell>
              <table:table-cell office:value-type="float" office:value="0.282637">
                <text:p>0.282637</text:p>
              </table:table-cell>
              <table:table-cell office:value-type="float" office:value="0.0000033419">
                <text:p>0.0000033419</text:p>
              </table:table-cell>
              <table:table-cell office:value-type="float" office:value="0.281934">
                <text:p>0.281934</text:p>
              </table:table-cell>
              <table:table-cell office:value-type="float" office:value="0.00000346283">
                <text:p>0.000003462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4788">
                <text:p>0.304788</text:p>
              </table:table-cell>
              <table:table-cell office:value-type="float" office:value="0.00000129528">
                <text:p>0.00000129528</text:p>
              </table:table-cell>
              <table:table-cell office:value-type="float" office:value="0.303974">
                <text:p>0.303974</text:p>
              </table:table-cell>
              <table:table-cell office:value-type="float" office:value="0.00000149668">
                <text:p>0.00000149668</text:p>
              </table:table-cell>
              <table:table-cell office:value-type="float" office:value="0.303168">
                <text:p>0.303168</text:p>
              </table:table-cell>
              <table:table-cell office:value-type="float" office:value="0.00000168946">
                <text:p>0.00000168946</text:p>
              </table:table-cell>
              <table:table-cell office:value-type="float" office:value="0.301973">
                <text:p>0.301973</text:p>
              </table:table-cell>
              <table:table-cell office:value-type="float" office:value="0.00000205863">
                <text:p>0.00000205863</text:p>
              </table:table-cell>
              <table:table-cell office:value-type="float" office:value="0.301187">
                <text:p>0.301187</text:p>
              </table:table-cell>
              <table:table-cell office:value-type="float" office:value="0.00000227069">
                <text:p>0.00000227069</text:p>
              </table:table-cell>
              <table:table-cell office:value-type="float" office:value="0.300409">
                <text:p>0.300409</text:p>
              </table:table-cell>
              <table:table-cell office:value-type="float" office:value="0.00000265478">
                <text:p>0.00000265478</text:p>
              </table:table-cell>
              <table:table-cell office:value-type="float" office:value="0.29964">
                <text:p>0.29964</text:p>
              </table:table-cell>
              <table:table-cell office:value-type="float" office:value="0.00000270299">
                <text:p>0.00000270299</text:p>
              </table:table-cell>
              <table:table-cell office:value-type="float" office:value="0.298503">
                <text:p>0.298503</text:p>
              </table:table-cell>
              <table:table-cell office:value-type="float" office:value="0.0000034381">
                <text:p>0.0000034381</text:p>
              </table:table-cell>
              <table:table-cell office:value-type="float" office:value="0.297757">
                <text:p>0.297757</text:p>
              </table:table-cell>
              <table:table-cell office:value-type="float" office:value="0.00000347073">
                <text:p>0.00000347073</text:p>
              </table:table-cell>
              <table:table-cell office:value-type="float" office:value="0.297021">
                <text:p>0.297021</text:p>
              </table:table-cell>
              <table:table-cell office:value-type="float" office:value="0.00000391648">
                <text:p>0.00000391648</text:p>
              </table:table-cell>
              <table:table-cell office:value-type="float" office:value="0.296295">
                <text:p>0.296295</text:p>
              </table:table-cell>
              <table:table-cell office:value-type="float" office:value="0.00000402607">
                <text:p>0.00000402607</text:p>
              </table:table-cell>
              <table:table-cell office:value-type="float" office:value="0.295225">
                <text:p>0.295225</text:p>
              </table:table-cell>
              <table:table-cell office:value-type="float" office:value="0.00000388152">
                <text:p>0.00000388152</text:p>
              </table:table-cell>
              <table:table-cell office:value-type="float" office:value="0.294525">
                <text:p>0.294525</text:p>
              </table:table-cell>
              <table:table-cell office:value-type="float" office:value="0.00000421552">
                <text:p>0.00000421552</text:p>
              </table:table-cell>
              <table:table-cell office:value-type="float" office:value="0.293836">
                <text:p>0.293836</text:p>
              </table:table-cell>
              <table:table-cell office:value-type="float" office:value="0.00000361477">
                <text:p>0.00000361477</text:p>
              </table:table-cell>
              <table:table-cell office:value-type="float" office:value="0.293158">
                <text:p>0.293158</text:p>
              </table:table-cell>
              <table:table-cell office:value-type="float" office:value="0.00000367139">
                <text:p>0.000003671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15566">
                <text:p>0.315566</text:p>
              </table:table-cell>
              <table:table-cell office:value-type="float" office:value="0.00000165266">
                <text:p>0.00000165266</text:p>
              </table:table-cell>
              <table:table-cell office:value-type="float" office:value="0.314783">
                <text:p>0.314783</text:p>
              </table:table-cell>
              <table:table-cell office:value-type="float" office:value="0.00000191092">
                <text:p>0.00000191092</text:p>
              </table:table-cell>
              <table:table-cell office:value-type="float" office:value="0.314007">
                <text:p>0.314007</text:p>
              </table:table-cell>
              <table:table-cell office:value-type="float" office:value="0.00000215586">
                <text:p>0.00000215586</text:p>
              </table:table-cell>
              <table:table-cell office:value-type="float" office:value="0.312859">
                <text:p>0.312859</text:p>
              </table:table-cell>
              <table:table-cell office:value-type="float" office:value="0.0000026167">
                <text:p>0.0000026167</text:p>
              </table:table-cell>
              <table:table-cell office:value-type="float" office:value="0.312103">
                <text:p>0.312103</text:p>
              </table:table-cell>
              <table:table-cell office:value-type="float" office:value="0.00000287113">
                <text:p>0.00000287113</text:p>
              </table:table-cell>
              <table:table-cell office:value-type="float" office:value="0.311355">
                <text:p>0.311355</text:p>
              </table:table-cell>
              <table:table-cell office:value-type="float" office:value="0.00000333048">
                <text:p>0.00000333048</text:p>
              </table:table-cell>
              <table:table-cell office:value-type="float" office:value="0.310615">
                <text:p>0.310615</text:p>
              </table:table-cell>
              <table:table-cell office:value-type="float" office:value="0.00000335434">
                <text:p>0.00000335434</text:p>
              </table:table-cell>
              <table:table-cell office:value-type="float" office:value="0.309523">
                <text:p>0.309523</text:p>
              </table:table-cell>
              <table:table-cell office:value-type="float" office:value="0.00000417219">
                <text:p>0.00000417219</text:p>
              </table:table-cell>
              <table:table-cell office:value-type="float" office:value="0.308805">
                <text:p>0.308805</text:p>
              </table:table-cell>
              <table:table-cell office:value-type="float" office:value="0.00000413317">
                <text:p>0.00000413317</text:p>
              </table:table-cell>
              <table:table-cell office:value-type="float" office:value="0.308097">
                <text:p>0.308097</text:p>
              </table:table-cell>
              <table:table-cell office:value-type="float" office:value="0.0000045653">
                <text:p>0.0000045653</text:p>
              </table:table-cell>
              <table:table-cell office:value-type="float" office:value="0.307399">
                <text:p>0.307399</text:p>
              </table:table-cell>
              <table:table-cell office:value-type="float" office:value="0.00000458651">
                <text:p>0.00000458651</text:p>
              </table:table-cell>
              <table:table-cell office:value-type="float" office:value="0.30637">
                <text:p>0.30637</text:p>
              </table:table-cell>
              <table:table-cell office:value-type="float" office:value="0.00000427168">
                <text:p>0.00000427168</text:p>
              </table:table-cell>
              <table:table-cell office:value-type="float" office:value="0.305697">
                <text:p>0.305697</text:p>
              </table:table-cell>
              <table:table-cell office:value-type="float" office:value="0.00000454147">
                <text:p>0.00000454147</text:p>
              </table:table-cell>
              <table:table-cell office:value-type="float" office:value="0.305034">
                <text:p>0.305034</text:p>
              </table:table-cell>
              <table:table-cell office:value-type="float" office:value="0.00000382215">
                <text:p>0.00000382215</text:p>
              </table:table-cell>
              <table:table-cell office:value-type="float" office:value="0.304383">
                <text:p>0.304383</text:p>
              </table:table-cell>
              <table:table-cell office:value-type="float" office:value="0.0000038222">
                <text:p>0.0000038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26343">
                <text:p>0.326343</text:p>
              </table:table-cell>
              <table:table-cell office:value-type="float" office:value="0.00000209355">
                <text:p>0.00000209355</text:p>
              </table:table-cell>
              <table:table-cell office:value-type="float" office:value="0.325591">
                <text:p>0.325591</text:p>
              </table:table-cell>
              <table:table-cell office:value-type="float" office:value="0.00000241837">
                <text:p>0.00000241837</text:p>
              </table:table-cell>
              <table:table-cell office:value-type="float" office:value="0.324847">
                <text:p>0.324847</text:p>
              </table:table-cell>
              <table:table-cell office:value-type="float" office:value="0.00000272144">
                <text:p>0.00000272144</text:p>
              </table:table-cell>
              <table:table-cell office:value-type="float" office:value="0.323744">
                <text:p>0.323744</text:p>
              </table:table-cell>
              <table:table-cell office:value-type="float" office:value="0.00000327826">
                <text:p>0.00000327826</text:p>
              </table:table-cell>
              <table:table-cell office:value-type="float" office:value="0.323018">
                <text:p>0.323018</text:p>
              </table:table-cell>
              <table:table-cell office:value-type="float" office:value="0.00000356794">
                <text:p>0.00000356794</text:p>
              </table:table-cell>
              <table:table-cell office:value-type="float" office:value="0.322301">
                <text:p>0.322301</text:p>
              </table:table-cell>
              <table:table-cell office:value-type="float" office:value="0.00000409368">
                <text:p>0.00000409368</text:p>
              </table:table-cell>
              <table:table-cell office:value-type="float" office:value="0.321591">
                <text:p>0.321591</text:p>
              </table:table-cell>
              <table:table-cell office:value-type="float" office:value="0.00000406577">
                <text:p>0.00000406577</text:p>
              </table:table-cell>
              <table:table-cell office:value-type="float" office:value="0.320542">
                <text:p>0.320542</text:p>
              </table:table-cell>
              <table:table-cell office:value-type="float" office:value="0.00000492531">
                <text:p>0.00000492531</text:p>
              </table:table-cell>
              <table:table-cell office:value-type="float" office:value="0.319853">
                <text:p>0.319853</text:p>
              </table:table-cell>
              <table:table-cell office:value-type="float" office:value="0.00000478015">
                <text:p>0.00000478015</text:p>
              </table:table-cell>
              <table:table-cell office:value-type="float" office:value="0.319173">
                <text:p>0.319173</text:p>
              </table:table-cell>
              <table:table-cell office:value-type="float" office:value="0.00000516593">
                <text:p>0.00000516593</text:p>
              </table:table-cell>
              <table:table-cell office:value-type="float" office:value="0.318503">
                <text:p>0.318503</text:p>
              </table:table-cell>
              <table:table-cell office:value-type="float" office:value="0.00000507713">
                <text:p>0.00000507713</text:p>
              </table:table-cell>
              <table:table-cell office:value-type="float" office:value="0.317515">
                <text:p>0.317515</text:p>
              </table:table-cell>
              <table:table-cell office:value-type="float" office:value="0.00000458609">
                <text:p>0.00000458609</text:p>
              </table:table-cell>
              <table:table-cell office:value-type="float" office:value="0.316869">
                <text:p>0.316869</text:p>
              </table:table-cell>
              <table:table-cell office:value-type="float" office:value="0.00000479097">
                <text:p>0.00000479097</text:p>
              </table:table-cell>
              <table:table-cell office:value-type="float" office:value="0.316233">
                <text:p>0.316233</text:p>
              </table:table-cell>
              <table:table-cell office:value-type="float" office:value="0.00000397365">
                <text:p>0.00000397365</text:p>
              </table:table-cell>
              <table:table-cell office:value-type="float" office:value="0.315608">
                <text:p>0.315608</text:p>
              </table:table-cell>
              <table:table-cell office:value-type="float" office:value="0.00000392791">
                <text:p>0.000003927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3712">
                <text:p>0.33712</text:p>
              </table:table-cell>
              <table:table-cell office:value-type="float" office:value="0.00000262887">
                <text:p>0.00000262887</text:p>
              </table:table-cell>
              <table:table-cell office:value-type="float" office:value="0.3364">
                <text:p>0.3364</text:p>
              </table:table-cell>
              <table:table-cell office:value-type="float" office:value="0.00000302798">
                <text:p>0.00000302798</text:p>
              </table:table-cell>
              <table:table-cell office:value-type="float" office:value="0.335687">
                <text:p>0.335687</text:p>
              </table:table-cell>
              <table:table-cell office:value-type="float" office:value="0.00000339118">
                <text:p>0.00000339118</text:p>
              </table:table-cell>
              <table:table-cell office:value-type="float" office:value="0.33463">
                <text:p>0.33463</text:p>
              </table:table-cell>
              <table:table-cell office:value-type="float" office:value="0.0000040383">
                <text:p>0.0000040383</text:p>
              </table:table-cell>
              <table:table-cell office:value-type="float" office:value="0.333934">
                <text:p>0.333934</text:p>
              </table:table-cell>
              <table:table-cell office:value-type="float" office:value="0.00000434715">
                <text:p>0.00000434715</text:p>
              </table:table-cell>
              <table:table-cell office:value-type="float" office:value="0.333246">
                <text:p>0.333246</text:p>
              </table:table-cell>
              <table:table-cell office:value-type="float" office:value="0.0000049194">
                <text:p>0.0000049194</text:p>
              </table:table-cell>
              <table:table-cell office:value-type="float" office:value="0.332566">
                <text:p>0.332566</text:p>
              </table:table-cell>
              <table:table-cell office:value-type="float" office:value="0.00000480593">
                <text:p>0.00000480593</text:p>
              </table:table-cell>
              <table:table-cell office:value-type="float" office:value="0.331561">
                <text:p>0.331561</text:p>
              </table:table-cell>
              <table:table-cell office:value-type="float" office:value="0.00000565654">
                <text:p>0.00000565654</text:p>
              </table:table-cell>
              <table:table-cell office:value-type="float" office:value="0.330901">
                <text:p>0.330901</text:p>
              </table:table-cell>
              <table:table-cell office:value-type="float" office:value="0.00000537701">
                <text:p>0.00000537701</text:p>
              </table:table-cell>
              <table:table-cell office:value-type="float" office:value="0.330249">
                <text:p>0.330249</text:p>
              </table:table-cell>
              <table:table-cell office:value-type="float" office:value="0.00000569143">
                <text:p>0.00000569143</text:p>
              </table:table-cell>
              <table:table-cell office:value-type="float" office:value="0.329607">
                <text:p>0.329607</text:p>
              </table:table-cell>
              <table:table-cell office:value-type="float" office:value="0.00000548437">
                <text:p>0.00000548437</text:p>
              </table:table-cell>
              <table:table-cell office:value-type="float" office:value="0.32866">
                <text:p>0.32866</text:p>
              </table:table-cell>
              <table:table-cell office:value-type="float" office:value="0.0000048285">
                <text:p>0.0000048285</text:p>
              </table:table-cell>
              <table:table-cell office:value-type="float" office:value="0.328041">
                <text:p>0.328041</text:p>
              </table:table-cell>
              <table:table-cell office:value-type="float" office:value="0.00000497504">
                <text:p>0.00000497504</text:p>
              </table:table-cell>
              <table:table-cell office:value-type="float" office:value="0.327432">
                <text:p>0.327432</text:p>
              </table:table-cell>
              <table:table-cell office:value-type="float" office:value="0.00000408115">
                <text:p>0.00000408115</text:p>
              </table:table-cell>
              <table:table-cell office:value-type="float" office:value="0.326832">
                <text:p>0.326832</text:p>
              </table:table-cell>
              <table:table-cell office:value-type="float" office:value="0.00000400039">
                <text:p>0.000004000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7898">
                <text:p>0.347898</text:p>
              </table:table-cell>
              <table:table-cell office:value-type="float" office:value="0.00000326637">
                <text:p>0.00000326637</text:p>
              </table:table-cell>
              <table:table-cell office:value-type="float" office:value="0.347209">
                <text:p>0.347209</text:p>
              </table:table-cell>
              <table:table-cell office:value-type="float" office:value="0.00000374338">
                <text:p>0.00000374338</text:p>
              </table:table-cell>
              <table:table-cell office:value-type="float" office:value="0.346526">
                <text:p>0.346526</text:p>
              </table:table-cell>
              <table:table-cell office:value-type="float" office:value="0.00000416229">
                <text:p>0.00000416229</text:p>
              </table:table-cell>
              <table:table-cell office:value-type="float" office:value="0.345516">
                <text:p>0.345516</text:p>
              </table:table-cell>
              <table:table-cell office:value-type="float" office:value="0.00000488063">
                <text:p>0.00000488063</text:p>
              </table:table-cell>
              <table:table-cell office:value-type="float" office:value="0.34485">
                <text:p>0.34485</text:p>
              </table:table-cell>
              <table:table-cell office:value-type="float" office:value="0.00000518317">
                <text:p>0.00000518317</text:p>
              </table:table-cell>
              <table:table-cell office:value-type="float" office:value="0.344192">
                <text:p>0.344192</text:p>
              </table:table-cell>
              <table:table-cell office:value-type="float" office:value="0.00000577221">
                <text:p>0.00000577221</text:p>
              </table:table-cell>
              <table:table-cell office:value-type="float" office:value="0.343542">
                <text:p>0.343542</text:p>
              </table:table-cell>
              <table:table-cell office:value-type="float" office:value="0.00000553801">
                <text:p>0.00000553801</text:p>
              </table:table-cell>
              <table:table-cell office:value-type="float" office:value="0.34258">
                <text:p>0.34258</text:p>
              </table:table-cell>
              <table:table-cell office:value-type="float" office:value="0.00000632951">
                <text:p>0.00000632951</text:p>
              </table:table-cell>
              <table:table-cell office:value-type="float" office:value="0.341949">
                <text:p>0.341949</text:p>
              </table:table-cell>
              <table:table-cell office:value-type="float" office:value="0.00000589936">
                <text:p>0.00000589936</text:p>
              </table:table-cell>
              <table:table-cell office:value-type="float" office:value="0.341326">
                <text:p>0.341326</text:p>
              </table:table-cell>
              <table:table-cell office:value-type="float" office:value="0.00000612899">
                <text:p>0.00000612899</text:p>
              </table:table-cell>
              <table:table-cell office:value-type="float" office:value="0.340711">
                <text:p>0.340711</text:p>
              </table:table-cell>
              <table:table-cell office:value-type="float" office:value="0.00000580774">
                <text:p>0.00000580774</text:p>
              </table:table-cell>
              <table:table-cell office:value-type="float" office:value="0.339806">
                <text:p>0.339806</text:p>
              </table:table-cell>
              <table:table-cell office:value-type="float" office:value="0.00000500907">
                <text:p>0.00000500907</text:p>
              </table:table-cell>
              <table:table-cell office:value-type="float" office:value="0.339213">
                <text:p>0.339213</text:p>
              </table:table-cell>
              <table:table-cell office:value-type="float" office:value="0.0000051072">
                <text:p>0.0000051072</text:p>
              </table:table-cell>
              <table:table-cell office:value-type="float" office:value="0.33863">
                <text:p>0.33863</text:p>
              </table:table-cell>
              <table:table-cell office:value-type="float" office:value="0.00000415586">
                <text:p>0.00000415586</text:p>
              </table:table-cell>
              <table:table-cell office:value-type="float" office:value="0.338057">
                <text:p>0.338057</text:p>
              </table:table-cell>
              <table:table-cell office:value-type="float" office:value="0.00000404935">
                <text:p>0.000004049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8675">
                <text:p>0.358675</text:p>
              </table:table-cell>
              <table:table-cell office:value-type="float" office:value="0.00000400828">
                <text:p>0.00000400828</text:p>
              </table:table-cell>
              <table:table-cell office:value-type="float" office:value="0.358018">
                <text:p>0.358018</text:p>
              </table:table-cell>
              <table:table-cell office:value-type="float" office:value="0.0000045602">
                <text:p>0.0000045602</text:p>
              </table:table-cell>
              <table:table-cell office:value-type="float" office:value="0.357366">
                <text:p>0.357366</text:p>
              </table:table-cell>
              <table:table-cell office:value-type="float" office:value="0.00000502195">
                <text:p>0.00000502195</text:p>
              </table:table-cell>
              <table:table-cell office:value-type="float" office:value="0.356401">
                <text:p>0.356401</text:p>
              </table:table-cell>
              <table:table-cell office:value-type="float" office:value="0.00000577779">
                <text:p>0.00000577779</text:p>
              </table:table-cell>
              <table:table-cell office:value-type="float" office:value="0.355766">
                <text:p>0.355766</text:p>
              </table:table-cell>
              <table:table-cell office:value-type="float" office:value="0.00000604126">
                <text:p>0.00000604126</text:p>
              </table:table-cell>
              <table:table-cell office:value-type="float" office:value="0.355138">
                <text:p>0.355138</text:p>
              </table:table-cell>
              <table:table-cell office:value-type="float" office:value="0.00000661176">
                <text:p>0.00000661176</text:p>
              </table:table-cell>
              <table:table-cell office:value-type="float" office:value="0.354517">
                <text:p>0.354517</text:p>
              </table:table-cell>
              <table:table-cell office:value-type="float" office:value="0.00000622676">
                <text:p>0.00000622676</text:p>
              </table:table-cell>
              <table:table-cell office:value-type="float" office:value="0.353599">
                <text:p>0.353599</text:p>
              </table:table-cell>
              <table:table-cell office:value-type="float" office:value="0.00000691902">
                <text:p>0.00000691902</text:p>
              </table:table-cell>
              <table:table-cell office:value-type="float" office:value="0.352996">
                <text:p>0.352996</text:p>
              </table:table-cell>
              <table:table-cell office:value-type="float" office:value="0.00000633584">
                <text:p>0.00000633584</text:p>
              </table:table-cell>
              <table:table-cell office:value-type="float" office:value="0.352402">
                <text:p>0.352402</text:p>
              </table:table-cell>
              <table:table-cell office:value-type="float" office:value="0.00000647855">
                <text:p>0.00000647855</text:p>
              </table:table-cell>
              <table:table-cell office:value-type="float" office:value="0.351815">
                <text:p>0.351815</text:p>
              </table:table-cell>
              <table:table-cell office:value-type="float" office:value="0.0000060556">
                <text:p>0.0000060556</text:p>
              </table:table-cell>
              <table:table-cell office:value-type="float" office:value="0.350951">
                <text:p>0.350951</text:p>
              </table:table-cell>
              <table:table-cell office:value-type="float" office:value="0.00000514019">
                <text:p>0.00000514019</text:p>
              </table:table-cell>
              <table:table-cell office:value-type="float" office:value="0.350385">
                <text:p>0.350385</text:p>
              </table:table-cell>
              <table:table-cell office:value-type="float" office:value="0.00000520024">
                <text:p>0.00000520024</text:p>
              </table:table-cell>
              <table:table-cell office:value-type="float" office:value="0.349829">
                <text:p>0.349829</text:p>
              </table:table-cell>
              <table:table-cell office:value-type="float" office:value="0.00000420704">
                <text:p>0.00000420704</text:p>
              </table:table-cell>
              <table:table-cell office:value-type="float" office:value="0.349282">
                <text:p>0.349282</text:p>
              </table:table-cell>
              <table:table-cell office:value-type="float" office:value="0.00000408207">
                <text:p>0.000004082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9453">
                <text:p>0.369453</text:p>
              </table:table-cell>
              <table:table-cell office:value-type="float" office:value="0.00000484895">
                <text:p>0.00000484895</text:p>
              </table:table-cell>
              <table:table-cell office:value-type="float" office:value="0.368826">
                <text:p>0.368826</text:p>
              </table:table-cell>
              <table:table-cell office:value-type="float" office:value="0.00000546413">
                <text:p>0.00000546413</text:p>
              </table:table-cell>
              <table:table-cell office:value-type="float" office:value="0.368206">
                <text:p>0.368206</text:p>
              </table:table-cell>
              <table:table-cell office:value-type="float" office:value="0.00000594651">
                <text:p>0.00000594651</text:p>
              </table:table-cell>
              <table:table-cell office:value-type="float" office:value="0.367287">
                <text:p>0.367287</text:p>
              </table:table-cell>
              <table:table-cell office:value-type="float" office:value="0.00000669375">
                <text:p>0.00000669375</text:p>
              </table:table-cell>
              <table:table-cell office:value-type="float" office:value="0.366682">
                <text:p>0.366682</text:p>
              </table:table-cell>
              <table:table-cell office:value-type="float" office:value="0.00000688283">
                <text:p>0.00000688283</text:p>
              </table:table-cell>
              <table:table-cell office:value-type="float" office:value="0.366084">
                <text:p>0.366084</text:p>
              </table:table-cell>
              <table:table-cell office:value-type="float" office:value="0.00000740015">
                <text:p>0.00000740015</text:p>
              </table:table-cell>
              <table:table-cell office:value-type="float" office:value="0.365492">
                <text:p>0.365492</text:p>
              </table:table-cell>
              <table:table-cell office:value-type="float" office:value="0.00000684492">
                <text:p>0.00000684492</text:p>
              </table:table-cell>
              <table:table-cell office:value-type="float" office:value="0.364618">
                <text:p>0.364618</text:p>
              </table:table-cell>
              <table:table-cell office:value-type="float" office:value="0.00000741349">
                <text:p>0.00000741349</text:p>
              </table:table-cell>
              <table:table-cell office:value-type="float" office:value="0.364044">
                <text:p>0.364044</text:p>
              </table:table-cell>
              <table:table-cell office:value-type="float" office:value="0.00000668666">
                <text:p>0.00000668666</text:p>
              </table:table-cell>
              <table:table-cell office:value-type="float" office:value="0.363478">
                <text:p>0.363478</text:p>
              </table:table-cell>
              <table:table-cell office:value-type="float" office:value="0.00000674868">
                <text:p>0.00000674868</text:p>
              </table:table-cell>
              <table:table-cell office:value-type="float" office:value="0.362919">
                <text:p>0.362919</text:p>
              </table:table-cell>
              <table:table-cell office:value-type="float" office:value="0.00000624048">
                <text:p>0.00000624048</text:p>
              </table:table-cell>
              <table:table-cell office:value-type="float" office:value="0.362096">
                <text:p>0.362096</text:p>
              </table:table-cell>
              <table:table-cell office:value-type="float" office:value="0.00000523362">
                <text:p>0.00000523362</text:p>
              </table:table-cell>
              <table:table-cell office:value-type="float" office:value="0.361558">
                <text:p>0.361558</text:p>
              </table:table-cell>
              <table:table-cell office:value-type="float" office:value="0.00000526484">
                <text:p>0.00000526484</text:p>
              </table:table-cell>
              <table:table-cell office:value-type="float" office:value="0.361028">
                <text:p>0.361028</text:p>
              </table:table-cell>
              <table:table-cell office:value-type="float" office:value="0.00000424176">
                <text:p>0.00000424176</text:p>
              </table:table-cell>
              <table:table-cell office:value-type="float" office:value="0.360506">
                <text:p>0.360506</text:p>
              </table:table-cell>
              <table:table-cell office:value-type="float" office:value="0.0000041038">
                <text:p>0.00000410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023">
                <text:p>0.38023</text:p>
              </table:table-cell>
              <table:table-cell office:value-type="float" office:value="0.00000577316">
                <text:p>0.00000577316</text:p>
              </table:table-cell>
              <table:table-cell office:value-type="float" office:value="0.379635">
                <text:p>0.379635</text:p>
              </table:table-cell>
              <table:table-cell office:value-type="float" office:value="0.0000064305">
                <text:p>0.0000064305</text:p>
              </table:table-cell>
              <table:table-cell office:value-type="float" office:value="0.379046">
                <text:p>0.379046</text:p>
              </table:table-cell>
              <table:table-cell office:value-type="float" office:value="0.00000690326">
                <text:p>0.00000690326</text:p>
              </table:table-cell>
              <table:table-cell office:value-type="float" office:value="0.378173">
                <text:p>0.378173</text:p>
              </table:table-cell>
              <table:table-cell office:value-type="float" office:value="0.00000758942">
                <text:p>0.00000758942</text:p>
              </table:table-cell>
              <table:table-cell office:value-type="float" office:value="0.377598">
                <text:p>0.377598</text:p>
              </table:table-cell>
              <table:table-cell office:value-type="float" office:value="0.00000767218">
                <text:p>0.00000767218</text:p>
              </table:table-cell>
              <table:table-cell office:value-type="float" office:value="0.37703">
                <text:p>0.37703</text:p>
              </table:table-cell>
              <table:table-cell office:value-type="float" office:value="0.00000810834">
                <text:p>0.00000810834</text:p>
              </table:table-cell>
              <table:table-cell office:value-type="float" office:value="0.376468">
                <text:p>0.376468</text:p>
              </table:table-cell>
              <table:table-cell office:value-type="float" office:value="0.00000737668">
                <text:p>0.00000737668</text:p>
              </table:table-cell>
              <table:table-cell office:value-type="float" office:value="0.375637">
                <text:p>0.375637</text:p>
              </table:table-cell>
              <table:table-cell office:value-type="float" office:value="0.00000781338">
                <text:p>0.00000781338</text:p>
              </table:table-cell>
              <table:table-cell office:value-type="float" office:value="0.375092">
                <text:p>0.375092</text:p>
              </table:table-cell>
              <table:table-cell office:value-type="float" office:value="0.00000695995">
                <text:p>0.00000695995</text:p>
              </table:table-cell>
              <table:table-cell office:value-type="float" office:value="0.374554">
                <text:p>0.374554</text:p>
              </table:table-cell>
              <table:table-cell office:value-type="float" office:value="0.00000695212">
                <text:p>0.00000695212</text:p>
              </table:table-cell>
              <table:table-cell office:value-type="float" office:value="0.374023">
                <text:p>0.374023</text:p>
              </table:table-cell>
              <table:table-cell office:value-type="float" office:value="0.0000063756">
                <text:p>0.0000063756</text:p>
              </table:table-cell>
              <table:table-cell office:value-type="float" office:value="0.373241">
                <text:p>0.373241</text:p>
              </table:table-cell>
              <table:table-cell office:value-type="float" office:value="0.00000529932">
                <text:p>0.00000529932</text:p>
              </table:table-cell>
              <table:table-cell office:value-type="float" office:value="0.37273">
                <text:p>0.37273</text:p>
              </table:table-cell>
              <table:table-cell office:value-type="float" office:value="0.00000530925">
                <text:p>0.00000530925</text:p>
              </table:table-cell>
              <table:table-cell office:value-type="float" office:value="0.372226">
                <text:p>0.372226</text:p>
              </table:table-cell>
              <table:table-cell office:value-type="float" office:value="0.00000426515">
                <text:p>0.00000426515</text:p>
              </table:table-cell>
              <table:table-cell office:value-type="float" office:value="0.371731">
                <text:p>0.371731</text:p>
              </table:table-cell>
              <table:table-cell office:value-type="float" office:value="0.00000411816">
                <text:p>0.000004118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91007">
                <text:p>0.391007</text:p>
              </table:table-cell>
              <table:table-cell office:value-type="float" office:value="0.00000675604">
                <text:p>0.00000675604</text:p>
              </table:table-cell>
              <table:table-cell office:value-type="float" office:value="0.390444">
                <text:p>0.390444</text:p>
              </table:table-cell>
              <table:table-cell office:value-type="float" office:value="0.00000742622">
                <text:p>0.00000742622</text:p>
              </table:table-cell>
              <table:table-cell office:value-type="float" office:value="0.389885">
                <text:p>0.389885</text:p>
              </table:table-cell>
              <table:table-cell office:value-type="float" office:value="0.00000785462">
                <text:p>0.00000785462</text:p>
              </table:table-cell>
              <table:table-cell office:value-type="float" office:value="0.389058">
                <text:p>0.389058</text:p>
              </table:table-cell>
              <table:table-cell office:value-type="float" office:value="0.00000842901">
                <text:p>0.00000842901</text:p>
              </table:table-cell>
              <table:table-cell office:value-type="float" office:value="0.388514">
                <text:p>0.388514</text:p>
              </table:table-cell>
              <table:table-cell office:value-type="float" office:value="0.00000838216">
                <text:p>0.00000838216</text:p>
              </table:table-cell>
              <table:table-cell office:value-type="float" office:value="0.387975">
                <text:p>0.387975</text:p>
              </table:table-cell>
              <table:table-cell office:value-type="float" office:value="0.00000871956">
                <text:p>0.00000871956</text:p>
              </table:table-cell>
              <table:table-cell office:value-type="float" office:value="0.387443">
                <text:p>0.387443</text:p>
              </table:table-cell>
              <table:table-cell office:value-type="float" office:value="0.00000781769">
                <text:p>0.00000781769</text:p>
              </table:table-cell>
              <table:table-cell office:value-type="float" office:value="0.386656">
                <text:p>0.386656</text:p>
              </table:table-cell>
              <table:table-cell office:value-type="float" office:value="0.00000812734">
                <text:p>0.00000812734</text:p>
              </table:table-cell>
              <table:table-cell office:value-type="float" office:value="0.38614">
                <text:p>0.38614</text:p>
              </table:table-cell>
              <table:table-cell office:value-type="float" office:value="0.00000716769">
                <text:p>0.00000716769</text:p>
              </table:table-cell>
              <table:table-cell office:value-type="float" office:value="0.38563">
                <text:p>0.38563</text:p>
              </table:table-cell>
              <table:table-cell office:value-type="float" office:value="0.00000710238">
                <text:p>0.00000710238</text:p>
              </table:table-cell>
              <table:table-cell office:value-type="float" office:value="0.385127">
                <text:p>0.385127</text:p>
              </table:table-cell>
              <table:table-cell office:value-type="float" office:value="0.00000647288">
                <text:p>0.00000647288</text:p>
              </table:table-cell>
              <table:table-cell office:value-type="float" office:value="0.384386">
                <text:p>0.384386</text:p>
              </table:table-cell>
              <table:table-cell office:value-type="float" office:value="0.00000534509">
                <text:p>0.00000534509</text:p>
              </table:table-cell>
              <table:table-cell office:value-type="float" office:value="0.383902">
                <text:p>0.383902</text:p>
              </table:table-cell>
              <table:table-cell office:value-type="float" office:value="0.00000533959">
                <text:p>0.00000533959</text:p>
              </table:table-cell>
              <table:table-cell office:value-type="float" office:value="0.383425">
                <text:p>0.383425</text:p>
              </table:table-cell>
              <table:table-cell office:value-type="float" office:value="0.00000428083">
                <text:p>0.00000428083</text:p>
              </table:table-cell>
              <table:table-cell office:value-type="float" office:value="0.382956">
                <text:p>0.382956</text:p>
              </table:table-cell>
              <table:table-cell office:value-type="float" office:value="0.00000412762">
                <text:p>0.000004127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01785">
                <text:p>0.401785</text:p>
              </table:table-cell>
              <table:table-cell office:value-type="float" office:value="0.00000776511">
                <text:p>0.00000776511</text:p>
              </table:table-cell>
              <table:table-cell office:value-type="float" office:value="0.401252">
                <text:p>0.401252</text:p>
              </table:table-cell>
              <table:table-cell office:value-type="float" office:value="0.00000841397">
                <text:p>0.00000841397</text:p>
              </table:table-cell>
              <table:table-cell office:value-type="float" office:value="0.400725">
                <text:p>0.400725</text:p>
              </table:table-cell>
              <table:table-cell office:value-type="float" office:value="0.00000876384">
                <text:p>0.00000876384</text:p>
              </table:table-cell>
              <table:table-cell office:value-type="float" office:value="0.399944">
                <text:p>0.399944</text:p>
              </table:table-cell>
              <table:table-cell office:value-type="float" office:value="0.00000918547">
                <text:p>0.00000918547</text:p>
              </table:table-cell>
              <table:table-cell office:value-type="float" office:value="0.39943">
                <text:p>0.39943</text:p>
              </table:table-cell>
              <table:table-cell office:value-type="float" office:value="0.00000899708">
                <text:p>0.00000899708</text:p>
              </table:table-cell>
              <table:table-cell office:value-type="float" office:value="0.398921">
                <text:p>0.398921</text:p>
              </table:table-cell>
              <table:table-cell office:value-type="float" office:value="0.00000922914">
                <text:p>0.00000922914</text:p>
              </table:table-cell>
              <table:table-cell office:value-type="float" office:value="0.398418">
                <text:p>0.398418</text:p>
              </table:table-cell>
              <table:table-cell office:value-type="float" office:value="0.00000817247">
                <text:p>0.00000817247</text:p>
              </table:table-cell>
              <table:table-cell office:value-type="float" office:value="0.397675">
                <text:p>0.397675</text:p>
              </table:table-cell>
              <table:table-cell office:value-type="float" office:value="0.00000836815">
                <text:p>0.00000836815</text:p>
              </table:table-cell>
              <table:table-cell office:value-type="float" office:value="0.397188">
                <text:p>0.397188</text:p>
              </table:table-cell>
              <table:table-cell office:value-type="float" office:value="0.00000732268">
                <text:p>0.00000732268</text:p>
              </table:table-cell>
              <table:table-cell office:value-type="float" office:value="0.396706">
                <text:p>0.396706</text:p>
              </table:table-cell>
              <table:table-cell office:value-type="float" office:value="0.00000721177">
                <text:p>0.00000721177</text:p>
              </table:table-cell>
              <table:table-cell office:value-type="float" office:value="0.396231">
                <text:p>0.396231</text:p>
              </table:table-cell>
              <table:table-cell office:value-type="float" office:value="0.00000654218">
                <text:p>0.00000654218</text:p>
              </table:table-cell>
              <table:table-cell office:value-type="float" office:value="0.395532">
                <text:p>0.395532</text:p>
              </table:table-cell>
              <table:table-cell office:value-type="float" office:value="0.00000537676">
                <text:p>0.00000537676</text:p>
              </table:table-cell>
              <table:table-cell office:value-type="float" office:value="0.395074">
                <text:p>0.395074</text:p>
              </table:table-cell>
              <table:table-cell office:value-type="float" office:value="0.00000536022">
                <text:p>0.00000536022</text:p>
              </table:table-cell>
              <table:table-cell office:value-type="float" office:value="0.394623">
                <text:p>0.394623</text:p>
              </table:table-cell>
              <table:table-cell office:value-type="float" office:value="0.00000429132">
                <text:p>0.00000429132</text:p>
              </table:table-cell>
              <table:table-cell office:value-type="float" office:value="0.394181">
                <text:p>0.394181</text:p>
              </table:table-cell>
              <table:table-cell office:value-type="float" office:value="0.00000413385">
                <text:p>0.000004133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2562">
                <text:p>0.412562</text:p>
              </table:table-cell>
              <table:table-cell office:value-type="float" office:value="0.00000876426">
                <text:p>0.00000876426</text:p>
              </table:table-cell>
              <table:table-cell office:value-type="float" office:value="0.412061">
                <text:p>0.412061</text:p>
              </table:table-cell>
              <table:table-cell office:value-type="float" office:value="0.00000935757">
                <text:p>0.00000935757</text:p>
              </table:table-cell>
              <table:table-cell office:value-type="float" office:value="0.411565">
                <text:p>0.411565</text:p>
              </table:table-cell>
              <table:table-cell office:value-type="float" office:value="0.00000960043">
                <text:p>0.00000960043</text:p>
              </table:table-cell>
              <table:table-cell office:value-type="float" office:value="0.410829">
                <text:p>0.410829</text:p>
              </table:table-cell>
              <table:table-cell office:value-type="float" office:value="0.00000984305">
                <text:p>0.00000984305</text:p>
              </table:table-cell>
              <table:table-cell office:value-type="float" office:value="0.410346">
                <text:p>0.410346</text:p>
              </table:table-cell>
              <table:table-cell office:value-type="float" office:value="0.00000951248">
                <text:p>0.00000951248</text:p>
              </table:table-cell>
              <table:table-cell office:value-type="float" office:value="0.409867">
                <text:p>0.409867</text:p>
              </table:table-cell>
              <table:table-cell office:value-type="float" office:value="0.00000964188">
                <text:p>0.00000964188</text:p>
              </table:table-cell>
              <table:table-cell office:value-type="float" office:value="0.409394">
                <text:p>0.409394</text:p>
              </table:table-cell>
              <table:table-cell office:value-type="float" office:value="0.00000845096">
                <text:p>0.00000845096</text:p>
              </table:table-cell>
              <table:table-cell office:value-type="float" office:value="0.408694">
                <text:p>0.408694</text:p>
              </table:table-cell>
              <table:table-cell office:value-type="float" office:value="0.00000854956">
                <text:p>0.00000854956</text:p>
              </table:table-cell>
              <table:table-cell office:value-type="float" office:value="0.408235">
                <text:p>0.408235</text:p>
              </table:table-cell>
              <table:table-cell office:value-type="float" office:value="0.00000743671">
                <text:p>0.00000743671</text:p>
              </table:table-cell>
              <table:table-cell office:value-type="float" office:value="0.407782">
                <text:p>0.407782</text:p>
              </table:table-cell>
              <table:table-cell office:value-type="float" office:value="0.00000729057">
                <text:p>0.00000729057</text:p>
              </table:table-cell>
              <table:table-cell office:value-type="float" office:value="0.407335">
                <text:p>0.407335</text:p>
              </table:table-cell>
              <table:table-cell office:value-type="float" office:value="0.00000659117">
                <text:p>0.00000659117</text:p>
              </table:table-cell>
              <table:table-cell office:value-type="float" office:value="0.406677">
                <text:p>0.406677</text:p>
              </table:table-cell>
              <table:table-cell office:value-type="float" office:value="0.00000539858">
                <text:p>0.00000539858</text:p>
              </table:table-cell>
              <table:table-cell office:value-type="float" office:value="0.406246">
                <text:p>0.406246</text:p>
              </table:table-cell>
              <table:table-cell office:value-type="float" office:value="0.00000537421">
                <text:p>0.00000537421</text:p>
              </table:table-cell>
              <table:table-cell office:value-type="float" office:value="0.405822">
                <text:p>0.405822</text:p>
              </table:table-cell>
              <table:table-cell office:value-type="float" office:value="0.00000429832">
                <text:p>0.00000429832</text:p>
              </table:table-cell>
              <table:table-cell office:value-type="float" office:value="0.405405">
                <text:p>0.405405</text:p>
              </table:table-cell>
              <table:table-cell office:value-type="float" office:value="0.00000413793">
                <text:p>0.000004137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23339">
                <text:p>0.423339</text:p>
              </table:table-cell>
              <table:table-cell office:value-type="float" office:value="0.00000971877">
                <text:p>0.00000971877</text:p>
              </table:table-cell>
              <table:table-cell office:value-type="float" office:value="0.42287">
                <text:p>0.42287</text:p>
              </table:table-cell>
              <table:table-cell office:value-type="float" office:value="0.0000102271">
                <text:p>0.0000102271</text:p>
              </table:table-cell>
              <table:table-cell office:value-type="float" office:value="0.422404">
                <text:p>0.422404</text:p>
              </table:table-cell>
              <table:table-cell office:value-type="float" office:value="0.0000103438">
                <text:p>0.0000103438</text:p>
              </table:table-cell>
              <table:table-cell office:value-type="float" office:value="0.421715">
                <text:p>0.421715</text:p>
              </table:table-cell>
              <table:table-cell office:value-type="float" office:value="0.0000103972">
                <text:p>0.0000103972</text:p>
              </table:table-cell>
              <table:table-cell office:value-type="float" office:value="0.421262">
                <text:p>0.421262</text:p>
              </table:table-cell>
              <table:table-cell office:value-type="float" office:value="0.00000993272">
                <text:p>0.00000993272</text:p>
              </table:table-cell>
              <table:table-cell office:value-type="float" office:value="0.420813">
                <text:p>0.420813</text:p>
              </table:table-cell>
              <table:table-cell office:value-type="float" office:value="0.00000996842">
                <text:p>0.00000996842</text:p>
              </table:table-cell>
              <table:table-cell office:value-type="float" office:value="0.420369">
                <text:p>0.420369</text:p>
              </table:table-cell>
              <table:table-cell office:value-type="float" office:value="0.00000866538">
                <text:p>0.00000866538</text:p>
              </table:table-cell>
              <table:table-cell office:value-type="float" office:value="0.419714">
                <text:p>0.419714</text:p>
              </table:table-cell>
              <table:table-cell office:value-type="float" office:value="0.00000868438">
                <text:p>0.00000868438</text:p>
              </table:table-cell>
              <table:table-cell office:value-type="float" office:value="0.419283">
                <text:p>0.419283</text:p>
              </table:table-cell>
              <table:table-cell office:value-type="float" office:value="0.00000751975">
                <text:p>0.00000751975</text:p>
              </table:table-cell>
              <table:table-cell office:value-type="float" office:value="0.418858">
                <text:p>0.418858</text:p>
              </table:table-cell>
              <table:table-cell office:value-type="float" office:value="0.00000734692">
                <text:p>0.00000734692</text:p>
              </table:table-cell>
              <table:table-cell office:value-type="float" office:value="0.418439">
                <text:p>0.418439</text:p>
              </table:table-cell>
              <table:table-cell office:value-type="float" office:value="0.0000066256">
                <text:p>0.0000066256</text:p>
              </table:table-cell>
              <table:table-cell office:value-type="float" office:value="0.417822">
                <text:p>0.417822</text:p>
              </table:table-cell>
              <table:table-cell office:value-type="float" office:value="0.00000541356">
                <text:p>0.00000541356</text:p>
              </table:table-cell>
              <table:table-cell office:value-type="float" office:value="0.417418">
                <text:p>0.417418</text:p>
              </table:table-cell>
              <table:table-cell office:value-type="float" office:value="0.00000538367">
                <text:p>0.00000538367</text:p>
              </table:table-cell>
              <table:table-cell office:value-type="float" office:value="0.417021">
                <text:p>0.417021</text:p>
              </table:table-cell>
              <table:table-cell office:value-type="float" office:value="0.00000430298">
                <text:p>0.00000430298</text:p>
              </table:table-cell>
              <table:table-cell office:value-type="float" office:value="0.41663">
                <text:p>0.41663</text:p>
              </table:table-cell>
              <table:table-cell office:value-type="float" office:value="0.00000414062">
                <text:p>0.000004140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34117">
                <text:p>0.434117</text:p>
              </table:table-cell>
              <table:table-cell office:value-type="float" office:value="0.0000105999">
                <text:p>0.0000105999</text:p>
              </table:table-cell>
              <table:table-cell office:value-type="float" office:value="0.433678">
                <text:p>0.433678</text:p>
              </table:table-cell>
              <table:table-cell office:value-type="float" office:value="0.0000110022">
                <text:p>0.0000110022</text:p>
              </table:table-cell>
              <table:table-cell office:value-type="float" office:value="0.433244">
                <text:p>0.433244</text:p>
              </table:table-cell>
              <table:table-cell office:value-type="float" office:value="0.000010984">
                <text:p>0.000010984</text:p>
              </table:table-cell>
              <table:table-cell office:value-type="float" office:value="0.432601">
                <text:p>0.432601</text:p>
              </table:table-cell>
              <table:table-cell office:value-type="float" office:value="0.0000108519">
                <text:p>0.0000108519</text:p>
              </table:table-cell>
              <table:table-cell office:value-type="float" office:value="0.432177">
                <text:p>0.432177</text:p>
              </table:table-cell>
              <table:table-cell office:value-type="float" office:value="0.0000102677">
                <text:p>0.0000102677</text:p>
              </table:table-cell>
              <table:table-cell office:value-type="float" office:value="0.431759">
                <text:p>0.431759</text:p>
              </table:table-cell>
              <table:table-cell office:value-type="float" office:value="0.000010222">
                <text:p>0.000010222</text:p>
              </table:table-cell>
              <table:table-cell office:value-type="float" office:value="0.431345">
                <text:p>0.431345</text:p>
              </table:table-cell>
              <table:table-cell office:value-type="float" office:value="0.00000882802">
                <text:p>0.00000882802</text:p>
              </table:table-cell>
              <table:table-cell office:value-type="float" office:value="0.430733">
                <text:p>0.430733</text:p>
              </table:table-cell>
              <table:table-cell office:value-type="float" office:value="0.00000878358">
                <text:p>0.00000878358</text:p>
              </table:table-cell>
              <table:table-cell office:value-type="float" office:value="0.430331">
                <text:p>0.430331</text:p>
              </table:table-cell>
              <table:table-cell office:value-type="float" office:value="0.00000757977">
                <text:p>0.00000757977</text:p>
              </table:table-cell>
              <table:table-cell office:value-type="float" office:value="0.429934">
                <text:p>0.429934</text:p>
              </table:table-cell>
              <table:table-cell office:value-type="float" office:value="0.00000738699">
                <text:p>0.00000738699</text:p>
              </table:table-cell>
              <table:table-cell office:value-type="float" office:value="0.429543">
                <text:p>0.429543</text:p>
              </table:table-cell>
              <table:table-cell office:value-type="float" office:value="0.00000664972">
                <text:p>0.00000664972</text:p>
              </table:table-cell>
              <table:table-cell office:value-type="float" office:value="0.428967">
                <text:p>0.428967</text:p>
              </table:table-cell>
              <table:table-cell office:value-type="float" office:value="0.00000542383">
                <text:p>0.00000542383</text:p>
              </table:table-cell>
              <table:table-cell office:value-type="float" office:value="0.42859">
                <text:p>0.42859</text:p>
              </table:table-cell>
              <table:table-cell office:value-type="float" office:value="0.00000539006">
                <text:p>0.00000539006</text:p>
              </table:table-cell>
              <table:table-cell office:value-type="float" office:value="0.428219">
                <text:p>0.428219</text:p>
              </table:table-cell>
              <table:table-cell office:value-type="float" office:value="0.00000430608">
                <text:p>0.00000430608</text:p>
              </table:table-cell>
              <table:table-cell office:value-type="float" office:value="0.427855">
                <text:p>0.427855</text:p>
              </table:table-cell>
              <table:table-cell office:value-type="float" office:value="0.00000414237">
                <text:p>0.000004142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44894">
                <text:p>0.444894</text:p>
              </table:table-cell>
              <table:table-cell office:value-type="float" office:value="0.000011388">
                <text:p>0.000011388</text:p>
              </table:table-cell>
              <table:table-cell office:value-type="float" office:value="0.444487">
                <text:p>0.444487</text:p>
              </table:table-cell>
              <table:table-cell office:value-type="float" office:value="0.0000116729">
                <text:p>0.0000116729</text:p>
              </table:table-cell>
              <table:table-cell office:value-type="float" office:value="0.444084">
                <text:p>0.444084</text:p>
              </table:table-cell>
              <table:table-cell office:value-type="float" office:value="0.0000115208">
                <text:p>0.0000115208</text:p>
              </table:table-cell>
              <table:table-cell office:value-type="float" office:value="0.443486">
                <text:p>0.443486</text:p>
              </table:table-cell>
              <table:table-cell office:value-type="float" office:value="0.0000112171">
                <text:p>0.0000112171</text:p>
              </table:table-cell>
              <table:table-cell office:value-type="float" office:value="0.443093">
                <text:p>0.443093</text:p>
              </table:table-cell>
              <table:table-cell office:value-type="float" office:value="0.00001053">
                <text:p>0.00001053</text:p>
              </table:table-cell>
              <table:table-cell office:value-type="float" office:value="0.442704">
                <text:p>0.442704</text:p>
              </table:table-cell>
              <table:table-cell office:value-type="float" office:value="0.0000104161">
                <text:p>0.0000104161</text:p>
              </table:table-cell>
              <table:table-cell office:value-type="float" office:value="0.44232">
                <text:p>0.44232</text:p>
              </table:table-cell>
              <table:table-cell office:value-type="float" office:value="0.00000895001">
                <text:p>0.00000895001</text:p>
              </table:table-cell>
              <table:table-cell office:value-type="float" office:value="0.441752">
                <text:p>0.441752</text:p>
              </table:table-cell>
              <table:table-cell office:value-type="float" office:value="0.00000885602">
                <text:p>0.00000885602</text:p>
              </table:table-cell>
              <table:table-cell office:value-type="float" office:value="0.441379">
                <text:p>0.441379</text:p>
              </table:table-cell>
              <table:table-cell office:value-type="float" office:value="0.00000762292">
                <text:p>0.00000762292</text:p>
              </table:table-cell>
              <table:table-cell office:value-type="float" office:value="0.441011">
                <text:p>0.441011</text:p>
              </table:table-cell>
              <table:table-cell office:value-type="float" office:value="0.00000741537">
                <text:p>0.00000741537</text:p>
              </table:table-cell>
              <table:table-cell office:value-type="float" office:value="0.440647">
                <text:p>0.440647</text:p>
              </table:table-cell>
              <table:table-cell office:value-type="float" office:value="0.00000666657">
                <text:p>0.00000666657</text:p>
              </table:table-cell>
              <table:table-cell office:value-type="float" office:value="0.440112">
                <text:p>0.440112</text:p>
              </table:table-cell>
              <table:table-cell office:value-type="float" office:value="0.00000543085">
                <text:p>0.00000543085</text:p>
              </table:table-cell>
              <table:table-cell office:value-type="float" office:value="0.439762">
                <text:p>0.439762</text:p>
              </table:table-cell>
              <table:table-cell office:value-type="float" office:value="0.00000539437">
                <text:p>0.00000539437</text:p>
              </table:table-cell>
              <table:table-cell office:value-type="float" office:value="0.439418">
                <text:p>0.439418</text:p>
              </table:table-cell>
              <table:table-cell office:value-type="float" office:value="0.00000430815">
                <text:p>0.00000430815</text:p>
              </table:table-cell>
              <table:table-cell office:value-type="float" office:value="0.439079">
                <text:p>0.439079</text:p>
              </table:table-cell>
              <table:table-cell office:value-type="float" office:value="0.00000414353">
                <text:p>0.000004143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55672">
                <text:p>0.455672</text:p>
              </table:table-cell>
              <table:table-cell office:value-type="float" office:value="0.0000120732">
                <text:p>0.0000120732</text:p>
              </table:table-cell>
              <table:table-cell office:value-type="float" office:value="0.455296">
                <text:p>0.455296</text:p>
              </table:table-cell>
              <table:table-cell office:value-type="float" office:value="0.0000122385">
                <text:p>0.0000122385</text:p>
              </table:table-cell>
              <table:table-cell office:value-type="float" office:value="0.454924">
                <text:p>0.454924</text:p>
              </table:table-cell>
              <table:table-cell office:value-type="float" office:value="0.0000119608">
                <text:p>0.0000119608</text:p>
              </table:table-cell>
              <table:table-cell office:value-type="float" office:value="0.454372">
                <text:p>0.454372</text:p>
              </table:table-cell>
              <table:table-cell office:value-type="float" office:value="0.0000115054">
                <text:p>0.0000115054</text:p>
              </table:table-cell>
              <table:table-cell office:value-type="float" office:value="0.454009">
                <text:p>0.454009</text:p>
              </table:table-cell>
              <table:table-cell office:value-type="float" office:value="0.0000107325">
                <text:p>0.0000107325</text:p>
              </table:table-cell>
              <table:table-cell office:value-type="float" office:value="0.45365">
                <text:p>0.45365</text:p>
              </table:table-cell>
              <table:table-cell office:value-type="float" office:value="0.000010563">
                <text:p>0.000010563</text:p>
              </table:table-cell>
              <table:table-cell office:value-type="float" office:value="0.453295">
                <text:p>0.453295</text:p>
              </table:table-cell>
              <table:table-cell office:value-type="float" office:value="0.00000904072">
                <text:p>0.00000904072</text:p>
              </table:table-cell>
              <table:table-cell office:value-type="float" office:value="0.452771">
                <text:p>0.452771</text:p>
              </table:table-cell>
              <table:table-cell office:value-type="float" office:value="0.00000890864">
                <text:p>0.00000890864</text:p>
              </table:table-cell>
              <table:table-cell office:value-type="float" office:value="0.452427">
                <text:p>0.452427</text:p>
              </table:table-cell>
              <table:table-cell office:value-type="float" office:value="0.00000765382">
                <text:p>0.00000765382</text:p>
              </table:table-cell>
              <table:table-cell office:value-type="float" office:value="0.452087">
                <text:p>0.452087</text:p>
              </table:table-cell>
              <table:table-cell office:value-type="float" office:value="0.00000743542">
                <text:p>0.00000743542</text:p>
              </table:table-cell>
              <table:table-cell office:value-type="float" office:value="0.451751">
                <text:p>0.451751</text:p>
              </table:table-cell>
              <table:table-cell office:value-type="float" office:value="0.00000667831">
                <text:p>0.00000667831</text:p>
              </table:table-cell>
              <table:table-cell office:value-type="float" office:value="0.451258">
                <text:p>0.451258</text:p>
              </table:table-cell>
              <table:table-cell office:value-type="float" office:value="0.00000543565">
                <text:p>0.00000543565</text:p>
              </table:table-cell>
              <table:table-cell office:value-type="float" office:value="0.450935">
                <text:p>0.450935</text:p>
              </table:table-cell>
              <table:table-cell office:value-type="float" office:value="0.00000539728">
                <text:p>0.00000539728</text:p>
              </table:table-cell>
              <table:table-cell office:value-type="float" office:value="0.450617">
                <text:p>0.450617</text:p>
              </table:table-cell>
              <table:table-cell office:value-type="float" office:value="0.00000430952">
                <text:p>0.00000430952</text:p>
              </table:table-cell>
              <table:table-cell office:value-type="float" office:value="0.450304">
                <text:p>0.450304</text:p>
              </table:table-cell>
              <table:table-cell office:value-type="float" office:value="0.00000414428">
                <text:p>0.000004144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66449">
                <text:p>0.466449</text:p>
              </table:table-cell>
              <table:table-cell office:value-type="float" office:value="0.0000126543">
                <text:p>0.0000126543</text:p>
              </table:table-cell>
              <table:table-cell office:value-type="float" office:value="0.466104">
                <text:p>0.466104</text:p>
              </table:table-cell>
              <table:table-cell office:value-type="float" office:value="0.0000127053">
                <text:p>0.0000127053</text:p>
              </table:table-cell>
              <table:table-cell office:value-type="float" office:value="0.465763">
                <text:p>0.465763</text:p>
              </table:table-cell>
              <table:table-cell office:value-type="float" office:value="0.0000123149">
                <text:p>0.0000123149</text:p>
              </table:table-cell>
              <table:table-cell office:value-type="float" office:value="0.465258">
                <text:p>0.465258</text:p>
              </table:table-cell>
              <table:table-cell office:value-type="float" office:value="0.0000117298">
                <text:p>0.0000117298</text:p>
              </table:table-cell>
              <table:table-cell office:value-type="float" office:value="0.464925">
                <text:p>0.464925</text:p>
              </table:table-cell>
              <table:table-cell office:value-type="float" office:value="0.0000108872">
                <text:p>0.0000108872</text:p>
              </table:table-cell>
              <table:table-cell office:value-type="float" office:value="0.464596">
                <text:p>0.464596</text:p>
              </table:table-cell>
              <table:table-cell office:value-type="float" office:value="0.0000106732">
                <text:p>0.0000106732</text:p>
              </table:table-cell>
              <table:table-cell office:value-type="float" office:value="0.464271">
                <text:p>0.464271</text:p>
              </table:table-cell>
              <table:table-cell office:value-type="float" office:value="0.00000910775">
                <text:p>0.00000910775</text:p>
              </table:table-cell>
              <table:table-cell office:value-type="float" office:value="0.46379">
                <text:p>0.46379</text:p>
              </table:table-cell>
              <table:table-cell office:value-type="float" office:value="0.00000894671">
                <text:p>0.00000894671</text:p>
              </table:table-cell>
              <table:table-cell office:value-type="float" office:value="0.463474">
                <text:p>0.463474</text:p>
              </table:table-cell>
              <table:table-cell office:value-type="float" office:value="0.00000767588">
                <text:p>0.00000767588</text:p>
              </table:table-cell>
              <table:table-cell office:value-type="float" office:value="0.463163">
                <text:p>0.463163</text:p>
              </table:table-cell>
              <table:table-cell office:value-type="float" office:value="0.00000744955">
                <text:p>0.00000744955</text:p>
              </table:table-cell>
              <table:table-cell office:value-type="float" office:value="0.462856">
                <text:p>0.462856</text:p>
              </table:table-cell>
              <table:table-cell office:value-type="float" office:value="0.00000668649">
                <text:p>0.00000668649</text:p>
              </table:table-cell>
              <table:table-cell office:value-type="float" office:value="0.462403">
                <text:p>0.462403</text:p>
              </table:table-cell>
              <table:table-cell office:value-type="float" office:value="0.00000543893">
                <text:p>0.00000543893</text:p>
              </table:table-cell>
              <table:table-cell office:value-type="float" office:value="0.462107">
                <text:p>0.462107</text:p>
              </table:table-cell>
              <table:table-cell office:value-type="float" office:value="0.00000539924">
                <text:p>0.00000539924</text:p>
              </table:table-cell>
              <table:table-cell office:value-type="float" office:value="0.461815">
                <text:p>0.461815</text:p>
              </table:table-cell>
              <table:table-cell office:value-type="float" office:value="0.00000431044">
                <text:p>0.00000431044</text:p>
              </table:table-cell>
              <table:table-cell office:value-type="float" office:value="0.461529">
                <text:p>0.461529</text:p>
              </table:table-cell>
              <table:table-cell office:value-type="float" office:value="0.00000414478">
                <text:p>0.000004144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77226">
                <text:p>0.477226</text:p>
              </table:table-cell>
              <table:table-cell office:value-type="float" office:value="0.000013137">
                <text:p>0.000013137</text:p>
              </table:table-cell>
              <table:table-cell office:value-type="float" office:value="0.476913">
                <text:p>0.476913</text:p>
              </table:table-cell>
              <table:table-cell office:value-type="float" office:value="0.0000130836">
                <text:p>0.0000130836</text:p>
              </table:table-cell>
              <table:table-cell office:value-type="float" office:value="0.476603">
                <text:p>0.476603</text:p>
              </table:table-cell>
              <table:table-cell office:value-type="float" office:value="0.0000125957">
                <text:p>0.0000125957</text:p>
              </table:table-cell>
              <table:table-cell office:value-type="float" office:value="0.476143">
                <text:p>0.476143</text:p>
              </table:table-cell>
              <table:table-cell office:value-type="float" office:value="0.0000119026">
                <text:p>0.0000119026</text:p>
              </table:table-cell>
              <table:table-cell office:value-type="float" office:value="0.475841">
                <text:p>0.475841</text:p>
              </table:table-cell>
              <table:table-cell office:value-type="float" office:value="0.0000110043">
                <text:p>0.0000110043</text:p>
              </table:table-cell>
              <table:table-cell office:value-type="float" office:value="0.475542">
                <text:p>0.475542</text:p>
              </table:table-cell>
              <table:table-cell office:value-type="float" office:value="0.0000107555">
                <text:p>0.0000107555</text:p>
              </table:table-cell>
              <table:table-cell office:value-type="float" office:value="0.475246">
                <text:p>0.475246</text:p>
              </table:table-cell>
              <table:table-cell office:value-type="float" office:value="0.00000915705">
                <text:p>0.00000915705</text:p>
              </table:table-cell>
              <table:table-cell office:value-type="float" office:value="0.474809">
                <text:p>0.474809</text:p>
              </table:table-cell>
              <table:table-cell office:value-type="float" office:value="0.00000897418">
                <text:p>0.00000897418</text:p>
              </table:table-cell>
              <table:table-cell office:value-type="float" office:value="0.474522">
                <text:p>0.474522</text:p>
              </table:table-cell>
              <table:table-cell office:value-type="float" office:value="0.0000076916">
                <text:p>0.0000076916</text:p>
              </table:table-cell>
              <table:table-cell office:value-type="float" office:value="0.474239">
                <text:p>0.474239</text:p>
              </table:table-cell>
              <table:table-cell office:value-type="float" office:value="0.0000074595">
                <text:p>0.0000074595</text:p>
              </table:table-cell>
              <table:table-cell office:value-type="float" office:value="0.47396">
                <text:p>0.47396</text:p>
              </table:table-cell>
              <table:table-cell office:value-type="float" office:value="0.00000669218">
                <text:p>0.00000669218</text:p>
              </table:table-cell>
              <table:table-cell office:value-type="float" office:value="0.473548">
                <text:p>0.473548</text:p>
              </table:table-cell>
              <table:table-cell office:value-type="float" office:value="0.00000544117">
                <text:p>0.00000544117</text:p>
              </table:table-cell>
              <table:table-cell office:value-type="float" office:value="0.473279">
                <text:p>0.473279</text:p>
              </table:table-cell>
              <table:table-cell office:value-type="float" office:value="0.00000540056">
                <text:p>0.00000540056</text:p>
              </table:table-cell>
              <table:table-cell office:value-type="float" office:value="0.473014">
                <text:p>0.473014</text:p>
              </table:table-cell>
              <table:table-cell office:value-type="float" office:value="0.00000431104">
                <text:p>0.00000431104</text:p>
              </table:table-cell>
              <table:table-cell office:value-type="float" office:value="0.472753">
                <text:p>0.472753</text:p>
              </table:table-cell>
              <table:table-cell office:value-type="float" office:value="0.0000041451">
                <text:p>0.00000414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8004">
                <text:p>0.488004</text:p>
              </table:table-cell>
              <table:table-cell office:value-type="float" office:value="0.0000135309">
                <text:p>0.0000135309</text:p>
              </table:table-cell>
              <table:table-cell office:value-type="float" office:value="0.487722">
                <text:p>0.487722</text:p>
              </table:table-cell>
              <table:table-cell office:value-type="float" office:value="0.0000133857">
                <text:p>0.0000133857</text:p>
              </table:table-cell>
              <table:table-cell office:value-type="float" office:value="0.487443">
                <text:p>0.487443</text:p>
              </table:table-cell>
              <table:table-cell office:value-type="float" office:value="0.0000128156">
                <text:p>0.0000128156</text:p>
              </table:table-cell>
              <table:table-cell office:value-type="float" office:value="0.487029">
                <text:p>0.487029</text:p>
              </table:table-cell>
              <table:table-cell office:value-type="float" office:value="0.0000120346">
                <text:p>0.0000120346</text:p>
              </table:table-cell>
              <table:table-cell office:value-type="float" office:value="0.486757">
                <text:p>0.486757</text:p>
              </table:table-cell>
              <table:table-cell office:value-type="float" office:value="0.0000110924">
                <text:p>0.0000110924</text:p>
              </table:table-cell>
              <table:table-cell office:value-type="float" office:value="0.486488">
                <text:p>0.486488</text:p>
              </table:table-cell>
              <table:table-cell office:value-type="float" office:value="0.0000108165">
                <text:p>0.0000108165</text:p>
              </table:table-cell>
              <table:table-cell office:value-type="float" office:value="0.486222">
                <text:p>0.486222</text:p>
              </table:table-cell>
              <table:table-cell office:value-type="float" office:value="0.00000919318">
                <text:p>0.00000919318</text:p>
              </table:table-cell>
              <table:table-cell office:value-type="float" office:value="0.485828">
                <text:p>0.485828</text:p>
              </table:table-cell>
              <table:table-cell office:value-type="float" office:value="0.00000899395">
                <text:p>0.00000899395</text:p>
              </table:table-cell>
              <table:table-cell office:value-type="float" office:value="0.48557">
                <text:p>0.48557</text:p>
              </table:table-cell>
              <table:table-cell office:value-type="float" office:value="0.00000770279">
                <text:p>0.00000770279</text:p>
              </table:table-cell>
              <table:table-cell office:value-type="float" office:value="0.485315">
                <text:p>0.485315</text:p>
              </table:table-cell>
              <table:table-cell office:value-type="float" office:value="0.0000074665">
                <text:p>0.0000074665</text:p>
              </table:table-cell>
              <table:table-cell office:value-type="float" office:value="0.485064">
                <text:p>0.485064</text:p>
              </table:table-cell>
              <table:table-cell office:value-type="float" office:value="0.00000669613">
                <text:p>0.00000669613</text:p>
              </table:table-cell>
              <table:table-cell office:value-type="float" office:value="0.484693">
                <text:p>0.484693</text:p>
              </table:table-cell>
              <table:table-cell office:value-type="float" office:value="0.0000054427">
                <text:p>0.0000054427</text:p>
              </table:table-cell>
              <table:table-cell office:value-type="float" office:value="0.484451">
                <text:p>0.484451</text:p>
              </table:table-cell>
              <table:table-cell office:value-type="float" office:value="0.00000540145">
                <text:p>0.00000540145</text:p>
              </table:table-cell>
              <table:table-cell office:value-type="float" office:value="0.484212">
                <text:p>0.484212</text:p>
              </table:table-cell>
              <table:table-cell office:value-type="float" office:value="0.00000431145">
                <text:p>0.00000431145</text:p>
              </table:table-cell>
              <table:table-cell office:value-type="float" office:value="0.483978">
                <text:p>0.483978</text:p>
              </table:table-cell>
              <table:table-cell office:value-type="float" office:value="0.00000414532">
                <text:p>0.000004145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98781">
                <text:p>0.498781</text:p>
              </table:table-cell>
              <table:table-cell office:value-type="float" office:value="0.0000138478">
                <text:p>0.0000138478</text:p>
              </table:table-cell>
              <table:table-cell office:value-type="float" office:value="0.49853">
                <text:p>0.49853</text:p>
              </table:table-cell>
              <table:table-cell office:value-type="float" office:value="0.0000136243">
                <text:p>0.0000136243</text:p>
              </table:table-cell>
              <table:table-cell office:value-type="float" office:value="0.498282">
                <text:p>0.498282</text:p>
              </table:table-cell>
              <table:table-cell office:value-type="float" office:value="0.0000129863">
                <text:p>0.0000129863</text:p>
              </table:table-cell>
              <table:table-cell office:value-type="float" office:value="0.497915">
                <text:p>0.497915</text:p>
              </table:table-cell>
              <table:table-cell office:value-type="float" office:value="0.0000121348">
                <text:p>0.0000121348</text:p>
              </table:table-cell>
              <table:table-cell office:value-type="float" office:value="0.497673">
                <text:p>0.497673</text:p>
              </table:table-cell>
              <table:table-cell office:value-type="float" office:value="0.0000111584">
                <text:p>0.0000111584</text:p>
              </table:table-cell>
              <table:table-cell office:value-type="float" office:value="0.497434">
                <text:p>0.497434</text:p>
              </table:table-cell>
              <table:table-cell office:value-type="float" office:value="0.0000108616">
                <text:p>0.0000108616</text:p>
              </table:table-cell>
              <table:table-cell office:value-type="float" office:value="0.497197">
                <text:p>0.497197</text:p>
              </table:table-cell>
              <table:table-cell office:value-type="float" office:value="0.0000092196">
                <text:p>0.0000092196</text:p>
              </table:table-cell>
              <table:table-cell office:value-type="float" office:value="0.496847">
                <text:p>0.496847</text:p>
              </table:table-cell>
              <table:table-cell office:value-type="float" office:value="0.00000900816">
                <text:p>0.00000900816</text:p>
              </table:table-cell>
              <table:table-cell office:value-type="float" office:value="0.496618">
                <text:p>0.496618</text:p>
              </table:table-cell>
              <table:table-cell office:value-type="float" office:value="0.00000771074">
                <text:p>0.00000771074</text:p>
              </table:table-cell>
              <table:table-cell office:value-type="float" office:value="0.496391">
                <text:p>0.496391</text:p>
              </table:table-cell>
              <table:table-cell office:value-type="float" office:value="0.00000747143">
                <text:p>0.00000747143</text:p>
              </table:table-cell>
              <table:table-cell office:value-type="float" office:value="0.496168">
                <text:p>0.496168</text:p>
              </table:table-cell>
              <table:table-cell office:value-type="float" office:value="0.00000669888">
                <text:p>0.00000669888</text:p>
              </table:table-cell>
              <table:table-cell office:value-type="float" office:value="0.495838">
                <text:p>0.495838</text:p>
              </table:table-cell>
              <table:table-cell office:value-type="float" office:value="0.00000544375">
                <text:p>0.00000544375</text:p>
              </table:table-cell>
              <table:table-cell office:value-type="float" office:value="0.495623">
                <text:p>0.495623</text:p>
              </table:table-cell>
              <table:table-cell office:value-type="float" office:value="0.00000540205">
                <text:p>0.00000540205</text:p>
              </table:table-cell>
              <table:table-cell office:value-type="float" office:value="0.495411">
                <text:p>0.495411</text:p>
              </table:table-cell>
              <table:table-cell office:value-type="float" office:value="0.00000431172">
                <text:p>0.00000431172</text:p>
              </table:table-cell>
              <table:table-cell office:value-type="float" office:value="0.495203">
                <text:p>0.495203</text:p>
              </table:table-cell>
              <table:table-cell office:value-type="float" office:value="0.00000414546">
                <text:p>0.000004145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09558">
                <text:p>0.509558</text:p>
              </table:table-cell>
              <table:table-cell office:value-type="float" office:value="0.0000140999">
                <text:p>0.0000140999</text:p>
              </table:table-cell>
              <table:table-cell office:value-type="float" office:value="0.509339">
                <text:p>0.509339</text:p>
              </table:table-cell>
              <table:table-cell office:value-type="float" office:value="0.0000138109">
                <text:p>0.0000138109</text:p>
              </table:table-cell>
              <table:table-cell office:value-type="float" office:value="0.509122">
                <text:p>0.509122</text:p>
              </table:table-cell>
              <table:table-cell office:value-type="float" office:value="0.0000131178">
                <text:p>0.0000131178</text:p>
              </table:table-cell>
              <table:table-cell office:value-type="float" office:value="0.5088">
                <text:p>0.5088</text:p>
              </table:table-cell>
              <table:table-cell office:value-type="float" office:value="0.0000122104">
                <text:p>0.0000122104</text:p>
              </table:table-cell>
              <table:table-cell office:value-type="float" office:value="0.508589">
                <text:p>0.508589</text:p>
              </table:table-cell>
              <table:table-cell office:value-type="float" office:value="0.0000112076">
                <text:p>0.0000112076</text:p>
              </table:table-cell>
              <table:table-cell office:value-type="float" office:value="0.508379">
                <text:p>0.508379</text:p>
              </table:table-cell>
              <table:table-cell office:value-type="float" office:value="0.000010895">
                <text:p>0.000010895</text:p>
              </table:table-cell>
              <table:table-cell office:value-type="float" office:value="0.508172">
                <text:p>0.508172</text:p>
              </table:table-cell>
              <table:table-cell office:value-type="float" office:value="0.00000923888">
                <text:p>0.00000923888</text:p>
              </table:table-cell>
              <table:table-cell office:value-type="float" office:value="0.507866">
                <text:p>0.507866</text:p>
              </table:table-cell>
              <table:table-cell office:value-type="float" office:value="0.00000901837">
                <text:p>0.00000901837</text:p>
              </table:table-cell>
              <table:table-cell office:value-type="float" office:value="0.507665">
                <text:p>0.507665</text:p>
              </table:table-cell>
              <table:table-cell office:value-type="float" office:value="0.00000771639">
                <text:p>0.00000771639</text:p>
              </table:table-cell>
              <table:table-cell office:value-type="float" office:value="0.507467">
                <text:p>0.507467</text:p>
              </table:table-cell>
              <table:table-cell office:value-type="float" office:value="0.00000747488">
                <text:p>0.00000747488</text:p>
              </table:table-cell>
              <table:table-cell office:value-type="float" office:value="0.507272">
                <text:p>0.507272</text:p>
              </table:table-cell>
              <table:table-cell office:value-type="float" office:value="0.00000670079">
                <text:p>0.00000670079</text:p>
              </table:table-cell>
              <table:table-cell office:value-type="float" office:value="0.506984">
                <text:p>0.506984</text:p>
              </table:table-cell>
              <table:table-cell office:value-type="float" office:value="0.00000544446">
                <text:p>0.00000544446</text:p>
              </table:table-cell>
              <table:table-cell office:value-type="float" office:value="0.506795">
                <text:p>0.506795</text:p>
              </table:table-cell>
              <table:table-cell office:value-type="float" office:value="0.00000540245">
                <text:p>0.00000540245</text:p>
              </table:table-cell>
              <table:table-cell office:value-type="float" office:value="0.50661">
                <text:p>0.50661</text:p>
              </table:table-cell>
              <table:table-cell office:value-type="float" office:value="0.00000431189">
                <text:p>0.00000431189</text:p>
              </table:table-cell>
              <table:table-cell office:value-type="float" office:value="0.506427">
                <text:p>0.506427</text:p>
              </table:table-cell>
              <table:table-cell office:value-type="float" office:value="0.00000414555">
                <text:p>0.000004145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20336">
                <text:p>0.520336</text:p>
              </table:table-cell>
              <table:table-cell office:value-type="float" office:value="0.0000142985">
                <text:p>0.0000142985</text:p>
              </table:table-cell>
              <table:table-cell office:value-type="float" office:value="0.520148">
                <text:p>0.520148</text:p>
              </table:table-cell>
              <table:table-cell office:value-type="float" office:value="0.0000139558">
                <text:p>0.0000139558</text:p>
              </table:table-cell>
              <table:table-cell office:value-type="float" office:value="0.519962">
                <text:p>0.519962</text:p>
              </table:table-cell>
              <table:table-cell office:value-type="float" office:value="0.0000132186">
                <text:p>0.0000132186</text:p>
              </table:table-cell>
              <table:table-cell office:value-type="float" office:value="0.519686">
                <text:p>0.519686</text:p>
              </table:table-cell>
              <table:table-cell office:value-type="float" office:value="0.0000122673">
                <text:p>0.0000122673</text:p>
              </table:table-cell>
              <table:table-cell office:value-type="float" office:value="0.519505">
                <text:p>0.519505</text:p>
              </table:table-cell>
              <table:table-cell office:value-type="float" office:value="0.0000112443">
                <text:p>0.0000112443</text:p>
              </table:table-cell>
              <table:table-cell office:value-type="float" office:value="0.519325">
                <text:p>0.519325</text:p>
              </table:table-cell>
              <table:table-cell office:value-type="float" office:value="0.0000109195">
                <text:p>0.0000109195</text:p>
              </table:table-cell>
              <table:table-cell office:value-type="float" office:value="0.519148">
                <text:p>0.519148</text:p>
              </table:table-cell>
              <table:table-cell office:value-type="float" office:value="0.00000925293">
                <text:p>0.00000925293</text:p>
              </table:table-cell>
              <table:table-cell office:value-type="float" office:value="0.518885">
                <text:p>0.518885</text:p>
              </table:table-cell>
              <table:table-cell office:value-type="float" office:value="0.00000902569">
                <text:p>0.00000902569</text:p>
              </table:table-cell>
              <table:table-cell office:value-type="float" office:value="0.518713">
                <text:p>0.518713</text:p>
              </table:table-cell>
              <table:table-cell office:value-type="float" office:value="0.0000077204">
                <text:p>0.0000077204</text:p>
              </table:table-cell>
              <table:table-cell office:value-type="float" office:value="0.518543">
                <text:p>0.518543</text:p>
              </table:table-cell>
              <table:table-cell office:value-type="float" office:value="0.00000747731">
                <text:p>0.00000747731</text:p>
              </table:table-cell>
              <table:table-cell office:value-type="float" office:value="0.518376">
                <text:p>0.518376</text:p>
              </table:table-cell>
              <table:table-cell office:value-type="float" office:value="0.00000670211">
                <text:p>0.00000670211</text:p>
              </table:table-cell>
              <table:table-cell office:value-type="float" office:value="0.518129">
                <text:p>0.518129</text:p>
              </table:table-cell>
              <table:table-cell office:value-type="float" office:value="0.00000544494">
                <text:p>0.00000544494</text:p>
              </table:table-cell>
              <table:table-cell office:value-type="float" office:value="0.517967">
                <text:p>0.517967</text:p>
              </table:table-cell>
              <table:table-cell office:value-type="float" office:value="0.00000540272">
                <text:p>0.00000540272</text:p>
              </table:table-cell>
              <table:table-cell office:value-type="float" office:value="0.517808">
                <text:p>0.517808</text:p>
              </table:table-cell>
              <table:table-cell office:value-type="float" office:value="0.00000431201">
                <text:p>0.00000431201</text:p>
              </table:table-cell>
              <table:table-cell office:value-type="float" office:value="0.517652">
                <text:p>0.517652</text:p>
              </table:table-cell>
              <table:table-cell office:value-type="float" office:value="0.00000414561">
                <text:p>0.000004145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31113">
                <text:p>0.531113</text:p>
              </table:table-cell>
              <table:table-cell office:value-type="float" office:value="0.000014454">
                <text:p>0.000014454</text:p>
              </table:table-cell>
              <table:table-cell office:value-type="float" office:value="0.530957">
                <text:p>0.530957</text:p>
              </table:table-cell>
              <table:table-cell office:value-type="float" office:value="0.0000140677">
                <text:p>0.0000140677</text:p>
              </table:table-cell>
              <table:table-cell office:value-type="float" office:value="0.530801">
                <text:p>0.530801</text:p>
              </table:table-cell>
              <table:table-cell office:value-type="float" office:value="0.0000132954">
                <text:p>0.0000132954</text:p>
              </table:table-cell>
              <table:table-cell office:value-type="float" office:value="0.530572">
                <text:p>0.530572</text:p>
              </table:table-cell>
              <table:table-cell office:value-type="float" office:value="0.0000123101">
                <text:p>0.0000123101</text:p>
              </table:table-cell>
              <table:table-cell office:value-type="float" office:value="0.530421">
                <text:p>0.530421</text:p>
              </table:table-cell>
              <table:table-cell office:value-type="float" office:value="0.0000112715">
                <text:p>0.0000112715</text:p>
              </table:table-cell>
              <table:table-cell office:value-type="float" office:value="0.530271">
                <text:p>0.530271</text:p>
              </table:table-cell>
              <table:table-cell office:value-type="float" office:value="0.0000109375">
                <text:p>0.0000109375</text:p>
              </table:table-cell>
              <table:table-cell office:value-type="float" office:value="0.530123">
                <text:p>0.530123</text:p>
              </table:table-cell>
              <table:table-cell office:value-type="float" office:value="0.00000926315">
                <text:p>0.00000926315</text:p>
              </table:table-cell>
              <table:table-cell office:value-type="float" office:value="0.529905">
                <text:p>0.529905</text:p>
              </table:table-cell>
              <table:table-cell office:value-type="float" office:value="0.00000903094">
                <text:p>0.00000903094</text:p>
              </table:table-cell>
              <table:table-cell office:value-type="float" office:value="0.529761">
                <text:p>0.529761</text:p>
              </table:table-cell>
              <table:table-cell office:value-type="float" office:value="0.00000772325">
                <text:p>0.00000772325</text:p>
              </table:table-cell>
              <table:table-cell office:value-type="float" office:value="0.529619">
                <text:p>0.529619</text:p>
              </table:table-cell>
              <table:table-cell office:value-type="float" office:value="0.00000747902">
                <text:p>0.00000747902</text:p>
              </table:table-cell>
              <table:table-cell office:value-type="float" office:value="0.52948">
                <text:p>0.52948</text:p>
              </table:table-cell>
              <table:table-cell office:value-type="float" office:value="0.00000670303">
                <text:p>0.00000670303</text:p>
              </table:table-cell>
              <table:table-cell office:value-type="float" office:value="0.529274">
                <text:p>0.529274</text:p>
              </table:table-cell>
              <table:table-cell office:value-type="float" office:value="0.00000544527">
                <text:p>0.00000544527</text:p>
              </table:table-cell>
              <table:table-cell office:value-type="float" office:value="0.529139">
                <text:p>0.529139</text:p>
              </table:table-cell>
              <table:table-cell office:value-type="float" office:value="0.00000540291">
                <text:p>0.00000540291</text:p>
              </table:table-cell>
              <table:table-cell office:value-type="float" office:value="0.529007">
                <text:p>0.529007</text:p>
              </table:table-cell>
              <table:table-cell office:value-type="float" office:value="0.00000431209">
                <text:p>0.00000431209</text:p>
              </table:table-cell>
              <table:table-cell office:value-type="float" office:value="0.528877">
                <text:p>0.528877</text:p>
              </table:table-cell>
              <table:table-cell office:value-type="float" office:value="0.00000414565">
                <text:p>0.000004145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41891">
                <text:p>0.541891</text:p>
              </table:table-cell>
              <table:table-cell office:value-type="float" office:value="0.0000145749">
                <text:p>0.0000145749</text:p>
              </table:table-cell>
              <table:table-cell office:value-type="float" office:value="0.541765">
                <text:p>0.541765</text:p>
              </table:table-cell>
              <table:table-cell office:value-type="float" office:value="0.0000141537">
                <text:p>0.0000141537</text:p>
              </table:table-cell>
              <table:table-cell office:value-type="float" office:value="0.541641">
                <text:p>0.541641</text:p>
              </table:table-cell>
              <table:table-cell office:value-type="float" office:value="0.0000133539">
                <text:p>0.0000133539</text:p>
              </table:table-cell>
              <table:table-cell office:value-type="float" office:value="0.541457">
                <text:p>0.541457</text:p>
              </table:table-cell>
              <table:table-cell office:value-type="float" office:value="0.0000123421">
                <text:p>0.0000123421</text:p>
              </table:table-cell>
              <table:table-cell office:value-type="float" office:value="0.541336">
                <text:p>0.541336</text:p>
              </table:table-cell>
              <table:table-cell office:value-type="float" office:value="0.0000112917">
                <text:p>0.0000112917</text:p>
              </table:table-cell>
              <table:table-cell office:value-type="float" office:value="0.541217">
                <text:p>0.541217</text:p>
              </table:table-cell>
              <table:table-cell office:value-type="float" office:value="0.0000109508">
                <text:p>0.0000109508</text:p>
              </table:table-cell>
              <table:table-cell office:value-type="float" office:value="0.541098">
                <text:p>0.541098</text:p>
              </table:table-cell>
              <table:table-cell office:value-type="float" office:value="0.00000927059">
                <text:p>0.00000927059</text:p>
              </table:table-cell>
              <table:table-cell office:value-type="float" office:value="0.540924">
                <text:p>0.540924</text:p>
              </table:table-cell>
              <table:table-cell office:value-type="float" office:value="0.00000903471">
                <text:p>0.00000903471</text:p>
              </table:table-cell>
              <table:table-cell office:value-type="float" office:value="0.540809">
                <text:p>0.540809</text:p>
              </table:table-cell>
              <table:table-cell office:value-type="float" office:value="0.00000772527">
                <text:p>0.00000772527</text:p>
              </table:table-cell>
              <table:table-cell office:value-type="float" office:value="0.540696">
                <text:p>0.540696</text:p>
              </table:table-cell>
              <table:table-cell office:value-type="float" office:value="0.00000748021">
                <text:p>0.00000748021</text:p>
              </table:table-cell>
              <table:table-cell office:value-type="float" office:value="0.540584">
                <text:p>0.540584</text:p>
              </table:table-cell>
              <table:table-cell office:value-type="float" office:value="0.00000670367">
                <text:p>0.00000670367</text:p>
              </table:table-cell>
              <table:table-cell office:value-type="float" office:value="0.540419">
                <text:p>0.540419</text:p>
              </table:table-cell>
              <table:table-cell office:value-type="float" office:value="0.0000054455">
                <text:p>0.0000054455</text:p>
              </table:table-cell>
              <table:table-cell office:value-type="float" office:value="0.540312">
                <text:p>0.540312</text:p>
              </table:table-cell>
              <table:table-cell office:value-type="float" office:value="0.00000540303">
                <text:p>0.00000540303</text:p>
              </table:table-cell>
              <table:table-cell office:value-type="float" office:value="0.540206">
                <text:p>0.540206</text:p>
              </table:table-cell>
              <table:table-cell office:value-type="float" office:value="0.00000431214">
                <text:p>0.00000431214</text:p>
              </table:table-cell>
              <table:table-cell office:value-type="float" office:value="0.540101">
                <text:p>0.540101</text:p>
              </table:table-cell>
              <table:table-cell office:value-type="float" office:value="0.00000414567">
                <text:p>0.000004145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2668">
                <text:p>0.552668</text:p>
              </table:table-cell>
              <table:table-cell office:value-type="float" office:value="0.0000146686">
                <text:p>0.0000146686</text:p>
              </table:table-cell>
              <table:table-cell office:value-type="float" office:value="0.552574">
                <text:p>0.552574</text:p>
              </table:table-cell>
              <table:table-cell office:value-type="float" office:value="0.0000142196">
                <text:p>0.0000142196</text:p>
              </table:table-cell>
              <table:table-cell office:value-type="float" office:value="0.552481">
                <text:p>0.552481</text:p>
              </table:table-cell>
              <table:table-cell office:value-type="float" office:value="0.0000133983">
                <text:p>0.0000133983</text:p>
              </table:table-cell>
              <table:table-cell office:value-type="float" office:value="0.552343">
                <text:p>0.552343</text:p>
              </table:table-cell>
              <table:table-cell office:value-type="float" office:value="0.000012366">
                <text:p>0.000012366</text:p>
              </table:table-cell>
              <table:table-cell office:value-type="float" office:value="0.552252">
                <text:p>0.552252</text:p>
              </table:table-cell>
              <table:table-cell office:value-type="float" office:value="0.0000113066">
                <text:p>0.0000113066</text:p>
              </table:table-cell>
              <table:table-cell office:value-type="float" office:value="0.552163">
                <text:p>0.552163</text:p>
              </table:table-cell>
              <table:table-cell office:value-type="float" office:value="0.0000109605">
                <text:p>0.0000109605</text:p>
              </table:table-cell>
              <table:table-cell office:value-type="float" office:value="0.552074">
                <text:p>0.552074</text:p>
              </table:table-cell>
              <table:table-cell office:value-type="float" office:value="0.000009276">
                <text:p>0.000009276</text:p>
              </table:table-cell>
              <table:table-cell office:value-type="float" office:value="0.551943">
                <text:p>0.551943</text:p>
              </table:table-cell>
              <table:table-cell office:value-type="float" office:value="0.00000903741">
                <text:p>0.00000903741</text:p>
              </table:table-cell>
              <table:table-cell office:value-type="float" office:value="0.551857">
                <text:p>0.551857</text:p>
              </table:table-cell>
              <table:table-cell office:value-type="float" office:value="0.0000077267">
                <text:p>0.0000077267</text:p>
              </table:table-cell>
              <table:table-cell office:value-type="float" office:value="0.551772">
                <text:p>0.551772</text:p>
              </table:table-cell>
              <table:table-cell office:value-type="float" office:value="0.00000748105">
                <text:p>0.00000748105</text:p>
              </table:table-cell>
              <table:table-cell office:value-type="float" office:value="0.551688">
                <text:p>0.551688</text:p>
              </table:table-cell>
              <table:table-cell office:value-type="float" office:value="0.00000670411">
                <text:p>0.00000670411</text:p>
              </table:table-cell>
              <table:table-cell office:value-type="float" office:value="0.551564">
                <text:p>0.551564</text:p>
              </table:table-cell>
              <table:table-cell office:value-type="float" office:value="0.00000544565">
                <text:p>0.00000544565</text:p>
              </table:table-cell>
              <table:table-cell office:value-type="float" office:value="0.551484">
                <text:p>0.551484</text:p>
              </table:table-cell>
              <table:table-cell office:value-type="float" office:value="0.00000540311">
                <text:p>0.00000540311</text:p>
              </table:table-cell>
              <table:table-cell office:value-type="float" office:value="0.551404">
                <text:p>0.551404</text:p>
              </table:table-cell>
              <table:table-cell office:value-type="float" office:value="0.00000431218">
                <text:p>0.00000431218</text:p>
              </table:table-cell>
              <table:table-cell office:value-type="float" office:value="0.551326">
                <text:p>0.551326</text:p>
              </table:table-cell>
              <table:table-cell office:value-type="float" office:value="0.00000414569">
                <text:p>0.000004145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63445">
                <text:p>0.563445</text:p>
              </table:table-cell>
              <table:table-cell office:value-type="float" office:value="0.0000147409">
                <text:p>0.0000147409</text:p>
              </table:table-cell>
              <table:table-cell office:value-type="float" office:value="0.563383">
                <text:p>0.563383</text:p>
              </table:table-cell>
              <table:table-cell office:value-type="float" office:value="0.00001427">
                <text:p>0.00001427</text:p>
              </table:table-cell>
              <table:table-cell office:value-type="float" office:value="0.563321">
                <text:p>0.563321</text:p>
              </table:table-cell>
              <table:table-cell office:value-type="float" office:value="0.0000134319">
                <text:p>0.0000134319</text:p>
              </table:table-cell>
              <table:table-cell office:value-type="float" office:value="0.563229">
                <text:p>0.563229</text:p>
              </table:table-cell>
              <table:table-cell office:value-type="float" office:value="0.0000123839">
                <text:p>0.0000123839</text:p>
              </table:table-cell>
              <table:table-cell office:value-type="float" office:value="0.563168">
                <text:p>0.563168</text:p>
              </table:table-cell>
              <table:table-cell office:value-type="float" office:value="0.0000113177">
                <text:p>0.0000113177</text:p>
              </table:table-cell>
              <table:table-cell office:value-type="float" office:value="0.563108">
                <text:p>0.563108</text:p>
              </table:table-cell>
              <table:table-cell office:value-type="float" office:value="0.0000109676">
                <text:p>0.0000109676</text:p>
              </table:table-cell>
              <table:table-cell office:value-type="float" office:value="0.563049">
                <text:p>0.563049</text:p>
              </table:table-cell>
              <table:table-cell office:value-type="float" office:value="0.00000927993">
                <text:p>0.00000927993</text:p>
              </table:table-cell>
              <table:table-cell office:value-type="float" office:value="0.562962">
                <text:p>0.562962</text:p>
              </table:table-cell>
              <table:table-cell office:value-type="float" office:value="0.00000903934">
                <text:p>0.00000903934</text:p>
              </table:table-cell>
              <table:table-cell office:value-type="float" office:value="0.562904">
                <text:p>0.562904</text:p>
              </table:table-cell>
              <table:table-cell office:value-type="float" office:value="0.00000772772">
                <text:p>0.00000772772</text:p>
              </table:table-cell>
              <table:table-cell office:value-type="float" office:value="0.562848">
                <text:p>0.562848</text:p>
              </table:table-cell>
              <table:table-cell office:value-type="float" office:value="0.00000748164">
                <text:p>0.00000748164</text:p>
              </table:table-cell>
              <table:table-cell office:value-type="float" office:value="0.562792">
                <text:p>0.562792</text:p>
              </table:table-cell>
              <table:table-cell office:value-type="float" office:value="0.00000670442">
                <text:p>0.00000670442</text:p>
              </table:table-cell>
              <table:table-cell office:value-type="float" office:value="0.56271">
                <text:p>0.56271</text:p>
              </table:table-cell>
              <table:table-cell office:value-type="float" office:value="0.00000544576">
                <text:p>0.00000544576</text:p>
              </table:table-cell>
              <table:table-cell office:value-type="float" office:value="0.562656">
                <text:p>0.562656</text:p>
              </table:table-cell>
              <table:table-cell office:value-type="float" office:value="0.00000540317">
                <text:p>0.00000540317</text:p>
              </table:table-cell>
              <table:table-cell office:value-type="float" office:value="0.562603">
                <text:p>0.562603</text:p>
              </table:table-cell>
              <table:table-cell office:value-type="float" office:value="0.0000043122">
                <text:p>0.0000043122</text:p>
              </table:table-cell>
              <table:table-cell office:value-type="float" office:value="0.562551">
                <text:p>0.562551</text:p>
              </table:table-cell>
              <table:table-cell office:value-type="float" office:value="0.0000041457">
                <text:p>0.00000414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74223">
                <text:p>0.574223</text:p>
              </table:table-cell>
              <table:table-cell office:value-type="float" office:value="0.0000147965">
                <text:p>0.0000147965</text:p>
              </table:table-cell>
              <table:table-cell office:value-type="float" office:value="0.574191">
                <text:p>0.574191</text:p>
              </table:table-cell>
              <table:table-cell office:value-type="float" office:value="0.0000143084">
                <text:p>0.0000143084</text:p>
              </table:table-cell>
              <table:table-cell office:value-type="float" office:value="0.57416">
                <text:p>0.57416</text:p>
              </table:table-cell>
              <table:table-cell office:value-type="float" office:value="0.0000134572">
                <text:p>0.0000134572</text:p>
              </table:table-cell>
              <table:table-cell office:value-type="float" office:value="0.574114">
                <text:p>0.574114</text:p>
              </table:table-cell>
              <table:table-cell office:value-type="float" office:value="0.0000123972">
                <text:p>0.0000123972</text:p>
              </table:table-cell>
              <table:table-cell office:value-type="float" office:value="0.574084">
                <text:p>0.574084</text:p>
              </table:table-cell>
              <table:table-cell office:value-type="float" office:value="0.0000113259">
                <text:p>0.0000113259</text:p>
              </table:table-cell>
              <table:table-cell office:value-type="float" office:value="0.574054">
                <text:p>0.574054</text:p>
              </table:table-cell>
              <table:table-cell office:value-type="float" office:value="0.0000109729">
                <text:p>0.0000109729</text:p>
              </table:table-cell>
              <table:table-cell office:value-type="float" office:value="0.574025">
                <text:p>0.574025</text:p>
              </table:table-cell>
              <table:table-cell office:value-type="float" office:value="0.00000928279">
                <text:p>0.00000928279</text:p>
              </table:table-cell>
              <table:table-cell office:value-type="float" office:value="0.573981">
                <text:p>0.573981</text:p>
              </table:table-cell>
              <table:table-cell office:value-type="float" office:value="0.00000904072">
                <text:p>0.00000904072</text:p>
              </table:table-cell>
              <table:table-cell office:value-type="float" office:value="0.573952">
                <text:p>0.573952</text:p>
              </table:table-cell>
              <table:table-cell office:value-type="float" office:value="0.00000772844">
                <text:p>0.00000772844</text:p>
              </table:table-cell>
              <table:table-cell office:value-type="float" office:value="0.573924">
                <text:p>0.573924</text:p>
              </table:table-cell>
              <table:table-cell office:value-type="float" office:value="0.00000748206">
                <text:p>0.00000748206</text:p>
              </table:table-cell>
              <table:table-cell office:value-type="float" office:value="0.573896">
                <text:p>0.573896</text:p>
              </table:table-cell>
              <table:table-cell office:value-type="float" office:value="0.00000670464">
                <text:p>0.00000670464</text:p>
              </table:table-cell>
              <table:table-cell office:value-type="float" office:value="0.573855">
                <text:p>0.573855</text:p>
              </table:table-cell>
              <table:table-cell office:value-type="float" office:value="0.00000544583">
                <text:p>0.00000544583</text:p>
              </table:table-cell>
              <table:table-cell office:value-type="float" office:value="0.573828">
                <text:p>0.573828</text:p>
              </table:table-cell>
              <table:table-cell office:value-type="float" office:value="0.00000540321">
                <text:p>0.00000540321</text:p>
              </table:table-cell>
              <table:table-cell office:value-type="float" office:value="0.573801">
                <text:p>0.573801</text:p>
              </table:table-cell>
              <table:table-cell office:value-type="float" office:value="0.00000431222">
                <text:p>0.00000431222</text:p>
              </table:table-cell>
              <table:table-cell office:value-type="float" office:value="0.573775">
                <text:p>0.573775</text:p>
              </table:table-cell>
              <table:table-cell office:value-type="float" office:value="0.00000414571">
                <text:p>0.000004145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85">
                <text:p>0.585</text:p>
              </table:table-cell>
              <table:table-cell office:value-type="float" office:value="0.0000148392">
                <text:p>0.0000148392</text:p>
              </table:table-cell>
              <table:table-cell office:value-type="float" office:value="0.585">
                <text:p>0.585</text:p>
              </table:table-cell>
              <table:table-cell office:value-type="float" office:value="0.0000143377">
                <text:p>0.0000143377</text:p>
              </table:table-cell>
              <table:table-cell office:value-type="float" office:value="0.585">
                <text:p>0.585</text:p>
              </table:table-cell>
              <table:table-cell office:value-type="float" office:value="0.0000134764">
                <text:p>0.0000134764</text:p>
              </table:table-cell>
              <table:table-cell office:value-type="float" office:value="0.585">
                <text:p>0.585</text:p>
              </table:table-cell>
              <table:table-cell office:value-type="float" office:value="0.0000124071">
                <text:p>0.0000124071</text:p>
              </table:table-cell>
              <table:table-cell office:value-type="float" office:value="0.585">
                <text:p>0.585</text:p>
              </table:table-cell>
              <table:table-cell office:value-type="float" office:value="0.0000113319">
                <text:p>0.0000113319</text:p>
              </table:table-cell>
              <table:table-cell office:value-type="float" office:value="0.585">
                <text:p>0.585</text:p>
              </table:table-cell>
              <table:table-cell office:value-type="float" office:value="0.0000109767">
                <text:p>0.0000109767</text:p>
              </table:table-cell>
              <table:table-cell office:value-type="float" office:value="0.585">
                <text:p>0.585</text:p>
              </table:table-cell>
              <table:table-cell office:value-type="float" office:value="0.00000928486">
                <text:p>0.00000928486</text:p>
              </table:table-cell>
              <table:table-cell office:value-type="float" office:value="0.585">
                <text:p>0.585</text:p>
              </table:table-cell>
              <table:table-cell office:value-type="float" office:value="0.00000904171">
                <text:p>0.00000904171</text:p>
              </table:table-cell>
              <table:table-cell office:value-type="float" office:value="0.585">
                <text:p>0.585</text:p>
              </table:table-cell>
              <table:table-cell office:value-type="float" office:value="0.00000772895">
                <text:p>0.00000772895</text:p>
              </table:table-cell>
              <table:table-cell office:value-type="float" office:value="0.585">
                <text:p>0.585</text:p>
              </table:table-cell>
              <table:table-cell office:value-type="float" office:value="0.00000748235">
                <text:p>0.00000748235</text:p>
              </table:table-cell>
              <table:table-cell office:value-type="float" office:value="0.585">
                <text:p>0.585</text:p>
              </table:table-cell>
              <table:table-cell office:value-type="float" office:value="0.00000670478">
                <text:p>0.00000670478</text:p>
              </table:table-cell>
              <table:table-cell office:value-type="float" office:value="0.585">
                <text:p>0.585</text:p>
              </table:table-cell>
              <table:table-cell office:value-type="float" office:value="0.00000544588">
                <text:p>0.00000544588</text:p>
              </table:table-cell>
              <table:table-cell office:value-type="float" office:value="0.585">
                <text:p>0.585</text:p>
              </table:table-cell>
              <table:table-cell office:value-type="float" office:value="0.00000540323">
                <text:p>0.00000540323</text:p>
              </table:table-cell>
              <table:table-cell office:value-type="float" office:value="0.585">
                <text:p>0.585</text:p>
              </table:table-cell>
              <table:table-cell office:value-type="float" office:value="0.00000431223">
                <text:p>0.00000431223</text:p>
              </table:table-cell>
              <table:table-cell office:value-type="float" office:value="0.585">
                <text:p>0.585</text:p>
              </table:table-cell>
              <table:table-cell office:value-type="float" office:value="0.00000414571">
                <text:p>0.000004145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95777">
                <text:p>0.595777</text:p>
              </table:table-cell>
              <table:table-cell office:value-type="float" office:value="0.000014872">
                <text:p>0.000014872</text:p>
              </table:table-cell>
              <table:table-cell office:value-type="float" office:value="0.595809">
                <text:p>0.595809</text:p>
              </table:table-cell>
              <table:table-cell office:value-type="float" office:value="0.0000143599">
                <text:p>0.0000143599</text:p>
              </table:table-cell>
              <table:table-cell office:value-type="float" office:value="0.59584">
                <text:p>0.59584</text:p>
              </table:table-cell>
              <table:table-cell office:value-type="float" office:value="0.0000134908">
                <text:p>0.0000134908</text:p>
              </table:table-cell>
              <table:table-cell office:value-type="float" office:value="0.595886">
                <text:p>0.595886</text:p>
              </table:table-cell>
              <table:table-cell office:value-type="float" office:value="0.0000124145">
                <text:p>0.0000124145</text:p>
              </table:table-cell>
              <table:table-cell office:value-type="float" office:value="0.595916">
                <text:p>0.595916</text:p>
              </table:table-cell>
              <table:table-cell office:value-type="float" office:value="0.0000113364">
                <text:p>0.0000113364</text:p>
              </table:table-cell>
              <table:table-cell office:value-type="float" office:value="0.595946">
                <text:p>0.595946</text:p>
              </table:table-cell>
              <table:table-cell office:value-type="float" office:value="0.0000109795">
                <text:p>0.0000109795</text:p>
              </table:table-cell>
              <table:table-cell office:value-type="float" office:value="0.595975">
                <text:p>0.595975</text:p>
              </table:table-cell>
              <table:table-cell office:value-type="float" office:value="0.00000928636">
                <text:p>0.00000928636</text:p>
              </table:table-cell>
              <table:table-cell office:value-type="float" office:value="0.596019">
                <text:p>0.596019</text:p>
              </table:table-cell>
              <table:table-cell office:value-type="float" office:value="0.00000904242">
                <text:p>0.00000904242</text:p>
              </table:table-cell>
              <table:table-cell office:value-type="float" office:value="0.596048">
                <text:p>0.596048</text:p>
              </table:table-cell>
              <table:table-cell office:value-type="float" office:value="0.00000772931">
                <text:p>0.00000772931</text:p>
              </table:table-cell>
              <table:table-cell office:value-type="float" office:value="0.596076">
                <text:p>0.596076</text:p>
              </table:table-cell>
              <table:table-cell office:value-type="float" office:value="0.00000748255">
                <text:p>0.00000748255</text:p>
              </table:table-cell>
              <table:table-cell office:value-type="float" office:value="0.596104">
                <text:p>0.596104</text:p>
              </table:table-cell>
              <table:table-cell office:value-type="float" office:value="0.00000670489">
                <text:p>0.00000670489</text:p>
              </table:table-cell>
              <table:table-cell office:value-type="float" office:value="0.596145">
                <text:p>0.596145</text:p>
              </table:table-cell>
              <table:table-cell office:value-type="float" office:value="0.00000544591">
                <text:p>0.00000544591</text:p>
              </table:table-cell>
              <table:table-cell office:value-type="float" office:value="0.596172">
                <text:p>0.596172</text:p>
              </table:table-cell>
              <table:table-cell office:value-type="float" office:value="0.00000540325">
                <text:p>0.00000540325</text:p>
              </table:table-cell>
              <table:table-cell office:value-type="float" office:value="0.596199">
                <text:p>0.596199</text:p>
              </table:table-cell>
              <table:table-cell office:value-type="float" office:value="0.00000431223">
                <text:p>0.00000431223</text:p>
              </table:table-cell>
              <table:table-cell office:value-type="float" office:value="0.596225">
                <text:p>0.596225</text:p>
              </table:table-cell>
              <table:table-cell office:value-type="float" office:value="0.00000414571">
                <text:p>0.000004145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06555">
                <text:p>0.606555</text:p>
              </table:table-cell>
              <table:table-cell office:value-type="float" office:value="0.000014897">
                <text:p>0.000014897</text:p>
              </table:table-cell>
              <table:table-cell office:value-type="float" office:value="0.606617">
                <text:p>0.606617</text:p>
              </table:table-cell>
              <table:table-cell office:value-type="float" office:value="0.0000143768">
                <text:p>0.0000143768</text:p>
              </table:table-cell>
              <table:table-cell office:value-type="float" office:value="0.606679">
                <text:p>0.606679</text:p>
              </table:table-cell>
              <table:table-cell office:value-type="float" office:value="0.0000135017">
                <text:p>0.0000135017</text:p>
              </table:table-cell>
              <table:table-cell office:value-type="float" office:value="0.606771">
                <text:p>0.606771</text:p>
              </table:table-cell>
              <table:table-cell office:value-type="float" office:value="0.00001242">
                <text:p>0.00001242</text:p>
              </table:table-cell>
              <table:table-cell office:value-type="float" office:value="0.606832">
                <text:p>0.606832</text:p>
              </table:table-cell>
              <table:table-cell office:value-type="float" office:value="0.0000113397">
                <text:p>0.0000113397</text:p>
              </table:table-cell>
              <table:table-cell office:value-type="float" office:value="0.606892">
                <text:p>0.606892</text:p>
              </table:table-cell>
              <table:table-cell office:value-type="float" office:value="0.0000109815">
                <text:p>0.0000109815</text:p>
              </table:table-cell>
              <table:table-cell office:value-type="float" office:value="0.606951">
                <text:p>0.606951</text:p>
              </table:table-cell>
              <table:table-cell office:value-type="float" office:value="0.00000928745">
                <text:p>0.00000928745</text:p>
              </table:table-cell>
              <table:table-cell office:value-type="float" office:value="0.607038">
                <text:p>0.607038</text:p>
              </table:table-cell>
              <table:table-cell office:value-type="float" office:value="0.00000904293">
                <text:p>0.00000904293</text:p>
              </table:table-cell>
              <table:table-cell office:value-type="float" office:value="0.607096">
                <text:p>0.607096</text:p>
              </table:table-cell>
              <table:table-cell office:value-type="float" office:value="0.00000772956">
                <text:p>0.00000772956</text:p>
              </table:table-cell>
              <table:table-cell office:value-type="float" office:value="0.607152">
                <text:p>0.607152</text:p>
              </table:table-cell>
              <table:table-cell office:value-type="float" office:value="0.00000748269">
                <text:p>0.00000748269</text:p>
              </table:table-cell>
              <table:table-cell office:value-type="float" office:value="0.607208">
                <text:p>0.607208</text:p>
              </table:table-cell>
              <table:table-cell office:value-type="float" office:value="0.00000670496">
                <text:p>0.00000670496</text:p>
              </table:table-cell>
              <table:table-cell office:value-type="float" office:value="0.60729">
                <text:p>0.60729</text:p>
              </table:table-cell>
              <table:table-cell office:value-type="float" office:value="0.00000544593">
                <text:p>0.00000544593</text:p>
              </table:table-cell>
              <table:table-cell office:value-type="float" office:value="0.607344">
                <text:p>0.607344</text:p>
              </table:table-cell>
              <table:table-cell office:value-type="float" office:value="0.00000540326">
                <text:p>0.00000540326</text:p>
              </table:table-cell>
              <table:table-cell office:value-type="float" office:value="0.607397">
                <text:p>0.607397</text:p>
              </table:table-cell>
              <table:table-cell office:value-type="float" office:value="0.00000431224">
                <text:p>0.00000431224</text:p>
              </table:table-cell>
              <table:table-cell office:value-type="float" office:value="0.607449">
                <text:p>0.607449</text:p>
              </table:table-cell>
              <table:table-cell office:value-type="float" office:value="0.00000414572">
                <text:p>0.000004145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17332">
                <text:p>0.617332</text:p>
              </table:table-cell>
              <table:table-cell office:value-type="float" office:value="0.0000149162">
                <text:p>0.0000149162</text:p>
              </table:table-cell>
              <table:table-cell office:value-type="float" office:value="0.617426">
                <text:p>0.617426</text:p>
              </table:table-cell>
              <table:table-cell office:value-type="float" office:value="0.0000143895">
                <text:p>0.0000143895</text:p>
              </table:table-cell>
              <table:table-cell office:value-type="float" office:value="0.617519">
                <text:p>0.617519</text:p>
              </table:table-cell>
              <table:table-cell office:value-type="float" office:value="0.0000135099">
                <text:p>0.0000135099</text:p>
              </table:table-cell>
              <table:table-cell office:value-type="float" office:value="0.617657">
                <text:p>0.617657</text:p>
              </table:table-cell>
              <table:table-cell office:value-type="float" office:value="0.0000124241">
                <text:p>0.0000124241</text:p>
              </table:table-cell>
              <table:table-cell office:value-type="float" office:value="0.617748">
                <text:p>0.617748</text:p>
              </table:table-cell>
              <table:table-cell office:value-type="float" office:value="0.0000113421">
                <text:p>0.0000113421</text:p>
              </table:table-cell>
              <table:table-cell office:value-type="float" office:value="0.617837">
                <text:p>0.617837</text:p>
              </table:table-cell>
              <table:table-cell office:value-type="float" office:value="0.000010983">
                <text:p>0.000010983</text:p>
              </table:table-cell>
              <table:table-cell office:value-type="float" office:value="0.617926">
                <text:p>0.617926</text:p>
              </table:table-cell>
              <table:table-cell office:value-type="float" office:value="0.00000928824">
                <text:p>0.00000928824</text:p>
              </table:table-cell>
              <table:table-cell office:value-type="float" office:value="0.618057">
                <text:p>0.618057</text:p>
              </table:table-cell>
              <table:table-cell office:value-type="float" office:value="0.00000904329">
                <text:p>0.00000904329</text:p>
              </table:table-cell>
              <table:table-cell office:value-type="float" office:value="0.618143">
                <text:p>0.618143</text:p>
              </table:table-cell>
              <table:table-cell office:value-type="float" office:value="0.00000772974">
                <text:p>0.00000772974</text:p>
              </table:table-cell>
              <table:table-cell office:value-type="float" office:value="0.618228">
                <text:p>0.618228</text:p>
              </table:table-cell>
              <table:table-cell office:value-type="float" office:value="0.00000748279">
                <text:p>0.00000748279</text:p>
              </table:table-cell>
              <table:table-cell office:value-type="float" office:value="0.618312">
                <text:p>0.618312</text:p>
              </table:table-cell>
              <table:table-cell office:value-type="float" office:value="0.00000670501">
                <text:p>0.00000670501</text:p>
              </table:table-cell>
              <table:table-cell office:value-type="float" office:value="0.618436">
                <text:p>0.618436</text:p>
              </table:table-cell>
              <table:table-cell office:value-type="float" office:value="0.00000544595">
                <text:p>0.00000544595</text:p>
              </table:table-cell>
              <table:table-cell office:value-type="float" office:value="0.618516">
                <text:p>0.618516</text:p>
              </table:table-cell>
              <table:table-cell office:value-type="float" office:value="0.00000540327">
                <text:p>0.00000540327</text:p>
              </table:table-cell>
              <table:table-cell office:value-type="float" office:value="0.618596">
                <text:p>0.618596</text:p>
              </table:table-cell>
              <table:table-cell office:value-type="float" office:value="0.00000431224">
                <text:p>0.00000431224</text:p>
              </table:table-cell>
              <table:table-cell office:value-type="float" office:value="0.618674">
                <text:p>0.618674</text:p>
              </table:table-cell>
              <table:table-cell office:value-type="float" office:value="0.00000414572">
                <text:p>0.000004145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28109">
                <text:p>0.628109</text:p>
              </table:table-cell>
              <table:table-cell office:value-type="float" office:value="0.0000149307">
                <text:p>0.0000149307</text:p>
              </table:table-cell>
              <table:table-cell office:value-type="float" office:value="0.628235">
                <text:p>0.628235</text:p>
              </table:table-cell>
              <table:table-cell office:value-type="float" office:value="0.0000143992">
                <text:p>0.0000143992</text:p>
              </table:table-cell>
              <table:table-cell office:value-type="float" office:value="0.628359">
                <text:p>0.628359</text:p>
              </table:table-cell>
              <table:table-cell office:value-type="float" office:value="0.000013516">
                <text:p>0.000013516</text:p>
              </table:table-cell>
              <table:table-cell office:value-type="float" office:value="0.628543">
                <text:p>0.628543</text:p>
              </table:table-cell>
              <table:table-cell office:value-type="float" office:value="0.0000124271">
                <text:p>0.0000124271</text:p>
              </table:table-cell>
              <table:table-cell office:value-type="float" office:value="0.628664">
                <text:p>0.628664</text:p>
              </table:table-cell>
              <table:table-cell office:value-type="float" office:value="0.0000113439">
                <text:p>0.0000113439</text:p>
              </table:table-cell>
              <table:table-cell office:value-type="float" office:value="0.628783">
                <text:p>0.628783</text:p>
              </table:table-cell>
              <table:table-cell office:value-type="float" office:value="0.0000109841">
                <text:p>0.0000109841</text:p>
              </table:table-cell>
              <table:table-cell office:value-type="float" office:value="0.628902">
                <text:p>0.628902</text:p>
              </table:table-cell>
              <table:table-cell office:value-type="float" office:value="0.0000092888">
                <text:p>0.0000092888</text:p>
              </table:table-cell>
              <table:table-cell office:value-type="float" office:value="0.629076">
                <text:p>0.629076</text:p>
              </table:table-cell>
              <table:table-cell office:value-type="float" office:value="0.00000904354">
                <text:p>0.00000904354</text:p>
              </table:table-cell>
              <table:table-cell office:value-type="float" office:value="0.629191">
                <text:p>0.629191</text:p>
              </table:table-cell>
              <table:table-cell office:value-type="float" office:value="0.00000772987">
                <text:p>0.00000772987</text:p>
              </table:table-cell>
              <table:table-cell office:value-type="float" office:value="0.629304">
                <text:p>0.629304</text:p>
              </table:table-cell>
              <table:table-cell office:value-type="float" office:value="0.00000748286">
                <text:p>0.00000748286</text:p>
              </table:table-cell>
              <table:table-cell office:value-type="float" office:value="0.629416">
                <text:p>0.629416</text:p>
              </table:table-cell>
              <table:table-cell office:value-type="float" office:value="0.00000670504">
                <text:p>0.00000670504</text:p>
              </table:table-cell>
              <table:table-cell office:value-type="float" office:value="0.629581">
                <text:p>0.629581</text:p>
              </table:table-cell>
              <table:table-cell office:value-type="float" office:value="0.00000544596">
                <text:p>0.00000544596</text:p>
              </table:table-cell>
              <table:table-cell office:value-type="float" office:value="0.629688">
                <text:p>0.629688</text:p>
              </table:table-cell>
              <table:table-cell office:value-type="float" office:value="0.00000540327">
                <text:p>0.00000540327</text:p>
              </table:table-cell>
              <table:table-cell office:value-type="float" office:value="0.629794">
                <text:p>0.629794</text:p>
              </table:table-cell>
              <table:table-cell office:value-type="float" office:value="0.00000431224">
                <text:p>0.00000431224</text:p>
              </table:table-cell>
              <table:table-cell office:value-type="float" office:value="0.629899">
                <text:p>0.629899</text:p>
              </table:table-cell>
              <table:table-cell office:value-type="float" office:value="0.00000414572">
                <text:p>0.000004145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38887">
                <text:p>0.638887</text:p>
              </table:table-cell>
              <table:table-cell office:value-type="float" office:value="0.0000149418">
                <text:p>0.0000149418</text:p>
              </table:table-cell>
              <table:table-cell office:value-type="float" office:value="0.639043">
                <text:p>0.639043</text:p>
              </table:table-cell>
              <table:table-cell office:value-type="float" office:value="0.0000144064">
                <text:p>0.0000144064</text:p>
              </table:table-cell>
              <table:table-cell office:value-type="float" office:value="0.639199">
                <text:p>0.639199</text:p>
              </table:table-cell>
              <table:table-cell office:value-type="float" office:value="0.0000135206">
                <text:p>0.0000135206</text:p>
              </table:table-cell>
              <table:table-cell office:value-type="float" office:value="0.639428">
                <text:p>0.639428</text:p>
              </table:table-cell>
              <table:table-cell office:value-type="float" office:value="0.0000124294">
                <text:p>0.0000124294</text:p>
              </table:table-cell>
              <table:table-cell office:value-type="float" office:value="0.639579">
                <text:p>0.639579</text:p>
              </table:table-cell>
              <table:table-cell office:value-type="float" office:value="0.0000113452">
                <text:p>0.0000113452</text:p>
              </table:table-cell>
              <table:table-cell office:value-type="float" office:value="0.639729">
                <text:p>0.639729</text:p>
              </table:table-cell>
              <table:table-cell office:value-type="float" office:value="0.0000109849">
                <text:p>0.0000109849</text:p>
              </table:table-cell>
              <table:table-cell office:value-type="float" office:value="0.639877">
                <text:p>0.639877</text:p>
              </table:table-cell>
              <table:table-cell office:value-type="float" office:value="0.0000092892">
                <text:p>0.0000092892</text:p>
              </table:table-cell>
              <table:table-cell office:value-type="float" office:value="0.640095">
                <text:p>0.640095</text:p>
              </table:table-cell>
              <table:table-cell office:value-type="float" office:value="0.00000904372">
                <text:p>0.00000904372</text:p>
              </table:table-cell>
              <table:table-cell office:value-type="float" office:value="0.640239">
                <text:p>0.640239</text:p>
              </table:table-cell>
              <table:table-cell office:value-type="float" office:value="0.00000772995">
                <text:p>0.00000772995</text:p>
              </table:table-cell>
              <table:table-cell office:value-type="float" office:value="0.640381">
                <text:p>0.640381</text:p>
              </table:table-cell>
              <table:table-cell office:value-type="float" office:value="0.00000748291">
                <text:p>0.00000748291</text:p>
              </table:table-cell>
              <table:table-cell office:value-type="float" office:value="0.64052">
                <text:p>0.64052</text:p>
              </table:table-cell>
              <table:table-cell office:value-type="float" office:value="0.00000670506">
                <text:p>0.00000670506</text:p>
              </table:table-cell>
              <table:table-cell office:value-type="float" office:value="0.640726">
                <text:p>0.640726</text:p>
              </table:table-cell>
              <table:table-cell office:value-type="float" office:value="0.00000544597">
                <text:p>0.00000544597</text:p>
              </table:table-cell>
              <table:table-cell office:value-type="float" office:value="0.640861">
                <text:p>0.640861</text:p>
              </table:table-cell>
              <table:table-cell office:value-type="float" office:value="0.00000540328">
                <text:p>0.00000540328</text:p>
              </table:table-cell>
              <table:table-cell office:value-type="float" office:value="0.640993">
                <text:p>0.640993</text:p>
              </table:table-cell>
              <table:table-cell office:value-type="float" office:value="0.00000431224">
                <text:p>0.00000431224</text:p>
              </table:table-cell>
              <table:table-cell office:value-type="float" office:value="0.641123">
                <text:p>0.641123</text:p>
              </table:table-cell>
              <table:table-cell office:value-type="float" office:value="0.00000414572">
                <text:p>0.000004145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49664">
                <text:p>0.649664</text:p>
              </table:table-cell>
              <table:table-cell office:value-type="float" office:value="0.0000149501">
                <text:p>0.0000149501</text:p>
              </table:table-cell>
              <table:table-cell office:value-type="float" office:value="0.649852">
                <text:p>0.649852</text:p>
              </table:table-cell>
              <table:table-cell office:value-type="float" office:value="0.0000144119">
                <text:p>0.0000144119</text:p>
              </table:table-cell>
              <table:table-cell office:value-type="float" office:value="0.650038">
                <text:p>0.650038</text:p>
              </table:table-cell>
              <table:table-cell office:value-type="float" office:value="0.0000135239">
                <text:p>0.0000135239</text:p>
              </table:table-cell>
              <table:table-cell office:value-type="float" office:value="0.650314">
                <text:p>0.650314</text:p>
              </table:table-cell>
              <table:table-cell office:value-type="float" office:value="0.000012431">
                <text:p>0.000012431</text:p>
              </table:table-cell>
              <table:table-cell office:value-type="float" office:value="0.650495">
                <text:p>0.650495</text:p>
              </table:table-cell>
              <table:table-cell office:value-type="float" office:value="0.0000113461">
                <text:p>0.0000113461</text:p>
              </table:table-cell>
              <table:table-cell office:value-type="float" office:value="0.650675">
                <text:p>0.650675</text:p>
              </table:table-cell>
              <table:table-cell office:value-type="float" office:value="0.0000109855">
                <text:p>0.0000109855</text:p>
              </table:table-cell>
              <table:table-cell office:value-type="float" office:value="0.650852">
                <text:p>0.650852</text:p>
              </table:table-cell>
              <table:table-cell office:value-type="float" office:value="0.00000928947">
                <text:p>0.00000928947</text:p>
              </table:table-cell>
              <table:table-cell office:value-type="float" office:value="0.651115">
                <text:p>0.651115</text:p>
              </table:table-cell>
              <table:table-cell office:value-type="float" office:value="0.00000904384">
                <text:p>0.00000904384</text:p>
              </table:table-cell>
              <table:table-cell office:value-type="float" office:value="0.651287">
                <text:p>0.651287</text:p>
              </table:table-cell>
              <table:table-cell office:value-type="float" office:value="0.00000773001">
                <text:p>0.00000773001</text:p>
              </table:table-cell>
              <table:table-cell office:value-type="float" office:value="0.651457">
                <text:p>0.651457</text:p>
              </table:table-cell>
              <table:table-cell office:value-type="float" office:value="0.00000748294">
                <text:p>0.00000748294</text:p>
              </table:table-cell>
              <table:table-cell office:value-type="float" office:value="0.651624">
                <text:p>0.651624</text:p>
              </table:table-cell>
              <table:table-cell office:value-type="float" office:value="0.00000670508">
                <text:p>0.00000670508</text:p>
              </table:table-cell>
              <table:table-cell office:value-type="float" office:value="0.651871">
                <text:p>0.651871</text:p>
              </table:table-cell>
              <table:table-cell office:value-type="float" office:value="0.00000544597">
                <text:p>0.00000544597</text:p>
              </table:table-cell>
              <table:table-cell office:value-type="float" office:value="0.652033">
                <text:p>0.652033</text:p>
              </table:table-cell>
              <table:table-cell office:value-type="float" office:value="0.00000540328">
                <text:p>0.00000540328</text:p>
              </table:table-cell>
              <table:table-cell office:value-type="float" office:value="0.652192">
                <text:p>0.652192</text:p>
              </table:table-cell>
              <table:table-cell office:value-type="float" office:value="0.00000431224">
                <text:p>0.00000431224</text:p>
              </table:table-cell>
              <table:table-cell office:value-type="float" office:value="0.652348">
                <text:p>0.652348</text:p>
              </table:table-cell>
              <table:table-cell office:value-type="float" office:value="0.00000414572">
                <text:p>0.000004145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60442">
                <text:p>0.660442</text:p>
              </table:table-cell>
              <table:table-cell office:value-type="float" office:value="0.0000149562">
                <text:p>0.0000149562</text:p>
              </table:table-cell>
              <table:table-cell office:value-type="float" office:value="0.660661">
                <text:p>0.660661</text:p>
              </table:table-cell>
              <table:table-cell office:value-type="float" office:value="0.0000144159">
                <text:p>0.0000144159</text:p>
              </table:table-cell>
              <table:table-cell office:value-type="float" office:value="0.660878">
                <text:p>0.660878</text:p>
              </table:table-cell>
              <table:table-cell office:value-type="float" office:value="0.0000135264">
                <text:p>0.0000135264</text:p>
              </table:table-cell>
              <table:table-cell office:value-type="float" office:value="0.6612">
                <text:p>0.6612</text:p>
              </table:table-cell>
              <table:table-cell office:value-type="float" office:value="0.0000124321">
                <text:p>0.0000124321</text:p>
              </table:table-cell>
              <table:table-cell office:value-type="float" office:value="0.661411">
                <text:p>0.661411</text:p>
              </table:table-cell>
              <table:table-cell office:value-type="float" office:value="0.0000113468">
                <text:p>0.0000113468</text:p>
              </table:table-cell>
              <table:table-cell office:value-type="float" office:value="0.661621">
                <text:p>0.661621</text:p>
              </table:table-cell>
              <table:table-cell office:value-type="float" office:value="0.0000109858">
                <text:p>0.0000109858</text:p>
              </table:table-cell>
              <table:table-cell office:value-type="float" office:value="0.661828">
                <text:p>0.661828</text:p>
              </table:table-cell>
              <table:table-cell office:value-type="float" office:value="0.00000928966">
                <text:p>0.00000928966</text:p>
              </table:table-cell>
              <table:table-cell office:value-type="float" office:value="0.662134">
                <text:p>0.662134</text:p>
              </table:table-cell>
              <table:table-cell office:value-type="float" office:value="0.00000904392">
                <text:p>0.00000904392</text:p>
              </table:table-cell>
              <table:table-cell office:value-type="float" office:value="0.662335">
                <text:p>0.662335</text:p>
              </table:table-cell>
              <table:table-cell office:value-type="float" office:value="0.00000773005">
                <text:p>0.00000773005</text:p>
              </table:table-cell>
              <table:table-cell office:value-type="float" office:value="0.662533">
                <text:p>0.662533</text:p>
              </table:table-cell>
              <table:table-cell office:value-type="float" office:value="0.00000748295">
                <text:p>0.00000748295</text:p>
              </table:table-cell>
              <table:table-cell office:value-type="float" office:value="0.662728">
                <text:p>0.662728</text:p>
              </table:table-cell>
              <table:table-cell office:value-type="float" office:value="0.00000670508">
                <text:p>0.00000670508</text:p>
              </table:table-cell>
              <table:table-cell office:value-type="float" office:value="0.663016">
                <text:p>0.663016</text:p>
              </table:table-cell>
              <table:table-cell office:value-type="float" office:value="0.00000544597">
                <text:p>0.00000544597</text:p>
              </table:table-cell>
              <table:table-cell office:value-type="float" office:value="0.663205">
                <text:p>0.663205</text:p>
              </table:table-cell>
              <table:table-cell office:value-type="float" office:value="0.00000540328">
                <text:p>0.00000540328</text:p>
              </table:table-cell>
              <table:table-cell office:value-type="float" office:value="0.66339">
                <text:p>0.66339</text:p>
              </table:table-cell>
              <table:table-cell office:value-type="float" office:value="0.00000431224">
                <text:p>0.00000431224</text:p>
              </table:table-cell>
              <table:table-cell office:value-type="float" office:value="0.663573">
                <text:p>0.663573</text:p>
              </table:table-cell>
              <table:table-cell office:value-type="float" office:value="0.00000414572">
                <text:p>0.000004145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71219">
                <text:p>0.671219</text:p>
              </table:table-cell>
              <table:table-cell office:value-type="float" office:value="0.0000149607">
                <text:p>0.0000149607</text:p>
              </table:table-cell>
              <table:table-cell office:value-type="float" office:value="0.67147">
                <text:p>0.67147</text:p>
              </table:table-cell>
              <table:table-cell office:value-type="float" office:value="0.0000144187">
                <text:p>0.0000144187</text:p>
              </table:table-cell>
              <table:table-cell office:value-type="float" office:value="0.671718">
                <text:p>0.671718</text:p>
              </table:table-cell>
              <table:table-cell office:value-type="float" office:value="0.0000135281">
                <text:p>0.0000135281</text:p>
              </table:table-cell>
              <table:table-cell office:value-type="float" office:value="0.672085">
                <text:p>0.672085</text:p>
              </table:table-cell>
              <table:table-cell office:value-type="float" office:value="0.0000124329">
                <text:p>0.0000124329</text:p>
              </table:table-cell>
              <table:table-cell office:value-type="float" office:value="0.672327">
                <text:p>0.672327</text:p>
              </table:table-cell>
              <table:table-cell office:value-type="float" office:value="0.0000113472">
                <text:p>0.0000113472</text:p>
              </table:table-cell>
              <table:table-cell office:value-type="float" office:value="0.672566">
                <text:p>0.672566</text:p>
              </table:table-cell>
              <table:table-cell office:value-type="float" office:value="0.0000109861">
                <text:p>0.0000109861</text:p>
              </table:table-cell>
              <table:table-cell office:value-type="float" office:value="0.672803">
                <text:p>0.672803</text:p>
              </table:table-cell>
              <table:table-cell office:value-type="float" office:value="0.00000928976">
                <text:p>0.00000928976</text:p>
              </table:table-cell>
              <table:table-cell office:value-type="float" office:value="0.673153">
                <text:p>0.673153</text:p>
              </table:table-cell>
              <table:table-cell office:value-type="float" office:value="0.00000904396">
                <text:p>0.00000904396</text:p>
              </table:table-cell>
              <table:table-cell office:value-type="float" office:value="0.673382">
                <text:p>0.673382</text:p>
              </table:table-cell>
              <table:table-cell office:value-type="float" office:value="0.00000773006">
                <text:p>0.00000773006</text:p>
              </table:table-cell>
              <table:table-cell office:value-type="float" office:value="0.673609">
                <text:p>0.673609</text:p>
              </table:table-cell>
              <table:table-cell office:value-type="float" office:value="0.00000748296">
                <text:p>0.00000748296</text:p>
              </table:table-cell>
              <table:table-cell office:value-type="float" office:value="0.673832">
                <text:p>0.673832</text:p>
              </table:table-cell>
              <table:table-cell office:value-type="float" office:value="0.00000670509">
                <text:p>0.00000670509</text:p>
              </table:table-cell>
              <table:table-cell office:value-type="float" office:value="0.674162">
                <text:p>0.674162</text:p>
              </table:table-cell>
              <table:table-cell office:value-type="float" office:value="0.00000544597">
                <text:p>0.00000544597</text:p>
              </table:table-cell>
              <table:table-cell office:value-type="float" office:value="0.674377">
                <text:p>0.674377</text:p>
              </table:table-cell>
              <table:table-cell office:value-type="float" office:value="0.00000540328">
                <text:p>0.00000540328</text:p>
              </table:table-cell>
              <table:table-cell office:value-type="float" office:value="0.674589">
                <text:p>0.674589</text:p>
              </table:table-cell>
              <table:table-cell office:value-type="float" office:value="0.00000431224">
                <text:p>0.00000431224</text:p>
              </table:table-cell>
              <table:table-cell office:value-type="float" office:value="0.674797">
                <text:p>0.674797</text:p>
              </table:table-cell>
              <table:table-cell office:value-type="float" office:value="0.00000414572">
                <text:p>0.000004145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81996">
                <text:p>0.681996</text:p>
              </table:table-cell>
              <table:table-cell office:value-type="float" office:value="0.0000149639">
                <text:p>0.0000149639</text:p>
              </table:table-cell>
              <table:table-cell office:value-type="float" office:value="0.682278">
                <text:p>0.682278</text:p>
              </table:table-cell>
              <table:table-cell office:value-type="float" office:value="0.0000144207">
                <text:p>0.0000144207</text:p>
              </table:table-cell>
              <table:table-cell office:value-type="float" office:value="0.682557">
                <text:p>0.682557</text:p>
              </table:table-cell>
              <table:table-cell office:value-type="float" office:value="0.0000135293">
                <text:p>0.0000135293</text:p>
              </table:table-cell>
              <table:table-cell office:value-type="float" office:value="0.682971">
                <text:p>0.682971</text:p>
              </table:table-cell>
              <table:table-cell office:value-type="float" office:value="0.0000124334">
                <text:p>0.0000124334</text:p>
              </table:table-cell>
              <table:table-cell office:value-type="float" office:value="0.683243">
                <text:p>0.683243</text:p>
              </table:table-cell>
              <table:table-cell office:value-type="float" office:value="0.0000113474">
                <text:p>0.0000113474</text:p>
              </table:table-cell>
              <table:table-cell office:value-type="float" office:value="0.683512">
                <text:p>0.683512</text:p>
              </table:table-cell>
              <table:table-cell office:value-type="float" office:value="0.0000109862">
                <text:p>0.0000109862</text:p>
              </table:table-cell>
              <table:table-cell office:value-type="float" office:value="0.683778">
                <text:p>0.683778</text:p>
              </table:table-cell>
              <table:table-cell office:value-type="float" office:value="0.0000092898">
                <text:p>0.0000092898</text:p>
              </table:table-cell>
              <table:table-cell office:value-type="float" office:value="0.684172">
                <text:p>0.684172</text:p>
              </table:table-cell>
              <table:table-cell office:value-type="float" office:value="0.00000904397">
                <text:p>0.00000904397</text:p>
              </table:table-cell>
              <table:table-cell office:value-type="float" office:value="0.68443">
                <text:p>0.68443</text:p>
              </table:table-cell>
              <table:table-cell office:value-type="float" office:value="0.00000773006">
                <text:p>0.00000773006</text:p>
              </table:table-cell>
              <table:table-cell office:value-type="float" office:value="0.684685">
                <text:p>0.684685</text:p>
              </table:table-cell>
              <table:table-cell office:value-type="float" office:value="0.00000748296">
                <text:p>0.00000748296</text:p>
              </table:table-cell>
              <table:table-cell office:value-type="float" office:value="0.684936">
                <text:p>0.684936</text:p>
              </table:table-cell>
              <table:table-cell office:value-type="float" office:value="0.00000670509">
                <text:p>0.00000670509</text:p>
              </table:table-cell>
              <table:table-cell office:value-type="float" office:value="0.685307">
                <text:p>0.685307</text:p>
              </table:table-cell>
              <table:table-cell office:value-type="float" office:value="0.00000544597">
                <text:p>0.00000544597</text:p>
              </table:table-cell>
              <table:table-cell office:value-type="float" office:value="0.685549">
                <text:p>0.685549</text:p>
              </table:table-cell>
              <table:table-cell office:value-type="float" office:value="0.00000540328">
                <text:p>0.00000540328</text:p>
              </table:table-cell>
              <table:table-cell office:value-type="float" office:value="0.685788">
                <text:p>0.685788</text:p>
              </table:table-cell>
              <table:table-cell office:value-type="float" office:value="0.00000431224">
                <text:p>0.00000431224</text:p>
              </table:table-cell>
              <table:table-cell office:value-type="float" office:value="0.686022">
                <text:p>0.686022</text:p>
              </table:table-cell>
              <table:table-cell office:value-type="float" office:value="0.00000414572">
                <text:p>0.000004145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92774">
                <text:p>0.692774</text:p>
              </table:table-cell>
              <table:table-cell office:value-type="float" office:value="0.0000149659">
                <text:p>0.0000149659</text:p>
              </table:table-cell>
              <table:table-cell office:value-type="float" office:value="0.693087">
                <text:p>0.693087</text:p>
              </table:table-cell>
              <table:table-cell office:value-type="float" office:value="0.0000144219">
                <text:p>0.0000144219</text:p>
              </table:table-cell>
              <table:table-cell office:value-type="float" office:value="0.693397">
                <text:p>0.693397</text:p>
              </table:table-cell>
              <table:table-cell office:value-type="float" office:value="0.0000135299">
                <text:p>0.0000135299</text:p>
              </table:table-cell>
              <table:table-cell office:value-type="float" office:value="0.693857">
                <text:p>0.693857</text:p>
              </table:table-cell>
              <table:table-cell office:value-type="float" office:value="0.0000124337">
                <text:p>0.0000124337</text:p>
              </table:table-cell>
              <table:table-cell office:value-type="float" office:value="0.694159">
                <text:p>0.694159</text:p>
              </table:table-cell>
              <table:table-cell office:value-type="float" office:value="0.0000113475">
                <text:p>0.0000113475</text:p>
              </table:table-cell>
              <table:table-cell office:value-type="float" office:value="0.694458">
                <text:p>0.694458</text:p>
              </table:table-cell>
              <table:table-cell office:value-type="float" office:value="0.0000109863">
                <text:p>0.0000109863</text:p>
              </table:table-cell>
              <table:table-cell office:value-type="float" office:value="0.694754">
                <text:p>0.694754</text:p>
              </table:table-cell>
              <table:table-cell office:value-type="float" office:value="0.00000928978">
                <text:p>0.00000928978</text:p>
              </table:table-cell>
              <table:table-cell office:value-type="float" office:value="0.695191">
                <text:p>0.695191</text:p>
              </table:table-cell>
              <table:table-cell office:value-type="float" office:value="0.00000904396">
                <text:p>0.00000904396</text:p>
              </table:table-cell>
              <table:table-cell office:value-type="float" office:value="0.695478">
                <text:p>0.695478</text:p>
              </table:table-cell>
              <table:table-cell office:value-type="float" office:value="0.00000773004">
                <text:p>0.00000773004</text:p>
              </table:table-cell>
              <table:table-cell office:value-type="float" office:value="0.695761">
                <text:p>0.695761</text:p>
              </table:table-cell>
              <table:table-cell office:value-type="float" office:value="0.00000748295">
                <text:p>0.00000748295</text:p>
              </table:table-cell>
              <table:table-cell office:value-type="float" office:value="0.69604">
                <text:p>0.69604</text:p>
              </table:table-cell>
              <table:table-cell office:value-type="float" office:value="0.00000670508">
                <text:p>0.00000670508</text:p>
              </table:table-cell>
              <table:table-cell office:value-type="float" office:value="0.696452">
                <text:p>0.696452</text:p>
              </table:table-cell>
              <table:table-cell office:value-type="float" office:value="0.00000544597">
                <text:p>0.00000544597</text:p>
              </table:table-cell>
              <table:table-cell office:value-type="float" office:value="0.696721">
                <text:p>0.696721</text:p>
              </table:table-cell>
              <table:table-cell office:value-type="float" office:value="0.00000540328">
                <text:p>0.00000540328</text:p>
              </table:table-cell>
              <table:table-cell office:value-type="float" office:value="0.696986">
                <text:p>0.696986</text:p>
              </table:table-cell>
              <table:table-cell office:value-type="float" office:value="0.00000431224">
                <text:p>0.00000431224</text:p>
              </table:table-cell>
              <table:table-cell office:value-type="float" office:value="0.697247">
                <text:p>0.697247</text:p>
              </table:table-cell>
              <table:table-cell office:value-type="float" office:value="0.00000414572">
                <text:p>0.000004145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03551">
                <text:p>0.703551</text:p>
              </table:table-cell>
              <table:table-cell office:value-type="float" office:value="0.000014967">
                <text:p>0.000014967</text:p>
              </table:table-cell>
              <table:table-cell office:value-type="float" office:value="0.703896">
                <text:p>0.703896</text:p>
              </table:table-cell>
              <table:table-cell office:value-type="float" office:value="0.0000144225">
                <text:p>0.0000144225</text:p>
              </table:table-cell>
              <table:table-cell office:value-type="float" office:value="0.704237">
                <text:p>0.704237</text:p>
              </table:table-cell>
              <table:table-cell office:value-type="float" office:value="0.0000135302">
                <text:p>0.0000135302</text:p>
              </table:table-cell>
              <table:table-cell office:value-type="float" office:value="0.704742">
                <text:p>0.704742</text:p>
              </table:table-cell>
              <table:table-cell office:value-type="float" office:value="0.0000124337">
                <text:p>0.0000124337</text:p>
              </table:table-cell>
              <table:table-cell office:value-type="float" office:value="0.705075">
                <text:p>0.705075</text:p>
              </table:table-cell>
              <table:table-cell office:value-type="float" office:value="0.0000113475">
                <text:p>0.0000113475</text:p>
              </table:table-cell>
              <table:table-cell office:value-type="float" office:value="0.705404">
                <text:p>0.705404</text:p>
              </table:table-cell>
              <table:table-cell office:value-type="float" office:value="0.0000109862">
                <text:p>0.0000109862</text:p>
              </table:table-cell>
              <table:table-cell office:value-type="float" office:value="0.705729">
                <text:p>0.705729</text:p>
              </table:table-cell>
              <table:table-cell office:value-type="float" office:value="0.0000092897">
                <text:p>0.0000092897</text:p>
              </table:table-cell>
              <table:table-cell office:value-type="float" office:value="0.70621">
                <text:p>0.70621</text:p>
              </table:table-cell>
              <table:table-cell office:value-type="float" office:value="0.00000904392">
                <text:p>0.00000904392</text:p>
              </table:table-cell>
              <table:table-cell office:value-type="float" office:value="0.706526">
                <text:p>0.706526</text:p>
              </table:table-cell>
              <table:table-cell office:value-type="float" office:value="0.00000773001">
                <text:p>0.00000773001</text:p>
              </table:table-cell>
              <table:table-cell office:value-type="float" office:value="0.706837">
                <text:p>0.706837</text:p>
              </table:table-cell>
              <table:table-cell office:value-type="float" office:value="0.00000748293">
                <text:p>0.00000748293</text:p>
              </table:table-cell>
              <table:table-cell office:value-type="float" office:value="0.707144">
                <text:p>0.707144</text:p>
              </table:table-cell>
              <table:table-cell office:value-type="float" office:value="0.00000670507">
                <text:p>0.00000670507</text:p>
              </table:table-cell>
              <table:table-cell office:value-type="float" office:value="0.707597">
                <text:p>0.707597</text:p>
              </table:table-cell>
              <table:table-cell office:value-type="float" office:value="0.00000544596">
                <text:p>0.00000544596</text:p>
              </table:table-cell>
              <table:table-cell office:value-type="float" office:value="0.707893">
                <text:p>0.707893</text:p>
              </table:table-cell>
              <table:table-cell office:value-type="float" office:value="0.00000540327">
                <text:p>0.00000540327</text:p>
              </table:table-cell>
              <table:table-cell office:value-type="float" office:value="0.708185">
                <text:p>0.708185</text:p>
              </table:table-cell>
              <table:table-cell office:value-type="float" office:value="0.00000431224">
                <text:p>0.00000431224</text:p>
              </table:table-cell>
              <table:table-cell office:value-type="float" office:value="0.708471">
                <text:p>0.708471</text:p>
              </table:table-cell>
              <table:table-cell office:value-type="float" office:value="0.00000414572">
                <text:p>0.000004145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14328">
                <text:p>0.714328</text:p>
              </table:table-cell>
              <table:table-cell office:value-type="float" office:value="0.0000149671">
                <text:p>0.0000149671</text:p>
              </table:table-cell>
              <table:table-cell office:value-type="float" office:value="0.714704">
                <text:p>0.714704</text:p>
              </table:table-cell>
              <table:table-cell office:value-type="float" office:value="0.0000144225">
                <text:p>0.0000144225</text:p>
              </table:table-cell>
              <table:table-cell office:value-type="float" office:value="0.715076">
                <text:p>0.715076</text:p>
              </table:table-cell>
              <table:table-cell office:value-type="float" office:value="0.00001353">
                <text:p>0.00001353</text:p>
              </table:table-cell>
              <table:table-cell office:value-type="float" office:value="0.715628">
                <text:p>0.715628</text:p>
              </table:table-cell>
              <table:table-cell office:value-type="float" office:value="0.0000124335">
                <text:p>0.0000124335</text:p>
              </table:table-cell>
              <table:table-cell office:value-type="float" office:value="0.715991">
                <text:p>0.715991</text:p>
              </table:table-cell>
              <table:table-cell office:value-type="float" office:value="0.0000113472">
                <text:p>0.0000113472</text:p>
              </table:table-cell>
              <table:table-cell office:value-type="float" office:value="0.71635">
                <text:p>0.71635</text:p>
              </table:table-cell>
              <table:table-cell office:value-type="float" office:value="0.000010986">
                <text:p>0.000010986</text:p>
              </table:table-cell>
              <table:table-cell office:value-type="float" office:value="0.716705">
                <text:p>0.716705</text:p>
              </table:table-cell>
              <table:table-cell office:value-type="float" office:value="0.00000928955">
                <text:p>0.00000928955</text:p>
              </table:table-cell>
              <table:table-cell office:value-type="float" office:value="0.717229">
                <text:p>0.717229</text:p>
              </table:table-cell>
              <table:table-cell office:value-type="float" office:value="0.00000904384">
                <text:p>0.00000904384</text:p>
              </table:table-cell>
              <table:table-cell office:value-type="float" office:value="0.717573">
                <text:p>0.717573</text:p>
              </table:table-cell>
              <table:table-cell office:value-type="float" office:value="0.00000772995">
                <text:p>0.00000772995</text:p>
              </table:table-cell>
              <table:table-cell office:value-type="float" office:value="0.717913">
                <text:p>0.717913</text:p>
              </table:table-cell>
              <table:table-cell office:value-type="float" office:value="0.0000074829">
                <text:p>0.0000074829</text:p>
              </table:table-cell>
              <table:table-cell office:value-type="float" office:value="0.718249">
                <text:p>0.718249</text:p>
              </table:table-cell>
              <table:table-cell office:value-type="float" office:value="0.00000670504">
                <text:p>0.00000670504</text:p>
              </table:table-cell>
              <table:table-cell office:value-type="float" office:value="0.718742">
                <text:p>0.718742</text:p>
              </table:table-cell>
              <table:table-cell office:value-type="float" office:value="0.00000544595">
                <text:p>0.00000544595</text:p>
              </table:table-cell>
              <table:table-cell office:value-type="float" office:value="0.719065">
                <text:p>0.719065</text:p>
              </table:table-cell>
              <table:table-cell office:value-type="float" office:value="0.00000540327">
                <text:p>0.00000540327</text:p>
              </table:table-cell>
              <table:table-cell office:value-type="float" office:value="0.719383">
                <text:p>0.719383</text:p>
              </table:table-cell>
              <table:table-cell office:value-type="float" office:value="0.00000431224">
                <text:p>0.00000431224</text:p>
              </table:table-cell>
              <table:table-cell office:value-type="float" office:value="0.719696">
                <text:p>0.719696</text:p>
              </table:table-cell>
              <table:table-cell office:value-type="float" office:value="0.00000414571">
                <text:p>0.000004145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25106">
                <text:p>0.725106</text:p>
              </table:table-cell>
              <table:table-cell office:value-type="float" office:value="0.0000149664">
                <text:p>0.0000149664</text:p>
              </table:table-cell>
              <table:table-cell office:value-type="float" office:value="0.725513">
                <text:p>0.725513</text:p>
              </table:table-cell>
              <table:table-cell office:value-type="float" office:value="0.0000144218">
                <text:p>0.0000144218</text:p>
              </table:table-cell>
              <table:table-cell office:value-type="float" office:value="0.725916">
                <text:p>0.725916</text:p>
              </table:table-cell>
              <table:table-cell office:value-type="float" office:value="0.0000135294">
                <text:p>0.0000135294</text:p>
              </table:table-cell>
              <table:table-cell office:value-type="float" office:value="0.726514">
                <text:p>0.726514</text:p>
              </table:table-cell>
              <table:table-cell office:value-type="float" office:value="0.000012433">
                <text:p>0.000012433</text:p>
              </table:table-cell>
              <table:table-cell office:value-type="float" office:value="0.726907">
                <text:p>0.726907</text:p>
              </table:table-cell>
              <table:table-cell office:value-type="float" office:value="0.0000113469">
                <text:p>0.0000113469</text:p>
              </table:table-cell>
              <table:table-cell office:value-type="float" office:value="0.727296">
                <text:p>0.727296</text:p>
              </table:table-cell>
              <table:table-cell office:value-type="float" office:value="0.0000109858">
                <text:p>0.0000109858</text:p>
              </table:table-cell>
              <table:table-cell office:value-type="float" office:value="0.72768">
                <text:p>0.72768</text:p>
              </table:table-cell>
              <table:table-cell office:value-type="float" office:value="0.00000928931">
                <text:p>0.00000928931</text:p>
              </table:table-cell>
              <table:table-cell office:value-type="float" office:value="0.728248">
                <text:p>0.728248</text:p>
              </table:table-cell>
              <table:table-cell office:value-type="float" office:value="0.00000904372">
                <text:p>0.00000904372</text:p>
              </table:table-cell>
              <table:table-cell office:value-type="float" office:value="0.728621">
                <text:p>0.728621</text:p>
              </table:table-cell>
              <table:table-cell office:value-type="float" office:value="0.00000772986">
                <text:p>0.00000772986</text:p>
              </table:table-cell>
              <table:table-cell office:value-type="float" office:value="0.728989">
                <text:p>0.728989</text:p>
              </table:table-cell>
              <table:table-cell office:value-type="float" office:value="0.00000748285">
                <text:p>0.00000748285</text:p>
              </table:table-cell>
              <table:table-cell office:value-type="float" office:value="0.729353">
                <text:p>0.729353</text:p>
              </table:table-cell>
              <table:table-cell office:value-type="float" office:value="0.00000670501">
                <text:p>0.00000670501</text:p>
              </table:table-cell>
              <table:table-cell office:value-type="float" office:value="0.729888">
                <text:p>0.729888</text:p>
              </table:table-cell>
              <table:table-cell office:value-type="float" office:value="0.00000544593">
                <text:p>0.00000544593</text:p>
              </table:table-cell>
              <table:table-cell office:value-type="float" office:value="0.730238">
                <text:p>0.730238</text:p>
              </table:table-cell>
              <table:table-cell office:value-type="float" office:value="0.00000540326">
                <text:p>0.00000540326</text:p>
              </table:table-cell>
              <table:table-cell office:value-type="float" office:value="0.730582">
                <text:p>0.730582</text:p>
              </table:table-cell>
              <table:table-cell office:value-type="float" office:value="0.00000431223">
                <text:p>0.00000431223</text:p>
              </table:table-cell>
              <table:table-cell office:value-type="float" office:value="0.730921">
                <text:p>0.730921</text:p>
              </table:table-cell>
              <table:table-cell office:value-type="float" office:value="0.00000414571">
                <text:p>0.000004145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35883">
                <text:p>0.735883</text:p>
              </table:table-cell>
              <table:table-cell office:value-type="float" office:value="0.0000149648">
                <text:p>0.0000149648</text:p>
              </table:table-cell>
              <table:table-cell office:value-type="float" office:value="0.736322">
                <text:p>0.736322</text:p>
              </table:table-cell>
              <table:table-cell office:value-type="float" office:value="0.0000144205">
                <text:p>0.0000144205</text:p>
              </table:table-cell>
              <table:table-cell office:value-type="float" office:value="0.736756">
                <text:p>0.736756</text:p>
              </table:table-cell>
              <table:table-cell office:value-type="float" office:value="0.0000135283">
                <text:p>0.0000135283</text:p>
              </table:table-cell>
              <table:table-cell office:value-type="float" office:value="0.737399">
                <text:p>0.737399</text:p>
              </table:table-cell>
              <table:table-cell office:value-type="float" office:value="0.0000124323">
                <text:p>0.0000124323</text:p>
              </table:table-cell>
              <table:table-cell office:value-type="float" office:value="0.737823">
                <text:p>0.737823</text:p>
              </table:table-cell>
              <table:table-cell office:value-type="float" office:value="0.0000113463">
                <text:p>0.0000113463</text:p>
              </table:table-cell>
              <table:table-cell office:value-type="float" office:value="0.738241">
                <text:p>0.738241</text:p>
              </table:table-cell>
              <table:table-cell office:value-type="float" office:value="0.0000109854">
                <text:p>0.0000109854</text:p>
              </table:table-cell>
              <table:table-cell office:value-type="float" office:value="0.738655">
                <text:p>0.738655</text:p>
              </table:table-cell>
              <table:table-cell office:value-type="float" office:value="0.00000928897">
                <text:p>0.00000928897</text:p>
              </table:table-cell>
              <table:table-cell office:value-type="float" office:value="0.739267">
                <text:p>0.739267</text:p>
              </table:table-cell>
              <table:table-cell office:value-type="float" office:value="0.00000904354">
                <text:p>0.00000904354</text:p>
              </table:table-cell>
              <table:table-cell office:value-type="float" office:value="0.739669">
                <text:p>0.739669</text:p>
              </table:table-cell>
              <table:table-cell office:value-type="float" office:value="0.00000772973">
                <text:p>0.00000772973</text:p>
              </table:table-cell>
              <table:table-cell office:value-type="float" office:value="0.740066">
                <text:p>0.740066</text:p>
              </table:table-cell>
              <table:table-cell office:value-type="float" office:value="0.00000748277">
                <text:p>0.00000748277</text:p>
              </table:table-cell>
              <table:table-cell office:value-type="float" office:value="0.740457">
                <text:p>0.740457</text:p>
              </table:table-cell>
              <table:table-cell office:value-type="float" office:value="0.00000670497">
                <text:p>0.00000670497</text:p>
              </table:table-cell>
              <table:table-cell office:value-type="float" office:value="0.741033">
                <text:p>0.741033</text:p>
              </table:table-cell>
              <table:table-cell office:value-type="float" office:value="0.00000544591">
                <text:p>0.00000544591</text:p>
              </table:table-cell>
              <table:table-cell office:value-type="float" office:value="0.74141">
                <text:p>0.74141</text:p>
              </table:table-cell>
              <table:table-cell office:value-type="float" office:value="0.00000540325">
                <text:p>0.00000540325</text:p>
              </table:table-cell>
              <table:table-cell office:value-type="float" office:value="0.741781">
                <text:p>0.741781</text:p>
              </table:table-cell>
              <table:table-cell office:value-type="float" office:value="0.00000431222">
                <text:p>0.00000431222</text:p>
              </table:table-cell>
              <table:table-cell office:value-type="float" office:value="0.742145">
                <text:p>0.742145</text:p>
              </table:table-cell>
              <table:table-cell office:value-type="float" office:value="0.00000414571">
                <text:p>0.000004145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46661">
                <text:p>0.746661</text:p>
              </table:table-cell>
              <table:table-cell office:value-type="float" office:value="0.0000149621">
                <text:p>0.0000149621</text:p>
              </table:table-cell>
              <table:table-cell office:value-type="float" office:value="0.74713">
                <text:p>0.74713</text:p>
              </table:table-cell>
              <table:table-cell office:value-type="float" office:value="0.0000144184">
                <text:p>0.0000144184</text:p>
              </table:table-cell>
              <table:table-cell office:value-type="float" office:value="0.747596">
                <text:p>0.747596</text:p>
              </table:table-cell>
              <table:table-cell office:value-type="float" office:value="0.0000135266">
                <text:p>0.0000135266</text:p>
              </table:table-cell>
              <table:table-cell office:value-type="float" office:value="0.748285">
                <text:p>0.748285</text:p>
              </table:table-cell>
              <table:table-cell office:value-type="float" office:value="0.0000124312">
                <text:p>0.0000124312</text:p>
              </table:table-cell>
              <table:table-cell office:value-type="float" office:value="0.748738">
                <text:p>0.748738</text:p>
              </table:table-cell>
              <table:table-cell office:value-type="float" office:value="0.0000113454">
                <text:p>0.0000113454</text:p>
              </table:table-cell>
              <table:table-cell office:value-type="float" office:value="0.749187">
                <text:p>0.749187</text:p>
              </table:table-cell>
              <table:table-cell office:value-type="float" office:value="0.0000109848">
                <text:p>0.0000109848</text:p>
              </table:table-cell>
              <table:table-cell office:value-type="float" office:value="0.749631">
                <text:p>0.749631</text:p>
              </table:table-cell>
              <table:table-cell office:value-type="float" office:value="0.00000928847">
                <text:p>0.00000928847</text:p>
              </table:table-cell>
              <table:table-cell office:value-type="float" office:value="0.750286">
                <text:p>0.750286</text:p>
              </table:table-cell>
              <table:table-cell office:value-type="float" office:value="0.00000904328">
                <text:p>0.00000904328</text:p>
              </table:table-cell>
              <table:table-cell office:value-type="float" office:value="0.750717">
                <text:p>0.750717</text:p>
              </table:table-cell>
              <table:table-cell office:value-type="float" office:value="0.00000772955">
                <text:p>0.00000772955</text:p>
              </table:table-cell>
              <table:table-cell office:value-type="float" office:value="0.751142">
                <text:p>0.751142</text:p>
              </table:table-cell>
              <table:table-cell office:value-type="float" office:value="0.00000748266">
                <text:p>0.00000748266</text:p>
              </table:table-cell>
              <table:table-cell office:value-type="float" office:value="0.751561">
                <text:p>0.751561</text:p>
              </table:table-cell>
              <table:table-cell office:value-type="float" office:value="0.0000067049">
                <text:p>0.0000067049</text:p>
              </table:table-cell>
              <table:table-cell office:value-type="float" office:value="0.752178">
                <text:p>0.752178</text:p>
              </table:table-cell>
              <table:table-cell office:value-type="float" office:value="0.00000544588">
                <text:p>0.00000544588</text:p>
              </table:table-cell>
              <table:table-cell office:value-type="float" office:value="0.752582">
                <text:p>0.752582</text:p>
              </table:table-cell>
              <table:table-cell office:value-type="float" office:value="0.00000540323">
                <text:p>0.00000540323</text:p>
              </table:table-cell>
              <table:table-cell office:value-type="float" office:value="0.752979">
                <text:p>0.752979</text:p>
              </table:table-cell>
              <table:table-cell office:value-type="float" office:value="0.00000431221">
                <text:p>0.00000431221</text:p>
              </table:table-cell>
              <table:table-cell office:value-type="float" office:value="0.75337">
                <text:p>0.75337</text:p>
              </table:table-cell>
              <table:table-cell office:value-type="float" office:value="0.0000041457">
                <text:p>0.00000414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57438">
                <text:p>0.757438</text:p>
              </table:table-cell>
              <table:table-cell office:value-type="float" office:value="0.0000149581">
                <text:p>0.0000149581</text:p>
              </table:table-cell>
              <table:table-cell office:value-type="float" office:value="0.757939">
                <text:p>0.757939</text:p>
              </table:table-cell>
              <table:table-cell office:value-type="float" office:value="0.0000144154">
                <text:p>0.0000144154</text:p>
              </table:table-cell>
              <table:table-cell office:value-type="float" office:value="0.758435">
                <text:p>0.758435</text:p>
              </table:table-cell>
              <table:table-cell office:value-type="float" office:value="0.0000135243">
                <text:p>0.0000135243</text:p>
              </table:table-cell>
              <table:table-cell office:value-type="float" office:value="0.759171">
                <text:p>0.759171</text:p>
              </table:table-cell>
              <table:table-cell office:value-type="float" office:value="0.0000124296">
                <text:p>0.0000124296</text:p>
              </table:table-cell>
              <table:table-cell office:value-type="float" office:value="0.759654">
                <text:p>0.759654</text:p>
              </table:table-cell>
              <table:table-cell office:value-type="float" office:value="0.0000113442">
                <text:p>0.0000113442</text:p>
              </table:table-cell>
              <table:table-cell office:value-type="float" office:value="0.760133">
                <text:p>0.760133</text:p>
              </table:table-cell>
              <table:table-cell office:value-type="float" office:value="0.0000109839">
                <text:p>0.0000109839</text:p>
              </table:table-cell>
              <table:table-cell office:value-type="float" office:value="0.760606">
                <text:p>0.760606</text:p>
              </table:table-cell>
              <table:table-cell office:value-type="float" office:value="0.00000928778">
                <text:p>0.00000928778</text:p>
              </table:table-cell>
              <table:table-cell office:value-type="float" office:value="0.761306">
                <text:p>0.761306</text:p>
              </table:table-cell>
              <table:table-cell office:value-type="float" office:value="0.00000904292">
                <text:p>0.00000904292</text:p>
              </table:table-cell>
              <table:table-cell office:value-type="float" office:value="0.761765">
                <text:p>0.761765</text:p>
              </table:table-cell>
              <table:table-cell office:value-type="float" office:value="0.00000772929">
                <text:p>0.00000772929</text:p>
              </table:table-cell>
              <table:table-cell office:value-type="float" office:value="0.762218">
                <text:p>0.762218</text:p>
              </table:table-cell>
              <table:table-cell office:value-type="float" office:value="0.00000748251">
                <text:p>0.00000748251</text:p>
              </table:table-cell>
              <table:table-cell office:value-type="float" office:value="0.762665">
                <text:p>0.762665</text:p>
              </table:table-cell>
              <table:table-cell office:value-type="float" office:value="0.0000067048">
                <text:p>0.0000067048</text:p>
              </table:table-cell>
              <table:table-cell office:value-type="float" office:value="0.763323">
                <text:p>0.763323</text:p>
              </table:table-cell>
              <table:table-cell office:value-type="float" office:value="0.00000544583">
                <text:p>0.00000544583</text:p>
              </table:table-cell>
              <table:table-cell office:value-type="float" office:value="0.763754">
                <text:p>0.763754</text:p>
              </table:table-cell>
              <table:table-cell office:value-type="float" office:value="0.0000054032">
                <text:p>0.0000054032</text:p>
              </table:table-cell>
              <table:table-cell office:value-type="float" office:value="0.764178">
                <text:p>0.764178</text:p>
              </table:table-cell>
              <table:table-cell office:value-type="float" office:value="0.00000431219">
                <text:p>0.00000431219</text:p>
              </table:table-cell>
              <table:table-cell office:value-type="float" office:value="0.764595">
                <text:p>0.764595</text:p>
              </table:table-cell>
              <table:table-cell office:value-type="float" office:value="0.00000414569">
                <text:p>0.000004145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68215">
                <text:p>0.768215</text:p>
              </table:table-cell>
              <table:table-cell office:value-type="float" office:value="0.0000149526">
                <text:p>0.0000149526</text:p>
              </table:table-cell>
              <table:table-cell office:value-type="float" office:value="0.768748">
                <text:p>0.768748</text:p>
              </table:table-cell>
              <table:table-cell office:value-type="float" office:value="0.0000144112">
                <text:p>0.0000144112</text:p>
              </table:table-cell>
              <table:table-cell office:value-type="float" office:value="0.769275">
                <text:p>0.769275</text:p>
              </table:table-cell>
              <table:table-cell office:value-type="float" office:value="0.000013521">
                <text:p>0.000013521</text:p>
              </table:table-cell>
              <table:table-cell office:value-type="float" office:value="0.770056">
                <text:p>0.770056</text:p>
              </table:table-cell>
              <table:table-cell office:value-type="float" office:value="0.0000124275">
                <text:p>0.0000124275</text:p>
              </table:table-cell>
              <table:table-cell office:value-type="float" office:value="0.77057">
                <text:p>0.77057</text:p>
              </table:table-cell>
              <table:table-cell office:value-type="float" office:value="0.0000113425">
                <text:p>0.0000113425</text:p>
              </table:table-cell>
              <table:table-cell office:value-type="float" office:value="0.771079">
                <text:p>0.771079</text:p>
              </table:table-cell>
              <table:table-cell office:value-type="float" office:value="0.0000109828">
                <text:p>0.0000109828</text:p>
              </table:table-cell>
              <table:table-cell office:value-type="float" office:value="0.771582">
                <text:p>0.771582</text:p>
              </table:table-cell>
              <table:table-cell office:value-type="float" office:value="0.00000928681">
                <text:p>0.00000928681</text:p>
              </table:table-cell>
              <table:table-cell office:value-type="float" office:value="0.772325">
                <text:p>0.772325</text:p>
              </table:table-cell>
              <table:table-cell office:value-type="float" office:value="0.00000904241">
                <text:p>0.00000904241</text:p>
              </table:table-cell>
              <table:table-cell office:value-type="float" office:value="0.772812">
                <text:p>0.772812</text:p>
              </table:table-cell>
              <table:table-cell office:value-type="float" office:value="0.00000772892">
                <text:p>0.00000772892</text:p>
              </table:table-cell>
              <table:table-cell office:value-type="float" office:value="0.773294">
                <text:p>0.773294</text:p>
              </table:table-cell>
              <table:table-cell office:value-type="float" office:value="0.00000748229">
                <text:p>0.00000748229</text:p>
              </table:table-cell>
              <table:table-cell office:value-type="float" office:value="0.773769">
                <text:p>0.773769</text:p>
              </table:table-cell>
              <table:table-cell office:value-type="float" office:value="0.00000670466">
                <text:p>0.00000670466</text:p>
              </table:table-cell>
              <table:table-cell office:value-type="float" office:value="0.774468">
                <text:p>0.774468</text:p>
              </table:table-cell>
              <table:table-cell office:value-type="float" office:value="0.00000544575">
                <text:p>0.00000544575</text:p>
              </table:table-cell>
              <table:table-cell office:value-type="float" office:value="0.774926">
                <text:p>0.774926</text:p>
              </table:table-cell>
              <table:table-cell office:value-type="float" office:value="0.00000540316">
                <text:p>0.00000540316</text:p>
              </table:table-cell>
              <table:table-cell office:value-type="float" office:value="0.775377">
                <text:p>0.775377</text:p>
              </table:table-cell>
              <table:table-cell office:value-type="float" office:value="0.00000431216">
                <text:p>0.00000431216</text:p>
              </table:table-cell>
              <table:table-cell office:value-type="float" office:value="0.775819">
                <text:p>0.775819</text:p>
              </table:table-cell>
              <table:table-cell office:value-type="float" office:value="0.00000414567">
                <text:p>0.000004145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78993">
                <text:p>0.778993</text:p>
              </table:table-cell>
              <table:table-cell office:value-type="float" office:value="0.0000149451">
                <text:p>0.0000149451</text:p>
              </table:table-cell>
              <table:table-cell office:value-type="float" office:value="0.779556">
                <text:p>0.779556</text:p>
              </table:table-cell>
              <table:table-cell office:value-type="float" office:value="0.0000144056">
                <text:p>0.0000144056</text:p>
              </table:table-cell>
              <table:table-cell office:value-type="float" office:value="0.780115">
                <text:p>0.780115</text:p>
              </table:table-cell>
              <table:table-cell office:value-type="float" office:value="0.0000135166">
                <text:p>0.0000135166</text:p>
              </table:table-cell>
              <table:table-cell office:value-type="float" office:value="0.780942">
                <text:p>0.780942</text:p>
              </table:table-cell>
              <table:table-cell office:value-type="float" office:value="0.0000124246">
                <text:p>0.0000124246</text:p>
              </table:table-cell>
              <table:table-cell office:value-type="float" office:value="0.781486">
                <text:p>0.781486</text:p>
              </table:table-cell>
              <table:table-cell office:value-type="float" office:value="0.0000113402">
                <text:p>0.0000113402</text:p>
              </table:table-cell>
              <table:table-cell office:value-type="float" office:value="0.782025">
                <text:p>0.782025</text:p>
              </table:table-cell>
              <table:table-cell office:value-type="float" office:value="0.0000109812">
                <text:p>0.0000109812</text:p>
              </table:table-cell>
              <table:table-cell office:value-type="float" office:value="0.782557">
                <text:p>0.782557</text:p>
              </table:table-cell>
              <table:table-cell office:value-type="float" office:value="0.00000928548">
                <text:p>0.00000928548</text:p>
              </table:table-cell>
              <table:table-cell office:value-type="float" office:value="0.783344">
                <text:p>0.783344</text:p>
              </table:table-cell>
              <table:table-cell office:value-type="float" office:value="0.0000090417">
                <text:p>0.0000090417</text:p>
              </table:table-cell>
              <table:table-cell office:value-type="float" office:value="0.78386">
                <text:p>0.78386</text:p>
              </table:table-cell>
              <table:table-cell office:value-type="float" office:value="0.0000077284">
                <text:p>0.0000077284</text:p>
              </table:table-cell>
              <table:table-cell office:value-type="float" office:value="0.78437">
                <text:p>0.78437</text:p>
              </table:table-cell>
              <table:table-cell office:value-type="float" office:value="0.00000748197">
                <text:p>0.00000748197</text:p>
              </table:table-cell>
              <table:table-cell office:value-type="float" office:value="0.784873">
                <text:p>0.784873</text:p>
              </table:table-cell>
              <table:table-cell office:value-type="float" office:value="0.00000670446">
                <text:p>0.00000670446</text:p>
              </table:table-cell>
              <table:table-cell office:value-type="float" office:value="0.785614">
                <text:p>0.785614</text:p>
              </table:table-cell>
              <table:table-cell office:value-type="float" office:value="0.00000544565">
                <text:p>0.00000544565</text:p>
              </table:table-cell>
              <table:table-cell office:value-type="float" office:value="0.786098">
                <text:p>0.786098</text:p>
              </table:table-cell>
              <table:table-cell office:value-type="float" office:value="0.0000054031">
                <text:p>0.0000054031</text:p>
              </table:table-cell>
              <table:table-cell office:value-type="float" office:value="0.786575">
                <text:p>0.786575</text:p>
              </table:table-cell>
              <table:table-cell office:value-type="float" office:value="0.00000431212">
                <text:p>0.00000431212</text:p>
              </table:table-cell>
              <table:table-cell office:value-type="float" office:value="0.787044">
                <text:p>0.787044</text:p>
              </table:table-cell>
              <table:table-cell office:value-type="float" office:value="0.00000414565">
                <text:p>0.000004145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8977">
                <text:p>0.78977</text:p>
              </table:table-cell>
              <table:table-cell office:value-type="float" office:value="0.0000149351">
                <text:p>0.0000149351</text:p>
              </table:table-cell>
              <table:table-cell office:value-type="float" office:value="0.790365">
                <text:p>0.790365</text:p>
              </table:table-cell>
              <table:table-cell office:value-type="float" office:value="0.000014398">
                <text:p>0.000014398</text:p>
              </table:table-cell>
              <table:table-cell office:value-type="float" office:value="0.790954">
                <text:p>0.790954</text:p>
              </table:table-cell>
              <table:table-cell office:value-type="float" office:value="0.0000135107">
                <text:p>0.0000135107</text:p>
              </table:table-cell>
              <table:table-cell office:value-type="float" office:value="0.791827">
                <text:p>0.791827</text:p>
              </table:table-cell>
              <table:table-cell office:value-type="float" office:value="0.0000124207">
                <text:p>0.0000124207</text:p>
              </table:table-cell>
              <table:table-cell office:value-type="float" office:value="0.792402">
                <text:p>0.792402</text:p>
              </table:table-cell>
              <table:table-cell office:value-type="float" office:value="0.0000113371">
                <text:p>0.0000113371</text:p>
              </table:table-cell>
              <table:table-cell office:value-type="float" office:value="0.79297">
                <text:p>0.79297</text:p>
              </table:table-cell>
              <table:table-cell office:value-type="float" office:value="0.000010979">
                <text:p>0.000010979</text:p>
              </table:table-cell>
              <table:table-cell office:value-type="float" office:value="0.793532">
                <text:p>0.793532</text:p>
              </table:table-cell>
              <table:table-cell office:value-type="float" office:value="0.00000928364">
                <text:p>0.00000928364</text:p>
              </table:table-cell>
              <table:table-cell office:value-type="float" office:value="0.794363">
                <text:p>0.794363</text:p>
              </table:table-cell>
              <table:table-cell office:value-type="float" office:value="0.0000090407">
                <text:p>0.0000090407</text:p>
              </table:table-cell>
              <table:table-cell office:value-type="float" office:value="0.794908">
                <text:p>0.794908</text:p>
              </table:table-cell>
              <table:table-cell office:value-type="float" office:value="0.00000772767">
                <text:p>0.00000772767</text:p>
              </table:table-cell>
              <table:table-cell office:value-type="float" office:value="0.795446">
                <text:p>0.795446</text:p>
              </table:table-cell>
              <table:table-cell office:value-type="float" office:value="0.00000748152">
                <text:p>0.00000748152</text:p>
              </table:table-cell>
              <table:table-cell office:value-type="float" office:value="0.795977">
                <text:p>0.795977</text:p>
              </table:table-cell>
              <table:table-cell office:value-type="float" office:value="0.00000670417">
                <text:p>0.00000670417</text:p>
              </table:table-cell>
              <table:table-cell office:value-type="float" office:value="0.796759">
                <text:p>0.796759</text:p>
              </table:table-cell>
              <table:table-cell office:value-type="float" office:value="0.00000544549">
                <text:p>0.00000544549</text:p>
              </table:table-cell>
              <table:table-cell office:value-type="float" office:value="0.79727">
                <text:p>0.79727</text:p>
              </table:table-cell>
              <table:table-cell office:value-type="float" office:value="0.00000540301">
                <text:p>0.00000540301</text:p>
              </table:table-cell>
              <table:table-cell office:value-type="float" office:value="0.797774">
                <text:p>0.797774</text:p>
              </table:table-cell>
              <table:table-cell office:value-type="float" office:value="0.00000431206">
                <text:p>0.00000431206</text:p>
              </table:table-cell>
              <table:table-cell office:value-type="float" office:value="0.798269">
                <text:p>0.798269</text:p>
              </table:table-cell>
              <table:table-cell office:value-type="float" office:value="0.00000414561">
                <text:p>0.000004145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00547">
                <text:p>0.800547</text:p>
              </table:table-cell>
              <table:table-cell office:value-type="float" office:value="0.0000149218">
                <text:p>0.0000149218</text:p>
              </table:table-cell>
              <table:table-cell office:value-type="float" office:value="0.801174">
                <text:p>0.801174</text:p>
              </table:table-cell>
              <table:table-cell office:value-type="float" office:value="0.0000143879">
                <text:p>0.0000143879</text:p>
              </table:table-cell>
              <table:table-cell office:value-type="float" office:value="0.801794">
                <text:p>0.801794</text:p>
              </table:table-cell>
              <table:table-cell office:value-type="float" office:value="0.0000135028">
                <text:p>0.0000135028</text:p>
              </table:table-cell>
              <table:table-cell office:value-type="float" office:value="0.802713">
                <text:p>0.802713</text:p>
              </table:table-cell>
              <table:table-cell office:value-type="float" office:value="0.0000124154">
                <text:p>0.0000124154</text:p>
              </table:table-cell>
              <table:table-cell office:value-type="float" office:value="0.803318">
                <text:p>0.803318</text:p>
              </table:table-cell>
              <table:table-cell office:value-type="float" office:value="0.0000113329">
                <text:p>0.0000113329</text:p>
              </table:table-cell>
              <table:table-cell office:value-type="float" office:value="0.803916">
                <text:p>0.803916</text:p>
              </table:table-cell>
              <table:table-cell office:value-type="float" office:value="0.000010976">
                <text:p>0.000010976</text:p>
              </table:table-cell>
              <table:table-cell office:value-type="float" office:value="0.804508">
                <text:p>0.804508</text:p>
              </table:table-cell>
              <table:table-cell office:value-type="float" office:value="0.0000092811">
                <text:p>0.0000092811</text:p>
              </table:table-cell>
              <table:table-cell office:value-type="float" office:value="0.805382">
                <text:p>0.805382</text:p>
              </table:table-cell>
              <table:table-cell office:value-type="float" office:value="0.00000903931">
                <text:p>0.00000903931</text:p>
              </table:table-cell>
              <table:table-cell office:value-type="float" office:value="0.805956">
                <text:p>0.805956</text:p>
              </table:table-cell>
              <table:table-cell office:value-type="float" office:value="0.00000772663">
                <text:p>0.00000772663</text:p>
              </table:table-cell>
              <table:table-cell office:value-type="float" office:value="0.806522">
                <text:p>0.806522</text:p>
              </table:table-cell>
              <table:table-cell office:value-type="float" office:value="0.00000748087">
                <text:p>0.00000748087</text:p>
              </table:table-cell>
              <table:table-cell office:value-type="float" office:value="0.807081">
                <text:p>0.807081</text:p>
              </table:table-cell>
              <table:table-cell office:value-type="float" office:value="0.00000670376">
                <text:p>0.00000670376</text:p>
              </table:table-cell>
              <table:table-cell office:value-type="float" office:value="0.807904">
                <text:p>0.807904</text:p>
              </table:table-cell>
              <table:table-cell office:value-type="float" office:value="0.00000544526">
                <text:p>0.00000544526</text:p>
              </table:table-cell>
              <table:table-cell office:value-type="float" office:value="0.808442">
                <text:p>0.808442</text:p>
              </table:table-cell>
              <table:table-cell office:value-type="float" office:value="0.00000540288">
                <text:p>0.00000540288</text:p>
              </table:table-cell>
              <table:table-cell office:value-type="float" office:value="0.808972">
                <text:p>0.808972</text:p>
              </table:table-cell>
              <table:table-cell office:value-type="float" office:value="0.00000431196">
                <text:p>0.00000431196</text:p>
              </table:table-cell>
              <table:table-cell office:value-type="float" office:value="0.809494">
                <text:p>0.809494</text:p>
              </table:table-cell>
              <table:table-cell office:value-type="float" office:value="0.00000414556">
                <text:p>0.000004145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11325">
                <text:p>0.811325</text:p>
              </table:table-cell>
              <table:table-cell office:value-type="float" office:value="0.0000149043">
                <text:p>0.0000149043</text:p>
              </table:table-cell>
              <table:table-cell office:value-type="float" office:value="0.811982">
                <text:p>0.811982</text:p>
              </table:table-cell>
              <table:table-cell office:value-type="float" office:value="0.0000143745">
                <text:p>0.0000143745</text:p>
              </table:table-cell>
              <table:table-cell office:value-type="float" office:value="0.812634">
                <text:p>0.812634</text:p>
              </table:table-cell>
              <table:table-cell office:value-type="float" office:value="0.0000134922">
                <text:p>0.0000134922</text:p>
              </table:table-cell>
              <table:table-cell office:value-type="float" office:value="0.813599">
                <text:p>0.813599</text:p>
              </table:table-cell>
              <table:table-cell office:value-type="float" office:value="0.0000124082">
                <text:p>0.0000124082</text:p>
              </table:table-cell>
              <table:table-cell office:value-type="float" office:value="0.814234">
                <text:p>0.814234</text:p>
              </table:table-cell>
              <table:table-cell office:value-type="float" office:value="0.0000113272">
                <text:p>0.0000113272</text:p>
              </table:table-cell>
              <table:table-cell office:value-type="float" office:value="0.814862">
                <text:p>0.814862</text:p>
              </table:table-cell>
              <table:table-cell office:value-type="float" office:value="0.0000109719">
                <text:p>0.0000109719</text:p>
              </table:table-cell>
              <table:table-cell office:value-type="float" office:value="0.815483">
                <text:p>0.815483</text:p>
              </table:table-cell>
              <table:table-cell office:value-type="float" office:value="0.00000927761">
                <text:p>0.00000927761</text:p>
              </table:table-cell>
              <table:table-cell office:value-type="float" office:value="0.816401">
                <text:p>0.816401</text:p>
              </table:table-cell>
              <table:table-cell office:value-type="float" office:value="0.00000903736">
                <text:p>0.00000903736</text:p>
              </table:table-cell>
              <table:table-cell office:value-type="float" office:value="0.817004">
                <text:p>0.817004</text:p>
              </table:table-cell>
              <table:table-cell office:value-type="float" office:value="0.00000772516">
                <text:p>0.00000772516</text:p>
              </table:table-cell>
              <table:table-cell office:value-type="float" office:value="0.817598">
                <text:p>0.817598</text:p>
              </table:table-cell>
              <table:table-cell office:value-type="float" office:value="0.00000747996">
                <text:p>0.00000747996</text:p>
              </table:table-cell>
              <table:table-cell office:value-type="float" office:value="0.818185">
                <text:p>0.818185</text:p>
              </table:table-cell>
              <table:table-cell office:value-type="float" office:value="0.00000670315">
                <text:p>0.00000670315</text:p>
              </table:table-cell>
              <table:table-cell office:value-type="float" office:value="0.819049">
                <text:p>0.819049</text:p>
              </table:table-cell>
              <table:table-cell office:value-type="float" office:value="0.00000544492">
                <text:p>0.00000544492</text:p>
              </table:table-cell>
              <table:table-cell office:value-type="float" office:value="0.819615">
                <text:p>0.819615</text:p>
              </table:table-cell>
              <table:table-cell office:value-type="float" office:value="0.00000540268">
                <text:p>0.00000540268</text:p>
              </table:table-cell>
              <table:table-cell office:value-type="float" office:value="0.820171">
                <text:p>0.820171</text:p>
              </table:table-cell>
              <table:table-cell office:value-type="float" office:value="0.00000431181">
                <text:p>0.00000431181</text:p>
              </table:table-cell>
              <table:table-cell office:value-type="float" office:value="0.820718">
                <text:p>0.820718</text:p>
              </table:table-cell>
              <table:table-cell office:value-type="float" office:value="0.00000414547">
                <text:p>0.000004145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22102">
                <text:p>0.822102</text:p>
              </table:table-cell>
              <table:table-cell office:value-type="float" office:value="0.0000148813">
                <text:p>0.0000148813</text:p>
              </table:table-cell>
              <table:table-cell office:value-type="float" office:value="0.822791">
                <text:p>0.822791</text:p>
              </table:table-cell>
              <table:table-cell office:value-type="float" office:value="0.0000143568">
                <text:p>0.0000143568</text:p>
              </table:table-cell>
              <table:table-cell office:value-type="float" office:value="0.823474">
                <text:p>0.823474</text:p>
              </table:table-cell>
              <table:table-cell office:value-type="float" office:value="0.0000134781">
                <text:p>0.0000134781</text:p>
              </table:table-cell>
              <table:table-cell office:value-type="float" office:value="0.824484">
                <text:p>0.824484</text:p>
              </table:table-cell>
              <table:table-cell office:value-type="float" office:value="0.0000123986">
                <text:p>0.0000123986</text:p>
              </table:table-cell>
              <table:table-cell office:value-type="float" office:value="0.82515">
                <text:p>0.82515</text:p>
              </table:table-cell>
              <table:table-cell office:value-type="float" office:value="0.0000113195">
                <text:p>0.0000113195</text:p>
              </table:table-cell>
              <table:table-cell office:value-type="float" office:value="0.825808">
                <text:p>0.825808</text:p>
              </table:table-cell>
              <table:table-cell office:value-type="float" office:value="0.0000109664">
                <text:p>0.0000109664</text:p>
              </table:table-cell>
              <table:table-cell office:value-type="float" office:value="0.826458">
                <text:p>0.826458</text:p>
              </table:table-cell>
              <table:table-cell office:value-type="float" office:value="0.00000927279">
                <text:p>0.00000927279</text:p>
              </table:table-cell>
              <table:table-cell office:value-type="float" office:value="0.82742">
                <text:p>0.82742</text:p>
              </table:table-cell>
              <table:table-cell office:value-type="float" office:value="0.00000903464">
                <text:p>0.00000903464</text:p>
              </table:table-cell>
              <table:table-cell office:value-type="float" office:value="0.828051">
                <text:p>0.828051</text:p>
              </table:table-cell>
              <table:table-cell office:value-type="float" office:value="0.0000077231">
                <text:p>0.0000077231</text:p>
              </table:table-cell>
              <table:table-cell office:value-type="float" office:value="0.828674">
                <text:p>0.828674</text:p>
              </table:table-cell>
              <table:table-cell office:value-type="float" office:value="0.00000747865">
                <text:p>0.00000747865</text:p>
              </table:table-cell>
              <table:table-cell office:value-type="float" office:value="0.829289">
                <text:p>0.829289</text:p>
              </table:table-cell>
              <table:table-cell office:value-type="float" office:value="0.00000670229">
                <text:p>0.00000670229</text:p>
              </table:table-cell>
              <table:table-cell office:value-type="float" office:value="0.830194">
                <text:p>0.830194</text:p>
              </table:table-cell>
              <table:table-cell office:value-type="float" office:value="0.00000544442">
                <text:p>0.00000544442</text:p>
              </table:table-cell>
              <table:table-cell office:value-type="float" office:value="0.830787">
                <text:p>0.830787</text:p>
              </table:table-cell>
              <table:table-cell office:value-type="float" office:value="0.00000540238">
                <text:p>0.00000540238</text:p>
              </table:table-cell>
              <table:table-cell office:value-type="float" office:value="0.83137">
                <text:p>0.83137</text:p>
              </table:table-cell>
              <table:table-cell office:value-type="float" office:value="0.0000043116">
                <text:p>0.0000043116</text:p>
              </table:table-cell>
              <table:table-cell office:value-type="float" office:value="0.831943">
                <text:p>0.831943</text:p>
              </table:table-cell>
              <table:table-cell office:value-type="float" office:value="0.00000414534">
                <text:p>0.000004145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3288">
                <text:p>0.83288</text:p>
              </table:table-cell>
              <table:table-cell office:value-type="float" office:value="0.000014851">
                <text:p>0.000014851</text:p>
              </table:table-cell>
              <table:table-cell office:value-type="float" office:value="0.8336">
                <text:p>0.8336</text:p>
              </table:table-cell>
              <table:table-cell office:value-type="float" office:value="0.0000143333">
                <text:p>0.0000143333</text:p>
              </table:table-cell>
              <table:table-cell office:value-type="float" office:value="0.834313">
                <text:p>0.834313</text:p>
              </table:table-cell>
              <table:table-cell office:value-type="float" office:value="0.0000134593">
                <text:p>0.0000134593</text:p>
              </table:table-cell>
              <table:table-cell office:value-type="float" office:value="0.83537">
                <text:p>0.83537</text:p>
              </table:table-cell>
              <table:table-cell office:value-type="float" office:value="0.0000123857">
                <text:p>0.0000123857</text:p>
              </table:table-cell>
              <table:table-cell office:value-type="float" office:value="0.836066">
                <text:p>0.836066</text:p>
              </table:table-cell>
              <table:table-cell office:value-type="float" office:value="0.000011309">
                <text:p>0.000011309</text:p>
              </table:table-cell>
              <table:table-cell office:value-type="float" office:value="0.836754">
                <text:p>0.836754</text:p>
              </table:table-cell>
              <table:table-cell office:value-type="float" office:value="0.0000109587">
                <text:p>0.0000109587</text:p>
              </table:table-cell>
              <table:table-cell office:value-type="float" office:value="0.837434">
                <text:p>0.837434</text:p>
              </table:table-cell>
              <table:table-cell office:value-type="float" office:value="0.00000926614">
                <text:p>0.00000926614</text:p>
              </table:table-cell>
              <table:table-cell office:value-type="float" office:value="0.838439">
                <text:p>0.838439</text:p>
              </table:table-cell>
              <table:table-cell office:value-type="float" office:value="0.00000903085">
                <text:p>0.00000903085</text:p>
              </table:table-cell>
              <table:table-cell office:value-type="float" office:value="0.839099">
                <text:p>0.839099</text:p>
              </table:table-cell>
              <table:table-cell office:value-type="float" office:value="0.00000772018">
                <text:p>0.00000772018</text:p>
              </table:table-cell>
              <table:table-cell office:value-type="float" office:value="0.839751">
                <text:p>0.839751</text:p>
              </table:table-cell>
              <table:table-cell office:value-type="float" office:value="0.00000747679">
                <text:p>0.00000747679</text:p>
              </table:table-cell>
              <table:table-cell office:value-type="float" office:value="0.840393">
                <text:p>0.840393</text:p>
              </table:table-cell>
              <table:table-cell office:value-type="float" office:value="0.00000670104">
                <text:p>0.00000670104</text:p>
              </table:table-cell>
              <table:table-cell office:value-type="float" office:value="0.84134">
                <text:p>0.84134</text:p>
              </table:table-cell>
              <table:table-cell office:value-type="float" office:value="0.00000544369">
                <text:p>0.00000544369</text:p>
              </table:table-cell>
              <table:table-cell office:value-type="float" office:value="0.841959">
                <text:p>0.841959</text:p>
              </table:table-cell>
              <table:table-cell office:value-type="float" office:value="0.00000540195">
                <text:p>0.00000540195</text:p>
              </table:table-cell>
              <table:table-cell office:value-type="float" office:value="0.842568">
                <text:p>0.842568</text:p>
              </table:table-cell>
              <table:table-cell office:value-type="float" office:value="0.00000431127">
                <text:p>0.00000431127</text:p>
              </table:table-cell>
              <table:table-cell office:value-type="float" office:value="0.843168">
                <text:p>0.843168</text:p>
              </table:table-cell>
              <table:table-cell office:value-type="float" office:value="0.00000414514">
                <text:p>0.000004145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43657">
                <text:p>0.843657</text:p>
              </table:table-cell>
              <table:table-cell office:value-type="float" office:value="0.0000148111">
                <text:p>0.0000148111</text:p>
              </table:table-cell>
              <table:table-cell office:value-type="float" office:value="0.844409">
                <text:p>0.844409</text:p>
              </table:table-cell>
              <table:table-cell office:value-type="float" office:value="0.0000143023">
                <text:p>0.0000143023</text:p>
              </table:table-cell>
              <table:table-cell office:value-type="float" office:value="0.845153">
                <text:p>0.845153</text:p>
              </table:table-cell>
              <table:table-cell office:value-type="float" office:value="0.0000134343">
                <text:p>0.0000134343</text:p>
              </table:table-cell>
              <table:table-cell office:value-type="float" office:value="0.846256">
                <text:p>0.846256</text:p>
              </table:table-cell>
              <table:table-cell office:value-type="float" office:value="0.0000123683">
                <text:p>0.0000123683</text:p>
              </table:table-cell>
              <table:table-cell office:value-type="float" office:value="0.846982">
                <text:p>0.846982</text:p>
              </table:table-cell>
              <table:table-cell office:value-type="float" office:value="0.0000112947">
                <text:p>0.0000112947</text:p>
              </table:table-cell>
              <table:table-cell office:value-type="float" office:value="0.847699">
                <text:p>0.847699</text:p>
              </table:table-cell>
              <table:table-cell office:value-type="float" office:value="0.0000109483">
                <text:p>0.0000109483</text:p>
              </table:table-cell>
              <table:table-cell office:value-type="float" office:value="0.848409">
                <text:p>0.848409</text:p>
              </table:table-cell>
              <table:table-cell office:value-type="float" office:value="0.00000925699">
                <text:p>0.00000925699</text:p>
              </table:table-cell>
              <table:table-cell office:value-type="float" office:value="0.849458">
                <text:p>0.849458</text:p>
              </table:table-cell>
              <table:table-cell office:value-type="float" office:value="0.00000902554">
                <text:p>0.00000902554</text:p>
              </table:table-cell>
              <table:table-cell office:value-type="float" office:value="0.850147">
                <text:p>0.850147</text:p>
              </table:table-cell>
              <table:table-cell office:value-type="float" office:value="0.00000771607">
                <text:p>0.00000771607</text:p>
              </table:table-cell>
              <table:table-cell office:value-type="float" office:value="0.850827">
                <text:p>0.850827</text:p>
              </table:table-cell>
              <table:table-cell office:value-type="float" office:value="0.00000747413">
                <text:p>0.00000747413</text:p>
              </table:table-cell>
              <table:table-cell office:value-type="float" office:value="0.851497">
                <text:p>0.851497</text:p>
              </table:table-cell>
              <table:table-cell office:value-type="float" office:value="0.00000669923">
                <text:p>0.00000669923</text:p>
              </table:table-cell>
              <table:table-cell office:value-type="float" office:value="0.852485">
                <text:p>0.852485</text:p>
              </table:table-cell>
              <table:table-cell office:value-type="float" office:value="0.00000544263">
                <text:p>0.00000544263</text:p>
              </table:table-cell>
              <table:table-cell office:value-type="float" office:value="0.853131">
                <text:p>0.853131</text:p>
              </table:table-cell>
              <table:table-cell office:value-type="float" office:value="0.0000054013">
                <text:p>0.0000054013</text:p>
              </table:table-cell>
              <table:table-cell office:value-type="float" office:value="0.853767">
                <text:p>0.853767</text:p>
              </table:table-cell>
              <table:table-cell office:value-type="float" office:value="0.00000431077">
                <text:p>0.00000431077</text:p>
              </table:table-cell>
              <table:table-cell office:value-type="float" office:value="0.854392">
                <text:p>0.854392</text:p>
              </table:table-cell>
              <table:table-cell office:value-type="float" office:value="0.00000414484">
                <text:p>0.000004144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54434">
                <text:p>0.854434</text:p>
              </table:table-cell>
              <table:table-cell office:value-type="float" office:value="0.0000147586">
                <text:p>0.0000147586</text:p>
              </table:table-cell>
              <table:table-cell office:value-type="float" office:value="0.855217">
                <text:p>0.855217</text:p>
              </table:table-cell>
              <table:table-cell office:value-type="float" office:value="0.0000142611">
                <text:p>0.0000142611</text:p>
              </table:table-cell>
              <table:table-cell office:value-type="float" office:value="0.855993">
                <text:p>0.855993</text:p>
              </table:table-cell>
              <table:table-cell office:value-type="float" office:value="0.000013401">
                <text:p>0.000013401</text:p>
              </table:table-cell>
              <table:table-cell office:value-type="float" office:value="0.857141">
                <text:p>0.857141</text:p>
              </table:table-cell>
              <table:table-cell office:value-type="float" office:value="0.0000123449">
                <text:p>0.0000123449</text:p>
              </table:table-cell>
              <table:table-cell office:value-type="float" office:value="0.857897">
                <text:p>0.857897</text:p>
              </table:table-cell>
              <table:table-cell office:value-type="float" office:value="0.0000112754">
                <text:p>0.0000112754</text:p>
              </table:table-cell>
              <table:table-cell office:value-type="float" office:value="0.858645">
                <text:p>0.858645</text:p>
              </table:table-cell>
              <table:table-cell office:value-type="float" office:value="0.0000109341">
                <text:p>0.0000109341</text:p>
              </table:table-cell>
              <table:table-cell office:value-type="float" office:value="0.859385">
                <text:p>0.859385</text:p>
              </table:table-cell>
              <table:table-cell office:value-type="float" office:value="0.00000924437">
                <text:p>0.00000924437</text:p>
              </table:table-cell>
              <table:table-cell office:value-type="float" office:value="0.860477">
                <text:p>0.860477</text:p>
              </table:table-cell>
              <table:table-cell office:value-type="float" office:value="0.00000901813">
                <text:p>0.00000901813</text:p>
              </table:table-cell>
              <table:table-cell office:value-type="float" office:value="0.861195">
                <text:p>0.861195</text:p>
              </table:table-cell>
              <table:table-cell office:value-type="float" office:value="0.00000771028">
                <text:p>0.00000771028</text:p>
              </table:table-cell>
              <table:table-cell office:value-type="float" office:value="0.861903">
                <text:p>0.861903</text:p>
              </table:table-cell>
              <table:table-cell office:value-type="float" office:value="0.00000747035">
                <text:p>0.00000747035</text:p>
              </table:table-cell>
              <table:table-cell office:value-type="float" office:value="0.862601">
                <text:p>0.862601</text:p>
              </table:table-cell>
              <table:table-cell office:value-type="float" office:value="0.00000669664">
                <text:p>0.00000669664</text:p>
              </table:table-cell>
              <table:table-cell office:value-type="float" office:value="0.86363">
                <text:p>0.86363</text:p>
              </table:table-cell>
              <table:table-cell office:value-type="float" office:value="0.00000544106">
                <text:p>0.00000544106</text:p>
              </table:table-cell>
              <table:table-cell office:value-type="float" office:value="0.864303">
                <text:p>0.864303</text:p>
              </table:table-cell>
              <table:table-cell office:value-type="float" office:value="0.00000540034">
                <text:p>0.00000540034</text:p>
              </table:table-cell>
              <table:table-cell office:value-type="float" office:value="0.864966">
                <text:p>0.864966</text:p>
              </table:table-cell>
              <table:table-cell office:value-type="float" office:value="0.00000431003">
                <text:p>0.00000431003</text:p>
              </table:table-cell>
              <table:table-cell office:value-type="float" office:value="0.865617">
                <text:p>0.865617</text:p>
              </table:table-cell>
              <table:table-cell office:value-type="float" office:value="0.00000414437">
                <text:p>0.000004144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65212">
                <text:p>0.865212</text:p>
              </table:table-cell>
              <table:table-cell office:value-type="float" office:value="0.0000146894">
                <text:p>0.0000146894</text:p>
              </table:table-cell>
              <table:table-cell office:value-type="float" office:value="0.866026">
                <text:p>0.866026</text:p>
              </table:table-cell>
              <table:table-cell office:value-type="float" office:value="0.0000142066">
                <text:p>0.0000142066</text:p>
              </table:table-cell>
              <table:table-cell office:value-type="float" office:value="0.866832">
                <text:p>0.866832</text:p>
              </table:table-cell>
              <table:table-cell office:value-type="float" office:value="0.0000133566">
                <text:p>0.0000133566</text:p>
              </table:table-cell>
              <table:table-cell office:value-type="float" office:value="0.868027">
                <text:p>0.868027</text:p>
              </table:table-cell>
              <table:table-cell office:value-type="float" office:value="0.0000123133">
                <text:p>0.0000123133</text:p>
              </table:table-cell>
              <table:table-cell office:value-type="float" office:value="0.868813">
                <text:p>0.868813</text:p>
              </table:table-cell>
              <table:table-cell office:value-type="float" office:value="0.0000112492">
                <text:p>0.0000112492</text:p>
              </table:table-cell>
              <table:table-cell office:value-type="float" office:value="0.869591">
                <text:p>0.869591</text:p>
              </table:table-cell>
              <table:table-cell office:value-type="float" office:value="0.0000109146">
                <text:p>0.0000109146</text:p>
              </table:table-cell>
              <table:table-cell office:value-type="float" office:value="0.87036">
                <text:p>0.87036</text:p>
              </table:table-cell>
              <table:table-cell office:value-type="float" office:value="0.00000922696">
                <text:p>0.00000922696</text:p>
              </table:table-cell>
              <table:table-cell office:value-type="float" office:value="0.871497">
                <text:p>0.871497</text:p>
              </table:table-cell>
              <table:table-cell office:value-type="float" office:value="0.00000900776">
                <text:p>0.00000900776</text:p>
              </table:table-cell>
              <table:table-cell office:value-type="float" office:value="0.872243">
                <text:p>0.872243</text:p>
              </table:table-cell>
              <table:table-cell office:value-type="float" office:value="0.00000770209">
                <text:p>0.00000770209</text:p>
              </table:table-cell>
              <table:table-cell office:value-type="float" office:value="0.872979">
                <text:p>0.872979</text:p>
              </table:table-cell>
              <table:table-cell office:value-type="float" office:value="0.00000746495">
                <text:p>0.00000746495</text:p>
              </table:table-cell>
              <table:table-cell office:value-type="float" office:value="0.873705">
                <text:p>0.873705</text:p>
              </table:table-cell>
              <table:table-cell office:value-type="float" office:value="0.0000066929">
                <text:p>0.0000066929</text:p>
              </table:table-cell>
              <table:table-cell office:value-type="float" office:value="0.874775">
                <text:p>0.874775</text:p>
              </table:table-cell>
              <table:table-cell office:value-type="float" office:value="0.00000543876">
                <text:p>0.00000543876</text:p>
              </table:table-cell>
              <table:table-cell office:value-type="float" office:value="0.875475">
                <text:p>0.875475</text:p>
              </table:table-cell>
              <table:table-cell office:value-type="float" office:value="0.00000539891">
                <text:p>0.00000539891</text:p>
              </table:table-cell>
              <table:table-cell office:value-type="float" office:value="0.876164">
                <text:p>0.876164</text:p>
              </table:table-cell>
              <table:table-cell office:value-type="float" office:value="0.00000430891">
                <text:p>0.00000430891</text:p>
              </table:table-cell>
              <table:table-cell office:value-type="float" office:value="0.876842">
                <text:p>0.876842</text:p>
              </table:table-cell>
              <table:table-cell office:value-type="float" office:value="0.00000414366">
                <text:p>0.000004143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75989">
                <text:p>0.875989</text:p>
              </table:table-cell>
              <table:table-cell office:value-type="float" office:value="0.0000145981">
                <text:p>0.0000145981</text:p>
              </table:table-cell>
              <table:table-cell office:value-type="float" office:value="0.876835">
                <text:p>0.876835</text:p>
              </table:table-cell>
              <table:table-cell office:value-type="float" office:value="0.0000141343">
                <text:p>0.0000141343</text:p>
              </table:table-cell>
              <table:table-cell office:value-type="float" office:value="0.877672">
                <text:p>0.877672</text:p>
              </table:table-cell>
              <table:table-cell office:value-type="float" office:value="0.0000132973">
                <text:p>0.0000132973</text:p>
              </table:table-cell>
              <table:table-cell office:value-type="float" office:value="0.878913">
                <text:p>0.878913</text:p>
              </table:table-cell>
              <table:table-cell office:value-type="float" office:value="0.0000122708">
                <text:p>0.0000122708</text:p>
              </table:table-cell>
              <table:table-cell office:value-type="float" office:value="0.879729">
                <text:p>0.879729</text:p>
              </table:table-cell>
              <table:table-cell office:value-type="float" office:value="0.0000112136">
                <text:p>0.0000112136</text:p>
              </table:table-cell>
              <table:table-cell office:value-type="float" office:value="0.880537">
                <text:p>0.880537</text:p>
              </table:table-cell>
              <table:table-cell office:value-type="float" office:value="0.0000108879">
                <text:p>0.0000108879</text:p>
              </table:table-cell>
              <table:table-cell office:value-type="float" office:value="0.881335">
                <text:p>0.881335</text:p>
              </table:table-cell>
              <table:table-cell office:value-type="float" office:value="0.00000920295">
                <text:p>0.00000920295</text:p>
              </table:table-cell>
              <table:table-cell office:value-type="float" office:value="0.882516">
                <text:p>0.882516</text:p>
              </table:table-cell>
              <table:table-cell office:value-type="float" office:value="0.00000899327">
                <text:p>0.00000899327</text:p>
              </table:table-cell>
              <table:table-cell office:value-type="float" office:value="0.88329">
                <text:p>0.88329</text:p>
              </table:table-cell>
              <table:table-cell office:value-type="float" office:value="0.00000769054">
                <text:p>0.00000769054</text:p>
              </table:table-cell>
              <table:table-cell office:value-type="float" office:value="0.884055">
                <text:p>0.884055</text:p>
              </table:table-cell>
              <table:table-cell office:value-type="float" office:value="0.00000745725">
                <text:p>0.00000745725</text:p>
              </table:table-cell>
              <table:table-cell office:value-type="float" office:value="0.884809">
                <text:p>0.884809</text:p>
              </table:table-cell>
              <table:table-cell office:value-type="float" office:value="0.00000668751">
                <text:p>0.00000668751</text:p>
              </table:table-cell>
              <table:table-cell office:value-type="float" office:value="0.88592">
                <text:p>0.88592</text:p>
              </table:table-cell>
              <table:table-cell office:value-type="float" office:value="0.0000054354">
                <text:p>0.0000054354</text:p>
              </table:table-cell>
              <table:table-cell office:value-type="float" office:value="0.886647">
                <text:p>0.886647</text:p>
              </table:table-cell>
              <table:table-cell office:value-type="float" office:value="0.00000539679">
                <text:p>0.00000539679</text:p>
              </table:table-cell>
              <table:table-cell office:value-type="float" office:value="0.887363">
                <text:p>0.887363</text:p>
              </table:table-cell>
              <table:table-cell office:value-type="float" office:value="0.00000430722">
                <text:p>0.00000430722</text:p>
              </table:table-cell>
              <table:table-cell office:value-type="float" office:value="0.888066">
                <text:p>0.888066</text:p>
              </table:table-cell>
              <table:table-cell office:value-type="float" office:value="0.00000414258">
                <text:p>0.000004142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86766">
                <text:p>0.886766</text:p>
              </table:table-cell>
              <table:table-cell office:value-type="float" office:value="0.0000144774">
                <text:p>0.0000144774</text:p>
              </table:table-cell>
              <table:table-cell office:value-type="float" office:value="0.887643">
                <text:p>0.887643</text:p>
              </table:table-cell>
              <table:table-cell office:value-type="float" office:value="0.0000140382">
                <text:p>0.0000140382</text:p>
              </table:table-cell>
              <table:table-cell office:value-type="float" office:value="0.888512">
                <text:p>0.888512</text:p>
              </table:table-cell>
              <table:table-cell office:value-type="float" office:value="0.000013218">
                <text:p>0.000013218</text:p>
              </table:table-cell>
              <table:table-cell office:value-type="float" office:value="0.889798">
                <text:p>0.889798</text:p>
              </table:table-cell>
              <table:table-cell office:value-type="float" office:value="0.0000122133">
                <text:p>0.0000122133</text:p>
              </table:table-cell>
              <table:table-cell office:value-type="float" office:value="0.890645">
                <text:p>0.890645</text:p>
              </table:table-cell>
              <table:table-cell office:value-type="float" office:value="0.0000111652">
                <text:p>0.0000111652</text:p>
              </table:table-cell>
              <table:table-cell office:value-type="float" office:value="0.891483">
                <text:p>0.891483</text:p>
              </table:table-cell>
              <table:table-cell office:value-type="float" office:value="0.0000108514">
                <text:p>0.0000108514</text:p>
              </table:table-cell>
              <table:table-cell office:value-type="float" office:value="0.892311">
                <text:p>0.892311</text:p>
              </table:table-cell>
              <table:table-cell office:value-type="float" office:value="0.00000916978">
                <text:p>0.00000916978</text:p>
              </table:table-cell>
              <table:table-cell office:value-type="float" office:value="0.893535">
                <text:p>0.893535</text:p>
              </table:table-cell>
              <table:table-cell office:value-type="float" office:value="0.000008973">
                <text:p>0.000008973</text:p>
              </table:table-cell>
              <table:table-cell office:value-type="float" office:value="0.894338">
                <text:p>0.894338</text:p>
              </table:table-cell>
              <table:table-cell office:value-type="float" office:value="0.00000767422">
                <text:p>0.00000767422</text:p>
              </table:table-cell>
              <table:table-cell office:value-type="float" office:value="0.895131">
                <text:p>0.895131</text:p>
              </table:table-cell>
              <table:table-cell office:value-type="float" office:value="0.00000744627">
                <text:p>0.00000744627</text:p>
              </table:table-cell>
              <table:table-cell office:value-type="float" office:value="0.895913">
                <text:p>0.895913</text:p>
              </table:table-cell>
              <table:table-cell office:value-type="float" office:value="0.00000667973">
                <text:p>0.00000667973</text:p>
              </table:table-cell>
              <table:table-cell office:value-type="float" office:value="0.897066">
                <text:p>0.897066</text:p>
              </table:table-cell>
              <table:table-cell office:value-type="float" office:value="0.00000543045">
                <text:p>0.00000543045</text:p>
              </table:table-cell>
              <table:table-cell office:value-type="float" office:value="0.897819">
                <text:p>0.897819</text:p>
              </table:table-cell>
              <table:table-cell office:value-type="float" office:value="0.00000539363">
                <text:p>0.00000539363</text:p>
              </table:table-cell>
              <table:table-cell office:value-type="float" office:value="0.898561">
                <text:p>0.898561</text:p>
              </table:table-cell>
              <table:table-cell office:value-type="float" office:value="0.00000430469">
                <text:p>0.00000430469</text:p>
              </table:table-cell>
              <table:table-cell office:value-type="float" office:value="0.899291">
                <text:p>0.899291</text:p>
              </table:table-cell>
              <table:table-cell office:value-type="float" office:value="0.00000414092">
                <text:p>0.000004140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97544">
                <text:p>0.897544</text:p>
              </table:table-cell>
              <table:table-cell office:value-type="float" office:value="0.0000143174">
                <text:p>0.0000143174</text:p>
              </table:table-cell>
              <table:table-cell office:value-type="float" office:value="0.898452">
                <text:p>0.898452</text:p>
              </table:table-cell>
              <table:table-cell office:value-type="float" office:value="0.0000139101">
                <text:p>0.0000139101</text:p>
              </table:table-cell>
              <table:table-cell office:value-type="float" office:value="0.899351">
                <text:p>0.899351</text:p>
              </table:table-cell>
              <table:table-cell office:value-type="float" office:value="0.0000131118">
                <text:p>0.0000131118</text:p>
              </table:table-cell>
              <table:table-cell office:value-type="float" office:value="0.900684">
                <text:p>0.900684</text:p>
              </table:table-cell>
              <table:table-cell office:value-type="float" office:value="0.0000121357">
                <text:p>0.0000121357</text:p>
              </table:table-cell>
              <table:table-cell office:value-type="float" office:value="0.901561">
                <text:p>0.901561</text:p>
              </table:table-cell>
              <table:table-cell office:value-type="float" office:value="0.0000110993">
                <text:p>0.0000110993</text:p>
              </table:table-cell>
              <table:table-cell office:value-type="float" office:value="0.902428">
                <text:p>0.902428</text:p>
              </table:table-cell>
              <table:table-cell office:value-type="float" office:value="0.0000108013">
                <text:p>0.0000108013</text:p>
              </table:table-cell>
              <table:table-cell office:value-type="float" office:value="0.903286">
                <text:p>0.903286</text:p>
              </table:table-cell>
              <table:table-cell office:value-type="float" office:value="0.00000912395">
                <text:p>0.00000912395</text:p>
              </table:table-cell>
              <table:table-cell office:value-type="float" office:value="0.904554">
                <text:p>0.904554</text:p>
              </table:table-cell>
              <table:table-cell office:value-type="float" office:value="0.00000894462">
                <text:p>0.00000894462</text:p>
              </table:table-cell>
              <table:table-cell office:value-type="float" office:value="0.905386">
                <text:p>0.905386</text:p>
              </table:table-cell>
              <table:table-cell office:value-type="float" office:value="0.00000765117">
                <text:p>0.00000765117</text:p>
              </table:table-cell>
              <table:table-cell office:value-type="float" office:value="0.906207">
                <text:p>0.906207</text:p>
              </table:table-cell>
              <table:table-cell office:value-type="float" office:value="0.00000743061">
                <text:p>0.00000743061</text:p>
              </table:table-cell>
              <table:table-cell office:value-type="float" office:value="0.907017">
                <text:p>0.907017</text:p>
              </table:table-cell>
              <table:table-cell office:value-type="float" office:value="0.00000666852">
                <text:p>0.00000666852</text:p>
              </table:table-cell>
              <table:table-cell office:value-type="float" office:value="0.908211">
                <text:p>0.908211</text:p>
              </table:table-cell>
              <table:table-cell office:value-type="float" office:value="0.0000054232">
                <text:p>0.0000054232</text:p>
              </table:table-cell>
              <table:table-cell office:value-type="float" office:value="0.908992">
                <text:p>0.908992</text:p>
              </table:table-cell>
              <table:table-cell office:value-type="float" office:value="0.00000538895">
                <text:p>0.00000538895</text:p>
              </table:table-cell>
              <table:table-cell office:value-type="float" office:value="0.90976">
                <text:p>0.90976</text:p>
              </table:table-cell>
              <table:table-cell office:value-type="float" office:value="0.00000430087">
                <text:p>0.00000430087</text:p>
              </table:table-cell>
              <table:table-cell office:value-type="float" office:value="0.910516">
                <text:p>0.910516</text:p>
              </table:table-cell>
              <table:table-cell office:value-type="float" office:value="0.0000041384">
                <text:p>0.00000413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08321">
                <text:p>0.908321</text:p>
              </table:table-cell>
              <table:table-cell office:value-type="float" office:value="0.0000141044">
                <text:p>0.0000141044</text:p>
              </table:table-cell>
              <table:table-cell office:value-type="float" office:value="0.909261">
                <text:p>0.909261</text:p>
              </table:table-cell>
              <table:table-cell office:value-type="float" office:value="0.0000137389">
                <text:p>0.0000137389</text:p>
              </table:table-cell>
              <table:table-cell office:value-type="float" office:value="0.910191">
                <text:p>0.910191</text:p>
              </table:table-cell>
              <table:table-cell office:value-type="float" office:value="0.0000129691">
                <text:p>0.0000129691</text:p>
              </table:table-cell>
              <table:table-cell office:value-type="float" office:value="0.91157">
                <text:p>0.91157</text:p>
              </table:table-cell>
              <table:table-cell office:value-type="float" office:value="0.0000120304">
                <text:p>0.0000120304</text:p>
              </table:table-cell>
              <table:table-cell office:value-type="float" office:value="0.912477">
                <text:p>0.912477</text:p>
              </table:table-cell>
              <table:table-cell office:value-type="float" office:value="0.0000110094">
                <text:p>0.0000110094</text:p>
              </table:table-cell>
              <table:table-cell office:value-type="float" office:value="0.913374">
                <text:p>0.913374</text:p>
              </table:table-cell>
              <table:table-cell office:value-type="float" office:value="0.0000107325">
                <text:p>0.0000107325</text:p>
              </table:table-cell>
              <table:table-cell office:value-type="float" office:value="0.914262">
                <text:p>0.914262</text:p>
              </table:table-cell>
              <table:table-cell office:value-type="float" office:value="0.00000906051">
                <text:p>0.00000906051</text:p>
              </table:table-cell>
              <table:table-cell office:value-type="float" office:value="0.915573">
                <text:p>0.915573</text:p>
              </table:table-cell>
              <table:table-cell office:value-type="float" office:value="0.00000890484">
                <text:p>0.00000890484</text:p>
              </table:table-cell>
              <table:table-cell office:value-type="float" office:value="0.916434">
                <text:p>0.916434</text:p>
              </table:table-cell>
              <table:table-cell office:value-type="float" office:value="0.00000761856">
                <text:p>0.00000761856</text:p>
              </table:table-cell>
              <table:table-cell office:value-type="float" office:value="0.917283">
                <text:p>0.917283</text:p>
              </table:table-cell>
              <table:table-cell office:value-type="float" office:value="0.00000740823">
                <text:p>0.00000740823</text:p>
              </table:table-cell>
              <table:table-cell office:value-type="float" office:value="0.918121">
                <text:p>0.918121</text:p>
              </table:table-cell>
              <table:table-cell office:value-type="float" office:value="0.00000665233">
                <text:p>0.00000665233</text:p>
              </table:table-cell>
              <table:table-cell office:value-type="float" office:value="0.919356">
                <text:p>0.919356</text:p>
              </table:table-cell>
              <table:table-cell office:value-type="float" office:value="0.00000541256">
                <text:p>0.00000541256</text:p>
              </table:table-cell>
              <table:table-cell office:value-type="float" office:value="0.920164">
                <text:p>0.920164</text:p>
              </table:table-cell>
              <table:table-cell office:value-type="float" office:value="0.00000538199">
                <text:p>0.00000538199</text:p>
              </table:table-cell>
              <table:table-cell office:value-type="float" office:value="0.920959">
                <text:p>0.920959</text:p>
              </table:table-cell>
              <table:table-cell office:value-type="float" office:value="0.00000429511">
                <text:p>0.00000429511</text:p>
              </table:table-cell>
              <table:table-cell office:value-type="float" office:value="0.92174">
                <text:p>0.92174</text:p>
              </table:table-cell>
              <table:table-cell office:value-type="float" office:value="0.00000413454">
                <text:p>0.000004134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19099">
                <text:p>0.919099</text:p>
              </table:table-cell>
              <table:table-cell office:value-type="float" office:value="0.0000138195">
                <text:p>0.0000138195</text:p>
              </table:table-cell>
              <table:table-cell office:value-type="float" office:value="0.920069">
                <text:p>0.920069</text:p>
              </table:table-cell>
              <table:table-cell office:value-type="float" office:value="0.0000135089">
                <text:p>0.0000135089</text:p>
              </table:table-cell>
              <table:table-cell office:value-type="float" office:value="0.921031">
                <text:p>0.921031</text:p>
              </table:table-cell>
              <table:table-cell office:value-type="float" office:value="0.0000127766">
                <text:p>0.0000127766</text:p>
              </table:table-cell>
              <table:table-cell office:value-type="float" office:value="0.922455">
                <text:p>0.922455</text:p>
              </table:table-cell>
              <table:table-cell office:value-type="float" office:value="0.0000118874">
                <text:p>0.0000118874</text:p>
              </table:table-cell>
              <table:table-cell office:value-type="float" office:value="0.923393">
                <text:p>0.923393</text:p>
              </table:table-cell>
              <table:table-cell office:value-type="float" office:value="0.0000108865">
                <text:p>0.0000108865</text:p>
              </table:table-cell>
              <table:table-cell office:value-type="float" office:value="0.92432">
                <text:p>0.92432</text:p>
              </table:table-cell>
              <table:table-cell office:value-type="float" office:value="0.0000106378">
                <text:p>0.0000106378</text:p>
              </table:table-cell>
              <table:table-cell office:value-type="float" office:value="0.925237">
                <text:p>0.925237</text:p>
              </table:table-cell>
              <table:table-cell office:value-type="float" office:value="0.00000897254">
                <text:p>0.00000897254</text:p>
              </table:table-cell>
              <table:table-cell office:value-type="float" office:value="0.926592">
                <text:p>0.926592</text:p>
              </table:table-cell>
              <table:table-cell office:value-type="float" office:value="0.00000884901">
                <text:p>0.00000884901</text:p>
              </table:table-cell>
              <table:table-cell office:value-type="float" office:value="0.927481">
                <text:p>0.927481</text:p>
              </table:table-cell>
              <table:table-cell office:value-type="float" office:value="0.00000757238">
                <text:p>0.00000757238</text:p>
              </table:table-cell>
              <table:table-cell office:value-type="float" office:value="0.928359">
                <text:p>0.928359</text:p>
              </table:table-cell>
              <table:table-cell office:value-type="float" office:value="0.00000737624">
                <text:p>0.00000737624</text:p>
              </table:table-cell>
              <table:table-cell office:value-type="float" office:value="0.929225">
                <text:p>0.929225</text:p>
              </table:table-cell>
              <table:table-cell office:value-type="float" office:value="0.00000662896">
                <text:p>0.00000662896</text:p>
              </table:table-cell>
              <table:table-cell office:value-type="float" office:value="0.930501">
                <text:p>0.930501</text:p>
              </table:table-cell>
              <table:table-cell office:value-type="float" office:value="0.00000539693">
                <text:p>0.00000539693</text:p>
              </table:table-cell>
              <table:table-cell office:value-type="float" office:value="0.931336">
                <text:p>0.931336</text:p>
              </table:table-cell>
              <table:table-cell office:value-type="float" office:value="0.00000537164">
                <text:p>0.00000537164</text:p>
              </table:table-cell>
              <table:table-cell office:value-type="float" office:value="0.932157">
                <text:p>0.932157</text:p>
              </table:table-cell>
              <table:table-cell office:value-type="float" office:value="0.00000428645">
                <text:p>0.00000428645</text:p>
              </table:table-cell>
              <table:table-cell office:value-type="float" office:value="0.932965">
                <text:p>0.932965</text:p>
              </table:table-cell>
              <table:table-cell office:value-type="float" office:value="0.00000412864">
                <text:p>0.000004128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29876">
                <text:p>0.929876</text:p>
              </table:table-cell>
              <table:table-cell office:value-type="float" office:value="0.0000134359">
                <text:p>0.0000134359</text:p>
              </table:table-cell>
              <table:table-cell office:value-type="float" office:value="0.930878">
                <text:p>0.930878</text:p>
              </table:table-cell>
              <table:table-cell office:value-type="float" office:value="0.0000131984">
                <text:p>0.0000131984</text:p>
              </table:table-cell>
              <table:table-cell office:value-type="float" office:value="0.931871">
                <text:p>0.931871</text:p>
              </table:table-cell>
              <table:table-cell office:value-type="float" office:value="0.0000125156">
                <text:p>0.0000125156</text:p>
              </table:table-cell>
              <table:table-cell office:value-type="float" office:value="0.933341">
                <text:p>0.933341</text:p>
              </table:table-cell>
              <table:table-cell office:value-type="float" office:value="0.0000116921">
                <text:p>0.0000116921</text:p>
              </table:table-cell>
              <table:table-cell office:value-type="float" office:value="0.934309">
                <text:p>0.934309</text:p>
              </table:table-cell>
              <table:table-cell office:value-type="float" office:value="0.0000107178">
                <text:p>0.0000107178</text:p>
              </table:table-cell>
              <table:table-cell office:value-type="float" office:value="0.935266">
                <text:p>0.935266</text:p>
              </table:table-cell>
              <table:table-cell office:value-type="float" office:value="0.0000105071">
                <text:p>0.0000105071</text:p>
              </table:table-cell>
              <table:table-cell office:value-type="float" office:value="0.936212">
                <text:p>0.936212</text:p>
              </table:table-cell>
              <table:table-cell office:value-type="float" office:value="0.00000885023">
                <text:p>0.00000885023</text:p>
              </table:table-cell>
              <table:table-cell office:value-type="float" office:value="0.937611">
                <text:p>0.937611</text:p>
              </table:table-cell>
              <table:table-cell office:value-type="float" office:value="0.00000877049">
                <text:p>0.00000877049</text:p>
              </table:table-cell>
              <table:table-cell office:value-type="float" office:value="0.938529">
                <text:p>0.938529</text:p>
              </table:table-cell>
              <table:table-cell office:value-type="float" office:value="0.00000750688">
                <text:p>0.00000750688</text:p>
              </table:table-cell>
              <table:table-cell office:value-type="float" office:value="0.939435">
                <text:p>0.939435</text:p>
              </table:table-cell>
              <table:table-cell office:value-type="float" office:value="0.00000733043">
                <text:p>0.00000733043</text:p>
              </table:table-cell>
              <table:table-cell office:value-type="float" office:value="0.940329">
                <text:p>0.940329</text:p>
              </table:table-cell>
              <table:table-cell office:value-type="float" office:value="0.00000659515">
                <text:p>0.00000659515</text:p>
              </table:table-cell>
              <table:table-cell office:value-type="float" office:value="0.941646">
                <text:p>0.941646</text:p>
              </table:table-cell>
              <table:table-cell office:value-type="float" office:value="0.00000537394">
                <text:p>0.00000537394</text:p>
              </table:table-cell>
              <table:table-cell office:value-type="float" office:value="0.942508">
                <text:p>0.942508</text:p>
              </table:table-cell>
              <table:table-cell office:value-type="float" office:value="0.00000535624">
                <text:p>0.00000535624</text:p>
              </table:table-cell>
              <table:table-cell office:value-type="float" office:value="0.943356">
                <text:p>0.943356</text:p>
              </table:table-cell>
              <table:table-cell office:value-type="float" office:value="0.00000427339">
                <text:p>0.00000427339</text:p>
              </table:table-cell>
              <table:table-cell office:value-type="float" office:value="0.94419">
                <text:p>0.94419</text:p>
              </table:table-cell>
              <table:table-cell office:value-type="float" office:value="0.00000411963">
                <text:p>0.000004119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40653">
                <text:p>0.940653</text:p>
              </table:table-cell>
              <table:table-cell office:value-type="float" office:value="0.0000129145">
                <text:p>0.0000129145</text:p>
              </table:table-cell>
              <table:table-cell office:value-type="float" office:value="0.941687">
                <text:p>0.941687</text:p>
              </table:table-cell>
              <table:table-cell office:value-type="float" office:value="0.0000127755">
                <text:p>0.0000127755</text:p>
              </table:table-cell>
              <table:table-cell office:value-type="float" office:value="0.94271">
                <text:p>0.94271</text:p>
              </table:table-cell>
              <table:table-cell office:value-type="float" office:value="0.0000121592">
                <text:p>0.0000121592</text:p>
              </table:table-cell>
              <table:table-cell office:value-type="float" office:value="0.944227">
                <text:p>0.944227</text:p>
              </table:table-cell>
              <table:table-cell office:value-type="float" office:value="0.0000114239">
                <text:p>0.0000114239</text:p>
              </table:table-cell>
              <table:table-cell office:value-type="float" office:value="0.945225">
                <text:p>0.945225</text:p>
              </table:table-cell>
              <table:table-cell office:value-type="float" office:value="0.0000104851">
                <text:p>0.0000104851</text:p>
              </table:table-cell>
              <table:table-cell office:value-type="float" office:value="0.946212">
                <text:p>0.946212</text:p>
              </table:table-cell>
              <table:table-cell office:value-type="float" office:value="0.0000103257">
                <text:p>0.0000103257</text:p>
              </table:table-cell>
              <table:table-cell office:value-type="float" office:value="0.947188">
                <text:p>0.947188</text:p>
              </table:table-cell>
              <table:table-cell office:value-type="float" office:value="0.00000867953">
                <text:p>0.00000867953</text:p>
              </table:table-cell>
              <table:table-cell office:value-type="float" office:value="0.94863">
                <text:p>0.94863</text:p>
              </table:table-cell>
              <table:table-cell office:value-type="float" office:value="0.00000865973">
                <text:p>0.00000865973</text:p>
              </table:table-cell>
              <table:table-cell office:value-type="float" office:value="0.949577">
                <text:p>0.949577</text:p>
              </table:table-cell>
              <table:table-cell office:value-type="float" office:value="0.00000741374">
                <text:p>0.00000741374</text:p>
              </table:table-cell>
              <table:table-cell office:value-type="float" office:value="0.950512">
                <text:p>0.950512</text:p>
              </table:table-cell>
              <table:table-cell office:value-type="float" office:value="0.00000726472">
                <text:p>0.00000726472</text:p>
              </table:table-cell>
              <table:table-cell office:value-type="float" office:value="0.951433">
                <text:p>0.951433</text:p>
              </table:table-cell>
              <table:table-cell office:value-type="float" office:value="0.00000654619">
                <text:p>0.00000654619</text:p>
              </table:table-cell>
              <table:table-cell office:value-type="float" office:value="0.952792">
                <text:p>0.952792</text:p>
              </table:table-cell>
              <table:table-cell office:value-type="float" office:value="0.00000534011">
                <text:p>0.00000534011</text:p>
              </table:table-cell>
              <table:table-cell office:value-type="float" office:value="0.95368">
                <text:p>0.95368</text:p>
              </table:table-cell>
              <table:table-cell office:value-type="float" office:value="0.0000053333">
                <text:p>0.0000053333</text:p>
              </table:table-cell>
              <table:table-cell office:value-type="float" office:value="0.954554">
                <text:p>0.954554</text:p>
              </table:table-cell>
              <table:table-cell office:value-type="float" office:value="0.00000425369">
                <text:p>0.00000425369</text:p>
              </table:table-cell>
              <table:table-cell office:value-type="float" office:value="0.955414">
                <text:p>0.955414</text:p>
              </table:table-cell>
              <table:table-cell office:value-type="float" office:value="0.00000410585">
                <text:p>0.000004105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51431">
                <text:p>0.951431</text:p>
              </table:table-cell>
              <table:table-cell office:value-type="float" office:value="0.0000121971">
                <text:p>0.0000121971</text:p>
              </table:table-cell>
              <table:table-cell office:value-type="float" office:value="0.952495">
                <text:p>0.952495</text:p>
              </table:table-cell>
              <table:table-cell office:value-type="float" office:value="0.0000121934">
                <text:p>0.0000121934</text:p>
              </table:table-cell>
              <table:table-cell office:value-type="float" office:value="0.95355">
                <text:p>0.95355</text:p>
              </table:table-cell>
              <table:table-cell office:value-type="float" office:value="0.000011668">
                <text:p>0.000011668</text:p>
              </table:table-cell>
              <table:table-cell office:value-type="float" office:value="0.955112">
                <text:p>0.955112</text:p>
              </table:table-cell>
              <table:table-cell office:value-type="float" office:value="0.0000110528">
                <text:p>0.0000110528</text:p>
              </table:table-cell>
              <table:table-cell office:value-type="float" office:value="0.95614">
                <text:p>0.95614</text:p>
              </table:table-cell>
              <table:table-cell office:value-type="float" office:value="0.0000101619">
                <text:p>0.0000101619</text:p>
              </table:table-cell>
              <table:table-cell office:value-type="float" office:value="0.957158">
                <text:p>0.957158</text:p>
              </table:table-cell>
              <table:table-cell office:value-type="float" office:value="0.0000100726">
                <text:p>0.0000100726</text:p>
              </table:table-cell>
              <table:table-cell office:value-type="float" office:value="0.958163">
                <text:p>0.958163</text:p>
              </table:table-cell>
              <table:table-cell office:value-type="float" office:value="0.00000844009">
                <text:p>0.00000844009</text:p>
              </table:table-cell>
              <table:table-cell office:value-type="float" office:value="0.959649">
                <text:p>0.959649</text:p>
              </table:table-cell>
              <table:table-cell office:value-type="float" office:value="0.00000850286">
                <text:p>0.00000850286</text:p>
              </table:table-cell>
              <table:table-cell office:value-type="float" office:value="0.960625">
                <text:p>0.960625</text:p>
              </table:table-cell>
              <table:table-cell office:value-type="float" office:value="0.00000728083">
                <text:p>0.00000728083</text:p>
              </table:table-cell>
              <table:table-cell office:value-type="float" office:value="0.961588">
                <text:p>0.961588</text:p>
              </table:table-cell>
              <table:table-cell office:value-type="float" office:value="0.00000717018">
                <text:p>0.00000717018</text:p>
              </table:table-cell>
              <table:table-cell office:value-type="float" office:value="0.962537">
                <text:p>0.962537</text:p>
              </table:table-cell>
              <table:table-cell office:value-type="float" office:value="0.00000647509">
                <text:p>0.00000647509</text:p>
              </table:table-cell>
              <table:table-cell office:value-type="float" office:value="0.963937">
                <text:p>0.963937</text:p>
              </table:table-cell>
              <table:table-cell office:value-type="float" office:value="0.00000529023">
                <text:p>0.00000529023</text:p>
              </table:table-cell>
              <table:table-cell office:value-type="float" office:value="0.964852">
                <text:p>0.964852</text:p>
              </table:table-cell>
              <table:table-cell office:value-type="float" office:value="0.00000529909">
                <text:p>0.00000529909</text:p>
              </table:table-cell>
              <table:table-cell office:value-type="float" office:value="0.965753">
                <text:p>0.965753</text:p>
              </table:table-cell>
              <table:table-cell office:value-type="float" office:value="0.00000422394">
                <text:p>0.00000422394</text:p>
              </table:table-cell>
              <table:table-cell office:value-type="float" office:value="0.966639">
                <text:p>0.966639</text:p>
              </table:table-cell>
              <table:table-cell office:value-type="float" office:value="0.00000408476">
                <text:p>0.000004084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62208">
                <text:p>0.962208</text:p>
              </table:table-cell>
              <table:table-cell office:value-type="float" office:value="0.000011193">
                <text:p>0.000011193</text:p>
              </table:table-cell>
              <table:table-cell office:value-type="float" office:value="0.963304">
                <text:p>0.963304</text:p>
              </table:table-cell>
              <table:table-cell office:value-type="float" office:value="0.0000113799">
                <text:p>0.0000113799</text:p>
              </table:table-cell>
              <table:table-cell office:value-type="float" office:value="0.96439">
                <text:p>0.96439</text:p>
              </table:table-cell>
              <table:table-cell office:value-type="float" office:value="0.0000109818">
                <text:p>0.0000109818</text:p>
              </table:table-cell>
              <table:table-cell office:value-type="float" office:value="0.965998">
                <text:p>0.965998</text:p>
              </table:table-cell>
              <table:table-cell office:value-type="float" office:value="0.0000105337">
                <text:p>0.0000105337</text:p>
              </table:table-cell>
              <table:table-cell office:value-type="float" office:value="0.967056">
                <text:p>0.967056</text:p>
              </table:table-cell>
              <table:table-cell office:value-type="float" office:value="0.00000970868">
                <text:p>0.00000970868</text:p>
              </table:table-cell>
              <table:table-cell office:value-type="float" office:value="0.968103">
                <text:p>0.968103</text:p>
              </table:table-cell>
              <table:table-cell office:value-type="float" office:value="0.00000971657">
                <text:p>0.00000971657</text:p>
              </table:table-cell>
              <table:table-cell office:value-type="float" office:value="0.969139">
                <text:p>0.969139</text:p>
              </table:table-cell>
              <table:table-cell office:value-type="float" office:value="0.00000810177">
                <text:p>0.00000810177</text:p>
              </table:table-cell>
              <table:table-cell office:value-type="float" office:value="0.970668">
                <text:p>0.970668</text:p>
              </table:table-cell>
              <table:table-cell office:value-type="float" office:value="0.00000827939">
                <text:p>0.00000827939</text:p>
              </table:table-cell>
              <table:table-cell office:value-type="float" office:value="0.971673">
                <text:p>0.971673</text:p>
              </table:table-cell>
              <table:table-cell office:value-type="float" office:value="0.00000709024">
                <text:p>0.00000709024</text:p>
              </table:table-cell>
              <table:table-cell office:value-type="float" office:value="0.972664">
                <text:p>0.972664</text:p>
              </table:table-cell>
              <table:table-cell office:value-type="float" office:value="0.00000703356">
                <text:p>0.00000703356</text:p>
              </table:table-cell>
              <table:table-cell office:value-type="float" office:value="0.973642">
                <text:p>0.973642</text:p>
              </table:table-cell>
              <table:table-cell office:value-type="float" office:value="0.00000637147">
                <text:p>0.00000637147</text:p>
              </table:table-cell>
              <table:table-cell office:value-type="float" office:value="0.975082">
                <text:p>0.975082</text:p>
              </table:table-cell>
              <table:table-cell office:value-type="float" office:value="0.00000521646">
                <text:p>0.00000521646</text:p>
              </table:table-cell>
              <table:table-cell office:value-type="float" office:value="0.976024">
                <text:p>0.976024</text:p>
              </table:table-cell>
              <table:table-cell office:value-type="float" office:value="0.00000524794">
                <text:p>0.00000524794</text:p>
              </table:table-cell>
              <table:table-cell office:value-type="float" office:value="0.976952">
                <text:p>0.976952</text:p>
              </table:table-cell>
              <table:table-cell office:value-type="float" office:value="0.00000417892">
                <text:p>0.00000417892</text:p>
              </table:table-cell>
              <table:table-cell office:value-type="float" office:value="0.977864">
                <text:p>0.977864</text:p>
              </table:table-cell>
              <table:table-cell office:value-type="float" office:value="0.00000405243">
                <text:p>0.000004052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72985">
                <text:p>0.972985</text:p>
              </table:table-cell>
              <table:table-cell office:value-type="float" office:value="0.00000975328">
                <text:p>0.00000975328</text:p>
              </table:table-cell>
              <table:table-cell office:value-type="float" office:value="0.974113">
                <text:p>0.974113</text:p>
              </table:table-cell>
              <table:table-cell office:value-type="float" office:value="0.0000102187">
                <text:p>0.0000102187</text:p>
              </table:table-cell>
              <table:table-cell office:value-type="float" office:value="0.975229">
                <text:p>0.975229</text:p>
              </table:table-cell>
              <table:table-cell office:value-type="float" office:value="0.0000100053">
                <text:p>0.0000100053</text:p>
              </table:table-cell>
              <table:table-cell office:value-type="float" office:value="0.976884">
                <text:p>0.976884</text:p>
              </table:table-cell>
              <table:table-cell office:value-type="float" office:value="0.00000979617">
                <text:p>0.00000979617</text:p>
              </table:table-cell>
              <table:table-cell office:value-type="float" office:value="0.977972">
                <text:p>0.977972</text:p>
              </table:table-cell>
              <table:table-cell office:value-type="float" office:value="0.00000906454">
                <text:p>0.00000906454</text:p>
              </table:table-cell>
              <table:table-cell office:value-type="float" office:value="0.979049">
                <text:p>0.979049</text:p>
              </table:table-cell>
              <table:table-cell office:value-type="float" office:value="0.00000920972">
                <text:p>0.00000920972</text:p>
              </table:table-cell>
              <table:table-cell office:value-type="float" office:value="0.980114">
                <text:p>0.980114</text:p>
              </table:table-cell>
              <table:table-cell office:value-type="float" office:value="0.00000761882">
                <text:p>0.00000761882</text:p>
              </table:table-cell>
              <table:table-cell office:value-type="float" office:value="0.981688">
                <text:p>0.981688</text:p>
              </table:table-cell>
              <table:table-cell office:value-type="float" office:value="0.00000795839">
                <text:p>0.00000795839</text:p>
              </table:table-cell>
              <table:table-cell office:value-type="float" office:value="0.98272">
                <text:p>0.98272</text:p>
              </table:table-cell>
              <table:table-cell office:value-type="float" office:value="0.00000681497">
                <text:p>0.00000681497</text:p>
              </table:table-cell>
              <table:table-cell office:value-type="float" office:value="0.98374">
                <text:p>0.98374</text:p>
              </table:table-cell>
              <table:table-cell office:value-type="float" office:value="0.00000683495">
                <text:p>0.00000683495</text:p>
              </table:table-cell>
              <table:table-cell office:value-type="float" office:value="0.984746">
                <text:p>0.984746</text:p>
              </table:table-cell>
              <table:table-cell office:value-type="float" office:value="0.00000621968">
                <text:p>0.00000621968</text:p>
              </table:table-cell>
              <table:table-cell office:value-type="float" office:value="0.986227">
                <text:p>0.986227</text:p>
              </table:table-cell>
              <table:table-cell office:value-type="float" office:value="0.00000510694">
                <text:p>0.00000510694</text:p>
              </table:table-cell>
              <table:table-cell office:value-type="float" office:value="0.987196">
                <text:p>0.987196</text:p>
              </table:table-cell>
              <table:table-cell office:value-type="float" office:value="0.00000517122">
                <text:p>0.00000517122</text:p>
              </table:table-cell>
              <table:table-cell office:value-type="float" office:value="0.98815">
                <text:p>0.98815</text:p>
              </table:table-cell>
              <table:table-cell office:value-type="float" office:value="0.00000411063">
                <text:p>0.00000411063</text:p>
              </table:table-cell>
              <table:table-cell office:value-type="float" office:value="0.989088">
                <text:p>0.989088</text:p>
              </table:table-cell>
              <table:table-cell office:value-type="float" office:value="0.00000400276">
                <text:p>0.000004002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83763">
                <text:p>0.983763</text:p>
              </table:table-cell>
              <table:table-cell office:value-type="float" office:value="0.00000761621">
                <text:p>0.00000761621</text:p>
              </table:table-cell>
              <table:table-cell office:value-type="float" office:value="0.984921">
                <text:p>0.984921</text:p>
              </table:table-cell>
              <table:table-cell office:value-type="float" office:value="0.00000851028">
                <text:p>0.00000851028</text:p>
              </table:table-cell>
              <table:table-cell office:value-type="float" office:value="0.986069">
                <text:p>0.986069</text:p>
              </table:table-cell>
              <table:table-cell office:value-type="float" office:value="0.00000857804">
                <text:p>0.00000857804</text:p>
              </table:table-cell>
              <table:table-cell office:value-type="float" office:value="0.987769">
                <text:p>0.987769</text:p>
              </table:table-cell>
              <table:table-cell office:value-type="float" office:value="0.0000087253">
                <text:p>0.0000087253</text:p>
              </table:table-cell>
              <table:table-cell office:value-type="float" office:value="0.988888">
                <text:p>0.988888</text:p>
              </table:table-cell>
              <table:table-cell office:value-type="float" office:value="0.00000813138">
                <text:p>0.00000813138</text:p>
              </table:table-cell>
              <table:table-cell office:value-type="float" office:value="0.989995">
                <text:p>0.989995</text:p>
              </table:table-cell>
              <table:table-cell office:value-type="float" office:value="0.000008476">
                <text:p>0.000008476</text:p>
              </table:table-cell>
              <table:table-cell office:value-type="float" office:value="0.991089">
                <text:p>0.991089</text:p>
              </table:table-cell>
              <table:table-cell office:value-type="float" office:value="0.00000691923">
                <text:p>0.00000691923</text:p>
              </table:table-cell>
              <table:table-cell office:value-type="float" office:value="0.992707">
                <text:p>0.992707</text:p>
              </table:table-cell>
              <table:table-cell office:value-type="float" office:value="0.00000749178">
                <text:p>0.00000749178</text:p>
              </table:table-cell>
              <table:table-cell office:value-type="float" office:value="0.993768">
                <text:p>0.993768</text:p>
              </table:table-cell>
              <table:table-cell office:value-type="float" office:value="0.00000641326">
                <text:p>0.00000641326</text:p>
              </table:table-cell>
              <table:table-cell office:value-type="float" office:value="0.994816">
                <text:p>0.994816</text:p>
              </table:table-cell>
              <table:table-cell office:value-type="float" office:value="0.00000654364">
                <text:p>0.00000654364</text:p>
              </table:table-cell>
              <table:table-cell office:value-type="float" office:value="0.99585">
                <text:p>0.99585</text:p>
              </table:table-cell>
              <table:table-cell office:value-type="float" office:value="0.00000599563">
                <text:p>0.00000599563</text:p>
              </table:table-cell>
              <table:table-cell office:value-type="float" office:value="0.997372">
                <text:p>0.997372</text:p>
              </table:table-cell>
              <table:table-cell office:value-type="float" office:value="0.00000494336">
                <text:p>0.00000494336</text:p>
              </table:table-cell>
              <table:table-cell office:value-type="float" office:value="0.998369">
                <text:p>0.998369</text:p>
              </table:table-cell>
              <table:table-cell office:value-type="float" office:value="0.00000505556">
                <text:p>0.00000505556</text:p>
              </table:table-cell>
              <table:table-cell office:value-type="float" office:value="0.999349">
                <text:p>0.999349</text:p>
              </table:table-cell>
              <table:table-cell office:value-type="float" office:value="0.00000400658">
                <text:p>0.00000400658</text:p>
              </table:table-cell>
              <table:table-cell office:value-type="float" office:value="1.00031">
                <text:p>1.00031</text:p>
              </table:table-cell>
              <table:table-cell office:value-type="float" office:value="0.00000392619">
                <text:p>0.000003926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454">
                <text:p>0.99454</text:p>
              </table:table-cell>
              <table:table-cell office:value-type="float" office:value="0.00000427507">
                <text:p>0.00000427507</text:p>
              </table:table-cell>
              <table:table-cell office:value-type="float" office:value="0.99573">
                <text:p>0.99573</text:p>
              </table:table-cell>
              <table:table-cell office:value-type="float" office:value="0.00000588111">
                <text:p>0.00000588111</text:p>
              </table:table-cell>
              <table:table-cell office:value-type="float" office:value="0.996909">
                <text:p>0.996909</text:p>
              </table:table-cell>
              <table:table-cell office:value-type="float" office:value="0.000006409">
                <text:p>0.000006409</text:p>
              </table:table-cell>
              <table:table-cell office:value-type="float" office:value="0.998655">
                <text:p>0.998655</text:p>
              </table:table-cell>
              <table:table-cell office:value-type="float" office:value="0.00000712007">
                <text:p>0.00000712007</text:p>
              </table:table-cell>
              <table:table-cell office:value-type="float" office:value="0.999804">
                <text:p>0.999804</text:p>
              </table:table-cell>
              <table:table-cell office:value-type="float" office:value="0.00000674131">
                <text:p>0.00000674131</text:p>
              </table:table-cell>
              <table:table-cell office:value-type="float" office:value="1.00094">
                <text:p>1.00094</text:p>
              </table:table-cell>
              <table:table-cell office:value-type="float" office:value="0.00000738767">
                <text:p>0.00000738767</text:p>
              </table:table-cell>
              <table:table-cell office:value-type="float" office:value="1.00206">
                <text:p>1.00206</text:p>
              </table:table-cell>
              <table:table-cell office:value-type="float" office:value="0.00000588403">
                <text:p>0.00000588403</text:p>
              </table:table-cell>
              <table:table-cell office:value-type="float" office:value="1.00373">
                <text:p>1.00373</text:p>
              </table:table-cell>
              <table:table-cell office:value-type="float" office:value="0.00000680164">
                <text:p>0.00000680164</text:p>
              </table:table-cell>
              <table:table-cell office:value-type="float" office:value="1.00482">
                <text:p>1.00482</text:p>
              </table:table-cell>
              <table:table-cell office:value-type="float" office:value="0.00000581813">
                <text:p>0.00000581813</text:p>
              </table:table-cell>
              <table:table-cell office:value-type="float" office:value="1.00589">
                <text:p>1.00589</text:p>
              </table:table-cell>
              <table:table-cell office:value-type="float" office:value="0.0000061107">
                <text:p>0.0000061107</text:p>
              </table:table-cell>
              <table:table-cell office:value-type="float" office:value="1.00695">
                <text:p>1.00695</text:p>
              </table:table-cell>
              <table:table-cell office:value-type="float" office:value="0.00000566115">
                <text:p>0.00000566115</text:p>
              </table:table-cell>
              <table:table-cell office:value-type="float" office:value="1.00852">
                <text:p>1.00852</text:p>
              </table:table-cell>
              <table:table-cell office:value-type="float" office:value="0.00000469684">
                <text:p>0.00000469684</text:p>
              </table:table-cell>
              <table:table-cell office:value-type="float" office:value="1.00954">
                <text:p>1.00954</text:p>
              </table:table-cell>
              <table:table-cell office:value-type="float" office:value="0.00000487985">
                <text:p>0.00000487985</text:p>
              </table:table-cell>
              <table:table-cell office:value-type="float" office:value="1.01055">
                <text:p>1.01055</text:p>
              </table:table-cell>
              <table:table-cell office:value-type="float" office:value="0.00000384702">
                <text:p>0.00000384702</text:p>
              </table:table-cell>
              <table:table-cell office:value-type="float" office:value="1.01154">
                <text:p>1.01154</text:p>
              </table:table-cell>
              <table:table-cell office:value-type="float" office:value="0.00000380749">
                <text:p>0.000003807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532">
                <text:p>1.00532</text:p>
              </table:table-cell>
              <table:table-cell office:value-type="float" office:value="0.000000017226">
                <text:p>0.000000017226</text:p>
              </table:table-cell>
              <table:table-cell office:value-type="float" office:value="1.00654">
                <text:p>1.00654</text:p>
              </table:table-cell>
              <table:table-cell office:value-type="float" office:value="0.00000154149">
                <text:p>0.00000154149</text:p>
              </table:table-cell>
              <table:table-cell office:value-type="float" office:value="1.00775">
                <text:p>1.00775</text:p>
              </table:table-cell>
              <table:table-cell office:value-type="float" office:value="0.0000029087">
                <text:p>0.0000029087</text:p>
              </table:table-cell>
              <table:table-cell office:value-type="float" office:value="1.00954">
                <text:p>1.00954</text:p>
              </table:table-cell>
              <table:table-cell office:value-type="float" office:value="0.00000459516">
                <text:p>0.00000459516</text:p>
              </table:table-cell>
              <table:table-cell office:value-type="float" office:value="1.01072">
                <text:p>1.01072</text:p>
              </table:table-cell>
              <table:table-cell office:value-type="float" office:value="0.00000458229">
                <text:p>0.00000458229</text:p>
              </table:table-cell>
              <table:table-cell office:value-type="float" office:value="1.01189">
                <text:p>1.01189</text:p>
              </table:table-cell>
              <table:table-cell office:value-type="float" office:value="0.00000571356">
                <text:p>0.00000571356</text:p>
              </table:table-cell>
              <table:table-cell office:value-type="float" office:value="1.01304">
                <text:p>1.01304</text:p>
              </table:table-cell>
              <table:table-cell office:value-type="float" office:value="0.00000430288">
                <text:p>0.00000430288</text:p>
              </table:table-cell>
              <table:table-cell office:value-type="float" office:value="1.01474">
                <text:p>1.01474</text:p>
              </table:table-cell>
              <table:table-cell office:value-type="float" office:value="0.00000575423">
                <text:p>0.00000575423</text:p>
              </table:table-cell>
              <table:table-cell office:value-type="float" office:value="1.01586">
                <text:p>1.01586</text:p>
              </table:table-cell>
              <table:table-cell office:value-type="float" office:value="0.00000491644">
                <text:p>0.00000491644</text:p>
              </table:table-cell>
              <table:table-cell office:value-type="float" office:value="1.01697">
                <text:p>1.01697</text:p>
              </table:table-cell>
              <table:table-cell office:value-type="float" office:value="0.00000545465">
                <text:p>0.00000545465</text:p>
              </table:table-cell>
              <table:table-cell office:value-type="float" office:value="1.01806">
                <text:p>1.01806</text:p>
              </table:table-cell>
              <table:table-cell office:value-type="float" office:value="0.0000051533">
                <text:p>0.0000051533</text:p>
              </table:table-cell>
              <table:table-cell office:value-type="float" office:value="1.01966">
                <text:p>1.01966</text:p>
              </table:table-cell>
              <table:table-cell office:value-type="float" office:value="0.00000432028">
                <text:p>0.00000432028</text:p>
              </table:table-cell>
              <table:table-cell office:value-type="float" office:value="1.02071">
                <text:p>1.02071</text:p>
              </table:table-cell>
              <table:table-cell office:value-type="float" office:value="0.00000460983">
                <text:p>0.00000460983</text:p>
              </table:table-cell>
              <table:table-cell office:value-type="float" office:value="1.02175">
                <text:p>1.02175</text:p>
              </table:table-cell>
              <table:table-cell office:value-type="float" office:value="0.00000359992">
                <text:p>0.00000359992</text:p>
              </table:table-cell>
              <table:table-cell office:value-type="float" office:value="1.02276">
                <text:p>1.02276</text:p>
              </table:table-cell>
              <table:table-cell office:value-type="float" office:value="0.00000362197">
                <text:p>0.000003621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1609">
                <text:p>1.01609</text:p>
              </table:table-cell>
              <table:table-cell office:value-type="float" office:value="-0.000012519">
                <text:p>-0.000012519</text:p>
              </table:table-cell>
              <table:table-cell office:value-type="float" office:value="1.01735">
                <text:p>1.01735</text:p>
              </table:table-cell>
              <table:table-cell office:value-type="float" office:value="-0.00000652148">
                <text:p>-0.00000652148</text:p>
              </table:table-cell>
              <table:table-cell office:value-type="float" office:value="1.01859">
                <text:p>1.01859</text:p>
              </table:table-cell>
              <table:table-cell office:value-type="float" office:value="0.00000000878081">
                <text:p>0.00000000878081</text:p>
              </table:table-cell>
              <table:table-cell office:value-type="float" office:value="1.02043">
                <text:p>1.02043</text:p>
              </table:table-cell>
              <table:table-cell office:value-type="float" office:value="0.000000306586">
                <text:p>0.000000306586</text:p>
              </table:table-cell>
              <table:table-cell office:value-type="float" office:value="1.02164">
                <text:p>1.02164</text:p>
              </table:table-cell>
              <table:table-cell office:value-type="float" office:value="0.00000100136">
                <text:p>0.00000100136</text:p>
              </table:table-cell>
              <table:table-cell office:value-type="float" office:value="1.02283">
                <text:p>1.02283</text:p>
              </table:table-cell>
              <table:table-cell office:value-type="float" office:value="0.00000298877">
                <text:p>0.00000298877</text:p>
              </table:table-cell>
              <table:table-cell office:value-type="float" office:value="1.02402">
                <text:p>1.02402</text:p>
              </table:table-cell>
              <table:table-cell office:value-type="float" office:value="0.0000017671">
                <text:p>0.0000017671</text:p>
              </table:table-cell>
              <table:table-cell office:value-type="float" office:value="1.02576">
                <text:p>1.02576</text:p>
              </table:table-cell>
              <table:table-cell office:value-type="float" office:value="0.0000041007">
                <text:p>0.0000041007</text:p>
              </table:table-cell>
              <table:table-cell office:value-type="float" office:value="1.02691">
                <text:p>1.02691</text:p>
              </table:table-cell>
              <table:table-cell office:value-type="float" office:value="0.00000350272">
                <text:p>0.00000350272</text:p>
              </table:table-cell>
              <table:table-cell office:value-type="float" office:value="1.02804">
                <text:p>1.02804</text:p>
              </table:table-cell>
              <table:table-cell office:value-type="float" office:value="0.00000443049">
                <text:p>0.00000443049</text:p>
              </table:table-cell>
              <table:table-cell office:value-type="float" office:value="1.02916">
                <text:p>1.02916</text:p>
              </table:table-cell>
              <table:table-cell office:value-type="float" office:value="0.0000043621">
                <text:p>0.0000043621</text:p>
              </table:table-cell>
              <table:table-cell office:value-type="float" office:value="1.03081">
                <text:p>1.03081</text:p>
              </table:table-cell>
              <table:table-cell office:value-type="float" office:value="0.00000373299">
                <text:p>0.00000373299</text:p>
              </table:table-cell>
              <table:table-cell office:value-type="float" office:value="1.03188">
                <text:p>1.03188</text:p>
              </table:table-cell>
              <table:table-cell office:value-type="float" office:value="0.00000418736">
                <text:p>0.00000418736</text:p>
              </table:table-cell>
              <table:table-cell office:value-type="float" office:value="1.03294">
                <text:p>1.03294</text:p>
              </table:table-cell>
              <table:table-cell office:value-type="float" office:value="0.00000321136">
                <text:p>0.00000321136</text:p>
              </table:table-cell>
              <table:table-cell office:value-type="float" office:value="1.03399">
                <text:p>1.03399</text:p>
              </table:table-cell>
              <table:table-cell office:value-type="float" office:value="0.00000332819">
                <text:p>0.000003328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2687">
                <text:p>1.02687</text:p>
              </table:table-cell>
              <table:table-cell office:value-type="float" office:value="-0.0000421176">
                <text:p>-0.0000421176</text:p>
              </table:table-cell>
              <table:table-cell office:value-type="float" office:value="1.02816">
                <text:p>1.02816</text:p>
              </table:table-cell>
              <table:table-cell office:value-type="float" office:value="-0.0000254227">
                <text:p>-0.0000254227</text:p>
              </table:table-cell>
              <table:table-cell office:value-type="float" office:value="1.02943">
                <text:p>1.02943</text:p>
              </table:table-cell>
              <table:table-cell office:value-type="float" office:value="-0.0000166645">
                <text:p>-0.0000166645</text:p>
              </table:table-cell>
              <table:table-cell office:value-type="float" office:value="1.03131">
                <text:p>1.03131</text:p>
              </table:table-cell>
              <table:table-cell office:value-type="float" office:value="-0.00000802369">
                <text:p>-0.00000802369</text:p>
              </table:table-cell>
              <table:table-cell office:value-type="float" office:value="1.03255">
                <text:p>1.03255</text:p>
              </table:table-cell>
              <table:table-cell office:value-type="float" office:value="-0.00000563782">
                <text:p>-0.00000563782</text:p>
              </table:table-cell>
              <table:table-cell office:value-type="float" office:value="1.03378">
                <text:p>1.03378</text:p>
              </table:table-cell>
              <table:table-cell office:value-type="float" office:value="0.00000000772316">
                <text:p>0.00000000772316</text:p>
              </table:table-cell>
              <table:table-cell office:value-type="float" office:value="1.03499">
                <text:p>1.03499</text:p>
              </table:table-cell>
              <table:table-cell office:value-type="float" office:value="0.00000000374068">
                <text:p>0.00000000374068</text:p>
              </table:table-cell>
              <table:table-cell office:value-type="float" office:value="1.03678">
                <text:p>1.03678</text:p>
              </table:table-cell>
              <table:table-cell office:value-type="float" office:value="0.00000132081">
                <text:p>0.00000132081</text:p>
              </table:table-cell>
              <table:table-cell office:value-type="float" office:value="1.03796">
                <text:p>1.03796</text:p>
              </table:table-cell>
              <table:table-cell office:value-type="float" office:value="0.00000116283">
                <text:p>0.00000116283</text:p>
              </table:table-cell>
              <table:table-cell office:value-type="float" office:value="1.03912">
                <text:p>1.03912</text:p>
              </table:table-cell>
              <table:table-cell office:value-type="float" office:value="0.00000275514">
                <text:p>0.00000275514</text:p>
              </table:table-cell>
              <table:table-cell office:value-type="float" office:value="1.04027">
                <text:p>1.04027</text:p>
              </table:table-cell>
              <table:table-cell office:value-type="float" office:value="0.00000307857">
                <text:p>0.00000307857</text:p>
              </table:table-cell>
              <table:table-cell office:value-type="float" office:value="1.04195">
                <text:p>1.04195</text:p>
              </table:table-cell>
              <table:table-cell office:value-type="float" office:value="0.00000278674">
                <text:p>0.00000278674</text:p>
              </table:table-cell>
              <table:table-cell office:value-type="float" office:value="1.04306">
                <text:p>1.04306</text:p>
              </table:table-cell>
              <table:table-cell office:value-type="float" office:value="0.00000350756">
                <text:p>0.00000350756</text:p>
              </table:table-cell>
              <table:table-cell office:value-type="float" office:value="1.04414">
                <text:p>1.04414</text:p>
              </table:table-cell>
              <table:table-cell office:value-type="float" office:value="0.00000258539">
                <text:p>0.00000258539</text:p>
              </table:table-cell>
              <table:table-cell office:value-type="float" office:value="1.04521">
                <text:p>1.04521</text:p>
              </table:table-cell>
              <table:table-cell office:value-type="float" office:value="0.00000285326">
                <text:p>0.000002853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3765">
                <text:p>1.03765</text:p>
              </table:table-cell>
              <table:table-cell office:value-type="float" office:value="-0.000305045">
                <text:p>-0.000305045</text:p>
              </table:table-cell>
              <table:table-cell office:value-type="float" office:value="1.03896">
                <text:p>1.03896</text:p>
              </table:table-cell>
              <table:table-cell office:value-type="float" office:value="-0.000111661">
                <text:p>-0.000111661</text:p>
              </table:table-cell>
              <table:table-cell office:value-type="float" office:value="1.04027">
                <text:p>1.04027</text:p>
              </table:table-cell>
              <table:table-cell office:value-type="float" office:value="-0.0000611286">
                <text:p>-0.0000611286</text:p>
              </table:table-cell>
              <table:table-cell office:value-type="float" office:value="1.0422">
                <text:p>1.0422</text:p>
              </table:table-cell>
              <table:table-cell office:value-type="float" office:value="-0.0000294251">
                <text:p>-0.0000294251</text:p>
              </table:table-cell>
              <table:table-cell office:value-type="float" office:value="1.04347">
                <text:p>1.04347</text:p>
              </table:table-cell>
              <table:table-cell office:value-type="float" office:value="-0.0000209372">
                <text:p>-0.0000209372</text:p>
              </table:table-cell>
              <table:table-cell office:value-type="float" office:value="1.04472">
                <text:p>1.04472</text:p>
              </table:table-cell>
              <table:table-cell office:value-type="float" office:value="-0.0000122413">
                <text:p>-0.0000122413</text:p>
              </table:table-cell>
              <table:table-cell office:value-type="float" office:value="1.04597">
                <text:p>1.04597</text:p>
              </table:table-cell>
              <table:table-cell office:value-type="float" office:value="-0.0000114504">
                <text:p>-0.0000114504</text:p>
              </table:table-cell>
              <table:table-cell office:value-type="float" office:value="1.0478">
                <text:p>1.0478</text:p>
              </table:table-cell>
              <table:table-cell office:value-type="float" office:value="-0.00000388658">
                <text:p>-0.00000388658</text:p>
              </table:table-cell>
              <table:table-cell office:value-type="float" office:value="1.04901">
                <text:p>1.04901</text:p>
              </table:table-cell>
              <table:table-cell office:value-type="float" office:value="-0.00000308031">
                <text:p>-0.00000308031</text:p>
              </table:table-cell>
              <table:table-cell office:value-type="float" office:value="1.0502">
                <text:p>1.0502</text:p>
              </table:table-cell>
              <table:table-cell office:value-type="float" office:value="0.0000000126084">
                <text:p>0.0000000126084</text:p>
              </table:table-cell>
              <table:table-cell office:value-type="float" office:value="1.05137">
                <text:p>1.05137</text:p>
              </table:table-cell>
              <table:table-cell office:value-type="float" office:value="0.000000853253">
                <text:p>0.000000853253</text:p>
              </table:table-cell>
              <table:table-cell office:value-type="float" office:value="1.0531">
                <text:p>1.0531</text:p>
              </table:table-cell>
              <table:table-cell office:value-type="float" office:value="0.00000117917">
                <text:p>0.00000117917</text:p>
              </table:table-cell>
              <table:table-cell office:value-type="float" office:value="1.05423">
                <text:p>1.05423</text:p>
              </table:table-cell>
              <table:table-cell office:value-type="float" office:value="0.00000236261">
                <text:p>0.00000236261</text:p>
              </table:table-cell>
              <table:table-cell office:value-type="float" office:value="1.05534">
                <text:p>1.05534</text:p>
              </table:table-cell>
              <table:table-cell office:value-type="float" office:value="0.00000153656">
                <text:p>0.00000153656</text:p>
              </table:table-cell>
              <table:table-cell office:value-type="float" office:value="1.05644">
                <text:p>1.05644</text:p>
              </table:table-cell>
              <table:table-cell office:value-type="float" office:value="0.0000020591">
                <text:p>0.00000205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4843">
                <text:p>1.04843</text:p>
              </table:table-cell>
              <table:table-cell office:value-type="float" office:value="0.000142231">
                <text:p>0.000142231</text:p>
              </table:table-cell>
              <table:table-cell office:value-type="float" office:value="1.04977">
                <text:p>1.04977</text:p>
              </table:table-cell>
              <table:table-cell office:value-type="float" office:value="0.00021128">
                <text:p>0.00021128</text:p>
              </table:table-cell>
              <table:table-cell office:value-type="float" office:value="1.05111">
                <text:p>1.05111</text:p>
              </table:table-cell>
              <table:table-cell office:value-type="float" office:value="0.000702459">
                <text:p>0.000702459</text:p>
              </table:table-cell>
              <table:table-cell office:value-type="float" office:value="1.05308">
                <text:p>1.05308</text:p>
              </table:table-cell>
              <table:table-cell office:value-type="float" office:value="-0.000176705">
                <text:p>-0.000176705</text:p>
              </table:table-cell>
              <table:table-cell office:value-type="float" office:value="1.05438">
                <text:p>1.05438</text:p>
              </table:table-cell>
              <table:table-cell office:value-type="float" office:value="-0.0000850829">
                <text:p>-0.0000850829</text:p>
              </table:table-cell>
              <table:table-cell office:value-type="float" office:value="1.05567">
                <text:p>1.05567</text:p>
              </table:table-cell>
              <table:table-cell office:value-type="float" office:value="-0.0000456231">
                <text:p>-0.0000456231</text:p>
              </table:table-cell>
              <table:table-cell office:value-type="float" office:value="1.05694">
                <text:p>1.05694</text:p>
              </table:table-cell>
              <table:table-cell office:value-type="float" office:value="-0.0000354741">
                <text:p>-0.0000354741</text:p>
              </table:table-cell>
              <table:table-cell office:value-type="float" office:value="1.05882">
                <text:p>1.05882</text:p>
              </table:table-cell>
              <table:table-cell office:value-type="float" office:value="-0.0000159598">
                <text:p>-0.0000159598</text:p>
              </table:table-cell>
              <table:table-cell office:value-type="float" office:value="1.06005">
                <text:p>1.06005</text:p>
              </table:table-cell>
              <table:table-cell office:value-type="float" office:value="-0.0000122215">
                <text:p>-0.0000122215</text:p>
              </table:table-cell>
              <table:table-cell office:value-type="float" office:value="1.06127">
                <text:p>1.06127</text:p>
              </table:table-cell>
              <table:table-cell office:value-type="float" office:value="-0.00000624125">
                <text:p>-0.00000624125</text:p>
              </table:table-cell>
              <table:table-cell office:value-type="float" office:value="1.06247">
                <text:p>1.06247</text:p>
              </table:table-cell>
              <table:table-cell office:value-type="float" office:value="-0.000003489">
                <text:p>-0.000003489</text:p>
              </table:table-cell>
              <table:table-cell office:value-type="float" office:value="1.06424">
                <text:p>1.06424</text:p>
              </table:table-cell>
              <table:table-cell office:value-type="float" office:value="-0.0000018144">
                <text:p>-0.0000018144</text:p>
              </table:table-cell>
              <table:table-cell office:value-type="float" office:value="1.0654">
                <text:p>1.0654</text:p>
              </table:table-cell>
              <table:table-cell office:value-type="float" office:value="0.000000277691">
                <text:p>0.000000277691</text:p>
              </table:table-cell>
              <table:table-cell office:value-type="float" office:value="1.06654">
                <text:p>1.06654</text:p>
              </table:table-cell>
              <table:table-cell office:value-type="float" office:value="0.00000000323304">
                <text:p>0.00000000323304</text:p>
              </table:table-cell>
              <table:table-cell office:value-type="float" office:value="1.06766">
                <text:p>1.06766</text:p>
              </table:table-cell>
              <table:table-cell office:value-type="float" office:value="0.000000653175">
                <text:p>0.0000006531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592">
                <text:p>1.0592</text:p>
              </table:table-cell>
              <table:table-cell office:value-type="float" office:value="0.0000765489">
                <text:p>0.0000765489</text:p>
              </table:table-cell>
              <table:table-cell office:value-type="float" office:value="1.06058">
                <text:p>1.06058</text:p>
              </table:table-cell>
              <table:table-cell office:value-type="float" office:value="0.0000813469">
                <text:p>0.0000813469</text:p>
              </table:table-cell>
              <table:table-cell office:value-type="float" office:value="1.06195">
                <text:p>1.06195</text:p>
              </table:table-cell>
              <table:table-cell office:value-type="float" office:value="0.0000927316">
                <text:p>0.0000927316</text:p>
              </table:table-cell>
              <table:table-cell office:value-type="float" office:value="1.06397">
                <text:p>1.06397</text:p>
              </table:table-cell>
              <table:table-cell office:value-type="float" office:value="0.000129257">
                <text:p>0.000129257</text:p>
              </table:table-cell>
              <table:table-cell office:value-type="float" office:value="1.0653">
                <text:p>1.0653</text:p>
              </table:table-cell>
              <table:table-cell office:value-type="float" office:value="0.000217682">
                <text:p>0.000217682</text:p>
              </table:table-cell>
              <table:table-cell office:value-type="float" office:value="1.06662">
                <text:p>1.06662</text:p>
              </table:table-cell>
              <table:table-cell office:value-type="float" office:value="0.00108636">
                <text:p>0.00108636</text:p>
              </table:table-cell>
              <table:table-cell office:value-type="float" office:value="1.06792">
                <text:p>1.06792</text:p>
              </table:table-cell>
              <table:table-cell office:value-type="float" office:value="-0.000272384">
                <text:p>-0.000272384</text:p>
              </table:table-cell>
              <table:table-cell office:value-type="float" office:value="1.06984">
                <text:p>1.06984</text:p>
              </table:table-cell>
              <table:table-cell office:value-type="float" office:value="-0.0000664168">
                <text:p>-0.0000664168</text:p>
              </table:table-cell>
              <table:table-cell office:value-type="float" office:value="1.0711">
                <text:p>1.0711</text:p>
              </table:table-cell>
              <table:table-cell office:value-type="float" office:value="-0.0000421036">
                <text:p>-0.0000421036</text:p>
              </table:table-cell>
              <table:table-cell office:value-type="float" office:value="1.07235">
                <text:p>1.07235</text:p>
              </table:table-cell>
              <table:table-cell office:value-type="float" office:value="-0.0000230644">
                <text:p>-0.0000230644</text:p>
              </table:table-cell>
              <table:table-cell office:value-type="float" office:value="1.07358">
                <text:p>1.07358</text:p>
              </table:table-cell>
              <table:table-cell office:value-type="float" office:value="-0.0000143178">
                <text:p>-0.0000143178</text:p>
              </table:table-cell>
              <table:table-cell office:value-type="float" office:value="1.07539">
                <text:p>1.07539</text:p>
              </table:table-cell>
              <table:table-cell office:value-type="float" office:value="-0.00000847673">
                <text:p>-0.00000847673</text:p>
              </table:table-cell>
              <table:table-cell office:value-type="float" office:value="1.07657">
                <text:p>1.07657</text:p>
              </table:table-cell>
              <table:table-cell office:value-type="float" office:value="-0.00000412038">
                <text:p>-0.00000412038</text:p>
              </table:table-cell>
              <table:table-cell office:value-type="float" office:value="1.07774">
                <text:p>1.07774</text:p>
              </table:table-cell>
              <table:table-cell office:value-type="float" office:value="-0.00000414583">
                <text:p>-0.00000414583</text:p>
              </table:table-cell>
              <table:table-cell office:value-type="float" office:value="1.07889">
                <text:p>1.07889</text:p>
              </table:table-cell>
              <table:table-cell office:value-type="float" office:value="-0.0000021068">
                <text:p>-0.00000210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6998">
                <text:p>1.06998</text:p>
              </table:table-cell>
              <table:table-cell office:value-type="float" office:value="0.0000591476">
                <text:p>0.0000591476</text:p>
              </table:table-cell>
              <table:table-cell office:value-type="float" office:value="1.07139">
                <text:p>1.07139</text:p>
              </table:table-cell>
              <table:table-cell office:value-type="float" office:value="0.0000590289">
                <text:p>0.0000590289</text:p>
              </table:table-cell>
              <table:table-cell office:value-type="float" office:value="1.07279">
                <text:p>1.07279</text:p>
              </table:table-cell>
              <table:table-cell office:value-type="float" office:value="0.0000610646">
                <text:p>0.0000610646</text:p>
              </table:table-cell>
              <table:table-cell office:value-type="float" office:value="1.07485">
                <text:p>1.07485</text:p>
              </table:table-cell>
              <table:table-cell office:value-type="float" office:value="0.0000654352">
                <text:p>0.0000654352</text:p>
              </table:table-cell>
              <table:table-cell office:value-type="float" office:value="1.07622">
                <text:p>1.07622</text:p>
              </table:table-cell>
              <table:table-cell office:value-type="float" office:value="0.0000735192">
                <text:p>0.0000735192</text:p>
              </table:table-cell>
              <table:table-cell office:value-type="float" office:value="1.07756">
                <text:p>1.07756</text:p>
              </table:table-cell>
              <table:table-cell office:value-type="float" office:value="0.000079716">
                <text:p>0.000079716</text:p>
              </table:table-cell>
              <table:table-cell office:value-type="float" office:value="1.07889">
                <text:p>1.07889</text:p>
              </table:table-cell>
              <table:table-cell office:value-type="float" office:value="0.000108367">
                <text:p>0.000108367</text:p>
              </table:table-cell>
              <table:table-cell office:value-type="float" office:value="1.08086">
                <text:p>1.08086</text:p>
              </table:table-cell>
              <table:table-cell office:value-type="float" office:value="0.00017856">
                <text:p>0.00017856</text:p>
              </table:table-cell>
              <table:table-cell office:value-type="float" office:value="1.08215">
                <text:p>1.08215</text:p>
              </table:table-cell>
              <table:table-cell office:value-type="float" office:value="0.000810474">
                <text:p>0.000810474</text:p>
              </table:table-cell>
              <table:table-cell office:value-type="float" office:value="1.08342">
                <text:p>1.08342</text:p>
              </table:table-cell>
              <table:table-cell office:value-type="float" office:value="-0.000211152">
                <text:p>-0.000211152</text:p>
              </table:table-cell>
              <table:table-cell office:value-type="float" office:value="1.08468">
                <text:p>1.08468</text:p>
              </table:table-cell>
              <table:table-cell office:value-type="float" office:value="-0.0000733495">
                <text:p>-0.0000733495</text:p>
              </table:table-cell>
              <table:table-cell office:value-type="float" office:value="1.08653">
                <text:p>1.08653</text:p>
              </table:table-cell>
              <table:table-cell office:value-type="float" office:value="-0.0000317677">
                <text:p>-0.0000317677</text:p>
              </table:table-cell>
              <table:table-cell office:value-type="float" office:value="1.08775">
                <text:p>1.08775</text:p>
              </table:table-cell>
              <table:table-cell office:value-type="float" office:value="-0.0000171595">
                <text:p>-0.0000171595</text:p>
              </table:table-cell>
              <table:table-cell office:value-type="float" office:value="1.08894">
                <text:p>1.08894</text:p>
              </table:table-cell>
              <table:table-cell office:value-type="float" office:value="-0.000014201">
                <text:p>-0.000014201</text:p>
              </table:table-cell>
              <table:table-cell office:value-type="float" office:value="1.09011">
                <text:p>1.09011</text:p>
              </table:table-cell>
              <table:table-cell office:value-type="float" office:value="-0.00000881876">
                <text:p>-0.000008818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8076">
                <text:p>1.08076</text:p>
              </table:table-cell>
              <table:table-cell office:value-type="float" office:value="0.0000513101">
                <text:p>0.0000513101</text:p>
              </table:table-cell>
              <table:table-cell office:value-type="float" office:value="1.0822">
                <text:p>1.0822</text:p>
              </table:table-cell>
              <table:table-cell office:value-type="float" office:value="0.0000500279">
                <text:p>0.0000500279</text:p>
              </table:table-cell>
              <table:table-cell office:value-type="float" office:value="1.08363">
                <text:p>1.08363</text:p>
              </table:table-cell>
              <table:table-cell office:value-type="float" office:value="0.0000500678">
                <text:p>0.0000500678</text:p>
              </table:table-cell>
              <table:table-cell office:value-type="float" office:value="1.08574">
                <text:p>1.08574</text:p>
              </table:table-cell>
              <table:table-cell office:value-type="float" office:value="0.0000501125">
                <text:p>0.0000501125</text:p>
              </table:table-cell>
              <table:table-cell office:value-type="float" office:value="1.08713">
                <text:p>1.08713</text:p>
              </table:table-cell>
              <table:table-cell office:value-type="float" office:value="0.0000523577">
                <text:p>0.0000523577</text:p>
              </table:table-cell>
              <table:table-cell office:value-type="float" office:value="1.08851">
                <text:p>1.08851</text:p>
              </table:table-cell>
              <table:table-cell office:value-type="float" office:value="0.0000517598">
                <text:p>0.0000517598</text:p>
              </table:table-cell>
              <table:table-cell office:value-type="float" office:value="1.08987">
                <text:p>1.08987</text:p>
              </table:table-cell>
              <table:table-cell office:value-type="float" office:value="0.0000592897">
                <text:p>0.0000592897</text:p>
              </table:table-cell>
              <table:table-cell office:value-type="float" office:value="1.09188">
                <text:p>1.09188</text:p>
              </table:table-cell>
              <table:table-cell office:value-type="float" office:value="0.0000600279">
                <text:p>0.0000600279</text:p>
              </table:table-cell>
              <table:table-cell office:value-type="float" office:value="1.0932">
                <text:p>1.0932</text:p>
              </table:table-cell>
              <table:table-cell office:value-type="float" office:value="0.0000688584">
                <text:p>0.0000688584</text:p>
              </table:table-cell>
              <table:table-cell office:value-type="float" office:value="1.0945">
                <text:p>1.0945</text:p>
              </table:table-cell>
              <table:table-cell office:value-type="float" office:value="0.0000733126">
                <text:p>0.0000733126</text:p>
              </table:table-cell>
              <table:table-cell office:value-type="float" office:value="1.09579">
                <text:p>1.09579</text:p>
              </table:table-cell>
              <table:table-cell office:value-type="float" office:value="0.0000910434">
                <text:p>0.0000910434</text:p>
              </table:table-cell>
              <table:table-cell office:value-type="float" office:value="1.09768">
                <text:p>1.09768</text:p>
              </table:table-cell>
              <table:table-cell office:value-type="float" office:value="0.000269393">
                <text:p>0.000269393</text:p>
              </table:table-cell>
              <table:table-cell office:value-type="float" office:value="1.09892">
                <text:p>1.09892</text:p>
              </table:table-cell>
              <table:table-cell office:value-type="float" office:value="-0.000284261">
                <text:p>-0.000284261</text:p>
              </table:table-cell>
              <table:table-cell office:value-type="float" office:value="1.10014">
                <text:p>1.10014</text:p>
              </table:table-cell>
              <table:table-cell office:value-type="float" office:value="-0.0000838535">
                <text:p>-0.0000838535</text:p>
              </table:table-cell>
              <table:table-cell office:value-type="float" office:value="1.10134">
                <text:p>1.10134</text:p>
              </table:table-cell>
              <table:table-cell office:value-type="float" office:value="-0.0000395461">
                <text:p>-0.00003954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9154">
                <text:p>1.09154</text:p>
              </table:table-cell>
              <table:table-cell office:value-type="float" office:value="0.0000469763">
                <text:p>0.0000469763</text:p>
              </table:table-cell>
              <table:table-cell office:value-type="float" office:value="1.09301">
                <text:p>1.09301</text:p>
              </table:table-cell>
              <table:table-cell office:value-type="float" office:value="0.000045304">
                <text:p>0.000045304</text:p>
              </table:table-cell>
              <table:table-cell office:value-type="float" office:value="1.09447">
                <text:p>1.09447</text:p>
              </table:table-cell>
              <table:table-cell office:value-type="float" office:value="0.0000446486">
                <text:p>0.0000446486</text:p>
              </table:table-cell>
              <table:table-cell office:value-type="float" office:value="1.09663">
                <text:p>1.09663</text:p>
              </table:table-cell>
              <table:table-cell office:value-type="float" office:value="0.0000434399">
                <text:p>0.0000434399</text:p>
              </table:table-cell>
              <table:table-cell office:value-type="float" office:value="1.09805">
                <text:p>1.09805</text:p>
              </table:table-cell>
              <table:table-cell office:value-type="float" office:value="0.0000441194">
                <text:p>0.0000441194</text:p>
              </table:table-cell>
              <table:table-cell office:value-type="float" office:value="1.09945">
                <text:p>1.09945</text:p>
              </table:table-cell>
              <table:table-cell office:value-type="float" office:value="0.0000424005">
                <text:p>0.0000424005</text:p>
              </table:table-cell>
              <table:table-cell office:value-type="float" office:value="1.10084">
                <text:p>1.10084</text:p>
              </table:table-cell>
              <table:table-cell office:value-type="float" office:value="0.000046063">
                <text:p>0.000046063</text:p>
              </table:table-cell>
              <table:table-cell office:value-type="float" office:value="1.1029">
                <text:p>1.1029</text:p>
              </table:table-cell>
              <table:table-cell office:value-type="float" office:value="0.0000430161">
                <text:p>0.0000430161</text:p>
              </table:table-cell>
              <table:table-cell office:value-type="float" office:value="1.10425">
                <text:p>1.10425</text:p>
              </table:table-cell>
              <table:table-cell office:value-type="float" office:value="0.0000446627">
                <text:p>0.0000446627</text:p>
              </table:table-cell>
              <table:table-cell office:value-type="float" office:value="1.10558">
                <text:p>1.10558</text:p>
              </table:table-cell>
              <table:table-cell office:value-type="float" office:value="0.0000418925">
                <text:p>0.0000418925</text:p>
              </table:table-cell>
              <table:table-cell office:value-type="float" office:value="1.10689">
                <text:p>1.10689</text:p>
              </table:table-cell>
              <table:table-cell office:value-type="float" office:value="0.0000414768">
                <text:p>0.0000414768</text:p>
              </table:table-cell>
              <table:table-cell office:value-type="float" office:value="1.10882">
                <text:p>1.10882</text:p>
              </table:table-cell>
              <table:table-cell office:value-type="float" office:value="0.0000459307">
                <text:p>0.0000459307</text:p>
              </table:table-cell>
              <table:table-cell office:value-type="float" office:value="1.11009">
                <text:p>1.11009</text:p>
              </table:table-cell>
              <table:table-cell office:value-type="float" office:value="0.0000469441">
                <text:p>0.0000469441</text:p>
              </table:table-cell>
              <table:table-cell office:value-type="float" office:value="1.11134">
                <text:p>1.11134</text:p>
              </table:table-cell>
              <table:table-cell office:value-type="float" office:value="0.0000630818">
                <text:p>0.0000630818</text:p>
              </table:table-cell>
              <table:table-cell office:value-type="float" office:value="1.11256">
                <text:p>1.11256</text:p>
              </table:table-cell>
              <table:table-cell office:value-type="float" office:value="0.0000831906">
                <text:p>0.00008319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0231">
                <text:p>1.10231</text:p>
              </table:table-cell>
              <table:table-cell office:value-type="float" office:value="0.0000443061">
                <text:p>0.0000443061</text:p>
              </table:table-cell>
              <table:table-cell office:value-type="float" office:value="1.10382">
                <text:p>1.10382</text:p>
              </table:table-cell>
              <table:table-cell office:value-type="float" office:value="0.0000424818">
                <text:p>0.0000424818</text:p>
              </table:table-cell>
              <table:table-cell office:value-type="float" office:value="1.10531">
                <text:p>1.10531</text:p>
              </table:table-cell>
              <table:table-cell office:value-type="float" office:value="0.0000415232">
                <text:p>0.0000415232</text:p>
              </table:table-cell>
              <table:table-cell office:value-type="float" office:value="1.10751">
                <text:p>1.10751</text:p>
              </table:table-cell>
              <table:table-cell office:value-type="float" office:value="0.0000398285">
                <text:p>0.0000398285</text:p>
              </table:table-cell>
              <table:table-cell office:value-type="float" office:value="1.10896">
                <text:p>1.10896</text:p>
              </table:table-cell>
              <table:table-cell office:value-type="float" office:value="0.0000398855">
                <text:p>0.0000398855</text:p>
              </table:table-cell>
              <table:table-cell office:value-type="float" office:value="1.1104">
                <text:p>1.1104</text:p>
              </table:table-cell>
              <table:table-cell office:value-type="float" office:value="0.000037879">
                <text:p>0.000037879</text:p>
              </table:table-cell>
              <table:table-cell office:value-type="float" office:value="1.11182">
                <text:p>1.11182</text:p>
              </table:table-cell>
              <table:table-cell office:value-type="float" office:value="0.0000401375">
                <text:p>0.0000401375</text:p>
              </table:table-cell>
              <table:table-cell office:value-type="float" office:value="1.11392">
                <text:p>1.11392</text:p>
              </table:table-cell>
              <table:table-cell office:value-type="float" office:value="0.000036464">
                <text:p>0.000036464</text:p>
              </table:table-cell>
              <table:table-cell office:value-type="float" office:value="1.11529">
                <text:p>1.11529</text:p>
              </table:table-cell>
              <table:table-cell office:value-type="float" office:value="0.0000365682">
                <text:p>0.0000365682</text:p>
              </table:table-cell>
              <table:table-cell office:value-type="float" office:value="1.11665">
                <text:p>1.11665</text:p>
              </table:table-cell>
              <table:table-cell office:value-type="float" office:value="0.0000332584">
                <text:p>0.0000332584</text:p>
              </table:table-cell>
              <table:table-cell office:value-type="float" office:value="1.11799">
                <text:p>1.11799</text:p>
              </table:table-cell>
              <table:table-cell office:value-type="float" office:value="0.0000314014">
                <text:p>0.0000314014</text:p>
              </table:table-cell>
              <table:table-cell office:value-type="float" office:value="1.11997">
                <text:p>1.11997</text:p>
              </table:table-cell>
              <table:table-cell office:value-type="float" office:value="0.0000311108">
                <text:p>0.0000311108</text:p>
              </table:table-cell>
              <table:table-cell office:value-type="float" office:value="1.12126">
                <text:p>1.12126</text:p>
              </table:table-cell>
              <table:table-cell office:value-type="float" office:value="0.0000288715">
                <text:p>0.0000288715</text:p>
              </table:table-cell>
              <table:table-cell office:value-type="float" office:value="1.12253">
                <text:p>1.12253</text:p>
              </table:table-cell>
              <table:table-cell office:value-type="float" office:value="0.0000321981">
                <text:p>0.0000321981</text:p>
              </table:table-cell>
              <table:table-cell office:value-type="float" office:value="1.12378">
                <text:p>1.12378</text:p>
              </table:table-cell>
              <table:table-cell office:value-type="float" office:value="0.0000319748">
                <text:p>0.00003197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1309">
                <text:p>1.11309</text:p>
              </table:table-cell>
              <table:table-cell office:value-type="float" office:value="0.0000425499">
                <text:p>0.0000425499</text:p>
              </table:table-cell>
              <table:table-cell office:value-type="float" office:value="1.11463">
                <text:p>1.11463</text:p>
              </table:table-cell>
              <table:table-cell office:value-type="float" office:value="0.0000406637">
                <text:p>0.0000406637</text:p>
              </table:table-cell>
              <table:table-cell office:value-type="float" office:value="1.11615">
                <text:p>1.11615</text:p>
              </table:table-cell>
              <table:table-cell office:value-type="float" office:value="0.0000395556">
                <text:p>0.0000395556</text:p>
              </table:table-cell>
              <table:table-cell office:value-type="float" office:value="1.1184">
                <text:p>1.1184</text:p>
              </table:table-cell>
              <table:table-cell office:value-type="float" office:value="0.0000376427">
                <text:p>0.0000376427</text:p>
              </table:table-cell>
              <table:table-cell office:value-type="float" office:value="1.11988">
                <text:p>1.11988</text:p>
              </table:table-cell>
              <table:table-cell office:value-type="float" office:value="0.0000373997">
                <text:p>0.0000373997</text:p>
              </table:table-cell>
              <table:table-cell office:value-type="float" office:value="1.12134">
                <text:p>1.12134</text:p>
              </table:table-cell>
              <table:table-cell office:value-type="float" office:value="0.0000353142">
                <text:p>0.0000353142</text:p>
              </table:table-cell>
              <table:table-cell office:value-type="float" office:value="1.12279">
                <text:p>1.12279</text:p>
              </table:table-cell>
              <table:table-cell office:value-type="float" office:value="0.0000369062">
                <text:p>0.0000369062</text:p>
              </table:table-cell>
              <table:table-cell office:value-type="float" office:value="1.12494">
                <text:p>1.12494</text:p>
              </table:table-cell>
              <table:table-cell office:value-type="float" office:value="0.0000331363">
                <text:p>0.0000331363</text:p>
              </table:table-cell>
              <table:table-cell office:value-type="float" office:value="1.12634">
                <text:p>1.12634</text:p>
              </table:table-cell>
              <table:table-cell office:value-type="float" office:value="0.0000326891">
                <text:p>0.0000326891</text:p>
              </table:table-cell>
              <table:table-cell office:value-type="float" office:value="1.12773">
                <text:p>1.12773</text:p>
              </table:table-cell>
              <table:table-cell office:value-type="float" office:value="0.000029399">
                <text:p>0.000029399</text:p>
              </table:table-cell>
              <table:table-cell office:value-type="float" office:value="1.1291">
                <text:p>1.1291</text:p>
              </table:table-cell>
              <table:table-cell office:value-type="float" office:value="0.0000272658">
                <text:p>0.0000272658</text:p>
              </table:table-cell>
              <table:table-cell office:value-type="float" office:value="1.13111">
                <text:p>1.13111</text:p>
              </table:table-cell>
              <table:table-cell office:value-type="float" office:value="0.0000259832">
                <text:p>0.0000259832</text:p>
              </table:table-cell>
              <table:table-cell office:value-type="float" office:value="1.13243">
                <text:p>1.13243</text:p>
              </table:table-cell>
              <table:table-cell office:value-type="float" office:value="0.0000235534">
                <text:p>0.0000235534</text:p>
              </table:table-cell>
              <table:table-cell office:value-type="float" office:value="1.13373">
                <text:p>1.13373</text:p>
              </table:table-cell>
              <table:table-cell office:value-type="float" office:value="0.0000249804">
                <text:p>0.0000249804</text:p>
              </table:table-cell>
              <table:table-cell office:value-type="float" office:value="1.13501">
                <text:p>1.13501</text:p>
              </table:table-cell>
              <table:table-cell office:value-type="float" office:value="0.000023682">
                <text:p>0.0000236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2387">
                <text:p>1.12387</text:p>
              </table:table-cell>
              <table:table-cell office:value-type="float" office:value="0.0000413448">
                <text:p>0.0000413448</text:p>
              </table:table-cell>
              <table:table-cell office:value-type="float" office:value="1.12543">
                <text:p>1.12543</text:p>
              </table:table-cell>
              <table:table-cell office:value-type="float" office:value="0.0000394351">
                <text:p>0.0000394351</text:p>
              </table:table-cell>
              <table:table-cell office:value-type="float" office:value="1.12699">
                <text:p>1.12699</text:p>
              </table:table-cell>
              <table:table-cell office:value-type="float" office:value="0.0000382477">
                <text:p>0.0000382477</text:p>
              </table:table-cell>
              <table:table-cell office:value-type="float" office:value="1.12928">
                <text:p>1.12928</text:p>
              </table:table-cell>
              <table:table-cell office:value-type="float" office:value="0.0000362294">
                <text:p>0.0000362294</text:p>
              </table:table-cell>
              <table:table-cell office:value-type="float" office:value="1.13079">
                <text:p>1.13079</text:p>
              </table:table-cell>
              <table:table-cell office:value-type="float" office:value="0.000035825">
                <text:p>0.000035825</text:p>
              </table:table-cell>
              <table:table-cell office:value-type="float" office:value="1.13229">
                <text:p>1.13229</text:p>
              </table:table-cell>
              <table:table-cell office:value-type="float" office:value="0.0000337257">
                <text:p>0.0000337257</text:p>
              </table:table-cell>
              <table:table-cell office:value-type="float" office:value="1.13377">
                <text:p>1.13377</text:p>
              </table:table-cell>
              <table:table-cell office:value-type="float" office:value="0.0000349541">
                <text:p>0.0000349541</text:p>
              </table:table-cell>
              <table:table-cell office:value-type="float" office:value="1.13595">
                <text:p>1.13595</text:p>
              </table:table-cell>
              <table:table-cell office:value-type="float" office:value="0.0000312099">
                <text:p>0.0000312099</text:p>
              </table:table-cell>
              <table:table-cell office:value-type="float" office:value="1.13739">
                <text:p>1.13739</text:p>
              </table:table-cell>
              <table:table-cell office:value-type="float" office:value="0.0000305156">
                <text:p>0.0000305156</text:p>
              </table:table-cell>
              <table:table-cell office:value-type="float" office:value="1.13881">
                <text:p>1.13881</text:p>
              </table:table-cell>
              <table:table-cell office:value-type="float" office:value="0.000027315">
                <text:p>0.000027315</text:p>
              </table:table-cell>
              <table:table-cell office:value-type="float" office:value="1.1402">
                <text:p>1.1402</text:p>
              </table:table-cell>
              <table:table-cell office:value-type="float" office:value="0.0000251246">
                <text:p>0.0000251246</text:p>
              </table:table-cell>
              <table:table-cell office:value-type="float" office:value="1.14226">
                <text:p>1.14226</text:p>
              </table:table-cell>
              <table:table-cell office:value-type="float" office:value="0.0000235203">
                <text:p>0.0000235203</text:p>
              </table:table-cell>
              <table:table-cell office:value-type="float" office:value="1.14361">
                <text:p>1.14361</text:p>
              </table:table-cell>
              <table:table-cell office:value-type="float" office:value="0.0000211501">
                <text:p>0.0000211501</text:p>
              </table:table-cell>
              <table:table-cell office:value-type="float" office:value="1.14493">
                <text:p>1.14493</text:p>
              </table:table-cell>
              <table:table-cell office:value-type="float" office:value="0.0000219471">
                <text:p>0.0000219471</text:p>
              </table:table-cell>
              <table:table-cell office:value-type="float" office:value="1.14623">
                <text:p>1.14623</text:p>
              </table:table-cell>
              <table:table-cell office:value-type="float" office:value="0.000020491">
                <text:p>0.0000204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pline-resolution="80" chart:right-angled-axes="true"/>
    </style:style>
    <style:style style:name="ch5" style:family="chart" style:data-style-name="N0">
      <style:chart-properties chart:display-label="true" chart:logarithmic="false" chart:minimum="0" chart:maximum="1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2000" chart:maximum="3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svg:stroke-color="#004586" draw:fill-color="#004586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.007cm" svg:height="9.01cm" xlink:href=".." xlink:type="simple" chart:class="chart:scatter" chart:style-name="ch1">
        <chart:title svg:x="7.229cm" svg:y="0.315cm" chart:style-name="ch2">
          <text:p>k vs Et</text:p>
        </chart:title>
        <chart:legend chart:legend-position="end" svg:x="13.103cm" svg:y="0.855cm" style:legend-expansion="high" chart:style-name="ch3"/>
        <chart:plot-area chart:style-name="ch4" table:cell-range-address="Sheet1.B2:Sheet1.B102 Sheet1.D2:Sheet1.D1516" svg:x="1.318cm" svg:y="1.644cm" svg:width="11.145cm" svg:height="6.218cm">
          <chartooo:coordinate-region svg:x="2.483cm" svg:y="1.834cm" svg:width="9.733cm" svg:height="5.838cm"/>
          <chart:axis chart:dimension="x" chart:name="primary-x" chart:style-name="ch5">
            <chart:title svg:x="6.688cm" svg:y="8.043cm" chart:style-name="ch6">
              <text:p>Et</text:p>
            </chart:title>
          </chart:axis>
          <chart:axis chart:dimension="y" chart:name="primary-y" chart:style-name="ch7">
            <chart:title svg:x="0.451cm" svg:y="4.888cm" chart:style-name="ch8">
              <text:p>k</text:p>
            </chart:title>
            <chart:grid chart:style-name="ch9" chart:class="major"/>
          </chart:axis>
          <chart:series chart:style-name="ch10" chart:values-cell-range-address="Sheet1.D2:Sheet1.D102" chart:class="chart:scatter">
            <chart:domain table:cell-range-address="Sheet1.B2:Sheet1.B102"/>
            <chart:data-point chart:repeated="101"/>
          </chart:series>
          <chart:series chart:style-name="ch11" chart:values-cell-range-address="Sheet1.D103:Sheet1.D203" chart:class="chart:scatter">
            <chart:domain table:cell-range-address="Sheet1.B103:Sheet1.B203"/>
            <chart:data-point chart:repeated="101"/>
          </chart:series>
          <chart:series chart:style-name="ch12" chart:values-cell-range-address="Sheet1.D204:Sheet1.D304" chart:class="chart:scatter">
            <chart:domain table:cell-range-address="Sheet1.B204:Sheet1.B304"/>
            <chart:data-point chart:repeated="101"/>
          </chart:series>
          <chart:series chart:style-name="ch13" chart:values-cell-range-address="Sheet1.D305:Sheet1.D405" chart:class="chart:scatter">
            <chart:domain table:cell-range-address="Sheet1.B305:Sheet1.B405"/>
            <chart:data-point chart:repeated="101"/>
          </chart:series>
          <chart:series chart:style-name="ch14" chart:values-cell-range-address="Sheet1.D406:Sheet1.D506" chart:class="chart:scatter">
            <chart:domain table:cell-range-address="Sheet1.B406:Sheet1.B506"/>
            <chart:data-point chart:repeated="101"/>
          </chart:series>
          <chart:series chart:style-name="ch15" chart:values-cell-range-address="Sheet1.D507:Sheet1.D607" chart:class="chart:scatter">
            <chart:domain table:cell-range-address="Sheet1.B507:Sheet1.B607"/>
            <chart:data-point chart:repeated="101"/>
          </chart:series>
          <chart:series chart:style-name="ch16" chart:values-cell-range-address="Sheet1.D608:Sheet1.D708" chart:class="chart:scatter">
            <chart:domain table:cell-range-address="Sheet1.B608:Sheet1.B708"/>
            <chart:data-point chart:repeated="101"/>
          </chart:series>
          <chart:series chart:style-name="ch17" chart:values-cell-range-address="Sheet1.D709:Sheet1.D809" chart:class="chart:scatter">
            <chart:domain table:cell-range-address="Sheet1.B709:Sheet1.B809"/>
            <chart:data-point chart:repeated="101"/>
          </chart:series>
          <chart:series chart:style-name="ch18" chart:values-cell-range-address="Sheet1.D810:Sheet1.D910" chart:class="chart:scatter">
            <chart:domain table:cell-range-address="Sheet1.B810:Sheet1.B910"/>
            <chart:data-point chart:repeated="101"/>
          </chart:series>
          <chart:series chart:style-name="ch19" chart:values-cell-range-address="Sheet1.D911:Sheet1.D1011" chart:class="chart:scatter">
            <chart:domain table:cell-range-address="Sheet1.B911:Sheet1.B1011"/>
            <chart:data-point chart:repeated="101"/>
          </chart:series>
          <chart:series chart:style-name="ch20" chart:values-cell-range-address="Sheet1.D1012:Sheet1.D1112" chart:class="chart:scatter">
            <chart:domain table:cell-range-address="Sheet1.B1012:Sheet1.B1112"/>
            <chart:data-point chart:repeated="101"/>
          </chart:series>
          <chart:series chart:style-name="ch21" chart:values-cell-range-address="Sheet1.D1113:Sheet1.D1213" chart:class="chart:scatter">
            <chart:domain table:cell-range-address="Sheet1.B1113:Sheet1.B1213"/>
            <chart:data-point chart:repeated="101"/>
          </chart:series>
          <chart:series chart:style-name="ch22" chart:values-cell-range-address="Sheet1.D1214:Sheet1.D1314" chart:class="chart:scatter">
            <chart:domain table:cell-range-address="Sheet1.B1214:Sheet1.B1314"/>
            <chart:data-point chart:repeated="101"/>
          </chart:series>
          <chart:series chart:style-name="ch11" chart:values-cell-range-address="Sheet1.D1315:Sheet1.D1415" chart:class="chart:scatter">
            <chart:domain table:cell-range-address="Sheet1.B1315:Sheet1.B1415"/>
            <chart:data-point chart:repeated="101"/>
          </chart:series>
          <chart:series chart:style-name="ch12" chart:values-cell-range-address="Sheet1.D1416:Sheet1.D1516" chart:class="chart:scatter">
            <chart:domain table:cell-range-address="Sheet1.B1416:Sheet1.B1516"/>
            <chart:data-point chart:repeated="10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61313">
                <text:p>0.0461313</text:p>
                <draw:g>
                  <svg:desc>Sheet1.B2:Sheet1.B102</svg:desc>
                </draw:g>
              </table:table-cell>
              <table:table-cell office:value-type="float" office:value="17566.6">
                <text:p>17566.6</text:p>
                <draw:g>
                  <svg:desc>Sheet1.D2:Sheet1.D102</svg:desc>
                </draw:g>
              </table:table-cell>
              <table:table-cell office:value-type="float" office:value="0.0445656">
                <text:p>0.0445656</text:p>
                <draw:g>
                  <svg:desc>Sheet1.B103:Sheet1.B203</svg:desc>
                </draw:g>
              </table:table-cell>
              <table:table-cell office:value-type="float" office:value="16691.4">
                <text:p>16691.4</text:p>
                <draw:g>
                  <svg:desc>Sheet1.D103:Sheet1.D203</svg:desc>
                </draw:g>
              </table:table-cell>
              <table:table-cell office:value-type="float" office:value="0.0430147">
                <text:p>0.0430147</text:p>
                <draw:g>
                  <svg:desc>Sheet1.B204:Sheet1.B304</svg:desc>
                </draw:g>
              </table:table-cell>
              <table:table-cell office:value-type="float" office:value="16507.6">
                <text:p>16507.6</text:p>
                <draw:g>
                  <svg:desc>Sheet1.D204:Sheet1.D304</svg:desc>
                </draw:g>
              </table:table-cell>
              <table:table-cell office:value-type="float" office:value="0.0407171">
                <text:p>0.0407171</text:p>
                <draw:g>
                  <svg:desc>Sheet1.B305:Sheet1.B405</svg:desc>
                </draw:g>
              </table:table-cell>
              <table:table-cell office:value-type="float" office:value="15895.5">
                <text:p>15895.5</text:p>
                <draw:g>
                  <svg:desc>Sheet1.D305:Sheet1.D405</svg:desc>
                </draw:g>
              </table:table-cell>
              <table:table-cell office:value-type="float" office:value="0.0392051">
                <text:p>0.0392051</text:p>
                <draw:g>
                  <svg:desc>Sheet1.B406:Sheet1.B506</svg:desc>
                </draw:g>
              </table:table-cell>
              <table:table-cell office:value-type="float" office:value="16376.8">
                <text:p>16376.8</text:p>
                <draw:g>
                  <svg:desc>Sheet1.D406:Sheet1.D506</svg:desc>
                </draw:g>
              </table:table-cell>
              <table:table-cell office:value-type="float" office:value="0.0377095">
                <text:p>0.0377095</text:p>
                <draw:g>
                  <svg:desc>Sheet1.B507:Sheet1.B607</svg:desc>
                </draw:g>
              </table:table-cell>
              <table:table-cell office:value-type="float" office:value="15205.4">
                <text:p>15205.4</text:p>
                <draw:g>
                  <svg:desc>Sheet1.D507:Sheet1.D607</svg:desc>
                </draw:g>
              </table:table-cell>
              <table:table-cell office:value-type="float" office:value="0.0362307">
                <text:p>0.0362307</text:p>
                <draw:g>
                  <svg:desc>Sheet1.B608:Sheet1.B708</svg:desc>
                </draw:g>
              </table:table-cell>
              <table:table-cell office:value-type="float" office:value="17554.9">
                <text:p>17554.9</text:p>
                <draw:g>
                  <svg:desc>Sheet1.D608:Sheet1.D708</svg:desc>
                </draw:g>
              </table:table-cell>
              <table:table-cell office:value-type="float" office:value="0.0340451">
                <text:p>0.0340451</text:p>
                <draw:g>
                  <svg:desc>Sheet1.B709:Sheet1.B809</svg:desc>
                </draw:g>
              </table:table-cell>
              <table:table-cell office:value-type="float" office:value="14966.7">
                <text:p>14966.7</text:p>
                <draw:g>
                  <svg:desc>Sheet1.D709:Sheet1.D809</svg:desc>
                </draw:g>
              </table:table-cell>
              <table:table-cell office:value-type="float" office:value="0.0326105">
                <text:p>0.0326105</text:p>
                <draw:g>
                  <svg:desc>Sheet1.B810:Sheet1.B910</svg:desc>
                </draw:g>
              </table:table-cell>
              <table:table-cell office:value-type="float" office:value="16106.7">
                <text:p>16106.7</text:p>
                <draw:g>
                  <svg:desc>Sheet1.D810:Sheet1.D910</svg:desc>
                </draw:g>
              </table:table-cell>
              <table:table-cell office:value-type="float" office:value="0.0311946">
                <text:p>0.0311946</text:p>
                <draw:g>
                  <svg:desc>Sheet1.B911:Sheet1.B1011</svg:desc>
                </draw:g>
              </table:table-cell>
              <table:table-cell office:value-type="float" office:value="14143">
                <text:p>14143</text:p>
                <draw:g>
                  <svg:desc>Sheet1.D911:Sheet1.D1011</svg:desc>
                </draw:g>
              </table:table-cell>
              <table:table-cell office:value-type="float" office:value="0.0297978">
                <text:p>0.0297978</text:p>
                <draw:g>
                  <svg:desc>Sheet1.B1012:Sheet1.B1112</svg:desc>
                </draw:g>
              </table:table-cell>
              <table:table-cell office:value-type="float" office:value="13679.5">
                <text:p>13679.5</text:p>
                <draw:g>
                  <svg:desc>Sheet1.D1012:Sheet1.D1112</svg:desc>
                </draw:g>
              </table:table-cell>
              <table:table-cell office:value-type="float" office:value="0.0277399">
                <text:p>0.0277399</text:p>
                <draw:g>
                  <svg:desc>Sheet1.B1113:Sheet1.B1213</svg:desc>
                </draw:g>
              </table:table-cell>
              <table:table-cell office:value-type="float" office:value="14285.1">
                <text:p>14285.1</text:p>
                <draw:g>
                  <svg:desc>Sheet1.D1113:Sheet1.D1213</svg:desc>
                </draw:g>
              </table:table-cell>
              <table:table-cell office:value-type="float" office:value="0.0263938">
                <text:p>0.0263938</text:p>
                <draw:g>
                  <svg:desc>Sheet1.B1214:Sheet1.B1314</svg:desc>
                </draw:g>
              </table:table-cell>
              <table:table-cell office:value-type="float" office:value="12215.9">
                <text:p>12215.9</text:p>
                <draw:g>
                  <svg:desc>Sheet1.D1214:Sheet1.D1314</svg:desc>
                </draw:g>
              </table:table-cell>
              <table:table-cell office:value-type="float" office:value="0.025069">
                <text:p>0.025069</text:p>
                <draw:g>
                  <svg:desc>Sheet1.B1315:Sheet1.B1415</svg:desc>
                </draw:g>
              </table:table-cell>
              <table:table-cell office:value-type="float" office:value="14623.2">
                <text:p>14623.2</text:p>
                <draw:g>
                  <svg:desc>Sheet1.D1315:Sheet1.D1415</svg:desc>
                </draw:g>
              </table:table-cell>
              <table:table-cell office:value-type="float" office:value="0.0237662">
                <text:p>0.0237662</text:p>
                <draw:g>
                  <svg:desc>Sheet1.B1416:Sheet1.B1516</svg:desc>
                </draw:g>
              </table:table-cell>
              <table:table-cell office:value-type="float" office:value="13257">
                <text:p>13257</text:p>
                <draw:g>
                  <svg:desc>Sheet1.D1416:Sheet1.D15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69086">
                <text:p>0.0569086</text:p>
              </table:table-cell>
              <table:table-cell office:value-type="float" office:value="13408.7">
                <text:p>13408.7</text:p>
              </table:table-cell>
              <table:table-cell office:value-type="float" office:value="0.0553743">
                <text:p>0.0553743</text:p>
              </table:table-cell>
              <table:table-cell office:value-type="float" office:value="12654.8">
                <text:p>12654.8</text:p>
              </table:table-cell>
              <table:table-cell office:value-type="float" office:value="0.0538544">
                <text:p>0.0538544</text:p>
              </table:table-cell>
              <table:table-cell office:value-type="float" office:value="12427.4">
                <text:p>12427.4</text:p>
              </table:table-cell>
              <table:table-cell office:value-type="float" office:value="0.0516028">
                <text:p>0.0516028</text:p>
              </table:table-cell>
              <table:table-cell office:value-type="float" office:value="11833.3">
                <text:p>11833.3</text:p>
              </table:table-cell>
              <table:table-cell office:value-type="float" office:value="0.050121">
                <text:p>0.050121</text:p>
              </table:table-cell>
              <table:table-cell office:value-type="float" office:value="12095.8">
                <text:p>12095.8</text:p>
              </table:table-cell>
              <table:table-cell office:value-type="float" office:value="0.0486553">
                <text:p>0.0486553</text:p>
              </table:table-cell>
              <table:table-cell office:value-type="float" office:value="11138.1">
                <text:p>11138.1</text:p>
              </table:table-cell>
              <table:table-cell office:value-type="float" office:value="0.0472061">
                <text:p>0.0472061</text:p>
              </table:table-cell>
              <table:table-cell office:value-type="float" office:value="12747.9">
                <text:p>12747.9</text:p>
              </table:table-cell>
              <table:table-cell office:value-type="float" office:value="0.0450642">
                <text:p>0.0450642</text:p>
              </table:table-cell>
              <table:table-cell office:value-type="float" office:value="10719">
                <text:p>10719</text:p>
              </table:table-cell>
              <table:table-cell office:value-type="float" office:value="0.0436583">
                <text:p>0.0436583</text:p>
              </table:table-cell>
              <table:table-cell office:value-type="float" office:value="11422.5">
                <text:p>11422.5</text:p>
              </table:table-cell>
              <table:table-cell office:value-type="float" office:value="0.0422707">
                <text:p>0.0422707</text:p>
              </table:table-cell>
              <table:table-cell office:value-type="float" office:value="9926.4">
                <text:p>9926.4</text:p>
              </table:table-cell>
              <table:table-cell office:value-type="float" office:value="0.0409018">
                <text:p>0.0409018</text:p>
              </table:table-cell>
              <table:table-cell office:value-type="float" office:value="9496.61">
                <text:p>9496.61</text:p>
              </table:table-cell>
              <table:table-cell office:value-type="float" office:value="0.0388851">
                <text:p>0.0388851</text:p>
              </table:table-cell>
              <table:table-cell office:value-type="float" office:value="9744.05">
                <text:p>9744.05</text:p>
              </table:table-cell>
              <table:table-cell office:value-type="float" office:value="0.0375659">
                <text:p>0.0375659</text:p>
              </table:table-cell>
              <table:table-cell office:value-type="float" office:value="8228.18">
                <text:p>8228.18</text:p>
              </table:table-cell>
              <table:table-cell office:value-type="float" office:value="0.0362676">
                <text:p>0.0362676</text:p>
              </table:table-cell>
              <table:table-cell office:value-type="float" office:value="9718.75">
                <text:p>9718.75</text:p>
              </table:table-cell>
              <table:table-cell office:value-type="float" office:value="0.0349909">
                <text:p>0.0349909</text:p>
              </table:table-cell>
              <table:table-cell office:value-type="float" office:value="8686.19">
                <text:p>8686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7686">
                <text:p>0.067686</text:p>
              </table:table-cell>
              <table:table-cell office:value-type="float" office:value="10235.1">
                <text:p>10235.1</text:p>
              </table:table-cell>
              <table:table-cell office:value-type="float" office:value="0.066183">
                <text:p>0.066183</text:p>
              </table:table-cell>
              <table:table-cell office:value-type="float" office:value="9594.45">
                <text:p>9594.45</text:p>
              </table:table-cell>
              <table:table-cell office:value-type="float" office:value="0.0646941">
                <text:p>0.0646941</text:p>
              </table:table-cell>
              <table:table-cell office:value-type="float" office:value="9355.79">
                <text:p>9355.79</text:p>
              </table:table-cell>
              <table:table-cell office:value-type="float" office:value="0.0624884">
                <text:p>0.0624884</text:p>
              </table:table-cell>
              <table:table-cell office:value-type="float" office:value="8809.42">
                <text:p>8809.42</text:p>
              </table:table-cell>
              <table:table-cell office:value-type="float" office:value="0.0610369">
                <text:p>0.0610369</text:p>
              </table:table-cell>
              <table:table-cell office:value-type="float" office:value="8934">
                <text:p>8934</text:p>
              </table:table-cell>
              <table:table-cell office:value-type="float" office:value="0.0596011">
                <text:p>0.0596011</text:p>
              </table:table-cell>
              <table:table-cell office:value-type="float" office:value="8158.81">
                <text:p>8158.81</text:p>
              </table:table-cell>
              <table:table-cell office:value-type="float" office:value="0.0581815">
                <text:p>0.0581815</text:p>
              </table:table-cell>
              <table:table-cell office:value-type="float" office:value="9257.44">
                <text:p>9257.44</text:p>
              </table:table-cell>
              <table:table-cell office:value-type="float" office:value="0.0560833">
                <text:p>0.0560833</text:p>
              </table:table-cell>
              <table:table-cell office:value-type="float" office:value="7676.93">
                <text:p>7676.93</text:p>
              </table:table-cell>
              <table:table-cell office:value-type="float" office:value="0.0547061">
                <text:p>0.0547061</text:p>
              </table:table-cell>
              <table:table-cell office:value-type="float" office:value="8100.8">
                <text:p>8100.8</text:p>
              </table:table-cell>
              <table:table-cell office:value-type="float" office:value="0.0533468">
                <text:p>0.0533468</text:p>
              </table:table-cell>
              <table:table-cell office:value-type="float" office:value="6967.13">
                <text:p>6967.13</text:p>
              </table:table-cell>
              <table:table-cell office:value-type="float" office:value="0.0520059">
                <text:p>0.0520059</text:p>
              </table:table-cell>
              <table:table-cell office:value-type="float" office:value="6592.96">
                <text:p>6592.96</text:p>
              </table:table-cell>
              <table:table-cell office:value-type="float" office:value="0.0500303">
                <text:p>0.0500303</text:p>
              </table:table-cell>
              <table:table-cell office:value-type="float" office:value="6646.79">
                <text:p>6646.79</text:p>
              </table:table-cell>
              <table:table-cell office:value-type="float" office:value="0.048738">
                <text:p>0.048738</text:p>
              </table:table-cell>
              <table:table-cell office:value-type="float" office:value="5542.43">
                <text:p>5542.43</text:p>
              </table:table-cell>
              <table:table-cell office:value-type="float" office:value="0.0474662">
                <text:p>0.0474662</text:p>
              </table:table-cell>
              <table:table-cell office:value-type="float" office:value="6459.53">
                <text:p>6459.53</text:p>
              </table:table-cell>
              <table:table-cell office:value-type="float" office:value="0.0462156">
                <text:p>0.0462156</text:p>
              </table:table-cell>
              <table:table-cell office:value-type="float" office:value="5691.67">
                <text:p>5691.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84634">
                <text:p>0.0784634</text:p>
              </table:table-cell>
              <table:table-cell office:value-type="float" office:value="7812.65">
                <text:p>7812.65</text:p>
              </table:table-cell>
              <table:table-cell office:value-type="float" office:value="0.0769917">
                <text:p>0.0769917</text:p>
              </table:table-cell>
              <table:table-cell office:value-type="float" office:value="7274.3">
                <text:p>7274.3</text:p>
              </table:table-cell>
              <table:table-cell office:value-type="float" office:value="0.0755338">
                <text:p>0.0755338</text:p>
              </table:table-cell>
              <table:table-cell office:value-type="float" office:value="7043.47">
                <text:p>7043.47</text:p>
              </table:table-cell>
              <table:table-cell office:value-type="float" office:value="0.0733741">
                <text:p>0.0733741</text:p>
              </table:table-cell>
              <table:table-cell office:value-type="float" office:value="6558.34">
                <text:p>6558.34</text:p>
              </table:table-cell>
              <table:table-cell office:value-type="float" office:value="0.0719528">
                <text:p>0.0719528</text:p>
              </table:table-cell>
              <table:table-cell office:value-type="float" office:value="6598.81">
                <text:p>6598.81</text:p>
              </table:table-cell>
              <table:table-cell office:value-type="float" office:value="0.0705469">
                <text:p>0.0705469</text:p>
              </table:table-cell>
              <table:table-cell office:value-type="float" office:value="5976.59">
                <text:p>5976.59</text:p>
              </table:table-cell>
              <table:table-cell office:value-type="float" office:value="0.0691569">
                <text:p>0.0691569</text:p>
              </table:table-cell>
              <table:table-cell office:value-type="float" office:value="6722.84">
                <text:p>6722.84</text:p>
              </table:table-cell>
              <table:table-cell office:value-type="float" office:value="0.0671024">
                <text:p>0.0671024</text:p>
              </table:table-cell>
              <table:table-cell office:value-type="float" office:value="5498.4">
                <text:p>5498.4</text:p>
              </table:table-cell>
              <table:table-cell office:value-type="float" office:value="0.0657539">
                <text:p>0.0657539</text:p>
              </table:table-cell>
              <table:table-cell office:value-type="float" office:value="5745.25">
                <text:p>5745.25</text:p>
              </table:table-cell>
              <table:table-cell office:value-type="float" office:value="0.0644229">
                <text:p>0.0644229</text:p>
              </table:table-cell>
              <table:table-cell office:value-type="float" office:value="4890.28">
                <text:p>4890.28</text:p>
              </table:table-cell>
              <table:table-cell office:value-type="float" office:value="0.0631099">
                <text:p>0.0631099</text:p>
              </table:table-cell>
              <table:table-cell office:value-type="float" office:value="4577.33">
                <text:p>4577.33</text:p>
              </table:table-cell>
              <table:table-cell office:value-type="float" office:value="0.0611755">
                <text:p>0.0611755</text:p>
              </table:table-cell>
              <table:table-cell office:value-type="float" office:value="4534.3">
                <text:p>4534.3</text:p>
              </table:table-cell>
              <table:table-cell office:value-type="float" office:value="0.0599102">
                <text:p>0.0599102</text:p>
              </table:table-cell>
              <table:table-cell office:value-type="float" office:value="3733.57">
                <text:p>3733.57</text:p>
              </table:table-cell>
              <table:table-cell office:value-type="float" office:value="0.0586649">
                <text:p>0.0586649</text:p>
              </table:table-cell>
              <table:table-cell office:value-type="float" office:value="4293.67">
                <text:p>4293.67</text:p>
              </table:table-cell>
              <table:table-cell office:value-type="float" office:value="0.0574403">
                <text:p>0.0574403</text:p>
              </table:table-cell>
              <table:table-cell office:value-type="float" office:value="3729.85">
                <text:p>3729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92408">
                <text:p>0.0892408</text:p>
              </table:table-cell>
              <table:table-cell office:value-type="float" office:value="5963.65">
                <text:p>5963.65</text:p>
              </table:table-cell>
              <table:table-cell office:value-type="float" office:value="0.0878003">
                <text:p>0.0878003</text:p>
              </table:table-cell>
              <table:table-cell office:value-type="float" office:value="5515.3">
                <text:p>5515.3</text:p>
              </table:table-cell>
              <table:table-cell office:value-type="float" office:value="0.0863735">
                <text:p>0.0863735</text:p>
              </table:table-cell>
              <table:table-cell office:value-type="float" office:value="5302.74">
                <text:p>5302.74</text:p>
              </table:table-cell>
              <table:table-cell office:value-type="float" office:value="0.0842598">
                <text:p>0.0842598</text:p>
              </table:table-cell>
              <table:table-cell office:value-type="float" office:value="4882.59">
                <text:p>4882.59</text:p>
              </table:table-cell>
              <table:table-cell office:value-type="float" office:value="0.0828687">
                <text:p>0.0828687</text:p>
              </table:table-cell>
              <table:table-cell office:value-type="float" office:value="4874.12">
                <text:p>4874.12</text:p>
              </table:table-cell>
              <table:table-cell office:value-type="float" office:value="0.0814928">
                <text:p>0.0814928</text:p>
              </table:table-cell>
              <table:table-cell office:value-type="float" office:value="4378.17">
                <text:p>4378.17</text:p>
              </table:table-cell>
              <table:table-cell office:value-type="float" office:value="0.0801322">
                <text:p>0.0801322</text:p>
              </table:table-cell>
              <table:table-cell office:value-type="float" office:value="4882.36">
                <text:p>4882.36</text:p>
              </table:table-cell>
              <table:table-cell office:value-type="float" office:value="0.0781215">
                <text:p>0.0781215</text:p>
              </table:table-cell>
              <table:table-cell office:value-type="float" office:value="3938.24">
                <text:p>3938.24</text:p>
              </table:table-cell>
              <table:table-cell office:value-type="float" office:value="0.0768017">
                <text:p>0.0768017</text:p>
              </table:table-cell>
              <table:table-cell office:value-type="float" office:value="4074.85">
                <text:p>4074.85</text:p>
              </table:table-cell>
              <table:table-cell office:value-type="float" office:value="0.075499">
                <text:p>0.075499</text:p>
              </table:table-cell>
              <table:table-cell office:value-type="float" office:value="3432.71">
                <text:p>3432.71</text:p>
              </table:table-cell>
              <table:table-cell office:value-type="float" office:value="0.074214">
                <text:p>0.074214</text:p>
              </table:table-cell>
              <table:table-cell office:value-type="float" office:value="3178.13">
                <text:p>3178.13</text:p>
              </table:table-cell>
              <table:table-cell office:value-type="float" office:value="0.0723207">
                <text:p>0.0723207</text:p>
              </table:table-cell>
              <table:table-cell office:value-type="float" office:value="3093.47">
                <text:p>3093.47</text:p>
              </table:table-cell>
              <table:table-cell office:value-type="float" office:value="0.0710823">
                <text:p>0.0710823</text:p>
              </table:table-cell>
              <table:table-cell office:value-type="float" office:value="2515.31">
                <text:p>2515.31</text:p>
              </table:table-cell>
              <table:table-cell office:value-type="float" office:value="0.0698635">
                <text:p>0.0698635</text:p>
              </table:table-cell>
              <table:table-cell office:value-type="float" office:value="2854.37">
                <text:p>2854.37</text:p>
              </table:table-cell>
              <table:table-cell office:value-type="float" office:value="0.0686649">
                <text:p>0.0686649</text:p>
              </table:table-cell>
              <table:table-cell office:value-type="float" office:value="2444.59">
                <text:p>2444.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0018">
                <text:p>0.100018</text:p>
              </table:table-cell>
              <table:table-cell office:value-type="float" office:value="4552.33">
                <text:p>4552.33</text:p>
              </table:table-cell>
              <table:table-cell office:value-type="float" office:value="0.098609">
                <text:p>0.098609</text:p>
              </table:table-cell>
              <table:table-cell office:value-type="float" office:value="4181.73">
                <text:p>4181.73</text:p>
              </table:table-cell>
              <table:table-cell office:value-type="float" office:value="0.0972133">
                <text:p>0.0972133</text:p>
              </table:table-cell>
              <table:table-cell office:value-type="float" office:value="3992.32">
                <text:p>3992.32</text:p>
              </table:table-cell>
              <table:table-cell office:value-type="float" office:value="0.0951454">
                <text:p>0.0951454</text:p>
              </table:table-cell>
              <table:table-cell office:value-type="float" office:value="3635.13">
                <text:p>3635.13</text:p>
              </table:table-cell>
              <table:table-cell office:value-type="float" office:value="0.0937846">
                <text:p>0.0937846</text:p>
              </table:table-cell>
              <table:table-cell office:value-type="float" office:value="3600.33">
                <text:p>3600.33</text:p>
              </table:table-cell>
              <table:table-cell office:value-type="float" office:value="0.0924386">
                <text:p>0.0924386</text:p>
              </table:table-cell>
              <table:table-cell office:value-type="float" office:value="3207.37">
                <text:p>3207.37</text:p>
              </table:table-cell>
              <table:table-cell office:value-type="float" office:value="0.0911076">
                <text:p>0.0911076</text:p>
              </table:table-cell>
              <table:table-cell office:value-type="float" office:value="3545.92">
                <text:p>3545.92</text:p>
              </table:table-cell>
              <table:table-cell office:value-type="float" office:value="0.0891406">
                <text:p>0.0891406</text:p>
              </table:table-cell>
              <table:table-cell office:value-type="float" office:value="2820.94">
                <text:p>2820.94</text:p>
              </table:table-cell>
              <table:table-cell office:value-type="float" office:value="0.0878495">
                <text:p>0.0878495</text:p>
              </table:table-cell>
              <table:table-cell office:value-type="float" office:value="2890.32">
                <text:p>2890.32</text:p>
              </table:table-cell>
              <table:table-cell office:value-type="float" office:value="0.0865751">
                <text:p>0.0865751</text:p>
              </table:table-cell>
              <table:table-cell office:value-type="float" office:value="2409.77">
                <text:p>2409.77</text:p>
              </table:table-cell>
              <table:table-cell office:value-type="float" office:value="0.085318">
                <text:p>0.085318</text:p>
              </table:table-cell>
              <table:table-cell office:value-type="float" office:value="2206.85">
                <text:p>2206.85</text:p>
              </table:table-cell>
              <table:table-cell office:value-type="float" office:value="0.083466">
                <text:p>0.083466</text:p>
              </table:table-cell>
              <table:table-cell office:value-type="float" office:value="2110.75">
                <text:p>2110.75</text:p>
              </table:table-cell>
              <table:table-cell office:value-type="float" office:value="0.0822544">
                <text:p>0.0822544</text:p>
              </table:table-cell>
              <table:table-cell office:value-type="float" office:value="1694.81">
                <text:p>1694.81</text:p>
              </table:table-cell>
              <table:table-cell office:value-type="float" office:value="0.0810621">
                <text:p>0.0810621</text:p>
              </table:table-cell>
              <table:table-cell office:value-type="float" office:value="1897.9">
                <text:p>1897.9</text:p>
              </table:table-cell>
              <table:table-cell office:value-type="float" office:value="0.0798896">
                <text:p>0.0798896</text:p>
              </table:table-cell>
              <table:table-cell office:value-type="float" office:value="1602.58">
                <text:p>1602.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0796">
                <text:p>0.110796</text:p>
              </table:table-cell>
              <table:table-cell office:value-type="float" office:value="3475.1">
                <text:p>3475.1</text:p>
              </table:table-cell>
              <table:table-cell office:value-type="float" office:value="0.109418">
                <text:p>0.109418</text:p>
              </table:table-cell>
              <table:table-cell office:value-type="float" office:value="3170.7">
                <text:p>3170.7</text:p>
              </table:table-cell>
              <table:table-cell office:value-type="float" office:value="0.108053">
                <text:p>0.108053</text:p>
              </table:table-cell>
              <table:table-cell office:value-type="float" office:value="3005.82">
                <text:p>3005.82</text:p>
              </table:table-cell>
              <table:table-cell office:value-type="float" office:value="0.106031">
                <text:p>0.106031</text:p>
              </table:table-cell>
              <table:table-cell office:value-type="float" office:value="2706.49">
                <text:p>2706.49</text:p>
              </table:table-cell>
              <table:table-cell office:value-type="float" office:value="0.104701">
                <text:p>0.104701</text:p>
              </table:table-cell>
              <table:table-cell office:value-type="float" office:value="2659.55">
                <text:p>2659.55</text:p>
              </table:table-cell>
              <table:table-cell office:value-type="float" office:value="0.103384">
                <text:p>0.103384</text:p>
              </table:table-cell>
              <table:table-cell office:value-type="float" office:value="2349.78">
                <text:p>2349.78</text:p>
              </table:table-cell>
              <table:table-cell office:value-type="float" office:value="0.102083">
                <text:p>0.102083</text:p>
              </table:table-cell>
              <table:table-cell office:value-type="float" office:value="2575.47">
                <text:p>2575.47</text:p>
              </table:table-cell>
              <table:table-cell office:value-type="float" office:value="0.10016">
                <text:p>0.10016</text:p>
              </table:table-cell>
              <table:table-cell office:value-type="float" office:value="2020.79">
                <text:p>2020.79</text:p>
              </table:table-cell>
              <table:table-cell office:value-type="float" office:value="0.0988973">
                <text:p>0.0988973</text:p>
              </table:table-cell>
              <table:table-cell office:value-type="float" office:value="2050.33">
                <text:p>2050.33</text:p>
              </table:table-cell>
              <table:table-cell office:value-type="float" office:value="0.0976512">
                <text:p>0.0976512</text:p>
              </table:table-cell>
              <table:table-cell office:value-type="float" office:value="1691.86">
                <text:p>1691.86</text:p>
              </table:table-cell>
              <table:table-cell office:value-type="float" office:value="0.0964221">
                <text:p>0.0964221</text:p>
              </table:table-cell>
              <table:table-cell office:value-type="float" office:value="1532.61">
                <text:p>1532.61</text:p>
              </table:table-cell>
              <table:table-cell office:value-type="float" office:value="0.0946112">
                <text:p>0.0946112</text:p>
              </table:table-cell>
              <table:table-cell office:value-type="float" office:value="1440.48">
                <text:p>1440.48</text:p>
              </table:table-cell>
              <table:table-cell office:value-type="float" office:value="0.0934265">
                <text:p>0.0934265</text:p>
              </table:table-cell>
              <table:table-cell office:value-type="float" office:value="1142.2">
                <text:p>1142.2</text:p>
              </table:table-cell>
              <table:table-cell office:value-type="float" office:value="0.0922607">
                <text:p>0.0922607</text:p>
              </table:table-cell>
              <table:table-cell office:value-type="float" office:value="1262.29">
                <text:p>1262.29</text:p>
              </table:table-cell>
              <table:table-cell office:value-type="float" office:value="0.0911143">
                <text:p>0.0911143</text:p>
              </table:table-cell>
              <table:table-cell office:value-type="float" office:value="1050.94">
                <text:p>1050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1573">
                <text:p>0.121573</text:p>
              </table:table-cell>
              <table:table-cell office:value-type="float" office:value="2652.86">
                <text:p>2652.86</text:p>
              </table:table-cell>
              <table:table-cell office:value-type="float" office:value="0.120226">
                <text:p>0.120226</text:p>
              </table:table-cell>
              <table:table-cell office:value-type="float" office:value="2404.2">
                <text:p>2404.2</text:p>
              </table:table-cell>
              <table:table-cell office:value-type="float" office:value="0.118893">
                <text:p>0.118893</text:p>
              </table:table-cell>
              <table:table-cell office:value-type="float" office:value="2263.19">
                <text:p>2263.19</text:p>
              </table:table-cell>
              <table:table-cell office:value-type="float" office:value="0.116917">
                <text:p>0.116917</text:p>
              </table:table-cell>
              <table:table-cell office:value-type="float" office:value="2015.19">
                <text:p>2015.19</text:p>
              </table:table-cell>
              <table:table-cell office:value-type="float" office:value="0.115616">
                <text:p>0.115616</text:p>
              </table:table-cell>
              <table:table-cell office:value-type="float" office:value="1964.73">
                <text:p>1964.73</text:p>
              </table:table-cell>
              <table:table-cell office:value-type="float" office:value="0.11433">
                <text:p>0.11433</text:p>
              </table:table-cell>
              <table:table-cell office:value-type="float" office:value="1721.63">
                <text:p>1721.63</text:p>
              </table:table-cell>
              <table:table-cell office:value-type="float" office:value="0.113058">
                <text:p>0.113058</text:p>
              </table:table-cell>
              <table:table-cell office:value-type="float" office:value="1870.79">
                <text:p>1870.79</text:p>
              </table:table-cell>
              <table:table-cell office:value-type="float" office:value="0.111179">
                <text:p>0.111179</text:p>
              </table:table-cell>
              <table:table-cell office:value-type="float" office:value="1447.76">
                <text:p>1447.76</text:p>
              </table:table-cell>
              <table:table-cell office:value-type="float" office:value="0.109945">
                <text:p>0.109945</text:p>
              </table:table-cell>
              <table:table-cell office:value-type="float" office:value="1454.66">
                <text:p>1454.66</text:p>
              </table:table-cell>
              <table:table-cell office:value-type="float" office:value="0.108727">
                <text:p>0.108727</text:p>
              </table:table-cell>
              <table:table-cell office:value-type="float" office:value="1188.02">
                <text:p>1188.02</text:p>
              </table:table-cell>
              <table:table-cell office:value-type="float" office:value="0.107526">
                <text:p>0.107526</text:p>
              </table:table-cell>
              <table:table-cell office:value-type="float" office:value="1064.58">
                <text:p>1064.58</text:p>
              </table:table-cell>
              <table:table-cell office:value-type="float" office:value="0.105756">
                <text:p>0.105756</text:p>
              </table:table-cell>
              <table:table-cell office:value-type="float" office:value="983.324">
                <text:p>983.324</text:p>
              </table:table-cell>
              <table:table-cell office:value-type="float" office:value="0.104599">
                <text:p>0.104599</text:p>
              </table:table-cell>
              <table:table-cell office:value-type="float" office:value="770.02">
                <text:p>770.02</text:p>
              </table:table-cell>
              <table:table-cell office:value-type="float" office:value="0.103459">
                <text:p>0.103459</text:p>
              </table:table-cell>
              <table:table-cell office:value-type="float" office:value="839.9">
                <text:p>839.9</text:p>
              </table:table-cell>
              <table:table-cell office:value-type="float" office:value="0.102339">
                <text:p>0.102339</text:p>
              </table:table-cell>
              <table:table-cell office:value-type="float" office:value="689.546">
                <text:p>689.5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235">
                <text:p>0.13235</text:p>
              </table:table-cell>
              <table:table-cell office:value-type="float" office:value="2025.26">
                <text:p>2025.26</text:p>
              </table:table-cell>
              <table:table-cell office:value-type="float" office:value="0.131035">
                <text:p>0.131035</text:p>
              </table:table-cell>
              <table:table-cell office:value-type="float" office:value="1823.09">
                <text:p>1823.09</text:p>
              </table:table-cell>
              <table:table-cell office:value-type="float" office:value="0.129732">
                <text:p>0.129732</text:p>
              </table:table-cell>
              <table:table-cell office:value-type="float" office:value="1704.13">
                <text:p>1704.13</text:p>
              </table:table-cell>
              <table:table-cell office:value-type="float" office:value="0.127802">
                <text:p>0.127802</text:p>
              </table:table-cell>
              <table:table-cell office:value-type="float" office:value="1500.57">
                <text:p>1500.57</text:p>
              </table:table-cell>
              <table:table-cell office:value-type="float" office:value="0.126532">
                <text:p>0.126532</text:p>
              </table:table-cell>
              <table:table-cell office:value-type="float" office:value="1451.56">
                <text:p>1451.56</text:p>
              </table:table-cell>
              <table:table-cell office:value-type="float" office:value="0.125276">
                <text:p>0.125276</text:p>
              </table:table-cell>
              <table:table-cell office:value-type="float" office:value="1261.52">
                <text:p>1261.52</text:p>
              </table:table-cell>
              <table:table-cell office:value-type="float" office:value="0.124034">
                <text:p>0.124034</text:p>
              </table:table-cell>
              <table:table-cell office:value-type="float" office:value="1359.1">
                <text:p>1359.1</text:p>
              </table:table-cell>
              <table:table-cell office:value-type="float" office:value="0.122198">
                <text:p>0.122198</text:p>
              </table:table-cell>
              <table:table-cell office:value-type="float" office:value="1037.39">
                <text:p>1037.39</text:p>
              </table:table-cell>
              <table:table-cell office:value-type="float" office:value="0.120993">
                <text:p>0.120993</text:p>
              </table:table-cell>
              <table:table-cell office:value-type="float" office:value="1032.25">
                <text:p>1032.25</text:p>
              </table:table-cell>
              <table:table-cell office:value-type="float" office:value="0.119803">
                <text:p>0.119803</text:p>
              </table:table-cell>
              <table:table-cell office:value-type="float" office:value="834.412">
                <text:p>834.412</text:p>
              </table:table-cell>
              <table:table-cell office:value-type="float" office:value="0.11863">
                <text:p>0.11863</text:p>
              </table:table-cell>
              <table:table-cell office:value-type="float" office:value="739.678">
                <text:p>739.678</text:p>
              </table:table-cell>
              <table:table-cell office:value-type="float" office:value="0.116902">
                <text:p>0.116902</text:p>
              </table:table-cell>
              <table:table-cell office:value-type="float" office:value="671.518">
                <text:p>671.518</text:p>
              </table:table-cell>
              <table:table-cell office:value-type="float" office:value="0.115771">
                <text:p>0.115771</text:p>
              </table:table-cell>
              <table:table-cell office:value-type="float" office:value="519.356">
                <text:p>519.356</text:p>
              </table:table-cell>
              <table:table-cell office:value-type="float" office:value="0.114658">
                <text:p>0.114658</text:p>
              </table:table-cell>
              <table:table-cell office:value-type="float" office:value="559.208">
                <text:p>559.208</text:p>
              </table:table-cell>
              <table:table-cell office:value-type="float" office:value="0.113564">
                <text:p>0.113564</text:p>
              </table:table-cell>
              <table:table-cell office:value-type="float" office:value="452.784">
                <text:p>452.7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3128">
                <text:p>0.143128</text:p>
              </table:table-cell>
              <table:table-cell office:value-type="float" office:value="1546.21">
                <text:p>1546.21</text:p>
              </table:table-cell>
              <table:table-cell office:value-type="float" office:value="0.141844">
                <text:p>0.141844</text:p>
              </table:table-cell>
              <table:table-cell office:value-type="float" office:value="1382.52">
                <text:p>1382.52</text:p>
              </table:table-cell>
              <table:table-cell office:value-type="float" office:value="0.140572">
                <text:p>0.140572</text:p>
              </table:table-cell>
              <table:table-cell office:value-type="float" office:value="1283.26">
                <text:p>1283.26</text:p>
              </table:table-cell>
              <table:table-cell office:value-type="float" office:value="0.138688">
                <text:p>0.138688</text:p>
              </table:table-cell>
              <table:table-cell office:value-type="float" office:value="1117.48">
                <text:p>1117.48</text:p>
              </table:table-cell>
              <table:table-cell office:value-type="float" office:value="0.137448">
                <text:p>0.137448</text:p>
              </table:table-cell>
              <table:table-cell office:value-type="float" office:value="1072.55">
                <text:p>1072.55</text:p>
              </table:table-cell>
              <table:table-cell office:value-type="float" office:value="0.136222">
                <text:p>0.136222</text:p>
              </table:table-cell>
              <table:table-cell office:value-type="float" office:value="924.499">
                <text:p>924.499</text:p>
              </table:table-cell>
              <table:table-cell office:value-type="float" office:value="0.135009">
                <text:p>0.135009</text:p>
              </table:table-cell>
              <table:table-cell office:value-type="float" office:value="987.533">
                <text:p>987.533</text:p>
              </table:table-cell>
              <table:table-cell office:value-type="float" office:value="0.133217">
                <text:p>0.133217</text:p>
              </table:table-cell>
              <table:table-cell office:value-type="float" office:value="743.504">
                <text:p>743.504</text:p>
              </table:table-cell>
              <table:table-cell office:value-type="float" office:value="0.132041">
                <text:p>0.132041</text:p>
              </table:table-cell>
              <table:table-cell office:value-type="float" office:value="732.713">
                <text:p>732.713</text:p>
              </table:table-cell>
              <table:table-cell office:value-type="float" office:value="0.13088">
                <text:p>0.13088</text:p>
              </table:table-cell>
              <table:table-cell office:value-type="float" office:value="586.248">
                <text:p>586.248</text:p>
              </table:table-cell>
              <table:table-cell office:value-type="float" office:value="0.129734">
                <text:p>0.129734</text:p>
              </table:table-cell>
              <table:table-cell office:value-type="float" office:value="514.143">
                <text:p>514.143</text:p>
              </table:table-cell>
              <table:table-cell office:value-type="float" office:value="0.128047">
                <text:p>0.128047</text:p>
              </table:table-cell>
              <table:table-cell office:value-type="float" office:value="458.85">
                <text:p>458.85</text:p>
              </table:table-cell>
              <table:table-cell office:value-type="float" office:value="0.126943">
                <text:p>0.126943</text:p>
              </table:table-cell>
              <table:table-cell office:value-type="float" office:value="350.533">
                <text:p>350.533</text:p>
              </table:table-cell>
              <table:table-cell office:value-type="float" office:value="0.125857">
                <text:p>0.125857</text:p>
              </table:table-cell>
              <table:table-cell office:value-type="float" office:value="372.677">
                <text:p>372.677</text:p>
              </table:table-cell>
              <table:table-cell office:value-type="float" office:value="0.124788">
                <text:p>0.124788</text:p>
              </table:table-cell>
              <table:table-cell office:value-type="float" office:value="297.672">
                <text:p>297.6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3905">
                <text:p>0.153905</text:p>
              </table:table-cell>
              <table:table-cell office:value-type="float" office:value="1180.57">
                <text:p>1180.57</text:p>
              </table:table-cell>
              <table:table-cell office:value-type="float" office:value="0.152652">
                <text:p>0.152652</text:p>
              </table:table-cell>
              <table:table-cell office:value-type="float" office:value="1048.51">
                <text:p>1048.51</text:p>
              </table:table-cell>
              <table:table-cell office:value-type="float" office:value="0.151412">
                <text:p>0.151412</text:p>
              </table:table-cell>
              <table:table-cell office:value-type="float" office:value="966.438">
                <text:p>966.438</text:p>
              </table:table-cell>
              <table:table-cell office:value-type="float" office:value="0.149574">
                <text:p>0.149574</text:p>
              </table:table-cell>
              <table:table-cell office:value-type="float" office:value="832.293">
                <text:p>832.293</text:p>
              </table:table-cell>
              <table:table-cell office:value-type="float" office:value="0.148364">
                <text:p>0.148364</text:p>
              </table:table-cell>
              <table:table-cell office:value-type="float" office:value="792.628">
                <text:p>792.628</text:p>
              </table:table-cell>
              <table:table-cell office:value-type="float" office:value="0.147168">
                <text:p>0.147168</text:p>
              </table:table-cell>
              <table:table-cell office:value-type="float" office:value="677.642">
                <text:p>677.642</text:p>
              </table:table-cell>
              <table:table-cell office:value-type="float" office:value="0.145985">
                <text:p>0.145985</text:p>
              </table:table-cell>
              <table:table-cell office:value-type="float" office:value="717.725">
                <text:p>717.725</text:p>
              </table:table-cell>
              <table:table-cell office:value-type="float" office:value="0.144236">
                <text:p>0.144236</text:p>
              </table:table-cell>
              <table:table-cell office:value-type="float" office:value="533.037">
                <text:p>533.037</text:p>
              </table:table-cell>
              <table:table-cell office:value-type="float" office:value="0.143088">
                <text:p>0.143088</text:p>
              </table:table-cell>
              <table:table-cell office:value-type="float" office:value="520.298">
                <text:p>520.298</text:p>
              </table:table-cell>
              <table:table-cell office:value-type="float" office:value="0.141956">
                <text:p>0.141956</text:p>
              </table:table-cell>
              <table:table-cell office:value-type="float" office:value="412.083">
                <text:p>412.083</text:p>
              </table:table-cell>
              <table:table-cell office:value-type="float" office:value="0.140838">
                <text:p>0.140838</text:p>
              </table:table-cell>
              <table:table-cell office:value-type="float" office:value="357.583">
                <text:p>357.583</text:p>
              </table:table-cell>
              <table:table-cell office:value-type="float" office:value="0.139192">
                <text:p>0.139192</text:p>
              </table:table-cell>
              <table:table-cell office:value-type="float" office:value="313.799">
                <text:p>313.799</text:p>
              </table:table-cell>
              <table:table-cell office:value-type="float" office:value="0.138115">
                <text:p>0.138115</text:p>
              </table:table-cell>
              <table:table-cell office:value-type="float" office:value="236.832">
                <text:p>236.832</text:p>
              </table:table-cell>
              <table:table-cell office:value-type="float" office:value="0.137055">
                <text:p>0.137055</text:p>
              </table:table-cell>
              <table:table-cell office:value-type="float" office:value="248.721">
                <text:p>248.721</text:p>
              </table:table-cell>
              <table:table-cell office:value-type="float" office:value="0.136013">
                <text:p>0.136013</text:p>
              </table:table-cell>
              <table:table-cell office:value-type="float" office:value="196.053">
                <text:p>196.0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4682">
                <text:p>0.164682</text:p>
              </table:table-cell>
              <table:table-cell office:value-type="float" office:value="901.477">
                <text:p>901.477</text:p>
              </table:table-cell>
              <table:table-cell office:value-type="float" office:value="0.163461">
                <text:p>0.163461</text:p>
              </table:table-cell>
              <table:table-cell office:value-type="float" office:value="795.281">
                <text:p>795.281</text:p>
              </table:table-cell>
              <table:table-cell office:value-type="float" office:value="0.162251">
                <text:p>0.162251</text:p>
              </table:table-cell>
              <table:table-cell office:value-type="float" office:value="727.93">
                <text:p>727.93</text:p>
              </table:table-cell>
              <table:table-cell office:value-type="float" office:value="0.160459">
                <text:p>0.160459</text:p>
              </table:table-cell>
              <table:table-cell office:value-type="float" office:value="619.997">
                <text:p>619.997</text:p>
              </table:table-cell>
              <table:table-cell office:value-type="float" office:value="0.15928">
                <text:p>0.15928</text:p>
              </table:table-cell>
              <table:table-cell office:value-type="float" office:value="585.887">
                <text:p>585.887</text:p>
              </table:table-cell>
              <table:table-cell office:value-type="float" office:value="0.158113">
                <text:p>0.158113</text:p>
              </table:table-cell>
              <table:table-cell office:value-type="float" office:value="496.825">
                <text:p>496.825</text:p>
              </table:table-cell>
              <table:table-cell office:value-type="float" office:value="0.15696">
                <text:p>0.15696</text:p>
              </table:table-cell>
              <table:table-cell office:value-type="float" office:value="521.806">
                <text:p>521.806</text:p>
              </table:table-cell>
              <table:table-cell office:value-type="float" office:value="0.155255">
                <text:p>0.155255</text:p>
              </table:table-cell>
              <table:table-cell office:value-type="float" office:value="382.312">
                <text:p>382.312</text:p>
              </table:table-cell>
              <table:table-cell office:value-type="float" office:value="0.154136">
                <text:p>0.154136</text:p>
              </table:table-cell>
              <table:table-cell office:value-type="float" office:value="369.667">
                <text:p>369.667</text:p>
              </table:table-cell>
              <table:table-cell office:value-type="float" office:value="0.153032">
                <text:p>0.153032</text:p>
              </table:table-cell>
              <table:table-cell office:value-type="float" office:value="289.852">
                <text:p>289.852</text:p>
              </table:table-cell>
              <table:table-cell office:value-type="float" office:value="0.151942">
                <text:p>0.151942</text:p>
              </table:table-cell>
              <table:table-cell office:value-type="float" office:value="248.904">
                <text:p>248.904</text:p>
              </table:table-cell>
              <table:table-cell office:value-type="float" office:value="0.150337">
                <text:p>0.150337</text:p>
              </table:table-cell>
              <table:table-cell office:value-type="float" office:value="214.867">
                <text:p>214.867</text:p>
              </table:table-cell>
              <table:table-cell office:value-type="float" office:value="0.149287">
                <text:p>0.149287</text:p>
              </table:table-cell>
              <table:table-cell office:value-type="float" office:value="160.254">
                <text:p>160.254</text:p>
              </table:table-cell>
              <table:table-cell office:value-type="float" office:value="0.148254">
                <text:p>0.148254</text:p>
              </table:table-cell>
              <table:table-cell office:value-type="float" office:value="166.347">
                <text:p>166.347</text:p>
              </table:table-cell>
              <table:table-cell office:value-type="float" office:value="0.147238">
                <text:p>0.147238</text:p>
              </table:table-cell>
              <table:table-cell office:value-type="float" office:value="129.479">
                <text:p>129.4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546">
                <text:p>0.17546</text:p>
              </table:table-cell>
              <table:table-cell office:value-type="float" office:value="688.45">
                <text:p>688.45</text:p>
              </table:table-cell>
              <table:table-cell office:value-type="float" office:value="0.17427">
                <text:p>0.17427</text:p>
              </table:table-cell>
              <table:table-cell office:value-type="float" office:value="603.3">
                <text:p>603.3</text:p>
              </table:table-cell>
              <table:table-cell office:value-type="float" office:value="0.173091">
                <text:p>0.173091</text:p>
              </table:table-cell>
              <table:table-cell office:value-type="float" office:value="548.38">
                <text:p>548.38</text:p>
              </table:table-cell>
              <table:table-cell office:value-type="float" office:value="0.171345">
                <text:p>0.171345</text:p>
              </table:table-cell>
              <table:table-cell office:value-type="float" office:value="461.96">
                <text:p>461.96</text:p>
              </table:table-cell>
              <table:table-cell office:value-type="float" office:value="0.170196">
                <text:p>0.170196</text:p>
              </table:table-cell>
              <table:table-cell office:value-type="float" office:value="433.197">
                <text:p>433.197</text:p>
              </table:table-cell>
              <table:table-cell office:value-type="float" office:value="0.169059">
                <text:p>0.169059</text:p>
              </table:table-cell>
              <table:table-cell office:value-type="float" office:value="364.381">
                <text:p>364.381</text:p>
              </table:table-cell>
              <table:table-cell office:value-type="float" office:value="0.167935">
                <text:p>0.167935</text:p>
              </table:table-cell>
              <table:table-cell office:value-type="float" office:value="379.542">
                <text:p>379.542</text:p>
              </table:table-cell>
              <table:table-cell office:value-type="float" office:value="0.166274">
                <text:p>0.166274</text:p>
              </table:table-cell>
              <table:table-cell office:value-type="float" office:value="274.371">
                <text:p>274.371</text:p>
              </table:table-cell>
              <table:table-cell office:value-type="float" office:value="0.165184">
                <text:p>0.165184</text:p>
              </table:table-cell>
              <table:table-cell office:value-type="float" office:value="262.851">
                <text:p>262.851</text:p>
              </table:table-cell>
              <table:table-cell office:value-type="float" office:value="0.164108">
                <text:p>0.164108</text:p>
              </table:table-cell>
              <table:table-cell office:value-type="float" office:value="204.068">
                <text:p>204.068</text:p>
              </table:table-cell>
              <table:table-cell office:value-type="float" office:value="0.163046">
                <text:p>0.163046</text:p>
              </table:table-cell>
              <table:table-cell office:value-type="float" office:value="173.462">
                <text:p>173.462</text:p>
              </table:table-cell>
              <table:table-cell office:value-type="float" office:value="0.161482">
                <text:p>0.161482</text:p>
              </table:table-cell>
              <table:table-cell office:value-type="float" office:value="147.39">
                <text:p>147.39</text:p>
              </table:table-cell>
              <table:table-cell office:value-type="float" office:value="0.160459">
                <text:p>0.160459</text:p>
              </table:table-cell>
              <table:table-cell office:value-type="float" office:value="108.678">
                <text:p>108.678</text:p>
              </table:table-cell>
              <table:table-cell office:value-type="float" office:value="0.159452">
                <text:p>0.159452</text:p>
              </table:table-cell>
              <table:table-cell office:value-type="float" office:value="111.607">
                <text:p>111.607</text:p>
              </table:table-cell>
              <table:table-cell office:value-type="float" office:value="0.158462">
                <text:p>0.158462</text:p>
              </table:table-cell>
              <table:table-cell office:value-type="float" office:value="85.864">
                <text:p>85.8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6237">
                <text:p>0.186237</text:p>
              </table:table-cell>
              <table:table-cell office:value-type="float" office:value="525.849">
                <text:p>525.849</text:p>
              </table:table-cell>
              <table:table-cell office:value-type="float" office:value="0.185079">
                <text:p>0.185079</text:p>
              </table:table-cell>
              <table:table-cell office:value-type="float" office:value="457.751">
                <text:p>457.751</text:p>
              </table:table-cell>
              <table:table-cell office:value-type="float" office:value="0.183931">
                <text:p>0.183931</text:p>
              </table:table-cell>
              <table:table-cell office:value-type="float" office:value="413.214">
                <text:p>413.214</text:p>
              </table:table-cell>
              <table:table-cell office:value-type="float" office:value="0.182231">
                <text:p>0.182231</text:p>
              </table:table-cell>
              <table:table-cell office:value-type="float" office:value="344.313">
                <text:p>344.313</text:p>
              </table:table-cell>
              <table:table-cell office:value-type="float" office:value="0.181112">
                <text:p>0.181112</text:p>
              </table:table-cell>
              <table:table-cell office:value-type="float" office:value="320.425">
                <text:p>320.425</text:p>
              </table:table-cell>
              <table:table-cell office:value-type="float" office:value="0.180005">
                <text:p>0.180005</text:p>
              </table:table-cell>
              <table:table-cell office:value-type="float" office:value="267.37">
                <text:p>267.37</text:p>
              </table:table-cell>
              <table:table-cell office:value-type="float" office:value="0.178911">
                <text:p>0.178911</text:p>
              </table:table-cell>
              <table:table-cell office:value-type="float" office:value="276.238">
                <text:p>276.238</text:p>
              </table:table-cell>
              <table:table-cell office:value-type="float" office:value="0.177293">
                <text:p>0.177293</text:p>
              </table:table-cell>
              <table:table-cell office:value-type="float" office:value="197.069">
                <text:p>197.069</text:p>
              </table:table-cell>
              <table:table-cell office:value-type="float" office:value="0.176232">
                <text:p>0.176232</text:p>
              </table:table-cell>
              <table:table-cell office:value-type="float" office:value="187.103">
                <text:p>187.103</text:p>
              </table:table-cell>
              <table:table-cell office:value-type="float" office:value="0.175184">
                <text:p>0.175184</text:p>
              </table:table-cell>
              <table:table-cell office:value-type="float" office:value="143.863">
                <text:p>143.863</text:p>
              </table:table-cell>
              <table:table-cell office:value-type="float" office:value="0.17415">
                <text:p>0.17415</text:p>
              </table:table-cell>
              <table:table-cell office:value-type="float" office:value="121.092">
                <text:p>121.092</text:p>
              </table:table-cell>
              <table:table-cell office:value-type="float" office:value="0.172628">
                <text:p>0.172628</text:p>
              </table:table-cell>
              <table:table-cell office:value-type="float" office:value="101.367">
                <text:p>101.367</text:p>
              </table:table-cell>
              <table:table-cell office:value-type="float" office:value="0.171631">
                <text:p>0.171631</text:p>
              </table:table-cell>
              <table:table-cell office:value-type="float" office:value="73.9421">
                <text:p>73.9421</text:p>
              </table:table-cell>
              <table:table-cell office:value-type="float" office:value="0.170651">
                <text:p>0.170651</text:p>
              </table:table-cell>
              <table:table-cell office:value-type="float" office:value="75.2299">
                <text:p>75.2299</text:p>
              </table:table-cell>
              <table:table-cell office:value-type="float" office:value="0.169687">
                <text:p>0.169687</text:p>
              </table:table-cell>
              <table:table-cell office:value-type="float" office:value="57.2902">
                <text:p>57.29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7015">
                <text:p>0.197015</text:p>
              </table:table-cell>
              <table:table-cell office:value-type="float" office:value="401.739">
                <text:p>401.739</text:p>
              </table:table-cell>
              <table:table-cell office:value-type="float" office:value="0.195887">
                <text:p>0.195887</text:p>
              </table:table-cell>
              <table:table-cell office:value-type="float" office:value="347.404">
                <text:p>347.404</text:p>
              </table:table-cell>
              <table:table-cell office:value-type="float" office:value="0.194771">
                <text:p>0.194771</text:p>
              </table:table-cell>
              <table:table-cell office:value-type="float" office:value="311.461">
                <text:p>311.461</text:p>
              </table:table-cell>
              <table:table-cell office:value-type="float" office:value="0.193116">
                <text:p>0.193116</text:p>
              </table:table-cell>
              <table:table-cell office:value-type="float" office:value="256.734">
                <text:p>256.734</text:p>
              </table:table-cell>
              <table:table-cell office:value-type="float" office:value="0.192028">
                <text:p>0.192028</text:p>
              </table:table-cell>
              <table:table-cell office:value-type="float" office:value="237.135">
                <text:p>237.135</text:p>
              </table:table-cell>
              <table:table-cell office:value-type="float" office:value="0.190951">
                <text:p>0.190951</text:p>
              </table:table-cell>
              <table:table-cell office:value-type="float" office:value="196.311">
                <text:p>196.311</text:p>
              </table:table-cell>
              <table:table-cell office:value-type="float" office:value="0.189886">
                <text:p>0.189886</text:p>
              </table:table-cell>
              <table:table-cell office:value-type="float" office:value="201.225">
                <text:p>201.225</text:p>
              </table:table-cell>
              <table:table-cell office:value-type="float" office:value="0.188312">
                <text:p>0.188312</text:p>
              </table:table-cell>
              <table:table-cell office:value-type="float" office:value="141.709">
                <text:p>141.709</text:p>
              </table:table-cell>
              <table:table-cell office:value-type="float" office:value="0.18728">
                <text:p>0.18728</text:p>
              </table:table-cell>
              <table:table-cell office:value-type="float" office:value="133.388">
                <text:p>133.388</text:p>
              </table:table-cell>
              <table:table-cell office:value-type="float" office:value="0.18626">
                <text:p>0.18626</text:p>
              </table:table-cell>
              <table:table-cell office:value-type="float" office:value="101.611">
                <text:p>101.611</text:p>
              </table:table-cell>
              <table:table-cell office:value-type="float" office:value="0.185254">
                <text:p>0.185254</text:p>
              </table:table-cell>
              <table:table-cell office:value-type="float" office:value="84.7379">
                <text:p>84.7379</text:p>
              </table:table-cell>
              <table:table-cell office:value-type="float" office:value="0.183773">
                <text:p>0.183773</text:p>
              </table:table-cell>
              <table:table-cell office:value-type="float" office:value="69.9768">
                <text:p>69.9768</text:p>
              </table:table-cell>
              <table:table-cell office:value-type="float" office:value="0.182804">
                <text:p>0.182804</text:p>
              </table:table-cell>
              <table:table-cell office:value-type="float" office:value="50.5474">
                <text:p>50.5474</text:p>
              </table:table-cell>
              <table:table-cell office:value-type="float" office:value="0.18185">
                <text:p>0.18185</text:p>
              </table:table-cell>
              <table:table-cell office:value-type="float" office:value="51.056">
                <text:p>51.056</text:p>
              </table:table-cell>
              <table:table-cell office:value-type="float" office:value="0.180912">
                <text:p>0.180912</text:p>
              </table:table-cell>
              <table:table-cell office:value-type="float" office:value="38.5705">
                <text:p>38.57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7792">
                <text:p>0.207792</text:p>
              </table:table-cell>
              <table:table-cell office:value-type="float" office:value="307.007">
                <text:p>307.007</text:p>
              </table:table-cell>
              <table:table-cell office:value-type="float" office:value="0.206696">
                <text:p>0.206696</text:p>
              </table:table-cell>
              <table:table-cell office:value-type="float" office:value="263.747">
                <text:p>263.747</text:p>
              </table:table-cell>
              <table:table-cell office:value-type="float" office:value="0.20561">
                <text:p>0.20561</text:p>
              </table:table-cell>
              <table:table-cell office:value-type="float" office:value="234.86">
                <text:p>234.86</text:p>
              </table:table-cell>
              <table:table-cell office:value-type="float" office:value="0.204002">
                <text:p>0.204002</text:p>
              </table:table-cell>
              <table:table-cell office:value-type="float" office:value="191.539">
                <text:p>191.539</text:p>
              </table:table-cell>
              <table:table-cell office:value-type="float" office:value="0.202944">
                <text:p>0.202944</text:p>
              </table:table-cell>
              <table:table-cell office:value-type="float" office:value="175.621">
                <text:p>175.621</text:p>
              </table:table-cell>
              <table:table-cell office:value-type="float" office:value="0.201897">
                <text:p>0.201897</text:p>
              </table:table-cell>
              <table:table-cell office:value-type="float" office:value="144.263">
                <text:p>144.263</text:p>
              </table:table-cell>
              <table:table-cell office:value-type="float" office:value="0.200861">
                <text:p>0.200861</text:p>
              </table:table-cell>
              <table:table-cell office:value-type="float" office:value="146.755">
                <text:p>146.755</text:p>
              </table:table-cell>
              <table:table-cell office:value-type="float" office:value="0.199332">
                <text:p>0.199332</text:p>
              </table:table-cell>
              <table:table-cell office:value-type="float" office:value="102.064">
                <text:p>102.064</text:p>
              </table:table-cell>
              <table:table-cell office:value-type="float" office:value="0.198327">
                <text:p>0.198327</text:p>
              </table:table-cell>
              <table:table-cell office:value-type="float" office:value="95.2971">
                <text:p>95.2971</text:p>
              </table:table-cell>
              <table:table-cell office:value-type="float" office:value="0.197336">
                <text:p>0.197336</text:p>
              </table:table-cell>
              <table:table-cell office:value-type="float" office:value="71.9579">
                <text:p>71.9579</text:p>
              </table:table-cell>
              <table:table-cell office:value-type="float" office:value="0.196358">
                <text:p>0.196358</text:p>
              </table:table-cell>
              <table:table-cell office:value-type="float" office:value="59.5022">
                <text:p>59.5022</text:p>
              </table:table-cell>
              <table:table-cell office:value-type="float" office:value="0.194918">
                <text:p>0.194918</text:p>
              </table:table-cell>
              <table:table-cell office:value-type="float" office:value="48.5672">
                <text:p>48.5672</text:p>
              </table:table-cell>
              <table:table-cell office:value-type="float" office:value="0.193976">
                <text:p>0.193976</text:p>
              </table:table-cell>
              <table:table-cell office:value-type="float" office:value="34.7911">
                <text:p>34.7911</text:p>
              </table:table-cell>
              <table:table-cell office:value-type="float" office:value="0.193048">
                <text:p>0.193048</text:p>
              </table:table-cell>
              <table:table-cell office:value-type="float" office:value="34.9915">
                <text:p>34.9915</text:p>
              </table:table-cell>
              <table:table-cell office:value-type="float" office:value="0.192136">
                <text:p>0.192136</text:p>
              </table:table-cell>
              <table:table-cell office:value-type="float" office:value="26.3066">
                <text:p>26.30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8569">
                <text:p>0.218569</text:p>
              </table:table-cell>
              <table:table-cell office:value-type="float" office:value="234.699">
                <text:p>234.699</text:p>
              </table:table-cell>
              <table:table-cell office:value-type="float" office:value="0.217505">
                <text:p>0.217505</text:p>
              </table:table-cell>
              <table:table-cell office:value-type="float" office:value="200.322">
                <text:p>200.322</text:p>
              </table:table-cell>
              <table:table-cell office:value-type="float" office:value="0.21645">
                <text:p>0.21645</text:p>
              </table:table-cell>
              <table:table-cell office:value-type="float" office:value="177.195">
                <text:p>177.195</text:p>
              </table:table-cell>
              <table:table-cell office:value-type="float" office:value="0.214888">
                <text:p>0.214888</text:p>
              </table:table-cell>
              <table:table-cell office:value-type="float" office:value="143.006">
                <text:p>143.006</text:p>
              </table:table-cell>
              <table:table-cell office:value-type="float" office:value="0.21386">
                <text:p>0.21386</text:p>
              </table:table-cell>
              <table:table-cell office:value-type="float" office:value="130.189">
                <text:p>130.189</text:p>
              </table:table-cell>
              <table:table-cell office:value-type="float" office:value="0.212842">
                <text:p>0.212842</text:p>
              </table:table-cell>
              <table:table-cell office:value-type="float" office:value="106.138">
                <text:p>106.138</text:p>
              </table:table-cell>
              <table:table-cell office:value-type="float" office:value="0.211837">
                <text:p>0.211837</text:p>
              </table:table-cell>
              <table:table-cell office:value-type="float" office:value="107.202">
                <text:p>107.202</text:p>
              </table:table-cell>
              <table:table-cell office:value-type="float" office:value="0.210351">
                <text:p>0.210351</text:p>
              </table:table-cell>
              <table:table-cell office:value-type="float" office:value="73.6715">
                <text:p>73.6715</text:p>
              </table:table-cell>
              <table:table-cell office:value-type="float" office:value="0.209375">
                <text:p>0.209375</text:p>
              </table:table-cell>
              <table:table-cell office:value-type="float" office:value="68.2855">
                <text:p>68.2855</text:p>
              </table:table-cell>
              <table:table-cell office:value-type="float" office:value="0.208412">
                <text:p>0.208412</text:p>
              </table:table-cell>
              <table:table-cell office:value-type="float" office:value="51.1468">
                <text:p>51.1468</text:p>
              </table:table-cell>
              <table:table-cell office:value-type="float" office:value="0.207463">
                <text:p>0.207463</text:p>
              </table:table-cell>
              <table:table-cell office:value-type="float" office:value="41.9843">
                <text:p>41.9843</text:p>
              </table:table-cell>
              <table:table-cell office:value-type="float" office:value="0.206063">
                <text:p>0.206063</text:p>
              </table:table-cell>
              <table:table-cell office:value-type="float" office:value="33.9646">
                <text:p>33.9646</text:p>
              </table:table-cell>
              <table:table-cell office:value-type="float" office:value="0.205148">
                <text:p>0.205148</text:p>
              </table:table-cell>
              <table:table-cell office:value-type="float" office:value="24.1792">
                <text:p>24.1792</text:p>
              </table:table-cell>
              <table:table-cell office:value-type="float" office:value="0.204247">
                <text:p>0.204247</text:p>
              </table:table-cell>
              <table:table-cell office:value-type="float" office:value="24.316">
                <text:p>24.316</text:p>
              </table:table-cell>
              <table:table-cell office:value-type="float" office:value="0.203361">
                <text:p>0.203361</text:p>
              </table:table-cell>
              <table:table-cell office:value-type="float" office:value="18.2721">
                <text:p>18.27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9347">
                <text:p>0.229347</text:p>
              </table:table-cell>
              <table:table-cell office:value-type="float" office:value="179.508">
                <text:p>179.508</text:p>
              </table:table-cell>
              <table:table-cell office:value-type="float" office:value="0.228313">
                <text:p>0.228313</text:p>
              </table:table-cell>
              <table:table-cell office:value-type="float" office:value="152.238">
                <text:p>152.238</text:p>
              </table:table-cell>
              <table:table-cell office:value-type="float" office:value="0.22729">
                <text:p>0.22729</text:p>
              </table:table-cell>
              <table:table-cell office:value-type="float" office:value="133.785">
                <text:p>133.785</text:p>
              </table:table-cell>
              <table:table-cell office:value-type="float" office:value="0.225773">
                <text:p>0.225773</text:p>
              </table:table-cell>
              <table:table-cell office:value-type="float" office:value="106.877">
                <text:p>106.877</text:p>
              </table:table-cell>
              <table:table-cell office:value-type="float" office:value="0.224775">
                <text:p>0.224775</text:p>
              </table:table-cell>
              <table:table-cell office:value-type="float" office:value="96.6344">
                <text:p>96.6344</text:p>
              </table:table-cell>
              <table:table-cell office:value-type="float" office:value="0.223788">
                <text:p>0.223788</text:p>
              </table:table-cell>
              <table:table-cell office:value-type="float" office:value="78.2133">
                <text:p>78.2133</text:p>
              </table:table-cell>
              <table:table-cell office:value-type="float" office:value="0.222812">
                <text:p>0.222812</text:p>
              </table:table-cell>
              <table:table-cell office:value-type="float" office:value="78.4805">
                <text:p>78.4805</text:p>
              </table:table-cell>
              <table:table-cell office:value-type="float" office:value="0.22137">
                <text:p>0.22137</text:p>
              </table:table-cell>
              <table:table-cell office:value-type="float" office:value="53.3386">
                <text:p>53.3386</text:p>
              </table:table-cell>
              <table:table-cell office:value-type="float" office:value="0.220423">
                <text:p>0.220423</text:p>
              </table:table-cell>
              <table:table-cell office:value-type="float" office:value="49.1307">
                <text:p>49.1307</text:p>
              </table:table-cell>
              <table:table-cell office:value-type="float" office:value="0.219488">
                <text:p>0.219488</text:p>
              </table:table-cell>
              <table:table-cell office:value-type="float" office:value="36.5413">
                <text:p>36.5413</text:p>
              </table:table-cell>
              <table:table-cell office:value-type="float" office:value="0.218567">
                <text:p>0.218567</text:p>
              </table:table-cell>
              <table:table-cell office:value-type="float" office:value="29.8238">
                <text:p>29.8238</text:p>
              </table:table-cell>
              <table:table-cell office:value-type="float" office:value="0.217208">
                <text:p>0.217208</text:p>
              </table:table-cell>
              <table:table-cell office:value-type="float" office:value="24.005">
                <text:p>24.005</text:p>
              </table:table-cell>
              <table:table-cell office:value-type="float" office:value="0.21632">
                <text:p>0.21632</text:p>
              </table:table-cell>
              <table:table-cell office:value-type="float" office:value="17.032">
                <text:p>17.032</text:p>
              </table:table-cell>
              <table:table-cell office:value-type="float" office:value="0.215446">
                <text:p>0.215446</text:p>
              </table:table-cell>
              <table:table-cell office:value-type="float" office:value="17.2218">
                <text:p>17.2218</text:p>
              </table:table-cell>
              <table:table-cell office:value-type="float" office:value="0.214586">
                <text:p>0.214586</text:p>
              </table:table-cell>
              <table:table-cell office:value-type="float" office:value="13.0084">
                <text:p>13.00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0124">
                <text:p>0.240124</text:p>
              </table:table-cell>
              <table:table-cell office:value-type="float" office:value="137.381">
                <text:p>137.381</text:p>
              </table:table-cell>
              <table:table-cell office:value-type="float" office:value="0.239122">
                <text:p>0.239122</text:p>
              </table:table-cell>
              <table:table-cell office:value-type="float" office:value="115.783">
                <text:p>115.783</text:p>
              </table:table-cell>
              <table:table-cell office:value-type="float" office:value="0.238129">
                <text:p>0.238129</text:p>
              </table:table-cell>
              <table:table-cell office:value-type="float" office:value="101.105">
                <text:p>101.105</text:p>
              </table:table-cell>
              <table:table-cell office:value-type="float" office:value="0.236659">
                <text:p>0.236659</text:p>
              </table:table-cell>
              <table:table-cell office:value-type="float" office:value="79.9819">
                <text:p>79.9819</text:p>
              </table:table-cell>
              <table:table-cell office:value-type="float" office:value="0.235691">
                <text:p>0.235691</text:p>
              </table:table-cell>
              <table:table-cell office:value-type="float" office:value="71.8522">
                <text:p>71.8522</text:p>
              </table:table-cell>
              <table:table-cell office:value-type="float" office:value="0.234734">
                <text:p>0.234734</text:p>
              </table:table-cell>
              <table:table-cell office:value-type="float" office:value="57.7589">
                <text:p>57.7589</text:p>
              </table:table-cell>
              <table:table-cell office:value-type="float" office:value="0.233788">
                <text:p>0.233788</text:p>
              </table:table-cell>
              <table:table-cell office:value-type="float" office:value="57.625">
                <text:p>57.625</text:p>
              </table:table-cell>
              <table:table-cell office:value-type="float" office:value="0.232389">
                <text:p>0.232389</text:p>
              </table:table-cell>
              <table:table-cell office:value-type="float" office:value="38.7772">
                <text:p>38.7772</text:p>
              </table:table-cell>
              <table:table-cell office:value-type="float" office:value="0.231471">
                <text:p>0.231471</text:p>
              </table:table-cell>
              <table:table-cell office:value-type="float" office:value="35.5474">
                <text:p>35.5474</text:p>
              </table:table-cell>
              <table:table-cell office:value-type="float" office:value="0.230565">
                <text:p>0.230565</text:p>
              </table:table-cell>
              <table:table-cell office:value-type="float" office:value="26.291">
                <text:p>26.291</text:p>
              </table:table-cell>
              <table:table-cell office:value-type="float" office:value="0.229671">
                <text:p>0.229671</text:p>
              </table:table-cell>
              <table:table-cell office:value-type="float" office:value="21.3824">
                <text:p>21.3824</text:p>
              </table:table-cell>
              <table:table-cell office:value-type="float" office:value="0.228354">
                <text:p>0.228354</text:p>
              </table:table-cell>
              <table:table-cell office:value-type="float" office:value="17.212">
                <text:p>17.212</text:p>
              </table:table-cell>
              <table:table-cell office:value-type="float" office:value="0.227492">
                <text:p>0.227492</text:p>
              </table:table-cell>
              <table:table-cell office:value-type="float" office:value="12.2185">
                <text:p>12.2185</text:p>
              </table:table-cell>
              <table:table-cell office:value-type="float" office:value="0.226644">
                <text:p>0.226644</text:p>
              </table:table-cell>
              <table:table-cell office:value-type="float" office:value="12.5074">
                <text:p>12.5074</text:p>
              </table:table-cell>
              <table:table-cell office:value-type="float" office:value="0.22581">
                <text:p>0.22581</text:p>
              </table:table-cell>
              <table:table-cell office:value-type="float" office:value="9.55996">
                <text:p>9.559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0901">
                <text:p>0.250901</text:p>
              </table:table-cell>
              <table:table-cell office:value-type="float" office:value="105.226">
                <text:p>105.226</text:p>
              </table:table-cell>
              <table:table-cell office:value-type="float" office:value="0.249931">
                <text:p>0.249931</text:p>
              </table:table-cell>
              <table:table-cell office:value-type="float" office:value="88.145">
                <text:p>88.145</text:p>
              </table:table-cell>
              <table:table-cell office:value-type="float" office:value="0.248969">
                <text:p>0.248969</text:p>
              </table:table-cell>
              <table:table-cell office:value-type="float" office:value="76.5036">
                <text:p>76.5036</text:p>
              </table:table-cell>
              <table:table-cell office:value-type="float" office:value="0.247545">
                <text:p>0.247545</text:p>
              </table:table-cell>
              <table:table-cell office:value-type="float" office:value="59.9606">
                <text:p>59.9606</text:p>
              </table:table-cell>
              <table:table-cell office:value-type="float" office:value="0.246607">
                <text:p>0.246607</text:p>
              </table:table-cell>
              <table:table-cell office:value-type="float" office:value="53.549">
                <text:p>53.549</text:p>
              </table:table-cell>
              <table:table-cell office:value-type="float" office:value="0.24568">
                <text:p>0.24568</text:p>
              </table:table-cell>
              <table:table-cell office:value-type="float" office:value="42.7766">
                <text:p>42.7766</text:p>
              </table:table-cell>
              <table:table-cell office:value-type="float" office:value="0.244763">
                <text:p>0.244763</text:p>
              </table:table-cell>
              <table:table-cell office:value-type="float" office:value="42.4809">
                <text:p>42.4809</text:p>
              </table:table-cell>
              <table:table-cell office:value-type="float" office:value="0.243408">
                <text:p>0.243408</text:p>
              </table:table-cell>
              <table:table-cell office:value-type="float" office:value="28.3491">
                <text:p>28.3491</text:p>
              </table:table-cell>
              <table:table-cell office:value-type="float" office:value="0.242519">
                <text:p>0.242519</text:p>
              </table:table-cell>
              <table:table-cell office:value-type="float" office:value="25.915">
                <text:p>25.915</text:p>
              </table:table-cell>
              <table:table-cell office:value-type="float" office:value="0.241641">
                <text:p>0.241641</text:p>
              </table:table-cell>
              <table:table-cell office:value-type="float" office:value="19.0971">
                <text:p>19.0971</text:p>
              </table:table-cell>
              <table:table-cell office:value-type="float" office:value="0.240775">
                <text:p>0.240775</text:p>
              </table:table-cell>
              <table:table-cell office:value-type="float" office:value="15.5225">
                <text:p>15.5225</text:p>
              </table:table-cell>
              <table:table-cell office:value-type="float" office:value="0.239499">
                <text:p>0.239499</text:p>
              </table:table-cell>
              <table:table-cell office:value-type="float" office:value="12.5788">
                <text:p>12.5788</text:p>
              </table:table-cell>
              <table:table-cell office:value-type="float" office:value="0.238664">
                <text:p>0.238664</text:p>
              </table:table-cell>
              <table:table-cell office:value-type="float" office:value="8.97652">
                <text:p>8.97652</text:p>
              </table:table-cell>
              <table:table-cell office:value-type="float" office:value="0.237843">
                <text:p>0.237843</text:p>
              </table:table-cell>
              <table:table-cell office:value-type="float" office:value="9.3745">
                <text:p>9.3745</text:p>
              </table:table-cell>
              <table:table-cell office:value-type="float" office:value="0.237035">
                <text:p>0.237035</text:p>
              </table:table-cell>
              <table:table-cell office:value-type="float" office:value="7.30077">
                <text:p>7.300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1679">
                <text:p>0.261679</text:p>
              </table:table-cell>
              <table:table-cell office:value-type="float" office:value="80.6828">
                <text:p>80.6828</text:p>
              </table:table-cell>
              <table:table-cell office:value-type="float" office:value="0.260739">
                <text:p>0.260739</text:p>
              </table:table-cell>
              <table:table-cell office:value-type="float" office:value="67.1917">
                <text:p>67.1917</text:p>
              </table:table-cell>
              <table:table-cell office:value-type="float" office:value="0.259809">
                <text:p>0.259809</text:p>
              </table:table-cell>
              <table:table-cell office:value-type="float" office:value="57.9836">
                <text:p>57.9836</text:p>
              </table:table-cell>
              <table:table-cell office:value-type="float" office:value="0.25843">
                <text:p>0.25843</text:p>
              </table:table-cell>
              <table:table-cell office:value-type="float" office:value="45.0563">
                <text:p>45.0563</text:p>
              </table:table-cell>
              <table:table-cell office:value-type="float" office:value="0.257523">
                <text:p>0.257523</text:p>
              </table:table-cell>
              <table:table-cell office:value-type="float" office:value="40.0309">
                <text:p>40.0309</text:p>
              </table:table-cell>
              <table:table-cell office:value-type="float" office:value="0.256626">
                <text:p>0.256626</text:p>
              </table:table-cell>
              <table:table-cell office:value-type="float" office:value="31.8025">
                <text:p>31.8025</text:p>
              </table:table-cell>
              <table:table-cell office:value-type="float" office:value="0.255738">
                <text:p>0.255738</text:p>
              </table:table-cell>
              <table:table-cell office:value-type="float" office:value="31.4842">
                <text:p>31.4842</text:p>
              </table:table-cell>
              <table:table-cell office:value-type="float" office:value="0.254427">
                <text:p>0.254427</text:p>
              </table:table-cell>
              <table:table-cell office:value-type="float" office:value="20.881">
                <text:p>20.881</text:p>
              </table:table-cell>
              <table:table-cell office:value-type="float" office:value="0.253566">
                <text:p>0.253566</text:p>
              </table:table-cell>
              <table:table-cell office:value-type="float" office:value="19.0844">
                <text:p>19.0844</text:p>
              </table:table-cell>
              <table:table-cell office:value-type="float" office:value="0.252717">
                <text:p>0.252717</text:p>
              </table:table-cell>
              <table:table-cell office:value-type="float" office:value="14.0484">
                <text:p>14.0484</text:p>
              </table:table-cell>
              <table:table-cell office:value-type="float" office:value="0.251879">
                <text:p>0.251879</text:p>
              </table:table-cell>
              <table:table-cell office:value-type="float" office:value="11.4548">
                <text:p>11.4548</text:p>
              </table:table-cell>
              <table:table-cell office:value-type="float" office:value="0.250644">
                <text:p>0.250644</text:p>
              </table:table-cell>
              <table:table-cell office:value-type="float" office:value="9.41867">
                <text:p>9.41867</text:p>
              </table:table-cell>
              <table:table-cell office:value-type="float" office:value="0.249836">
                <text:p>0.249836</text:p>
              </table:table-cell>
              <table:table-cell office:value-type="float" office:value="6.79306">
                <text:p>6.79306</text:p>
              </table:table-cell>
              <table:table-cell office:value-type="float" office:value="0.249041">
                <text:p>0.249041</text:p>
              </table:table-cell>
              <table:table-cell office:value-type="float" office:value="7.29257">
                <text:p>7.29257</text:p>
              </table:table-cell>
              <table:table-cell office:value-type="float" office:value="0.24826">
                <text:p>0.24826</text:p>
              </table:table-cell>
              <table:table-cell office:value-type="float" office:value="5.82069">
                <text:p>5.820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2456">
                <text:p>0.272456</text:p>
              </table:table-cell>
              <table:table-cell office:value-type="float" office:value="61.9492">
                <text:p>61.9492</text:p>
              </table:table-cell>
              <table:table-cell office:value-type="float" office:value="0.271548">
                <text:p>0.271548</text:p>
              </table:table-cell>
              <table:table-cell office:value-type="float" office:value="51.3061">
                <text:p>51.3061</text:p>
              </table:table-cell>
              <table:table-cell office:value-type="float" office:value="0.270649">
                <text:p>0.270649</text:p>
              </table:table-cell>
              <table:table-cell office:value-type="float" office:value="44.0417">
                <text:p>44.0417</text:p>
              </table:table-cell>
              <table:table-cell office:value-type="float" office:value="0.269316">
                <text:p>0.269316</text:p>
              </table:table-cell>
              <table:table-cell office:value-type="float" office:value="33.9612">
                <text:p>33.9612</text:p>
              </table:table-cell>
              <table:table-cell office:value-type="float" office:value="0.268439">
                <text:p>0.268439</text:p>
              </table:table-cell>
              <table:table-cell office:value-type="float" office:value="30.0469">
                <text:p>30.0469</text:p>
              </table:table-cell>
              <table:table-cell office:value-type="float" office:value="0.267572">
                <text:p>0.267572</text:p>
              </table:table-cell>
              <table:table-cell office:value-type="float" office:value="23.7642">
                <text:p>23.7642</text:p>
              </table:table-cell>
              <table:table-cell office:value-type="float" office:value="0.266714">
                <text:p>0.266714</text:p>
              </table:table-cell>
              <table:table-cell office:value-type="float" office:value="23.4991">
                <text:p>23.4991</text:p>
              </table:table-cell>
              <table:table-cell office:value-type="float" office:value="0.265446">
                <text:p>0.265446</text:p>
              </table:table-cell>
              <table:table-cell office:value-type="float" office:value="15.5328">
                <text:p>15.5328</text:p>
              </table:table-cell>
              <table:table-cell office:value-type="float" office:value="0.264614">
                <text:p>0.264614</text:p>
              </table:table-cell>
              <table:table-cell office:value-type="float" office:value="14.2406">
                <text:p>14.2406</text:p>
              </table:table-cell>
              <table:table-cell office:value-type="float" office:value="0.263793">
                <text:p>0.263793</text:p>
              </table:table-cell>
              <table:table-cell office:value-type="float" office:value="10.5051">
                <text:p>10.5051</text:p>
              </table:table-cell>
              <table:table-cell office:value-type="float" office:value="0.262983">
                <text:p>0.262983</text:p>
              </table:table-cell>
              <table:table-cell office:value-type="float" office:value="8.63113">
                <text:p>8.63113</text:p>
              </table:table-cell>
              <table:table-cell office:value-type="float" office:value="0.261789">
                <text:p>0.261789</text:p>
              </table:table-cell>
              <table:table-cell office:value-type="float" office:value="7.26332">
                <text:p>7.26332</text:p>
              </table:table-cell>
              <table:table-cell office:value-type="float" office:value="0.261008">
                <text:p>0.261008</text:p>
              </table:table-cell>
              <table:table-cell office:value-type="float" office:value="5.32251">
                <text:p>5.32251</text:p>
              </table:table-cell>
              <table:table-cell office:value-type="float" office:value="0.26024">
                <text:p>0.26024</text:p>
              </table:table-cell>
              <table:table-cell office:value-type="float" office:value="5.90906">
                <text:p>5.90906</text:p>
              </table:table-cell>
              <table:table-cell office:value-type="float" office:value="0.259484">
                <text:p>0.259484</text:p>
              </table:table-cell>
              <table:table-cell office:value-type="float" office:value="4.85104">
                <text:p>4.851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3234">
                <text:p>0.283234</text:p>
              </table:table-cell>
              <table:table-cell office:value-type="float" office:value="47.6501">
                <text:p>47.6501</text:p>
              </table:table-cell>
              <table:table-cell office:value-type="float" office:value="0.282357">
                <text:p>0.282357</text:p>
              </table:table-cell>
              <table:table-cell office:value-type="float" office:value="39.2626">
                <text:p>39.2626</text:p>
              </table:table-cell>
              <table:table-cell office:value-type="float" office:value="0.281488">
                <text:p>0.281488</text:p>
              </table:table-cell>
              <table:table-cell office:value-type="float" office:value="33.5462">
                <text:p>33.5462</text:p>
              </table:table-cell>
              <table:table-cell office:value-type="float" office:value="0.280202">
                <text:p>0.280202</text:p>
              </table:table-cell>
              <table:table-cell office:value-type="float" office:value="25.7018">
                <text:p>25.7018</text:p>
              </table:table-cell>
              <table:table-cell office:value-type="float" office:value="0.279355">
                <text:p>0.279355</text:p>
              </table:table-cell>
              <table:table-cell office:value-type="float" office:value="22.6732">
                <text:p>22.6732</text:p>
              </table:table-cell>
              <table:table-cell office:value-type="float" office:value="0.278517">
                <text:p>0.278517</text:p>
              </table:table-cell>
              <table:table-cell office:value-type="float" office:value="17.8763">
                <text:p>17.8763</text:p>
              </table:table-cell>
              <table:table-cell office:value-type="float" office:value="0.277689">
                <text:p>0.277689</text:p>
              </table:table-cell>
              <table:table-cell office:value-type="float" office:value="17.7007">
                <text:p>17.7007</text:p>
              </table:table-cell>
              <table:table-cell office:value-type="float" office:value="0.276465">
                <text:p>0.276465</text:p>
              </table:table-cell>
              <table:table-cell office:value-type="float" office:value="11.7026">
                <text:p>11.7026</text:p>
              </table:table-cell>
              <table:table-cell office:value-type="float" office:value="0.275662">
                <text:p>0.275662</text:p>
              </table:table-cell>
              <table:table-cell office:value-type="float" office:value="10.8057">
                <text:p>10.8057</text:p>
              </table:table-cell>
              <table:table-cell office:value-type="float" office:value="0.274869">
                <text:p>0.274869</text:p>
              </table:table-cell>
              <table:table-cell office:value-type="float" office:value="8.01837">
                <text:p>8.01837</text:p>
              </table:table-cell>
              <table:table-cell office:value-type="float" office:value="0.274087">
                <text:p>0.274087</text:p>
              </table:table-cell>
              <table:table-cell office:value-type="float" office:value="6.671">
                <text:p>6.671</text:p>
              </table:table-cell>
              <table:table-cell office:value-type="float" office:value="0.272934">
                <text:p>0.272934</text:p>
              </table:table-cell>
              <table:table-cell office:value-type="float" office:value="5.79326">
                <text:p>5.79326</text:p>
              </table:table-cell>
              <table:table-cell office:value-type="float" office:value="0.272181">
                <text:p>0.272181</text:p>
              </table:table-cell>
              <table:table-cell office:value-type="float" office:value="4.33209">
                <text:p>4.33209</text:p>
              </table:table-cell>
              <table:table-cell office:value-type="float" office:value="0.271439">
                <text:p>0.271439</text:p>
              </table:table-cell>
              <table:table-cell office:value-type="float" office:value="4.98966">
                <text:p>4.98966</text:p>
              </table:table-cell>
              <table:table-cell office:value-type="float" office:value="0.270709">
                <text:p>0.270709</text:p>
              </table:table-cell>
              <table:table-cell office:value-type="float" office:value="4.21579">
                <text:p>4.215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4011">
                <text:p>0.294011</text:p>
              </table:table-cell>
              <table:table-cell office:value-type="float" office:value="36.7359">
                <text:p>36.7359</text:p>
              </table:table-cell>
              <table:table-cell office:value-type="float" office:value="0.293165">
                <text:p>0.293165</text:p>
              </table:table-cell>
              <table:table-cell office:value-type="float" office:value="30.132">
                <text:p>30.132</text:p>
              </table:table-cell>
              <table:table-cell office:value-type="float" office:value="0.292328">
                <text:p>0.292328</text:p>
              </table:table-cell>
              <table:table-cell office:value-type="float" office:value="25.6451">
                <text:p>25.6451</text:p>
              </table:table-cell>
              <table:table-cell office:value-type="float" office:value="0.291087">
                <text:p>0.291087</text:p>
              </table:table-cell>
              <table:table-cell office:value-type="float" office:value="19.5533">
                <text:p>19.5533</text:p>
              </table:table-cell>
              <table:table-cell office:value-type="float" office:value="0.290271">
                <text:p>0.290271</text:p>
              </table:table-cell>
              <table:table-cell office:value-type="float" office:value="17.2271">
                <text:p>17.2271</text:p>
              </table:table-cell>
              <table:table-cell office:value-type="float" office:value="0.289463">
                <text:p>0.289463</text:p>
              </table:table-cell>
              <table:table-cell office:value-type="float" office:value="13.5636">
                <text:p>13.5636</text:p>
              </table:table-cell>
              <table:table-cell office:value-type="float" office:value="0.288665">
                <text:p>0.288665</text:p>
              </table:table-cell>
              <table:table-cell office:value-type="float" office:value="13.4903">
                <text:p>13.4903</text:p>
              </table:table-cell>
              <table:table-cell office:value-type="float" office:value="0.287484">
                <text:p>0.287484</text:p>
              </table:table-cell>
              <table:table-cell office:value-type="float" office:value="8.95969">
                <text:p>8.95969</text:p>
              </table:table-cell>
              <table:table-cell office:value-type="float" office:value="0.28671">
                <text:p>0.28671</text:p>
              </table:table-cell>
              <table:table-cell office:value-type="float" office:value="8.36988">
                <text:p>8.36988</text:p>
              </table:table-cell>
              <table:table-cell office:value-type="float" office:value="0.285945">
                <text:p>0.285945</text:p>
              </table:table-cell>
              <table:table-cell office:value-type="float" office:value="6.27315">
                <text:p>6.27315</text:p>
              </table:table-cell>
              <table:table-cell office:value-type="float" office:value="0.285191">
                <text:p>0.285191</text:p>
              </table:table-cell>
              <table:table-cell office:value-type="float" office:value="5.31033">
                <text:p>5.31033</text:p>
              </table:table-cell>
              <table:table-cell office:value-type="float" office:value="0.28408">
                <text:p>0.28408</text:p>
              </table:table-cell>
              <table:table-cell office:value-type="float" office:value="4.79061">
                <text:p>4.79061</text:p>
              </table:table-cell>
              <table:table-cell office:value-type="float" office:value="0.283353">
                <text:p>0.283353</text:p>
              </table:table-cell>
              <table:table-cell office:value-type="float" office:value="3.66504">
                <text:p>3.66504</text:p>
              </table:table-cell>
              <table:table-cell office:value-type="float" office:value="0.282637">
                <text:p>0.282637</text:p>
              </table:table-cell>
              <table:table-cell office:value-type="float" office:value="4.37869">
                <text:p>4.37869</text:p>
              </table:table-cell>
              <table:table-cell office:value-type="float" office:value="0.281934">
                <text:p>0.281934</text:p>
              </table:table-cell>
              <table:table-cell office:value-type="float" office:value="3.79962">
                <text:p>3.799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4788">
                <text:p>0.304788</text:p>
              </table:table-cell>
              <table:table-cell office:value-type="float" office:value="28.4052">
                <text:p>28.4052</text:p>
              </table:table-cell>
              <table:table-cell office:value-type="float" office:value="0.303974">
                <text:p>0.303974</text:p>
              </table:table-cell>
              <table:table-cell office:value-type="float" office:value="23.2097">
                <text:p>23.2097</text:p>
              </table:table-cell>
              <table:table-cell office:value-type="float" office:value="0.303168">
                <text:p>0.303168</text:p>
              </table:table-cell>
              <table:table-cell office:value-type="float" office:value="19.6972">
                <text:p>19.6972</text:p>
              </table:table-cell>
              <table:table-cell office:value-type="float" office:value="0.301973">
                <text:p>0.301973</text:p>
              </table:table-cell>
              <table:table-cell office:value-type="float" office:value="14.9762">
                <text:p>14.9762</text:p>
              </table:table-cell>
              <table:table-cell office:value-type="float" office:value="0.301187">
                <text:p>0.301187</text:p>
              </table:table-cell>
              <table:table-cell office:value-type="float" office:value="13.2049">
                <text:p>13.2049</text:p>
              </table:table-cell>
              <table:table-cell office:value-type="float" office:value="0.300409">
                <text:p>0.300409</text:p>
              </table:table-cell>
              <table:table-cell office:value-type="float" office:value="10.4047">
                <text:p>10.4047</text:p>
              </table:table-cell>
              <table:table-cell office:value-type="float" office:value="0.29964">
                <text:p>0.29964</text:p>
              </table:table-cell>
              <table:table-cell office:value-type="float" office:value="10.433">
                <text:p>10.433</text:p>
              </table:table-cell>
              <table:table-cell office:value-type="float" office:value="0.298503">
                <text:p>0.298503</text:p>
              </table:table-cell>
              <table:table-cell office:value-type="float" office:value="6.99535">
                <text:p>6.99535</text:p>
              </table:table-cell>
              <table:table-cell office:value-type="float" office:value="0.297757">
                <text:p>0.297757</text:p>
              </table:table-cell>
              <table:table-cell office:value-type="float" office:value="6.64257">
                <text:p>6.64257</text:p>
              </table:table-cell>
              <table:table-cell office:value-type="float" office:value="0.297021">
                <text:p>0.297021</text:p>
              </table:table-cell>
              <table:table-cell office:value-type="float" office:value="5.04833">
                <text:p>5.04833</text:p>
              </table:table-cell>
              <table:table-cell office:value-type="float" office:value="0.296295">
                <text:p>0.296295</text:p>
              </table:table-cell>
              <table:table-cell office:value-type="float" office:value="4.36579">
                <text:p>4.36579</text:p>
              </table:table-cell>
              <table:table-cell office:value-type="float" office:value="0.295225">
                <text:p>0.295225</text:p>
              </table:table-cell>
              <table:table-cell office:value-type="float" office:value="4.10674">
                <text:p>4.10674</text:p>
              </table:table-cell>
              <table:table-cell office:value-type="float" office:value="0.294525">
                <text:p>0.294525</text:p>
              </table:table-cell>
              <table:table-cell office:value-type="float" office:value="3.21578">
                <text:p>3.21578</text:p>
              </table:table-cell>
              <table:table-cell office:value-type="float" office:value="0.293836">
                <text:p>0.293836</text:p>
              </table:table-cell>
              <table:table-cell office:value-type="float" office:value="3.97267">
                <text:p>3.97267</text:p>
              </table:table-cell>
              <table:table-cell office:value-type="float" office:value="0.293158">
                <text:p>0.293158</text:p>
              </table:table-cell>
              <table:table-cell office:value-type="float" office:value="3.52697">
                <text:p>3.526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15566">
                <text:p>0.315566</text:p>
              </table:table-cell>
              <table:table-cell office:value-type="float" office:value="22.0464">
                <text:p>22.0464</text:p>
              </table:table-cell>
              <table:table-cell office:value-type="float" office:value="0.314783">
                <text:p>0.314783</text:p>
              </table:table-cell>
              <table:table-cell office:value-type="float" office:value="17.9616">
                <text:p>17.9616</text:p>
              </table:table-cell>
              <table:table-cell office:value-type="float" office:value="0.314007">
                <text:p>0.314007</text:p>
              </table:table-cell>
              <table:table-cell office:value-type="float" office:value="15.2195">
                <text:p>15.2195</text:p>
              </table:table-cell>
              <table:table-cell office:value-type="float" office:value="0.312859">
                <text:p>0.312859</text:p>
              </table:table-cell>
              <table:table-cell office:value-type="float" office:value="11.5689">
                <text:p>11.5689</text:p>
              </table:table-cell>
              <table:table-cell office:value-type="float" office:value="0.312103">
                <text:p>0.312103</text:p>
              </table:table-cell>
              <table:table-cell office:value-type="float" office:value="10.2343">
                <text:p>10.2343</text:p>
              </table:table-cell>
              <table:table-cell office:value-type="float" office:value="0.311355">
                <text:p>0.311355</text:p>
              </table:table-cell>
              <table:table-cell office:value-type="float" office:value="8.09086">
                <text:p>8.09086</text:p>
              </table:table-cell>
              <table:table-cell office:value-type="float" office:value="0.310615">
                <text:p>0.310615</text:p>
              </table:table-cell>
              <table:table-cell office:value-type="float" office:value="8.2129">
                <text:p>8.2129</text:p>
              </table:table-cell>
              <table:table-cell office:value-type="float" office:value="0.309523">
                <text:p>0.309523</text:p>
              </table:table-cell>
              <table:table-cell office:value-type="float" office:value="5.58858">
                <text:p>5.58858</text:p>
              </table:table-cell>
              <table:table-cell office:value-type="float" office:value="0.308805">
                <text:p>0.308805</text:p>
              </table:table-cell>
              <table:table-cell office:value-type="float" office:value="5.41767">
                <text:p>5.41767</text:p>
              </table:table-cell>
              <table:table-cell office:value-type="float" office:value="0.308097">
                <text:p>0.308097</text:p>
              </table:table-cell>
              <table:table-cell office:value-type="float" office:value="4.18874">
                <text:p>4.18874</text:p>
              </table:table-cell>
              <table:table-cell office:value-type="float" office:value="0.307399">
                <text:p>0.307399</text:p>
              </table:table-cell>
              <table:table-cell office:value-type="float" office:value="3.71012">
                <text:p>3.71012</text:p>
              </table:table-cell>
              <table:table-cell office:value-type="float" office:value="0.30637">
                <text:p>0.30637</text:p>
              </table:table-cell>
              <table:table-cell office:value-type="float" office:value="3.64031">
                <text:p>3.64031</text:p>
              </table:table-cell>
              <table:table-cell office:value-type="float" office:value="0.305697">
                <text:p>0.305697</text:p>
              </table:table-cell>
              <table:table-cell office:value-type="float" office:value="2.91321">
                <text:p>2.91321</text:p>
              </table:table-cell>
              <table:table-cell office:value-type="float" office:value="0.305034">
                <text:p>0.305034</text:p>
              </table:table-cell>
              <table:table-cell office:value-type="float" office:value="3.70286">
                <text:p>3.70286</text:p>
              </table:table-cell>
              <table:table-cell office:value-type="float" office:value="0.304383">
                <text:p>0.304383</text:p>
              </table:table-cell>
              <table:table-cell office:value-type="float" office:value="3.34834">
                <text:p>3.348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26343">
                <text:p>0.326343</text:p>
              </table:table-cell>
              <table:table-cell office:value-type="float" office:value="17.1929">
                <text:p>17.1929</text:p>
              </table:table-cell>
              <table:table-cell office:value-type="float" office:value="0.325591">
                <text:p>0.325591</text:p>
              </table:table-cell>
              <table:table-cell office:value-type="float" office:value="13.9829">
                <text:p>13.9829</text:p>
              </table:table-cell>
              <table:table-cell office:value-type="float" office:value="0.324847">
                <text:p>0.324847</text:p>
              </table:table-cell>
              <table:table-cell office:value-type="float" office:value="11.8487">
                <text:p>11.8487</text:p>
              </table:table-cell>
              <table:table-cell office:value-type="float" office:value="0.323744">
                <text:p>0.323744</text:p>
              </table:table-cell>
              <table:table-cell office:value-type="float" office:value="9.0325">
                <text:p>9.0325</text:p>
              </table:table-cell>
              <table:table-cell office:value-type="float" office:value="0.323018">
                <text:p>0.323018</text:p>
              </table:table-cell>
              <table:table-cell office:value-type="float" office:value="8.04023">
                <text:p>8.04023</text:p>
              </table:table-cell>
              <table:table-cell office:value-type="float" office:value="0.322301">
                <text:p>0.322301</text:p>
              </table:table-cell>
              <table:table-cell office:value-type="float" office:value="6.39603">
                <text:p>6.39603</text:p>
              </table:table-cell>
              <table:table-cell office:value-type="float" office:value="0.321591">
                <text:p>0.321591</text:p>
              </table:table-cell>
              <table:table-cell office:value-type="float" office:value="6.60082">
                <text:p>6.60082</text:p>
              </table:table-cell>
              <table:table-cell office:value-type="float" office:value="0.320542">
                <text:p>0.320542</text:p>
              </table:table-cell>
              <table:table-cell office:value-type="float" office:value="4.58113">
                <text:p>4.58113</text:p>
              </table:table-cell>
              <table:table-cell office:value-type="float" office:value="0.319853">
                <text:p>0.319853</text:p>
              </table:table-cell>
              <table:table-cell office:value-type="float" office:value="4.54906">
                <text:p>4.54906</text:p>
              </table:table-cell>
              <table:table-cell office:value-type="float" office:value="0.319173">
                <text:p>0.319173</text:p>
              </table:table-cell>
              <table:table-cell office:value-type="float" office:value="3.58546">
                <text:p>3.58546</text:p>
              </table:table-cell>
              <table:table-cell office:value-type="float" office:value="0.318503">
                <text:p>0.318503</text:p>
              </table:table-cell>
              <table:table-cell office:value-type="float" office:value="3.25497">
                <text:p>3.25497</text:p>
              </table:table-cell>
              <table:table-cell office:value-type="float" office:value="0.317515">
                <text:p>0.317515</text:p>
              </table:table-cell>
              <table:table-cell office:value-type="float" office:value="3.32218">
                <text:p>3.32218</text:p>
              </table:table-cell>
              <table:table-cell office:value-type="float" office:value="0.316869">
                <text:p>0.316869</text:p>
              </table:table-cell>
              <table:table-cell office:value-type="float" office:value="2.70942">
                <text:p>2.70942</text:p>
              </table:table-cell>
              <table:table-cell office:value-type="float" office:value="0.316233">
                <text:p>0.316233</text:p>
              </table:table-cell>
              <table:table-cell office:value-type="float" office:value="3.52356">
                <text:p>3.52356</text:p>
              </table:table-cell>
              <table:table-cell office:value-type="float" office:value="0.315608">
                <text:p>0.315608</text:p>
              </table:table-cell>
              <table:table-cell office:value-type="float" office:value="3.23132">
                <text:p>3.231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3712">
                <text:p>0.33712</text:p>
              </table:table-cell>
              <table:table-cell office:value-type="float" office:value="13.4883">
                <text:p>13.4883</text:p>
              </table:table-cell>
              <table:table-cell office:value-type="float" office:value="0.3364">
                <text:p>0.3364</text:p>
              </table:table-cell>
              <table:table-cell office:value-type="float" office:value="10.9664">
                <text:p>10.9664</text:p>
              </table:table-cell>
              <table:table-cell office:value-type="float" office:value="0.335687">
                <text:p>0.335687</text:p>
              </table:table-cell>
              <table:table-cell office:value-type="float" office:value="9.31117">
                <text:p>9.31117</text:p>
              </table:table-cell>
              <table:table-cell office:value-type="float" office:value="0.33463">
                <text:p>0.33463</text:p>
              </table:table-cell>
              <table:table-cell office:value-type="float" office:value="7.14431">
                <text:p>7.14431</text:p>
              </table:table-cell>
              <table:table-cell office:value-type="float" office:value="0.333934">
                <text:p>0.333934</text:p>
              </table:table-cell>
              <table:table-cell office:value-type="float" office:value="6.4198">
                <text:p>6.4198</text:p>
              </table:table-cell>
              <table:table-cell office:value-type="float" office:value="0.333246">
                <text:p>0.333246</text:p>
              </table:table-cell>
              <table:table-cell office:value-type="float" office:value="5.15461">
                <text:p>5.15461</text:p>
              </table:table-cell>
              <table:table-cell office:value-type="float" office:value="0.332566">
                <text:p>0.332566</text:p>
              </table:table-cell>
              <table:table-cell office:value-type="float" office:value="5.43022">
                <text:p>5.43022</text:p>
              </table:table-cell>
              <table:table-cell office:value-type="float" office:value="0.331561">
                <text:p>0.331561</text:p>
              </table:table-cell>
              <table:table-cell office:value-type="float" office:value="3.85965">
                <text:p>3.85965</text:p>
              </table:table-cell>
              <table:table-cell office:value-type="float" office:value="0.330901">
                <text:p>0.330901</text:p>
              </table:table-cell>
              <table:table-cell office:value-type="float" office:value="3.9331">
                <text:p>3.9331</text:p>
              </table:table-cell>
              <table:table-cell office:value-type="float" office:value="0.330249">
                <text:p>0.330249</text:p>
              </table:table-cell>
              <table:table-cell office:value-type="float" office:value="3.16207">
                <text:p>3.16207</text:p>
              </table:table-cell>
              <table:table-cell office:value-type="float" office:value="0.329607">
                <text:p>0.329607</text:p>
              </table:table-cell>
              <table:table-cell office:value-type="float" office:value="2.93902">
                <text:p>2.93902</text:p>
              </table:table-cell>
              <table:table-cell office:value-type="float" office:value="0.32866">
                <text:p>0.32866</text:p>
              </table:table-cell>
              <table:table-cell office:value-type="float" office:value="3.1052">
                <text:p>3.1052</text:p>
              </table:table-cell>
              <table:table-cell office:value-type="float" office:value="0.328041">
                <text:p>0.328041</text:p>
              </table:table-cell>
              <table:table-cell office:value-type="float" office:value="2.57218">
                <text:p>2.57218</text:p>
              </table:table-cell>
              <table:table-cell office:value-type="float" office:value="0.327432">
                <text:p>0.327432</text:p>
              </table:table-cell>
              <table:table-cell office:value-type="float" office:value="3.4044">
                <text:p>3.4044</text:p>
              </table:table-cell>
              <table:table-cell office:value-type="float" office:value="0.326832">
                <text:p>0.326832</text:p>
              </table:table-cell>
              <table:table-cell office:value-type="float" office:value="3.15466">
                <text:p>3.154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7898">
                <text:p>0.347898</text:p>
              </table:table-cell>
              <table:table-cell office:value-type="float" office:value="10.6606">
                <text:p>10.6606</text:p>
              </table:table-cell>
              <table:table-cell office:value-type="float" office:value="0.347209">
                <text:p>0.347209</text:p>
              </table:table-cell>
              <table:table-cell office:value-type="float" office:value="8.67951">
                <text:p>8.67951</text:p>
              </table:table-cell>
              <table:table-cell office:value-type="float" office:value="0.346526">
                <text:p>0.346526</text:p>
              </table:table-cell>
              <table:table-cell office:value-type="float" office:value="7.40089">
                <text:p>7.40089</text:p>
              </table:table-cell>
              <table:table-cell office:value-type="float" office:value="0.345516">
                <text:p>0.345516</text:p>
              </table:table-cell>
              <table:table-cell office:value-type="float" office:value="5.73871">
                <text:p>5.73871</text:p>
              </table:table-cell>
              <table:table-cell office:value-type="float" office:value="0.34485">
                <text:p>0.34485</text:p>
              </table:table-cell>
              <table:table-cell office:value-type="float" office:value="5.22302">
                <text:p>5.22302</text:p>
              </table:table-cell>
              <table:table-cell office:value-type="float" office:value="0.344192">
                <text:p>0.344192</text:p>
              </table:table-cell>
              <table:table-cell office:value-type="float" office:value="4.2453">
                <text:p>4.2453</text:p>
              </table:table-cell>
              <table:table-cell office:value-type="float" office:value="0.343542">
                <text:p>0.343542</text:p>
              </table:table-cell>
              <table:table-cell office:value-type="float" office:value="4.5802">
                <text:p>4.5802</text:p>
              </table:table-cell>
              <table:table-cell office:value-type="float" office:value="0.34258">
                <text:p>0.34258</text:p>
              </table:table-cell>
              <table:table-cell office:value-type="float" office:value="3.34296">
                <text:p>3.34296</text:p>
              </table:table-cell>
              <table:table-cell office:value-type="float" office:value="0.341949">
                <text:p>0.341949</text:p>
              </table:table-cell>
              <table:table-cell office:value-type="float" office:value="3.4963">
                <text:p>3.4963</text:p>
              </table:table-cell>
              <table:table-cell office:value-type="float" office:value="0.341326">
                <text:p>0.341326</text:p>
              </table:table-cell>
              <table:table-cell office:value-type="float" office:value="2.86493">
                <text:p>2.86493</text:p>
              </table:table-cell>
              <table:table-cell office:value-type="float" office:value="0.340711">
                <text:p>0.340711</text:p>
              </table:table-cell>
              <table:table-cell office:value-type="float" office:value="2.7197">
                <text:p>2.7197</text:p>
              </table:table-cell>
              <table:table-cell office:value-type="float" office:value="0.339806">
                <text:p>0.339806</text:p>
              </table:table-cell>
              <table:table-cell office:value-type="float" office:value="2.9572">
                <text:p>2.9572</text:p>
              </table:table-cell>
              <table:table-cell office:value-type="float" office:value="0.339213">
                <text:p>0.339213</text:p>
              </table:table-cell>
              <table:table-cell office:value-type="float" office:value="2.47974">
                <text:p>2.47974</text:p>
              </table:table-cell>
              <table:table-cell office:value-type="float" office:value="0.33863">
                <text:p>0.33863</text:p>
              </table:table-cell>
              <table:table-cell office:value-type="float" office:value="3.32522">
                <text:p>3.32522</text:p>
              </table:table-cell>
              <table:table-cell office:value-type="float" office:value="0.338057">
                <text:p>0.338057</text:p>
              </table:table-cell>
              <table:table-cell office:value-type="float" office:value="3.10443">
                <text:p>3.10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8675">
                <text:p>0.358675</text:p>
              </table:table-cell>
              <table:table-cell office:value-type="float" office:value="8.50228">
                <text:p>8.50228</text:p>
              </table:table-cell>
              <table:table-cell office:value-type="float" office:value="0.358018">
                <text:p>0.358018</text:p>
              </table:table-cell>
              <table:table-cell office:value-type="float" office:value="6.94572">
                <text:p>6.94572</text:p>
              </table:table-cell>
              <table:table-cell office:value-type="float" office:value="0.357366">
                <text:p>0.357366</text:p>
              </table:table-cell>
              <table:table-cell office:value-type="float" office:value="5.96283">
                <text:p>5.96283</text:p>
              </table:table-cell>
              <table:table-cell office:value-type="float" office:value="0.356401">
                <text:p>0.356401</text:p>
              </table:table-cell>
              <table:table-cell office:value-type="float" office:value="4.69235">
                <text:p>4.69235</text:p>
              </table:table-cell>
              <table:table-cell office:value-type="float" office:value="0.355766">
                <text:p>0.355766</text:p>
              </table:table-cell>
              <table:table-cell office:value-type="float" office:value="4.33911">
                <text:p>4.33911</text:p>
              </table:table-cell>
              <table:table-cell office:value-type="float" office:value="0.355138">
                <text:p>0.355138</text:p>
              </table:table-cell>
              <table:table-cell office:value-type="float" office:value="3.57926">
                <text:p>3.57926</text:p>
              </table:table-cell>
              <table:table-cell office:value-type="float" office:value="0.354517">
                <text:p>0.354517</text:p>
              </table:table-cell>
              <table:table-cell office:value-type="float" office:value="3.96296">
                <text:p>3.96296</text:p>
              </table:table-cell>
              <table:table-cell office:value-type="float" office:value="0.353599">
                <text:p>0.353599</text:p>
              </table:table-cell>
              <table:table-cell office:value-type="float" office:value="2.97294">
                <text:p>2.97294</text:p>
              </table:table-cell>
              <table:table-cell office:value-type="float" office:value="0.352996">
                <text:p>0.352996</text:p>
              </table:table-cell>
              <table:table-cell office:value-type="float" office:value="3.18655">
                <text:p>3.18655</text:p>
              </table:table-cell>
              <table:table-cell office:value-type="float" office:value="0.352402">
                <text:p>0.352402</text:p>
              </table:table-cell>
              <table:table-cell office:value-type="float" office:value="2.65639">
                <text:p>2.65639</text:p>
              </table:table-cell>
              <table:table-cell office:value-type="float" office:value="0.351815">
                <text:p>0.351815</text:p>
              </table:table-cell>
              <table:table-cell office:value-type="float" office:value="2.56745">
                <text:p>2.56745</text:p>
              </table:table-cell>
              <table:table-cell office:value-type="float" office:value="0.350951">
                <text:p>0.350951</text:p>
              </table:table-cell>
              <table:table-cell office:value-type="float" office:value="2.85626">
                <text:p>2.85626</text:p>
              </table:table-cell>
              <table:table-cell office:value-type="float" office:value="0.350385">
                <text:p>0.350385</text:p>
              </table:table-cell>
              <table:table-cell office:value-type="float" office:value="2.41748">
                <text:p>2.41748</text:p>
              </table:table-cell>
              <table:table-cell office:value-type="float" office:value="0.349829">
                <text:p>0.349829</text:p>
              </table:table-cell>
              <table:table-cell office:value-type="float" office:value="3.2726">
                <text:p>3.2726</text:p>
              </table:table-cell>
              <table:table-cell office:value-type="float" office:value="0.349282">
                <text:p>0.349282</text:p>
              </table:table-cell>
              <table:table-cell office:value-type="float" office:value="3.07152">
                <text:p>3.071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9453">
                <text:p>0.369453</text:p>
              </table:table-cell>
              <table:table-cell office:value-type="float" office:value="6.85485">
                <text:p>6.85485</text:p>
              </table:table-cell>
              <table:table-cell office:value-type="float" office:value="0.368826">
                <text:p>0.368826</text:p>
              </table:table-cell>
              <table:table-cell office:value-type="float" office:value="5.63127">
                <text:p>5.63127</text:p>
              </table:table-cell>
              <table:table-cell office:value-type="float" office:value="0.368206">
                <text:p>0.368206</text:p>
              </table:table-cell>
              <table:table-cell office:value-type="float" office:value="4.88025">
                <text:p>4.88025</text:p>
              </table:table-cell>
              <table:table-cell office:value-type="float" office:value="0.367287">
                <text:p>0.367287</text:p>
              </table:table-cell>
              <table:table-cell office:value-type="float" office:value="3.91341">
                <text:p>3.91341</text:p>
              </table:table-cell>
              <table:table-cell office:value-type="float" office:value="0.366682">
                <text:p>0.366682</text:p>
              </table:table-cell>
              <table:table-cell office:value-type="float" office:value="3.68629">
                <text:p>3.68629</text:p>
              </table:table-cell>
              <table:table-cell office:value-type="float" office:value="0.366084">
                <text:p>0.366084</text:p>
              </table:table-cell>
              <table:table-cell office:value-type="float" office:value="3.0914">
                <text:p>3.0914</text:p>
              </table:table-cell>
              <table:table-cell office:value-type="float" office:value="0.365492">
                <text:p>0.365492</text:p>
              </table:table-cell>
              <table:table-cell office:value-type="float" office:value="3.51476">
                <text:p>3.51476</text:p>
              </table:table-cell>
              <table:table-cell office:value-type="float" office:value="0.364618">
                <text:p>0.364618</text:p>
              </table:table-cell>
              <table:table-cell office:value-type="float" office:value="2.70794">
                <text:p>2.70794</text:p>
              </table:table-cell>
              <table:table-cell office:value-type="float" office:value="0.364044">
                <text:p>0.364044</text:p>
              </table:table-cell>
              <table:table-cell office:value-type="float" office:value="2.9669">
                <text:p>2.9669</text:p>
              </table:table-cell>
              <table:table-cell office:value-type="float" office:value="0.363478">
                <text:p>0.363478</text:p>
              </table:table-cell>
              <table:table-cell office:value-type="float" office:value="2.51004">
                <text:p>2.51004</text:p>
              </table:table-cell>
              <table:table-cell office:value-type="float" office:value="0.362919">
                <text:p>0.362919</text:p>
              </table:table-cell>
              <table:table-cell office:value-type="float" office:value="2.46176">
                <text:p>2.46176</text:p>
              </table:table-cell>
              <table:table-cell office:value-type="float" office:value="0.362096">
                <text:p>0.362096</text:p>
              </table:table-cell>
              <table:table-cell office:value-type="float" office:value="2.78742">
                <text:p>2.78742</text:p>
              </table:table-cell>
              <table:table-cell office:value-type="float" office:value="0.361558">
                <text:p>0.361558</text:p>
              </table:table-cell>
              <table:table-cell office:value-type="float" office:value="2.37555">
                <text:p>2.37555</text:p>
              </table:table-cell>
              <table:table-cell office:value-type="float" office:value="0.361028">
                <text:p>0.361028</text:p>
              </table:table-cell>
              <table:table-cell office:value-type="float" office:value="3.23764">
                <text:p>3.23764</text:p>
              </table:table-cell>
              <table:table-cell office:value-type="float" office:value="0.360506">
                <text:p>0.360506</text:p>
              </table:table-cell>
              <table:table-cell office:value-type="float" office:value="3.04997">
                <text:p>3.049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023">
                <text:p>0.38023</text:p>
              </table:table-cell>
              <table:table-cell office:value-type="float" office:value="5.5974">
                <text:p>5.5974</text:p>
              </table:table-cell>
              <table:table-cell office:value-type="float" office:value="0.379635">
                <text:p>0.379635</text:p>
              </table:table-cell>
              <table:table-cell office:value-type="float" office:value="4.63473">
                <text:p>4.63473</text:p>
              </table:table-cell>
              <table:table-cell office:value-type="float" office:value="0.379046">
                <text:p>0.379046</text:p>
              </table:table-cell>
              <table:table-cell office:value-type="float" office:value="4.06528">
                <text:p>4.06528</text:p>
              </table:table-cell>
              <table:table-cell office:value-type="float" office:value="0.378173">
                <text:p>0.378173</text:p>
              </table:table-cell>
              <table:table-cell office:value-type="float" office:value="3.33356">
                <text:p>3.33356</text:p>
              </table:table-cell>
              <table:table-cell office:value-type="float" office:value="0.377598">
                <text:p>0.377598</text:p>
              </table:table-cell>
              <table:table-cell office:value-type="float" office:value="3.20414">
                <text:p>3.20414</text:p>
              </table:table-cell>
              <table:table-cell office:value-type="float" office:value="0.37703">
                <text:p>0.37703</text:p>
              </table:table-cell>
              <table:table-cell office:value-type="float" office:value="2.73405">
                <text:p>2.73405</text:p>
              </table:table-cell>
              <table:table-cell office:value-type="float" office:value="0.376468">
                <text:p>0.376468</text:p>
              </table:table-cell>
              <table:table-cell office:value-type="float" office:value="3.18931">
                <text:p>3.18931</text:p>
              </table:table-cell>
              <table:table-cell office:value-type="float" office:value="0.375637">
                <text:p>0.375637</text:p>
              </table:table-cell>
              <table:table-cell office:value-type="float" office:value="2.51817">
                <text:p>2.51817</text:p>
              </table:table-cell>
              <table:table-cell office:value-type="float" office:value="0.375092">
                <text:p>0.375092</text:p>
              </table:table-cell>
              <table:table-cell office:value-type="float" office:value="2.81114">
                <text:p>2.81114</text:p>
              </table:table-cell>
              <table:table-cell office:value-type="float" office:value="0.374554">
                <text:p>0.374554</text:p>
              </table:table-cell>
              <table:table-cell office:value-type="float" office:value="2.40733">
                <text:p>2.40733</text:p>
              </table:table-cell>
              <table:table-cell office:value-type="float" office:value="0.374023">
                <text:p>0.374023</text:p>
              </table:table-cell>
              <table:table-cell office:value-type="float" office:value="2.3884">
                <text:p>2.3884</text:p>
              </table:table-cell>
              <table:table-cell office:value-type="float" office:value="0.373241">
                <text:p>0.373241</text:p>
              </table:table-cell>
              <table:table-cell office:value-type="float" office:value="2.74046">
                <text:p>2.74046</text:p>
              </table:table-cell>
              <table:table-cell office:value-type="float" office:value="0.37273">
                <text:p>0.37273</text:p>
              </table:table-cell>
              <table:table-cell office:value-type="float" office:value="2.34731">
                <text:p>2.34731</text:p>
              </table:table-cell>
              <table:table-cell office:value-type="float" office:value="0.372226">
                <text:p>0.372226</text:p>
              </table:table-cell>
              <table:table-cell office:value-type="float" office:value="3.2144">
                <text:p>3.2144</text:p>
              </table:table-cell>
              <table:table-cell office:value-type="float" office:value="0.371731">
                <text:p>0.371731</text:p>
              </table:table-cell>
              <table:table-cell office:value-type="float" office:value="3.03584">
                <text:p>3.035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91007">
                <text:p>0.391007</text:p>
              </table:table-cell>
              <table:table-cell office:value-type="float" office:value="4.6376">
                <text:p>4.6376</text:p>
              </table:table-cell>
              <table:table-cell office:value-type="float" office:value="0.390444">
                <text:p>0.390444</text:p>
              </table:table-cell>
              <table:table-cell office:value-type="float" office:value="3.87921">
                <text:p>3.87921</text:p>
              </table:table-cell>
              <table:table-cell office:value-type="float" office:value="0.389885">
                <text:p>0.389885</text:p>
              </table:table-cell>
              <table:table-cell office:value-type="float" office:value="3.45177">
                <text:p>3.45177</text:p>
              </table:table-cell>
              <table:table-cell office:value-type="float" office:value="0.389058">
                <text:p>0.389058</text:p>
              </table:table-cell>
              <table:table-cell office:value-type="float" office:value="2.9019">
                <text:p>2.9019</text:p>
              </table:table-cell>
              <table:table-cell office:value-type="float" office:value="0.388514">
                <text:p>0.388514</text:p>
              </table:table-cell>
              <table:table-cell office:value-type="float" office:value="2.84805">
                <text:p>2.84805</text:p>
              </table:table-cell>
              <table:table-cell office:value-type="float" office:value="0.387975">
                <text:p>0.387975</text:p>
              </table:table-cell>
              <table:table-cell office:value-type="float" office:value="2.4723">
                <text:p>2.4723</text:p>
              </table:table-cell>
              <table:table-cell office:value-type="float" office:value="0.387443">
                <text:p>0.387443</text:p>
              </table:table-cell>
              <table:table-cell office:value-type="float" office:value="2.95298">
                <text:p>2.95298</text:p>
              </table:table-cell>
              <table:table-cell office:value-type="float" office:value="0.386656">
                <text:p>0.386656</text:p>
              </table:table-cell>
              <table:table-cell office:value-type="float" office:value="2.38226">
                <text:p>2.38226</text:p>
              </table:table-cell>
              <table:table-cell office:value-type="float" office:value="0.38614">
                <text:p>0.38614</text:p>
              </table:table-cell>
              <table:table-cell office:value-type="float" office:value="2.70068">
                <text:p>2.70068</text:p>
              </table:table-cell>
              <table:table-cell office:value-type="float" office:value="0.38563">
                <text:p>0.38563</text:p>
              </table:table-cell>
              <table:table-cell office:value-type="float" office:value="2.33524">
                <text:p>2.33524</text:p>
              </table:table-cell>
              <table:table-cell office:value-type="float" office:value="0.385127">
                <text:p>0.385127</text:p>
              </table:table-cell>
              <table:table-cell office:value-type="float" office:value="2.33747">
                <text:p>2.33747</text:p>
              </table:table-cell>
              <table:table-cell office:value-type="float" office:value="0.384386">
                <text:p>0.384386</text:p>
              </table:table-cell>
              <table:table-cell office:value-type="float" office:value="2.70843">
                <text:p>2.70843</text:p>
              </table:table-cell>
              <table:table-cell office:value-type="float" office:value="0.383902">
                <text:p>0.383902</text:p>
              </table:table-cell>
              <table:table-cell office:value-type="float" office:value="2.32829">
                <text:p>2.32829</text:p>
              </table:table-cell>
              <table:table-cell office:value-type="float" office:value="0.383425">
                <text:p>0.383425</text:p>
              </table:table-cell>
              <table:table-cell office:value-type="float" office:value="3.19896">
                <text:p>3.19896</text:p>
              </table:table-cell>
              <table:table-cell office:value-type="float" office:value="0.382956">
                <text:p>0.382956</text:p>
              </table:table-cell>
              <table:table-cell office:value-type="float" office:value="3.02659">
                <text:p>3.026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01785">
                <text:p>0.401785</text:p>
              </table:table-cell>
              <table:table-cell office:value-type="float" office:value="3.905">
                <text:p>3.905</text:p>
              </table:table-cell>
              <table:table-cell office:value-type="float" office:value="0.401252">
                <text:p>0.401252</text:p>
              </table:table-cell>
              <table:table-cell office:value-type="float" office:value="3.30642">
                <text:p>3.30642</text:p>
              </table:table-cell>
              <table:table-cell office:value-type="float" office:value="0.400725">
                <text:p>0.400725</text:p>
              </table:table-cell>
              <table:table-cell office:value-type="float" office:value="2.98992">
                <text:p>2.98992</text:p>
              </table:table-cell>
              <table:table-cell office:value-type="float" office:value="0.399944">
                <text:p>0.399944</text:p>
              </table:table-cell>
              <table:table-cell office:value-type="float" office:value="2.58057">
                <text:p>2.58057</text:p>
              </table:table-cell>
              <table:table-cell office:value-type="float" office:value="0.39943">
                <text:p>0.39943</text:p>
              </table:table-cell>
              <table:table-cell office:value-type="float" office:value="2.58505">
                <text:p>2.58505</text:p>
              </table:table-cell>
              <table:table-cell office:value-type="float" office:value="0.398921">
                <text:p>0.398921</text:p>
              </table:table-cell>
              <table:table-cell office:value-type="float" office:value="2.28058">
                <text:p>2.28058</text:p>
              </table:table-cell>
              <table:table-cell office:value-type="float" office:value="0.398418">
                <text:p>0.398418</text:p>
              </table:table-cell>
              <table:table-cell office:value-type="float" office:value="2.78138">
                <text:p>2.78138</text:p>
              </table:table-cell>
              <table:table-cell office:value-type="float" office:value="0.397675">
                <text:p>0.397675</text:p>
              </table:table-cell>
              <table:table-cell office:value-type="float" office:value="2.28493">
                <text:p>2.28493</text:p>
              </table:table-cell>
              <table:table-cell office:value-type="float" office:value="0.397188">
                <text:p>0.397188</text:p>
              </table:table-cell>
              <table:table-cell office:value-type="float" office:value="2.62235">
                <text:p>2.62235</text:p>
              </table:table-cell>
              <table:table-cell office:value-type="float" office:value="0.396706">
                <text:p>0.396706</text:p>
              </table:table-cell>
              <table:table-cell office:value-type="float" office:value="2.28465">
                <text:p>2.28465</text:p>
              </table:table-cell>
              <table:table-cell office:value-type="float" office:value="0.396231">
                <text:p>0.396231</text:p>
              </table:table-cell>
              <table:table-cell office:value-type="float" office:value="2.30212">
                <text:p>2.30212</text:p>
              </table:table-cell>
              <table:table-cell office:value-type="float" office:value="0.395532">
                <text:p>0.395532</text:p>
              </table:table-cell>
              <table:table-cell office:value-type="float" office:value="2.68659">
                <text:p>2.68659</text:p>
              </table:table-cell>
              <table:table-cell office:value-type="float" office:value="0.395074">
                <text:p>0.395074</text:p>
              </table:table-cell>
              <table:table-cell office:value-type="float" office:value="2.31548">
                <text:p>2.31548</text:p>
              </table:table-cell>
              <table:table-cell office:value-type="float" office:value="0.394623">
                <text:p>0.394623</text:p>
              </table:table-cell>
              <table:table-cell office:value-type="float" office:value="3.1887">
                <text:p>3.1887</text:p>
              </table:table-cell>
              <table:table-cell office:value-type="float" office:value="0.394181">
                <text:p>0.394181</text:p>
              </table:table-cell>
              <table:table-cell office:value-type="float" office:value="3.02053">
                <text:p>3.020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2562">
                <text:p>0.412562</text:p>
              </table:table-cell>
              <table:table-cell office:value-type="float" office:value="3.34581">
                <text:p>3.34581</text:p>
              </table:table-cell>
              <table:table-cell office:value-type="float" office:value="0.412061">
                <text:p>0.412061</text:p>
              </table:table-cell>
              <table:table-cell office:value-type="float" office:value="2.87217">
                <text:p>2.87217</text:p>
              </table:table-cell>
              <table:table-cell office:value-type="float" office:value="0.411565">
                <text:p>0.411565</text:p>
              </table:table-cell>
              <table:table-cell office:value-type="float" office:value="2.64223">
                <text:p>2.64223</text:p>
              </table:table-cell>
              <table:table-cell office:value-type="float" office:value="0.410829">
                <text:p>0.410829</text:p>
              </table:table-cell>
              <table:table-cell office:value-type="float" office:value="2.34136">
                <text:p>2.34136</text:p>
              </table:table-cell>
              <table:table-cell office:value-type="float" office:value="0.410346">
                <text:p>0.410346</text:p>
              </table:table-cell>
              <table:table-cell office:value-type="float" office:value="2.3908">
                <text:p>2.3908</text:p>
              </table:table-cell>
              <table:table-cell office:value-type="float" office:value="0.409867">
                <text:p>0.409867</text:p>
              </table:table-cell>
              <table:table-cell office:value-type="float" office:value="2.14015">
                <text:p>2.14015</text:p>
              </table:table-cell>
              <table:table-cell office:value-type="float" office:value="0.409394">
                <text:p>0.409394</text:p>
              </table:table-cell>
              <table:table-cell office:value-type="float" office:value="2.65677">
                <text:p>2.65677</text:p>
              </table:table-cell>
              <table:table-cell office:value-type="float" office:value="0.408694">
                <text:p>0.408694</text:p>
              </table:table-cell>
              <table:table-cell office:value-type="float" office:value="2.21523">
                <text:p>2.21523</text:p>
              </table:table-cell>
              <table:table-cell office:value-type="float" office:value="0.408235">
                <text:p>0.408235</text:p>
              </table:table-cell>
              <table:table-cell office:value-type="float" office:value="2.56681">
                <text:p>2.56681</text:p>
              </table:table-cell>
              <table:table-cell office:value-type="float" office:value="0.407782">
                <text:p>0.407782</text:p>
              </table:table-cell>
              <table:table-cell office:value-type="float" office:value="2.24915">
                <text:p>2.24915</text:p>
              </table:table-cell>
              <table:table-cell office:value-type="float" office:value="0.407335">
                <text:p>0.407335</text:p>
              </table:table-cell>
              <table:table-cell office:value-type="float" office:value="2.27757">
                <text:p>2.27757</text:p>
              </table:table-cell>
              <table:table-cell office:value-type="float" office:value="0.406677">
                <text:p>0.406677</text:p>
              </table:table-cell>
              <table:table-cell office:value-type="float" office:value="2.67169">
                <text:p>2.67169</text:p>
              </table:table-cell>
              <table:table-cell office:value-type="float" office:value="0.406246">
                <text:p>0.406246</text:p>
              </table:table-cell>
              <table:table-cell office:value-type="float" office:value="2.30686">
                <text:p>2.30686</text:p>
              </table:table-cell>
              <table:table-cell office:value-type="float" office:value="0.405822">
                <text:p>0.405822</text:p>
              </table:table-cell>
              <table:table-cell office:value-type="float" office:value="3.18188">
                <text:p>3.18188</text:p>
              </table:table-cell>
              <table:table-cell office:value-type="float" office:value="0.405405">
                <text:p>0.405405</text:p>
              </table:table-cell>
              <table:table-cell office:value-type="float" office:value="3.01656">
                <text:p>3.016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23339">
                <text:p>0.423339</text:p>
              </table:table-cell>
              <table:table-cell office:value-type="float" office:value="2.919">
                <text:p>2.919</text:p>
              </table:table-cell>
              <table:table-cell office:value-type="float" office:value="0.42287">
                <text:p>0.42287</text:p>
              </table:table-cell>
              <table:table-cell office:value-type="float" office:value="2.54295">
                <text:p>2.54295</text:p>
              </table:table-cell>
              <table:table-cell office:value-type="float" office:value="0.422404">
                <text:p>0.422404</text:p>
              </table:table-cell>
              <table:table-cell office:value-type="float" office:value="2.38049">
                <text:p>2.38049</text:p>
              </table:table-cell>
              <table:table-cell office:value-type="float" office:value="0.421715">
                <text:p>0.421715</text:p>
              </table:table-cell>
              <table:table-cell office:value-type="float" office:value="2.16329">
                <text:p>2.16329</text:p>
              </table:table-cell>
              <table:table-cell office:value-type="float" office:value="0.421262">
                <text:p>0.421262</text:p>
              </table:table-cell>
              <table:table-cell office:value-type="float" office:value="2.24734">
                <text:p>2.24734</text:p>
              </table:table-cell>
              <table:table-cell office:value-type="float" office:value="0.420813">
                <text:p>0.420813</text:p>
              </table:table-cell>
              <table:table-cell office:value-type="float" office:value="2.03729">
                <text:p>2.03729</text:p>
              </table:table-cell>
              <table:table-cell office:value-type="float" office:value="0.420369">
                <text:p>0.420369</text:p>
              </table:table-cell>
              <table:table-cell office:value-type="float" office:value="2.56628">
                <text:p>2.56628</text:p>
              </table:table-cell>
              <table:table-cell office:value-type="float" office:value="0.419714">
                <text:p>0.419714</text:p>
              </table:table-cell>
              <table:table-cell office:value-type="float" office:value="2.16532">
                <text:p>2.16532</text:p>
              </table:table-cell>
              <table:table-cell office:value-type="float" office:value="0.419283">
                <text:p>0.419283</text:p>
              </table:table-cell>
              <table:table-cell office:value-type="float" office:value="2.52742">
                <text:p>2.52742</text:p>
              </table:table-cell>
              <table:table-cell office:value-type="float" office:value="0.418858">
                <text:p>0.418858</text:p>
              </table:table-cell>
              <table:table-cell office:value-type="float" office:value="2.22423">
                <text:p>2.22423</text:p>
              </table:table-cell>
              <table:table-cell office:value-type="float" office:value="0.418439">
                <text:p>0.418439</text:p>
              </table:table-cell>
              <table:table-cell office:value-type="float" office:value="2.26054">
                <text:p>2.26054</text:p>
              </table:table-cell>
              <table:table-cell office:value-type="float" office:value="0.417822">
                <text:p>0.417822</text:p>
              </table:table-cell>
              <table:table-cell office:value-type="float" office:value="2.66153">
                <text:p>2.66153</text:p>
              </table:table-cell>
              <table:table-cell office:value-type="float" office:value="0.417418">
                <text:p>0.417418</text:p>
              </table:table-cell>
              <table:table-cell office:value-type="float" office:value="2.30105">
                <text:p>2.30105</text:p>
              </table:table-cell>
              <table:table-cell office:value-type="float" office:value="0.417021">
                <text:p>0.417021</text:p>
              </table:table-cell>
              <table:table-cell office:value-type="float" office:value="3.17735">
                <text:p>3.17735</text:p>
              </table:table-cell>
              <table:table-cell office:value-type="float" office:value="0.41663">
                <text:p>0.41663</text:p>
              </table:table-cell>
              <table:table-cell office:value-type="float" office:value="3.01396">
                <text:p>3.013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34117">
                <text:p>0.434117</text:p>
              </table:table-cell>
              <table:table-cell office:value-type="float" office:value="2.59321">
                <text:p>2.59321</text:p>
              </table:table-cell>
              <table:table-cell office:value-type="float" office:value="0.433678">
                <text:p>0.433678</text:p>
              </table:table-cell>
              <table:table-cell office:value-type="float" office:value="2.29335">
                <text:p>2.29335</text:p>
              </table:table-cell>
              <table:table-cell office:value-type="float" office:value="0.433244">
                <text:p>0.433244</text:p>
              </table:table-cell>
              <table:table-cell office:value-type="float" office:value="2.18345">
                <text:p>2.18345</text:p>
              </table:table-cell>
              <table:table-cell office:value-type="float" office:value="0.432601">
                <text:p>0.432601</text:p>
              </table:table-cell>
              <table:table-cell office:value-type="float" office:value="2.03073">
                <text:p>2.03073</text:p>
              </table:table-cell>
              <table:table-cell office:value-type="float" office:value="0.432177">
                <text:p>0.432177</text:p>
              </table:table-cell>
              <table:table-cell office:value-type="float" office:value="2.14139">
                <text:p>2.14139</text:p>
              </table:table-cell>
              <table:table-cell office:value-type="float" office:value="0.431759">
                <text:p>0.431759</text:p>
              </table:table-cell>
              <table:table-cell office:value-type="float" office:value="1.96194">
                <text:p>1.96194</text:p>
              </table:table-cell>
              <table:table-cell office:value-type="float" office:value="0.431345">
                <text:p>0.431345</text:p>
              </table:table-cell>
              <table:table-cell office:value-type="float" office:value="2.50058">
                <text:p>2.50058</text:p>
              </table:table-cell>
              <table:table-cell office:value-type="float" office:value="0.430733">
                <text:p>0.430733</text:p>
              </table:table-cell>
              <table:table-cell office:value-type="float" office:value="2.12957">
                <text:p>2.12957</text:p>
              </table:table-cell>
              <table:table-cell office:value-type="float" office:value="0.430331">
                <text:p>0.430331</text:p>
              </table:table-cell>
              <table:table-cell office:value-type="float" office:value="2.49949">
                <text:p>2.49949</text:p>
              </table:table-cell>
              <table:table-cell office:value-type="float" office:value="0.429934">
                <text:p>0.429934</text:p>
              </table:table-cell>
              <table:table-cell office:value-type="float" office:value="2.20674">
                <text:p>2.20674</text:p>
              </table:table-cell>
              <table:table-cell office:value-type="float" office:value="0.429543">
                <text:p>0.429543</text:p>
              </table:table-cell>
              <table:table-cell office:value-type="float" office:value="2.24871">
                <text:p>2.24871</text:p>
              </table:table-cell>
              <table:table-cell office:value-type="float" office:value="0.428967">
                <text:p>0.428967</text:p>
              </table:table-cell>
              <table:table-cell office:value-type="float" office:value="2.6546">
                <text:p>2.6546</text:p>
              </table:table-cell>
              <table:table-cell office:value-type="float" office:value="0.42859">
                <text:p>0.42859</text:p>
              </table:table-cell>
              <table:table-cell office:value-type="float" office:value="2.29713">
                <text:p>2.29713</text:p>
              </table:table-cell>
              <table:table-cell office:value-type="float" office:value="0.428219">
                <text:p>0.428219</text:p>
              </table:table-cell>
              <table:table-cell office:value-type="float" office:value="3.17433">
                <text:p>3.17433</text:p>
              </table:table-cell>
              <table:table-cell office:value-type="float" office:value="0.427855">
                <text:p>0.427855</text:p>
              </table:table-cell>
              <table:table-cell office:value-type="float" office:value="3.01225">
                <text:p>3.012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44894">
                <text:p>0.444894</text:p>
              </table:table-cell>
              <table:table-cell office:value-type="float" office:value="2.34455">
                <text:p>2.34455</text:p>
              </table:table-cell>
              <table:table-cell office:value-type="float" office:value="0.444487">
                <text:p>0.444487</text:p>
              </table:table-cell>
              <table:table-cell office:value-type="float" office:value="2.10412">
                <text:p>2.10412</text:p>
              </table:table-cell>
              <table:table-cell office:value-type="float" office:value="0.444084">
                <text:p>0.444084</text:p>
              </table:table-cell>
              <table:table-cell office:value-type="float" office:value="2.03512">
                <text:p>2.03512</text:p>
              </table:table-cell>
              <table:table-cell office:value-type="float" office:value="0.443486">
                <text:p>0.443486</text:p>
              </table:table-cell>
              <table:table-cell office:value-type="float" office:value="1.93205">
                <text:p>1.93205</text:p>
              </table:table-cell>
              <table:table-cell office:value-type="float" office:value="0.443093">
                <text:p>0.443093</text:p>
              </table:table-cell>
              <table:table-cell office:value-type="float" office:value="2.06314">
                <text:p>2.06314</text:p>
              </table:table-cell>
              <table:table-cell office:value-type="float" office:value="0.442704">
                <text:p>0.442704</text:p>
              </table:table-cell>
              <table:table-cell office:value-type="float" office:value="1.90675">
                <text:p>1.90675</text:p>
              </table:table-cell>
              <table:table-cell office:value-type="float" office:value="0.44232">
                <text:p>0.44232</text:p>
              </table:table-cell>
              <table:table-cell office:value-type="float" office:value="2.45287">
                <text:p>2.45287</text:p>
              </table:table-cell>
              <table:table-cell office:value-type="float" office:value="0.441752">
                <text:p>0.441752</text:p>
              </table:table-cell>
              <table:table-cell office:value-type="float" office:value="2.10397">
                <text:p>2.10397</text:p>
              </table:table-cell>
              <table:table-cell office:value-type="float" office:value="0.441379">
                <text:p>0.441379</text:p>
              </table:table-cell>
              <table:table-cell office:value-type="float" office:value="2.47968">
                <text:p>2.47968</text:p>
              </table:table-cell>
              <table:table-cell office:value-type="float" office:value="0.441011">
                <text:p>0.441011</text:p>
              </table:table-cell>
              <table:table-cell office:value-type="float" office:value="2.19447">
                <text:p>2.19447</text:p>
              </table:table-cell>
              <table:table-cell office:value-type="float" office:value="0.440647">
                <text:p>0.440647</text:p>
              </table:table-cell>
              <table:table-cell office:value-type="float" office:value="2.2405">
                <text:p>2.2405</text:p>
              </table:table-cell>
              <table:table-cell office:value-type="float" office:value="0.440112">
                <text:p>0.440112</text:p>
              </table:table-cell>
              <table:table-cell office:value-type="float" office:value="2.64987">
                <text:p>2.64987</text:p>
              </table:table-cell>
              <table:table-cell office:value-type="float" office:value="0.439762">
                <text:p>0.439762</text:p>
              </table:table-cell>
              <table:table-cell office:value-type="float" office:value="2.2945">
                <text:p>2.2945</text:p>
              </table:table-cell>
              <table:table-cell office:value-type="float" office:value="0.439418">
                <text:p>0.439418</text:p>
              </table:table-cell>
              <table:table-cell office:value-type="float" office:value="3.17233">
                <text:p>3.17233</text:p>
              </table:table-cell>
              <table:table-cell office:value-type="float" office:value="0.439079">
                <text:p>0.439079</text:p>
              </table:table-cell>
              <table:table-cell office:value-type="float" office:value="3.01114">
                <text:p>3.011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55672">
                <text:p>0.455672</text:p>
              </table:table-cell>
              <table:table-cell office:value-type="float" office:value="2.15474">
                <text:p>2.15474</text:p>
              </table:table-cell>
              <table:table-cell office:value-type="float" office:value="0.455296">
                <text:p>0.455296</text:p>
              </table:table-cell>
              <table:table-cell office:value-type="float" office:value="1.96066">
                <text:p>1.96066</text:p>
              </table:table-cell>
              <table:table-cell office:value-type="float" office:value="0.454924">
                <text:p>0.454924</text:p>
              </table:table-cell>
              <table:table-cell office:value-type="float" office:value="1.92346">
                <text:p>1.92346</text:p>
              </table:table-cell>
              <table:table-cell office:value-type="float" office:value="0.454372">
                <text:p>0.454372</text:p>
              </table:table-cell>
              <table:table-cell office:value-type="float" office:value="1.85859">
                <text:p>1.85859</text:p>
              </table:table-cell>
              <table:table-cell office:value-type="float" office:value="0.454009">
                <text:p>0.454009</text:p>
              </table:table-cell>
              <table:table-cell office:value-type="float" office:value="2.00534">
                <text:p>2.00534</text:p>
              </table:table-cell>
              <table:table-cell office:value-type="float" office:value="0.45365">
                <text:p>0.45365</text:p>
              </table:table-cell>
              <table:table-cell office:value-type="float" office:value="1.86633">
                <text:p>1.86633</text:p>
              </table:table-cell>
              <table:table-cell office:value-type="float" office:value="0.453295">
                <text:p>0.453295</text:p>
              </table:table-cell>
              <table:table-cell office:value-type="float" office:value="2.41822">
                <text:p>2.41822</text:p>
              </table:table-cell>
              <table:table-cell office:value-type="float" office:value="0.452771">
                <text:p>0.452771</text:p>
              </table:table-cell>
              <table:table-cell office:value-type="float" office:value="2.08563">
                <text:p>2.08563</text:p>
              </table:table-cell>
              <table:table-cell office:value-type="float" office:value="0.452427">
                <text:p>0.452427</text:p>
              </table:table-cell>
              <table:table-cell office:value-type="float" office:value="2.46563">
                <text:p>2.46563</text:p>
              </table:table-cell>
              <table:table-cell office:value-type="float" office:value="0.452087">
                <text:p>0.452087</text:p>
              </table:table-cell>
              <table:table-cell office:value-type="float" office:value="2.18585">
                <text:p>2.18585</text:p>
              </table:table-cell>
              <table:table-cell office:value-type="float" office:value="0.451751">
                <text:p>0.451751</text:p>
              </table:table-cell>
              <table:table-cell office:value-type="float" office:value="2.23481">
                <text:p>2.23481</text:p>
              </table:table-cell>
              <table:table-cell office:value-type="float" office:value="0.451258">
                <text:p>0.451258</text:p>
              </table:table-cell>
              <table:table-cell office:value-type="float" office:value="2.64665">
                <text:p>2.64665</text:p>
              </table:table-cell>
              <table:table-cell office:value-type="float" office:value="0.450935">
                <text:p>0.450935</text:p>
              </table:table-cell>
              <table:table-cell office:value-type="float" office:value="2.29272">
                <text:p>2.29272</text:p>
              </table:table-cell>
              <table:table-cell office:value-type="float" office:value="0.450617">
                <text:p>0.450617</text:p>
              </table:table-cell>
              <table:table-cell office:value-type="float" office:value="3.171">
                <text:p>3.171</text:p>
              </table:table-cell>
              <table:table-cell office:value-type="float" office:value="0.450304">
                <text:p>0.450304</text:p>
              </table:table-cell>
              <table:table-cell office:value-type="float" office:value="3.01041">
                <text:p>3.010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66449">
                <text:p>0.466449</text:p>
              </table:table-cell>
              <table:table-cell office:value-type="float" office:value="2.00987">
                <text:p>2.00987</text:p>
              </table:table-cell>
              <table:table-cell office:value-type="float" office:value="0.466104">
                <text:p>0.466104</text:p>
              </table:table-cell>
              <table:table-cell office:value-type="float" office:value="1.85189">
                <text:p>1.85189</text:p>
              </table:table-cell>
              <table:table-cell office:value-type="float" office:value="0.465763">
                <text:p>0.465763</text:p>
              </table:table-cell>
              <table:table-cell office:value-type="float" office:value="1.8394">
                <text:p>1.8394</text:p>
              </table:table-cell>
              <table:table-cell office:value-type="float" office:value="0.465258">
                <text:p>0.465258</text:p>
              </table:table-cell>
              <table:table-cell office:value-type="float" office:value="1.8039">
                <text:p>1.8039</text:p>
              </table:table-cell>
              <table:table-cell office:value-type="float" office:value="0.464925">
                <text:p>0.464925</text:p>
              </table:table-cell>
              <table:table-cell office:value-type="float" office:value="1.96265">
                <text:p>1.96265</text:p>
              </table:table-cell>
              <table:table-cell office:value-type="float" office:value="0.464596">
                <text:p>0.464596</text:p>
              </table:table-cell>
              <table:table-cell office:value-type="float" office:value="1.83672">
                <text:p>1.83672</text:p>
              </table:table-cell>
              <table:table-cell office:value-type="float" office:value="0.464271">
                <text:p>0.464271</text:p>
              </table:table-cell>
              <table:table-cell office:value-type="float" office:value="2.39307">
                <text:p>2.39307</text:p>
              </table:table-cell>
              <table:table-cell office:value-type="float" office:value="0.46379">
                <text:p>0.46379</text:p>
              </table:table-cell>
              <table:table-cell office:value-type="float" office:value="2.0725">
                <text:p>2.0725</text:p>
              </table:table-cell>
              <table:table-cell office:value-type="float" office:value="0.463474">
                <text:p>0.463474</text:p>
              </table:table-cell>
              <table:table-cell office:value-type="float" office:value="2.45567">
                <text:p>2.45567</text:p>
              </table:table-cell>
              <table:table-cell office:value-type="float" office:value="0.463163">
                <text:p>0.463163</text:p>
              </table:table-cell>
              <table:table-cell office:value-type="float" office:value="2.17981">
                <text:p>2.17981</text:p>
              </table:table-cell>
              <table:table-cell office:value-type="float" office:value="0.462856">
                <text:p>0.462856</text:p>
              </table:table-cell>
              <table:table-cell office:value-type="float" office:value="2.23085">
                <text:p>2.23085</text:p>
              </table:table-cell>
              <table:table-cell office:value-type="float" office:value="0.462403">
                <text:p>0.462403</text:p>
              </table:table-cell>
              <table:table-cell office:value-type="float" office:value="2.64445">
                <text:p>2.64445</text:p>
              </table:table-cell>
              <table:table-cell office:value-type="float" office:value="0.462107">
                <text:p>0.462107</text:p>
              </table:table-cell>
              <table:table-cell office:value-type="float" office:value="2.29153">
                <text:p>2.29153</text:p>
              </table:table-cell>
              <table:table-cell office:value-type="float" office:value="0.461815">
                <text:p>0.461815</text:p>
              </table:table-cell>
              <table:table-cell office:value-type="float" office:value="3.17012">
                <text:p>3.17012</text:p>
              </table:table-cell>
              <table:table-cell office:value-type="float" office:value="0.461529">
                <text:p>0.461529</text:p>
              </table:table-cell>
              <table:table-cell office:value-type="float" office:value="3.00993">
                <text:p>3.009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77226">
                <text:p>0.477226</text:p>
              </table:table-cell>
              <table:table-cell office:value-type="float" office:value="1.89929">
                <text:p>1.89929</text:p>
              </table:table-cell>
              <table:table-cell office:value-type="float" office:value="0.476913">
                <text:p>0.476913</text:p>
              </table:table-cell>
              <table:table-cell office:value-type="float" office:value="1.76943">
                <text:p>1.76943</text:p>
              </table:table-cell>
              <table:table-cell office:value-type="float" office:value="0.476603">
                <text:p>0.476603</text:p>
              </table:table-cell>
              <table:table-cell office:value-type="float" office:value="1.77612">
                <text:p>1.77612</text:p>
              </table:table-cell>
              <table:table-cell office:value-type="float" office:value="0.476143">
                <text:p>0.476143</text:p>
              </table:table-cell>
              <table:table-cell office:value-type="float" office:value="1.76319">
                <text:p>1.76319</text:p>
              </table:table-cell>
              <table:table-cell office:value-type="float" office:value="0.475841">
                <text:p>0.475841</text:p>
              </table:table-cell>
              <table:table-cell office:value-type="float" office:value="1.93113">
                <text:p>1.93113</text:p>
              </table:table-cell>
              <table:table-cell office:value-type="float" office:value="0.475542">
                <text:p>0.475542</text:p>
              </table:table-cell>
              <table:table-cell office:value-type="float" office:value="1.81503">
                <text:p>1.81503</text:p>
              </table:table-cell>
              <table:table-cell office:value-type="float" office:value="0.475246">
                <text:p>0.475246</text:p>
              </table:table-cell>
              <table:table-cell office:value-type="float" office:value="2.3748">
                <text:p>2.3748</text:p>
              </table:table-cell>
              <table:table-cell office:value-type="float" office:value="0.474809">
                <text:p>0.474809</text:p>
              </table:table-cell>
              <table:table-cell office:value-type="float" office:value="2.0631">
                <text:p>2.0631</text:p>
              </table:table-cell>
              <table:table-cell office:value-type="float" office:value="0.474522">
                <text:p>0.474522</text:p>
              </table:table-cell>
              <table:table-cell office:value-type="float" office:value="2.44861">
                <text:p>2.44861</text:p>
              </table:table-cell>
              <table:table-cell office:value-type="float" office:value="0.474239">
                <text:p>0.474239</text:p>
              </table:table-cell>
              <table:table-cell office:value-type="float" office:value="2.17556">
                <text:p>2.17556</text:p>
              </table:table-cell>
              <table:table-cell office:value-type="float" office:value="0.47396">
                <text:p>0.47396</text:p>
              </table:table-cell>
              <table:table-cell office:value-type="float" office:value="2.2281">
                <text:p>2.2281</text:p>
              </table:table-cell>
              <table:table-cell office:value-type="float" office:value="0.473548">
                <text:p>0.473548</text:p>
              </table:table-cell>
              <table:table-cell office:value-type="float" office:value="2.64295">
                <text:p>2.64295</text:p>
              </table:table-cell>
              <table:table-cell office:value-type="float" office:value="0.473279">
                <text:p>0.473279</text:p>
              </table:table-cell>
              <table:table-cell office:value-type="float" office:value="2.29072">
                <text:p>2.29072</text:p>
              </table:table-cell>
              <table:table-cell office:value-type="float" office:value="0.473014">
                <text:p>0.473014</text:p>
              </table:table-cell>
              <table:table-cell office:value-type="float" office:value="3.16953">
                <text:p>3.16953</text:p>
              </table:table-cell>
              <table:table-cell office:value-type="float" office:value="0.472753">
                <text:p>0.472753</text:p>
              </table:table-cell>
              <table:table-cell office:value-type="float" office:value="3.00961">
                <text:p>3.009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8004">
                <text:p>0.488004</text:p>
              </table:table-cell>
              <table:table-cell office:value-type="float" office:value="1.81489">
                <text:p>1.81489</text:p>
              </table:table-cell>
              <table:table-cell office:value-type="float" office:value="0.487722">
                <text:p>0.487722</text:p>
              </table:table-cell>
              <table:table-cell office:value-type="float" office:value="1.70692">
                <text:p>1.70692</text:p>
              </table:table-cell>
              <table:table-cell office:value-type="float" office:value="0.487443">
                <text:p>0.487443</text:p>
              </table:table-cell>
              <table:table-cell office:value-type="float" office:value="1.72848">
                <text:p>1.72848</text:p>
              </table:table-cell>
              <table:table-cell office:value-type="float" office:value="0.487029">
                <text:p>0.487029</text:p>
              </table:table-cell>
              <table:table-cell office:value-type="float" office:value="1.73289">
                <text:p>1.73289</text:p>
              </table:table-cell>
              <table:table-cell office:value-type="float" office:value="0.486757">
                <text:p>0.486757</text:p>
              </table:table-cell>
              <table:table-cell office:value-type="float" office:value="1.90785">
                <text:p>1.90785</text:p>
              </table:table-cell>
              <table:table-cell office:value-type="float" office:value="0.486488">
                <text:p>0.486488</text:p>
              </table:table-cell>
              <table:table-cell office:value-type="float" office:value="1.79915">
                <text:p>1.79915</text:p>
              </table:table-cell>
              <table:table-cell office:value-type="float" office:value="0.486222">
                <text:p>0.486222</text:p>
              </table:table-cell>
              <table:table-cell office:value-type="float" office:value="2.36153">
                <text:p>2.36153</text:p>
              </table:table-cell>
              <table:table-cell office:value-type="float" office:value="0.485828">
                <text:p>0.485828</text:p>
              </table:table-cell>
              <table:table-cell office:value-type="float" office:value="2.05637">
                <text:p>2.05637</text:p>
              </table:table-cell>
              <table:table-cell office:value-type="float" office:value="0.48557">
                <text:p>0.48557</text:p>
              </table:table-cell>
              <table:table-cell office:value-type="float" office:value="2.4436">
                <text:p>2.4436</text:p>
              </table:table-cell>
              <table:table-cell office:value-type="float" office:value="0.485315">
                <text:p>0.485315</text:p>
              </table:table-cell>
              <table:table-cell office:value-type="float" office:value="2.17259">
                <text:p>2.17259</text:p>
              </table:table-cell>
              <table:table-cell office:value-type="float" office:value="0.485064">
                <text:p>0.485064</text:p>
              </table:table-cell>
              <table:table-cell office:value-type="float" office:value="2.2262">
                <text:p>2.2262</text:p>
              </table:table-cell>
              <table:table-cell office:value-type="float" office:value="0.484693">
                <text:p>0.484693</text:p>
              </table:table-cell>
              <table:table-cell office:value-type="float" office:value="2.64193">
                <text:p>2.64193</text:p>
              </table:table-cell>
              <table:table-cell office:value-type="float" office:value="0.484451">
                <text:p>0.484451</text:p>
              </table:table-cell>
              <table:table-cell office:value-type="float" office:value="2.29018">
                <text:p>2.29018</text:p>
              </table:table-cell>
              <table:table-cell office:value-type="float" office:value="0.484212">
                <text:p>0.484212</text:p>
              </table:table-cell>
              <table:table-cell office:value-type="float" office:value="3.16914">
                <text:p>3.16914</text:p>
              </table:table-cell>
              <table:table-cell office:value-type="float" office:value="0.483978">
                <text:p>0.483978</text:p>
              </table:table-cell>
              <table:table-cell office:value-type="float" office:value="3.00941">
                <text:p>3.009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98781">
                <text:p>0.498781</text:p>
              </table:table-cell>
              <table:table-cell office:value-type="float" office:value="1.75046">
                <text:p>1.75046</text:p>
              </table:table-cell>
              <table:table-cell office:value-type="float" office:value="0.49853">
                <text:p>0.49853</text:p>
              </table:table-cell>
              <table:table-cell office:value-type="float" office:value="1.65952">
                <text:p>1.65952</text:p>
              </table:table-cell>
              <table:table-cell office:value-type="float" office:value="0.498282">
                <text:p>0.498282</text:p>
              </table:table-cell>
              <table:table-cell office:value-type="float" office:value="1.69262">
                <text:p>1.69262</text:p>
              </table:table-cell>
              <table:table-cell office:value-type="float" office:value="0.497915">
                <text:p>0.497915</text:p>
              </table:table-cell>
              <table:table-cell office:value-type="float" office:value="1.71033">
                <text:p>1.71033</text:p>
              </table:table-cell>
              <table:table-cell office:value-type="float" office:value="0.497673">
                <text:p>0.497673</text:p>
              </table:table-cell>
              <table:table-cell office:value-type="float" office:value="1.89065">
                <text:p>1.89065</text:p>
              </table:table-cell>
              <table:table-cell office:value-type="float" office:value="0.497434">
                <text:p>0.497434</text:p>
              </table:table-cell>
              <table:table-cell office:value-type="float" office:value="1.78751">
                <text:p>1.78751</text:p>
              </table:table-cell>
              <table:table-cell office:value-type="float" office:value="0.497197">
                <text:p>0.497197</text:p>
              </table:table-cell>
              <table:table-cell office:value-type="float" office:value="2.3519">
                <text:p>2.3519</text:p>
              </table:table-cell>
              <table:table-cell office:value-type="float" office:value="0.496847">
                <text:p>0.496847</text:p>
              </table:table-cell>
              <table:table-cell office:value-type="float" office:value="2.05155">
                <text:p>2.05155</text:p>
              </table:table-cell>
              <table:table-cell office:value-type="float" office:value="0.496618">
                <text:p>0.496618</text:p>
              </table:table-cell>
              <table:table-cell office:value-type="float" office:value="2.44005">
                <text:p>2.44005</text:p>
              </table:table-cell>
              <table:table-cell office:value-type="float" office:value="0.496391">
                <text:p>0.496391</text:p>
              </table:table-cell>
              <table:table-cell office:value-type="float" office:value="2.1705">
                <text:p>2.1705</text:p>
              </table:table-cell>
              <table:table-cell office:value-type="float" office:value="0.496168">
                <text:p>0.496168</text:p>
              </table:table-cell>
              <table:table-cell office:value-type="float" office:value="2.22487">
                <text:p>2.22487</text:p>
              </table:table-cell>
              <table:table-cell office:value-type="float" office:value="0.495838">
                <text:p>0.495838</text:p>
              </table:table-cell>
              <table:table-cell office:value-type="float" office:value="2.64123">
                <text:p>2.64123</text:p>
              </table:table-cell>
              <table:table-cell office:value-type="float" office:value="0.495623">
                <text:p>0.495623</text:p>
              </table:table-cell>
              <table:table-cell office:value-type="float" office:value="2.28981">
                <text:p>2.28981</text:p>
              </table:table-cell>
              <table:table-cell office:value-type="float" office:value="0.495411">
                <text:p>0.495411</text:p>
              </table:table-cell>
              <table:table-cell office:value-type="float" office:value="3.16888">
                <text:p>3.16888</text:p>
              </table:table-cell>
              <table:table-cell office:value-type="float" office:value="0.495203">
                <text:p>0.495203</text:p>
              </table:table-cell>
              <table:table-cell office:value-type="float" office:value="3.00927">
                <text:p>3.009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09558">
                <text:p>0.509558</text:p>
              </table:table-cell>
              <table:table-cell office:value-type="float" office:value="1.70129">
                <text:p>1.70129</text:p>
              </table:table-cell>
              <table:table-cell office:value-type="float" office:value="0.509339">
                <text:p>0.509339</text:p>
              </table:table-cell>
              <table:table-cell office:value-type="float" office:value="1.62359">
                <text:p>1.62359</text:p>
              </table:table-cell>
              <table:table-cell office:value-type="float" office:value="0.509122">
                <text:p>0.509122</text:p>
              </table:table-cell>
              <table:table-cell office:value-type="float" office:value="1.66562">
                <text:p>1.66562</text:p>
              </table:table-cell>
              <table:table-cell office:value-type="float" office:value="0.5088">
                <text:p>0.5088</text:p>
              </table:table-cell>
              <table:table-cell office:value-type="float" office:value="1.69353">
                <text:p>1.69353</text:p>
              </table:table-cell>
              <table:table-cell office:value-type="float" office:value="0.508589">
                <text:p>0.508589</text:p>
              </table:table-cell>
              <table:table-cell office:value-type="float" office:value="1.87795">
                <text:p>1.87795</text:p>
              </table:table-cell>
              <table:table-cell office:value-type="float" office:value="0.508379">
                <text:p>0.508379</text:p>
              </table:table-cell>
              <table:table-cell office:value-type="float" office:value="1.77899">
                <text:p>1.77899</text:p>
              </table:table-cell>
              <table:table-cell office:value-type="float" office:value="0.508172">
                <text:p>0.508172</text:p>
              </table:table-cell>
              <table:table-cell office:value-type="float" office:value="2.34491">
                <text:p>2.34491</text:p>
              </table:table-cell>
              <table:table-cell office:value-type="float" office:value="0.507866">
                <text:p>0.507866</text:p>
              </table:table-cell>
              <table:table-cell office:value-type="float" office:value="2.04809">
                <text:p>2.04809</text:p>
              </table:table-cell>
              <table:table-cell office:value-type="float" office:value="0.507665">
                <text:p>0.507665</text:p>
              </table:table-cell>
              <table:table-cell office:value-type="float" office:value="2.43753">
                <text:p>2.43753</text:p>
              </table:table-cell>
              <table:table-cell office:value-type="float" office:value="0.507467">
                <text:p>0.507467</text:p>
              </table:table-cell>
              <table:table-cell office:value-type="float" office:value="2.16903">
                <text:p>2.16903</text:p>
              </table:table-cell>
              <table:table-cell office:value-type="float" office:value="0.507272">
                <text:p>0.507272</text:p>
              </table:table-cell>
              <table:table-cell office:value-type="float" office:value="2.22396">
                <text:p>2.22396</text:p>
              </table:table-cell>
              <table:table-cell office:value-type="float" office:value="0.506984">
                <text:p>0.506984</text:p>
              </table:table-cell>
              <table:table-cell office:value-type="float" office:value="2.64075">
                <text:p>2.64075</text:p>
              </table:table-cell>
              <table:table-cell office:value-type="float" office:value="0.506795">
                <text:p>0.506795</text:p>
              </table:table-cell>
              <table:table-cell office:value-type="float" office:value="2.28957">
                <text:p>2.28957</text:p>
              </table:table-cell>
              <table:table-cell office:value-type="float" office:value="0.50661">
                <text:p>0.50661</text:p>
              </table:table-cell>
              <table:table-cell office:value-type="float" office:value="3.16871">
                <text:p>3.16871</text:p>
              </table:table-cell>
              <table:table-cell office:value-type="float" office:value="0.506427">
                <text:p>0.506427</text:p>
              </table:table-cell>
              <table:table-cell office:value-type="float" office:value="3.00918">
                <text:p>3.009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20336">
                <text:p>0.520336</text:p>
              </table:table-cell>
              <table:table-cell office:value-type="float" office:value="1.66376">
                <text:p>1.66376</text:p>
              </table:table-cell>
              <table:table-cell office:value-type="float" office:value="0.520148">
                <text:p>0.520148</text:p>
              </table:table-cell>
              <table:table-cell office:value-type="float" office:value="1.59635">
                <text:p>1.59635</text:p>
              </table:table-cell>
              <table:table-cell office:value-type="float" office:value="0.519962">
                <text:p>0.519962</text:p>
              </table:table-cell>
              <table:table-cell office:value-type="float" office:value="1.6453">
                <text:p>1.6453</text:p>
              </table:table-cell>
              <table:table-cell office:value-type="float" office:value="0.519686">
                <text:p>0.519686</text:p>
              </table:table-cell>
              <table:table-cell office:value-type="float" office:value="1.68103">
                <text:p>1.68103</text:p>
              </table:table-cell>
              <table:table-cell office:value-type="float" office:value="0.519505">
                <text:p>0.519505</text:p>
              </table:table-cell>
              <table:table-cell office:value-type="float" office:value="1.86857">
                <text:p>1.86857</text:p>
              </table:table-cell>
              <table:table-cell office:value-type="float" office:value="0.519325">
                <text:p>0.519325</text:p>
              </table:table-cell>
              <table:table-cell office:value-type="float" office:value="1.77275">
                <text:p>1.77275</text:p>
              </table:table-cell>
              <table:table-cell office:value-type="float" office:value="0.519148">
                <text:p>0.519148</text:p>
              </table:table-cell>
              <table:table-cell office:value-type="float" office:value="2.33983">
                <text:p>2.33983</text:p>
              </table:table-cell>
              <table:table-cell office:value-type="float" office:value="0.518885">
                <text:p>0.518885</text:p>
              </table:table-cell>
              <table:table-cell office:value-type="float" office:value="2.04562">
                <text:p>2.04562</text:p>
              </table:table-cell>
              <table:table-cell office:value-type="float" office:value="0.518713">
                <text:p>0.518713</text:p>
              </table:table-cell>
              <table:table-cell office:value-type="float" office:value="2.43574">
                <text:p>2.43574</text:p>
              </table:table-cell>
              <table:table-cell office:value-type="float" office:value="0.518543">
                <text:p>0.518543</text:p>
              </table:table-cell>
              <table:table-cell office:value-type="float" office:value="2.168">
                <text:p>2.168</text:p>
              </table:table-cell>
              <table:table-cell office:value-type="float" office:value="0.518376">
                <text:p>0.518376</text:p>
              </table:table-cell>
              <table:table-cell office:value-type="float" office:value="2.22332">
                <text:p>2.22332</text:p>
              </table:table-cell>
              <table:table-cell office:value-type="float" office:value="0.518129">
                <text:p>0.518129</text:p>
              </table:table-cell>
              <table:table-cell office:value-type="float" office:value="2.64043">
                <text:p>2.64043</text:p>
              </table:table-cell>
              <table:table-cell office:value-type="float" office:value="0.517967">
                <text:p>0.517967</text:p>
              </table:table-cell>
              <table:table-cell office:value-type="float" office:value="2.2894">
                <text:p>2.2894</text:p>
              </table:table-cell>
              <table:table-cell office:value-type="float" office:value="0.517808">
                <text:p>0.517808</text:p>
              </table:table-cell>
              <table:table-cell office:value-type="float" office:value="3.1686">
                <text:p>3.1686</text:p>
              </table:table-cell>
              <table:table-cell office:value-type="float" office:value="0.517652">
                <text:p>0.517652</text:p>
              </table:table-cell>
              <table:table-cell office:value-type="float" office:value="3.00913">
                <text:p>3.009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31113">
                <text:p>0.531113</text:p>
              </table:table-cell>
              <table:table-cell office:value-type="float" office:value="1.63511">
                <text:p>1.63511</text:p>
              </table:table-cell>
              <table:table-cell office:value-type="float" office:value="0.530957">
                <text:p>0.530957</text:p>
              </table:table-cell>
              <table:table-cell office:value-type="float" office:value="1.5757">
                <text:p>1.5757</text:p>
              </table:table-cell>
              <table:table-cell office:value-type="float" office:value="0.530801">
                <text:p>0.530801</text:p>
              </table:table-cell>
              <table:table-cell office:value-type="float" office:value="1.63">
                <text:p>1.63</text:p>
              </table:table-cell>
              <table:table-cell office:value-type="float" office:value="0.530572">
                <text:p>0.530572</text:p>
              </table:table-cell>
              <table:table-cell office:value-type="float" office:value="1.67173">
                <text:p>1.67173</text:p>
              </table:table-cell>
              <table:table-cell office:value-type="float" office:value="0.530421">
                <text:p>0.530421</text:p>
              </table:table-cell>
              <table:table-cell office:value-type="float" office:value="1.86164">
                <text:p>1.86164</text:p>
              </table:table-cell>
              <table:table-cell office:value-type="float" office:value="0.530271">
                <text:p>0.530271</text:p>
              </table:table-cell>
              <table:table-cell office:value-type="float" office:value="1.76817">
                <text:p>1.76817</text:p>
              </table:table-cell>
              <table:table-cell office:value-type="float" office:value="0.530123">
                <text:p>0.530123</text:p>
              </table:table-cell>
              <table:table-cell office:value-type="float" office:value="2.33614">
                <text:p>2.33614</text:p>
              </table:table-cell>
              <table:table-cell office:value-type="float" office:value="0.529905">
                <text:p>0.529905</text:p>
              </table:table-cell>
              <table:table-cell office:value-type="float" office:value="2.04385">
                <text:p>2.04385</text:p>
              </table:table-cell>
              <table:table-cell office:value-type="float" office:value="0.529761">
                <text:p>0.529761</text:p>
              </table:table-cell>
              <table:table-cell office:value-type="float" office:value="2.43448">
                <text:p>2.43448</text:p>
              </table:table-cell>
              <table:table-cell office:value-type="float" office:value="0.529619">
                <text:p>0.529619</text:p>
              </table:table-cell>
              <table:table-cell office:value-type="float" office:value="2.16728">
                <text:p>2.16728</text:p>
              </table:table-cell>
              <table:table-cell office:value-type="float" office:value="0.52948">
                <text:p>0.52948</text:p>
              </table:table-cell>
              <table:table-cell office:value-type="float" office:value="2.22288">
                <text:p>2.22288</text:p>
              </table:table-cell>
              <table:table-cell office:value-type="float" office:value="0.529274">
                <text:p>0.529274</text:p>
              </table:table-cell>
              <table:table-cell office:value-type="float" office:value="2.64021">
                <text:p>2.64021</text:p>
              </table:table-cell>
              <table:table-cell office:value-type="float" office:value="0.529139">
                <text:p>0.529139</text:p>
              </table:table-cell>
              <table:table-cell office:value-type="float" office:value="2.28929">
                <text:p>2.28929</text:p>
              </table:table-cell>
              <table:table-cell office:value-type="float" office:value="0.529007">
                <text:p>0.529007</text:p>
              </table:table-cell>
              <table:table-cell office:value-type="float" office:value="3.16852">
                <text:p>3.16852</text:p>
              </table:table-cell>
              <table:table-cell office:value-type="float" office:value="0.528877">
                <text:p>0.528877</text:p>
              </table:table-cell>
              <table:table-cell office:value-type="float" office:value="3.00909">
                <text:p>3.009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41891">
                <text:p>0.541891</text:p>
              </table:table-cell>
              <table:table-cell office:value-type="float" office:value="1.61325">
                <text:p>1.61325</text:p>
              </table:table-cell>
              <table:table-cell office:value-type="float" office:value="0.541765">
                <text:p>0.541765</text:p>
              </table:table-cell>
              <table:table-cell office:value-type="float" office:value="1.56005">
                <text:p>1.56005</text:p>
              </table:table-cell>
              <table:table-cell office:value-type="float" office:value="0.541641">
                <text:p>0.541641</text:p>
              </table:table-cell>
              <table:table-cell office:value-type="float" office:value="1.61848">
                <text:p>1.61848</text:p>
              </table:table-cell>
              <table:table-cell office:value-type="float" office:value="0.541457">
                <text:p>0.541457</text:p>
              </table:table-cell>
              <table:table-cell office:value-type="float" office:value="1.6648">
                <text:p>1.6648</text:p>
              </table:table-cell>
              <table:table-cell office:value-type="float" office:value="0.541336">
                <text:p>0.541336</text:p>
              </table:table-cell>
              <table:table-cell office:value-type="float" office:value="1.85652">
                <text:p>1.85652</text:p>
              </table:table-cell>
              <table:table-cell office:value-type="float" office:value="0.541217">
                <text:p>0.541217</text:p>
              </table:table-cell>
              <table:table-cell office:value-type="float" office:value="1.76482">
                <text:p>1.76482</text:p>
              </table:table-cell>
              <table:table-cell office:value-type="float" office:value="0.541098">
                <text:p>0.541098</text:p>
              </table:table-cell>
              <table:table-cell office:value-type="float" office:value="2.33346">
                <text:p>2.33346</text:p>
              </table:table-cell>
              <table:table-cell office:value-type="float" office:value="0.540924">
                <text:p>0.540924</text:p>
              </table:table-cell>
              <table:table-cell office:value-type="float" office:value="2.04258">
                <text:p>2.04258</text:p>
              </table:table-cell>
              <table:table-cell office:value-type="float" office:value="0.540809">
                <text:p>0.540809</text:p>
              </table:table-cell>
              <table:table-cell office:value-type="float" office:value="2.43358">
                <text:p>2.43358</text:p>
              </table:table-cell>
              <table:table-cell office:value-type="float" office:value="0.540696">
                <text:p>0.540696</text:p>
              </table:table-cell>
              <table:table-cell office:value-type="float" office:value="2.16677">
                <text:p>2.16677</text:p>
              </table:table-cell>
              <table:table-cell office:value-type="float" office:value="0.540584">
                <text:p>0.540584</text:p>
              </table:table-cell>
              <table:table-cell office:value-type="float" office:value="2.22257">
                <text:p>2.22257</text:p>
              </table:table-cell>
              <table:table-cell office:value-type="float" office:value="0.540419">
                <text:p>0.540419</text:p>
              </table:table-cell>
              <table:table-cell office:value-type="float" office:value="2.64006">
                <text:p>2.64006</text:p>
              </table:table-cell>
              <table:table-cell office:value-type="float" office:value="0.540312">
                <text:p>0.540312</text:p>
              </table:table-cell>
              <table:table-cell office:value-type="float" office:value="2.28922">
                <text:p>2.28922</text:p>
              </table:table-cell>
              <table:table-cell office:value-type="float" office:value="0.540206">
                <text:p>0.540206</text:p>
              </table:table-cell>
              <table:table-cell office:value-type="float" office:value="3.16847">
                <text:p>3.16847</text:p>
              </table:table-cell>
              <table:table-cell office:value-type="float" office:value="0.540101">
                <text:p>0.540101</text:p>
              </table:table-cell>
              <table:table-cell office:value-type="float" office:value="3.00906">
                <text:p>3.009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2668">
                <text:p>0.552668</text:p>
              </table:table-cell>
              <table:table-cell office:value-type="float" office:value="1.59656">
                <text:p>1.59656</text:p>
              </table:table-cell>
              <table:table-cell office:value-type="float" office:value="0.552574">
                <text:p>0.552574</text:p>
              </table:table-cell>
              <table:table-cell office:value-type="float" office:value="1.54818">
                <text:p>1.54818</text:p>
              </table:table-cell>
              <table:table-cell office:value-type="float" office:value="0.552481">
                <text:p>0.552481</text:p>
              </table:table-cell>
              <table:table-cell office:value-type="float" office:value="1.60981">
                <text:p>1.60981</text:p>
              </table:table-cell>
              <table:table-cell office:value-type="float" office:value="0.552343">
                <text:p>0.552343</text:p>
              </table:table-cell>
              <table:table-cell office:value-type="float" office:value="1.65964">
                <text:p>1.65964</text:p>
              </table:table-cell>
              <table:table-cell office:value-type="float" office:value="0.552252">
                <text:p>0.552252</text:p>
              </table:table-cell>
              <table:table-cell office:value-type="float" office:value="1.85275">
                <text:p>1.85275</text:p>
              </table:table-cell>
              <table:table-cell office:value-type="float" office:value="0.552163">
                <text:p>0.552163</text:p>
              </table:table-cell>
              <table:table-cell office:value-type="float" office:value="1.76237">
                <text:p>1.76237</text:p>
              </table:table-cell>
              <table:table-cell office:value-type="float" office:value="0.552074">
                <text:p>0.552074</text:p>
              </table:table-cell>
              <table:table-cell office:value-type="float" office:value="2.33152">
                <text:p>2.33152</text:p>
              </table:table-cell>
              <table:table-cell office:value-type="float" office:value="0.551943">
                <text:p>0.551943</text:p>
              </table:table-cell>
              <table:table-cell office:value-type="float" office:value="2.04167">
                <text:p>2.04167</text:p>
              </table:table-cell>
              <table:table-cell office:value-type="float" office:value="0.551857">
                <text:p>0.551857</text:p>
              </table:table-cell>
              <table:table-cell office:value-type="float" office:value="2.43294">
                <text:p>2.43294</text:p>
              </table:table-cell>
              <table:table-cell office:value-type="float" office:value="0.551772">
                <text:p>0.551772</text:p>
              </table:table-cell>
              <table:table-cell office:value-type="float" office:value="2.16642">
                <text:p>2.16642</text:p>
              </table:table-cell>
              <table:table-cell office:value-type="float" office:value="0.551688">
                <text:p>0.551688</text:p>
              </table:table-cell>
              <table:table-cell office:value-type="float" office:value="2.22236">
                <text:p>2.22236</text:p>
              </table:table-cell>
              <table:table-cell office:value-type="float" office:value="0.551564">
                <text:p>0.551564</text:p>
              </table:table-cell>
              <table:table-cell office:value-type="float" office:value="2.63995">
                <text:p>2.63995</text:p>
              </table:table-cell>
              <table:table-cell office:value-type="float" office:value="0.551484">
                <text:p>0.551484</text:p>
              </table:table-cell>
              <table:table-cell office:value-type="float" office:value="2.28917">
                <text:p>2.28917</text:p>
              </table:table-cell>
              <table:table-cell office:value-type="float" office:value="0.551404">
                <text:p>0.551404</text:p>
              </table:table-cell>
              <table:table-cell office:value-type="float" office:value="3.16844">
                <text:p>3.16844</text:p>
              </table:table-cell>
              <table:table-cell office:value-type="float" office:value="0.551326">
                <text:p>0.551326</text:p>
              </table:table-cell>
              <table:table-cell office:value-type="float" office:value="3.00905">
                <text:p>3.009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63445">
                <text:p>0.563445</text:p>
              </table:table-cell>
              <table:table-cell office:value-type="float" office:value="1.58383">
                <text:p>1.58383</text:p>
              </table:table-cell>
              <table:table-cell office:value-type="float" office:value="0.563383">
                <text:p>0.563383</text:p>
              </table:table-cell>
              <table:table-cell office:value-type="float" office:value="1.53918">
                <text:p>1.53918</text:p>
              </table:table-cell>
              <table:table-cell office:value-type="float" office:value="0.563321">
                <text:p>0.563321</text:p>
              </table:table-cell>
              <table:table-cell office:value-type="float" office:value="1.60329">
                <text:p>1.60329</text:p>
              </table:table-cell>
              <table:table-cell office:value-type="float" office:value="0.563229">
                <text:p>0.563229</text:p>
              </table:table-cell>
              <table:table-cell office:value-type="float" office:value="1.65581">
                <text:p>1.65581</text:p>
              </table:table-cell>
              <table:table-cell office:value-type="float" office:value="0.563168">
                <text:p>0.563168</text:p>
              </table:table-cell>
              <table:table-cell office:value-type="float" office:value="1.84996">
                <text:p>1.84996</text:p>
              </table:table-cell>
              <table:table-cell office:value-type="float" office:value="0.563108">
                <text:p>0.563108</text:p>
              </table:table-cell>
              <table:table-cell office:value-type="float" office:value="1.76058">
                <text:p>1.76058</text:p>
              </table:table-cell>
              <table:table-cell office:value-type="float" office:value="0.563049">
                <text:p>0.563049</text:p>
              </table:table-cell>
              <table:table-cell office:value-type="float" office:value="2.33011">
                <text:p>2.33011</text:p>
              </table:table-cell>
              <table:table-cell office:value-type="float" office:value="0.562962">
                <text:p>0.562962</text:p>
              </table:table-cell>
              <table:table-cell office:value-type="float" office:value="2.04102">
                <text:p>2.04102</text:p>
              </table:table-cell>
              <table:table-cell office:value-type="float" office:value="0.562904">
                <text:p>0.562904</text:p>
              </table:table-cell>
              <table:table-cell office:value-type="float" office:value="2.43249">
                <text:p>2.43249</text:p>
              </table:table-cell>
              <table:table-cell office:value-type="float" office:value="0.562848">
                <text:p>0.562848</text:p>
              </table:table-cell>
              <table:table-cell office:value-type="float" office:value="2.16617">
                <text:p>2.16617</text:p>
              </table:table-cell>
              <table:table-cell office:value-type="float" office:value="0.562792">
                <text:p>0.562792</text:p>
              </table:table-cell>
              <table:table-cell office:value-type="float" office:value="2.22221">
                <text:p>2.22221</text:p>
              </table:table-cell>
              <table:table-cell office:value-type="float" office:value="0.56271">
                <text:p>0.56271</text:p>
              </table:table-cell>
              <table:table-cell office:value-type="float" office:value="2.63988">
                <text:p>2.63988</text:p>
              </table:table-cell>
              <table:table-cell office:value-type="float" office:value="0.562656">
                <text:p>0.562656</text:p>
              </table:table-cell>
              <table:table-cell office:value-type="float" office:value="2.28913">
                <text:p>2.28913</text:p>
              </table:table-cell>
              <table:table-cell office:value-type="float" office:value="0.562603">
                <text:p>0.562603</text:p>
              </table:table-cell>
              <table:table-cell office:value-type="float" office:value="3.16841">
                <text:p>3.16841</text:p>
              </table:table-cell>
              <table:table-cell office:value-type="float" office:value="0.562551">
                <text:p>0.562551</text:p>
              </table:table-cell>
              <table:table-cell office:value-type="float" office:value="3.00904">
                <text:p>3.009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74223">
                <text:p>0.574223</text:p>
              </table:table-cell>
              <table:table-cell office:value-type="float" office:value="1.57411">
                <text:p>1.57411</text:p>
              </table:table-cell>
              <table:table-cell office:value-type="float" office:value="0.574191">
                <text:p>0.574191</text:p>
              </table:table-cell>
              <table:table-cell office:value-type="float" office:value="1.53236">
                <text:p>1.53236</text:p>
              </table:table-cell>
              <table:table-cell office:value-type="float" office:value="0.57416">
                <text:p>0.57416</text:p>
              </table:table-cell>
              <table:table-cell office:value-type="float" office:value="1.59838">
                <text:p>1.59838</text:p>
              </table:table-cell>
              <table:table-cell office:value-type="float" office:value="0.574114">
                <text:p>0.574114</text:p>
              </table:table-cell>
              <table:table-cell office:value-type="float" office:value="1.65295">
                <text:p>1.65295</text:p>
              </table:table-cell>
              <table:table-cell office:value-type="float" office:value="0.574084">
                <text:p>0.574084</text:p>
              </table:table-cell>
              <table:table-cell office:value-type="float" office:value="1.8479">
                <text:p>1.8479</text:p>
              </table:table-cell>
              <table:table-cell office:value-type="float" office:value="0.574054">
                <text:p>0.574054</text:p>
              </table:table-cell>
              <table:table-cell office:value-type="float" office:value="1.75926">
                <text:p>1.75926</text:p>
              </table:table-cell>
              <table:table-cell office:value-type="float" office:value="0.574025">
                <text:p>0.574025</text:p>
              </table:table-cell>
              <table:table-cell office:value-type="float" office:value="2.32908">
                <text:p>2.32908</text:p>
              </table:table-cell>
              <table:table-cell office:value-type="float" office:value="0.573981">
                <text:p>0.573981</text:p>
              </table:table-cell>
              <table:table-cell office:value-type="float" office:value="2.04056">
                <text:p>2.04056</text:p>
              </table:table-cell>
              <table:table-cell office:value-type="float" office:value="0.573952">
                <text:p>0.573952</text:p>
              </table:table-cell>
              <table:table-cell office:value-type="float" office:value="2.43217">
                <text:p>2.43217</text:p>
              </table:table-cell>
              <table:table-cell office:value-type="float" office:value="0.573924">
                <text:p>0.573924</text:p>
              </table:table-cell>
              <table:table-cell office:value-type="float" office:value="2.16599">
                <text:p>2.16599</text:p>
              </table:table-cell>
              <table:table-cell office:value-type="float" office:value="0.573896">
                <text:p>0.573896</text:p>
              </table:table-cell>
              <table:table-cell office:value-type="float" office:value="2.2221">
                <text:p>2.2221</text:p>
              </table:table-cell>
              <table:table-cell office:value-type="float" office:value="0.573855">
                <text:p>0.573855</text:p>
              </table:table-cell>
              <table:table-cell office:value-type="float" office:value="2.63983">
                <text:p>2.63983</text:p>
              </table:table-cell>
              <table:table-cell office:value-type="float" office:value="0.573828">
                <text:p>0.573828</text:p>
              </table:table-cell>
              <table:table-cell office:value-type="float" office:value="2.28911">
                <text:p>2.28911</text:p>
              </table:table-cell>
              <table:table-cell office:value-type="float" office:value="0.573801">
                <text:p>0.573801</text:p>
              </table:table-cell>
              <table:table-cell office:value-type="float" office:value="3.1684">
                <text:p>3.1684</text:p>
              </table:table-cell>
              <table:table-cell office:value-type="float" office:value="0.573775">
                <text:p>0.573775</text:p>
              </table:table-cell>
              <table:table-cell office:value-type="float" office:value="3.00903">
                <text:p>3.009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85">
                <text:p>0.585</text:p>
              </table:table-cell>
              <table:table-cell office:value-type="float" office:value="1.5667">
                <text:p>1.5667</text:p>
              </table:table-cell>
              <table:table-cell office:value-type="float" office:value="0.585">
                <text:p>0.585</text:p>
              </table:table-cell>
              <table:table-cell office:value-type="float" office:value="1.5272">
                <text:p>1.5272</text:p>
              </table:table-cell>
              <table:table-cell office:value-type="float" office:value="0.585">
                <text:p>0.585</text:p>
              </table:table-cell>
              <table:table-cell office:value-type="float" office:value="1.59468">
                <text:p>1.59468</text:p>
              </table:table-cell>
              <table:table-cell office:value-type="float" office:value="0.585">
                <text:p>0.585</text:p>
              </table:table-cell>
              <table:table-cell office:value-type="float" office:value="1.65083">
                <text:p>1.65083</text:p>
              </table:table-cell>
              <table:table-cell office:value-type="float" office:value="0.585">
                <text:p>0.585</text:p>
              </table:table-cell>
              <table:table-cell office:value-type="float" office:value="1.84638">
                <text:p>1.84638</text:p>
              </table:table-cell>
              <table:table-cell office:value-type="float" office:value="0.585">
                <text:p>0.585</text:p>
              </table:table-cell>
              <table:table-cell office:value-type="float" office:value="1.7583">
                <text:p>1.7583</text:p>
              </table:table-cell>
              <table:table-cell office:value-type="float" office:value="0.585">
                <text:p>0.585</text:p>
              </table:table-cell>
              <table:table-cell office:value-type="float" office:value="2.32834">
                <text:p>2.32834</text:p>
              </table:table-cell>
              <table:table-cell office:value-type="float" office:value="0.585">
                <text:p>0.585</text:p>
              </table:table-cell>
              <table:table-cell office:value-type="float" office:value="2.04022">
                <text:p>2.04022</text:p>
              </table:table-cell>
              <table:table-cell office:value-type="float" office:value="0.585">
                <text:p>0.585</text:p>
              </table:table-cell>
              <table:table-cell office:value-type="float" office:value="2.43194">
                <text:p>2.43194</text:p>
              </table:table-cell>
              <table:table-cell office:value-type="float" office:value="0.585">
                <text:p>0.585</text:p>
              </table:table-cell>
              <table:table-cell office:value-type="float" office:value="2.16587">
                <text:p>2.16587</text:p>
              </table:table-cell>
              <table:table-cell office:value-type="float" office:value="0.585">
                <text:p>0.585</text:p>
              </table:table-cell>
              <table:table-cell office:value-type="float" office:value="2.22203">
                <text:p>2.22203</text:p>
              </table:table-cell>
              <table:table-cell office:value-type="float" office:value="0.585">
                <text:p>0.585</text:p>
              </table:table-cell>
              <table:table-cell office:value-type="float" office:value="2.6398">
                <text:p>2.6398</text:p>
              </table:table-cell>
              <table:table-cell office:value-type="float" office:value="0.585">
                <text:p>0.585</text:p>
              </table:table-cell>
              <table:table-cell office:value-type="float" office:value="2.28909">
                <text:p>2.28909</text:p>
              </table:table-cell>
              <table:table-cell office:value-type="float" office:value="0.585">
                <text:p>0.585</text:p>
              </table:table-cell>
              <table:table-cell office:value-type="float" office:value="3.16839">
                <text:p>3.16839</text:p>
              </table:table-cell>
              <table:table-cell office:value-type="float" office:value="0.585">
                <text:p>0.585</text:p>
              </table:table-cell>
              <table:table-cell office:value-type="float" office:value="3.00902">
                <text:p>3.009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95777">
                <text:p>0.595777</text:p>
              </table:table-cell>
              <table:table-cell office:value-type="float" office:value="1.56104">
                <text:p>1.56104</text:p>
              </table:table-cell>
              <table:table-cell office:value-type="float" office:value="0.595809">
                <text:p>0.595809</text:p>
              </table:table-cell>
              <table:table-cell office:value-type="float" office:value="1.52329">
                <text:p>1.52329</text:p>
              </table:table-cell>
              <table:table-cell office:value-type="float" office:value="0.59584">
                <text:p>0.59584</text:p>
              </table:table-cell>
              <table:table-cell office:value-type="float" office:value="1.59191">
                <text:p>1.59191</text:p>
              </table:table-cell>
              <table:table-cell office:value-type="float" office:value="0.595886">
                <text:p>0.595886</text:p>
              </table:table-cell>
              <table:table-cell office:value-type="float" office:value="1.64925">
                <text:p>1.64925</text:p>
              </table:table-cell>
              <table:table-cell office:value-type="float" office:value="0.595916">
                <text:p>0.595916</text:p>
              </table:table-cell>
              <table:table-cell office:value-type="float" office:value="1.84526">
                <text:p>1.84526</text:p>
              </table:table-cell>
              <table:table-cell office:value-type="float" office:value="0.595946">
                <text:p>0.595946</text:p>
              </table:table-cell>
              <table:table-cell office:value-type="float" office:value="1.75759">
                <text:p>1.75759</text:p>
              </table:table-cell>
              <table:table-cell office:value-type="float" office:value="0.595975">
                <text:p>0.595975</text:p>
              </table:table-cell>
              <table:table-cell office:value-type="float" office:value="2.3278">
                <text:p>2.3278</text:p>
              </table:table-cell>
              <table:table-cell office:value-type="float" office:value="0.596019">
                <text:p>0.596019</text:p>
              </table:table-cell>
              <table:table-cell office:value-type="float" office:value="2.03998">
                <text:p>2.03998</text:p>
              </table:table-cell>
              <table:table-cell office:value-type="float" office:value="0.596048">
                <text:p>0.596048</text:p>
              </table:table-cell>
              <table:table-cell office:value-type="float" office:value="2.43178">
                <text:p>2.43178</text:p>
              </table:table-cell>
              <table:table-cell office:value-type="float" office:value="0.596076">
                <text:p>0.596076</text:p>
              </table:table-cell>
              <table:table-cell office:value-type="float" office:value="2.16578">
                <text:p>2.16578</text:p>
              </table:table-cell>
              <table:table-cell office:value-type="float" office:value="0.596104">
                <text:p>0.596104</text:p>
              </table:table-cell>
              <table:table-cell office:value-type="float" office:value="2.22198">
                <text:p>2.22198</text:p>
              </table:table-cell>
              <table:table-cell office:value-type="float" office:value="0.596145">
                <text:p>0.596145</text:p>
              </table:table-cell>
              <table:table-cell office:value-type="float" office:value="2.63978">
                <text:p>2.63978</text:p>
              </table:table-cell>
              <table:table-cell office:value-type="float" office:value="0.596172">
                <text:p>0.596172</text:p>
              </table:table-cell>
              <table:table-cell office:value-type="float" office:value="2.28908">
                <text:p>2.28908</text:p>
              </table:table-cell>
              <table:table-cell office:value-type="float" office:value="0.596199">
                <text:p>0.596199</text:p>
              </table:table-cell>
              <table:table-cell office:value-type="float" office:value="3.16838">
                <text:p>3.16838</text:p>
              </table:table-cell>
              <table:table-cell office:value-type="float" office:value="0.596225">
                <text:p>0.596225</text:p>
              </table:table-cell>
              <table:table-cell office:value-type="float" office:value="3.00902">
                <text:p>3.009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06555">
                <text:p>0.606555</text:p>
              </table:table-cell>
              <table:table-cell office:value-type="float" office:value="1.55674">
                <text:p>1.55674</text:p>
              </table:table-cell>
              <table:table-cell office:value-type="float" office:value="0.606617">
                <text:p>0.606617</text:p>
              </table:table-cell>
              <table:table-cell office:value-type="float" office:value="1.52033">
                <text:p>1.52033</text:p>
              </table:table-cell>
              <table:table-cell office:value-type="float" office:value="0.606679">
                <text:p>0.606679</text:p>
              </table:table-cell>
              <table:table-cell office:value-type="float" office:value="1.58982">
                <text:p>1.58982</text:p>
              </table:table-cell>
              <table:table-cell office:value-type="float" office:value="0.606771">
                <text:p>0.606771</text:p>
              </table:table-cell>
              <table:table-cell office:value-type="float" office:value="1.64807">
                <text:p>1.64807</text:p>
              </table:table-cell>
              <table:table-cell office:value-type="float" office:value="0.606832">
                <text:p>0.606832</text:p>
              </table:table-cell>
              <table:table-cell office:value-type="float" office:value="1.84443">
                <text:p>1.84443</text:p>
              </table:table-cell>
              <table:table-cell office:value-type="float" office:value="0.606892">
                <text:p>0.606892</text:p>
              </table:table-cell>
              <table:table-cell office:value-type="float" office:value="1.75708">
                <text:p>1.75708</text:p>
              </table:table-cell>
              <table:table-cell office:value-type="float" office:value="0.606951">
                <text:p>0.606951</text:p>
              </table:table-cell>
              <table:table-cell office:value-type="float" office:value="2.32741">
                <text:p>2.32741</text:p>
              </table:table-cell>
              <table:table-cell office:value-type="float" office:value="0.607038">
                <text:p>0.607038</text:p>
              </table:table-cell>
              <table:table-cell office:value-type="float" office:value="2.03981">
                <text:p>2.03981</text:p>
              </table:table-cell>
              <table:table-cell office:value-type="float" office:value="0.607096">
                <text:p>0.607096</text:p>
              </table:table-cell>
              <table:table-cell office:value-type="float" office:value="2.43167">
                <text:p>2.43167</text:p>
              </table:table-cell>
              <table:table-cell office:value-type="float" office:value="0.607152">
                <text:p>0.607152</text:p>
              </table:table-cell>
              <table:table-cell office:value-type="float" office:value="2.16572">
                <text:p>2.16572</text:p>
              </table:table-cell>
              <table:table-cell office:value-type="float" office:value="0.607208">
                <text:p>0.607208</text:p>
              </table:table-cell>
              <table:table-cell office:value-type="float" office:value="2.22195">
                <text:p>2.22195</text:p>
              </table:table-cell>
              <table:table-cell office:value-type="float" office:value="0.60729">
                <text:p>0.60729</text:p>
              </table:table-cell>
              <table:table-cell office:value-type="float" office:value="2.63976">
                <text:p>2.63976</text:p>
              </table:table-cell>
              <table:table-cell office:value-type="float" office:value="0.607344">
                <text:p>0.607344</text:p>
              </table:table-cell>
              <table:table-cell office:value-type="float" office:value="2.28908">
                <text:p>2.28908</text:p>
              </table:table-cell>
              <table:table-cell office:value-type="float" office:value="0.607397">
                <text:p>0.607397</text:p>
              </table:table-cell>
              <table:table-cell office:value-type="float" office:value="3.16838">
                <text:p>3.16838</text:p>
              </table:table-cell>
              <table:table-cell office:value-type="float" office:value="0.607449">
                <text:p>0.607449</text:p>
              </table:table-cell>
              <table:table-cell office:value-type="float" office:value="3.00902">
                <text:p>3.009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17332">
                <text:p>0.617332</text:p>
              </table:table-cell>
              <table:table-cell office:value-type="float" office:value="1.55346">
                <text:p>1.55346</text:p>
              </table:table-cell>
              <table:table-cell office:value-type="float" office:value="0.617426">
                <text:p>0.617426</text:p>
              </table:table-cell>
              <table:table-cell office:value-type="float" office:value="1.51809">
                <text:p>1.51809</text:p>
              </table:table-cell>
              <table:table-cell office:value-type="float" office:value="0.617519">
                <text:p>0.617519</text:p>
              </table:table-cell>
              <table:table-cell office:value-type="float" office:value="1.58825">
                <text:p>1.58825</text:p>
              </table:table-cell>
              <table:table-cell office:value-type="float" office:value="0.617657">
                <text:p>0.617657</text:p>
              </table:table-cell>
              <table:table-cell office:value-type="float" office:value="1.6472">
                <text:p>1.6472</text:p>
              </table:table-cell>
              <table:table-cell office:value-type="float" office:value="0.617748">
                <text:p>0.617748</text:p>
              </table:table-cell>
              <table:table-cell office:value-type="float" office:value="1.84382">
                <text:p>1.84382</text:p>
              </table:table-cell>
              <table:table-cell office:value-type="float" office:value="0.617837">
                <text:p>0.617837</text:p>
              </table:table-cell>
              <table:table-cell office:value-type="float" office:value="1.7567">
                <text:p>1.7567</text:p>
              </table:table-cell>
              <table:table-cell office:value-type="float" office:value="0.617926">
                <text:p>0.617926</text:p>
              </table:table-cell>
              <table:table-cell office:value-type="float" office:value="2.32713">
                <text:p>2.32713</text:p>
              </table:table-cell>
              <table:table-cell office:value-type="float" office:value="0.618057">
                <text:p>0.618057</text:p>
              </table:table-cell>
              <table:table-cell office:value-type="float" office:value="2.03969">
                <text:p>2.03969</text:p>
              </table:table-cell>
              <table:table-cell office:value-type="float" office:value="0.618143">
                <text:p>0.618143</text:p>
              </table:table-cell>
              <table:table-cell office:value-type="float" office:value="2.43159">
                <text:p>2.43159</text:p>
              </table:table-cell>
              <table:table-cell office:value-type="float" office:value="0.618228">
                <text:p>0.618228</text:p>
              </table:table-cell>
              <table:table-cell office:value-type="float" office:value="2.16568">
                <text:p>2.16568</text:p>
              </table:table-cell>
              <table:table-cell office:value-type="float" office:value="0.618312">
                <text:p>0.618312</text:p>
              </table:table-cell>
              <table:table-cell office:value-type="float" office:value="2.22193">
                <text:p>2.22193</text:p>
              </table:table-cell>
              <table:table-cell office:value-type="float" office:value="0.618436">
                <text:p>0.618436</text:p>
              </table:table-cell>
              <table:table-cell office:value-type="float" office:value="2.63975">
                <text:p>2.63975</text:p>
              </table:table-cell>
              <table:table-cell office:value-type="float" office:value="0.618516">
                <text:p>0.618516</text:p>
              </table:table-cell>
              <table:table-cell office:value-type="float" office:value="2.28907">
                <text:p>2.28907</text:p>
              </table:table-cell>
              <table:table-cell office:value-type="float" office:value="0.618596">
                <text:p>0.618596</text:p>
              </table:table-cell>
              <table:table-cell office:value-type="float" office:value="3.16838">
                <text:p>3.16838</text:p>
              </table:table-cell>
              <table:table-cell office:value-type="float" office:value="0.618674">
                <text:p>0.618674</text:p>
              </table:table-cell>
              <table:table-cell office:value-type="float" office:value="3.00902">
                <text:p>3.009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28109">
                <text:p>0.628109</text:p>
              </table:table-cell>
              <table:table-cell office:value-type="float" office:value="1.55097">
                <text:p>1.55097</text:p>
              </table:table-cell>
              <table:table-cell office:value-type="float" office:value="0.628235">
                <text:p>0.628235</text:p>
              </table:table-cell>
              <table:table-cell office:value-type="float" office:value="1.5164">
                <text:p>1.5164</text:p>
              </table:table-cell>
              <table:table-cell office:value-type="float" office:value="0.628359">
                <text:p>0.628359</text:p>
              </table:table-cell>
              <table:table-cell office:value-type="float" office:value="1.58708">
                <text:p>1.58708</text:p>
              </table:table-cell>
              <table:table-cell office:value-type="float" office:value="0.628543">
                <text:p>0.628543</text:p>
              </table:table-cell>
              <table:table-cell office:value-type="float" office:value="1.64656">
                <text:p>1.64656</text:p>
              </table:table-cell>
              <table:table-cell office:value-type="float" office:value="0.628664">
                <text:p>0.628664</text:p>
              </table:table-cell>
              <table:table-cell office:value-type="float" office:value="1.84338">
                <text:p>1.84338</text:p>
              </table:table-cell>
              <table:table-cell office:value-type="float" office:value="0.628783">
                <text:p>0.628783</text:p>
              </table:table-cell>
              <table:table-cell office:value-type="float" office:value="1.75643">
                <text:p>1.75643</text:p>
              </table:table-cell>
              <table:table-cell office:value-type="float" office:value="0.628902">
                <text:p>0.628902</text:p>
              </table:table-cell>
              <table:table-cell office:value-type="float" office:value="2.32693">
                <text:p>2.32693</text:p>
              </table:table-cell>
              <table:table-cell office:value-type="float" office:value="0.629076">
                <text:p>0.629076</text:p>
              </table:table-cell>
              <table:table-cell office:value-type="float" office:value="2.03961">
                <text:p>2.03961</text:p>
              </table:table-cell>
              <table:table-cell office:value-type="float" office:value="0.629191">
                <text:p>0.629191</text:p>
              </table:table-cell>
              <table:table-cell office:value-type="float" office:value="2.43153">
                <text:p>2.43153</text:p>
              </table:table-cell>
              <table:table-cell office:value-type="float" office:value="0.629304">
                <text:p>0.629304</text:p>
              </table:table-cell>
              <table:table-cell office:value-type="float" office:value="2.16565">
                <text:p>2.16565</text:p>
              </table:table-cell>
              <table:table-cell office:value-type="float" office:value="0.629416">
                <text:p>0.629416</text:p>
              </table:table-cell>
              <table:table-cell office:value-type="float" office:value="2.22191">
                <text:p>2.22191</text:p>
              </table:table-cell>
              <table:table-cell office:value-type="float" office:value="0.629581">
                <text:p>0.629581</text:p>
              </table:table-cell>
              <table:table-cell office:value-type="float" office:value="2.63975">
                <text:p>2.63975</text:p>
              </table:table-cell>
              <table:table-cell office:value-type="float" office:value="0.629688">
                <text:p>0.629688</text:p>
              </table:table-cell>
              <table:table-cell office:value-type="float" office:value="2.28907">
                <text:p>2.28907</text:p>
              </table:table-cell>
              <table:table-cell office:value-type="float" office:value="0.629794">
                <text:p>0.629794</text:p>
              </table:table-cell>
              <table:table-cell office:value-type="float" office:value="3.16837">
                <text:p>3.16837</text:p>
              </table:table-cell>
              <table:table-cell office:value-type="float" office:value="0.629899">
                <text:p>0.629899</text:p>
              </table:table-cell>
              <table:table-cell office:value-type="float" office:value="3.00902">
                <text:p>3.009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38887">
                <text:p>0.638887</text:p>
              </table:table-cell>
              <table:table-cell office:value-type="float" office:value="1.54909">
                <text:p>1.54909</text:p>
              </table:table-cell>
              <table:table-cell office:value-type="float" office:value="0.639043">
                <text:p>0.639043</text:p>
              </table:table-cell>
              <table:table-cell office:value-type="float" office:value="1.51513">
                <text:p>1.51513</text:p>
              </table:table-cell>
              <table:table-cell office:value-type="float" office:value="0.639199">
                <text:p>0.639199</text:p>
              </table:table-cell>
              <table:table-cell office:value-type="float" office:value="1.58621">
                <text:p>1.58621</text:p>
              </table:table-cell>
              <table:table-cell office:value-type="float" office:value="0.639428">
                <text:p>0.639428</text:p>
              </table:table-cell>
              <table:table-cell office:value-type="float" office:value="1.64609">
                <text:p>1.64609</text:p>
              </table:table-cell>
              <table:table-cell office:value-type="float" office:value="0.639579">
                <text:p>0.639579</text:p>
              </table:table-cell>
              <table:table-cell office:value-type="float" office:value="1.84305">
                <text:p>1.84305</text:p>
              </table:table-cell>
              <table:table-cell office:value-type="float" office:value="0.639729">
                <text:p>0.639729</text:p>
              </table:table-cell>
              <table:table-cell office:value-type="float" office:value="1.75624">
                <text:p>1.75624</text:p>
              </table:table-cell>
              <table:table-cell office:value-type="float" office:value="0.639877">
                <text:p>0.639877</text:p>
              </table:table-cell>
              <table:table-cell office:value-type="float" office:value="2.32679">
                <text:p>2.32679</text:p>
              </table:table-cell>
              <table:table-cell office:value-type="float" office:value="0.640095">
                <text:p>0.640095</text:p>
              </table:table-cell>
              <table:table-cell office:value-type="float" office:value="2.03955">
                <text:p>2.03955</text:p>
              </table:table-cell>
              <table:table-cell office:value-type="float" office:value="0.640239">
                <text:p>0.640239</text:p>
              </table:table-cell>
              <table:table-cell office:value-type="float" office:value="2.4315">
                <text:p>2.4315</text:p>
              </table:table-cell>
              <table:table-cell office:value-type="float" office:value="0.640381">
                <text:p>0.640381</text:p>
              </table:table-cell>
              <table:table-cell office:value-type="float" office:value="2.16563">
                <text:p>2.16563</text:p>
              </table:table-cell>
              <table:table-cell office:value-type="float" office:value="0.64052">
                <text:p>0.64052</text:p>
              </table:table-cell>
              <table:table-cell office:value-type="float" office:value="2.2219">
                <text:p>2.2219</text:p>
              </table:table-cell>
              <table:table-cell office:value-type="float" office:value="0.640726">
                <text:p>0.640726</text:p>
              </table:table-cell>
              <table:table-cell office:value-type="float" office:value="2.63974">
                <text:p>2.63974</text:p>
              </table:table-cell>
              <table:table-cell office:value-type="float" office:value="0.640861">
                <text:p>0.640861</text:p>
              </table:table-cell>
              <table:table-cell office:value-type="float" office:value="2.28907">
                <text:p>2.28907</text:p>
              </table:table-cell>
              <table:table-cell office:value-type="float" office:value="0.640993">
                <text:p>0.640993</text:p>
              </table:table-cell>
              <table:table-cell office:value-type="float" office:value="3.16837">
                <text:p>3.16837</text:p>
              </table:table-cell>
              <table:table-cell office:value-type="float" office:value="0.641123">
                <text:p>0.641123</text:p>
              </table:table-cell>
              <table:table-cell office:value-type="float" office:value="3.00902">
                <text:p>3.009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49664">
                <text:p>0.649664</text:p>
              </table:table-cell>
              <table:table-cell office:value-type="float" office:value="1.54767">
                <text:p>1.54767</text:p>
              </table:table-cell>
              <table:table-cell office:value-type="float" office:value="0.649852">
                <text:p>0.649852</text:p>
              </table:table-cell>
              <table:table-cell office:value-type="float" office:value="1.51419">
                <text:p>1.51419</text:p>
              </table:table-cell>
              <table:table-cell office:value-type="float" office:value="0.650038">
                <text:p>0.650038</text:p>
              </table:table-cell>
              <table:table-cell office:value-type="float" office:value="1.58556">
                <text:p>1.58556</text:p>
              </table:table-cell>
              <table:table-cell office:value-type="float" office:value="0.650314">
                <text:p>0.650314</text:p>
              </table:table-cell>
              <table:table-cell office:value-type="float" office:value="1.64574">
                <text:p>1.64574</text:p>
              </table:table-cell>
              <table:table-cell office:value-type="float" office:value="0.650495">
                <text:p>0.650495</text:p>
              </table:table-cell>
              <table:table-cell office:value-type="float" office:value="1.84282">
                <text:p>1.84282</text:p>
              </table:table-cell>
              <table:table-cell office:value-type="float" office:value="0.650675">
                <text:p>0.650675</text:p>
              </table:table-cell>
              <table:table-cell office:value-type="float" office:value="1.7561">
                <text:p>1.7561</text:p>
              </table:table-cell>
              <table:table-cell office:value-type="float" office:value="0.650852">
                <text:p>0.650852</text:p>
              </table:table-cell>
              <table:table-cell office:value-type="float" office:value="2.32669">
                <text:p>2.32669</text:p>
              </table:table-cell>
              <table:table-cell office:value-type="float" office:value="0.651115">
                <text:p>0.651115</text:p>
              </table:table-cell>
              <table:table-cell office:value-type="float" office:value="2.03951">
                <text:p>2.03951</text:p>
              </table:table-cell>
              <table:table-cell office:value-type="float" office:value="0.651287">
                <text:p>0.651287</text:p>
              </table:table-cell>
              <table:table-cell office:value-type="float" office:value="2.43147">
                <text:p>2.43147</text:p>
              </table:table-cell>
              <table:table-cell office:value-type="float" office:value="0.651457">
                <text:p>0.651457</text:p>
              </table:table-cell>
              <table:table-cell office:value-type="float" office:value="2.16562">
                <text:p>2.16562</text:p>
              </table:table-cell>
              <table:table-cell office:value-type="float" office:value="0.651624">
                <text:p>0.651624</text:p>
              </table:table-cell>
              <table:table-cell office:value-type="float" office:value="2.22189">
                <text:p>2.22189</text:p>
              </table:table-cell>
              <table:table-cell office:value-type="float" office:value="0.651871">
                <text:p>0.651871</text:p>
              </table:table-cell>
              <table:table-cell office:value-type="float" office:value="2.63974">
                <text:p>2.63974</text:p>
              </table:table-cell>
              <table:table-cell office:value-type="float" office:value="0.652033">
                <text:p>0.652033</text:p>
              </table:table-cell>
              <table:table-cell office:value-type="float" office:value="2.28907">
                <text:p>2.28907</text:p>
              </table:table-cell>
              <table:table-cell office:value-type="float" office:value="0.652192">
                <text:p>0.652192</text:p>
              </table:table-cell>
              <table:table-cell office:value-type="float" office:value="3.16837">
                <text:p>3.16837</text:p>
              </table:table-cell>
              <table:table-cell office:value-type="float" office:value="0.652348">
                <text:p>0.652348</text:p>
              </table:table-cell>
              <table:table-cell office:value-type="float" office:value="3.00902">
                <text:p>3.009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60442">
                <text:p>0.660442</text:p>
              </table:table-cell>
              <table:table-cell office:value-type="float" office:value="1.54662">
                <text:p>1.54662</text:p>
              </table:table-cell>
              <table:table-cell office:value-type="float" office:value="0.660661">
                <text:p>0.660661</text:p>
              </table:table-cell>
              <table:table-cell office:value-type="float" office:value="1.51349">
                <text:p>1.51349</text:p>
              </table:table-cell>
              <table:table-cell office:value-type="float" office:value="0.660878">
                <text:p>0.660878</text:p>
              </table:table-cell>
              <table:table-cell office:value-type="float" office:value="1.5851">
                <text:p>1.5851</text:p>
              </table:table-cell>
              <table:table-cell office:value-type="float" office:value="0.6612">
                <text:p>0.6612</text:p>
              </table:table-cell>
              <table:table-cell office:value-type="float" office:value="1.6455">
                <text:p>1.6455</text:p>
              </table:table-cell>
              <table:table-cell office:value-type="float" office:value="0.661411">
                <text:p>0.661411</text:p>
              </table:table-cell>
              <table:table-cell office:value-type="float" office:value="1.84266">
                <text:p>1.84266</text:p>
              </table:table-cell>
              <table:table-cell office:value-type="float" office:value="0.661621">
                <text:p>0.661621</text:p>
              </table:table-cell>
              <table:table-cell office:value-type="float" office:value="1.756">
                <text:p>1.756</text:p>
              </table:table-cell>
              <table:table-cell office:value-type="float" office:value="0.661828">
                <text:p>0.661828</text:p>
              </table:table-cell>
              <table:table-cell office:value-type="float" office:value="2.32662">
                <text:p>2.32662</text:p>
              </table:table-cell>
              <table:table-cell office:value-type="float" office:value="0.662134">
                <text:p>0.662134</text:p>
              </table:table-cell>
              <table:table-cell office:value-type="float" office:value="2.03948">
                <text:p>2.03948</text:p>
              </table:table-cell>
              <table:table-cell office:value-type="float" office:value="0.662335">
                <text:p>0.662335</text:p>
              </table:table-cell>
              <table:table-cell office:value-type="float" office:value="2.43146">
                <text:p>2.43146</text:p>
              </table:table-cell>
              <table:table-cell office:value-type="float" office:value="0.662533">
                <text:p>0.662533</text:p>
              </table:table-cell>
              <table:table-cell office:value-type="float" office:value="2.16561">
                <text:p>2.16561</text:p>
              </table:table-cell>
              <table:table-cell office:value-type="float" office:value="0.662728">
                <text:p>0.662728</text:p>
              </table:table-cell>
              <table:table-cell office:value-type="float" office:value="2.22189">
                <text:p>2.22189</text:p>
              </table:table-cell>
              <table:table-cell office:value-type="float" office:value="0.663016">
                <text:p>0.663016</text:p>
              </table:table-cell>
              <table:table-cell office:value-type="float" office:value="2.63974">
                <text:p>2.63974</text:p>
              </table:table-cell>
              <table:table-cell office:value-type="float" office:value="0.663205">
                <text:p>0.663205</text:p>
              </table:table-cell>
              <table:table-cell office:value-type="float" office:value="2.28906">
                <text:p>2.28906</text:p>
              </table:table-cell>
              <table:table-cell office:value-type="float" office:value="0.66339">
                <text:p>0.66339</text:p>
              </table:table-cell>
              <table:table-cell office:value-type="float" office:value="3.16837">
                <text:p>3.16837</text:p>
              </table:table-cell>
              <table:table-cell office:value-type="float" office:value="0.663573">
                <text:p>0.663573</text:p>
              </table:table-cell>
              <table:table-cell office:value-type="float" office:value="3.00902">
                <text:p>3.009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71219">
                <text:p>0.671219</text:p>
              </table:table-cell>
              <table:table-cell office:value-type="float" office:value="1.54585">
                <text:p>1.54585</text:p>
              </table:table-cell>
              <table:table-cell office:value-type="float" office:value="0.67147">
                <text:p>0.67147</text:p>
              </table:table-cell>
              <table:table-cell office:value-type="float" office:value="1.51299">
                <text:p>1.51299</text:p>
              </table:table-cell>
              <table:table-cell office:value-type="float" office:value="0.671718">
                <text:p>0.671718</text:p>
              </table:table-cell>
              <table:table-cell office:value-type="float" office:value="1.58476">
                <text:p>1.58476</text:p>
              </table:table-cell>
              <table:table-cell office:value-type="float" office:value="0.672085">
                <text:p>0.672085</text:p>
              </table:table-cell>
              <table:table-cell office:value-type="float" office:value="1.64533">
                <text:p>1.64533</text:p>
              </table:table-cell>
              <table:table-cell office:value-type="float" office:value="0.672327">
                <text:p>0.672327</text:p>
              </table:table-cell>
              <table:table-cell office:value-type="float" office:value="1.84255">
                <text:p>1.84255</text:p>
              </table:table-cell>
              <table:table-cell office:value-type="float" office:value="0.672566">
                <text:p>0.672566</text:p>
              </table:table-cell>
              <table:table-cell office:value-type="float" office:value="1.75594">
                <text:p>1.75594</text:p>
              </table:table-cell>
              <table:table-cell office:value-type="float" office:value="0.672803">
                <text:p>0.672803</text:p>
              </table:table-cell>
              <table:table-cell office:value-type="float" office:value="2.32658">
                <text:p>2.32658</text:p>
              </table:table-cell>
              <table:table-cell office:value-type="float" office:value="0.673153">
                <text:p>0.673153</text:p>
              </table:table-cell>
              <table:table-cell office:value-type="float" office:value="2.03947">
                <text:p>2.03947</text:p>
              </table:table-cell>
              <table:table-cell office:value-type="float" office:value="0.673382">
                <text:p>0.673382</text:p>
              </table:table-cell>
              <table:table-cell office:value-type="float" office:value="2.43145">
                <text:p>2.43145</text:p>
              </table:table-cell>
              <table:table-cell office:value-type="float" office:value="0.673609">
                <text:p>0.673609</text:p>
              </table:table-cell>
              <table:table-cell office:value-type="float" office:value="2.16561">
                <text:p>2.16561</text:p>
              </table:table-cell>
              <table:table-cell office:value-type="float" office:value="0.673832">
                <text:p>0.673832</text:p>
              </table:table-cell>
              <table:table-cell office:value-type="float" office:value="2.22189">
                <text:p>2.22189</text:p>
              </table:table-cell>
              <table:table-cell office:value-type="float" office:value="0.674162">
                <text:p>0.674162</text:p>
              </table:table-cell>
              <table:table-cell office:value-type="float" office:value="2.63974">
                <text:p>2.63974</text:p>
              </table:table-cell>
              <table:table-cell office:value-type="float" office:value="0.674377">
                <text:p>0.674377</text:p>
              </table:table-cell>
              <table:table-cell office:value-type="float" office:value="2.28906">
                <text:p>2.28906</text:p>
              </table:table-cell>
              <table:table-cell office:value-type="float" office:value="0.674589">
                <text:p>0.674589</text:p>
              </table:table-cell>
              <table:table-cell office:value-type="float" office:value="3.16837">
                <text:p>3.16837</text:p>
              </table:table-cell>
              <table:table-cell office:value-type="float" office:value="0.674797">
                <text:p>0.674797</text:p>
              </table:table-cell>
              <table:table-cell office:value-type="float" office:value="3.00902">
                <text:p>3.009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81996">
                <text:p>0.681996</text:p>
              </table:table-cell>
              <table:table-cell office:value-type="float" office:value="1.54532">
                <text:p>1.54532</text:p>
              </table:table-cell>
              <table:table-cell office:value-type="float" office:value="0.682278">
                <text:p>0.682278</text:p>
              </table:table-cell>
              <table:table-cell office:value-type="float" office:value="1.51264">
                <text:p>1.51264</text:p>
              </table:table-cell>
              <table:table-cell office:value-type="float" office:value="0.682557">
                <text:p>0.682557</text:p>
              </table:table-cell>
              <table:table-cell office:value-type="float" office:value="1.58454">
                <text:p>1.58454</text:p>
              </table:table-cell>
              <table:table-cell office:value-type="float" office:value="0.682971">
                <text:p>0.682971</text:p>
              </table:table-cell>
              <table:table-cell office:value-type="float" office:value="1.64523">
                <text:p>1.64523</text:p>
              </table:table-cell>
              <table:table-cell office:value-type="float" office:value="0.683243">
                <text:p>0.683243</text:p>
              </table:table-cell>
              <table:table-cell office:value-type="float" office:value="1.84249">
                <text:p>1.84249</text:p>
              </table:table-cell>
              <table:table-cell office:value-type="float" office:value="0.683512">
                <text:p>0.683512</text:p>
              </table:table-cell>
              <table:table-cell office:value-type="float" office:value="1.7559">
                <text:p>1.7559</text:p>
              </table:table-cell>
              <table:table-cell office:value-type="float" office:value="0.683778">
                <text:p>0.683778</text:p>
              </table:table-cell>
              <table:table-cell office:value-type="float" office:value="2.32657">
                <text:p>2.32657</text:p>
              </table:table-cell>
              <table:table-cell office:value-type="float" office:value="0.684172">
                <text:p>0.684172</text:p>
              </table:table-cell>
              <table:table-cell office:value-type="float" office:value="2.03946">
                <text:p>2.03946</text:p>
              </table:table-cell>
              <table:table-cell office:value-type="float" office:value="0.68443">
                <text:p>0.68443</text:p>
              </table:table-cell>
              <table:table-cell office:value-type="float" office:value="2.43145">
                <text:p>2.43145</text:p>
              </table:table-cell>
              <table:table-cell office:value-type="float" office:value="0.684685">
                <text:p>0.684685</text:p>
              </table:table-cell>
              <table:table-cell office:value-type="float" office:value="2.16561">
                <text:p>2.16561</text:p>
              </table:table-cell>
              <table:table-cell office:value-type="float" office:value="0.684936">
                <text:p>0.684936</text:p>
              </table:table-cell>
              <table:table-cell office:value-type="float" office:value="2.22189">
                <text:p>2.22189</text:p>
              </table:table-cell>
              <table:table-cell office:value-type="float" office:value="0.685307">
                <text:p>0.685307</text:p>
              </table:table-cell>
              <table:table-cell office:value-type="float" office:value="2.63974">
                <text:p>2.63974</text:p>
              </table:table-cell>
              <table:table-cell office:value-type="float" office:value="0.685549">
                <text:p>0.685549</text:p>
              </table:table-cell>
              <table:table-cell office:value-type="float" office:value="2.28907">
                <text:p>2.28907</text:p>
              </table:table-cell>
              <table:table-cell office:value-type="float" office:value="0.685788">
                <text:p>0.685788</text:p>
              </table:table-cell>
              <table:table-cell office:value-type="float" office:value="3.16837">
                <text:p>3.16837</text:p>
              </table:table-cell>
              <table:table-cell office:value-type="float" office:value="0.686022">
                <text:p>0.686022</text:p>
              </table:table-cell>
              <table:table-cell office:value-type="float" office:value="3.00902">
                <text:p>3.009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92774">
                <text:p>0.692774</text:p>
              </table:table-cell>
              <table:table-cell office:value-type="float" office:value="1.54497">
                <text:p>1.54497</text:p>
              </table:table-cell>
              <table:table-cell office:value-type="float" office:value="0.693087">
                <text:p>0.693087</text:p>
              </table:table-cell>
              <table:table-cell office:value-type="float" office:value="1.51243">
                <text:p>1.51243</text:p>
              </table:table-cell>
              <table:table-cell office:value-type="float" office:value="0.693397">
                <text:p>0.693397</text:p>
              </table:table-cell>
              <table:table-cell office:value-type="float" office:value="1.58442">
                <text:p>1.58442</text:p>
              </table:table-cell>
              <table:table-cell office:value-type="float" office:value="0.693857">
                <text:p>0.693857</text:p>
              </table:table-cell>
              <table:table-cell office:value-type="float" office:value="1.64517">
                <text:p>1.64517</text:p>
              </table:table-cell>
              <table:table-cell office:value-type="float" office:value="0.694159">
                <text:p>0.694159</text:p>
              </table:table-cell>
              <table:table-cell office:value-type="float" office:value="1.84247">
                <text:p>1.84247</text:p>
              </table:table-cell>
              <table:table-cell office:value-type="float" office:value="0.694458">
                <text:p>0.694458</text:p>
              </table:table-cell>
              <table:table-cell office:value-type="float" office:value="1.75589">
                <text:p>1.75589</text:p>
              </table:table-cell>
              <table:table-cell office:value-type="float" office:value="0.694754">
                <text:p>0.694754</text:p>
              </table:table-cell>
              <table:table-cell office:value-type="float" office:value="2.32658">
                <text:p>2.32658</text:p>
              </table:table-cell>
              <table:table-cell office:value-type="float" office:value="0.695191">
                <text:p>0.695191</text:p>
              </table:table-cell>
              <table:table-cell office:value-type="float" office:value="2.03947">
                <text:p>2.03947</text:p>
              </table:table-cell>
              <table:table-cell office:value-type="float" office:value="0.695478">
                <text:p>0.695478</text:p>
              </table:table-cell>
              <table:table-cell office:value-type="float" office:value="2.43146">
                <text:p>2.43146</text:p>
              </table:table-cell>
              <table:table-cell office:value-type="float" office:value="0.695761">
                <text:p>0.695761</text:p>
              </table:table-cell>
              <table:table-cell office:value-type="float" office:value="2.16561">
                <text:p>2.16561</text:p>
              </table:table-cell>
              <table:table-cell office:value-type="float" office:value="0.69604">
                <text:p>0.69604</text:p>
              </table:table-cell>
              <table:table-cell office:value-type="float" office:value="2.22189">
                <text:p>2.22189</text:p>
              </table:table-cell>
              <table:table-cell office:value-type="float" office:value="0.696452">
                <text:p>0.696452</text:p>
              </table:table-cell>
              <table:table-cell office:value-type="float" office:value="2.63974">
                <text:p>2.63974</text:p>
              </table:table-cell>
              <table:table-cell office:value-type="float" office:value="0.696721">
                <text:p>0.696721</text:p>
              </table:table-cell>
              <table:table-cell office:value-type="float" office:value="2.28907">
                <text:p>2.28907</text:p>
              </table:table-cell>
              <table:table-cell office:value-type="float" office:value="0.696986">
                <text:p>0.696986</text:p>
              </table:table-cell>
              <table:table-cell office:value-type="float" office:value="3.16837">
                <text:p>3.16837</text:p>
              </table:table-cell>
              <table:table-cell office:value-type="float" office:value="0.697247">
                <text:p>0.697247</text:p>
              </table:table-cell>
              <table:table-cell office:value-type="float" office:value="3.00902">
                <text:p>3.009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03551">
                <text:p>0.703551</text:p>
              </table:table-cell>
              <table:table-cell office:value-type="float" office:value="1.54479">
                <text:p>1.54479</text:p>
              </table:table-cell>
              <table:table-cell office:value-type="float" office:value="0.703896">
                <text:p>0.703896</text:p>
              </table:table-cell>
              <table:table-cell office:value-type="float" office:value="1.51233">
                <text:p>1.51233</text:p>
              </table:table-cell>
              <table:table-cell office:value-type="float" office:value="0.704237">
                <text:p>0.704237</text:p>
              </table:table-cell>
              <table:table-cell office:value-type="float" office:value="1.58437">
                <text:p>1.58437</text:p>
              </table:table-cell>
              <table:table-cell office:value-type="float" office:value="0.704742">
                <text:p>0.704742</text:p>
              </table:table-cell>
              <table:table-cell office:value-type="float" office:value="1.64517">
                <text:p>1.64517</text:p>
              </table:table-cell>
              <table:table-cell office:value-type="float" office:value="0.705075">
                <text:p>0.705075</text:p>
              </table:table-cell>
              <table:table-cell office:value-type="float" office:value="1.84248">
                <text:p>1.84248</text:p>
              </table:table-cell>
              <table:table-cell office:value-type="float" office:value="0.705404">
                <text:p>0.705404</text:p>
              </table:table-cell>
              <table:table-cell office:value-type="float" office:value="1.75591">
                <text:p>1.75591</text:p>
              </table:table-cell>
              <table:table-cell office:value-type="float" office:value="0.705729">
                <text:p>0.705729</text:p>
              </table:table-cell>
              <table:table-cell office:value-type="float" office:value="2.32661">
                <text:p>2.32661</text:p>
              </table:table-cell>
              <table:table-cell office:value-type="float" office:value="0.70621">
                <text:p>0.70621</text:p>
              </table:table-cell>
              <table:table-cell office:value-type="float" office:value="2.03948">
                <text:p>2.03948</text:p>
              </table:table-cell>
              <table:table-cell office:value-type="float" office:value="0.706526">
                <text:p>0.706526</text:p>
              </table:table-cell>
              <table:table-cell office:value-type="float" office:value="2.43147">
                <text:p>2.43147</text:p>
              </table:table-cell>
              <table:table-cell office:value-type="float" office:value="0.706837">
                <text:p>0.706837</text:p>
              </table:table-cell>
              <table:table-cell office:value-type="float" office:value="2.16562">
                <text:p>2.16562</text:p>
              </table:table-cell>
              <table:table-cell office:value-type="float" office:value="0.707144">
                <text:p>0.707144</text:p>
              </table:table-cell>
              <table:table-cell office:value-type="float" office:value="2.2219">
                <text:p>2.2219</text:p>
              </table:table-cell>
              <table:table-cell office:value-type="float" office:value="0.707597">
                <text:p>0.707597</text:p>
              </table:table-cell>
              <table:table-cell office:value-type="float" office:value="2.63975">
                <text:p>2.63975</text:p>
              </table:table-cell>
              <table:table-cell office:value-type="float" office:value="0.707893">
                <text:p>0.707893</text:p>
              </table:table-cell>
              <table:table-cell office:value-type="float" office:value="2.28907">
                <text:p>2.28907</text:p>
              </table:table-cell>
              <table:table-cell office:value-type="float" office:value="0.708185">
                <text:p>0.708185</text:p>
              </table:table-cell>
              <table:table-cell office:value-type="float" office:value="3.16838">
                <text:p>3.16838</text:p>
              </table:table-cell>
              <table:table-cell office:value-type="float" office:value="0.708471">
                <text:p>0.708471</text:p>
              </table:table-cell>
              <table:table-cell office:value-type="float" office:value="3.00902">
                <text:p>3.009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14328">
                <text:p>0.714328</text:p>
              </table:table-cell>
              <table:table-cell office:value-type="float" office:value="1.54476">
                <text:p>1.54476</text:p>
              </table:table-cell>
              <table:table-cell office:value-type="float" office:value="0.714704">
                <text:p>0.714704</text:p>
              </table:table-cell>
              <table:table-cell office:value-type="float" office:value="1.51234">
                <text:p>1.51234</text:p>
              </table:table-cell>
              <table:table-cell office:value-type="float" office:value="0.715076">
                <text:p>0.715076</text:p>
              </table:table-cell>
              <table:table-cell office:value-type="float" office:value="1.58441">
                <text:p>1.58441</text:p>
              </table:table-cell>
              <table:table-cell office:value-type="float" office:value="0.715628">
                <text:p>0.715628</text:p>
              </table:table-cell>
              <table:table-cell office:value-type="float" office:value="1.64521">
                <text:p>1.64521</text:p>
              </table:table-cell>
              <table:table-cell office:value-type="float" office:value="0.715991">
                <text:p>0.715991</text:p>
              </table:table-cell>
              <table:table-cell office:value-type="float" office:value="1.84254">
                <text:p>1.84254</text:p>
              </table:table-cell>
              <table:table-cell office:value-type="float" office:value="0.71635">
                <text:p>0.71635</text:p>
              </table:table-cell>
              <table:table-cell office:value-type="float" office:value="1.75595">
                <text:p>1.75595</text:p>
              </table:table-cell>
              <table:table-cell office:value-type="float" office:value="0.716705">
                <text:p>0.716705</text:p>
              </table:table-cell>
              <table:table-cell office:value-type="float" office:value="2.32666">
                <text:p>2.32666</text:p>
              </table:table-cell>
              <table:table-cell office:value-type="float" office:value="0.717229">
                <text:p>0.717229</text:p>
              </table:table-cell>
              <table:table-cell office:value-type="float" office:value="2.03951">
                <text:p>2.03951</text:p>
              </table:table-cell>
              <table:table-cell office:value-type="float" office:value="0.717573">
                <text:p>0.717573</text:p>
              </table:table-cell>
              <table:table-cell office:value-type="float" office:value="2.4315">
                <text:p>2.4315</text:p>
              </table:table-cell>
              <table:table-cell office:value-type="float" office:value="0.717913">
                <text:p>0.717913</text:p>
              </table:table-cell>
              <table:table-cell office:value-type="float" office:value="2.16564">
                <text:p>2.16564</text:p>
              </table:table-cell>
              <table:table-cell office:value-type="float" office:value="0.718249">
                <text:p>0.718249</text:p>
              </table:table-cell>
              <table:table-cell office:value-type="float" office:value="2.22191">
                <text:p>2.22191</text:p>
              </table:table-cell>
              <table:table-cell office:value-type="float" office:value="0.718742">
                <text:p>0.718742</text:p>
              </table:table-cell>
              <table:table-cell office:value-type="float" office:value="2.63975">
                <text:p>2.63975</text:p>
              </table:table-cell>
              <table:table-cell office:value-type="float" office:value="0.719065">
                <text:p>0.719065</text:p>
              </table:table-cell>
              <table:table-cell office:value-type="float" office:value="2.28907">
                <text:p>2.28907</text:p>
              </table:table-cell>
              <table:table-cell office:value-type="float" office:value="0.719383">
                <text:p>0.719383</text:p>
              </table:table-cell>
              <table:table-cell office:value-type="float" office:value="3.16838">
                <text:p>3.16838</text:p>
              </table:table-cell>
              <table:table-cell office:value-type="float" office:value="0.719696">
                <text:p>0.719696</text:p>
              </table:table-cell>
              <table:table-cell office:value-type="float" office:value="3.00902">
                <text:p>3.009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25106">
                <text:p>0.725106</text:p>
              </table:table-cell>
              <table:table-cell office:value-type="float" office:value="1.54488">
                <text:p>1.54488</text:p>
              </table:table-cell>
              <table:table-cell office:value-type="float" office:value="0.725513">
                <text:p>0.725513</text:p>
              </table:table-cell>
              <table:table-cell office:value-type="float" office:value="1.51245">
                <text:p>1.51245</text:p>
              </table:table-cell>
              <table:table-cell office:value-type="float" office:value="0.725916">
                <text:p>0.725916</text:p>
              </table:table-cell>
              <table:table-cell office:value-type="float" office:value="1.58452">
                <text:p>1.58452</text:p>
              </table:table-cell>
              <table:table-cell office:value-type="float" office:value="0.726514">
                <text:p>0.726514</text:p>
              </table:table-cell>
              <table:table-cell office:value-type="float" office:value="1.64531">
                <text:p>1.64531</text:p>
              </table:table-cell>
              <table:table-cell office:value-type="float" office:value="0.726907">
                <text:p>0.726907</text:p>
              </table:table-cell>
              <table:table-cell office:value-type="float" office:value="1.84264">
                <text:p>1.84264</text:p>
              </table:table-cell>
              <table:table-cell office:value-type="float" office:value="0.727296">
                <text:p>0.727296</text:p>
              </table:table-cell>
              <table:table-cell office:value-type="float" office:value="1.75602">
                <text:p>1.75602</text:p>
              </table:table-cell>
              <table:table-cell office:value-type="float" office:value="0.72768">
                <text:p>0.72768</text:p>
              </table:table-cell>
              <table:table-cell office:value-type="float" office:value="2.32675">
                <text:p>2.32675</text:p>
              </table:table-cell>
              <table:table-cell office:value-type="float" office:value="0.728248">
                <text:p>0.728248</text:p>
              </table:table-cell>
              <table:table-cell office:value-type="float" office:value="2.03955">
                <text:p>2.03955</text:p>
              </table:table-cell>
              <table:table-cell office:value-type="float" office:value="0.728621">
                <text:p>0.728621</text:p>
              </table:table-cell>
              <table:table-cell office:value-type="float" office:value="2.43154">
                <text:p>2.43154</text:p>
              </table:table-cell>
              <table:table-cell office:value-type="float" office:value="0.728989">
                <text:p>0.728989</text:p>
              </table:table-cell>
              <table:table-cell office:value-type="float" office:value="2.16566">
                <text:p>2.16566</text:p>
              </table:table-cell>
              <table:table-cell office:value-type="float" office:value="0.729353">
                <text:p>0.729353</text:p>
              </table:table-cell>
              <table:table-cell office:value-type="float" office:value="2.22192">
                <text:p>2.22192</text:p>
              </table:table-cell>
              <table:table-cell office:value-type="float" office:value="0.729888">
                <text:p>0.729888</text:p>
              </table:table-cell>
              <table:table-cell office:value-type="float" office:value="2.63976">
                <text:p>2.63976</text:p>
              </table:table-cell>
              <table:table-cell office:value-type="float" office:value="0.730238">
                <text:p>0.730238</text:p>
              </table:table-cell>
              <table:table-cell office:value-type="float" office:value="2.28908">
                <text:p>2.28908</text:p>
              </table:table-cell>
              <table:table-cell office:value-type="float" office:value="0.730582">
                <text:p>0.730582</text:p>
              </table:table-cell>
              <table:table-cell office:value-type="float" office:value="3.16839">
                <text:p>3.16839</text:p>
              </table:table-cell>
              <table:table-cell office:value-type="float" office:value="0.730921">
                <text:p>0.730921</text:p>
              </table:table-cell>
              <table:table-cell office:value-type="float" office:value="3.00902">
                <text:p>3.009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35883">
                <text:p>0.735883</text:p>
              </table:table-cell>
              <table:table-cell office:value-type="float" office:value="1.54517">
                <text:p>1.54517</text:p>
              </table:table-cell>
              <table:table-cell office:value-type="float" office:value="0.736322">
                <text:p>0.736322</text:p>
              </table:table-cell>
              <table:table-cell office:value-type="float" office:value="1.51268">
                <text:p>1.51268</text:p>
              </table:table-cell>
              <table:table-cell office:value-type="float" office:value="0.736756">
                <text:p>0.736756</text:p>
              </table:table-cell>
              <table:table-cell office:value-type="float" office:value="1.58473">
                <text:p>1.58473</text:p>
              </table:table-cell>
              <table:table-cell office:value-type="float" office:value="0.737399">
                <text:p>0.737399</text:p>
              </table:table-cell>
              <table:table-cell office:value-type="float" office:value="1.64547">
                <text:p>1.64547</text:p>
              </table:table-cell>
              <table:table-cell office:value-type="float" office:value="0.737823">
                <text:p>0.737823</text:p>
              </table:table-cell>
              <table:table-cell office:value-type="float" office:value="1.84278">
                <text:p>1.84278</text:p>
              </table:table-cell>
              <table:table-cell office:value-type="float" office:value="0.738241">
                <text:p>0.738241</text:p>
              </table:table-cell>
              <table:table-cell office:value-type="float" office:value="1.75612">
                <text:p>1.75612</text:p>
              </table:table-cell>
              <table:table-cell office:value-type="float" office:value="0.738655">
                <text:p>0.738655</text:p>
              </table:table-cell>
              <table:table-cell office:value-type="float" office:value="2.32687">
                <text:p>2.32687</text:p>
              </table:table-cell>
              <table:table-cell office:value-type="float" office:value="0.739267">
                <text:p>0.739267</text:p>
              </table:table-cell>
              <table:table-cell office:value-type="float" office:value="2.03961">
                <text:p>2.03961</text:p>
              </table:table-cell>
              <table:table-cell office:value-type="float" office:value="0.739669">
                <text:p>0.739669</text:p>
              </table:table-cell>
              <table:table-cell office:value-type="float" office:value="2.43159">
                <text:p>2.43159</text:p>
              </table:table-cell>
              <table:table-cell office:value-type="float" office:value="0.740066">
                <text:p>0.740066</text:p>
              </table:table-cell>
              <table:table-cell office:value-type="float" office:value="2.16569">
                <text:p>2.16569</text:p>
              </table:table-cell>
              <table:table-cell office:value-type="float" office:value="0.740457">
                <text:p>0.740457</text:p>
              </table:table-cell>
              <table:table-cell office:value-type="float" office:value="2.22195">
                <text:p>2.22195</text:p>
              </table:table-cell>
              <table:table-cell office:value-type="float" office:value="0.741033">
                <text:p>0.741033</text:p>
              </table:table-cell>
              <table:table-cell office:value-type="float" office:value="2.63978">
                <text:p>2.63978</text:p>
              </table:table-cell>
              <table:table-cell office:value-type="float" office:value="0.74141">
                <text:p>0.74141</text:p>
              </table:table-cell>
              <table:table-cell office:value-type="float" office:value="2.28908">
                <text:p>2.28908</text:p>
              </table:table-cell>
              <table:table-cell office:value-type="float" office:value="0.741781">
                <text:p>0.741781</text:p>
              </table:table-cell>
              <table:table-cell office:value-type="float" office:value="3.16839">
                <text:p>3.16839</text:p>
              </table:table-cell>
              <table:table-cell office:value-type="float" office:value="0.742145">
                <text:p>0.742145</text:p>
              </table:table-cell>
              <table:table-cell office:value-type="float" office:value="3.00903">
                <text:p>3.009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46661">
                <text:p>0.746661</text:p>
              </table:table-cell>
              <table:table-cell office:value-type="float" office:value="1.54563">
                <text:p>1.54563</text:p>
              </table:table-cell>
              <table:table-cell office:value-type="float" office:value="0.74713">
                <text:p>0.74713</text:p>
              </table:table-cell>
              <table:table-cell office:value-type="float" office:value="1.51304">
                <text:p>1.51304</text:p>
              </table:table-cell>
              <table:table-cell office:value-type="float" office:value="0.747596">
                <text:p>0.747596</text:p>
              </table:table-cell>
              <table:table-cell office:value-type="float" office:value="1.58505">
                <text:p>1.58505</text:p>
              </table:table-cell>
              <table:table-cell office:value-type="float" office:value="0.748285">
                <text:p>0.748285</text:p>
              </table:table-cell>
              <table:table-cell office:value-type="float" office:value="1.6457">
                <text:p>1.6457</text:p>
              </table:table-cell>
              <table:table-cell office:value-type="float" office:value="0.748738">
                <text:p>0.748738</text:p>
              </table:table-cell>
              <table:table-cell office:value-type="float" office:value="1.843">
                <text:p>1.843</text:p>
              </table:table-cell>
              <table:table-cell office:value-type="float" office:value="0.749187">
                <text:p>0.749187</text:p>
              </table:table-cell>
              <table:table-cell office:value-type="float" office:value="1.75627">
                <text:p>1.75627</text:p>
              </table:table-cell>
              <table:table-cell office:value-type="float" office:value="0.749631">
                <text:p>0.749631</text:p>
              </table:table-cell>
              <table:table-cell office:value-type="float" office:value="2.32705">
                <text:p>2.32705</text:p>
              </table:table-cell>
              <table:table-cell office:value-type="float" office:value="0.750286">
                <text:p>0.750286</text:p>
              </table:table-cell>
              <table:table-cell office:value-type="float" office:value="2.03969">
                <text:p>2.03969</text:p>
              </table:table-cell>
              <table:table-cell office:value-type="float" office:value="0.750717">
                <text:p>0.750717</text:p>
              </table:table-cell>
              <table:table-cell office:value-type="float" office:value="2.43168">
                <text:p>2.43168</text:p>
              </table:table-cell>
              <table:table-cell office:value-type="float" office:value="0.751142">
                <text:p>0.751142</text:p>
              </table:table-cell>
              <table:table-cell office:value-type="float" office:value="2.16574">
                <text:p>2.16574</text:p>
              </table:table-cell>
              <table:table-cell office:value-type="float" office:value="0.751561">
                <text:p>0.751561</text:p>
              </table:table-cell>
              <table:table-cell office:value-type="float" office:value="2.22198">
                <text:p>2.22198</text:p>
              </table:table-cell>
              <table:table-cell office:value-type="float" office:value="0.752178">
                <text:p>0.752178</text:p>
              </table:table-cell>
              <table:table-cell office:value-type="float" office:value="2.6398">
                <text:p>2.6398</text:p>
              </table:table-cell>
              <table:table-cell office:value-type="float" office:value="0.752582">
                <text:p>0.752582</text:p>
              </table:table-cell>
              <table:table-cell office:value-type="float" office:value="2.2891">
                <text:p>2.2891</text:p>
              </table:table-cell>
              <table:table-cell office:value-type="float" office:value="0.752979">
                <text:p>0.752979</text:p>
              </table:table-cell>
              <table:table-cell office:value-type="float" office:value="3.16841">
                <text:p>3.16841</text:p>
              </table:table-cell>
              <table:table-cell office:value-type="float" office:value="0.75337">
                <text:p>0.75337</text:p>
              </table:table-cell>
              <table:table-cell office:value-type="float" office:value="3.00903">
                <text:p>3.009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57438">
                <text:p>0.757438</text:p>
              </table:table-cell>
              <table:table-cell office:value-type="float" office:value="1.5463">
                <text:p>1.5463</text:p>
              </table:table-cell>
              <table:table-cell office:value-type="float" office:value="0.757939">
                <text:p>0.757939</text:p>
              </table:table-cell>
              <table:table-cell office:value-type="float" office:value="1.51357">
                <text:p>1.51357</text:p>
              </table:table-cell>
              <table:table-cell office:value-type="float" office:value="0.758435">
                <text:p>0.758435</text:p>
              </table:table-cell>
              <table:table-cell office:value-type="float" office:value="1.5855">
                <text:p>1.5855</text:p>
              </table:table-cell>
              <table:table-cell office:value-type="float" office:value="0.759171">
                <text:p>0.759171</text:p>
              </table:table-cell>
              <table:table-cell office:value-type="float" office:value="1.64603">
                <text:p>1.64603</text:p>
              </table:table-cell>
              <table:table-cell office:value-type="float" office:value="0.759654">
                <text:p>0.759654</text:p>
              </table:table-cell>
              <table:table-cell office:value-type="float" office:value="1.8433">
                <text:p>1.8433</text:p>
              </table:table-cell>
              <table:table-cell office:value-type="float" office:value="0.760133">
                <text:p>0.760133</text:p>
              </table:table-cell>
              <table:table-cell office:value-type="float" office:value="1.75648">
                <text:p>1.75648</text:p>
              </table:table-cell>
              <table:table-cell office:value-type="float" office:value="0.760606">
                <text:p>0.760606</text:p>
              </table:table-cell>
              <table:table-cell office:value-type="float" office:value="2.3273">
                <text:p>2.3273</text:p>
              </table:table-cell>
              <table:table-cell office:value-type="float" office:value="0.761306">
                <text:p>0.761306</text:p>
              </table:table-cell>
              <table:table-cell office:value-type="float" office:value="2.03982">
                <text:p>2.03982</text:p>
              </table:table-cell>
              <table:table-cell office:value-type="float" office:value="0.761765">
                <text:p>0.761765</text:p>
              </table:table-cell>
              <table:table-cell office:value-type="float" office:value="2.43179">
                <text:p>2.43179</text:p>
              </table:table-cell>
              <table:table-cell office:value-type="float" office:value="0.762218">
                <text:p>0.762218</text:p>
              </table:table-cell>
              <table:table-cell office:value-type="float" office:value="2.1658">
                <text:p>2.1658</text:p>
              </table:table-cell>
              <table:table-cell office:value-type="float" office:value="0.762665">
                <text:p>0.762665</text:p>
              </table:table-cell>
              <table:table-cell office:value-type="float" office:value="2.22202">
                <text:p>2.22202</text:p>
              </table:table-cell>
              <table:table-cell office:value-type="float" office:value="0.763323">
                <text:p>0.763323</text:p>
              </table:table-cell>
              <table:table-cell office:value-type="float" office:value="2.63984">
                <text:p>2.63984</text:p>
              </table:table-cell>
              <table:table-cell office:value-type="float" office:value="0.763754">
                <text:p>0.763754</text:p>
              </table:table-cell>
              <table:table-cell office:value-type="float" office:value="2.28911">
                <text:p>2.28911</text:p>
              </table:table-cell>
              <table:table-cell office:value-type="float" office:value="0.764178">
                <text:p>0.764178</text:p>
              </table:table-cell>
              <table:table-cell office:value-type="float" office:value="3.16842">
                <text:p>3.16842</text:p>
              </table:table-cell>
              <table:table-cell office:value-type="float" office:value="0.764595">
                <text:p>0.764595</text:p>
              </table:table-cell>
              <table:table-cell office:value-type="float" office:value="3.00904">
                <text:p>3.009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68215">
                <text:p>0.768215</text:p>
              </table:table-cell>
              <table:table-cell office:value-type="float" office:value="1.54724">
                <text:p>1.54724</text:p>
              </table:table-cell>
              <table:table-cell office:value-type="float" office:value="0.768748">
                <text:p>0.768748</text:p>
              </table:table-cell>
              <table:table-cell office:value-type="float" office:value="1.5143">
                <text:p>1.5143</text:p>
              </table:table-cell>
              <table:table-cell office:value-type="float" office:value="0.769275">
                <text:p>0.769275</text:p>
              </table:table-cell>
              <table:table-cell office:value-type="float" office:value="1.58612">
                <text:p>1.58612</text:p>
              </table:table-cell>
              <table:table-cell office:value-type="float" office:value="0.770056">
                <text:p>0.770056</text:p>
              </table:table-cell>
              <table:table-cell office:value-type="float" office:value="1.64649">
                <text:p>1.64649</text:p>
              </table:table-cell>
              <table:table-cell office:value-type="float" office:value="0.77057">
                <text:p>0.77057</text:p>
              </table:table-cell>
              <table:table-cell office:value-type="float" office:value="1.84372">
                <text:p>1.84372</text:p>
              </table:table-cell>
              <table:table-cell office:value-type="float" office:value="0.771079">
                <text:p>0.771079</text:p>
              </table:table-cell>
              <table:table-cell office:value-type="float" office:value="1.75677">
                <text:p>1.75677</text:p>
              </table:table-cell>
              <table:table-cell office:value-type="float" office:value="0.771582">
                <text:p>0.771582</text:p>
              </table:table-cell>
              <table:table-cell office:value-type="float" office:value="2.32764">
                <text:p>2.32764</text:p>
              </table:table-cell>
              <table:table-cell office:value-type="float" office:value="0.772325">
                <text:p>0.772325</text:p>
              </table:table-cell>
              <table:table-cell office:value-type="float" office:value="2.03999">
                <text:p>2.03999</text:p>
              </table:table-cell>
              <table:table-cell office:value-type="float" office:value="0.772812">
                <text:p>0.772812</text:p>
              </table:table-cell>
              <table:table-cell office:value-type="float" office:value="2.43195">
                <text:p>2.43195</text:p>
              </table:table-cell>
              <table:table-cell office:value-type="float" office:value="0.773294">
                <text:p>0.773294</text:p>
              </table:table-cell>
              <table:table-cell office:value-type="float" office:value="2.1659">
                <text:p>2.1659</text:p>
              </table:table-cell>
              <table:table-cell office:value-type="float" office:value="0.773769">
                <text:p>0.773769</text:p>
              </table:table-cell>
              <table:table-cell office:value-type="float" office:value="2.22209">
                <text:p>2.22209</text:p>
              </table:table-cell>
              <table:table-cell office:value-type="float" office:value="0.774468">
                <text:p>0.774468</text:p>
              </table:table-cell>
              <table:table-cell office:value-type="float" office:value="2.63989">
                <text:p>2.63989</text:p>
              </table:table-cell>
              <table:table-cell office:value-type="float" office:value="0.774926">
                <text:p>0.774926</text:p>
              </table:table-cell>
              <table:table-cell office:value-type="float" office:value="2.28914">
                <text:p>2.28914</text:p>
              </table:table-cell>
              <table:table-cell office:value-type="float" office:value="0.775377">
                <text:p>0.775377</text:p>
              </table:table-cell>
              <table:table-cell office:value-type="float" office:value="3.16845">
                <text:p>3.16845</text:p>
              </table:table-cell>
              <table:table-cell office:value-type="float" office:value="0.775819">
                <text:p>0.775819</text:p>
              </table:table-cell>
              <table:table-cell office:value-type="float" office:value="3.00906">
                <text:p>3.009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78993">
                <text:p>0.778993</text:p>
              </table:table-cell>
              <table:table-cell office:value-type="float" office:value="1.54852">
                <text:p>1.54852</text:p>
              </table:table-cell>
              <table:table-cell office:value-type="float" office:value="0.779556">
                <text:p>0.779556</text:p>
              </table:table-cell>
              <table:table-cell office:value-type="float" office:value="1.51528">
                <text:p>1.51528</text:p>
              </table:table-cell>
              <table:table-cell office:value-type="float" office:value="0.780115">
                <text:p>0.780115</text:p>
              </table:table-cell>
              <table:table-cell office:value-type="float" office:value="1.58696">
                <text:p>1.58696</text:p>
              </table:table-cell>
              <table:table-cell office:value-type="float" office:value="0.780942">
                <text:p>0.780942</text:p>
              </table:table-cell>
              <table:table-cell office:value-type="float" office:value="1.6471">
                <text:p>1.6471</text:p>
              </table:table-cell>
              <table:table-cell office:value-type="float" office:value="0.781486">
                <text:p>0.781486</text:p>
              </table:table-cell>
              <table:table-cell office:value-type="float" office:value="1.84429">
                <text:p>1.84429</text:p>
              </table:table-cell>
              <table:table-cell office:value-type="float" office:value="0.782025">
                <text:p>0.782025</text:p>
              </table:table-cell>
              <table:table-cell office:value-type="float" office:value="1.75717">
                <text:p>1.75717</text:p>
              </table:table-cell>
              <table:table-cell office:value-type="float" office:value="0.782557">
                <text:p>0.782557</text:p>
              </table:table-cell>
              <table:table-cell office:value-type="float" office:value="2.32812">
                <text:p>2.32812</text:p>
              </table:table-cell>
              <table:table-cell office:value-type="float" office:value="0.783344">
                <text:p>0.783344</text:p>
              </table:table-cell>
              <table:table-cell office:value-type="float" office:value="2.04023">
                <text:p>2.04023</text:p>
              </table:table-cell>
              <table:table-cell office:value-type="float" office:value="0.78386">
                <text:p>0.78386</text:p>
              </table:table-cell>
              <table:table-cell office:value-type="float" office:value="2.43219">
                <text:p>2.43219</text:p>
              </table:table-cell>
              <table:table-cell office:value-type="float" office:value="0.78437">
                <text:p>0.78437</text:p>
              </table:table-cell>
              <table:table-cell office:value-type="float" office:value="2.16603">
                <text:p>2.16603</text:p>
              </table:table-cell>
              <table:table-cell office:value-type="float" office:value="0.784873">
                <text:p>0.784873</text:p>
              </table:table-cell>
              <table:table-cell office:value-type="float" office:value="2.22219">
                <text:p>2.22219</text:p>
              </table:table-cell>
              <table:table-cell office:value-type="float" office:value="0.785614">
                <text:p>0.785614</text:p>
              </table:table-cell>
              <table:table-cell office:value-type="float" office:value="2.63996">
                <text:p>2.63996</text:p>
              </table:table-cell>
              <table:table-cell office:value-type="float" office:value="0.786098">
                <text:p>0.786098</text:p>
              </table:table-cell>
              <table:table-cell office:value-type="float" office:value="2.28917">
                <text:p>2.28917</text:p>
              </table:table-cell>
              <table:table-cell office:value-type="float" office:value="0.786575">
                <text:p>0.786575</text:p>
              </table:table-cell>
              <table:table-cell office:value-type="float" office:value="3.16849">
                <text:p>3.16849</text:p>
              </table:table-cell>
              <table:table-cell office:value-type="float" office:value="0.787044">
                <text:p>0.787044</text:p>
              </table:table-cell>
              <table:table-cell office:value-type="float" office:value="3.00908">
                <text:p>3.009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8977">
                <text:p>0.78977</text:p>
              </table:table-cell>
              <table:table-cell office:value-type="float" office:value="1.55023">
                <text:p>1.55023</text:p>
              </table:table-cell>
              <table:table-cell office:value-type="float" office:value="0.790365">
                <text:p>0.790365</text:p>
              </table:table-cell>
              <table:table-cell office:value-type="float" office:value="1.51661">
                <text:p>1.51661</text:p>
              </table:table-cell>
              <table:table-cell office:value-type="float" office:value="0.790954">
                <text:p>0.790954</text:p>
              </table:table-cell>
              <table:table-cell office:value-type="float" office:value="1.5881">
                <text:p>1.5881</text:p>
              </table:table-cell>
              <table:table-cell office:value-type="float" office:value="0.791827">
                <text:p>0.791827</text:p>
              </table:table-cell>
              <table:table-cell office:value-type="float" office:value="1.64794">
                <text:p>1.64794</text:p>
              </table:table-cell>
              <table:table-cell office:value-type="float" office:value="0.792402">
                <text:p>0.792402</text:p>
              </table:table-cell>
              <table:table-cell office:value-type="float" office:value="1.84507">
                <text:p>1.84507</text:p>
              </table:table-cell>
              <table:table-cell office:value-type="float" office:value="0.79297">
                <text:p>0.79297</text:p>
              </table:table-cell>
              <table:table-cell office:value-type="float" office:value="1.75771">
                <text:p>1.75771</text:p>
              </table:table-cell>
              <table:table-cell office:value-type="float" office:value="0.793532">
                <text:p>0.793532</text:p>
              </table:table-cell>
              <table:table-cell office:value-type="float" office:value="2.32878">
                <text:p>2.32878</text:p>
              </table:table-cell>
              <table:table-cell office:value-type="float" office:value="0.794363">
                <text:p>0.794363</text:p>
              </table:table-cell>
              <table:table-cell office:value-type="float" office:value="2.04056">
                <text:p>2.04056</text:p>
              </table:table-cell>
              <table:table-cell office:value-type="float" office:value="0.794908">
                <text:p>0.794908</text:p>
              </table:table-cell>
              <table:table-cell office:value-type="float" office:value="2.43251">
                <text:p>2.43251</text:p>
              </table:table-cell>
              <table:table-cell office:value-type="float" office:value="0.795446">
                <text:p>0.795446</text:p>
              </table:table-cell>
              <table:table-cell office:value-type="float" office:value="2.16622">
                <text:p>2.16622</text:p>
              </table:table-cell>
              <table:table-cell office:value-type="float" office:value="0.795977">
                <text:p>0.795977</text:p>
              </table:table-cell>
              <table:table-cell office:value-type="float" office:value="2.22233">
                <text:p>2.22233</text:p>
              </table:table-cell>
              <table:table-cell office:value-type="float" office:value="0.796759">
                <text:p>0.796759</text:p>
              </table:table-cell>
              <table:table-cell office:value-type="float" office:value="2.64006">
                <text:p>2.64006</text:p>
              </table:table-cell>
              <table:table-cell office:value-type="float" office:value="0.79727">
                <text:p>0.79727</text:p>
              </table:table-cell>
              <table:table-cell office:value-type="float" office:value="2.28923">
                <text:p>2.28923</text:p>
              </table:table-cell>
              <table:table-cell office:value-type="float" office:value="0.797774">
                <text:p>0.797774</text:p>
              </table:table-cell>
              <table:table-cell office:value-type="float" office:value="3.16855">
                <text:p>3.16855</text:p>
              </table:table-cell>
              <table:table-cell office:value-type="float" office:value="0.798269">
                <text:p>0.798269</text:p>
              </table:table-cell>
              <table:table-cell office:value-type="float" office:value="3.00912">
                <text:p>3.009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00547">
                <text:p>0.800547</text:p>
              </table:table-cell>
              <table:table-cell office:value-type="float" office:value="1.55249">
                <text:p>1.55249</text:p>
              </table:table-cell>
              <table:table-cell office:value-type="float" office:value="0.801174">
                <text:p>0.801174</text:p>
              </table:table-cell>
              <table:table-cell office:value-type="float" office:value="1.51837">
                <text:p>1.51837</text:p>
              </table:table-cell>
              <table:table-cell office:value-type="float" office:value="0.801794">
                <text:p>0.801794</text:p>
              </table:table-cell>
              <table:table-cell office:value-type="float" office:value="1.58962">
                <text:p>1.58962</text:p>
              </table:table-cell>
              <table:table-cell office:value-type="float" office:value="0.802713">
                <text:p>0.802713</text:p>
              </table:table-cell>
              <table:table-cell office:value-type="float" office:value="1.64907">
                <text:p>1.64907</text:p>
              </table:table-cell>
              <table:table-cell office:value-type="float" office:value="0.803318">
                <text:p>0.803318</text:p>
              </table:table-cell>
              <table:table-cell office:value-type="float" office:value="1.84613">
                <text:p>1.84613</text:p>
              </table:table-cell>
              <table:table-cell office:value-type="float" office:value="0.803916">
                <text:p>0.803916</text:p>
              </table:table-cell>
              <table:table-cell office:value-type="float" office:value="1.75846">
                <text:p>1.75846</text:p>
              </table:table-cell>
              <table:table-cell office:value-type="float" office:value="0.804508">
                <text:p>0.804508</text:p>
              </table:table-cell>
              <table:table-cell office:value-type="float" office:value="2.32969">
                <text:p>2.32969</text:p>
              </table:table-cell>
              <table:table-cell office:value-type="float" office:value="0.805382">
                <text:p>0.805382</text:p>
              </table:table-cell>
              <table:table-cell office:value-type="float" office:value="2.04103">
                <text:p>2.04103</text:p>
              </table:table-cell>
              <table:table-cell office:value-type="float" office:value="0.805956">
                <text:p>0.805956</text:p>
              </table:table-cell>
              <table:table-cell office:value-type="float" office:value="2.43297">
                <text:p>2.43297</text:p>
              </table:table-cell>
              <table:table-cell office:value-type="float" office:value="0.806522">
                <text:p>0.806522</text:p>
              </table:table-cell>
              <table:table-cell office:value-type="float" office:value="2.16649">
                <text:p>2.16649</text:p>
              </table:table-cell>
              <table:table-cell office:value-type="float" office:value="0.807081">
                <text:p>0.807081</text:p>
              </table:table-cell>
              <table:table-cell office:value-type="float" office:value="2.22253">
                <text:p>2.22253</text:p>
              </table:table-cell>
              <table:table-cell office:value-type="float" office:value="0.807904">
                <text:p>0.807904</text:p>
              </table:table-cell>
              <table:table-cell office:value-type="float" office:value="2.64022">
                <text:p>2.64022</text:p>
              </table:table-cell>
              <table:table-cell office:value-type="float" office:value="0.808442">
                <text:p>0.808442</text:p>
              </table:table-cell>
              <table:table-cell office:value-type="float" office:value="2.28931">
                <text:p>2.28931</text:p>
              </table:table-cell>
              <table:table-cell office:value-type="float" office:value="0.808972">
                <text:p>0.808972</text:p>
              </table:table-cell>
              <table:table-cell office:value-type="float" office:value="3.16865">
                <text:p>3.16865</text:p>
              </table:table-cell>
              <table:table-cell office:value-type="float" office:value="0.809494">
                <text:p>0.809494</text:p>
              </table:table-cell>
              <table:table-cell office:value-type="float" office:value="3.00917">
                <text:p>3.009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11325">
                <text:p>0.811325</text:p>
              </table:table-cell>
              <table:table-cell office:value-type="float" office:value="1.55549">
                <text:p>1.55549</text:p>
              </table:table-cell>
              <table:table-cell office:value-type="float" office:value="0.811982">
                <text:p>0.811982</text:p>
              </table:table-cell>
              <table:table-cell office:value-type="float" office:value="1.52072">
                <text:p>1.52072</text:p>
              </table:table-cell>
              <table:table-cell office:value-type="float" office:value="0.812634">
                <text:p>0.812634</text:p>
              </table:table-cell>
              <table:table-cell office:value-type="float" office:value="1.59165">
                <text:p>1.59165</text:p>
              </table:table-cell>
              <table:table-cell office:value-type="float" office:value="0.813599">
                <text:p>0.813599</text:p>
              </table:table-cell>
              <table:table-cell office:value-type="float" office:value="1.65059">
                <text:p>1.65059</text:p>
              </table:table-cell>
              <table:table-cell office:value-type="float" office:value="0.814234">
                <text:p>0.814234</text:p>
              </table:table-cell>
              <table:table-cell office:value-type="float" office:value="1.84756">
                <text:p>1.84756</text:p>
              </table:table-cell>
              <table:table-cell office:value-type="float" office:value="0.814862">
                <text:p>0.814862</text:p>
              </table:table-cell>
              <table:table-cell office:value-type="float" office:value="1.75949">
                <text:p>1.75949</text:p>
              </table:table-cell>
              <table:table-cell office:value-type="float" office:value="0.815483">
                <text:p>0.815483</text:p>
              </table:table-cell>
              <table:table-cell office:value-type="float" office:value="2.33094">
                <text:p>2.33094</text:p>
              </table:table-cell>
              <table:table-cell office:value-type="float" office:value="0.816401">
                <text:p>0.816401</text:p>
              </table:table-cell>
              <table:table-cell office:value-type="float" office:value="2.04169">
                <text:p>2.04169</text:p>
              </table:table-cell>
              <table:table-cell office:value-type="float" office:value="0.817004">
                <text:p>0.817004</text:p>
              </table:table-cell>
              <table:table-cell office:value-type="float" office:value="2.43362">
                <text:p>2.43362</text:p>
              </table:table-cell>
              <table:table-cell office:value-type="float" office:value="0.817598">
                <text:p>0.817598</text:p>
              </table:table-cell>
              <table:table-cell office:value-type="float" office:value="2.16688">
                <text:p>2.16688</text:p>
              </table:table-cell>
              <table:table-cell office:value-type="float" office:value="0.818185">
                <text:p>0.818185</text:p>
              </table:table-cell>
              <table:table-cell office:value-type="float" office:value="2.22282">
                <text:p>2.22282</text:p>
              </table:table-cell>
              <table:table-cell office:value-type="float" office:value="0.819049">
                <text:p>0.819049</text:p>
              </table:table-cell>
              <table:table-cell office:value-type="float" office:value="2.64044">
                <text:p>2.64044</text:p>
              </table:table-cell>
              <table:table-cell office:value-type="float" office:value="0.819615">
                <text:p>0.819615</text:p>
              </table:table-cell>
              <table:table-cell office:value-type="float" office:value="2.28943">
                <text:p>2.28943</text:p>
              </table:table-cell>
              <table:table-cell office:value-type="float" office:value="0.820171">
                <text:p>0.820171</text:p>
              </table:table-cell>
              <table:table-cell office:value-type="float" office:value="3.16879">
                <text:p>3.16879</text:p>
              </table:table-cell>
              <table:table-cell office:value-type="float" office:value="0.820718">
                <text:p>0.820718</text:p>
              </table:table-cell>
              <table:table-cell office:value-type="float" office:value="3.00926">
                <text:p>3.009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22102">
                <text:p>0.822102</text:p>
              </table:table-cell>
              <table:table-cell office:value-type="float" office:value="1.55944">
                <text:p>1.55944</text:p>
              </table:table-cell>
              <table:table-cell office:value-type="float" office:value="0.822791">
                <text:p>0.822791</text:p>
              </table:table-cell>
              <table:table-cell office:value-type="float" office:value="1.52383">
                <text:p>1.52383</text:p>
              </table:table-cell>
              <table:table-cell office:value-type="float" office:value="0.823474">
                <text:p>0.823474</text:p>
              </table:table-cell>
              <table:table-cell office:value-type="float" office:value="1.59436">
                <text:p>1.59436</text:p>
              </table:table-cell>
              <table:table-cell office:value-type="float" office:value="0.824484">
                <text:p>0.824484</text:p>
              </table:table-cell>
              <table:table-cell office:value-type="float" office:value="1.65265">
                <text:p>1.65265</text:p>
              </table:table-cell>
              <table:table-cell office:value-type="float" office:value="0.82515">
                <text:p>0.82515</text:p>
              </table:table-cell>
              <table:table-cell office:value-type="float" office:value="1.84951">
                <text:p>1.84951</text:p>
              </table:table-cell>
              <table:table-cell office:value-type="float" office:value="0.825808">
                <text:p>0.825808</text:p>
              </table:table-cell>
              <table:table-cell office:value-type="float" office:value="1.76089">
                <text:p>1.76089</text:p>
              </table:table-cell>
              <table:table-cell office:value-type="float" office:value="0.826458">
                <text:p>0.826458</text:p>
              </table:table-cell>
              <table:table-cell office:value-type="float" office:value="2.33267">
                <text:p>2.33267</text:p>
              </table:table-cell>
              <table:table-cell office:value-type="float" office:value="0.82742">
                <text:p>0.82742</text:p>
              </table:table-cell>
              <table:table-cell office:value-type="float" office:value="2.0426">
                <text:p>2.0426</text:p>
              </table:table-cell>
              <table:table-cell office:value-type="float" office:value="0.828051">
                <text:p>0.828051</text:p>
              </table:table-cell>
              <table:table-cell office:value-type="float" office:value="2.43454">
                <text:p>2.43454</text:p>
              </table:table-cell>
              <table:table-cell office:value-type="float" office:value="0.828674">
                <text:p>0.828674</text:p>
              </table:table-cell>
              <table:table-cell office:value-type="float" office:value="2.16744">
                <text:p>2.16744</text:p>
              </table:table-cell>
              <table:table-cell office:value-type="float" office:value="0.829289">
                <text:p>0.829289</text:p>
              </table:table-cell>
              <table:table-cell office:value-type="float" office:value="2.22324">
                <text:p>2.22324</text:p>
              </table:table-cell>
              <table:table-cell office:value-type="float" office:value="0.830194">
                <text:p>0.830194</text:p>
              </table:table-cell>
              <table:table-cell office:value-type="float" office:value="2.64078">
                <text:p>2.64078</text:p>
              </table:table-cell>
              <table:table-cell office:value-type="float" office:value="0.830787">
                <text:p>0.830787</text:p>
              </table:table-cell>
              <table:table-cell office:value-type="float" office:value="2.28961">
                <text:p>2.28961</text:p>
              </table:table-cell>
              <table:table-cell office:value-type="float" office:value="0.83137">
                <text:p>0.83137</text:p>
              </table:table-cell>
              <table:table-cell office:value-type="float" office:value="3.169">
                <text:p>3.169</text:p>
              </table:table-cell>
              <table:table-cell office:value-type="float" office:value="0.831943">
                <text:p>0.831943</text:p>
              </table:table-cell>
              <table:table-cell office:value-type="float" office:value="3.00938">
                <text:p>3.009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3288">
                <text:p>0.83288</text:p>
              </table:table-cell>
              <table:table-cell office:value-type="float" office:value="1.56467">
                <text:p>1.56467</text:p>
              </table:table-cell>
              <table:table-cell office:value-type="float" office:value="0.8336">
                <text:p>0.8336</text:p>
              </table:table-cell>
              <table:table-cell office:value-type="float" office:value="1.52796">
                <text:p>1.52796</text:p>
              </table:table-cell>
              <table:table-cell office:value-type="float" office:value="0.834313">
                <text:p>0.834313</text:p>
              </table:table-cell>
              <table:table-cell office:value-type="float" office:value="1.59797">
                <text:p>1.59797</text:p>
              </table:table-cell>
              <table:table-cell office:value-type="float" office:value="0.83537">
                <text:p>0.83537</text:p>
              </table:table-cell>
              <table:table-cell office:value-type="float" office:value="1.65542">
                <text:p>1.65542</text:p>
              </table:table-cell>
              <table:table-cell office:value-type="float" office:value="0.836066">
                <text:p>0.836066</text:p>
              </table:table-cell>
              <table:table-cell office:value-type="float" office:value="1.85216">
                <text:p>1.85216</text:p>
              </table:table-cell>
              <table:table-cell office:value-type="float" office:value="0.836754">
                <text:p>0.836754</text:p>
              </table:table-cell>
              <table:table-cell office:value-type="float" office:value="1.76282">
                <text:p>1.76282</text:p>
              </table:table-cell>
              <table:table-cell office:value-type="float" office:value="0.837434">
                <text:p>0.837434</text:p>
              </table:table-cell>
              <table:table-cell office:value-type="float" office:value="2.33506">
                <text:p>2.33506</text:p>
              </table:table-cell>
              <table:table-cell office:value-type="float" office:value="0.838439">
                <text:p>0.838439</text:p>
              </table:table-cell>
              <table:table-cell office:value-type="float" office:value="2.04388">
                <text:p>2.04388</text:p>
              </table:table-cell>
              <table:table-cell office:value-type="float" office:value="0.839099">
                <text:p>0.839099</text:p>
              </table:table-cell>
              <table:table-cell office:value-type="float" office:value="2.43584">
                <text:p>2.43584</text:p>
              </table:table-cell>
              <table:table-cell office:value-type="float" office:value="0.839751">
                <text:p>0.839751</text:p>
              </table:table-cell>
              <table:table-cell office:value-type="float" office:value="2.16822">
                <text:p>2.16822</text:p>
              </table:table-cell>
              <table:table-cell office:value-type="float" office:value="0.840393">
                <text:p>0.840393</text:p>
              </table:table-cell>
              <table:table-cell office:value-type="float" office:value="2.22384">
                <text:p>2.22384</text:p>
              </table:table-cell>
              <table:table-cell office:value-type="float" office:value="0.84134">
                <text:p>0.84134</text:p>
              </table:table-cell>
              <table:table-cell office:value-type="float" office:value="2.64126">
                <text:p>2.64126</text:p>
              </table:table-cell>
              <table:table-cell office:value-type="float" office:value="0.841959">
                <text:p>0.841959</text:p>
              </table:table-cell>
              <table:table-cell office:value-type="float" office:value="2.28988">
                <text:p>2.28988</text:p>
              </table:table-cell>
              <table:table-cell office:value-type="float" office:value="0.842568">
                <text:p>0.842568</text:p>
              </table:table-cell>
              <table:table-cell office:value-type="float" office:value="3.16932">
                <text:p>3.16932</text:p>
              </table:table-cell>
              <table:table-cell office:value-type="float" office:value="0.843168">
                <text:p>0.843168</text:p>
              </table:table-cell>
              <table:table-cell office:value-type="float" office:value="3.00958">
                <text:p>3.009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43657">
                <text:p>0.843657</text:p>
              </table:table-cell>
              <table:table-cell office:value-type="float" office:value="1.57158">
                <text:p>1.57158</text:p>
              </table:table-cell>
              <table:table-cell office:value-type="float" office:value="0.844409">
                <text:p>0.844409</text:p>
              </table:table-cell>
              <table:table-cell office:value-type="float" office:value="1.53345">
                <text:p>1.53345</text:p>
              </table:table-cell>
              <table:table-cell office:value-type="float" office:value="0.845153">
                <text:p>0.845153</text:p>
              </table:table-cell>
              <table:table-cell office:value-type="float" office:value="1.60281">
                <text:p>1.60281</text:p>
              </table:table-cell>
              <table:table-cell office:value-type="float" office:value="0.846256">
                <text:p>0.846256</text:p>
              </table:table-cell>
              <table:table-cell office:value-type="float" office:value="1.65915">
                <text:p>1.65915</text:p>
              </table:table-cell>
              <table:table-cell office:value-type="float" office:value="0.846982">
                <text:p>0.846982</text:p>
              </table:table-cell>
              <table:table-cell office:value-type="float" office:value="1.85576">
                <text:p>1.85576</text:p>
              </table:table-cell>
              <table:table-cell office:value-type="float" office:value="0.847699">
                <text:p>0.847699</text:p>
              </table:table-cell>
              <table:table-cell office:value-type="float" office:value="1.76544">
                <text:p>1.76544</text:p>
              </table:table-cell>
              <table:table-cell office:value-type="float" office:value="0.848409">
                <text:p>0.848409</text:p>
              </table:table-cell>
              <table:table-cell office:value-type="float" office:value="2.33836">
                <text:p>2.33836</text:p>
              </table:table-cell>
              <table:table-cell office:value-type="float" office:value="0.849458">
                <text:p>0.849458</text:p>
              </table:table-cell>
              <table:table-cell office:value-type="float" office:value="2.04567">
                <text:p>2.04567</text:p>
              </table:table-cell>
              <table:table-cell office:value-type="float" office:value="0.850147">
                <text:p>0.850147</text:p>
              </table:table-cell>
              <table:table-cell office:value-type="float" office:value="2.43767">
                <text:p>2.43767</text:p>
              </table:table-cell>
              <table:table-cell office:value-type="float" office:value="0.850827">
                <text:p>0.850827</text:p>
              </table:table-cell>
              <table:table-cell office:value-type="float" office:value="2.16935">
                <text:p>2.16935</text:p>
              </table:table-cell>
              <table:table-cell office:value-type="float" office:value="0.851497">
                <text:p>0.851497</text:p>
              </table:table-cell>
              <table:table-cell office:value-type="float" office:value="2.2247">
                <text:p>2.2247</text:p>
              </table:table-cell>
              <table:table-cell office:value-type="float" office:value="0.852485">
                <text:p>0.852485</text:p>
              </table:table-cell>
              <table:table-cell office:value-type="float" office:value="2.64198">
                <text:p>2.64198</text:p>
              </table:table-cell>
              <table:table-cell office:value-type="float" office:value="0.853131">
                <text:p>0.853131</text:p>
              </table:table-cell>
              <table:table-cell office:value-type="float" office:value="2.29027">
                <text:p>2.29027</text:p>
              </table:table-cell>
              <table:table-cell office:value-type="float" office:value="0.853767">
                <text:p>0.853767</text:p>
              </table:table-cell>
              <table:table-cell office:value-type="float" office:value="3.16979">
                <text:p>3.16979</text:p>
              </table:table-cell>
              <table:table-cell office:value-type="float" office:value="0.854392">
                <text:p>0.854392</text:p>
              </table:table-cell>
              <table:table-cell office:value-type="float" office:value="3.00987">
                <text:p>3.009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54434">
                <text:p>0.854434</text:p>
              </table:table-cell>
              <table:table-cell office:value-type="float" office:value="1.58073">
                <text:p>1.58073</text:p>
              </table:table-cell>
              <table:table-cell office:value-type="float" office:value="0.855217">
                <text:p>0.855217</text:p>
              </table:table-cell>
              <table:table-cell office:value-type="float" office:value="1.54076">
                <text:p>1.54076</text:p>
              </table:table-cell>
              <table:table-cell office:value-type="float" office:value="0.855993">
                <text:p>0.855993</text:p>
              </table:table-cell>
              <table:table-cell office:value-type="float" office:value="1.60928">
                <text:p>1.60928</text:p>
              </table:table-cell>
              <table:table-cell office:value-type="float" office:value="0.857141">
                <text:p>0.857141</text:p>
              </table:table-cell>
              <table:table-cell office:value-type="float" office:value="1.6642">
                <text:p>1.6642</text:p>
              </table:table-cell>
              <table:table-cell office:value-type="float" office:value="0.857897">
                <text:p>0.857897</text:p>
              </table:table-cell>
              <table:table-cell office:value-type="float" office:value="1.86065">
                <text:p>1.86065</text:p>
              </table:table-cell>
              <table:table-cell office:value-type="float" office:value="0.858645">
                <text:p>0.858645</text:p>
              </table:table-cell>
              <table:table-cell office:value-type="float" office:value="1.76905">
                <text:p>1.76905</text:p>
              </table:table-cell>
              <table:table-cell office:value-type="float" office:value="0.859385">
                <text:p>0.859385</text:p>
              </table:table-cell>
              <table:table-cell office:value-type="float" office:value="2.34292">
                <text:p>2.34292</text:p>
              </table:table-cell>
              <table:table-cell office:value-type="float" office:value="0.860477">
                <text:p>0.860477</text:p>
              </table:table-cell>
              <table:table-cell office:value-type="float" office:value="2.04817">
                <text:p>2.04817</text:p>
              </table:table-cell>
              <table:table-cell office:value-type="float" office:value="0.861195">
                <text:p>0.861195</text:p>
              </table:table-cell>
              <table:table-cell office:value-type="float" office:value="2.44025">
                <text:p>2.44025</text:p>
              </table:table-cell>
              <table:table-cell office:value-type="float" office:value="0.861903">
                <text:p>0.861903</text:p>
              </table:table-cell>
              <table:table-cell office:value-type="float" office:value="2.17096">
                <text:p>2.17096</text:p>
              </table:table-cell>
              <table:table-cell office:value-type="float" office:value="0.862601">
                <text:p>0.862601</text:p>
              </table:table-cell>
              <table:table-cell office:value-type="float" office:value="2.22595">
                <text:p>2.22595</text:p>
              </table:table-cell>
              <table:table-cell office:value-type="float" office:value="0.86363">
                <text:p>0.86363</text:p>
              </table:table-cell>
              <table:table-cell office:value-type="float" office:value="2.64302">
                <text:p>2.64302</text:p>
              </table:table-cell>
              <table:table-cell office:value-type="float" office:value="0.864303">
                <text:p>0.864303</text:p>
              </table:table-cell>
              <table:table-cell office:value-type="float" office:value="2.29086">
                <text:p>2.29086</text:p>
              </table:table-cell>
              <table:table-cell office:value-type="float" office:value="0.864966">
                <text:p>0.864966</text:p>
              </table:table-cell>
              <table:table-cell office:value-type="float" office:value="3.17051">
                <text:p>3.17051</text:p>
              </table:table-cell>
              <table:table-cell office:value-type="float" office:value="0.865617">
                <text:p>0.865617</text:p>
              </table:table-cell>
              <table:table-cell office:value-type="float" office:value="3.01032">
                <text:p>3.010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65212">
                <text:p>0.865212</text:p>
              </table:table-cell>
              <table:table-cell office:value-type="float" office:value="1.59288">
                <text:p>1.59288</text:p>
              </table:table-cell>
              <table:table-cell office:value-type="float" office:value="0.866026">
                <text:p>0.866026</text:p>
              </table:table-cell>
              <table:table-cell office:value-type="float" office:value="1.55051">
                <text:p>1.55051</text:p>
              </table:table-cell>
              <table:table-cell office:value-type="float" office:value="0.866832">
                <text:p>0.866832</text:p>
              </table:table-cell>
              <table:table-cell office:value-type="float" office:value="1.61796">
                <text:p>1.61796</text:p>
              </table:table-cell>
              <table:table-cell office:value-type="float" office:value="0.868027">
                <text:p>0.868027</text:p>
              </table:table-cell>
              <table:table-cell office:value-type="float" office:value="1.67103">
                <text:p>1.67103</text:p>
              </table:table-cell>
              <table:table-cell office:value-type="float" office:value="0.868813">
                <text:p>0.868813</text:p>
              </table:table-cell>
              <table:table-cell office:value-type="float" office:value="1.86732">
                <text:p>1.86732</text:p>
              </table:table-cell>
              <table:table-cell office:value-type="float" office:value="0.869591">
                <text:p>0.869591</text:p>
              </table:table-cell>
              <table:table-cell office:value-type="float" office:value="1.77399">
                <text:p>1.77399</text:p>
              </table:table-cell>
              <table:table-cell office:value-type="float" office:value="0.87036">
                <text:p>0.87036</text:p>
              </table:table-cell>
              <table:table-cell office:value-type="float" office:value="2.34923">
                <text:p>2.34923</text:p>
              </table:table-cell>
              <table:table-cell office:value-type="float" office:value="0.871497">
                <text:p>0.871497</text:p>
              </table:table-cell>
              <table:table-cell office:value-type="float" office:value="2.05168">
                <text:p>2.05168</text:p>
              </table:table-cell>
              <table:table-cell office:value-type="float" office:value="0.872243">
                <text:p>0.872243</text:p>
              </table:table-cell>
              <table:table-cell office:value-type="float" office:value="2.44391">
                <text:p>2.44391</text:p>
              </table:table-cell>
              <table:table-cell office:value-type="float" office:value="0.872979">
                <text:p>0.872979</text:p>
              </table:table-cell>
              <table:table-cell office:value-type="float" office:value="2.17325">
                <text:p>2.17325</text:p>
              </table:table-cell>
              <table:table-cell office:value-type="float" office:value="0.873705">
                <text:p>0.873705</text:p>
              </table:table-cell>
              <table:table-cell office:value-type="float" office:value="2.22776">
                <text:p>2.22776</text:p>
              </table:table-cell>
              <table:table-cell office:value-type="float" office:value="0.874775">
                <text:p>0.874775</text:p>
              </table:table-cell>
              <table:table-cell office:value-type="float" office:value="2.64456">
                <text:p>2.64456</text:p>
              </table:table-cell>
              <table:table-cell office:value-type="float" office:value="0.875475">
                <text:p>0.875475</text:p>
              </table:table-cell>
              <table:table-cell office:value-type="float" office:value="2.29173">
                <text:p>2.29173</text:p>
              </table:table-cell>
              <table:table-cell office:value-type="float" office:value="0.876164">
                <text:p>0.876164</text:p>
              </table:table-cell>
              <table:table-cell office:value-type="float" office:value="3.1716">
                <text:p>3.1716</text:p>
              </table:table-cell>
              <table:table-cell office:value-type="float" office:value="0.876842">
                <text:p>0.876842</text:p>
              </table:table-cell>
              <table:table-cell office:value-type="float" office:value="3.01101">
                <text:p>3.011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75989">
                <text:p>0.875989</text:p>
              </table:table-cell>
              <table:table-cell office:value-type="float" office:value="1.6091">
                <text:p>1.6091</text:p>
              </table:table-cell>
              <table:table-cell office:value-type="float" office:value="0.876835">
                <text:p>0.876835</text:p>
              </table:table-cell>
              <table:table-cell office:value-type="float" office:value="1.56356">
                <text:p>1.56356</text:p>
              </table:table-cell>
              <table:table-cell office:value-type="float" office:value="0.877672">
                <text:p>0.877672</text:p>
              </table:table-cell>
              <table:table-cell office:value-type="float" office:value="1.62963">
                <text:p>1.62963</text:p>
              </table:table-cell>
              <table:table-cell office:value-type="float" office:value="0.878913">
                <text:p>0.878913</text:p>
              </table:table-cell>
              <table:table-cell office:value-type="float" office:value="1.68029">
                <text:p>1.68029</text:p>
              </table:table-cell>
              <table:table-cell office:value-type="float" office:value="0.879729">
                <text:p>0.879729</text:p>
              </table:table-cell>
              <table:table-cell office:value-type="float" office:value="1.87642">
                <text:p>1.87642</text:p>
              </table:table-cell>
              <table:table-cell office:value-type="float" office:value="0.880537">
                <text:p>0.880537</text:p>
              </table:table-cell>
              <table:table-cell office:value-type="float" office:value="1.78078">
                <text:p>1.78078</text:p>
              </table:table-cell>
              <table:table-cell office:value-type="float" office:value="0.881335">
                <text:p>0.881335</text:p>
              </table:table-cell>
              <table:table-cell office:value-type="float" office:value="2.35797">
                <text:p>2.35797</text:p>
              </table:table-cell>
              <table:table-cell office:value-type="float" office:value="0.882516">
                <text:p>0.882516</text:p>
              </table:table-cell>
              <table:table-cell office:value-type="float" office:value="2.0566">
                <text:p>2.0566</text:p>
              </table:table-cell>
              <table:table-cell office:value-type="float" office:value="0.88329">
                <text:p>0.88329</text:p>
              </table:table-cell>
              <table:table-cell office:value-type="float" office:value="2.44908">
                <text:p>2.44908</text:p>
              </table:table-cell>
              <table:table-cell office:value-type="float" office:value="0.884055">
                <text:p>0.884055</text:p>
              </table:table-cell>
              <table:table-cell office:value-type="float" office:value="2.17652">
                <text:p>2.17652</text:p>
              </table:table-cell>
              <table:table-cell office:value-type="float" office:value="0.884809">
                <text:p>0.884809</text:p>
              </table:table-cell>
              <table:table-cell office:value-type="float" office:value="2.23036">
                <text:p>2.23036</text:p>
              </table:table-cell>
              <table:table-cell office:value-type="float" office:value="0.88592">
                <text:p>0.88592</text:p>
              </table:table-cell>
              <table:table-cell office:value-type="float" office:value="2.64682">
                <text:p>2.64682</text:p>
              </table:table-cell>
              <table:table-cell office:value-type="float" office:value="0.886647">
                <text:p>0.886647</text:p>
              </table:table-cell>
              <table:table-cell office:value-type="float" office:value="2.29302">
                <text:p>2.29302</text:p>
              </table:table-cell>
              <table:table-cell office:value-type="float" office:value="0.887363">
                <text:p>0.887363</text:p>
              </table:table-cell>
              <table:table-cell office:value-type="float" office:value="3.17323">
                <text:p>3.17323</text:p>
              </table:table-cell>
              <table:table-cell office:value-type="float" office:value="0.888066">
                <text:p>0.888066</text:p>
              </table:table-cell>
              <table:table-cell office:value-type="float" office:value="3.01206">
                <text:p>3.012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86766">
                <text:p>0.886766</text:p>
              </table:table-cell>
              <table:table-cell office:value-type="float" office:value="1.63085">
                <text:p>1.63085</text:p>
              </table:table-cell>
              <table:table-cell office:value-type="float" office:value="0.887643">
                <text:p>0.887643</text:p>
              </table:table-cell>
              <table:table-cell office:value-type="float" office:value="1.58111">
                <text:p>1.58111</text:p>
              </table:table-cell>
              <table:table-cell office:value-type="float" office:value="0.888512">
                <text:p>0.888512</text:p>
              </table:table-cell>
              <table:table-cell office:value-type="float" office:value="1.64541">
                <text:p>1.64541</text:p>
              </table:table-cell>
              <table:table-cell office:value-type="float" office:value="0.889798">
                <text:p>0.889798</text:p>
              </table:table-cell>
              <table:table-cell office:value-type="float" office:value="1.69289">
                <text:p>1.69289</text:p>
              </table:table-cell>
              <table:table-cell office:value-type="float" office:value="0.890645">
                <text:p>0.890645</text:p>
              </table:table-cell>
              <table:table-cell office:value-type="float" office:value="1.88889">
                <text:p>1.88889</text:p>
              </table:table-cell>
              <table:table-cell office:value-type="float" office:value="0.891483">
                <text:p>0.891483</text:p>
              </table:table-cell>
              <table:table-cell office:value-type="float" office:value="1.79014">
                <text:p>1.79014</text:p>
              </table:table-cell>
              <table:table-cell office:value-type="float" office:value="0.892311">
                <text:p>0.892311</text:p>
              </table:table-cell>
              <table:table-cell office:value-type="float" office:value="2.37011">
                <text:p>2.37011</text:p>
              </table:table-cell>
              <table:table-cell office:value-type="float" office:value="0.893535">
                <text:p>0.893535</text:p>
              </table:table-cell>
              <table:table-cell office:value-type="float" office:value="2.0635">
                <text:p>2.0635</text:p>
              </table:table-cell>
              <table:table-cell office:value-type="float" office:value="0.894338">
                <text:p>0.894338</text:p>
              </table:table-cell>
              <table:table-cell office:value-type="float" office:value="2.45642">
                <text:p>2.45642</text:p>
              </table:table-cell>
              <table:table-cell office:value-type="float" office:value="0.895131">
                <text:p>0.895131</text:p>
              </table:table-cell>
              <table:table-cell office:value-type="float" office:value="2.18121">
                <text:p>2.18121</text:p>
              </table:table-cell>
              <table:table-cell office:value-type="float" office:value="0.895913">
                <text:p>0.895913</text:p>
              </table:table-cell>
              <table:table-cell office:value-type="float" office:value="2.23412">
                <text:p>2.23412</text:p>
              </table:table-cell>
              <table:table-cell office:value-type="float" office:value="0.897066">
                <text:p>0.897066</text:p>
              </table:table-cell>
              <table:table-cell office:value-type="float" office:value="2.65014">
                <text:p>2.65014</text:p>
              </table:table-cell>
              <table:table-cell office:value-type="float" office:value="0.897819">
                <text:p>0.897819</text:p>
              </table:table-cell>
              <table:table-cell office:value-type="float" office:value="2.29495">
                <text:p>2.29495</text:p>
              </table:table-cell>
              <table:table-cell office:value-type="float" office:value="0.898561">
                <text:p>0.898561</text:p>
              </table:table-cell>
              <table:table-cell office:value-type="float" office:value="3.17569">
                <text:p>3.17569</text:p>
              </table:table-cell>
              <table:table-cell office:value-type="float" office:value="0.899291">
                <text:p>0.899291</text:p>
              </table:table-cell>
              <table:table-cell office:value-type="float" office:value="3.01366">
                <text:p>3.013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97544">
                <text:p>0.897544</text:p>
              </table:table-cell>
              <table:table-cell office:value-type="float" office:value="1.66025">
                <text:p>1.66025</text:p>
              </table:table-cell>
              <table:table-cell office:value-type="float" office:value="0.898452">
                <text:p>0.898452</text:p>
              </table:table-cell>
              <table:table-cell office:value-type="float" office:value="1.60488">
                <text:p>1.60488</text:p>
              </table:table-cell>
              <table:table-cell office:value-type="float" office:value="0.899351">
                <text:p>0.899351</text:p>
              </table:table-cell>
              <table:table-cell office:value-type="float" office:value="1.66684">
                <text:p>1.66684</text:p>
              </table:table-cell>
              <table:table-cell office:value-type="float" office:value="0.900684">
                <text:p>0.900684</text:p>
              </table:table-cell>
              <table:table-cell office:value-type="float" office:value="1.71012">
                <text:p>1.71012</text:p>
              </table:table-cell>
              <table:table-cell office:value-type="float" office:value="0.901561">
                <text:p>0.901561</text:p>
              </table:table-cell>
              <table:table-cell office:value-type="float" office:value="1.90604">
                <text:p>1.90604</text:p>
              </table:table-cell>
              <table:table-cell office:value-type="float" office:value="0.902428">
                <text:p>0.902428</text:p>
              </table:table-cell>
              <table:table-cell office:value-type="float" office:value="1.80308">
                <text:p>1.80308</text:p>
              </table:table-cell>
              <table:table-cell office:value-type="float" office:value="0.903286">
                <text:p>0.903286</text:p>
              </table:table-cell>
              <table:table-cell office:value-type="float" office:value="2.38704">
                <text:p>2.38704</text:p>
              </table:table-cell>
              <table:table-cell office:value-type="float" office:value="0.904554">
                <text:p>0.904554</text:p>
              </table:table-cell>
              <table:table-cell office:value-type="float" office:value="2.07322">
                <text:p>2.07322</text:p>
              </table:table-cell>
              <table:table-cell office:value-type="float" office:value="0.905386">
                <text:p>0.905386</text:p>
              </table:table-cell>
              <table:table-cell office:value-type="float" office:value="2.46683">
                <text:p>2.46683</text:p>
              </table:table-cell>
              <table:table-cell office:value-type="float" office:value="0.906207">
                <text:p>0.906207</text:p>
              </table:table-cell>
              <table:table-cell office:value-type="float" office:value="2.18791">
                <text:p>2.18791</text:p>
              </table:table-cell>
              <table:table-cell office:value-type="float" office:value="0.907017">
                <text:p>0.907017</text:p>
              </table:table-cell>
              <table:table-cell office:value-type="float" office:value="2.23956">
                <text:p>2.23956</text:p>
              </table:table-cell>
              <table:table-cell office:value-type="float" office:value="0.908211">
                <text:p>0.908211</text:p>
              </table:table-cell>
              <table:table-cell office:value-type="float" office:value="2.65502">
                <text:p>2.65502</text:p>
              </table:table-cell>
              <table:table-cell office:value-type="float" office:value="0.908992">
                <text:p>0.908992</text:p>
              </table:table-cell>
              <table:table-cell office:value-type="float" office:value="2.29781">
                <text:p>2.29781</text:p>
              </table:table-cell>
              <table:table-cell office:value-type="float" office:value="0.90976">
                <text:p>0.90976</text:p>
              </table:table-cell>
              <table:table-cell office:value-type="float" office:value="3.1794">
                <text:p>3.1794</text:p>
              </table:table-cell>
              <table:table-cell office:value-type="float" office:value="0.910516">
                <text:p>0.910516</text:p>
              </table:table-cell>
              <table:table-cell office:value-type="float" office:value="3.01611">
                <text:p>3.016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08321">
                <text:p>0.908321</text:p>
              </table:table-cell>
              <table:table-cell office:value-type="float" office:value="1.70042">
                <text:p>1.70042</text:p>
              </table:table-cell>
              <table:table-cell office:value-type="float" office:value="0.909261">
                <text:p>0.909261</text:p>
              </table:table-cell>
              <table:table-cell office:value-type="float" office:value="1.63735">
                <text:p>1.63735</text:p>
              </table:table-cell>
              <table:table-cell office:value-type="float" office:value="0.910191">
                <text:p>0.910191</text:p>
              </table:table-cell>
              <table:table-cell office:value-type="float" office:value="1.69619">
                <text:p>1.69619</text:p>
              </table:table-cell>
              <table:table-cell office:value-type="float" office:value="0.91157">
                <text:p>0.91157</text:p>
              </table:table-cell>
              <table:table-cell office:value-type="float" office:value="1.73383">
                <text:p>1.73383</text:p>
              </table:table-cell>
              <table:table-cell office:value-type="float" office:value="0.912477">
                <text:p>0.912477</text:p>
              </table:table-cell>
              <table:table-cell office:value-type="float" office:value="1.92976">
                <text:p>1.92976</text:p>
              </table:table-cell>
              <table:table-cell office:value-type="float" office:value="0.913374">
                <text:p>0.913374</text:p>
              </table:table-cell>
              <table:table-cell office:value-type="float" office:value="1.82104">
                <text:p>1.82104</text:p>
              </table:table-cell>
              <table:table-cell office:value-type="float" office:value="0.914262">
                <text:p>0.914262</text:p>
              </table:table-cell>
              <table:table-cell office:value-type="float" office:value="2.41075">
                <text:p>2.41075</text:p>
              </table:table-cell>
              <table:table-cell office:value-type="float" office:value="0.915573">
                <text:p>0.915573</text:p>
              </table:table-cell>
              <table:table-cell office:value-type="float" office:value="2.08695">
                <text:p>2.08695</text:p>
              </table:table-cell>
              <table:table-cell office:value-type="float" office:value="0.916434">
                <text:p>0.916434</text:p>
              </table:table-cell>
              <table:table-cell office:value-type="float" office:value="2.48167">
                <text:p>2.48167</text:p>
              </table:table-cell>
              <table:table-cell office:value-type="float" office:value="0.917283">
                <text:p>0.917283</text:p>
              </table:table-cell>
              <table:table-cell office:value-type="float" office:value="2.19754">
                <text:p>2.19754</text:p>
              </table:table-cell>
              <table:table-cell office:value-type="float" office:value="0.918121">
                <text:p>0.918121</text:p>
              </table:table-cell>
              <table:table-cell office:value-type="float" office:value="2.24744">
                <text:p>2.24744</text:p>
              </table:table-cell>
              <table:table-cell office:value-type="float" office:value="0.919356">
                <text:p>0.919356</text:p>
              </table:table-cell>
              <table:table-cell office:value-type="float" office:value="2.66221">
                <text:p>2.66221</text:p>
              </table:table-cell>
              <table:table-cell office:value-type="float" office:value="0.920164">
                <text:p>0.920164</text:p>
              </table:table-cell>
              <table:table-cell office:value-type="float" office:value="2.30208">
                <text:p>2.30208</text:p>
              </table:table-cell>
              <table:table-cell office:value-type="float" office:value="0.920959">
                <text:p>0.920959</text:p>
              </table:table-cell>
              <table:table-cell office:value-type="float" office:value="3.185">
                <text:p>3.185</text:p>
              </table:table-cell>
              <table:table-cell office:value-type="float" office:value="0.92174">
                <text:p>0.92174</text:p>
              </table:table-cell>
              <table:table-cell office:value-type="float" office:value="3.01986">
                <text:p>3.019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19099">
                <text:p>0.919099</text:p>
              </table:table-cell>
              <table:table-cell office:value-type="float" office:value="1.75609">
                <text:p>1.75609</text:p>
              </table:table-cell>
              <table:table-cell office:value-type="float" office:value="0.920069">
                <text:p>0.920069</text:p>
              </table:table-cell>
              <table:table-cell office:value-type="float" office:value="1.68223">
                <text:p>1.68223</text:p>
              </table:table-cell>
              <table:table-cell office:value-type="float" office:value="0.921031">
                <text:p>0.921031</text:p>
              </table:table-cell>
              <table:table-cell office:value-type="float" office:value="1.73681">
                <text:p>1.73681</text:p>
              </table:table-cell>
              <table:table-cell office:value-type="float" office:value="0.922455">
                <text:p>0.922455</text:p>
              </table:table-cell>
              <table:table-cell office:value-type="float" office:value="1.76673">
                <text:p>1.76673</text:p>
              </table:table-cell>
              <table:table-cell office:value-type="float" office:value="0.923393">
                <text:p>0.923393</text:p>
              </table:table-cell>
              <table:table-cell office:value-type="float" office:value="1.96284">
                <text:p>1.96284</text:p>
              </table:table-cell>
              <table:table-cell office:value-type="float" office:value="0.92432">
                <text:p>0.92432</text:p>
              </table:table-cell>
              <table:table-cell office:value-type="float" office:value="1.84615">
                <text:p>1.84615</text:p>
              </table:table-cell>
              <table:table-cell office:value-type="float" office:value="0.925237">
                <text:p>0.925237</text:p>
              </table:table-cell>
              <table:table-cell office:value-type="float" office:value="2.44419">
                <text:p>2.44419</text:p>
              </table:table-cell>
              <table:table-cell office:value-type="float" office:value="0.926592">
                <text:p>0.926592</text:p>
              </table:table-cell>
              <table:table-cell office:value-type="float" office:value="2.10643">
                <text:p>2.10643</text:p>
              </table:table-cell>
              <table:table-cell office:value-type="float" office:value="0.927481">
                <text:p>0.927481</text:p>
              </table:table-cell>
              <table:table-cell office:value-type="float" office:value="2.5029">
                <text:p>2.5029</text:p>
              </table:table-cell>
              <table:table-cell office:value-type="float" office:value="0.928359">
                <text:p>0.928359</text:p>
              </table:table-cell>
              <table:table-cell office:value-type="float" office:value="2.21141">
                <text:p>2.21141</text:p>
              </table:table-cell>
              <table:table-cell office:value-type="float" office:value="0.929225">
                <text:p>0.929225</text:p>
              </table:table-cell>
              <table:table-cell office:value-type="float" office:value="2.25889">
                <text:p>2.25889</text:p>
              </table:table-cell>
              <table:table-cell office:value-type="float" office:value="0.930501">
                <text:p>0.930501</text:p>
              </table:table-cell>
              <table:table-cell office:value-type="float" office:value="2.67282">
                <text:p>2.67282</text:p>
              </table:table-cell>
              <table:table-cell office:value-type="float" office:value="0.931336">
                <text:p>0.931336</text:p>
              </table:table-cell>
              <table:table-cell office:value-type="float" office:value="2.30844">
                <text:p>2.30844</text:p>
              </table:table-cell>
              <table:table-cell office:value-type="float" office:value="0.932157">
                <text:p>0.932157</text:p>
              </table:table-cell>
              <table:table-cell office:value-type="float" office:value="3.19346">
                <text:p>3.19346</text:p>
              </table:table-cell>
              <table:table-cell office:value-type="float" office:value="0.932965">
                <text:p>0.932965</text:p>
              </table:table-cell>
              <table:table-cell office:value-type="float" office:value="3.0256">
                <text:p>3.02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29876">
                <text:p>0.929876</text:p>
              </table:table-cell>
              <table:table-cell office:value-type="float" office:value="1.83479">
                <text:p>1.83479</text:p>
              </table:table-cell>
              <table:table-cell office:value-type="float" office:value="0.930878">
                <text:p>0.930878</text:p>
              </table:table-cell>
              <table:table-cell office:value-type="float" office:value="1.74535">
                <text:p>1.74535</text:p>
              </table:table-cell>
              <table:table-cell office:value-type="float" office:value="0.931871">
                <text:p>0.931871</text:p>
              </table:table-cell>
              <table:table-cell office:value-type="float" office:value="1.79388">
                <text:p>1.79388</text:p>
              </table:table-cell>
              <table:table-cell office:value-type="float" office:value="0.933341">
                <text:p>0.933341</text:p>
              </table:table-cell>
              <table:table-cell office:value-type="float" office:value="1.81295">
                <text:p>1.81295</text:p>
              </table:table-cell>
              <table:table-cell office:value-type="float" office:value="0.934309">
                <text:p>0.934309</text:p>
              </table:table-cell>
              <table:table-cell office:value-type="float" office:value="2.00947">
                <text:p>2.00947</text:p>
              </table:table-cell>
              <table:table-cell office:value-type="float" office:value="0.935266">
                <text:p>0.935266</text:p>
              </table:table-cell>
              <table:table-cell office:value-type="float" office:value="1.88158">
                <text:p>1.88158</text:p>
              </table:table-cell>
              <table:table-cell office:value-type="float" office:value="0.936212">
                <text:p>0.936212</text:p>
              </table:table-cell>
              <table:table-cell office:value-type="float" office:value="2.49179">
                <text:p>2.49179</text:p>
              </table:table-cell>
              <table:table-cell office:value-type="float" office:value="0.937611">
                <text:p>0.937611</text:p>
              </table:table-cell>
              <table:table-cell office:value-type="float" office:value="2.13424">
                <text:p>2.13424</text:p>
              </table:table-cell>
              <table:table-cell office:value-type="float" office:value="0.938529">
                <text:p>0.938529</text:p>
              </table:table-cell>
              <table:table-cell office:value-type="float" office:value="2.53347">
                <text:p>2.53347</text:p>
              </table:table-cell>
              <table:table-cell office:value-type="float" office:value="0.939435">
                <text:p>0.939435</text:p>
              </table:table-cell>
              <table:table-cell office:value-type="float" office:value="2.23148">
                <text:p>2.23148</text:p>
              </table:table-cell>
              <table:table-cell office:value-type="float" office:value="0.940329">
                <text:p>0.940329</text:p>
              </table:table-cell>
              <table:table-cell office:value-type="float" office:value="2.27559">
                <text:p>2.27559</text:p>
              </table:table-cell>
              <table:table-cell office:value-type="float" office:value="0.941646">
                <text:p>0.941646</text:p>
              </table:table-cell>
              <table:table-cell office:value-type="float" office:value="2.68852">
                <text:p>2.68852</text:p>
              </table:table-cell>
              <table:table-cell office:value-type="float" office:value="0.942508">
                <text:p>0.942508</text:p>
              </table:table-cell>
              <table:table-cell office:value-type="float" office:value="2.31795">
                <text:p>2.31795</text:p>
              </table:table-cell>
              <table:table-cell office:value-type="float" office:value="0.943356">
                <text:p>0.943356</text:p>
              </table:table-cell>
              <table:table-cell office:value-type="float" office:value="3.20627">
                <text:p>3.20627</text:p>
              </table:table-cell>
              <table:table-cell office:value-type="float" office:value="0.94419">
                <text:p>0.94419</text:p>
              </table:table-cell>
              <table:table-cell office:value-type="float" office:value="3.03441">
                <text:p>3.034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40653">
                <text:p>0.940653</text:p>
              </table:table-cell>
              <table:table-cell office:value-type="float" office:value="1.94923">
                <text:p>1.94923</text:p>
              </table:table-cell>
              <table:table-cell office:value-type="float" office:value="0.941687">
                <text:p>0.941687</text:p>
              </table:table-cell>
              <table:table-cell office:value-type="float" office:value="1.83622">
                <text:p>1.83622</text:p>
              </table:table-cell>
              <table:table-cell office:value-type="float" office:value="0.94271">
                <text:p>0.94271</text:p>
              </table:table-cell>
              <table:table-cell office:value-type="float" office:value="1.87576">
                <text:p>1.87576</text:p>
              </table:table-cell>
              <table:table-cell office:value-type="float" office:value="0.944227">
                <text:p>0.944227</text:p>
              </table:table-cell>
              <table:table-cell office:value-type="float" office:value="1.87898">
                <text:p>1.87898</text:p>
              </table:table-cell>
              <table:table-cell office:value-type="float" office:value="0.945225">
                <text:p>0.945225</text:p>
              </table:table-cell>
              <table:table-cell office:value-type="float" office:value="2.07626">
                <text:p>2.07626</text:p>
              </table:table-cell>
              <table:table-cell office:value-type="float" office:value="0.946212">
                <text:p>0.946212</text:p>
              </table:table-cell>
              <table:table-cell office:value-type="float" office:value="1.9322">
                <text:p>1.9322</text:p>
              </table:table-cell>
              <table:table-cell office:value-type="float" office:value="0.947188">
                <text:p>0.947188</text:p>
              </table:table-cell>
              <table:table-cell office:value-type="float" office:value="2.56047">
                <text:p>2.56047</text:p>
              </table:table-cell>
              <table:table-cell office:value-type="float" office:value="0.94863">
                <text:p>0.94863</text:p>
              </table:table-cell>
              <table:table-cell office:value-type="float" office:value="2.17433">
                <text:p>2.17433</text:p>
              </table:table-cell>
              <table:table-cell office:value-type="float" office:value="0.949577">
                <text:p>0.949577</text:p>
              </table:table-cell>
              <table:table-cell office:value-type="float" office:value="2.57786">
                <text:p>2.57786</text:p>
              </table:table-cell>
              <table:table-cell office:value-type="float" office:value="0.950512">
                <text:p>0.950512</text:p>
              </table:table-cell>
              <table:table-cell office:value-type="float" office:value="2.26071">
                <text:p>2.26071</text:p>
              </table:table-cell>
              <table:table-cell office:value-type="float" office:value="0.951433">
                <text:p>0.951433</text:p>
              </table:table-cell>
              <table:table-cell office:value-type="float" office:value="2.30009">
                <text:p>2.30009</text:p>
              </table:table-cell>
              <table:table-cell office:value-type="float" office:value="0.952792">
                <text:p>0.952792</text:p>
              </table:table-cell>
              <table:table-cell office:value-type="float" office:value="2.71189">
                <text:p>2.71189</text:p>
              </table:table-cell>
              <table:table-cell office:value-type="float" office:value="0.95368">
                <text:p>0.95368</text:p>
              </table:table-cell>
              <table:table-cell office:value-type="float" office:value="2.33222">
                <text:p>2.33222</text:p>
              </table:table-cell>
              <table:table-cell office:value-type="float" office:value="0.954554">
                <text:p>0.954554</text:p>
              </table:table-cell>
              <table:table-cell office:value-type="float" office:value="3.22575">
                <text:p>3.22575</text:p>
              </table:table-cell>
              <table:table-cell office:value-type="float" office:value="0.955414">
                <text:p>0.955414</text:p>
              </table:table-cell>
              <table:table-cell office:value-type="float" office:value="3.04794">
                <text:p>3.047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51431">
                <text:p>0.951431</text:p>
              </table:table-cell>
              <table:table-cell office:value-type="float" office:value="2.12269">
                <text:p>2.12269</text:p>
              </table:table-cell>
              <table:table-cell office:value-type="float" office:value="0.952495">
                <text:p>0.952495</text:p>
              </table:table-cell>
              <table:table-cell office:value-type="float" office:value="1.97163">
                <text:p>1.97163</text:p>
              </table:table-cell>
              <table:table-cell office:value-type="float" office:value="0.95355">
                <text:p>0.95355</text:p>
              </table:table-cell>
              <table:table-cell office:value-type="float" office:value="1.99682">
                <text:p>1.99682</text:p>
              </table:table-cell>
              <table:table-cell office:value-type="float" office:value="0.955112">
                <text:p>0.955112</text:p>
              </table:table-cell>
              <table:table-cell office:value-type="float" office:value="1.97563">
                <text:p>1.97563</text:p>
              </table:table-cell>
              <table:table-cell office:value-type="float" office:value="0.95614">
                <text:p>0.95614</text:p>
              </table:table-cell>
              <table:table-cell office:value-type="float" office:value="2.1741">
                <text:p>2.1741</text:p>
              </table:table-cell>
              <table:table-cell office:value-type="float" office:value="0.957158">
                <text:p>0.957158</text:p>
              </table:table-cell>
              <table:table-cell office:value-type="float" office:value="2.00587">
                <text:p>2.00587</text:p>
              </table:table-cell>
              <table:table-cell office:value-type="float" office:value="0.958163">
                <text:p>0.958163</text:p>
              </table:table-cell>
              <table:table-cell office:value-type="float" office:value="2.66148">
                <text:p>2.66148</text:p>
              </table:table-cell>
              <table:table-cell office:value-type="float" office:value="0.959649">
                <text:p>0.959649</text:p>
              </table:table-cell>
              <table:table-cell office:value-type="float" office:value="2.23289">
                <text:p>2.23289</text:p>
              </table:table-cell>
              <table:table-cell office:value-type="float" office:value="0.960625">
                <text:p>0.960625</text:p>
              </table:table-cell>
              <table:table-cell office:value-type="float" office:value="2.64317">
                <text:p>2.64317</text:p>
              </table:table-cell>
              <table:table-cell office:value-type="float" office:value="0.961588">
                <text:p>0.961588</text:p>
              </table:table-cell>
              <table:table-cell office:value-type="float" office:value="2.3037">
                <text:p>2.3037</text:p>
              </table:table-cell>
              <table:table-cell office:value-type="float" office:value="0.962537">
                <text:p>0.962537</text:p>
              </table:table-cell>
              <table:table-cell office:value-type="float" office:value="2.33633">
                <text:p>2.33633</text:p>
              </table:table-cell>
              <table:table-cell office:value-type="float" office:value="0.963937">
                <text:p>0.963937</text:p>
              </table:table-cell>
              <table:table-cell office:value-type="float" office:value="2.74689">
                <text:p>2.74689</text:p>
              </table:table-cell>
              <table:table-cell office:value-type="float" office:value="0.964852">
                <text:p>0.964852</text:p>
              </table:table-cell>
              <table:table-cell office:value-type="float" office:value="2.35373">
                <text:p>2.35373</text:p>
              </table:table-cell>
              <table:table-cell office:value-type="float" office:value="0.965753">
                <text:p>0.965753</text:p>
              </table:table-cell>
              <table:table-cell office:value-type="float" office:value="3.25552">
                <text:p>3.25552</text:p>
              </table:table-cell>
              <table:table-cell office:value-type="float" office:value="0.966639">
                <text:p>0.966639</text:p>
              </table:table-cell>
              <table:table-cell office:value-type="float" office:value="3.06884">
                <text:p>3.068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62208">
                <text:p>0.962208</text:p>
              </table:table-cell>
              <table:table-cell office:value-type="float" office:value="2.40283">
                <text:p>2.40283</text:p>
              </table:table-cell>
              <table:table-cell office:value-type="float" office:value="0.963304">
                <text:p>0.963304</text:p>
              </table:table-cell>
              <table:table-cell office:value-type="float" office:value="2.18405">
                <text:p>2.18405</text:p>
              </table:table-cell>
              <table:table-cell office:value-type="float" office:value="0.96439">
                <text:p>0.96439</text:p>
              </table:table-cell>
              <table:table-cell office:value-type="float" office:value="2.18407">
                <text:p>2.18407</text:p>
              </table:table-cell>
              <table:table-cell office:value-type="float" office:value="0.965998">
                <text:p>0.965998</text:p>
              </table:table-cell>
              <table:table-cell office:value-type="float" office:value="2.12228">
                <text:p>2.12228</text:p>
              </table:table-cell>
              <table:table-cell office:value-type="float" office:value="0.967056">
                <text:p>0.967056</text:p>
              </table:table-cell>
              <table:table-cell office:value-type="float" office:value="2.32228">
                <text:p>2.32228</text:p>
              </table:table-cell>
              <table:table-cell office:value-type="float" office:value="0.968103">
                <text:p>0.968103</text:p>
              </table:table-cell>
              <table:table-cell office:value-type="float" office:value="2.11601">
                <text:p>2.11601</text:p>
              </table:table-cell>
              <table:table-cell office:value-type="float" office:value="0.969139">
                <text:p>0.969139</text:p>
              </table:table-cell>
              <table:table-cell office:value-type="float" office:value="2.81437">
                <text:p>2.81437</text:p>
              </table:table-cell>
              <table:table-cell office:value-type="float" office:value="0.970668">
                <text:p>0.970668</text:p>
              </table:table-cell>
              <table:table-cell office:value-type="float" office:value="2.32015">
                <text:p>2.32015</text:p>
              </table:table-cell>
              <table:table-cell office:value-type="float" office:value="0.971673">
                <text:p>0.971673</text:p>
              </table:table-cell>
              <table:table-cell office:value-type="float" office:value="2.7411">
                <text:p>2.7411</text:p>
              </table:table-cell>
              <table:table-cell office:value-type="float" office:value="0.972664">
                <text:p>0.972664</text:p>
              </table:table-cell>
              <table:table-cell office:value-type="float" office:value="2.36787">
                <text:p>2.36787</text:p>
              </table:table-cell>
              <table:table-cell office:value-type="float" office:value="0.973642">
                <text:p>0.973642</text:p>
              </table:table-cell>
              <table:table-cell office:value-type="float" office:value="2.39059">
                <text:p>2.39059</text:p>
              </table:table-cell>
              <table:table-cell office:value-type="float" office:value="0.975082">
                <text:p>0.975082</text:p>
              </table:table-cell>
              <table:table-cell office:value-type="float" office:value="2.79988">
                <text:p>2.79988</text:p>
              </table:table-cell>
              <table:table-cell office:value-type="float" office:value="0.976024">
                <text:p>0.976024</text:p>
              </table:table-cell>
              <table:table-cell office:value-type="float" office:value="2.38642">
                <text:p>2.38642</text:p>
              </table:table-cell>
              <table:table-cell office:value-type="float" office:value="0.976952">
                <text:p>0.976952</text:p>
              </table:table-cell>
              <table:table-cell office:value-type="float" office:value="3.30135">
                <text:p>3.30135</text:p>
              </table:table-cell>
              <table:table-cell office:value-type="float" office:value="0.977864">
                <text:p>0.977864</text:p>
              </table:table-cell>
              <table:table-cell office:value-type="float" office:value="3.1013">
                <text:p>3.10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72985">
                <text:p>0.972985</text:p>
              </table:table-cell>
              <table:table-cell office:value-type="float" office:value="2.90513">
                <text:p>2.90513</text:p>
              </table:table-cell>
              <table:table-cell office:value-type="float" office:value="0.974113">
                <text:p>0.974113</text:p>
              </table:table-cell>
              <table:table-cell office:value-type="float" office:value="2.54586">
                <text:p>2.54586</text:p>
              </table:table-cell>
              <table:table-cell office:value-type="float" office:value="0.975229">
                <text:p>0.975229</text:p>
              </table:table-cell>
              <table:table-cell office:value-type="float" office:value="2.49485">
                <text:p>2.49485</text:p>
              </table:table-cell>
              <table:table-cell office:value-type="float" office:value="0.976884">
                <text:p>0.976884</text:p>
              </table:table-cell>
              <table:table-cell office:value-type="float" office:value="2.35735">
                <text:p>2.35735</text:p>
              </table:table-cell>
              <table:table-cell office:value-type="float" office:value="0.977972">
                <text:p>0.977972</text:p>
              </table:table-cell>
              <table:table-cell office:value-type="float" office:value="2.55837">
                <text:p>2.55837</text:p>
              </table:table-cell>
              <table:table-cell office:value-type="float" office:value="0.979049">
                <text:p>0.979049</text:p>
              </table:table-cell>
              <table:table-cell office:value-type="float" office:value="2.2875">
                <text:p>2.2875</text:p>
              </table:table-cell>
              <table:table-cell office:value-type="float" office:value="0.980114">
                <text:p>0.980114</text:p>
              </table:table-cell>
              <table:table-cell office:value-type="float" office:value="3.05616">
                <text:p>3.05616</text:p>
              </table:table-cell>
              <table:table-cell office:value-type="float" office:value="0.981688">
                <text:p>0.981688</text:p>
              </table:table-cell>
              <table:table-cell office:value-type="float" office:value="2.45407">
                <text:p>2.45407</text:p>
              </table:table-cell>
              <table:table-cell office:value-type="float" office:value="0.98272">
                <text:p>0.98272</text:p>
              </table:table-cell>
              <table:table-cell office:value-type="float" office:value="2.89221">
                <text:p>2.89221</text:p>
              </table:table-cell>
              <table:table-cell office:value-type="float" office:value="0.98374">
                <text:p>0.98374</text:p>
              </table:table-cell>
              <table:table-cell office:value-type="float" office:value="2.46574">
                <text:p>2.46574</text:p>
              </table:table-cell>
              <table:table-cell office:value-type="float" office:value="0.984746">
                <text:p>0.984746</text:p>
              </table:table-cell>
              <table:table-cell office:value-type="float" office:value="2.47333">
                <text:p>2.47333</text:p>
              </table:table-cell>
              <table:table-cell office:value-type="float" office:value="0.986227">
                <text:p>0.986227</text:p>
              </table:table-cell>
              <table:table-cell office:value-type="float" office:value="2.88137">
                <text:p>2.88137</text:p>
              </table:table-cell>
              <table:table-cell office:value-type="float" office:value="0.987196">
                <text:p>0.987196</text:p>
              </table:table-cell>
              <table:table-cell office:value-type="float" office:value="2.43666">
                <text:p>2.43666</text:p>
              </table:table-cell>
              <table:table-cell office:value-type="float" office:value="0.98815">
                <text:p>0.98815</text:p>
              </table:table-cell>
              <table:table-cell office:value-type="float" office:value="3.37282">
                <text:p>3.37282</text:p>
              </table:table-cell>
              <table:table-cell office:value-type="float" office:value="0.989088">
                <text:p>0.989088</text:p>
              </table:table-cell>
              <table:table-cell office:value-type="float" office:value="3.1522">
                <text:p>3.15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83763">
                <text:p>0.983763</text:p>
              </table:table-cell>
              <table:table-cell office:value-type="float" office:value="4.00089">
                <text:p>4.00089</text:p>
              </table:table-cell>
              <table:table-cell office:value-type="float" office:value="0.984921">
                <text:p>0.984921</text:p>
              </table:table-cell>
              <table:table-cell office:value-type="float" office:value="3.25769">
                <text:p>3.25769</text:p>
              </table:table-cell>
              <table:table-cell office:value-type="float" office:value="0.986069">
                <text:p>0.986069</text:p>
              </table:table-cell>
              <table:table-cell office:value-type="float" office:value="3.07634">
                <text:p>3.07634</text:p>
              </table:table-cell>
              <table:table-cell office:value-type="float" office:value="0.987769">
                <text:p>0.987769</text:p>
              </table:table-cell>
              <table:table-cell office:value-type="float" office:value="2.7694">
                <text:p>2.7694</text:p>
              </table:table-cell>
              <table:table-cell office:value-type="float" office:value="0.988888">
                <text:p>0.988888</text:p>
              </table:table-cell>
              <table:table-cell office:value-type="float" office:value="2.96673">
                <text:p>2.96673</text:p>
              </table:table-cell>
              <table:table-cell office:value-type="float" office:value="0.989995">
                <text:p>0.989995</text:p>
              </table:table-cell>
              <table:table-cell office:value-type="float" office:value="2.57208">
                <text:p>2.57208</text:p>
              </table:table-cell>
              <table:table-cell office:value-type="float" office:value="0.991089">
                <text:p>0.991089</text:p>
              </table:table-cell>
              <table:table-cell office:value-type="float" office:value="3.46627">
                <text:p>3.46627</text:p>
              </table:table-cell>
              <table:table-cell office:value-type="float" office:value="0.992707">
                <text:p>0.992707</text:p>
              </table:table-cell>
              <table:table-cell office:value-type="float" office:value="2.6692">
                <text:p>2.6692</text:p>
              </table:table-cell>
              <table:table-cell office:value-type="float" office:value="0.993768">
                <text:p>0.993768</text:p>
              </table:table-cell>
              <table:table-cell office:value-type="float" office:value="3.13601">
                <text:p>3.13601</text:p>
              </table:table-cell>
              <table:table-cell office:value-type="float" office:value="0.994816">
                <text:p>0.994816</text:p>
              </table:table-cell>
              <table:table-cell office:value-type="float" office:value="2.62003">
                <text:p>2.62003</text:p>
              </table:table-cell>
              <table:table-cell office:value-type="float" office:value="0.99585">
                <text:p>0.99585</text:p>
              </table:table-cell>
              <table:table-cell office:value-type="float" office:value="2.60313">
                <text:p>2.60313</text:p>
              </table:table-cell>
              <table:table-cell office:value-type="float" office:value="0.997372">
                <text:p>0.997372</text:p>
              </table:table-cell>
              <table:table-cell office:value-type="float" office:value="3.00981">
                <text:p>3.00981</text:p>
              </table:table-cell>
              <table:table-cell office:value-type="float" office:value="0.998369">
                <text:p>0.998369</text:p>
              </table:table-cell>
              <table:table-cell office:value-type="float" office:value="2.51529">
                <text:p>2.51529</text:p>
              </table:table-cell>
              <table:table-cell office:value-type="float" office:value="0.999349">
                <text:p>0.999349</text:p>
              </table:table-cell>
              <table:table-cell office:value-type="float" office:value="3.48638">
                <text:p>3.48638</text:p>
              </table:table-cell>
              <table:table-cell office:value-type="float" office:value="1.00031">
                <text:p>1.00031</text:p>
              </table:table-cell>
              <table:table-cell office:value-type="float" office:value="3.23318">
                <text:p>3.233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454">
                <text:p>0.99454</text:p>
              </table:table-cell>
              <table:table-cell office:value-type="float" office:value="7.90928">
                <text:p>7.90928</text:p>
              </table:table-cell>
              <table:table-cell office:value-type="float" office:value="0.99573">
                <text:p>0.99573</text:p>
              </table:table-cell>
              <table:table-cell office:value-type="float" office:value="5.1611">
                <text:p>5.1611</text:p>
              </table:table-cell>
              <table:table-cell office:value-type="float" office:value="0.996909">
                <text:p>0.996909</text:p>
              </table:table-cell>
              <table:table-cell office:value-type="float" office:value="4.45592">
                <text:p>4.45592</text:p>
              </table:table-cell>
              <table:table-cell office:value-type="float" office:value="0.998655">
                <text:p>0.998655</text:p>
              </table:table-cell>
              <table:table-cell office:value-type="float" office:value="3.61922">
                <text:p>3.61922</text:p>
              </table:table-cell>
              <table:table-cell office:value-type="float" office:value="0.999804">
                <text:p>0.999804</text:p>
              </table:table-cell>
              <table:table-cell office:value-type="float" office:value="3.78467">
                <text:p>3.78467</text:p>
              </table:table-cell>
              <table:table-cell office:value-type="float" office:value="1.00094">
                <text:p>1.00094</text:p>
              </table:table-cell>
              <table:table-cell office:value-type="float" office:value="3.09831">
                <text:p>3.09831</text:p>
              </table:table-cell>
              <table:table-cell office:value-type="float" office:value="1.00206">
                <text:p>1.00206</text:p>
              </table:table-cell>
              <table:table-cell office:value-type="float" office:value="4.25205">
                <text:p>4.25205</text:p>
              </table:table-cell>
              <table:table-cell office:value-type="float" office:value="1.00373">
                <text:p>1.00373</text:p>
              </table:table-cell>
              <table:table-cell office:value-type="float" office:value="3.0415">
                <text:p>3.0415</text:p>
              </table:table-cell>
              <table:table-cell office:value-type="float" office:value="1.00482">
                <text:p>1.00482</text:p>
              </table:table-cell>
              <table:table-cell office:value-type="float" office:value="3.55908">
                <text:p>3.55908</text:p>
              </table:table-cell>
              <table:table-cell office:value-type="float" office:value="1.00589">
                <text:p>1.00589</text:p>
              </table:table-cell>
              <table:table-cell office:value-type="float" office:value="2.8765">
                <text:p>2.8765</text:p>
              </table:table-cell>
              <table:table-cell office:value-type="float" office:value="1.00695">
                <text:p>1.00695</text:p>
              </table:table-cell>
              <table:table-cell office:value-type="float" office:value="2.81602">
                <text:p>2.81602</text:p>
              </table:table-cell>
              <table:table-cell office:value-type="float" office:value="1.00852">
                <text:p>1.00852</text:p>
              </table:table-cell>
              <table:table-cell office:value-type="float" office:value="3.22026">
                <text:p>3.22026</text:p>
              </table:table-cell>
              <table:table-cell office:value-type="float" office:value="1.00954">
                <text:p>1.00954</text:p>
              </table:table-cell>
              <table:table-cell office:value-type="float" office:value="2.64186">
                <text:p>2.64186</text:p>
              </table:table-cell>
              <table:table-cell office:value-type="float" office:value="1.01055">
                <text:p>1.01055</text:p>
              </table:table-cell>
              <table:table-cell office:value-type="float" office:value="3.67246">
                <text:p>3.67246</text:p>
              </table:table-cell>
              <table:table-cell office:value-type="float" office:value="1.01154">
                <text:p>1.01154</text:p>
              </table:table-cell>
              <table:table-cell office:value-type="float" office:value="3.36515">
                <text:p>3.365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532">
                <text:p>1.00532</text:p>
              </table:table-cell>
              <table:table-cell office:value-type="float" office:value="2130.32">
                <text:p>2130.32</text:p>
              </table:table-cell>
              <table:table-cell office:value-type="float" office:value="1.00654">
                <text:p>1.00654</text:p>
              </table:table-cell>
              <table:table-cell office:value-type="float" office:value="22.5059">
                <text:p>22.5059</text:p>
              </table:table-cell>
              <table:table-cell office:value-type="float" office:value="1.00775">
                <text:p>1.00775</text:p>
              </table:table-cell>
              <table:table-cell office:value-type="float" office:value="11.0215">
                <text:p>11.0215</text:p>
              </table:table-cell>
              <table:table-cell office:value-type="float" office:value="1.00954">
                <text:p>1.00954</text:p>
              </table:table-cell>
              <table:table-cell office:value-type="float" office:value="6.15735">
                <text:p>6.15735</text:p>
              </table:table-cell>
              <table:table-cell office:value-type="float" office:value="1.01072">
                <text:p>1.01072</text:p>
              </table:table-cell>
              <table:table-cell office:value-type="float" office:value="6.03904">
                <text:p>6.03904</text:p>
              </table:table-cell>
              <table:table-cell office:value-type="float" office:value="1.01189">
                <text:p>1.01189</text:p>
              </table:table-cell>
              <table:table-cell office:value-type="float" office:value="4.29914">
                <text:p>4.29914</text:p>
              </table:table-cell>
              <table:table-cell office:value-type="float" office:value="1.01304">
                <text:p>1.01304</text:p>
              </table:table-cell>
              <table:table-cell office:value-type="float" office:value="6.18198">
                <text:p>6.18198</text:p>
              </table:table-cell>
              <table:table-cell office:value-type="float" office:value="1.01474">
                <text:p>1.01474</text:p>
              </table:table-cell>
              <table:table-cell office:value-type="float" office:value="3.77715">
                <text:p>3.77715</text:p>
              </table:table-cell>
              <table:table-cell office:value-type="float" office:value="1.01586">
                <text:p>1.01586</text:p>
              </table:table-cell>
              <table:table-cell office:value-type="float" office:value="4.39523">
                <text:p>4.39523</text:p>
              </table:table-cell>
              <table:table-cell office:value-type="float" office:value="1.01697">
                <text:p>1.01697</text:p>
              </table:table-cell>
              <table:table-cell office:value-type="float" office:value="3.34274">
                <text:p>3.34274</text:p>
              </table:table-cell>
              <table:table-cell office:value-type="float" office:value="1.01806">
                <text:p>1.01806</text:p>
              </table:table-cell>
              <table:table-cell office:value-type="float" office:value="3.19208">
                <text:p>3.19208</text:p>
              </table:table-cell>
              <table:table-cell office:value-type="float" office:value="1.01966">
                <text:p>1.01966</text:p>
              </table:table-cell>
              <table:table-cell office:value-type="float" office:value="3.58811">
                <text:p>3.58811</text:p>
              </table:table-cell>
              <table:table-cell office:value-type="float" office:value="1.02071">
                <text:p>1.02071</text:p>
              </table:table-cell>
              <table:table-cell office:value-type="float" office:value="2.85518">
                <text:p>2.85518</text:p>
              </table:table-cell>
              <table:table-cell office:value-type="float" office:value="1.02175">
                <text:p>1.02175</text:p>
              </table:table-cell>
              <table:table-cell office:value-type="float" office:value="3.99318">
                <text:p>3.99318</text:p>
              </table:table-cell>
              <table:table-cell office:value-type="float" office:value="1.02276">
                <text:p>1.02276</text:p>
              </table:table-cell>
              <table:table-cell office:value-type="float" office:value="3.58874">
                <text:p>3.588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1609">
                <text:p>1.01609</text:p>
              </table:table-cell>
              <table:table-cell office:value-type="float" office:value="-4.04239">
                <text:p>-4.04239</text:p>
              </table:table-cell>
              <table:table-cell office:value-type="float" office:value="1.01735">
                <text:p>1.01735</text:p>
              </table:table-cell>
              <table:table-cell office:value-type="float" office:value="-6.55612">
                <text:p>-6.55612</text:p>
              </table:table-cell>
              <table:table-cell office:value-type="float" office:value="1.01859">
                <text:p>1.01859</text:p>
              </table:table-cell>
              <table:table-cell office:value-type="float" office:value="3641.41">
                <text:p>3641.41</text:p>
              </table:table-cell>
              <table:table-cell office:value-type="float" office:value="1.02043">
                <text:p>1.02043</text:p>
              </table:table-cell>
              <table:table-cell office:value-type="float" office:value="106.276">
                <text:p>106.276</text:p>
              </table:table-cell>
              <table:table-cell office:value-type="float" office:value="1.02164">
                <text:p>1.02164</text:p>
              </table:table-cell>
              <table:table-cell office:value-type="float" office:value="31.2112">
                <text:p>31.2112</text:p>
              </table:table-cell>
              <table:table-cell office:value-type="float" office:value="1.02283">
                <text:p>1.02283</text:p>
              </table:table-cell>
              <table:table-cell office:value-type="float" office:value="9.13023">
                <text:p>9.13023</text:p>
              </table:table-cell>
              <table:table-cell office:value-type="float" office:value="1.02402">
                <text:p>1.02402</text:p>
              </table:table-cell>
              <table:table-cell office:value-type="float" office:value="16.4881">
                <text:p>16.4881</text:p>
              </table:table-cell>
              <table:table-cell office:value-type="float" office:value="1.02576">
                <text:p>1.02576</text:p>
              </table:table-cell>
              <table:table-cell office:value-type="float" office:value="5.70345">
                <text:p>5.70345</text:p>
              </table:table-cell>
              <table:table-cell office:value-type="float" office:value="1.02691">
                <text:p>1.02691</text:p>
              </table:table-cell>
              <table:table-cell office:value-type="float" office:value="6.57277">
                <text:p>6.57277</text:p>
              </table:table-cell>
              <table:table-cell office:value-type="float" office:value="1.02804">
                <text:p>1.02804</text:p>
              </table:table-cell>
              <table:table-cell office:value-type="float" office:value="4.34662">
                <text:p>4.34662</text:p>
              </table:table-cell>
              <table:table-cell office:value-type="float" office:value="1.02916">
                <text:p>1.02916</text:p>
              </table:table-cell>
              <table:table-cell office:value-type="float" office:value="3.95244">
                <text:p>3.95244</text:p>
              </table:table-cell>
              <table:table-cell office:value-type="float" office:value="1.03081">
                <text:p>1.03081</text:p>
              </table:table-cell>
              <table:table-cell office:value-type="float" office:value="4.30994">
                <text:p>4.30994</text:p>
              </table:table-cell>
              <table:table-cell office:value-type="float" office:value="1.03188">
                <text:p>1.03188</text:p>
              </table:table-cell>
              <table:table-cell office:value-type="float" office:value="3.24414">
                <text:p>3.24414</text:p>
              </table:table-cell>
              <table:table-cell office:value-type="float" office:value="1.03294">
                <text:p>1.03294</text:p>
              </table:table-cell>
              <table:table-cell office:value-type="float" office:value="4.59733">
                <text:p>4.59733</text:p>
              </table:table-cell>
              <table:table-cell office:value-type="float" office:value="1.03399">
                <text:p>1.03399</text:p>
              </table:table-cell>
              <table:table-cell office:value-type="float" office:value="3.99378">
                <text:p>3.993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2687">
                <text:p>1.02687</text:p>
              </table:table-cell>
              <table:table-cell office:value-type="float" office:value="-1.90432">
                <text:p>-1.90432</text:p>
              </table:table-cell>
              <table:table-cell office:value-type="float" office:value="1.02816">
                <text:p>1.02816</text:p>
              </table:table-cell>
              <table:table-cell office:value-type="float" office:value="-2.42527">
                <text:p>-2.42527</text:p>
              </table:table-cell>
              <table:table-cell office:value-type="float" office:value="1.02943">
                <text:p>1.02943</text:p>
              </table:table-cell>
              <table:table-cell office:value-type="float" office:value="-3.09829">
                <text:p>-3.09829</text:p>
              </table:table-cell>
              <table:table-cell office:value-type="float" office:value="1.03131">
                <text:p>1.03131</text:p>
              </table:table-cell>
              <table:table-cell office:value-type="float" office:value="-5.09901">
                <text:p>-5.09901</text:p>
              </table:table-cell>
              <table:table-cell office:value-type="float" office:value="1.03255">
                <text:p>1.03255</text:p>
              </table:table-cell>
              <table:table-cell office:value-type="float" office:value="-6.72118">
                <text:p>-6.72118</text:p>
              </table:table-cell>
              <table:table-cell office:value-type="float" office:value="1.03378">
                <text:p>1.03378</text:p>
              </table:table-cell>
              <table:table-cell office:value-type="float" office:value="3671.05">
                <text:p>3671.05</text:p>
              </table:table-cell>
              <table:table-cell office:value-type="float" office:value="1.03499">
                <text:p>1.03499</text:p>
              </table:table-cell>
              <table:table-cell office:value-type="float" office:value="7440.79">
                <text:p>7440.79</text:p>
              </table:table-cell>
              <table:table-cell office:value-type="float" office:value="1.03678">
                <text:p>1.03678</text:p>
              </table:table-cell>
              <table:table-cell office:value-type="float" office:value="19.8121">
                <text:p>19.8121</text:p>
              </table:table-cell>
              <table:table-cell office:value-type="float" office:value="1.03796">
                <text:p>1.03796</text:p>
              </table:table-cell>
              <table:table-cell office:value-type="float" office:value="21.8109">
                <text:p>21.8109</text:p>
              </table:table-cell>
              <table:table-cell office:value-type="float" office:value="1.03912">
                <text:p>1.03912</text:p>
              </table:table-cell>
              <table:table-cell office:value-type="float" office:value="7.59779">
                <text:p>7.59779</text:p>
              </table:table-cell>
              <table:table-cell office:value-type="float" office:value="1.04027">
                <text:p>1.04027</text:p>
              </table:table-cell>
              <table:table-cell office:value-type="float" office:value="6.01723">
                <text:p>6.01723</text:p>
              </table:table-cell>
              <table:table-cell office:value-type="float" office:value="1.04195">
                <text:p>1.04195</text:p>
              </table:table-cell>
              <table:table-cell office:value-type="float" office:value="6.11295">
                <text:p>6.11295</text:p>
              </table:table-cell>
              <table:table-cell office:value-type="float" office:value="1.04306">
                <text:p>1.04306</text:p>
              </table:table-cell>
              <table:table-cell office:value-type="float" office:value="4.0667">
                <text:p>4.0667</text:p>
              </table:table-cell>
              <table:table-cell office:value-type="float" office:value="1.04414">
                <text:p>1.04414</text:p>
              </table:table-cell>
              <table:table-cell office:value-type="float" office:value="5.95255">
                <text:p>5.95255</text:p>
              </table:table-cell>
              <table:table-cell office:value-type="float" office:value="1.04521">
                <text:p>1.04521</text:p>
              </table:table-cell>
              <table:table-cell office:value-type="float" office:value="4.82501">
                <text:p>4.825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3765">
                <text:p>1.03765</text:p>
              </table:table-cell>
              <table:table-cell office:value-type="float" office:value="-1.12486">
                <text:p>-1.12486</text:p>
              </table:table-cell>
              <table:table-cell office:value-type="float" office:value="1.03896">
                <text:p>1.03896</text:p>
              </table:table-cell>
              <table:table-cell office:value-type="float" office:value="-1.3245">
                <text:p>-1.3245</text:p>
              </table:table-cell>
              <table:table-cell office:value-type="float" office:value="1.04027">
                <text:p>1.04027</text:p>
              </table:table-cell>
              <table:table-cell office:value-type="float" office:value="-1.57202">
                <text:p>-1.57202</text:p>
              </table:table-cell>
              <table:table-cell office:value-type="float" office:value="1.0422">
                <text:p>1.0422</text:p>
              </table:table-cell>
              <table:table-cell office:value-type="float" office:value="-2.11772">
                <text:p>-2.11772</text:p>
              </table:table-cell>
              <table:table-cell office:value-type="float" office:value="1.04347">
                <text:p>1.04347</text:p>
              </table:table-cell>
              <table:table-cell office:value-type="float" office:value="-2.54056">
                <text:p>-2.54056</text:p>
              </table:table-cell>
              <table:table-cell office:value-type="float" office:value="1.04472">
                <text:p>1.04472</text:p>
              </table:table-cell>
              <table:table-cell office:value-type="float" office:value="-3.47335">
                <text:p>-3.47335</text:p>
              </table:table-cell>
              <table:table-cell office:value-type="float" office:value="1.04597">
                <text:p>1.04597</text:p>
              </table:table-cell>
              <table:table-cell office:value-type="float" office:value="-3.69888">
                <text:p>-3.69888</text:p>
              </table:table-cell>
              <table:table-cell office:value-type="float" office:value="1.0478">
                <text:p>1.0478</text:p>
              </table:table-cell>
              <table:table-cell office:value-type="float" office:value="-8.07276">
                <text:p>-8.07276</text:p>
              </table:table-cell>
              <table:table-cell office:value-type="float" office:value="1.04901">
                <text:p>1.04901</text:p>
              </table:table-cell>
              <table:table-cell office:value-type="float" office:value="-9.61125">
                <text:p>-9.61125</text:p>
              </table:table-cell>
              <table:table-cell office:value-type="float" office:value="1.0502">
                <text:p>1.0502</text:p>
              </table:table-cell>
              <table:table-cell office:value-type="float" office:value="1855.23">
                <text:p>1855.23</text:p>
              </table:table-cell>
              <table:table-cell office:value-type="float" office:value="1.05137">
                <text:p>1.05137</text:p>
              </table:table-cell>
              <table:table-cell office:value-type="float" office:value="24.3184">
                <text:p>24.3184</text:p>
              </table:table-cell>
              <table:table-cell office:value-type="float" office:value="1.0531">
                <text:p>1.0531</text:p>
              </table:table-cell>
              <table:table-cell office:value-type="float" office:value="15.8101">
                <text:p>15.8101</text:p>
              </table:table-cell>
              <table:table-cell office:value-type="float" office:value="1.05423">
                <text:p>1.05423</text:p>
              </table:table-cell>
              <table:table-cell office:value-type="float" office:value="6.52207">
                <text:p>6.52207</text:p>
              </table:table-cell>
              <table:table-cell office:value-type="float" office:value="1.05534">
                <text:p>1.05534</text:p>
              </table:table-cell>
              <table:table-cell office:value-type="float" office:value="10.6982">
                <text:p>10.6982</text:p>
              </table:table-cell>
              <table:table-cell office:value-type="float" office:value="1.05644">
                <text:p>1.05644</text:p>
              </table:table-cell>
              <table:table-cell office:value-type="float" office:value="7.07161">
                <text:p>7.071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4843">
                <text:p>1.04843</text:p>
              </table:table-cell>
              <table:table-cell office:value-type="float" office:value="-0.732212">
                <text:p>-0.732212</text:p>
              </table:table-cell>
              <table:table-cell office:value-type="float" office:value="1.04977">
                <text:p>1.04977</text:p>
              </table:table-cell>
              <table:table-cell office:value-type="float" office:value="-0.828502">
                <text:p>-0.828502</text:p>
              </table:table-cell>
              <table:table-cell office:value-type="float" office:value="1.05111">
                <text:p>1.05111</text:p>
              </table:table-cell>
              <table:table-cell office:value-type="float" office:value="-0.950222">
                <text:p>-0.950222</text:p>
              </table:table-cell>
              <table:table-cell office:value-type="float" office:value="1.05308">
                <text:p>1.05308</text:p>
              </table:table-cell>
              <table:table-cell office:value-type="float" office:value="-1.18613">
                <text:p>-1.18613</text:p>
              </table:table-cell>
              <table:table-cell office:value-type="float" office:value="1.05438">
                <text:p>1.05438</text:p>
              </table:table-cell>
              <table:table-cell office:value-type="float" office:value="-1.3791">
                <text:p>-1.3791</text:p>
              </table:table-cell>
              <table:table-cell office:value-type="float" office:value="1.05567">
                <text:p>1.05567</text:p>
              </table:table-cell>
              <table:table-cell office:value-type="float" office:value="-1.66363">
                <text:p>-1.66363</text:p>
              </table:table-cell>
              <table:table-cell office:value-type="float" office:value="1.05694">
                <text:p>1.05694</text:p>
              </table:table-cell>
              <table:table-cell office:value-type="float" office:value="-1.87115">
                <text:p>-1.87115</text:p>
              </table:table-cell>
              <table:table-cell office:value-type="float" office:value="1.05882">
                <text:p>1.05882</text:p>
              </table:table-cell>
              <table:table-cell office:value-type="float" office:value="-2.72238">
                <text:p>-2.72238</text:p>
              </table:table-cell>
              <table:table-cell office:value-type="float" office:value="1.06005">
                <text:p>1.06005</text:p>
              </table:table-cell>
              <table:table-cell office:value-type="float" office:value="-3.17037">
                <text:p>-3.17037</text:p>
              </table:table-cell>
              <table:table-cell office:value-type="float" office:value="1.06127">
                <text:p>1.06127</text:p>
              </table:table-cell>
              <table:table-cell office:value-type="float" office:value="-4.79542">
                <text:p>-4.79542</text:p>
              </table:table-cell>
              <table:table-cell office:value-type="float" office:value="1.06247">
                <text:p>1.06247</text:p>
              </table:table-cell>
              <table:table-cell office:value-type="float" office:value="-7.19175">
                <text:p>-7.19175</text:p>
              </table:table-cell>
              <table:table-cell office:value-type="float" office:value="1.06424">
                <text:p>1.06424</text:p>
              </table:table-cell>
              <table:table-cell office:value-type="float" office:value="-11.9248">
                <text:p>-11.9248</text:p>
              </table:table-cell>
              <table:table-cell office:value-type="float" office:value="1.0654">
                <text:p>1.0654</text:p>
              </table:table-cell>
              <table:table-cell office:value-type="float" office:value="62.9982">
                <text:p>62.9982</text:p>
              </table:table-cell>
              <table:table-cell office:value-type="float" office:value="1.06654">
                <text:p>1.06654</text:p>
              </table:table-cell>
              <table:table-cell office:value-type="float" office:value="5391.81">
                <text:p>5391.81</text:p>
              </table:table-cell>
              <table:table-cell office:value-type="float" office:value="1.06766">
                <text:p>1.06766</text:p>
              </table:table-cell>
              <table:table-cell office:value-type="float" office:value="24.4453">
                <text:p>24.44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592">
                <text:p>1.0592</text:p>
              </table:table-cell>
              <table:table-cell office:value-type="float" office:value="-0.502438">
                <text:p>-0.502438</text:p>
              </table:table-cell>
              <table:table-cell office:value-type="float" office:value="1.06058">
                <text:p>1.06058</text:p>
              </table:table-cell>
              <table:table-cell office:value-type="float" office:value="-0.554573">
                <text:p>-0.554573</text:p>
              </table:table-cell>
              <table:table-cell office:value-type="float" office:value="1.06195">
                <text:p>1.06195</text:p>
              </table:table-cell>
              <table:table-cell office:value-type="float" office:value="-0.622923">
                <text:p>-0.622923</text:p>
              </table:table-cell>
              <table:table-cell office:value-type="float" office:value="1.06397">
                <text:p>1.06397</text:p>
              </table:table-cell>
              <table:table-cell office:value-type="float" office:value="-0.745552">
                <text:p>-0.745552</text:p>
              </table:table-cell>
              <table:table-cell office:value-type="float" office:value="1.0653">
                <text:p>1.0653</text:p>
              </table:table-cell>
              <table:table-cell office:value-type="float" office:value="-0.851825">
                <text:p>-0.851825</text:p>
              </table:table-cell>
              <table:table-cell office:value-type="float" office:value="1.06662">
                <text:p>1.06662</text:p>
              </table:table-cell>
              <table:table-cell office:value-type="float" office:value="-0.97213">
                <text:p>-0.97213</text:p>
              </table:table-cell>
              <table:table-cell office:value-type="float" office:value="1.06792">
                <text:p>1.06792</text:p>
              </table:table-cell>
              <table:table-cell office:value-type="float" office:value="-1.11345">
                <text:p>-1.11345</text:p>
              </table:table-cell>
              <table:table-cell office:value-type="float" office:value="1.06984">
                <text:p>1.06984</text:p>
              </table:table-cell>
              <table:table-cell office:value-type="float" office:value="-1.41388">
                <text:p>-1.41388</text:p>
              </table:table-cell>
              <table:table-cell office:value-type="float" office:value="1.0711">
                <text:p>1.0711</text:p>
              </table:table-cell>
              <table:table-cell office:value-type="float" office:value="-1.63">
                <text:p>-1.63</text:p>
              </table:table-cell>
              <table:table-cell office:value-type="float" office:value="1.07235">
                <text:p>1.07235</text:p>
              </table:table-cell>
              <table:table-cell office:value-type="float" office:value="-2.02704">
                <text:p>-2.02704</text:p>
              </table:table-cell>
              <table:table-cell office:value-type="float" office:value="1.07358">
                <text:p>1.07358</text:p>
              </table:table-cell>
              <table:table-cell office:value-type="float" office:value="-2.50882">
                <text:p>-2.50882</text:p>
              </table:table-cell>
              <table:table-cell office:value-type="float" office:value="1.07539">
                <text:p>1.07539</text:p>
              </table:table-cell>
              <table:table-cell office:value-type="float" office:value="-3.33839">
                <text:p>-3.33839</text:p>
              </table:table-cell>
              <table:table-cell office:value-type="float" office:value="1.07657">
                <text:p>1.07657</text:p>
              </table:table-cell>
              <table:table-cell office:value-type="float" office:value="-5.31313">
                <text:p>-5.31313</text:p>
              </table:table-cell>
              <table:table-cell office:value-type="float" office:value="1.07774">
                <text:p>1.07774</text:p>
              </table:table-cell>
              <table:table-cell office:value-type="float" office:value="-5.33569">
                <text:p>-5.33569</text:p>
              </table:table-cell>
              <table:table-cell office:value-type="float" office:value="1.07889">
                <text:p>1.07889</text:p>
              </table:table-cell>
              <table:table-cell office:value-type="float" office:value="-8.88886">
                <text:p>-8.888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6998">
                <text:p>1.06998</text:p>
              </table:table-cell>
              <table:table-cell office:value-type="float" office:value="-0.356054">
                <text:p>-0.356054</text:p>
              </table:table-cell>
              <table:table-cell office:value-type="float" office:value="1.07139">
                <text:p>1.07139</text:p>
              </table:table-cell>
              <table:table-cell office:value-type="float" office:value="-0.386164">
                <text:p>-0.386164</text:p>
              </table:table-cell>
              <table:table-cell office:value-type="float" office:value="1.07279">
                <text:p>1.07279</text:p>
              </table:table-cell>
              <table:table-cell office:value-type="float" office:value="-0.427377">
                <text:p>-0.427377</text:p>
              </table:table-cell>
              <table:table-cell office:value-type="float" office:value="1.07485">
                <text:p>1.07485</text:p>
              </table:table-cell>
              <table:table-cell office:value-type="float" office:value="-0.497378">
                <text:p>-0.497378</text:p>
              </table:table-cell>
              <table:table-cell office:value-type="float" office:value="1.07622">
                <text:p>1.07622</text:p>
              </table:table-cell>
              <table:table-cell office:value-type="float" office:value="-0.561272">
                <text:p>-0.561272</text:p>
              </table:table-cell>
              <table:table-cell office:value-type="float" office:value="1.07756">
                <text:p>1.07756</text:p>
              </table:table-cell>
              <table:table-cell office:value-type="float" office:value="-0.62019">
                <text:p>-0.62019</text:p>
              </table:table-cell>
              <table:table-cell office:value-type="float" office:value="1.07889">
                <text:p>1.07889</text:p>
              </table:table-cell>
              <table:table-cell office:value-type="float" office:value="-0.714828">
                <text:p>-0.714828</text:p>
              </table:table-cell>
              <table:table-cell office:value-type="float" office:value="1.08086">
                <text:p>1.08086</text:p>
              </table:table-cell>
              <table:table-cell office:value-type="float" office:value="-0.846053">
                <text:p>-0.846053</text:p>
              </table:table-cell>
              <table:table-cell office:value-type="float" office:value="1.08215">
                <text:p>1.08215</text:p>
              </table:table-cell>
              <table:table-cell office:value-type="float" office:value="-0.967272">
                <text:p>-0.967272</text:p>
              </table:table-cell>
              <table:table-cell office:value-type="float" office:value="1.08342">
                <text:p>1.08342</text:p>
              </table:table-cell>
              <table:table-cell office:value-type="float" office:value="-1.11219">
                <text:p>-1.11219</text:p>
              </table:table-cell>
              <table:table-cell office:value-type="float" office:value="1.08468">
                <text:p>1.08468</text:p>
              </table:table-cell>
              <table:table-cell office:value-type="float" office:value="-1.29452">
                <text:p>-1.29452</text:p>
              </table:table-cell>
              <table:table-cell office:value-type="float" office:value="1.08653">
                <text:p>1.08653</text:p>
              </table:table-cell>
              <table:table-cell office:value-type="float" office:value="-1.62396">
                <text:p>-1.62396</text:p>
              </table:table-cell>
              <table:table-cell office:value-type="float" office:value="1.08775">
                <text:p>1.08775</text:p>
              </table:table-cell>
              <table:table-cell office:value-type="float" office:value="-2.03568">
                <text:p>-2.03568</text:p>
              </table:table-cell>
              <table:table-cell office:value-type="float" office:value="1.08894">
                <text:p>1.08894</text:p>
              </table:table-cell>
              <table:table-cell office:value-type="float" office:value="-2.26576">
                <text:p>-2.26576</text:p>
              </table:table-cell>
              <table:table-cell office:value-type="float" office:value="1.09011">
                <text:p>1.09011</text:p>
              </table:table-cell>
              <table:table-cell office:value-type="float" office:value="-2.88465">
                <text:p>-2.884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8076">
                <text:p>1.08076</text:p>
              </table:table-cell>
              <table:table-cell office:value-type="float" office:value="-0.257693">
                <text:p>-0.257693</text:p>
              </table:table-cell>
              <table:table-cell office:value-type="float" office:value="1.0822">
                <text:p>1.0822</text:p>
              </table:table-cell>
              <table:table-cell office:value-type="float" office:value="-0.275723">
                <text:p>-0.275723</text:p>
              </table:table-cell>
              <table:table-cell office:value-type="float" office:value="1.08363">
                <text:p>1.08363</text:p>
              </table:table-cell>
              <table:table-cell office:value-type="float" office:value="-0.301607">
                <text:p>-0.301607</text:p>
              </table:table-cell>
              <table:table-cell office:value-type="float" office:value="1.08574">
                <text:p>1.08574</text:p>
              </table:table-cell>
              <table:table-cell office:value-type="float" office:value="-0.343693">
                <text:p>-0.343693</text:p>
              </table:table-cell>
              <table:table-cell office:value-type="float" office:value="1.08713">
                <text:p>1.08713</text:p>
              </table:table-cell>
              <table:table-cell office:value-type="float" office:value="-0.38395">
                <text:p>-0.38395</text:p>
              </table:table-cell>
              <table:table-cell office:value-type="float" office:value="1.08851">
                <text:p>1.08851</text:p>
              </table:table-cell>
              <table:table-cell office:value-type="float" office:value="-0.415049">
                <text:p>-0.415049</text:p>
              </table:table-cell>
              <table:table-cell office:value-type="float" office:value="1.08987">
                <text:p>1.08987</text:p>
              </table:table-cell>
              <table:table-cell office:value-type="float" office:value="-0.478777">
                <text:p>-0.478777</text:p>
              </table:table-cell>
              <table:table-cell office:value-type="float" office:value="1.09188">
                <text:p>1.09188</text:p>
              </table:table-cell>
              <table:table-cell office:value-type="float" office:value="-0.542066">
                <text:p>-0.542066</text:p>
              </table:table-cell>
              <table:table-cell office:value-type="float" office:value="1.0932">
                <text:p>1.0932</text:p>
              </table:table-cell>
              <table:table-cell office:value-type="float" office:value="-0.614784">
                <text:p>-0.614784</text:p>
              </table:table-cell>
              <table:table-cell office:value-type="float" office:value="1.0945">
                <text:p>1.0945</text:p>
              </table:table-cell>
              <table:table-cell office:value-type="float" office:value="-0.676889">
                <text:p>-0.676889</text:p>
              </table:table-cell>
              <table:table-cell office:value-type="float" office:value="1.09579">
                <text:p>1.09579</text:p>
              </table:table-cell>
              <table:table-cell office:value-type="float" office:value="-0.762717">
                <text:p>-0.762717</text:p>
              </table:table-cell>
              <table:table-cell office:value-type="float" office:value="1.09768">
                <text:p>1.09768</text:p>
              </table:table-cell>
              <table:table-cell office:value-type="float" office:value="-0.92642">
                <text:p>-0.92642</text:p>
              </table:table-cell>
              <table:table-cell office:value-type="float" office:value="1.09892">
                <text:p>1.09892</text:p>
              </table:table-cell>
              <table:table-cell office:value-type="float" office:value="-1.06252">
                <text:p>-1.06252</text:p>
              </table:table-cell>
              <table:table-cell office:value-type="float" office:value="1.10014">
                <text:p>1.10014</text:p>
              </table:table-cell>
              <table:table-cell office:value-type="float" office:value="-1.21436">
                <text:p>-1.21436</text:p>
              </table:table-cell>
              <table:table-cell office:value-type="float" office:value="1.10134">
                <text:p>1.10134</text:p>
              </table:table-cell>
              <table:table-cell office:value-type="float" office:value="-1.42028">
                <text:p>-1.420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9154">
                <text:p>1.09154</text:p>
              </table:table-cell>
              <table:table-cell office:value-type="float" office:value="-0.189212">
                <text:p>-0.189212</text:p>
              </table:table-cell>
              <table:table-cell office:value-type="float" office:value="1.09301">
                <text:p>1.09301</text:p>
              </table:table-cell>
              <table:table-cell office:value-type="float" office:value="-0.2002">
                <text:p>-0.2002</text:p>
              </table:table-cell>
              <table:table-cell office:value-type="float" office:value="1.09447">
                <text:p>1.09447</text:p>
              </table:table-cell>
              <table:table-cell office:value-type="float" office:value="-0.216841">
                <text:p>-0.216841</text:p>
              </table:table-cell>
              <table:table-cell office:value-type="float" office:value="1.09663">
                <text:p>1.09663</text:p>
              </table:table-cell>
              <table:table-cell office:value-type="float" office:value="-0.24288">
                <text:p>-0.24288</text:p>
              </table:table-cell>
              <table:table-cell office:value-type="float" office:value="1.09805">
                <text:p>1.09805</text:p>
              </table:table-cell>
              <table:table-cell office:value-type="float" office:value="-0.268917">
                <text:p>-0.268917</text:p>
              </table:table-cell>
              <table:table-cell office:value-type="float" office:value="1.09945">
                <text:p>1.09945</text:p>
              </table:table-cell>
              <table:table-cell office:value-type="float" office:value="-0.285929">
                <text:p>-0.285929</text:p>
              </table:table-cell>
              <table:table-cell office:value-type="float" office:value="1.10084">
                <text:p>1.10084</text:p>
              </table:table-cell>
              <table:table-cell office:value-type="float" office:value="-0.32911">
                <text:p>-0.32911</text:p>
              </table:table-cell>
              <table:table-cell office:value-type="float" office:value="1.1029">
                <text:p>1.1029</text:p>
              </table:table-cell>
              <table:table-cell office:value-type="float" office:value="-0.360965">
                <text:p>-0.360965</text:p>
              </table:table-cell>
              <table:table-cell office:value-type="float" office:value="1.10425">
                <text:p>1.10425</text:p>
              </table:table-cell>
              <table:table-cell office:value-type="float" office:value="-0.406097">
                <text:p>-0.406097</text:p>
              </table:table-cell>
              <table:table-cell office:value-type="float" office:value="1.10558">
                <text:p>1.10558</text:p>
              </table:table-cell>
              <table:table-cell office:value-type="float" office:value="-0.434549">
                <text:p>-0.434549</text:p>
              </table:table-cell>
              <table:table-cell office:value-type="float" office:value="1.10689">
                <text:p>1.10689</text:p>
              </table:table-cell>
              <table:table-cell office:value-type="float" office:value="-0.479153">
                <text:p>-0.479153</text:p>
              </table:table-cell>
              <table:table-cell office:value-type="float" office:value="1.10882">
                <text:p>1.10882</text:p>
              </table:table-cell>
              <table:table-cell office:value-type="float" office:value="-0.568438">
                <text:p>-0.568438</text:p>
              </table:table-cell>
              <table:table-cell office:value-type="float" office:value="1.11009">
                <text:p>1.11009</text:p>
              </table:table-cell>
              <table:table-cell office:value-type="float" office:value="-0.621428">
                <text:p>-0.621428</text:p>
              </table:table-cell>
              <table:table-cell office:value-type="float" office:value="1.11134">
                <text:p>1.11134</text:p>
              </table:table-cell>
              <table:table-cell office:value-type="float" office:value="-0.715052">
                <text:p>-0.715052</text:p>
              </table:table-cell>
              <table:table-cell office:value-type="float" office:value="1.11256">
                <text:p>1.11256</text:p>
              </table:table-cell>
              <table:table-cell office:value-type="float" office:value="-0.800215">
                <text:p>-0.8002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0231">
                <text:p>1.10231</text:p>
              </table:table-cell>
              <table:table-cell office:value-type="float" office:value="-0.140348">
                <text:p>-0.140348</text:p>
              </table:table-cell>
              <table:table-cell office:value-type="float" office:value="1.10382">
                <text:p>1.10382</text:p>
              </table:table-cell>
              <table:table-cell office:value-type="float" office:value="-0.147067">
                <text:p>-0.147067</text:p>
              </table:table-cell>
              <table:table-cell office:value-type="float" office:value="1.10531">
                <text:p>1.10531</text:p>
              </table:table-cell>
              <table:table-cell office:value-type="float" office:value="-0.157894">
                <text:p>-0.157894</text:p>
              </table:table-cell>
              <table:table-cell office:value-type="float" office:value="1.10751">
                <text:p>1.10751</text:p>
              </table:table-cell>
              <table:table-cell office:value-type="float" office:value="-0.174229">
                <text:p>-0.174229</text:p>
              </table:table-cell>
              <table:table-cell office:value-type="float" office:value="1.10896">
                <text:p>1.10896</text:p>
              </table:table-cell>
              <table:table-cell office:value-type="float" office:value="-0.191311">
                <text:p>-0.191311</text:p>
              </table:table-cell>
              <table:table-cell office:value-type="float" office:value="1.1104">
                <text:p>1.1104</text:p>
              </table:table-cell>
              <table:table-cell office:value-type="float" office:value="-0.200692">
                <text:p>-0.200692</text:p>
              </table:table-cell>
              <table:table-cell office:value-type="float" office:value="1.11182">
                <text:p>1.11182</text:p>
              </table:table-cell>
              <table:table-cell office:value-type="float" office:value="-0.230067">
                <text:p>-0.230067</text:p>
              </table:table-cell>
              <table:table-cell office:value-type="float" office:value="1.11392">
                <text:p>1.11392</text:p>
              </table:table-cell>
              <table:table-cell office:value-type="float" office:value="-0.246138">
                <text:p>-0.246138</text:p>
              </table:table-cell>
              <table:table-cell office:value-type="float" office:value="1.11529">
                <text:p>1.11529</text:p>
              </table:table-cell>
              <table:table-cell office:value-type="float" office:value="-0.274634">
                <text:p>-0.274634</text:p>
              </table:table-cell>
              <table:table-cell office:value-type="float" office:value="1.11665">
                <text:p>1.11665</text:p>
              </table:table-cell>
              <table:table-cell office:value-type="float" office:value="-0.287755">
                <text:p>-0.287755</text:p>
              </table:table-cell>
              <table:table-cell office:value-type="float" office:value="1.11799">
                <text:p>1.11799</text:p>
              </table:table-cell>
              <table:table-cell office:value-type="float" office:value="-0.312035">
                <text:p>-0.312035</text:p>
              </table:table-cell>
              <table:table-cell office:value-type="float" office:value="1.11997">
                <text:p>1.11997</text:p>
              </table:table-cell>
              <table:table-cell office:value-type="float" office:value="-0.362861">
                <text:p>-0.362861</text:p>
              </table:table-cell>
              <table:table-cell office:value-type="float" office:value="1.12126">
                <text:p>1.12126</text:p>
              </table:table-cell>
              <table:table-cell office:value-type="float" office:value="-0.384455">
                <text:p>-0.384455</text:p>
              </table:table-cell>
              <table:table-cell office:value-type="float" office:value="1.12253">
                <text:p>1.12253</text:p>
              </table:table-cell>
              <table:table-cell office:value-type="float" office:value="-0.441736">
                <text:p>-0.441736</text:p>
              </table:table-cell>
              <table:table-cell office:value-type="float" office:value="1.12378">
                <text:p>1.12378</text:p>
              </table:table-cell>
              <table:table-cell office:value-type="float" office:value="-0.480207">
                <text:p>-0.4802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1309">
                <text:p>1.11309</text:p>
              </table:table-cell>
              <table:table-cell office:value-type="float" office:value="-0.104867">
                <text:p>-0.104867</text:p>
              </table:table-cell>
              <table:table-cell office:value-type="float" office:value="1.11463">
                <text:p>1.11463</text:p>
              </table:table-cell>
              <table:table-cell office:value-type="float" office:value="-0.108933">
                <text:p>-0.108933</text:p>
              </table:table-cell>
              <table:table-cell office:value-type="float" office:value="1.11615">
                <text:p>1.11615</text:p>
              </table:table-cell>
              <table:table-cell office:value-type="float" office:value="-0.116003">
                <text:p>-0.116003</text:p>
              </table:table-cell>
              <table:table-cell office:value-type="float" office:value="1.1184">
                <text:p>1.1184</text:p>
              </table:table-cell>
              <table:table-cell office:value-type="float" office:value="-0.126281">
                <text:p>-0.126281</text:p>
              </table:table-cell>
              <table:table-cell office:value-type="float" office:value="1.11988">
                <text:p>1.11988</text:p>
              </table:table-cell>
              <table:table-cell office:value-type="float" office:value="-0.13756">
                <text:p>-0.13756</text:p>
              </table:table-cell>
              <table:table-cell office:value-type="float" office:value="1.12134">
                <text:p>1.12134</text:p>
              </table:table-cell>
              <table:table-cell office:value-type="float" office:value="-0.14264">
                <text:p>-0.14264</text:p>
              </table:table-cell>
              <table:table-cell office:value-type="float" office:value="1.12279">
                <text:p>1.12279</text:p>
              </table:table-cell>
              <table:table-cell office:value-type="float" office:value="-0.162656">
                <text:p>-0.162656</text:p>
              </table:table-cell>
              <table:table-cell office:value-type="float" office:value="1.12494">
                <text:p>1.12494</text:p>
              </table:table-cell>
              <table:table-cell office:value-type="float" office:value="-0.170432">
                <text:p>-0.170432</text:p>
              </table:table-cell>
              <table:table-cell office:value-type="float" office:value="1.12634">
                <text:p>1.12634</text:p>
              </table:table-cell>
              <table:table-cell office:value-type="float" office:value="-0.188557">
                <text:p>-0.188557</text:p>
              </table:table-cell>
              <table:table-cell office:value-type="float" office:value="1.12773">
                <text:p>1.12773</text:p>
              </table:table-cell>
              <table:table-cell office:value-type="float" office:value="-0.194254">
                <text:p>-0.194254</text:p>
              </table:table-cell>
              <table:table-cell office:value-type="float" office:value="1.1291">
                <text:p>1.1291</text:p>
              </table:table-cell>
              <table:table-cell office:value-type="float" office:value="-0.207686">
                <text:p>-0.207686</text:p>
              </table:table-cell>
              <table:table-cell office:value-type="float" office:value="1.13111">
                <text:p>1.13111</text:p>
              </table:table-cell>
              <table:table-cell office:value-type="float" office:value="-0.237127">
                <text:p>-0.237127</text:p>
              </table:table-cell>
              <table:table-cell office:value-type="float" office:value="1.13243">
                <text:p>1.13243</text:p>
              </table:table-cell>
              <table:table-cell office:value-type="float" office:value="-0.24547">
                <text:p>-0.24547</text:p>
              </table:table-cell>
              <table:table-cell office:value-type="float" office:value="1.13373">
                <text:p>1.13373</text:p>
              </table:table-cell>
              <table:table-cell office:value-type="float" office:value="-0.280434">
                <text:p>-0.280434</text:p>
              </table:table-cell>
              <table:table-cell office:value-type="float" office:value="1.13501">
                <text:p>1.13501</text:p>
              </table:table-cell>
              <table:table-cell office:value-type="float" office:value="-0.298189">
                <text:p>-0.2981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2387">
                <text:p>1.12387</text:p>
              </table:table-cell>
              <table:table-cell office:value-type="float" office:value="-0.0787762">
                <text:p>-0.0787762</text:p>
              </table:table-cell>
              <table:table-cell office:value-type="float" office:value="1.12543">
                <text:p>1.12543</text:p>
              </table:table-cell>
              <table:table-cell office:value-type="float" office:value="-0.0811709">
                <text:p>-0.0811709</text:p>
              </table:table-cell>
              <table:table-cell office:value-type="float" office:value="1.12699">
                <text:p>1.12699</text:p>
              </table:table-cell>
              <table:table-cell office:value-type="float" office:value="-0.0857745">
                <text:p>-0.0857745</text:p>
              </table:table-cell>
              <table:table-cell office:value-type="float" office:value="1.12928">
                <text:p>1.12928</text:p>
              </table:table-cell>
              <table:table-cell office:value-type="float" office:value="-0.0921968">
                <text:p>-0.0921968</text:p>
              </table:table-cell>
              <table:table-cell office:value-type="float" office:value="1.13079">
                <text:p>1.13079</text:p>
              </table:table-cell>
              <table:table-cell office:value-type="float" office:value="-0.0996513">
                <text:p>-0.0996513</text:p>
              </table:table-cell>
              <table:table-cell office:value-type="float" office:value="1.13229">
                <text:p>1.13229</text:p>
              </table:table-cell>
              <table:table-cell office:value-type="float" office:value="-0.102257">
                <text:p>-0.102257</text:p>
              </table:table-cell>
              <table:table-cell office:value-type="float" office:value="1.13377">
                <text:p>1.13377</text:p>
              </table:table-cell>
              <table:table-cell office:value-type="float" office:value="-0.115892">
                <text:p>-0.115892</text:p>
              </table:table-cell>
              <table:table-cell office:value-type="float" office:value="1.13595">
                <text:p>1.13595</text:p>
              </table:table-cell>
              <table:table-cell office:value-type="float" office:value="-0.119226">
                <text:p>-0.119226</text:p>
              </table:table-cell>
              <table:table-cell office:value-type="float" office:value="1.13739">
                <text:p>1.13739</text:p>
              </table:table-cell>
              <table:table-cell office:value-type="float" office:value="-0.130763">
                <text:p>-0.130763</text:p>
              </table:table-cell>
              <table:table-cell office:value-type="float" office:value="1.13881">
                <text:p>1.13881</text:p>
              </table:table-cell>
              <table:table-cell office:value-type="float" office:value="-0.132779">
                <text:p>-0.132779</text:p>
              </table:table-cell>
              <table:table-cell office:value-type="float" office:value="1.1402">
                <text:p>1.1402</text:p>
              </table:table-cell>
              <table:table-cell office:value-type="float" office:value="-0.140163">
                <text:p>-0.140163</text:p>
              </table:table-cell>
              <table:table-cell office:value-type="float" office:value="1.14226">
                <text:p>1.14226</text:p>
              </table:table-cell>
              <table:table-cell office:value-type="float" office:value="-0.157242">
                <text:p>-0.157242</text:p>
              </table:table-cell>
              <table:table-cell office:value-type="float" office:value="1.14361">
                <text:p>1.14361</text:p>
              </table:table-cell>
              <table:table-cell office:value-type="float" office:value="-0.159731">
                <text:p>-0.159731</text:p>
              </table:table-cell>
              <table:table-cell office:value-type="float" office:value="1.14493">
                <text:p>1.14493</text:p>
              </table:table-cell>
              <table:table-cell office:value-type="float" office:value="-0.180985">
                <text:p>-0.180985</text:p>
              </table:table-cell>
              <table:table-cell office:value-type="float" office:value="1.14623">
                <text:p>1.14623</text:p>
              </table:table-cell>
              <table:table-cell office:value-type="float" office:value="-0.188899">
                <text:p>-0.1888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